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Calibri" svg:font-family="Calibri"/>
    <style:font-face style:name="Arial" svg:font-family="Arial"/>
    <style:font-face style:name="Segoe UI" svg:font-family="&quot;Segoe UI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14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CFF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14"/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385C57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32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0032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0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fo:background-color="#92D05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fo:background-color="#FF0000"/>
    </style:style>
    <style:style style:name="ce29" style:family="table-cell" style:parent-style-name="Default" style:data-style-name="N0">
      <style:table-cell-properties fo:border="thin solid #000000" fo:background-color="#FFFF00"/>
    </style:style>
    <style:style style:name="ce30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FFC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fo:background-color="#92D05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FFFFFF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0031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0031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39A9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00324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39A9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39A9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00324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start" fo:margin-left="0cm"/>
      <style:text-properties fo:font-size="22pt" style:font-size-asian="22pt" style:font-size-complex="22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11.32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9.763125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9.445625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11.4829166666667cm"/>
    </style:style>
    <style:style style:name="co15" style:family="table-column">
      <style:table-column-properties fo:break-before="auto" style:column-width="2.91041666666667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4.41854166666667cm"/>
    </style:style>
    <style:style style:name="co21" style:family="table-column">
      <style:table-column-properties fo:break-before="auto" style:column-width="7.91104166666667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4.94770833333333cm"/>
    </style:style>
    <style:style style:name="co25" style:family="table-column">
      <style:table-column-properties fo:break-before="auto" style:column-width="17.7535416666667cm"/>
    </style:style>
    <style:style style:name="co26" style:family="table-column">
      <style:table-column-properties fo:break-before="auto" style:column-width="10.107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6.9pt" style:use-optimal-row-height="false" fo:break-before="auto"/>
    </style:style>
    <style:style style:name="ro8" style:family="table-row">
      <style:table-row-properties style:row-height="59.25pt" style:use-optimal-row-height="false" fo:break-before="auto"/>
    </style:style>
    <style:style style:name="ro9" style:family="table-row">
      <style:table-row-properties style:row-height="13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0">
      <style:table-cell-properties fo:border="thin solid #000000" style:vertical-align="middle" fo:wrap-option="wrap"/>
      <style:map style:condition="of:cell-content()&gt;1.05" style:apply-style-name="cf3"/>
    </style:style>
    <style:style style:name="ce65" style:family="table-cell" style:parent-style-name="Default" style:data-style-name="N14">
      <style:table-cell-properties fo:border="thin solid #000000" style:vertical-align="middle" fo:wrap-option="wrap"/>
      <style:map style:condition="of:cell-content()&gt;1.05" style:apply-style-name="cf3"/>
    </style:style>
    <style:style style:name="ce66" style:family="table-cell" style:parent-style-name="Default" style:data-style-name="N0">
      <style:table-cell-properties fo:border="thin solid #000000" style:vertical-align="middle" fo:wrap-option="wrap"/>
      <style:map style:condition="of:cell-content()&gt;1.1" style:apply-style-name="cf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16373" table:default-cell-style-name="ce1"/>
        <table:table-row table:style-name="ro1">
          <table:table-cell office:value-type="string" table:number-columns-spanned="11" table:number-rows-spanned="1" table:style-name="ce7">
            <text:p>ASPECTOS IMPORTANTES PARA INDICADORE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2">
            <text:p>Agrupador</text:p>
          </table:table-cell>
          <table:table-cell office:value-type="string" table:style-name="ce2">
            <text:p>Indicador</text:p>
          </table:table-cell>
          <table:table-cell office:value-type="string" table:style-name="ce2">
            <text:p>Mes</text:p>
          </table:table-cell>
          <table:table-cell office:value-type="string" table:style-name="ce3">
            <text:p>Minimo baja</text:p>
          </table:table-cell>
          <table:table-cell office:value-type="string" table:style-name="ce3">
            <text:p>Máximo baja</text:p>
          </table:table-cell>
          <table:table-cell office:value-type="string" table:style-name="ce3">
            <text:p>Minimo vulnerable</text:p>
          </table:table-cell>
          <table:table-cell office:value-type="string" table:style-name="ce3">
            <text:p>Máximo vulnerable</text:p>
          </table:table-cell>
          <table:table-cell office:value-type="string" table:style-name="ce3">
            <text:p>Minimo Buena</text:p>
          </table:table-cell>
          <table:table-cell office:value-type="string" table:style-name="ce3">
            <text:p>Maximo buena</text:p>
          </table:table-cell>
          <table:table-cell office:value-type="string" table:style-name="ce3">
            <text:p>Superior al</text:p>
          </table:table-cell>
          <table:table-cell office:value-type="string" table:style-name="ce2">
            <text:p>Observación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9. Formación Continua Especializada</text:p>
          </table:table-cell>
          <table:table-cell office:value-type="string" table:style-name="ce4">
            <text:p>Formación Continua Especializada FCE</text:p>
          </table:table-cell>
          <table:table-cell office:value-type="string" table:style-name="ce4">
            <text:p>Agosto</text:p>
          </table:table-cell>
          <table:table-cell office:value-type="string" table:style-name="ce64">
            <text:p>Aplica desde agost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agost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9. Formación Continua Especializada</text:p>
          </table:table-cell>
          <table:table-cell office:value-type="string" table:style-name="ce4">
            <text:p>Formación Especializada Economía CampeSENA</text:p>
          </table:table-cell>
          <table:table-cell office:value-type="string" table:style-name="ce4">
            <text:p>Agosto</text:p>
          </table:table-cell>
          <table:table-cell office:value-type="string" table:style-name="ce64">
            <text:p>Aplica desde agost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agost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9. Formación Continua Especializada</text:p>
          </table:table-cell>
          <table:table-cell office:value-type="string" table:style-name="ce4">
            <text:p>Formación Especializada Economía Popular</text:p>
          </table:table-cell>
          <table:table-cell office:value-type="string" table:style-name="ce4">
            <text:p>Agosto</text:p>
          </table:table-cell>
          <table:table-cell office:value-type="string" table:style-name="ce64">
            <text:p>Aplica desde agost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agost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4. Fondo Emprender</text:p>
          </table:table-cell>
          <table:table-cell office:value-type="string" table:style-name="ce4">
            <text:p>Iniciativas empresariales financiadas con recursos del Fondo Emprender</text:p>
          </table:table-cell>
          <table:table-cell office:value-type="string" table:style-name="ce4">
            <text:p>Juni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4. Fondo Emprender</text:p>
          </table:table-cell>
          <table:table-cell office:value-type="string" table:style-name="ce4">
            <text:p>Empleos potenciales directos Fondo Emprender</text:p>
          </table:table-cell>
          <table:table-cell office:value-type="string" table:style-name="ce4">
            <text:p>Juni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4. Fondo Emprender</text:p>
          </table:table-cell>
          <table:table-cell office:value-type="string" table:style-name="ce4">
            <text:p>Empresas Creadas en Full <text:s/>popular a través del Fondo Emprender</text:p>
          </table:table-cell>
          <table:table-cell office:value-type="string" table:style-name="ce4">
            <text:p>Juli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4. Fondo Emprender</text:p>
          </table:table-cell>
          <table:table-cell office:value-type="string" table:style-name="ce4">
            <text:p>Empleos potenciales directos de full popular a través del Fondo Emprender</text:p>
          </table:table-cell>
          <table:table-cell office:value-type="string" table:style-name="ce4">
            <text:p>Juni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7. Certificaciones</text:p>
          </table:table-cell>
          <table:table-cell office:value-type="string" table:style-name="ce4">
            <text:p>ARTICULACION CON LA MEDIA - (Incluidas en Formación laboral)</text:p>
          </table:table-cell>
          <table:table-cell office:value-type="string" table:style-name="ce4">
            <text:p>Juni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. CampeSENA Emprendimiento</text:p>
          </table:table-cell>
          <table:table-cell office:value-type="string" table:style-name="ce4">
            <text:p>Unidades productivas creadas para la estrategia CampeSENA</text:p>
          </table:table-cell>
          <table:table-cell office:value-type="string" table:style-name="ce5">
            <text:p>Junio</text:p>
          </table:table-cell>
          <table:table-cell office:value-type="string" table:style-name="ce64">
            <text:p>Aplica desde juni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. CampeSENA Emprendimiento</text:p>
          </table:table-cell>
          <table:table-cell office:value-type="string" table:style-name="ce4">
            <text:p>Proyectos productivos formulados para la estrategia CampeSENA</text:p>
          </table:table-cell>
          <table:table-cell office:value-type="string" table:style-name="ce5">
            <text:p>Junio</text:p>
          </table:table-cell>
          <table:table-cell office:value-type="string" table:style-name="ce64">
            <text:p>Aplica desde Juni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ni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5. Promoción y Relaciones Corporativas</text:p>
          </table:table-cell>
          <table:table-cell office:value-type="string" table:style-name="ce4">
            <text:p>Movilidad Internacional (Entrante y saliente)</text:p>
          </table:table-cell>
          <table:table-cell office:value-type="string" table:style-name="ce4">
            <text:p>Mayo</text:p>
          </table:table-cell>
          <table:table-cell table:style-name="ce64"/>
          <table:table-cell table:style-name="ce65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may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5. Promoción y Relaciones Corporativas</text:p>
          </table:table-cell>
          <table:table-cell office:value-type="string" table:style-name="ce4">
            <text:p>Personas formadas y entrenadas en el marco de alianzas con cooperantes internacionales</text:p>
          </table:table-cell>
          <table:table-cell office:value-type="string" table:style-name="ce4">
            <text:p>May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may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7. Certificaciones</text:p>
          </table:table-cell>
          <table:table-cell office:value-type="string" table:style-name="ce4">
            <text:p>CampeSENA (Incluidas en Formación Profesional Integral)</text:p>
          </table:table-cell>
          <table:table-cell office:value-type="string" table:style-name="ce5">
            <text:p>May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may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7. Certificaciones</text:p>
          </table:table-cell>
          <table:table-cell office:value-type="string" table:style-name="ce4">
            <text:p>Full <text:s/>Popular (Incluidas en Formación Profesional Integral)</text:p>
          </table:table-cell>
          <table:table-cell office:value-type="string" table:style-name="ce5">
            <text:p>Mayo</text:p>
          </table:table-cell>
          <table:table-cell table:style-name="ce64"/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may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. CampeSENA Emprendimiento</text:p>
          </table:table-cell>
          <table:table-cell office:value-type="string" table:style-name="ce4">
            <text:p>Unidades productivas fortalecidas para la estrategia CampeSENA</text:p>
          </table:table-cell>
          <table:table-cell office:value-type="string" table:style-name="ce5">
            <text:p>Mayo</text:p>
          </table:table-cell>
          <table:table-cell office:value-type="string" table:style-name="ce64">
            <text:p>Aplica desde may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mayo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. CampeSENA Emprendimiento</text:p>
          </table:table-cell>
          <table:table-cell office:value-type="string" table:style-name="ce4">
            <text:p>Proyectos productivos beneficiados para la estrategia CampeSENA</text:p>
          </table:table-cell>
          <table:table-cell office:value-type="string" table:style-name="ce5">
            <text:p>Octubre</text:p>
          </table:table-cell>
          <table:table-cell office:value-type="string" table:style-name="ce64">
            <text:p>Aplica desde octubre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octubre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6. Contrato de Aprendizaje</text:p>
          </table:table-cell>
          <table:table-cell office:value-type="string" table:style-name="ce4">
            <text:p>Aprendices Con Contrato De Aprendizaje - NO SENA</text:p>
          </table:table-cell>
          <table:table-cell table:style-name="ce4"/>
          <table:table-cell table:style-name="ce65"/>
          <table:table-cell table:style-name="ce65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No aplica semáforo porque depende de tercero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8. Sistema Nacional de Formación para el trabajo - Certificación de Competencias Laborales</text:p>
          </table:table-cell>
          <table:table-cell office:value-type="string" table:style-name="ce4">
            <text:p>No. Instrumentos de evaluación construidos</text:p>
          </table:table-cell>
          <table:table-cell office:value-type="string" table:style-name="ce4">
            <text:p>Julio</text:p>
          </table:table-cell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Aplica desde julio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8. Sistema Nacional de Formación para el trabajo - Certificación de Competencias Laborales</text:p>
          </table:table-cell>
          <table:table-cell office:value-type="string" table:style-name="ce4">
            <text:p>Estándares para el desempeño laboral elaborados y/o actualizados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8. Sistema Nacional de Formación para el trabajo - Certificación de Competencias Laborales</text:p>
          </table:table-cell>
          <table:table-cell office:value-type="string" table:style-name="ce4">
            <text:p>Reuniones de consejos ejecutivos realizadas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. Agencia Publica de Empleo</text:p>
          </table:table-cell>
          <table:table-cell office:value-type="string" table:style-name="ce4">
            <text:p>TASA DE COLOCACION (%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Empresas Fortalecidas Poblaciones NARP (Incluidas en Empresas en Fortalecimiento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Empresas Creadas Poblaciones NARP (Incluidas en Empresas creadas a partir del asesoramiento 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Planes de negocios formulados de Full Popular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Número de Campesinos atendidos en el programa de emprendimiento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No. Unidades Productivas Desplazados por la Violencia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Cupos autorizados FIC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TECNOLOGOS FIC (Cupos incluidos en meta regular Tecnólogos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OPERARIOS FIC (Cupos incluidos en meta regular Operarios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TECNICO LABORAL FIC (Cupos incluidos en meta regular Técnico Laboral)</text:p>
          </table:table-cell>
          <table:table-cell table:style-name="ce4"/>
          <table:table-cell office:value-type="string" table:style-name="ce64">
            <text:p>No existe semáforo</text:p>
          </table:table-cell>
          <table:table-cell table:style-name="ce64"/>
          <table:table-cell table:number-columns-repeated="2" table:style-name="ce4"/>
          <table:table-cell table:style-name="ce64"/>
          <table:table-cell table:style-name="ce64"/>
          <table:table-cell table:style-name="ce64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FORMACION TITULADA FIC (Cupos incluidos en meta regular Formación Titulada)</text:p>
          </table:table-cell>
          <table:table-cell table:style-name="ce4"/>
          <table:table-cell office:value-type="string" table:style-name="ce66">
            <text:p>No existe semáforo</text:p>
          </table:table-cell>
          <table:table-cell table:style-name="ce66"/>
          <table:table-cell table:number-columns-repeated="2" table:style-name="ce4"/>
          <table:table-cell table:style-name="ce66"/>
          <table:table-cell table:style-name="ce66"/>
          <table:table-cell table:style-name="ce66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FORMACION COMPLEMENTARIA FIC (Cupos incluidos en meta regular Formación Complementaria)</text:p>
          </table:table-cell>
          <table:table-cell table:style-name="ce4"/>
          <table:table-cell office:value-type="string" table:style-name="ce66">
            <text:p>No existe semáforo</text:p>
          </table:table-cell>
          <table:table-cell table:style-name="ce66"/>
          <table:table-cell table:number-columns-repeated="2" table:style-name="ce4"/>
          <table:table-cell table:style-name="ce66"/>
          <table:table-cell table:style-name="ce66"/>
          <table:table-cell table:style-name="ce66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TOTAL FORMACION PROFESIONAL INTEGRAL FIC (Cupos incluidos en meta regular Formación Profesional Integral)</text:p>
          </table:table-cell>
          <table:table-cell table:style-name="ce4"/>
          <table:table-cell office:value-type="string" table:style-name="ce66">
            <text:p>No existe semáforo</text:p>
          </table:table-cell>
          <table:table-cell table:style-name="ce66"/>
          <table:table-cell table:number-columns-repeated="2" table:style-name="ce4"/>
          <table:table-cell table:style-name="ce66"/>
          <table:table-cell table:style-name="ce66"/>
          <table:table-cell table:style-name="ce66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Poblaciones vulnerables</text:p>
          </table:table-cell>
          <table:table-cell table:style-name="ce4"/>
          <table:table-cell table:style-name="ce66"/>
          <table:table-cell table:style-name="ce66"/>
          <table:table-cell table:number-columns-repeated="2" table:style-name="ce4"/>
          <table:table-cell table:style-name="ce66"/>
          <table:table-cell table:style-name="ce66"/>
          <table:table-cell table:style-name="ce66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style-name="ro2">
          <table:table-cell table:style-name="ce4"/>
          <table:table-cell office:value-type="string" table:style-name="ce4">
            <text:p>Retención</text:p>
          </table:table-cell>
          <table:table-cell table:style-name="ce4"/>
          <table:table-cell table:style-name="ce66"/>
          <table:table-cell table:style-name="ce66"/>
          <table:table-cell table:number-columns-repeated="2" table:style-name="ce4"/>
          <table:table-cell table:style-name="ce66"/>
          <table:table-cell table:style-name="ce66"/>
          <table:table-cell table:style-name="ce66"/>
          <table:table-cell office:value-type="string" table:style-name="ce4">
            <text:p>Este indicador no presenta semáforo</text:p>
          </table:table-cell>
          <table:table-cell table:number-columns-repeated="16373"/>
        </table:table-row>
        <table:table-row table:number-rows-repeated="1048539" table:style-name="ro5">
          <table:table-cell table:number-columns-repeated="16384"/>
        </table:table-row>
      </table:table>
      <table:table table:name="semafor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6" table:default-cell-style-name="ce1"/>
        <table:table-column table:style-name="co11" table:default-cell-style-name="ce1"/>
        <table:table-column table:style-name="co7" table:number-columns-repeated="16374" table:default-cell-style-name="ce1"/>
        <table:table-row table:style-name="ro3">
          <table:table-cell office:value-type="string" table:style-name="ce8">
            <text:p>agrupador</text:p>
          </table:table-cell>
          <table:table-cell office:value-type="string" table:style-name="ce8">
            <text:p>nombre_de_indicador</text:p>
          </table:table-cell>
          <table:table-cell office:value-type="string" table:style-name="ce8">
            <text:p>mes</text:p>
          </table:table-cell>
          <table:table-cell office:value-type="string" table:style-name="ce8">
            <text:p>min_baja</text:p>
          </table:table-cell>
          <table:table-cell office:value-type="string" table:style-name="ce8">
            <text:p>max_baja</text:p>
          </table:table-cell>
          <table:table-cell office:value-type="string" table:style-name="ce8">
            <text:p>min_vulnerable</text:p>
          </table:table-cell>
          <table:table-cell office:value-type="string" table:style-name="ce8">
            <text:p>max_vulnerable</text:p>
          </table:table-cell>
          <table:table-cell office:value-type="string" table:style-name="ce8">
            <text:p>min_buena</text:p>
          </table:table-cell>
          <table:table-cell office:value-type="string" table:style-name="ce8">
            <text:p>max_buena</text:p>
          </table:table-cell>
          <table:table-cell office:value-type="string" table:style-name="ce8">
            <text:p>sobreejecucion_superior_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ecnólogos Regular - Presencial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ecnólogos Regular - Virtual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ecnólogos Regular - A Distanci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ecnólogos CampeSEN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ecnólogos Full Pop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SubTotal Tecnólogos ( E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EDUCACION SUPERIOR (=E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Operarios Reg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Operarios CampeSEN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Operarios Full Pop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SubTotal Operarios (B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Auxiliares Reg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Auxiliares CampeSEN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Auxiliares Full Pop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SubTotal Auxiliares (A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écnico Laboral Regular - Presencial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écnico Laboral Regular - Virtual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écnico Laboral CampeSEN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écnico Laboral Full Pop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écnico Laboral Articulación con la Medi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95989999999999998" table:style-name="ce1">
            <text:p>0,9599</text:p>
          </table:table-cell>
          <table:table-cell office:value-type="float" office:value="0.96" table:style-name="ce1">
            <text:p>0,96</text:p>
          </table:table-cell>
          <table:table-cell office:value-type="float" office:value="0.97989999999999999" table:style-name="ce1">
            <text:p>0,9799</text:p>
          </table:table-cell>
          <table:table-cell office:value-type="float" office:value="0.98" table:style-name="ce1">
            <text:p>0,9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SubTotal Técnico Laboral (C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Profundización Técnica (T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ÓN LABORAL (D=A+B+C+T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ON TITULADA (F = D+E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Formación Complementaria - Virtual <text:s/>(Sin Bilingüismo) (G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Formación Complementaria - Presencial (Sin Bilingüismo) (H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Programa de Bilingüismo - Virtual (I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Programa de Bilingüismo - Presencial (J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SubTotal Programa de Bilinguïsmo (K = I + J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Formación Complementaria CampeSENA (L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Formación Complementaria Full Popular (M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ON COMPLEMENTARIA (N = G+H+K+L+M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ON PROFESIONAL INTEGRAL (O=N+F)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8990000000000005" table:style-name="ce1">
            <text:p>0,7899</text:p>
          </table:table-cell>
          <table:table-cell office:value-type="float" office:value="0.79" table:style-name="ce1">
            <text:p>0,79</text:p>
          </table:table-cell>
          <table:table-cell office:value-type="float" office:value="0.84989999999999999" table:style-name="ce1">
            <text:p>0,8499</text:p>
          </table:table-cell>
          <table:table-cell office:value-type="float" office:value="0.85" table:style-name="ce1">
            <text:p>0,85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ón Profesional CampeSEN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ón Profesional Full Popula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. Formación Profesional Integral</text:p>
          </table:table-cell>
          <table:table-cell office:value-type="string" table:style-name="ce1">
            <text:p>Total Formación Profesional Integral - Virtual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8990000000000005" table:style-name="ce1">
            <text:p>0,7899</text:p>
          </table:table-cell>
          <table:table-cell office:value-type="float" office:value="0.79" table:style-name="ce1">
            <text:p>0,79</text:p>
          </table:table-cell>
          <table:table-cell office:value-type="float" office:value="0.84989999999999999" table:style-name="ce1">
            <text:p>0,8499</text:p>
          </table:table-cell>
          <table:table-cell office:value-type="float" office:value="0.85" table:style-name="ce1">
            <text:p>0,85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INSCRIT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0429999999999999" table:style-name="ce1">
            <text:p>0,4043</text:p>
          </table:table-cell>
          <table:table-cell office:value-type="float" office:value="0.40439999999999998" table:style-name="ce1">
            <text:p>0,4044</text:p>
          </table:table-cell>
          <table:table-cell office:value-type="float" office:value="0.80879999999999996" table:style-name="ce1">
            <text:p>0,8088</text:p>
          </table:table-cell>
          <table:table-cell office:value-type="float" office:value="0.80889999999999995" table:style-name="ce1">
            <text:p>0,80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VACANT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269999999999999" table:style-name="ce1">
            <text:p>0,3927</text:p>
          </table:table-cell>
          <table:table-cell office:value-type="float" office:value="0.39279999999999998" table:style-name="ce1">
            <text:p>0,3928</text:p>
          </table:table-cell>
          <table:table-cell office:value-type="float" office:value="0.78549999999999998" table:style-name="ce1">
            <text:p>0,7855</text:p>
          </table:table-cell>
          <table:table-cell office:value-type="float" office:value="0.78559999999999997" table:style-name="ce1">
            <text:p>0,78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COLOCACIONES EGRESADOS 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489999999999997" table:style-name="ce1">
            <text:p>0,3949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78979999999999995" table:style-name="ce1">
            <text:p>0,7898</text:p>
          </table:table-cell>
          <table:table-cell office:value-type="float" office:value="0.78990000000000005" table:style-name="ce1">
            <text:p>0,7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COLOCACIONES NO 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1670000000000001" table:style-name="ce1">
            <text:p>0,4167</text:p>
          </table:table-cell>
          <table:table-cell office:value-type="float" office:value="0.4168" table:style-name="ce1">
            <text:p>0,4168</text:p>
          </table:table-cell>
          <table:table-cell office:value-type="float" office:value="0.83360000000000001" table:style-name="ce1">
            <text:p>0,8336</text:p>
          </table:table-cell>
          <table:table-cell office:value-type="float" office:value="0.8337" table:style-name="ce1">
            <text:p>0,83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TOTAL COLOCACION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0400000000000003" table:style-name="ce1">
            <text:p>0,404</text:p>
          </table:table-cell>
          <table:table-cell office:value-type="float" office:value="0.40410000000000001" table:style-name="ce1">
            <text:p>0,4041</text:p>
          </table:table-cell>
          <table:table-cell office:value-type="float" office:value="0.80810000000000004" table:style-name="ce1">
            <text:p>0,8081</text:p>
          </table:table-cell>
          <table:table-cell office:value-type="float" office:value="0.80820000000000003" table:style-name="ce1">
            <text:p>0,8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ORIENTADOS DESEMPLE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1560000000000002" table:style-name="ce1">
            <text:p>0,4156</text:p>
          </table:table-cell>
          <table:table-cell office:value-type="float" office:value="0.41570000000000001" table:style-name="ce1">
            <text:p>0,4157</text:p>
          </table:table-cell>
          <table:table-cell office:value-type="float" office:value="0.83130000000000004" table:style-name="ce1">
            <text:p>0,8313</text:p>
          </table:table-cell>
          <table:table-cell office:value-type="float" office:value="0.83140000000000003" table:style-name="ce1">
            <text:p>0,83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ORIENTADOS DESPLAZ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75990000000000002" table:style-name="ce1">
            <text:p>0,7599</text:p>
          </table:table-cell>
          <table:table-cell office:value-type="float" office:value="0.76" table:style-name="ce1">
            <text:p>0,76</text:p>
          </table:table-cell>
          <table:table-cell office:value-type="float" office:value="0.86990000000000001" table:style-name="ce1">
            <text:p>0,8699</text:p>
          </table:table-cell>
          <table:table-cell office:value-type="float" office:value="0.87" table:style-name="ce1">
            <text:p>0,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2. Agencia Publica de Empleo</text:p>
          </table:table-cell>
          <table:table-cell office:value-type="string" table:style-name="ce1">
            <text:p>TOTAL ORIENT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0739999999999998" table:style-name="ce1">
            <text:p>0,4074</text:p>
          </table:table-cell>
          <table:table-cell office:value-type="float" office:value="0.40749999999999997" table:style-name="ce1">
            <text:p>0,4075</text:p>
          </table:table-cell>
          <table:table-cell office:value-type="float" office:value="0.81489999999999996" table:style-name="ce1">
            <text:p>0,8149</text:p>
          </table:table-cell>
          <table:table-cell office:value-type="float" office:value="0.81499999999999995" table:style-name="ce1">
            <text:p>0,8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Empresas en fortalecimiento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Empleos en Fortalecimiento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Emprendedores orient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Planes de Negocio Formul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Número de Personas de Full Popular atendidos en el Programa de Emprendimiento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Número de Campesinos atendidos en el Programa de Emprendimiento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. Emprendimiento y fortalecimiento</text:p>
          </table:table-cell>
          <table:table-cell office:value-type="string" table:style-name="ce1">
            <text:p>Emprendimientos asesorado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4. Fondo Emprender</text:p>
          </table:table-cell>
          <table:table-cell office:value-type="string" table:style-name="ce1">
            <text:p>Iniciativas empresariales financiadas con recursos del Fondo Emprender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989999999999998" table:style-name="ce1">
            <text:p>0,3999</text:p>
          </table:table-cell>
          <table:table-cell office:value-type="float" office:value="0.4" table:style-name="ce1">
            <text:p>0,4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4. Fondo Emprender</text:p>
          </table:table-cell>
          <table:table-cell office:value-type="string" table:style-name="ce1">
            <text:p>Empleos potenciales directos Fondo Emprender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989999999999998" table:style-name="ce1">
            <text:p>0,3999</text:p>
          </table:table-cell>
          <table:table-cell office:value-type="float" office:value="0.4" table:style-name="ce1">
            <text:p>0,4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4. Fondo Emprender</text:p>
          </table:table-cell>
          <table:table-cell office:value-type="string" table:style-name="ce1">
            <text:p>Empresas Creadas en Full <text:s/>popular a través del Fondo Emprender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989999999999998" table:style-name="ce1">
            <text:p>0,3999</text:p>
          </table:table-cell>
          <table:table-cell office:value-type="float" office:value="0.4" table:style-name="ce1">
            <text:p>0,4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4. Fondo Emprender</text:p>
          </table:table-cell>
          <table:table-cell office:value-type="string" table:style-name="ce1">
            <text:p>Empleos potenciales directos de full popular a través del Fondo Emprender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9989999999999998" table:style-name="ce1">
            <text:p>0,3999</text:p>
          </table:table-cell>
          <table:table-cell office:value-type="float" office:value="0.4" table:style-name="ce1">
            <text:p>0,4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5. Promoción y Relaciones Corporativas</text:p>
          </table:table-cell>
          <table:table-cell office:value-type="string" table:style-name="ce1">
            <text:p>Alianzas estratégicas, convenios y/o proyectos nacionales e internacionales suscritos y/o fortalecidos por el 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59989999999999999" table:style-name="ce1">
            <text:p>0,5999</text:p>
          </table:table-cell>
          <table:table-cell office:value-type="float" office:value="0.6" table:style-name="ce1">
            <text:p>0,6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5. Promoción y Relaciones Corporativas</text:p>
          </table:table-cell>
          <table:table-cell office:value-type="string" table:style-name="ce1">
            <text:p>Movilidad Internacional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6990000000000001" table:style-name="ce1">
            <text:p>0,3699</text:p>
          </table:table-cell>
          <table:table-cell office:value-type="float" office:value="0.37" table:style-name="ce1">
            <text:p>0,37</text:p>
          </table:table-cell>
          <table:table-cell office:value-type="float" office:value="0.51990000000000003" table:style-name="ce1">
            <text:p>0,5199</text:p>
          </table:table-cell>
          <table:table-cell office:value-type="float" office:value="0.52" table:style-name="ce1">
            <text:p>0,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5. Promoción y Relaciones Corporativas</text:p>
          </table:table-cell>
          <table:table-cell office:value-type="string" table:style-name="ce1">
            <text:p>Personas formadas y entrenadas en el marco de alianzas con cooperantes internacional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37090000000000001" table:style-name="ce1">
            <text:p>0,3709</text:p>
          </table:table-cell>
          <table:table-cell office:value-type="float" office:value="0.371" table:style-name="ce1">
            <text:p>0,371</text:p>
          </table:table-cell>
          <table:table-cell office:value-type="float" office:value="0.52090000000000003" table:style-name="ce1">
            <text:p>0,5209</text:p>
          </table:table-cell>
          <table:table-cell office:value-type="float" office:value="0.52100000000000002" table:style-name="ce1">
            <text:p>0,5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Contrato de Aprendizaje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0.99990000000000001" table:style-name="ce1">
            <text:p>0,9999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Contrato de Aprendizaje Voluntario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71289999999999998" table:style-name="ce1">
            <text:p>0,7129</text:p>
          </table:table-cell>
          <table:table-cell office:value-type="float" office:value="0.71299999999999997" table:style-name="ce1">
            <text:p>0,713</text:p>
          </table:table-cell>
          <table:table-cell office:value-type="float" office:value="0.78390000000000004" table:style-name="ce1">
            <text:p>0,7839</text:p>
          </table:table-cell>
          <table:table-cell office:value-type="float" office:value="0.78400000000000003" table:style-name="ce1">
            <text:p>0,7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Número de Empresas con Cuotas Regulada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79990000000000006" table:style-name="ce1">
            <text:p>0,7999</text:p>
          </table:table-cell>
          <table:table-cell office:value-type="float" office:value="0.8" table:style-name="ce1">
            <text:p>0,8</text:p>
          </table:table-cell>
          <table:table-cell office:value-type="float" office:value="0.89990000000000003" table:style-name="ce1">
            <text:p>0,8999</text:p>
          </table:table-cell>
          <table:table-cell office:value-type="float" office:value="0.9" table:style-name="ce1">
            <text:p>0,9</text:p>
          </table:table-cell>
          <table:table-cell office:value-type="float" office:value="0.99990000000000001" table:style-name="ce1">
            <text:p>0,9999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Número de Empresas con Cuota Voluntari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7409" table:style-name="ce1">
            <text:p>0,7409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81189999999999996" table:style-name="ce1">
            <text:p>0,8119</text:p>
          </table:table-cell>
          <table:table-cell office:value-type="float" office:value="0.81200000000000006" table:style-name="ce1">
            <text:p>0,8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Total Aprendices Con Contrato De Aprendizaj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6. Contrato de Aprendizaje</text:p>
          </table:table-cell>
          <table:table-cell office:value-type="string" table:style-name="ce1">
            <text:p>Aprendices Con Contrato De Aprendizaje Voluntari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Certificación Técnico laboral y otros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39989999999999998" table:style-name="ce1">
            <text:p>0,3999</text:p>
          </table:table-cell>
          <table:table-cell office:value-type="float" office:value="0.4" table:style-name="ce1">
            <text:p>0,4</text:p>
          </table:table-cell>
          <table:table-cell office:value-type="float" office:value="0.45989999999999998" table:style-name="ce1">
            <text:p>0,4599</text:p>
          </table:table-cell>
          <table:table-cell office:value-type="float" office:value="0.46" table:style-name="ce1">
            <text:p>0,46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Certificación Educación Superior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Total certificación <text:s/>formación titulad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57989999999999997" table:style-name="ce1">
            <text:p>0,579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64990000000000003" table:style-name="ce1">
            <text:p>0,6499</text:p>
          </table:table-cell>
          <table:table-cell office:value-type="float" office:value="0.65" table:style-name="ce1">
            <text:p>0,65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Certificación Formación Complementari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74990000000000001" table:style-name="ce1">
            <text:p>0,7499</text:p>
          </table:table-cell>
          <table:table-cell office:value-type="float" office:value="0.75" table:style-name="ce1">
            <text:p>0,75</text:p>
          </table:table-cell>
          <table:table-cell office:value-type="float" office:value="0.82989999999999997" table:style-name="ce1">
            <text:p>0,8299</text:p>
          </table:table-cell>
          <table:table-cell office:value-type="float" office:value="0.83" table:style-name="ce1">
            <text:p>0,83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Total Certificaciones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.66990000000000005" table:style-name="ce1">
            <text:p>0,6699</text:p>
          </table:table-cell>
          <table:table-cell office:value-type="float" office:value="0.67" table:style-name="ce1">
            <text:p>0,67</text:p>
          </table:table-cell>
          <table:table-cell office:value-type="float" office:value="0.7399" table:style-name="ce1">
            <text:p>0,7399</text:p>
          </table:table-cell>
          <table:table-cell office:value-type="float" office:value="0.74" table:style-name="ce1">
            <text:p>0,74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7. Certificaciones</text:p>
          </table:table-cell>
          <table:table-cell office:value-type="string" table:style-name="ce1">
            <text:p>Certificaciones expedidas programa de Articulación con la Media</text:p>
          </table:table-cell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1.9900000000000001E-2" table:style-name="ce1">
            <text:p>0,0199</text:p>
          </table:table-cell>
          <table:table-cell office:value-type="float" office:value="0.02" table:style-name="ce1">
            <text:p>0,02</text:p>
          </table:table-cell>
          <table:table-cell office:value-type="float" office:value="4.99E-2" table:style-name="ce1">
            <text:p>0,0499</text:p>
          </table:table-cell>
          <table:table-cell office:value-type="float" office:value="0.05" table:style-name="ce1">
            <text:p>0,05</text:p>
          </table:table-cell>
          <table:table-cell office:value-type="float" office:value="1.0059" table:style-name="ce1">
            <text:p>1,0059</text:p>
          </table:table-cell>
          <table:table-cell office:value-type="float" office:value="1.0059" table:style-name="ce1">
            <text:p>1,005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Número en Evaluaciones en Competencias Laboral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Personas Evaluadas en Competencias <text:s/>Laboral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Número de Certificaciones expedidas en Competencias Laboral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Personas Certificadas en Competencias Laborales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Certificaciones de comptenecias laborales expedidas para la estrategia campe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8. SNFT-ECCL</text:p>
          </table:table-cell>
          <table:table-cell office:value-type="string" table:style-name="ce1">
            <text:p>Certificaciones de comptenecias laborales expedidas para Economía Popular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,6199</text:p>
          </table:table-cell>
          <table:table-cell office:value-type="float" office:value="0.62" table:style-name="ce1">
            <text:p>0,62</text:p>
          </table:table-cell>
          <table:table-cell office:value-type="float" office:value="0.68989999999999996" table:style-name="ce1">
            <text:p>0,6899</text:p>
          </table:table-cell>
          <table:table-cell office:value-type="float" office:value="0.69" table:style-name="ce1">
            <text:p>0,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. CampeSENA Emprendimiento</text:p>
          </table:table-cell>
          <table:table-cell office:value-type="string" table:style-name="ce1">
            <text:p>Unidades productivas creadas para la estrategia Campe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49990000000000001" table:style-name="ce1">
            <text:p>0,4999</text:p>
          </table:table-cell>
          <table:table-cell office:value-type="float" office:value="0.5" table:style-name="ce1">
            <text:p>0,5</text:p>
          </table:table-cell>
          <table:table-cell office:value-type="float" office:value="0.59989999999999999" table:style-name="ce1">
            <text:p>0,5999</text:p>
          </table:table-cell>
          <table:table-cell office:value-type="float" office:value="0.6" table:style-name="ce1">
            <text:p>0,6</text:p>
          </table:table-cell>
          <table:table-cell office:value-type="float" office:value="0.99990000000000001" table:style-name="ce1">
            <text:p>0,9999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11. CampeSENA Emprendimiento</text:p>
          </table:table-cell>
          <table:table-cell office:value-type="string" table:style-name="ce1">
            <text:p>Unidades productivas fortalecidas con formación para la estrategia CampeSENA</text:p>
          </table:table-cell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.59989999999999999" table:style-name="ce1">
            <text:p>0,5999</text:p>
          </table:table-cell>
          <table:table-cell office:value-type="float" office:value="0.6" table:style-name="ce1">
            <text:p>0,6</text:p>
          </table:table-cell>
          <table:table-cell office:value-type="float" office:value="0.69989999999999997" table:style-name="ce1">
            <text:p>0,6999</text:p>
          </table:table-cell>
          <table:table-cell office:value-type="float" office:value="0.7" table:style-name="ce1">
            <text:p>0,7</text:p>
          </table:table-cell>
          <table:table-cell office:value-type="float" office:value="0.99990000000000001" table:style-name="ce1">
            <text:p>0,9999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497" table:style-name="ro6">
          <table:table-cell table:number-columns-repeated="16384"/>
        </table:table-row>
      </table:table>
      <table:table table:name="nacional_seguimiento_metas_form" table:style-name="ta1"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16381" table:default-cell-style-name="ce1"/>
        <table:table-row table:style-name="ro3">
          <table:table-cell office:value-type="string" table:style-name="ce8">
            <text:p>Metas Formación Profesional Integral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o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ecnólogos Regular - Presencial</text:p>
          </table:table-cell>
          <table:table-cell office:value-type="float" office:value="277973" table:style-name="ce1">
            <text:p>277973</text:p>
          </table:table-cell>
          <table:table-cell office:value-type="float" office:value="246323" table:style-name="ce1">
            <text:p>246323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ecnólogos Regular - Virtual</text:p>
          </table:table-cell>
          <table:table-cell office:value-type="float" office:value="165919" table:style-name="ce1">
            <text:p>165919</text:p>
          </table:table-cell>
          <table:table-cell office:value-type="float" office:value="166326" table:style-name="ce1">
            <text:p>166326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ecnólogos Regular - A Distancia</text:p>
          </table:table-cell>
          <table:table-cell office:value-type="float" office:value="14650" table:style-name="ce1">
            <text:p>14650</text:p>
          </table:table-cell>
          <table:table-cell office:value-type="float" office:value="7848" table:style-name="ce1">
            <text:p>7848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ecnólogos CampeSENA</text:p>
          </table:table-cell>
          <table:table-cell office:value-type="float" office:value="2399" table:style-name="ce1">
            <text:p>2399</text:p>
          </table:table-cell>
          <table:table-cell office:value-type="float" office:value="2650" table:style-name="ce1">
            <text:p>265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ecnólogos Full Popular</text:p>
          </table:table-cell>
          <table:table-cell office:value-type="float" office:value="678" table:style-name="ce1">
            <text:p>678</text:p>
          </table:table-cell>
          <table:table-cell office:value-type="float" office:value="641" table:style-name="ce1">
            <text:p>641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SubTotal Tecnólogos ( E)</text:p>
          </table:table-cell>
          <table:table-cell office:value-type="float" office:value="461619" table:style-name="ce8">
            <text:p>461619</text:p>
          </table:table-cell>
          <table:table-cell office:value-type="float" office:value="423788" table:style-name="ce8">
            <text:p>423788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EDUCACION SUPERIOR (=E)</text:p>
          </table:table-cell>
          <table:table-cell office:value-type="float" office:value="461619" table:style-name="ce8">
            <text:p>461619</text:p>
          </table:table-cell>
          <table:table-cell office:value-type="float" office:value="423788" table:style-name="ce8">
            <text:p>423788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Operarios Regular</text:p>
          </table:table-cell>
          <table:table-cell office:value-type="float" office:value="18889" table:style-name="ce1">
            <text:p>18889</text:p>
          </table:table-cell>
          <table:table-cell office:value-type="float" office:value="14971" table:style-name="ce1">
            <text:p>1497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Operarios CampeSENA</text:p>
          </table:table-cell>
          <table:table-cell office:value-type="float" office:value="1920" table:style-name="ce1">
            <text:p>1920</text:p>
          </table:table-cell>
          <table:table-cell office:value-type="float" office:value="2340" table:style-name="ce1">
            <text:p>234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Operarios Full Popular</text:p>
          </table:table-cell>
          <table:table-cell office:value-type="float" office:value="1504" table:style-name="ce1">
            <text:p>1504</text:p>
          </table:table-cell>
          <table:table-cell office:value-type="float" office:value="1823" table:style-name="ce1">
            <text:p>1823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SubTotal Operarios (B)</text:p>
          </table:table-cell>
          <table:table-cell office:value-type="float" office:value="22313" table:style-name="ce8">
            <text:p>22313</text:p>
          </table:table-cell>
          <table:table-cell office:value-type="float" office:value="19134" table:style-name="ce8">
            <text:p>19134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Auxiliares Regular</text:p>
          </table:table-cell>
          <table:table-cell office:value-type="float" office:value="7067" table:style-name="ce1">
            <text:p>7067</text:p>
          </table:table-cell>
          <table:table-cell office:value-type="float" office:value="4599" table:style-name="ce1">
            <text:p>4599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Auxiliares CampeSENA</text:p>
          </table:table-cell>
          <table:table-cell office:value-type="float" office:value="945" table:style-name="ce1">
            <text:p>945</text:p>
          </table:table-cell>
          <table:table-cell office:value-type="float" office:value="848" table:style-name="ce1">
            <text:p>848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Auxiliares Full Popular</text:p>
          </table:table-cell>
          <table:table-cell office:value-type="float" office:value="1091" table:style-name="ce1">
            <text:p>1091</text:p>
          </table:table-cell>
          <table:table-cell office:value-type="float" office:value="913" table:style-name="ce1">
            <text:p>913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SubTotal Auxiliares (A)</text:p>
          </table:table-cell>
          <table:table-cell office:value-type="float" office:value="9103" table:style-name="ce8">
            <text:p>9103</text:p>
          </table:table-cell>
          <table:table-cell office:value-type="float" office:value="6360" table:style-name="ce8">
            <text:p>636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écnico Laboral Regular - Presencial</text:p>
          </table:table-cell>
          <table:table-cell office:value-type="float" office:value="260961" table:style-name="ce1">
            <text:p>260961</text:p>
          </table:table-cell>
          <table:table-cell office:value-type="float" office:value="221679" table:style-name="ce1">
            <text:p>221679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écnico Laboral Regular - Virtual</text:p>
          </table:table-cell>
          <table:table-cell office:value-type="float" office:value="57855" table:style-name="ce1">
            <text:p>57855</text:p>
          </table:table-cell>
          <table:table-cell office:value-type="float" office:value="52027" table:style-name="ce1">
            <text:p>52027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écnico Laboral CampeSENA</text:p>
          </table:table-cell>
          <table:table-cell office:value-type="float" office:value="24795" table:style-name="ce1">
            <text:p>24795</text:p>
          </table:table-cell>
          <table:table-cell office:value-type="float" office:value="24856" table:style-name="ce1">
            <text:p>24856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écnico Laboral Full Popular</text:p>
          </table:table-cell>
          <table:table-cell office:value-type="float" office:value="3881" table:style-name="ce1">
            <text:p>3881</text:p>
          </table:table-cell>
          <table:table-cell office:value-type="float" office:value="4537" table:style-name="ce1">
            <text:p>4537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écnico Laboral Articulación con la Media</text:p>
          </table:table-cell>
          <table:table-cell office:value-type="float" office:value="475067" table:style-name="ce1">
            <text:p>475067</text:p>
          </table:table-cell>
          <table:table-cell office:value-type="float" office:value="477553" table:style-name="ce1">
            <text:p>477553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SubTotal Técnico Laboral (C)</text:p>
          </table:table-cell>
          <table:table-cell office:value-type="float" office:value="822559" table:style-name="ce8">
            <text:p>822559</text:p>
          </table:table-cell>
          <table:table-cell office:value-type="float" office:value="780652" table:style-name="ce8">
            <text:p>78065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rofundización Técnica (T)</text:p>
          </table:table-cell>
          <table:table-cell office:value-type="float" office:value="1320" table:style-name="ce1">
            <text:p>1320</text:p>
          </table:table-cell>
          <table:table-cell office:value-type="float" office:value="826" table:style-name="ce1">
            <text:p>826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OTAL FORMACIÓN LABORAL (D=A+B+C+T)</text:p>
          </table:table-cell>
          <table:table-cell office:value-type="float" office:value="855295" table:style-name="ce8">
            <text:p>855295</text:p>
          </table:table-cell>
          <table:table-cell office:value-type="float" office:value="806972" table:style-name="ce8">
            <text:p>806972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OTAL FORMACION TITULADA (F = D+E)</text:p>
          </table:table-cell>
          <table:table-cell office:value-type="float" office:value="1316914" table:style-name="ce8">
            <text:p>1316914</text:p>
          </table:table-cell>
          <table:table-cell office:value-type="float" office:value="1230760" table:style-name="ce8">
            <text:p>123076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ormación Complementaria - Virtual <text:s/>(Sin Bilingüismo) (G)</text:p>
          </table:table-cell>
          <table:table-cell office:value-type="float" office:value="2420160" table:style-name="ce1">
            <text:p>2420160</text:p>
          </table:table-cell>
          <table:table-cell office:value-type="float" office:value="1667522" table:style-name="ce1">
            <text:p>166752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ormación Complementaria - Presencial (Sin Bilingüismo) (H)</text:p>
          </table:table-cell>
          <table:table-cell office:value-type="float" office:value="2864984" table:style-name="ce1">
            <text:p>2864984</text:p>
          </table:table-cell>
          <table:table-cell office:value-type="float" office:value="2285812" table:style-name="ce1">
            <text:p>228581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rograma de Bilingüismo - Virtual (I)</text:p>
          </table:table-cell>
          <table:table-cell office:value-type="float" office:value="917760" table:style-name="ce1">
            <text:p>917760</text:p>
          </table:table-cell>
          <table:table-cell office:value-type="float" office:value="671661" table:style-name="ce1">
            <text:p>67166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rograma de Bilingüismo - Presencial (J)</text:p>
          </table:table-cell>
          <table:table-cell office:value-type="float" office:value="111822" table:style-name="ce1">
            <text:p>111822</text:p>
          </table:table-cell>
          <table:table-cell office:value-type="float" office:value="96247" table:style-name="ce1">
            <text:p>96247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SubTotal Programa de Bilinguïsmo (K = I + J)</text:p>
          </table:table-cell>
          <table:table-cell office:value-type="float" office:value="1029582" table:style-name="ce8">
            <text:p>1029582</text:p>
          </table:table-cell>
          <table:table-cell office:value-type="float" office:value="767908" table:style-name="ce8">
            <text:p>767908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ormación Complementaria CampeSENA (L)</text:p>
          </table:table-cell>
          <table:table-cell office:value-type="float" office:value="619134" table:style-name="ce1">
            <text:p>619134</text:p>
          </table:table-cell>
          <table:table-cell office:value-type="float" office:value="559024" table:style-name="ce1">
            <text:p>559024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ormación Complementaria Full Popular (M)</text:p>
          </table:table-cell>
          <table:table-cell office:value-type="float" office:value="94200" table:style-name="ce1">
            <text:p>94200</text:p>
          </table:table-cell>
          <table:table-cell office:value-type="float" office:value="120795" table:style-name="ce1">
            <text:p>120795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OTAL FORMACION COMPLEMENTARIA (N = G+H+K+L+M)</text:p>
          </table:table-cell>
          <table:table-cell office:value-type="float" office:value="7028060" table:style-name="ce8">
            <text:p>7028060</text:p>
          </table:table-cell>
          <table:table-cell office:value-type="float" office:value="5401061" table:style-name="ce8">
            <text:p>5401061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OTAL FORMACION PROFESIONAL INTEGRAL (O=N+F)</text:p>
          </table:table-cell>
          <table:table-cell office:value-type="float" office:value="8344974" table:style-name="ce8">
            <text:p>8344974</text:p>
          </table:table-cell>
          <table:table-cell office:value-type="float" office:value="6631821" table:style-name="ce8">
            <text:p>6631821</text:p>
          </table:table-cell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  <table:table table:name="profesional_integral_x_programa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74" table:default-cell-style-name="ce1"/>
        <table:table-column table:style-name="co7" table:number-columns-repeated="3" table:default-cell-style-name="ce1"/>
        <table:table-row table:style-name="ro3">
          <table:table-cell office:value-type="string" table:style-name="ce9">
            <text:p>nivel_formacion</text:p>
          </table:table-cell>
          <table:table-cell office:value-type="string" table:style-name="ce9">
            <text:p>regular_meta</text:p>
          </table:table-cell>
          <table:table-cell office:value-type="string" table:style-name="ce9">
            <text:p>regular_ejecucion</text:p>
          </table:table-cell>
          <table:table-cell office:value-type="string" table:style-name="ce9">
            <text:p>campesena_meta</text:p>
          </table:table-cell>
          <table:table-cell office:value-type="string" table:style-name="ce9">
            <text:p>campesena_ejecucion</text:p>
          </table:table-cell>
          <table:table-cell office:value-type="string" table:style-name="ce9">
            <text:p>full_popular_meta</text:p>
          </table:table-cell>
          <table:table-cell office:value-type="string" table:style-name="ce9">
            <text:p>full_popular_ejecucion</text:p>
          </table:table-cell>
          <table:table-cell office:value-type="string" table:style-name="ce9">
            <text:p>total_meta_formacion_profesional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AUXILIAR</text:p>
          </table:table-cell>
          <table:table-cell office:value-type="float" office:value="7067" table:style-name="ce10">
            <text:p>7067</text:p>
          </table:table-cell>
          <table:table-cell office:value-type="float" office:value="4599" table:style-name="ce10">
            <text:p>4599</text:p>
          </table:table-cell>
          <table:table-cell office:value-type="float" office:value="945" table:style-name="ce10">
            <text:p>945</text:p>
          </table:table-cell>
          <table:table-cell office:value-type="float" office:value="848" table:style-name="ce10">
            <text:p>848</text:p>
          </table:table-cell>
          <table:table-cell office:value-type="float" office:value="1091" table:style-name="ce10">
            <text:p>1091</text:p>
          </table:table-cell>
          <table:table-cell office:value-type="float" office:value="913" table:style-name="ce10">
            <text:p>913</text:p>
          </table:table-cell>
          <table:table-cell office:value-type="float" office:value="9103" table:style-name="ce10">
            <text:p>9103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OPERARIO</text:p>
          </table:table-cell>
          <table:table-cell office:value-type="float" office:value="18889" table:style-name="ce10">
            <text:p>18889</text:p>
          </table:table-cell>
          <table:table-cell office:value-type="float" office:value="14971" table:style-name="ce10">
            <text:p>14971</text:p>
          </table:table-cell>
          <table:table-cell office:value-type="float" office:value="1920" table:style-name="ce10">
            <text:p>1920</text:p>
          </table:table-cell>
          <table:table-cell office:value-type="float" office:value="2340" table:style-name="ce10">
            <text:p>2340</text:p>
          </table:table-cell>
          <table:table-cell office:value-type="float" office:value="1504" table:style-name="ce10">
            <text:p>1504</text:p>
          </table:table-cell>
          <table:table-cell office:value-type="float" office:value="1823" table:style-name="ce10">
            <text:p>1823</text:p>
          </table:table-cell>
          <table:table-cell office:value-type="float" office:value="22313" table:style-name="ce10">
            <text:p>22313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PROFUNDIZACIÓN TÉCNICA</text:p>
          </table:table-cell>
          <table:table-cell office:value-type="float" office:value="1320" table:style-name="ce10">
            <text:p>1320</text:p>
          </table:table-cell>
          <table:table-cell office:value-type="float" office:value="826" table:style-name="ce10">
            <text:p>826</text:p>
          </table:table-cell>
          <table:table-cell table:number-columns-repeated="4" table:style-name="ce10"/>
          <table:table-cell office:value-type="float" office:value="1320" table:style-name="ce10">
            <text:p>1320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ARTICULACIÓN CON LA MEDIA TECNICA</text:p>
          </table:table-cell>
          <table:table-cell office:value-type="float" office:value="475067" table:style-name="ce10">
            <text:p>475067</text:p>
          </table:table-cell>
          <table:table-cell office:value-type="float" office:value="477553" table:style-name="ce10">
            <text:p>477553</text:p>
          </table:table-cell>
          <table:table-cell table:number-columns-repeated="4" table:style-name="ce10"/>
          <table:table-cell office:value-type="float" office:value="475067" table:style-name="ce10">
            <text:p>475067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TÉCNICO</text:p>
          </table:table-cell>
          <table:table-cell office:value-type="float" office:value="318816" table:style-name="ce10">
            <text:p>318816</text:p>
          </table:table-cell>
          <table:table-cell office:value-type="float" office:value="273706" table:style-name="ce10">
            <text:p>273706</text:p>
          </table:table-cell>
          <table:table-cell office:value-type="float" office:value="24795" table:style-name="ce10">
            <text:p>24795</text:p>
          </table:table-cell>
          <table:table-cell office:value-type="float" office:value="24856" table:style-name="ce10">
            <text:p>24856</text:p>
          </table:table-cell>
          <table:table-cell office:value-type="float" office:value="3881" table:style-name="ce10">
            <text:p>3881</text:p>
          </table:table-cell>
          <table:table-cell office:value-type="float" office:value="4537" table:style-name="ce10">
            <text:p>4537</text:p>
          </table:table-cell>
          <table:table-cell office:value-type="float" office:value="347492" table:style-name="ce10">
            <text:p>347492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<text:s/>TOTAL FORMACION LABORAL<text:s text:c="2"/></text:p>
          </table:table-cell>
          <table:table-cell office:value-type="float" office:value="821159" table:style-name="ce9">
            <text:p>821159</text:p>
          </table:table-cell>
          <table:table-cell office:value-type="float" office:value="771655" table:style-name="ce9">
            <text:p>771655</text:p>
          </table:table-cell>
          <table:table-cell office:value-type="float" office:value="27660" table:style-name="ce9">
            <text:p>27660</text:p>
          </table:table-cell>
          <table:table-cell office:value-type="float" office:value="28044" table:style-name="ce9">
            <text:p>28044</text:p>
          </table:table-cell>
          <table:table-cell office:value-type="float" office:value="6476" table:style-name="ce9">
            <text:p>6476</text:p>
          </table:table-cell>
          <table:table-cell office:value-type="float" office:value="7273" table:style-name="ce9">
            <text:p>7273</text:p>
          </table:table-cell>
          <table:table-cell office:value-type="float" office:value="855295" table:style-name="ce9">
            <text:p>855295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TECNÓLOGO</text:p>
          </table:table-cell>
          <table:table-cell office:value-type="float" office:value="458542" table:style-name="ce10">
            <text:p>458542</text:p>
          </table:table-cell>
          <table:table-cell office:value-type="float" office:value="420497" table:style-name="ce10">
            <text:p>420497</text:p>
          </table:table-cell>
          <table:table-cell office:value-type="float" office:value="2399" table:style-name="ce10">
            <text:p>2399</text:p>
          </table:table-cell>
          <table:table-cell office:value-type="float" office:value="2650" table:style-name="ce10">
            <text:p>2650</text:p>
          </table:table-cell>
          <table:table-cell office:value-type="float" office:value="678" table:style-name="ce10">
            <text:p>678</text:p>
          </table:table-cell>
          <table:table-cell office:value-type="float" office:value="641" table:style-name="ce10">
            <text:p>641</text:p>
          </table:table-cell>
          <table:table-cell office:value-type="float" office:value="461619" table:style-name="ce10">
            <text:p>461619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<text:s/>TOTAL FORMACION EDUCACION SUPERIOR</text:p>
          </table:table-cell>
          <table:table-cell office:value-type="float" office:value="458542" table:style-name="ce9">
            <text:p>458542</text:p>
          </table:table-cell>
          <table:table-cell office:value-type="float" office:value="420497" table:style-name="ce9">
            <text:p>420497</text:p>
          </table:table-cell>
          <table:table-cell office:value-type="float" office:value="2399" table:style-name="ce9">
            <text:p>2399</text:p>
          </table:table-cell>
          <table:table-cell office:value-type="float" office:value="2650" table:style-name="ce9">
            <text:p>2650</text:p>
          </table:table-cell>
          <table:table-cell office:value-type="float" office:value="678" table:style-name="ce9">
            <text:p>678</text:p>
          </table:table-cell>
          <table:table-cell office:value-type="float" office:value="641" table:style-name="ce9">
            <text:p>641</text:p>
          </table:table-cell>
          <table:table-cell office:value-type="float" office:value="461619" table:style-name="ce9">
            <text:p>461619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<text:s/>TOTAL FORMACION TITULADA</text:p>
          </table:table-cell>
          <table:table-cell office:value-type="float" office:value="1279701" table:style-name="ce9">
            <text:p>1279701</text:p>
          </table:table-cell>
          <table:table-cell office:value-type="float" office:value="1192152" table:style-name="ce9">
            <text:p>1192152</text:p>
          </table:table-cell>
          <table:table-cell office:value-type="float" office:value="30059" table:style-name="ce9">
            <text:p>30059</text:p>
          </table:table-cell>
          <table:table-cell office:value-type="float" office:value="30694" table:style-name="ce9">
            <text:p>30694</text:p>
          </table:table-cell>
          <table:table-cell office:value-type="float" office:value="7154" table:style-name="ce9">
            <text:p>7154</text:p>
          </table:table-cell>
          <table:table-cell office:value-type="float" office:value="7914" table:style-name="ce9">
            <text:p>7914</text:p>
          </table:table-cell>
          <table:table-cell office:value-type="float" office:value="1316914" table:style-name="ce9">
            <text:p>1316914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COMPLEMENTARIA</text:p>
          </table:table-cell>
          <table:table-cell office:value-type="float" office:value="6236696" table:style-name="ce10">
            <text:p>6236696</text:p>
          </table:table-cell>
          <table:table-cell office:value-type="float" office:value="4721242" table:style-name="ce10">
            <text:p>4721242</text:p>
          </table:table-cell>
          <table:table-cell office:value-type="float" office:value="589134" table:style-name="ce10">
            <text:p>589134</text:p>
          </table:table-cell>
          <table:table-cell office:value-type="float" office:value="556584" table:style-name="ce10">
            <text:p>556584</text:p>
          </table:table-cell>
          <table:table-cell office:value-type="float" office:value="89200" table:style-name="ce10">
            <text:p>89200</text:p>
          </table:table-cell>
          <table:table-cell office:value-type="float" office:value="120795" table:style-name="ce10">
            <text:p>120795</text:p>
          </table:table-cell>
          <table:table-cell office:value-type="float" office:value="6915030" table:style-name="ce10">
            <text:p>6915030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Programa de Formación Continua Especializada</text:p>
          </table:table-cell>
          <table:table-cell office:value-type="float" office:value="78030" table:style-name="ce10">
            <text:p>7803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office:value-type="float" office:value="78030" table:style-name="ce10">
            <text:p>78030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Estrategia Formación Continua Especial Campesina (En el marco de FEEC)</text:p>
          </table:table-cell>
          <table:table-cell table:number-columns-repeated="2" table:style-name="ce10"/>
          <table:table-cell office:value-type="float" office:value="30000" table:style-name="ce10">
            <text:p>30000</text:p>
          </table:table-cell>
          <table:table-cell office:value-type="float" office:value="2440" table:style-name="ce10">
            <text:p>2440</text:p>
          </table:table-cell>
          <table:table-cell table:number-columns-repeated="2" table:style-name="ce10"/>
          <table:table-cell office:value-type="float" office:value="30000" table:style-name="ce10">
            <text:p>30000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Formación Contina Especial Popular (En el marco de FEP)</text:p>
          </table:table-cell>
          <table:table-cell table:number-columns-repeated="4" table:style-name="ce10"/>
          <table:table-cell office:value-type="float" office:value="5000" table:style-name="ce10">
            <text:p>5000</text:p>
          </table:table-cell>
          <table:table-cell office:value-type="float" office:value="0" table:style-name="ce10">
            <text:p>0</text:p>
          </table:table-cell>
          <table:table-cell office:value-type="float" office:value="5000" table:style-name="ce10">
            <text:p>5000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TOTAL <text:s/>FORMACION COMPLEMENTARIA</text:p>
          </table:table-cell>
          <table:table-cell office:value-type="float" office:value="6314726" table:style-name="ce9">
            <text:p>6314726</text:p>
          </table:table-cell>
          <table:table-cell office:value-type="float" office:value="4721242" table:style-name="ce9">
            <text:p>4721242</text:p>
          </table:table-cell>
          <table:table-cell office:value-type="float" office:value="619134" table:style-name="ce9">
            <text:p>619134</text:p>
          </table:table-cell>
          <table:table-cell office:value-type="float" office:value="559024" table:style-name="ce9">
            <text:p>559024</text:p>
          </table:table-cell>
          <table:table-cell office:value-type="float" office:value="94200" table:style-name="ce9">
            <text:p>94200</text:p>
          </table:table-cell>
          <table:table-cell office:value-type="float" office:value="120795" table:style-name="ce9">
            <text:p>120795</text:p>
          </table:table-cell>
          <table:table-cell office:value-type="float" office:value="7028060" table:style-name="ce9">
            <text:p>7028060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TOTAL FORMACIÓN PROFESIONAL INTEGRAL</text:p>
          </table:table-cell>
          <table:table-cell office:value-type="float" office:value="7594427" table:style-name="ce9">
            <text:p>7594427</text:p>
          </table:table-cell>
          <table:table-cell office:value-type="float" office:value="5913394" table:style-name="ce9">
            <text:p>5913394</text:p>
          </table:table-cell>
          <table:table-cell office:value-type="float" office:value="649193" table:style-name="ce9">
            <text:p>649193</text:p>
          </table:table-cell>
          <table:table-cell office:value-type="float" office:value="589718" table:style-name="ce9">
            <text:p>589718</text:p>
          </table:table-cell>
          <table:table-cell office:value-type="float" office:value="101354" table:style-name="ce9">
            <text:p>101354</text:p>
          </table:table-cell>
          <table:table-cell office:value-type="float" office:value="128709" table:style-name="ce9">
            <text:p>128709</text:p>
          </table:table-cell>
          <table:table-cell office:value-type="float" office:value="8344974" table:style-name="ce9">
            <text:p>8344974</text:p>
          </table:table-cell>
          <table:table-cell table:number-columns-repeated="16376"/>
        </table:table-row>
        <table:table-row table:number-rows-repeated="1048560" table:style-name="ro5">
          <table:table-cell table:number-columns-repeated="16384"/>
        </table:table-row>
      </table:table>
      <table:table table:name="nacional_seguimiento_relevantes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80" table:default-cell-style-name="ce1"/>
        <table:table-column table:style-name="co7" table:default-cell-style-name="ce1"/>
        <table:table-row table:style-name="ro3">
          <table:table-cell office:value-type="string" table:style-name="ce8">
            <text:p>Metas Programas Relevantes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on</text:p>
          </table:table-cell>
          <table:table-cell office:value-type="string" table:style-name="ce8">
            <text:p>tipo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otal Formación Profesional CampeSENA</text:p>
          </table:table-cell>
          <table:table-cell office:value-type="float" office:value="649193" table:style-name="ce1">
            <text:p>649193</text:p>
          </table:table-cell>
          <table:table-cell office:value-type="float" office:value="589718" table:style-name="ce1">
            <text:p>589718</text:p>
          </table:table-cell>
          <table:table-cell office:value-type="string" table:style-name="ce1">
            <text:p>Programa relevante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otal Formación Profesional Full Popular</text:p>
          </table:table-cell>
          <table:table-cell office:value-type="float" office:value="101354" table:style-name="ce1">
            <text:p>101354</text:p>
          </table:table-cell>
          <table:table-cell office:value-type="float" office:value="128709" table:style-name="ce1">
            <text:p>128709</text:p>
          </table:table-cell>
          <table:table-cell office:value-type="string" table:style-name="ce1">
            <text:p>Programa relevante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otal Formación Profesional Integral - Virtual</text:p>
          </table:table-cell>
          <table:table-cell office:value-type="float" office:value="3561344" table:style-name="ce1">
            <text:p>3561344</text:p>
          </table:table-cell>
          <table:table-cell office:value-type="float" office:value="2557536" table:style-name="ce1">
            <text:p>2557536</text:p>
          </table:table-cell>
          <table:table-cell office:value-type="string" table:style-name="ce1">
            <text:p>Programa relevante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ecnólogos Primer Curso</text:p>
          </table:table-cell>
          <table:table-cell office:value-type="float" office:value="200000" table:style-name="ce1">
            <text:p>200000</text:p>
          </table:table-cell>
          <table:table-cell office:value-type="float" office:value="126645" table:style-name="ce1">
            <text:p>126645</text:p>
          </table:table-cell>
          <table:table-cell office:value-type="string" table:style-name="ce1">
            <text:p>Primer curso</text:p>
          </table:table-cell>
          <table:table-cell table:number-columns-repeated="16380"/>
        </table:table-row>
        <table:table-row table:number-rows-repeated="1048571" table:style-name="ro5">
          <table:table-cell table:number-columns-repeated="16384"/>
        </table:table-row>
      </table:table>
      <table:table table:name="nacional_seguimiento_otras_meta" table:style-name="ta1">
        <table:table-column table:style-name="co25" table:default-cell-style-name="ce1"/>
        <table:table-column table:style-name="co3" table:number-columns-repeated="12" table:default-cell-style-name="ce1"/>
        <table:table-column table:style-name="co26" table:default-cell-style-name="ce1"/>
        <table:table-column table:style-name="co3" table:number-columns-repeated="2" table:default-cell-style-name="ce1"/>
        <table:table-column table:style-name="co7" table:number-columns-repeated="16368" table:default-cell-style-name="ce1"/>
        <table:table-row table:style-name="ro3">
          <table:table-cell office:value-type="string" table:style-name="ce8">
            <text:p>RETENCIÓN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FORMACIÓN LABORAL <text:s/>- Presencial</text:p>
          </table:table-cell>
          <table:table-cell office:value-type="percentage" office:value="0.89180000000000004" table:style-name="ce11">
            <text:p>89,18%</text:p>
          </table:table-cell>
          <table:table-cell office:value-type="percentage" office:value="0.92730000000000001" table:style-name="ce11">
            <text:p>92,73%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FORMACIÓN LABORAL <text:s/>- Virtual</text:p>
          </table:table-cell>
          <table:table-cell office:value-type="percentage" office:value="0.78959999999999997" table:style-name="ce11">
            <text:p>78,96%</text:p>
          </table:table-cell>
          <table:table-cell office:value-type="percentage" office:value="0.81689999999999996" table:style-name="ce11">
            <text:p>81,69%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OTAL FORMACIÓN LABORAL</text:p>
          </table:table-cell>
          <table:table-cell office:value-type="percentage" office:value="0.85050000000000003" table:style-name="ce11">
            <text:p>85,05%</text:p>
          </table:table-cell>
          <table:table-cell office:value-type="percentage" office:value="0.92020000000000002" table:style-name="ce11">
            <text:p>92,02%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EDUCACION SUPERIOR - <text:s text:c="2"/>Presencial</text:p>
          </table:table-cell>
          <table:table-cell office:value-type="percentage" office:value="0.87419999999999998" table:style-name="ce11">
            <text:p>87,42%</text:p>
          </table:table-cell>
          <table:table-cell office:value-type="percentage" office:value="0.91190000000000004" table:style-name="ce11">
            <text:p>91,19%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EDUCACION SUPERIOR - <text:s/>Virtual</text:p>
          </table:table-cell>
          <table:table-cell office:value-type="percentage" office:value="0.80640000000000001" table:style-name="ce11">
            <text:p>80,64%</text:p>
          </table:table-cell>
          <table:table-cell office:value-type="percentage" office:value="0.81159999999999999" table:style-name="ce11">
            <text:p>81,16%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OTAL EDUCACION SUPERIOR</text:p>
          </table:table-cell>
          <table:table-cell office:value-type="percentage" office:value="0.8458" table:style-name="ce11">
            <text:p>84,58%</text:p>
          </table:table-cell>
          <table:table-cell office:value-type="percentage" office:value="0.87250000000000005" table:style-name="ce11">
            <text:p>87,25%</text:p>
          </table:table-cell>
          <table:table-cell table:number-columns-repeated="10" table:style-name="ce1"/>
          <table:table-cell office:value-type="string" table:style-name="ce1">
            <text:p>RETENCIÓN</text:p>
          </table:table-cell>
          <table:table-cell office:value-type="string" table:style-name="ce1">
            <text:p>META</text:p>
          </table:table-cell>
          <table:table-cell office:value-type="string" table:style-name="ce1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TITULADA -Presencial</text:p>
          </table:table-cell>
          <table:table-cell office:value-type="percentage" office:value="0.88300000000000001" table:style-name="ce11">
            <text:p>88,30%</text:p>
          </table:table-cell>
          <table:table-cell office:value-type="percentage" office:value="0.9234" table:style-name="ce11">
            <text:p>92,34%</text:p>
          </table:table-cell>
          <table:table-cell table:number-columns-repeated="10" table:style-name="ce1"/>
          <table:table-cell office:value-type="string" table:style-name="ce1">
            <text:p>FORMACIÓN LABORAL <text:s/>- Presencial</text:p>
          </table:table-cell>
          <table:table-cell office:value-type="percentage" office:value="0.89180000000000004" table:style-name="ce11">
            <text:p>89,18%</text:p>
          </table:table-cell>
          <table:table-cell office:value-type="percentage" office:value="0.92730000000000001" table:style-name="ce11">
            <text:p>92,73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TITULADA - Virtual</text:p>
          </table:table-cell>
          <table:table-cell office:value-type="percentage" office:value="0.7853" table:style-name="ce11">
            <text:p>78,53%</text:p>
          </table:table-cell>
          <table:table-cell office:value-type="percentage" office:value="0.81279999999999997" table:style-name="ce11">
            <text:p>81,28%</text:p>
          </table:table-cell>
          <table:table-cell table:number-columns-repeated="10" table:style-name="ce1"/>
          <table:table-cell office:value-type="string" table:style-name="ce1">
            <text:p>FORMACIÓN LABORAL <text:s/>- Virtual</text:p>
          </table:table-cell>
          <table:table-cell office:value-type="percentage" office:value="0.78959999999999997" table:style-name="ce11">
            <text:p>78,96%</text:p>
          </table:table-cell>
          <table:table-cell office:value-type="percentage" office:value="0.81689999999999996" table:style-name="ce11">
            <text:p>81,69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TITULADA</text:p>
          </table:table-cell>
          <table:table-cell office:value-type="percentage" office:value="0.84009999999999996" table:style-name="ce11">
            <text:p>84,01%</text:p>
          </table:table-cell>
          <table:table-cell office:value-type="percentage" office:value="0.90380000000000005" table:style-name="ce11">
            <text:p>90,38%</text:p>
          </table:table-cell>
          <table:table-cell table:number-columns-repeated="10" table:style-name="ce1"/>
          <table:table-cell office:value-type="string" table:style-name="ce1">
            <text:p>TOTAL FORMACIÓN LABORAL</text:p>
          </table:table-cell>
          <table:table-cell office:value-type="percentage" office:value="0.85050000000000003" table:style-name="ce11">
            <text:p>85,05%</text:p>
          </table:table-cell>
          <table:table-cell office:value-type="percentage" office:value="0.92020000000000002" table:style-name="ce11">
            <text:p>92,02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OMPLEMENTARIA - Presencial</text:p>
          </table:table-cell>
          <table:table-cell office:value-type="percentage" office:value="0.83479999999999999" table:style-name="ce11">
            <text:p>83,48%</text:p>
          </table:table-cell>
          <table:table-cell office:value-type="percentage" office:value="0.87109999999999999" table:style-name="ce11">
            <text:p>87,11%</text:p>
          </table:table-cell>
          <table:table-cell table:number-columns-repeated="10" table:style-name="ce1"/>
          <table:table-cell office:value-type="string" table:style-name="ce1">
            <text:p>EDUCACION SUPERIOR - <text:s text:c="2"/>Presencial</text:p>
          </table:table-cell>
          <table:table-cell office:value-type="percentage" office:value="0.87419999999999998" table:style-name="ce11">
            <text:p>87,42%</text:p>
          </table:table-cell>
          <table:table-cell office:value-type="percentage" office:value="0.91190000000000004" table:style-name="ce11">
            <text:p>91,19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OMPLEMENTARIA - Virtual</text:p>
          </table:table-cell>
          <table:table-cell office:value-type="percentage" office:value="0.26939999999999997" table:style-name="ce11">
            <text:p>26,94%</text:p>
          </table:table-cell>
          <table:table-cell office:value-type="percentage" office:value="0.3397" table:style-name="ce11">
            <text:p>33,97%</text:p>
          </table:table-cell>
          <table:table-cell table:number-columns-repeated="10" table:style-name="ce1"/>
          <table:table-cell office:value-type="string" table:style-name="ce1">
            <text:p>EDUCACION SUPERIOR - <text:s/>Virtual</text:p>
          </table:table-cell>
          <table:table-cell office:value-type="percentage" office:value="0.80640000000000001" table:style-name="ce11">
            <text:p>80,64%</text:p>
          </table:table-cell>
          <table:table-cell office:value-type="percentage" office:value="0.81159999999999999" table:style-name="ce11">
            <text:p>81,16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COMPLEMENTARIA</text:p>
          </table:table-cell>
          <table:table-cell office:value-type="percentage" office:value="0.55210000000000004" table:style-name="ce11">
            <text:p>55,21%</text:p>
          </table:table-cell>
          <table:table-cell office:value-type="percentage" office:value="0.64090000000000003" table:style-name="ce11">
            <text:p>64,09%</text:p>
          </table:table-cell>
          <table:table-cell table:number-columns-repeated="10" table:style-name="ce1"/>
          <table:table-cell office:value-type="string" table:style-name="ce1">
            <text:p>TOTAL EDUCACION SUPERIOR</text:p>
          </table:table-cell>
          <table:table-cell office:value-type="percentage" office:value="0.8458" table:style-name="ce11">
            <text:p>84,58%</text:p>
          </table:table-cell>
          <table:table-cell office:value-type="percentage" office:value="0.87250000000000005" table:style-name="ce11">
            <text:p>87,25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 - Presencial</text:p>
          </table:table-cell>
          <table:table-cell office:value-type="percentage" office:value="0.8589" table:style-name="ce11">
            <text:p>85,89%</text:p>
          </table:table-cell>
          <table:table-cell office:value-type="percentage" office:value="0.8841" table:style-name="ce11">
            <text:p>88,41%</text:p>
          </table:table-cell>
          <table:table-cell table:number-columns-repeated="10" table:style-name="ce1"/>
          <table:table-cell office:value-type="string" table:style-name="ce1">
            <text:p>TOTAL TITULADA -Presencial</text:p>
          </table:table-cell>
          <table:table-cell office:value-type="percentage" office:value="0.88300000000000001" table:style-name="ce11">
            <text:p>88,30%</text:p>
          </table:table-cell>
          <table:table-cell office:value-type="percentage" office:value="0.9234" table:style-name="ce11">
            <text:p>92,34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 - Virtual</text:p>
          </table:table-cell>
          <table:table-cell office:value-type="percentage" office:value="0.4955" table:style-name="ce11">
            <text:p>49,55%</text:p>
          </table:table-cell>
          <table:table-cell office:value-type="percentage" office:value="0.38009999999999999" table:style-name="ce11">
            <text:p>38,01%</text:p>
          </table:table-cell>
          <table:table-cell table:number-columns-repeated="10" table:style-name="ce1"/>
          <table:table-cell office:value-type="string" table:style-name="ce1">
            <text:p>TOTAL TITULADA - Virtual</text:p>
          </table:table-cell>
          <table:table-cell office:value-type="percentage" office:value="0.7853" table:style-name="ce11">
            <text:p>78,53%</text:p>
          </table:table-cell>
          <table:table-cell office:value-type="percentage" office:value="0.81279999999999997" table:style-name="ce11">
            <text:p>81,28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</text:p>
          </table:table-cell>
          <table:table-cell office:value-type="percentage" office:value="0.67720000000000002" table:style-name="ce11">
            <text:p>67,72%</text:p>
          </table:table-cell>
          <table:table-cell office:value-type="percentage" office:value="0.68969999999999998" table:style-name="ce11">
            <text:p>68,97%</text:p>
          </table:table-cell>
          <table:table-cell table:number-columns-repeated="10" table:style-name="ce1"/>
          <table:table-cell office:value-type="string" table:style-name="ce1">
            <text:p>TOTAL TITULADA</text:p>
          </table:table-cell>
          <table:table-cell office:value-type="percentage" office:value="0.84009999999999996" table:style-name="ce11">
            <text:p>84,01%</text:p>
          </table:table-cell>
          <table:table-cell office:value-type="percentage" office:value="0.90380000000000005" table:style-name="ce11">
            <text:p>90,38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GRAMA DE BILINGÜISMO- presencial</text:p>
          </table:table-cell>
          <table:table-cell office:value-type="percentage" office:value="0.81410000000000005" table:style-name="ce11">
            <text:p>81,41%</text:p>
          </table:table-cell>
          <table:table-cell office:value-type="percentage" office:value="0.76819999999999999" table:style-name="ce11">
            <text:p>76,82%</text:p>
          </table:table-cell>
          <table:table-cell table:number-columns-repeated="10" table:style-name="ce1"/>
          <table:table-cell office:value-type="string" table:style-name="ce1">
            <text:p>COMPLEMENTARIA - Presencial</text:p>
          </table:table-cell>
          <table:table-cell office:value-type="percentage" office:value="0.83479999999999999" table:style-name="ce11">
            <text:p>83,48%</text:p>
          </table:table-cell>
          <table:table-cell office:value-type="percentage" office:value="0.87109999999999999" table:style-name="ce11">
            <text:p>87,11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GRAMA DE BILINGÜISMO- virtual</text:p>
          </table:table-cell>
          <table:table-cell office:value-type="percentage" office:value="0.31780000000000003" table:style-name="ce11">
            <text:p>31,78%</text:p>
          </table:table-cell>
          <table:table-cell office:value-type="percentage" office:value="0.39989999999999998" table:style-name="ce11">
            <text:p>39,99%</text:p>
          </table:table-cell>
          <table:table-cell table:number-columns-repeated="10" table:style-name="ce1"/>
          <table:table-cell office:value-type="string" table:style-name="ce1">
            <text:p>COMPLEMENTARIA - Virtual</text:p>
          </table:table-cell>
          <table:table-cell office:value-type="percentage" office:value="0.26939999999999997" table:style-name="ce11">
            <text:p>26,94%</text:p>
          </table:table-cell>
          <table:table-cell office:value-type="percentage" office:value="0.3397" table:style-name="ce11">
            <text:p>33,97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GRAMA DE BILINGÜISMO</text:p>
          </table:table-cell>
          <table:table-cell office:value-type="percentage" office:value="0.52669999999999995" table:style-name="ce11">
            <text:p>52,67%</text:p>
          </table:table-cell>
          <table:table-cell office:value-type="percentage" office:value="0.44600000000000001" table:style-name="ce11">
            <text:p>44,60%</text:p>
          </table:table-cell>
          <table:table-cell table:number-columns-repeated="10" table:style-name="ce1"/>
          <table:table-cell office:value-type="string" table:style-name="ce1">
            <text:p>TOTAL COMPLEMENTARIA</text:p>
          </table:table-cell>
          <table:table-cell office:value-type="percentage" office:value="0.55210000000000004" table:style-name="ce11">
            <text:p>55,21%</text:p>
          </table:table-cell>
          <table:table-cell office:value-type="percentage" office:value="0.64090000000000003" table:style-name="ce11">
            <text:p>64,09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ampeSENA</text:p>
          </table:table-cell>
          <table:table-cell office:value-type="percentage" office:value="0.89359999999999995" table:style-name="ce11">
            <text:p>89,36%</text:p>
          </table:table-cell>
          <table:table-cell office:value-type="percentage" office:value="0.90949999999999998" table:style-name="ce11">
            <text:p>90,95%</text:p>
          </table:table-cell>
          <table:table-cell table:number-columns-repeated="10" table:style-name="ce1"/>
          <table:table-cell office:value-type="string" table:style-name="ce1">
            <text:p>TOTAL FORMACIÓN PROFESIONAL - Presencial</text:p>
          </table:table-cell>
          <table:table-cell office:value-type="percentage" office:value="0.8589" table:style-name="ce11">
            <text:p>85,89%</text:p>
          </table:table-cell>
          <table:table-cell office:value-type="percentage" office:value="0.8841" table:style-name="ce11">
            <text:p>88,41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ull <text:s/>Popular</text:p>
          </table:table-cell>
          <table:table-cell office:value-type="percentage" office:value="0.61009999999999998" table:style-name="ce11">
            <text:p>61,01%</text:p>
          </table:table-cell>
          <table:table-cell office:value-type="percentage" office:value="0.86029999999999995" table:style-name="ce11">
            <text:p>86,03%</text:p>
          </table:table-cell>
          <table:table-cell table:number-columns-repeated="10" table:style-name="ce1"/>
          <table:table-cell office:value-type="string" table:style-name="ce1">
            <text:p>TOTAL FORMACIÓN PROFESIONAL - Virtual</text:p>
          </table:table-cell>
          <table:table-cell office:value-type="percentage" office:value="0.4955" table:style-name="ce11">
            <text:p>49,55%</text:p>
          </table:table-cell>
          <table:table-cell office:value-type="percentage" office:value="0.38009999999999999" table:style-name="ce11">
            <text:p>38,01%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CERTIFICACIÓN FORMACIÓN PROFESIONAL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TOTAL FORMACIÓN PROFESIONAL</text:p>
          </table:table-cell>
          <table:table-cell office:value-type="percentage" office:value="0.67720000000000002" table:style-name="ce11">
            <text:p>67,72%</text:p>
          </table:table-cell>
          <table:table-cell office:value-type="percentage" office:value="0.68969999999999998" table:style-name="ce11">
            <text:p>68,97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RMACIÓN LABORAL</text:p>
          </table:table-cell>
          <table:table-cell office:value-type="float" office:value="352425" table:style-name="ce1">
            <text:p>352425</text:p>
          </table:table-cell>
          <table:table-cell office:value-type="float" office:value="71066" table:style-name="ce1">
            <text:p>71066</text:p>
          </table:table-cell>
          <table:table-cell table:number-columns-repeated="10" table:style-name="ce1"/>
          <table:table-cell office:value-type="string" table:style-name="ce1">
            <text:p>PROGRAMA DE BILINGÜISMO- presencial</text:p>
          </table:table-cell>
          <table:table-cell office:value-type="percentage" office:value="0.81410000000000005" table:style-name="ce11">
            <text:p>81,41%</text:p>
          </table:table-cell>
          <table:table-cell office:value-type="percentage" office:value="0.76819999999999999" table:style-name="ce11">
            <text:p>76,82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DUCACIÓN SUPERIOR</text:p>
          </table:table-cell>
          <table:table-cell office:value-type="float" office:value="94127" table:style-name="ce1">
            <text:p>94127</text:p>
          </table:table-cell>
          <table:table-cell office:value-type="float" office:value="46500" table:style-name="ce1">
            <text:p>46500</text:p>
          </table:table-cell>
          <table:table-cell table:number-columns-repeated="10" table:style-name="ce1"/>
          <table:table-cell office:value-type="string" table:style-name="ce1">
            <text:p>PROGRAMA DE BILINGÜISMO- virtual</text:p>
          </table:table-cell>
          <table:table-cell office:value-type="percentage" office:value="0.31780000000000003" table:style-name="ce11">
            <text:p>31,78%</text:p>
          </table:table-cell>
          <table:table-cell office:value-type="percentage" office:value="0.39989999999999998" table:style-name="ce11">
            <text:p>39,99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TITULADA</text:p>
          </table:table-cell>
          <table:table-cell office:value-type="float" office:value="446552" table:style-name="ce1">
            <text:p>446552</text:p>
          </table:table-cell>
          <table:table-cell office:value-type="float" office:value="117566" table:style-name="ce1">
            <text:p>117566</text:p>
          </table:table-cell>
          <table:table-cell table:number-columns-repeated="10" table:style-name="ce1"/>
          <table:table-cell office:value-type="string" table:style-name="ce1">
            <text:p>PROGRAMA DE BILINGÜISMO</text:p>
          </table:table-cell>
          <table:table-cell office:value-type="percentage" office:value="0.52669999999999995" table:style-name="ce11">
            <text:p>52,67%</text:p>
          </table:table-cell>
          <table:table-cell office:value-type="percentage" office:value="0.44600000000000001" table:style-name="ce11">
            <text:p>44,60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COMPLEMENTARIA</text:p>
          </table:table-cell>
          <table:table-cell office:value-type="float" office:value="3420411" table:style-name="ce1">
            <text:p>3420411</text:p>
          </table:table-cell>
          <table:table-cell office:value-type="float" office:value="2646535" table:style-name="ce1">
            <text:p>2646535</text:p>
          </table:table-cell>
          <table:table-cell table:number-columns-repeated="10" table:style-name="ce1"/>
          <table:table-cell office:value-type="string" table:style-name="ce1">
            <text:p>CampeSENA</text:p>
          </table:table-cell>
          <table:table-cell office:value-type="percentage" office:value="0.89359999999999995" table:style-name="ce11">
            <text:p>89,36%</text:p>
          </table:table-cell>
          <table:table-cell office:value-type="percentage" office:value="0.90949999999999998" table:style-name="ce11">
            <text:p>90,95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 INTEGRAL</text:p>
          </table:table-cell>
          <table:table-cell office:value-type="float" office:value="3866963" table:style-name="ce1">
            <text:p>3866963</text:p>
          </table:table-cell>
          <table:table-cell office:value-type="float" office:value="2764101" table:style-name="ce1">
            <text:p>2764101</text:p>
          </table:table-cell>
          <table:table-cell table:number-columns-repeated="10" table:style-name="ce1"/>
          <table:table-cell office:value-type="string" table:style-name="ce1">
            <text:p>Full <text:s/>Popular</text:p>
          </table:table-cell>
          <table:table-cell office:value-type="percentage" office:value="0.61009999999999998" table:style-name="ce11">
            <text:p>61,01%</text:p>
          </table:table-cell>
          <table:table-cell office:value-type="percentage" office:value="0.86029999999999995" table:style-name="ce11">
            <text:p>86,03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ull <text:s/>Popular (Incluidas en Formación Profesional Integral)</text:p>
          </table:table-cell>
          <table:table-cell office:value-type="float" office:value="54421" table:style-name="ce1">
            <text:p>54421</text:p>
          </table:table-cell>
          <table:table-cell office:value-type="float" office:value="87251" table:style-name="ce1">
            <text:p>87251</text:p>
          </table:table-cell>
          <table:table-cell table:number-columns-repeated="10" table:style-name="ce1"/>
          <table:table-cell office:value-type="string" table:style-name="ce8">
            <text:p>CERTIFICACIÓN FORMACIÓN PROFESIONAL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Certificación de Competetencias Laborales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FORMACIÓN LABORAL</text:p>
          </table:table-cell>
          <table:table-cell office:value-type="float" office:value="352425" table:style-name="ce1">
            <text:p>352425</text:p>
          </table:table-cell>
          <table:table-cell office:value-type="float" office:value="71066" table:style-name="ce1">
            <text:p>7106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ertificaciones de competencias laborales expedidas para CampeSENA (A)</text:p>
          </table:table-cell>
          <table:table-cell office:value-type="float" office:value="49870" table:style-name="ce1">
            <text:p>49870</text:p>
          </table:table-cell>
          <table:table-cell office:value-type="float" office:value="60301" table:style-name="ce1">
            <text:p>60301</text:p>
          </table:table-cell>
          <table:table-cell table:number-columns-repeated="10" table:style-name="ce1"/>
          <table:table-cell office:value-type="string" table:style-name="ce1">
            <text:p>EDUCACIÓN SUPERIOR</text:p>
          </table:table-cell>
          <table:table-cell office:value-type="float" office:value="94127" table:style-name="ce1">
            <text:p>94127</text:p>
          </table:table-cell>
          <table:table-cell office:value-type="float" office:value="46500" table:style-name="ce1">
            <text:p>4650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ertificaciones de competencia Laboral expedidas en Full Popular (B)</text:p>
          </table:table-cell>
          <table:table-cell office:value-type="float" office:value="31221" table:style-name="ce1">
            <text:p>31221</text:p>
          </table:table-cell>
          <table:table-cell office:value-type="float" office:value="30412" table:style-name="ce1">
            <text:p>30412</text:p>
          </table:table-cell>
          <table:table-cell table:number-columns-repeated="10" table:style-name="ce1"/>
          <table:table-cell office:value-type="string" table:style-name="ce1">
            <text:p>TOTAL FORMACIÓN TITULADA</text:p>
          </table:table-cell>
          <table:table-cell office:value-type="float" office:value="446552" table:style-name="ce1">
            <text:p>446552</text:p>
          </table:table-cell>
          <table:table-cell office:value-type="float" office:value="117566" table:style-name="ce1">
            <text:p>11756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ertificaciones expedidas en Competencias Laborales - Regular (C)</text:p>
          </table:table-cell>
          <table:table-cell office:value-type="float" office:value="209339" table:style-name="ce1">
            <text:p>209339</text:p>
          </table:table-cell>
          <table:table-cell office:value-type="float" office:value="166675" table:style-name="ce1">
            <text:p>166675</text:p>
          </table:table-cell>
          <table:table-cell table:number-columns-repeated="10" table:style-name="ce1"/>
          <table:table-cell office:value-type="string" table:style-name="ce1">
            <text:p>TOTAL FORMACIÓN COMPLEMENTARIA</text:p>
          </table:table-cell>
          <table:table-cell office:value-type="float" office:value="3420411" table:style-name="ce1">
            <text:p>3420411</text:p>
          </table:table-cell>
          <table:table-cell office:value-type="float" office:value="2646535" table:style-name="ce1">
            <text:p>264653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<text:s/>Total Certificaciones en Competencias laborales (D)=(A+B+C)</text:p>
          </table:table-cell>
          <table:table-cell office:value-type="float" office:value="290430" table:style-name="ce1">
            <text:p>290430</text:p>
          </table:table-cell>
          <table:table-cell office:value-type="float" office:value="257388" table:style-name="ce1">
            <text:p>257388</text:p>
          </table:table-cell>
          <table:table-cell table:number-columns-repeated="10" table:style-name="ce1"/>
          <table:table-cell office:value-type="string" table:style-name="ce1">
            <text:p>TOTAL FORMACIÓN PROFESIONAL INTEGRAL</text:p>
          </table:table-cell>
          <table:table-cell office:value-type="float" office:value="3866963" table:style-name="ce1">
            <text:p>3866963</text:p>
          </table:table-cell>
          <table:table-cell office:value-type="float" office:value="2764101" table:style-name="ce1">
            <text:p>276410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o de Evaluaciones en Competencias Laborales</text:p>
          </table:table-cell>
          <table:table-cell office:value-type="float" office:value="301841" table:style-name="ce1">
            <text:p>301841</text:p>
          </table:table-cell>
          <table:table-cell office:value-type="float" office:value="273464" table:style-name="ce1">
            <text:p>273464</text:p>
          </table:table-cell>
          <table:table-cell table:number-columns-repeated="10" table:style-name="ce1"/>
          <table:table-cell office:value-type="string" table:style-name="ce1">
            <text:p>ARTICULACION CON LA MEDIA - (Incluidas en Formación laboral)</text:p>
          </table:table-cell>
          <table:table-cell office:value-type="float" office:value="184643" table:style-name="ce1">
            <text:p>184643</text:p>
          </table:table-cell>
          <table:table-cell office:value-type="float" office:value="7508" table:style-name="ce1">
            <text:p>750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ersonas Evaluadas en Competencias Laborales<text:s text:c="2"/></text:p>
          </table:table-cell>
          <table:table-cell office:value-type="float" office:value="258586" table:style-name="ce1">
            <text:p>258586</text:p>
          </table:table-cell>
          <table:table-cell office:value-type="float" office:value="210260" table:style-name="ce1">
            <text:p>210260</text:p>
          </table:table-cell>
          <table:table-cell table:number-columns-repeated="10" table:style-name="ce1"/>
          <table:table-cell office:value-type="string" table:style-name="ce1">
            <text:p>CampeSENA (Incluidas en Formación Profesional Integral)</text:p>
          </table:table-cell>
          <table:table-cell office:value-type="float" office:value="481818" table:style-name="ce1">
            <text:p>481818</text:p>
          </table:table-cell>
          <table:table-cell office:value-type="float" office:value="333924" table:style-name="ce1">
            <text:p>33392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ersonas Certificadas en Competencias Laborales</text:p>
          </table:table-cell>
          <table:table-cell office:value-type="float" office:value="247707" table:style-name="ce1">
            <text:p>247707</text:p>
          </table:table-cell>
          <table:table-cell office:value-type="float" office:value="199371" table:style-name="ce1">
            <text:p>199371</text:p>
          </table:table-cell>
          <table:table-cell table:number-columns-repeated="10" table:style-name="ce1"/>
          <table:table-cell office:value-type="string" table:style-name="ce1">
            <text:p>Full <text:s/>Popular (Incluidas en Formación Profesional Integral)</text:p>
          </table:table-cell>
          <table:table-cell office:value-type="float" office:value="54421" table:style-name="ce1">
            <text:p>54421</text:p>
          </table:table-cell>
          <table:table-cell office:value-type="float" office:value="87251" table:style-name="ce1">
            <text:p>8725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euniones de consejos ejecutivos realizadas</text:p>
          </table:table-cell>
          <table:table-cell office:value-type="float" office:value="340" table:style-name="ce1">
            <text:p>340</text:p>
          </table:table-cell>
          <table:table-cell office:value-type="float" office:value="195" table:style-name="ce1">
            <text:p>195</text:p>
          </table:table-cell>
          <table:table-cell table:number-columns-repeated="10" table:style-name="ce1"/>
          <table:table-cell office:value-type="string" table:style-name="ce8">
            <text:p>Certificación de Competetencias Laborales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Productividad CampeSENA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Certificaciones de competencias laborales expedidas para CampeSENA (A)</text:p>
          </table:table-cell>
          <table:table-cell office:value-type="float" office:value="49870" table:style-name="ce1">
            <text:p>49870</text:p>
          </table:table-cell>
          <table:table-cell office:value-type="float" office:value="60301" table:style-name="ce1">
            <text:p>6030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Unidades productivas creadas para la estrategia CampeSENA</text:p>
          </table:table-cell>
          <table:table-cell office:value-type="float" office:value="3948" table:style-name="ce1">
            <text:p>3948</text:p>
          </table:table-cell>
          <table:table-cell office:value-type="float" office:value="489" table:style-name="ce1">
            <text:p>489</text:p>
          </table:table-cell>
          <table:table-cell table:number-columns-repeated="10" table:style-name="ce1"/>
          <table:table-cell office:value-type="string" table:style-name="ce1">
            <text:p>Certificaciones de competencia Laboral expedidas en Full Popular (B)</text:p>
          </table:table-cell>
          <table:table-cell office:value-type="float" office:value="31221" table:style-name="ce1">
            <text:p>31221</text:p>
          </table:table-cell>
          <table:table-cell office:value-type="float" office:value="30412" table:style-name="ce1">
            <text:p>3041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Unidades productivas fortalecidas para la estrategia CampeSENA</text:p>
          </table:table-cell>
          <table:table-cell office:value-type="float" office:value="4000" table:style-name="ce1">
            <text:p>4000</text:p>
          </table:table-cell>
          <table:table-cell office:value-type="float" office:value="1717" table:style-name="ce1">
            <text:p>1717</text:p>
          </table:table-cell>
          <table:table-cell table:number-columns-repeated="10" table:style-name="ce1"/>
          <table:table-cell office:value-type="string" table:style-name="ce1">
            <text:p>Certificaciones expedidas en Competencias Laborales - Regular (C)</text:p>
          </table:table-cell>
          <table:table-cell office:value-type="float" office:value="209339" table:style-name="ce1">
            <text:p>209339</text:p>
          </table:table-cell>
          <table:table-cell office:value-type="float" office:value="166675" table:style-name="ce1">
            <text:p>16667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yectos productivos beneficiados para la estrategia CampeSENA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string" table:style-name="ce1">
            <text:p><text:s/>Total Certificaciones en Competencias laborales (D)=(A+B+C)</text:p>
          </table:table-cell>
          <table:table-cell office:value-type="float" office:value="290430" table:style-name="ce1">
            <text:p>290430</text:p>
          </table:table-cell>
          <table:table-cell office:value-type="float" office:value="257388" table:style-name="ce1">
            <text:p>25738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yectos productivos formulados para la estrategia CampeSENA</text:p>
          </table:table-cell>
          <table:table-cell office:value-type="float" office:value="2120" table:style-name="ce1">
            <text:p>2120</text:p>
          </table:table-cell>
          <table:table-cell office:value-type="float" office:value="2114" table:style-name="ce1">
            <text:p>2114</text:p>
          </table:table-cell>
          <table:table-cell table:number-columns-repeated="10" table:style-name="ce1"/>
          <table:table-cell office:value-type="string" table:style-name="ce1">
            <text:p>No de Evaluaciones en Competencias Laborales</text:p>
          </table:table-cell>
          <table:table-cell office:value-type="float" office:value="301841" table:style-name="ce1">
            <text:p>301841</text:p>
          </table:table-cell>
          <table:table-cell office:value-type="float" office:value="273464" table:style-name="ce1">
            <text:p>273464</text:p>
          </table:table-cell>
          <table:table-cell table:number-columns-repeated="16368"/>
        </table:table-row>
        <table:table-row table:style-name="ro7">
          <table:table-cell office:value-type="string" table:style-name="ce8">
            <text:p>POBLACIONES VULNERABLES</text:p>
            <text:p>(Están incluidas en el Total de la Formación Profesional Integral)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Personas Evaluadas en Competencias Laborales<text:s text:c="2"/></text:p>
          </table:table-cell>
          <table:table-cell office:value-type="float" office:value="258586" table:style-name="ce1">
            <text:p>258586</text:p>
          </table:table-cell>
          <table:table-cell office:value-type="float" office:value="210260" table:style-name="ce1">
            <text:p>21026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DESPLAZADOS POR LA VIOLENCIA (A)</text:p>
          </table:table-cell>
          <table:table-cell office:value-type="float" office:value="628935" table:style-name="ce1">
            <text:p>628935</text:p>
          </table:table-cell>
          <table:table-cell office:value-type="float" office:value="1177333" table:style-name="ce1">
            <text:p>1177333</text:p>
          </table:table-cell>
          <table:table-cell table:number-columns-repeated="10" table:style-name="ce1"/>
          <table:table-cell office:value-type="string" table:style-name="ce1">
            <text:p>Personas Certificadas en Competencias Laborales</text:p>
          </table:table-cell>
          <table:table-cell office:value-type="float" office:value="247707" table:style-name="ce1">
            <text:p>247707</text:p>
          </table:table-cell>
          <table:table-cell office:value-type="float" office:value="199371" table:style-name="ce1">
            <text:p>19937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HECHOS VICTIMIZANTES <text:s/>(B)</text:p>
          </table:table-cell>
          <table:table-cell office:value-type="float" office:value="55619" table:style-name="ce1">
            <text:p>55619</text:p>
          </table:table-cell>
          <table:table-cell office:value-type="float" office:value="51261" table:style-name="ce1">
            <text:p>51261</text:p>
          </table:table-cell>
          <table:table-cell table:number-columns-repeated="10" table:style-name="ce1"/>
          <table:table-cell office:value-type="string" table:style-name="ce1">
            <text:p>No. Instrumentos de evaluación construidos</text:p>
          </table:table-cell>
          <table:table-cell office:value-type="float" office:value="1141" table:style-name="ce1">
            <text:p>1141</text:p>
          </table:table-cell>
          <table:table-cell office:value-type="float" office:value="846" table:style-name="ce1">
            <text:p>84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VICTIMAS (C) = (A+B)</text:p>
          </table:table-cell>
          <table:table-cell office:value-type="float" office:value="684554" table:style-name="ce1">
            <text:p>684554</text:p>
          </table:table-cell>
          <table:table-cell office:value-type="float" office:value="1228594" table:style-name="ce1">
            <text:p>1228594</text:p>
          </table:table-cell>
          <table:table-cell table:number-columns-repeated="10" table:style-name="ce1"/>
          <table:table-cell office:value-type="string" table:style-name="ce1">
            <text:p>Estándares para el desempeño laboral elaborados y/o actualizados</text:p>
          </table:table-cell>
          <table:table-cell office:value-type="float" office:value="447" table:style-name="ce1">
            <text:p>447</text:p>
          </table:table-cell>
          <table:table-cell office:value-type="float" office:value="59" table:style-name="ce1">
            <text:p>5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TRAS POBLACIONES VULNERABLES (D)</text:p>
          </table:table-cell>
          <table:table-cell office:value-type="float" office:value="1578446" table:style-name="ce1">
            <text:p>1578446</text:p>
          </table:table-cell>
          <table:table-cell office:value-type="float" office:value="1403461" table:style-name="ce1">
            <text:p>1403461</text:p>
          </table:table-cell>
          <table:table-cell table:number-columns-repeated="10" table:style-name="ce1"/>
          <table:table-cell office:value-type="string" table:style-name="ce1">
            <text:p>Reuniones de consejos ejecutivos realizadas</text:p>
          </table:table-cell>
          <table:table-cell office:value-type="float" office:value="340" table:style-name="ce1">
            <text:p>340</text:p>
          </table:table-cell>
          <table:table-cell office:value-type="float" office:value="195" table:style-name="ce1">
            <text:p>195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Desagregación OTRAS POBLACIONES VULNERABLES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8">
            <text:p>Productividad CampeSENA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ersonas en condición de Discapacidad</text:p>
          </table:table-cell>
          <table:table-cell office:value-type="float" office:value="41719" table:style-name="ce1">
            <text:p>41719</text:p>
          </table:table-cell>
          <table:table-cell office:value-type="float" office:value="34289" table:style-name="ce1">
            <text:p>34289</text:p>
          </table:table-cell>
          <table:table-cell table:number-columns-repeated="10" table:style-name="ce1"/>
          <table:table-cell office:value-type="string" table:style-name="ce1">
            <text:p>Unidades productivas creadas para la estrategia CampeSENA</text:p>
          </table:table-cell>
          <table:table-cell office:value-type="float" office:value="3948" table:style-name="ce1">
            <text:p>3948</text:p>
          </table:table-cell>
          <table:table-cell office:value-type="float" office:value="489" table:style-name="ce1">
            <text:p>48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ndígenas</text:p>
          </table:table-cell>
          <table:table-cell office:value-type="float" office:value="55932" table:style-name="ce1">
            <text:p>55932</text:p>
          </table:table-cell>
          <table:table-cell office:value-type="float" office:value="49248" table:style-name="ce1">
            <text:p>49248</text:p>
          </table:table-cell>
          <table:table-cell table:number-columns-repeated="10" table:style-name="ce1"/>
          <table:table-cell office:value-type="string" table:style-name="ce1">
            <text:p>Unidades productivas fortalecidas para la estrategia CampeSENA</text:p>
          </table:table-cell>
          <table:table-cell office:value-type="float" office:value="4000" table:style-name="ce1">
            <text:p>4000</text:p>
          </table:table-cell>
          <table:table-cell office:value-type="float" office:value="1717" table:style-name="ce1">
            <text:p>171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NPEC</text:p>
          </table:table-cell>
          <table:table-cell office:value-type="float" office:value="21240" table:style-name="ce1">
            <text:p>21240</text:p>
          </table:table-cell>
          <table:table-cell office:value-type="float" office:value="29381" table:style-name="ce1">
            <text:p>29381</text:p>
          </table:table-cell>
          <table:table-cell table:number-columns-repeated="10" table:style-name="ce1"/>
          <table:table-cell office:value-type="string" table:style-name="ce1">
            <text:p>Proyectos productivos beneficiados para la estrategia CampeSENA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Jóvenes Vulnerables</text:p>
          </table:table-cell>
          <table:table-cell office:value-type="float" office:value="874647" table:style-name="ce1">
            <text:p>874647</text:p>
          </table:table-cell>
          <table:table-cell office:value-type="float" office:value="722780" table:style-name="ce1">
            <text:p>722780</text:p>
          </table:table-cell>
          <table:table-cell table:number-columns-repeated="10" table:style-name="ce1"/>
          <table:table-cell office:value-type="string" table:style-name="ce1">
            <text:p>Proyectos productivos formulados para la estrategia CampeSENA</text:p>
          </table:table-cell>
          <table:table-cell office:value-type="float" office:value="2120" table:style-name="ce1">
            <text:p>2120</text:p>
          </table:table-cell>
          <table:table-cell office:value-type="float" office:value="2114" table:style-name="ce1">
            <text:p>211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egritudes (Negros)</text:p>
          </table:table-cell>
          <table:table-cell office:value-type="float" office:value="18842" table:style-name="ce1">
            <text:p>18842</text:p>
          </table:table-cell>
          <table:table-cell office:value-type="float" office:value="12134" table:style-name="ce1">
            <text:p>12134</text:p>
          </table:table-cell>
          <table:table-cell table:number-columns-repeated="10" table:style-name="ce1"/>
          <table:table-cell office:value-type="string" table:style-name="ce8">
            <text:p>POBLACIONES VULNERABLES</text:p>
            <text:p>(Están incluidas en el Total de la Formación Profesional Integral)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frocolombianos</text:p>
          </table:table-cell>
          <table:table-cell office:value-type="float" office:value="57615" table:style-name="ce1">
            <text:p>57615</text:p>
          </table:table-cell>
          <table:table-cell office:value-type="float" office:value="67156" table:style-name="ce1">
            <text:p>67156</text:p>
          </table:table-cell>
          <table:table-cell table:number-columns-repeated="10" table:style-name="ce1"/>
          <table:table-cell office:value-type="string" table:style-name="ce1">
            <text:p>DESPLAZADOS POR LA VIOLENCIA (A)</text:p>
          </table:table-cell>
          <table:table-cell office:value-type="float" office:value="628935" table:style-name="ce1">
            <text:p>628935</text:p>
          </table:table-cell>
          <table:table-cell office:value-type="float" office:value="1177333" table:style-name="ce1">
            <text:p>1177333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izales</text:p>
          </table:table-cell>
          <table:table-cell office:value-type="float" office:value="3000" table:style-name="ce1">
            <text:p>3000</text:p>
          </table:table-cell>
          <table:table-cell office:value-type="float" office:value="1702" table:style-name="ce1">
            <text:p>1702</text:p>
          </table:table-cell>
          <table:table-cell table:number-columns-repeated="10" table:style-name="ce1"/>
          <table:table-cell office:value-type="string" table:style-name="ce1">
            <text:p>HECHOS VICTIMIZANTES <text:s/>(B)</text:p>
          </table:table-cell>
          <table:table-cell office:value-type="float" office:value="55619" table:style-name="ce1">
            <text:p>55619</text:p>
          </table:table-cell>
          <table:table-cell office:value-type="float" office:value="51261" table:style-name="ce1">
            <text:p>5126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alenqueros</text:p>
          </table:table-cell>
          <table:table-cell office:value-type="float" office:value="510" table:style-name="ce1">
            <text:p>510</text:p>
          </table:table-cell>
          <table:table-cell office:value-type="float" office:value="3217" table:style-name="ce1">
            <text:p>3217</text:p>
          </table:table-cell>
          <table:table-cell table:number-columns-repeated="10" table:style-name="ce1"/>
          <table:table-cell office:value-type="string" table:style-name="ce1">
            <text:p>TOTAL VICTIMAS (C) = (A+B)</text:p>
          </table:table-cell>
          <table:table-cell office:value-type="float" office:value="684554" table:style-name="ce1">
            <text:p>684554</text:p>
          </table:table-cell>
          <table:table-cell office:value-type="float" office:value="1228594" table:style-name="ce1">
            <text:p>122859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ceso de Reintegración y Adolescentes desvinculados de Grupos Armados Organizados al margen de la ley</text:p>
          </table:table-cell>
          <table:table-cell office:value-type="float" office:value="2938" table:style-name="ce1">
            <text:p>2938</text:p>
          </table:table-cell>
          <table:table-cell office:value-type="float" office:value="3389" table:style-name="ce1">
            <text:p>3389</text:p>
          </table:table-cell>
          <table:table-cell table:number-columns-repeated="10" table:style-name="ce1"/>
          <table:table-cell office:value-type="string" table:style-name="ce1">
            <text:p>OTRAS POBLACIONES VULNERABLES (D)</text:p>
          </table:table-cell>
          <table:table-cell office:value-type="float" office:value="1578446" table:style-name="ce1">
            <text:p>1578446</text:p>
          </table:table-cell>
          <table:table-cell office:value-type="float" office:value="1403461" table:style-name="ce1">
            <text:p>140346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ercera Edad</text:p>
          </table:table-cell>
          <table:table-cell office:value-type="float" office:value="36139" table:style-name="ce1">
            <text:p>36139</text:p>
          </table:table-cell>
          <table:table-cell office:value-type="float" office:value="56770" table:style-name="ce1">
            <text:p>56770</text:p>
          </table:table-cell>
          <table:table-cell table:number-columns-repeated="10" table:style-name="ce1"/>
          <table:table-cell office:value-type="string" table:style-name="ce1">
            <text:p>TOTAL POBLACIONES VULNERABLES (E) = (C+D)</text:p>
          </table:table-cell>
          <table:table-cell office:value-type="float" office:value="2263000" table:style-name="ce1">
            <text:p>2263000</text:p>
          </table:table-cell>
          <table:table-cell office:value-type="float" office:value="2632055" table:style-name="ce1">
            <text:p>263205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room</text:p>
          </table:table-cell>
          <table:table-cell office:value-type="float" office:value="106" table:style-name="ce1">
            <text:p>106</text:p>
          </table:table-cell>
          <table:table-cell office:value-type="float" office:value="92" table:style-name="ce1">
            <text:p>92</text:p>
          </table:table-cell>
          <table:table-cell table:number-columns-repeated="10" table:style-name="ce1"/>
          <table:table-cell office:value-type="string" table:style-name="ce8">
            <text:p>Desagregación OTRAS POBLACIONES VULNERABLES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AGENCIA PUBLICA <text:s/>DE EMPLEO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Personas en condición de Discapacidad</text:p>
          </table:table-cell>
          <table:table-cell office:value-type="float" office:value="41719" table:style-name="ce1">
            <text:p>41719</text:p>
          </table:table-cell>
          <table:table-cell office:value-type="float" office:value="34289" table:style-name="ce1">
            <text:p>3428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NSCRITOS</text:p>
          </table:table-cell>
          <table:table-cell office:value-type="float" office:value="1098970" table:style-name="ce1">
            <text:p>1098970</text:p>
          </table:table-cell>
          <table:table-cell office:value-type="float" office:value="934149" table:style-name="ce1">
            <text:p>934149</text:p>
          </table:table-cell>
          <table:table-cell table:number-columns-repeated="10" table:style-name="ce1"/>
          <table:table-cell office:value-type="string" table:style-name="ce1">
            <text:p>Indígenas</text:p>
          </table:table-cell>
          <table:table-cell office:value-type="float" office:value="55932" table:style-name="ce1">
            <text:p>55932</text:p>
          </table:table-cell>
          <table:table-cell office:value-type="float" office:value="49248" table:style-name="ce1">
            <text:p>4924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VACANTES</text:p>
          </table:table-cell>
          <table:table-cell office:value-type="float" office:value="884291" table:style-name="ce1">
            <text:p>884291</text:p>
          </table:table-cell>
          <table:table-cell office:value-type="float" office:value="801661" table:style-name="ce1">
            <text:p>801661</text:p>
          </table:table-cell>
          <table:table-cell table:number-columns-repeated="10" table:style-name="ce1"/>
          <table:table-cell office:value-type="string" table:style-name="ce1">
            <text:p>INPEC</text:p>
          </table:table-cell>
          <table:table-cell office:value-type="float" office:value="21240" table:style-name="ce1">
            <text:p>21240</text:p>
          </table:table-cell>
          <table:table-cell office:value-type="float" office:value="29381" table:style-name="ce1">
            <text:p>2938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OLOCACIONES EGRESADOS SENA</text:p>
          </table:table-cell>
          <table:table-cell office:value-type="float" office:value="295608" table:style-name="ce1">
            <text:p>295608</text:p>
          </table:table-cell>
          <table:table-cell office:value-type="float" office:value="252809" table:style-name="ce1">
            <text:p>252809</text:p>
          </table:table-cell>
          <table:table-cell table:number-columns-repeated="10" table:style-name="ce1"/>
          <table:table-cell office:value-type="string" table:style-name="ce1">
            <text:p>Jóvenes Vulnerables</text:p>
          </table:table-cell>
          <table:table-cell office:value-type="float" office:value="874647" table:style-name="ce1">
            <text:p>874647</text:p>
          </table:table-cell>
          <table:table-cell office:value-type="float" office:value="722780" table:style-name="ce1">
            <text:p>72278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OLOCACIONES NO SENA</text:p>
          </table:table-cell>
          <table:table-cell office:value-type="float" office:value="238680" table:style-name="ce1">
            <text:p>238680</text:p>
          </table:table-cell>
          <table:table-cell office:value-type="float" office:value="226141" table:style-name="ce1">
            <text:p>226141</text:p>
          </table:table-cell>
          <table:table-cell table:number-columns-repeated="10" table:style-name="ce1"/>
          <table:table-cell office:value-type="string" table:style-name="ce1">
            <text:p>Adolescente en Conflicto con la Ley Penal</text:p>
          </table:table-cell>
          <table:table-cell office:value-type="float" office:value="3852" table:style-name="ce1">
            <text:p>3852</text:p>
          </table:table-cell>
          <table:table-cell office:value-type="float" office:value="4655" table:style-name="ce1">
            <text:p>465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COLOCACIONES</text:p>
          </table:table-cell>
          <table:table-cell office:value-type="float" office:value="534288" table:style-name="ce1">
            <text:p>534288</text:p>
          </table:table-cell>
          <table:table-cell office:value-type="float" office:value="478950" table:style-name="ce1">
            <text:p>478950</text:p>
          </table:table-cell>
          <table:table-cell table:number-columns-repeated="10" table:style-name="ce1"/>
          <table:table-cell office:value-type="string" table:style-name="ce1">
            <text:p>Mujer Cabeza de Hogar</text:p>
          </table:table-cell>
          <table:table-cell office:value-type="float" office:value="346123" table:style-name="ce1">
            <text:p>346123</text:p>
          </table:table-cell>
          <table:table-cell office:value-type="float" office:value="303639" table:style-name="ce1">
            <text:p>30363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RIENTADOS DESEMPLEADOS</text:p>
          </table:table-cell>
          <table:table-cell office:value-type="float" office:value="1064064" table:style-name="ce1">
            <text:p>1064064</text:p>
          </table:table-cell>
          <table:table-cell office:value-type="float" office:value="803320" table:style-name="ce1">
            <text:p>803320</text:p>
          </table:table-cell>
          <table:table-cell table:number-columns-repeated="10" table:style-name="ce1"/>
          <table:table-cell office:value-type="string" table:style-name="ce1">
            <text:p>Negritudes (Negros)</text:p>
          </table:table-cell>
          <table:table-cell office:value-type="float" office:value="18842" table:style-name="ce1">
            <text:p>18842</text:p>
          </table:table-cell>
          <table:table-cell office:value-type="float" office:value="12134" table:style-name="ce1">
            <text:p>1213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RIENTADOS DESPLAZADOS</text:p>
          </table:table-cell>
          <table:table-cell office:value-type="float" office:value="312805" table:style-name="ce1">
            <text:p>312805</text:p>
          </table:table-cell>
          <table:table-cell office:value-type="float" office:value="267929" table:style-name="ce1">
            <text:p>267929</text:p>
          </table:table-cell>
          <table:table-cell table:number-columns-repeated="10" table:style-name="ce1"/>
          <table:table-cell office:value-type="string" table:style-name="ce1">
            <text:p>Afrocolombianos</text:p>
          </table:table-cell>
          <table:table-cell office:value-type="float" office:value="57615" table:style-name="ce1">
            <text:p>57615</text:p>
          </table:table-cell>
          <table:table-cell office:value-type="float" office:value="67156" table:style-name="ce1">
            <text:p>6715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ORIENTADOS</text:p>
          </table:table-cell>
          <table:table-cell office:value-type="float" office:value="1376869" table:style-name="ce1">
            <text:p>1376869</text:p>
          </table:table-cell>
          <table:table-cell office:value-type="float" office:value="1071249" table:style-name="ce1">
            <text:p>1071249</text:p>
          </table:table-cell>
          <table:table-cell table:number-columns-repeated="10" table:style-name="ce1"/>
          <table:table-cell office:value-type="string" table:style-name="ce1">
            <text:p>Raizales</text:p>
          </table:table-cell>
          <table:table-cell office:value-type="float" office:value="3000" table:style-name="ce1">
            <text:p>3000</text:p>
          </table:table-cell>
          <table:table-cell office:value-type="float" office:value="1702" table:style-name="ce1">
            <text:p>170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ASA DE COLOCACION (%)</text:p>
          </table:table-cell>
          <table:table-cell office:value-type="percentage" office:value="0.63" table:style-name="ce11">
            <text:p>63,00%</text:p>
          </table:table-cell>
          <table:table-cell office:value-type="percentage" office:value="0.59740000000000004" table:style-name="ce11">
            <text:p>59,74%</text:p>
          </table:table-cell>
          <table:table-cell table:number-columns-repeated="10" table:style-name="ce1"/>
          <table:table-cell office:value-type="string" table:style-name="ce1">
            <text:p>Palenqueros</text:p>
          </table:table-cell>
          <table:table-cell office:value-type="float" office:value="510" table:style-name="ce1">
            <text:p>510</text:p>
          </table:table-cell>
          <table:table-cell office:value-type="float" office:value="3217" table:style-name="ce1">
            <text:p>3217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EMPRENDIMIENTO Y FORTALECIMIENTO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Proceso de Reintegración y Adolescentes desvinculados de Grupos Armados Organizados al margen de la ley</text:p>
          </table:table-cell>
          <table:table-cell office:value-type="float" office:value="2938" table:style-name="ce1">
            <text:p>2938</text:p>
          </table:table-cell>
          <table:table-cell office:value-type="float" office:value="3389" table:style-name="ce1">
            <text:p>338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rendimientos Asesorados</text:p>
          </table:table-cell>
          <table:table-cell office:value-type="float" office:value="4977" table:style-name="ce1">
            <text:p>4977</text:p>
          </table:table-cell>
          <table:table-cell office:value-type="float" office:value="3388" table:style-name="ce1">
            <text:p>3388</text:p>
          </table:table-cell>
          <table:table-cell table:number-columns-repeated="10" table:style-name="ce1"/>
          <table:table-cell office:value-type="string" table:style-name="ce1">
            <text:p>Tercera Edad</text:p>
          </table:table-cell>
          <table:table-cell office:value-type="float" office:value="36139" table:style-name="ce1">
            <text:p>36139</text:p>
          </table:table-cell>
          <table:table-cell office:value-type="float" office:value="56770" table:style-name="ce1">
            <text:p>5677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lanes de Negocio Formulados</text:p>
          </table:table-cell>
          <table:table-cell office:value-type="float" office:value="4885" table:style-name="ce1">
            <text:p>4885</text:p>
          </table:table-cell>
          <table:table-cell office:value-type="float" office:value="2296" table:style-name="ce1">
            <text:p>2296</text:p>
          </table:table-cell>
          <table:table-cell table:number-columns-repeated="10" table:style-name="ce1"/>
          <table:table-cell office:value-type="string" table:style-name="ce1">
            <text:p>Adolescente Trabajador</text:p>
          </table:table-cell>
          <table:table-cell office:value-type="float" office:value="115783" table:style-name="ce1">
            <text:p>115783</text:p>
          </table:table-cell>
          <table:table-cell office:value-type="float" office:value="101476" table:style-name="ce1">
            <text:p>10147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rendedores Orientados</text:p>
          </table:table-cell>
          <table:table-cell office:value-type="float" office:value="534864" table:style-name="ce1">
            <text:p>534864</text:p>
          </table:table-cell>
          <table:table-cell office:value-type="float" office:value="449918" table:style-name="ce1">
            <text:p>449918</text:p>
          </table:table-cell>
          <table:table-cell table:number-columns-repeated="10" table:style-name="ce1"/>
          <table:table-cell office:value-type="string" table:style-name="ce1">
            <text:p>Rroom</text:p>
          </table:table-cell>
          <table:table-cell office:value-type="float" office:value="106" table:style-name="ce1">
            <text:p>106</text:p>
          </table:table-cell>
          <table:table-cell office:value-type="float" office:value="92" table:style-name="ce1">
            <text:p>9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resas Fortalecidas Poblaciones NARP (Incluidas en Empresas en Fortalecimiento)</text:p>
          </table:table-cell>
          <table:table-cell office:value-type="float" office:value="100" table:style-name="ce1">
            <text:p>100</text:p>
          </table:table-cell>
          <table:table-cell office:value-type="float" office:value="186" table:style-name="ce1">
            <text:p>186</text:p>
          </table:table-cell>
          <table:table-cell table:number-columns-repeated="10" table:style-name="ce1"/>
          <table:table-cell office:value-type="string" table:style-name="ce8">
            <text:p>AGENCIA PUBLICA <text:s/>DE EMPLEO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resas Creadas Poblaciones NARP (Incluidas en Empresas creadas a partir del asesoramiento )</text:p>
          </table:table-cell>
          <table:table-cell office:value-type="float" office:value="125" table:style-name="ce1">
            <text:p>125</text:p>
          </table:table-cell>
          <table:table-cell office:value-type="float" office:value="112" table:style-name="ce1">
            <text:p>112</text:p>
          </table:table-cell>
          <table:table-cell table:number-columns-repeated="10" table:style-name="ce1"/>
          <table:table-cell office:value-type="string" table:style-name="ce1">
            <text:p>INSCRITOS</text:p>
          </table:table-cell>
          <table:table-cell office:value-type="float" office:value="1098970" table:style-name="ce1">
            <text:p>1098970</text:p>
          </table:table-cell>
          <table:table-cell office:value-type="float" office:value="934149" table:style-name="ce1">
            <text:p>93414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lanes de negocios formulados de Full Popular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string" table:style-name="ce1">
            <text:p>VACANTES</text:p>
          </table:table-cell>
          <table:table-cell office:value-type="float" office:value="884291" table:style-name="ce1">
            <text:p>884291</text:p>
          </table:table-cell>
          <table:table-cell office:value-type="float" office:value="801661" table:style-name="ce1">
            <text:p>80166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úmero de Campesinos atendidos en el programa de emprendimiento</text:p>
          </table:table-cell>
          <table:table-cell office:value-type="float" office:value="100229" table:style-name="ce1">
            <text:p>100229</text:p>
          </table:table-cell>
          <table:table-cell office:value-type="float" office:value="83158" table:style-name="ce1">
            <text:p>83158</text:p>
          </table:table-cell>
          <table:table-cell table:number-columns-repeated="10" table:style-name="ce1"/>
          <table:table-cell office:value-type="string" table:style-name="ce1">
            <text:p>COLOCACIONES EGRESADOS SENA</text:p>
          </table:table-cell>
          <table:table-cell office:value-type="float" office:value="295608" table:style-name="ce1">
            <text:p>295608</text:p>
          </table:table-cell>
          <table:table-cell office:value-type="float" office:value="252809" table:style-name="ce1">
            <text:p>25280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úmero de personas de Full Popular atendidos en el programa de emprendimiento</text:p>
          </table:table-cell>
          <table:table-cell office:value-type="float" office:value="7000" table:style-name="ce1">
            <text:p>7000</text:p>
          </table:table-cell>
          <table:table-cell office:value-type="float" office:value="30597" table:style-name="ce1">
            <text:p>30597</text:p>
          </table:table-cell>
          <table:table-cell table:number-columns-repeated="10" table:style-name="ce1"/>
          <table:table-cell office:value-type="string" table:style-name="ce1">
            <text:p>COLOCACIONES NO SENA</text:p>
          </table:table-cell>
          <table:table-cell office:value-type="float" office:value="238680" table:style-name="ce1">
            <text:p>238680</text:p>
          </table:table-cell>
          <table:table-cell office:value-type="float" office:value="226141" table:style-name="ce1">
            <text:p>22614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o. Planes de Negocio Desplazados por la Violencia</text:p>
          </table:table-cell>
          <table:table-cell office:value-type="float" office:value="3096" table:style-name="ce1">
            <text:p>3096</text:p>
          </table:table-cell>
          <table:table-cell office:value-type="float" office:value="2848" table:style-name="ce1">
            <text:p>2848</text:p>
          </table:table-cell>
          <table:table-cell table:number-columns-repeated="10" table:style-name="ce1"/>
          <table:table-cell office:value-type="string" table:style-name="ce1">
            <text:p>TOTAL COLOCACIONES</text:p>
          </table:table-cell>
          <table:table-cell office:value-type="float" office:value="534288" table:style-name="ce1">
            <text:p>534288</text:p>
          </table:table-cell>
          <table:table-cell office:value-type="float" office:value="478950" table:style-name="ce1">
            <text:p>47895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o. Unidades Productivas Desplazados por la Violencia</text:p>
          </table:table-cell>
          <table:table-cell office:value-type="float" office:value="1703" table:style-name="ce1">
            <text:p>1703</text:p>
          </table:table-cell>
          <table:table-cell office:value-type="float" office:value="1643" table:style-name="ce1">
            <text:p>1643</text:p>
          </table:table-cell>
          <table:table-cell table:number-columns-repeated="10" table:style-name="ce1"/>
          <table:table-cell office:value-type="string" table:style-name="ce1">
            <text:p>ORIENTADOS DESEMPLEADOS</text:p>
          </table:table-cell>
          <table:table-cell office:value-type="float" office:value="1064064" table:style-name="ce1">
            <text:p>1064064</text:p>
          </table:table-cell>
          <table:table-cell office:value-type="float" office:value="803320" table:style-name="ce1">
            <text:p>803320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FONDO EMPRENDER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ORIENTADOS DESPLAZADOS</text:p>
          </table:table-cell>
          <table:table-cell office:value-type="float" office:value="312805" table:style-name="ce1">
            <text:p>312805</text:p>
          </table:table-cell>
          <table:table-cell office:value-type="float" office:value="267929" table:style-name="ce1">
            <text:p>26792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niciativas empresariales financiadas con recursos del Fondo Emprender</text:p>
          </table:table-cell>
          <table:table-cell office:value-type="float" office:value="2665" table:style-name="ce1">
            <text:p>2665</text:p>
          </table:table-cell>
          <table:table-cell office:value-type="float" office:value="186" table:style-name="ce1">
            <text:p>186</text:p>
          </table:table-cell>
          <table:table-cell table:number-columns-repeated="10" table:style-name="ce1"/>
          <table:table-cell office:value-type="string" table:style-name="ce1">
            <text:p>TOTAL ORIENTADOS</text:p>
          </table:table-cell>
          <table:table-cell office:value-type="float" office:value="1376869" table:style-name="ce1">
            <text:p>1376869</text:p>
          </table:table-cell>
          <table:table-cell office:value-type="float" office:value="1071249" table:style-name="ce1">
            <text:p>107124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leos potenciales directos Fondo Emprender</text:p>
          </table:table-cell>
          <table:table-cell office:value-type="float" office:value="5204" table:style-name="ce1">
            <text:p>5204</text:p>
          </table:table-cell>
          <table:table-cell office:value-type="float" office:value="278" table:style-name="ce1">
            <text:p>278</text:p>
          </table:table-cell>
          <table:table-cell table:number-columns-repeated="10" table:style-name="ce1"/>
          <table:table-cell office:value-type="string" table:style-name="ce1">
            <text:p>TASA DE COLOCACION (%)</text:p>
          </table:table-cell>
          <table:table-cell office:value-type="percentage" office:value="0.63" table:style-name="ce11">
            <text:p>63,00%</text:p>
          </table:table-cell>
          <table:table-cell office:value-type="percentage" office:value="0.59740000000000004" table:style-name="ce11">
            <text:p>59,74%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mpleos potenciales directos de full popular a través del Fondo Emprender</text:p>
          </table:table-cell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string" table:style-name="ce8">
            <text:p>EMPRENDIMIENTO Y FORTALECIMIENTO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CONTRATOS DE APRENDIZAJE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Emprendimientos Asesorados</text:p>
          </table:table-cell>
          <table:table-cell office:value-type="float" office:value="4977" table:style-name="ce1">
            <text:p>4977</text:p>
          </table:table-cell>
          <table:table-cell office:value-type="float" office:value="3388" table:style-name="ce1">
            <text:p>338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úmero de Empresas con Cuotas Reguladas</text:p>
          </table:table-cell>
          <table:table-cell office:value-type="float" office:value="42000" table:style-name="ce1">
            <text:p>42000</text:p>
          </table:table-cell>
          <table:table-cell office:value-type="float" office:value="42665" table:style-name="ce1">
            <text:p>42665</text:p>
          </table:table-cell>
          <table:table-cell table:number-columns-repeated="10" table:style-name="ce1"/>
          <table:table-cell office:value-type="string" table:style-name="ce1">
            <text:p>Planes de Negocio Formulados</text:p>
          </table:table-cell>
          <table:table-cell office:value-type="float" office:value="4885" table:style-name="ce1">
            <text:p>4885</text:p>
          </table:table-cell>
          <table:table-cell office:value-type="float" office:value="2296" table:style-name="ce1">
            <text:p>229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Número de Empresas con Cuota Voluntaria</text:p>
          </table:table-cell>
          <table:table-cell office:value-type="float" office:value="4500" table:style-name="ce1">
            <text:p>4500</text:p>
          </table:table-cell>
          <table:table-cell office:value-type="float" office:value="3209" table:style-name="ce1">
            <text:p>3209</text:p>
          </table:table-cell>
          <table:table-cell table:number-columns-repeated="10" table:style-name="ce1"/>
          <table:table-cell office:value-type="string" table:style-name="ce1">
            <text:p>Emprendedores Orientados</text:p>
          </table:table-cell>
          <table:table-cell office:value-type="float" office:value="534864" table:style-name="ce1">
            <text:p>534864</text:p>
          </table:table-cell>
          <table:table-cell office:value-type="float" office:value="449918" table:style-name="ce1">
            <text:p>44991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prendices SENA Con Contrato De Aprendizaje (Incluye contratos voluntarios)</text:p>
          </table:table-cell>
          <table:table-cell office:value-type="float" office:value="259720" table:style-name="ce1">
            <text:p>259720</text:p>
          </table:table-cell>
          <table:table-cell office:value-type="float" office:value="202304" table:style-name="ce1">
            <text:p>202304</text:p>
          </table:table-cell>
          <table:table-cell table:number-columns-repeated="10" table:style-name="ce1"/>
          <table:table-cell office:value-type="string" table:style-name="ce1">
            <text:p>Empresas en Fortalecimiento</text:p>
          </table:table-cell>
          <table:table-cell office:value-type="float" office:value="4025" table:style-name="ce1">
            <text:p>4025</text:p>
          </table:table-cell>
          <table:table-cell office:value-type="float" office:value="3220" table:style-name="ce1">
            <text:p>322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prendices Con Contrato De Aprendizaje - NO SENA</text:p>
          </table:table-cell>
          <table:table-cell office:value-type="float" office:value="110280" table:style-name="ce1">
            <text:p>110280</text:p>
          </table:table-cell>
          <table:table-cell office:value-type="float" office:value="136421" table:style-name="ce1">
            <text:p>136421</text:p>
          </table:table-cell>
          <table:table-cell table:number-columns-repeated="10" table:style-name="ce1"/>
          <table:table-cell office:value-type="string" table:style-name="ce1">
            <text:p>Empleos Fortalecimiento</text:p>
          </table:table-cell>
          <table:table-cell office:value-type="float" office:value="2003" table:style-name="ce1">
            <text:p>2003</text:p>
          </table:table-cell>
          <table:table-cell office:value-type="float" office:value="1594" table:style-name="ce1">
            <text:p>159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Aprendices Con Contrato De Aprendizaje</text:p>
          </table:table-cell>
          <table:table-cell office:value-type="float" office:value="370000" table:style-name="ce1">
            <text:p>370000</text:p>
          </table:table-cell>
          <table:table-cell office:value-type="float" office:value="338725" table:style-name="ce1">
            <text:p>338725</text:p>
          </table:table-cell>
          <table:table-cell table:number-columns-repeated="10" table:style-name="ce1"/>
          <table:table-cell office:value-type="string" table:style-name="ce1">
            <text:p>Empresas Fortalecidas Poblaciones NARP (Incluidas en Empresas en Fortalecimiento)</text:p>
          </table:table-cell>
          <table:table-cell office:value-type="float" office:value="100" table:style-name="ce1">
            <text:p>100</text:p>
          </table:table-cell>
          <table:table-cell office:value-type="float" office:value="186" table:style-name="ce1">
            <text:p>18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prendices Con Contrato De Aprendizaje Voluntario</text:p>
          </table:table-cell>
          <table:table-cell office:value-type="float" office:value="13000" table:style-name="ce1">
            <text:p>13000</text:p>
          </table:table-cell>
          <table:table-cell office:value-type="float" office:value="8850" table:style-name="ce1">
            <text:p>8850</text:p>
          </table:table-cell>
          <table:table-cell table:number-columns-repeated="10" table:style-name="ce1"/>
          <table:table-cell office:value-type="string" table:style-name="ce1">
            <text:p>Empresas Creadas Poblaciones NARP (Incluidas en Empresas creadas a partir del asesoramiento )</text:p>
          </table:table-cell>
          <table:table-cell office:value-type="float" office:value="125" table:style-name="ce1">
            <text:p>125</text:p>
          </table:table-cell>
          <table:table-cell office:value-type="float" office:value="112" table:style-name="ce1">
            <text:p>112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<text:s/>INTERNACIONALIZACIÓN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Planes de negocios formulados de Full Popular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lianzas estratégicas, convenios y/o proyectos nacionales e internacionales suscritos y/o fortalecidos por el SENA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0" table:style-name="ce1"/>
          <table:table-cell office:value-type="string" table:style-name="ce1">
            <text:p>Número de Campesinos atendidos en el programa de emprendimiento</text:p>
          </table:table-cell>
          <table:table-cell office:value-type="float" office:value="100229" table:style-name="ce1">
            <text:p>100229</text:p>
          </table:table-cell>
          <table:table-cell office:value-type="float" office:value="83158" table:style-name="ce1">
            <text:p>8315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ovilidad Internacional (Entrante y saliente)</text:p>
          </table:table-cell>
          <table:table-cell office:value-type="float" office:value="500" table:style-name="ce1">
            <text:p>500</text:p>
          </table:table-cell>
          <table:table-cell office:value-type="float" office:value="246" table:style-name="ce1">
            <text:p>246</text:p>
          </table:table-cell>
          <table:table-cell table:number-columns-repeated="10" table:style-name="ce1"/>
          <table:table-cell office:value-type="string" table:style-name="ce1">
            <text:p>Número de personas de Full Popular atendidos en el programa de emprendimiento</text:p>
          </table:table-cell>
          <table:table-cell office:value-type="float" office:value="7000" table:style-name="ce1">
            <text:p>7000</text:p>
          </table:table-cell>
          <table:table-cell office:value-type="float" office:value="30597" table:style-name="ce1">
            <text:p>3059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ersonas formadas y entrenadas en el marco de alianzas con cooperantes internacionales</text:p>
          </table:table-cell>
          <table:table-cell office:value-type="float" office:value="6000" table:style-name="ce1">
            <text:p>6000</text:p>
          </table:table-cell>
          <table:table-cell office:value-type="float" office:value="5421" table:style-name="ce1">
            <text:p>5421</text:p>
          </table:table-cell>
          <table:table-cell table:number-columns-repeated="10" table:style-name="ce1"/>
          <table:table-cell office:value-type="string" table:style-name="ce1">
            <text:p>No. Planes de Negocio Desplazados por la Violencia</text:p>
          </table:table-cell>
          <table:table-cell office:value-type="float" office:value="3096" table:style-name="ce1">
            <text:p>3096</text:p>
          </table:table-cell>
          <table:table-cell office:value-type="float" office:value="2848" table:style-name="ce1">
            <text:p>2848</text:p>
          </table:table-cell>
          <table:table-cell table:number-columns-repeated="16368"/>
        </table:table-row>
        <table:table-row table:style-name="ro3">
          <table:table-cell office:value-type="string" table:style-name="ce8">
            <text:p>Cupos autorizados FIC</text:p>
          </table:table-cell>
          <table:table-cell office:value-type="string" table:style-name="ce8">
            <text:p>Cupos</text:p>
          </table:table-cell>
          <table:table-cell office:value-type="string" table:style-name="ce8">
            <text:p>EJECUCIÓN</text:p>
          </table:table-cell>
          <table:table-cell table:number-columns-repeated="10" table:style-name="ce1"/>
          <table:table-cell office:value-type="string" table:style-name="ce1">
            <text:p>No. Unidades Productivas Desplazados por la Violencia</text:p>
          </table:table-cell>
          <table:table-cell office:value-type="float" office:value="1703" table:style-name="ce1">
            <text:p>1703</text:p>
          </table:table-cell>
          <table:table-cell office:value-type="float" office:value="1643" table:style-name="ce1">
            <text:p>1643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PERARIOS FIC (Cupos incluidos en meta regular Operarios)</text:p>
          </table:table-cell>
          <table:table-cell office:value-type="float" office:value="2525" table:style-name="ce1">
            <text:p>2525</text:p>
          </table:table-cell>
          <table:table-cell office:value-type="float" office:value="1838" table:style-name="ce1">
            <text:p>1838</text:p>
          </table:table-cell>
          <table:table-cell table:number-columns-repeated="10" table:style-name="ce1"/>
          <table:table-cell office:value-type="string" table:style-name="ce8">
            <text:p>FONDO EMPRENDER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ECNICO LABORAL FIC (Cupos incluidos en meta regular Técnico Laboral)</text:p>
          </table:table-cell>
          <table:table-cell office:value-type="float" office:value="31209" table:style-name="ce1">
            <text:p>31209</text:p>
          </table:table-cell>
          <table:table-cell office:value-type="float" office:value="32161" table:style-name="ce1">
            <text:p>32161</text:p>
          </table:table-cell>
          <table:table-cell table:number-columns-repeated="10" table:style-name="ce1"/>
          <table:table-cell office:value-type="string" table:style-name="ce1">
            <text:p>Iniciativas empresariales financiadas con recursos del Fondo Emprender</text:p>
          </table:table-cell>
          <table:table-cell office:value-type="float" office:value="2665" table:style-name="ce1">
            <text:p>2665</text:p>
          </table:table-cell>
          <table:table-cell office:value-type="float" office:value="186" table:style-name="ce1">
            <text:p>18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RMACION TITULADA FIC (Cupos incluidos en meta regular Formación Titulada)</text:p>
          </table:table-cell>
          <table:table-cell office:value-type="float" office:value="45965" table:style-name="ce1">
            <text:p>45965</text:p>
          </table:table-cell>
          <table:table-cell office:value-type="float" office:value="44107" table:style-name="ce1">
            <text:p>44107</text:p>
          </table:table-cell>
          <table:table-cell table:number-columns-repeated="10" table:style-name="ce1"/>
          <table:table-cell office:value-type="string" table:style-name="ce1">
            <text:p>Empleos potenciales directos Fondo Emprender</text:p>
          </table:table-cell>
          <table:table-cell office:value-type="float" office:value="5204" table:style-name="ce1">
            <text:p>5204</text:p>
          </table:table-cell>
          <table:table-cell office:value-type="float" office:value="278" table:style-name="ce1">
            <text:p>27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RMACION COMPLEMENTARIA FIC (Cupos incluidos en meta regular Formación Complementaria)</text:p>
          </table:table-cell>
          <table:table-cell office:value-type="float" office:value="16830" table:style-name="ce1">
            <text:p>16830</text:p>
          </table:table-cell>
          <table:table-cell office:value-type="float" office:value="13020" table:style-name="ce1">
            <text:p>13020</text:p>
          </table:table-cell>
          <table:table-cell table:number-columns-repeated="10" table:style-name="ce1"/>
          <table:table-cell office:value-type="string" table:style-name="ce1">
            <text:p>Empresas Creadas en Full <text:s/>popular a través del Fondo Emprender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<text:s/>TOTAL FORMACION PROFESIONAL INTEGRAL FIC (Cupos incluidos en meta regular Formación Profesional Integral)</text:p>
          </table:table-cell>
          <table:table-cell office:value-type="float" office:value="62795" table:style-name="ce1">
            <text:p>62795</text:p>
          </table:table-cell>
          <table:table-cell office:value-type="float" office:value="57127" table:style-name="ce1">
            <text:p>57127</text:p>
          </table:table-cell>
          <table:table-cell table:number-columns-repeated="10" table:style-name="ce1"/>
          <table:table-cell office:value-type="string" table:style-name="ce1">
            <text:p>Empleos potenciales directos de full popular a través del Fondo Emprender</text:p>
          </table:table-cell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perarios CampeSENA</text:p>
          </table:table-cell>
          <table:table-cell office:value-type="float" office:value="1920" table:style-name="ce1">
            <text:p>1920</text:p>
          </table:table-cell>
          <table:table-cell office:value-type="float" office:value="2340" table:style-name="ce1">
            <text:p>2340</text:p>
          </table:table-cell>
          <table:table-cell table:number-columns-repeated="10" table:style-name="ce1"/>
          <table:table-cell office:value-type="string" table:style-name="ce8">
            <text:p>CONTRATOS DE APRENDIZAJE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uxiliares CampeSENA</text:p>
          </table:table-cell>
          <table:table-cell office:value-type="float" office:value="945" table:style-name="ce1">
            <text:p>945</text:p>
          </table:table-cell>
          <table:table-cell office:value-type="float" office:value="848" table:style-name="ce1">
            <text:p>848</text:p>
          </table:table-cell>
          <table:table-cell table:number-columns-repeated="10" table:style-name="ce1"/>
          <table:table-cell office:value-type="string" table:style-name="ce1">
            <text:p>Número de Empresas con Cuotas Reguladas</text:p>
          </table:table-cell>
          <table:table-cell office:value-type="float" office:value="42000" table:style-name="ce1">
            <text:p>42000</text:p>
          </table:table-cell>
          <table:table-cell office:value-type="float" office:value="42665" table:style-name="ce1">
            <text:p>4266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écnico Laboral CampeSENA</text:p>
          </table:table-cell>
          <table:table-cell office:value-type="float" office:value="24795" table:style-name="ce1">
            <text:p>24795</text:p>
          </table:table-cell>
          <table:table-cell office:value-type="float" office:value="24856" table:style-name="ce1">
            <text:p>24856</text:p>
          </table:table-cell>
          <table:table-cell table:number-columns-repeated="10" table:style-name="ce1"/>
          <table:table-cell office:value-type="string" table:style-name="ce1">
            <text:p>Número de Empresas con Cuota Voluntaria</text:p>
          </table:table-cell>
          <table:table-cell office:value-type="float" office:value="4500" table:style-name="ce1">
            <text:p>4500</text:p>
          </table:table-cell>
          <table:table-cell office:value-type="float" office:value="3209" table:style-name="ce1">
            <text:p>3209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rmación Complementaria CampeSENA</text:p>
          </table:table-cell>
          <table:table-cell office:value-type="float" office:value="619134" table:style-name="ce1">
            <text:p>619134</text:p>
          </table:table-cell>
          <table:table-cell office:value-type="float" office:value="559024" table:style-name="ce1">
            <text:p>559024</text:p>
          </table:table-cell>
          <table:table-cell table:number-columns-repeated="10" table:style-name="ce1"/>
          <table:table-cell office:value-type="string" table:style-name="ce1">
            <text:p>Aprendices SENA Con Contrato De Aprendizaje (Incluye contratos voluntarios)</text:p>
          </table:table-cell>
          <table:table-cell office:value-type="float" office:value="259720" table:style-name="ce1">
            <text:p>259720</text:p>
          </table:table-cell>
          <table:table-cell office:value-type="float" office:value="202304" table:style-name="ce1">
            <text:p>202304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 CampeSENA</text:p>
          </table:table-cell>
          <table:table-cell office:value-type="float" office:value="649193" table:style-name="ce1">
            <text:p>649193</text:p>
          </table:table-cell>
          <table:table-cell office:value-type="float" office:value="589718" table:style-name="ce1">
            <text:p>589718</text:p>
          </table:table-cell>
          <table:table-cell table:number-columns-repeated="10" table:style-name="ce1"/>
          <table:table-cell office:value-type="string" table:style-name="ce1">
            <text:p>Aprendices Con Contrato De Aprendizaje - NO SENA</text:p>
          </table:table-cell>
          <table:table-cell office:value-type="float" office:value="110280" table:style-name="ce1">
            <text:p>110280</text:p>
          </table:table-cell>
          <table:table-cell office:value-type="float" office:value="136421" table:style-name="ce1">
            <text:p>13642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etención - CampeSENA</text:p>
          </table:table-cell>
          <table:table-cell office:value-type="percentage" office:value="0.89359999999999995" table:style-name="ce11">
            <text:p>89,36%</text:p>
          </table:table-cell>
          <table:table-cell office:value-type="percentage" office:value="0.90949999999999998" table:style-name="ce11">
            <text:p>90,95%</text:p>
          </table:table-cell>
          <table:table-cell table:number-columns-repeated="10" table:style-name="ce1"/>
          <table:table-cell office:value-type="string" table:style-name="ce1">
            <text:p>Total Aprendices Con Contrato De Aprendizaje</text:p>
          </table:table-cell>
          <table:table-cell office:value-type="float" office:value="370000" table:style-name="ce1">
            <text:p>370000</text:p>
          </table:table-cell>
          <table:table-cell office:value-type="float" office:value="338725" table:style-name="ce1">
            <text:p>33872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ertificación - CampeSENA (Incluidas en Formación Profesional Integral)</text:p>
          </table:table-cell>
          <table:table-cell office:value-type="float" office:value="481818" table:style-name="ce1">
            <text:p>481818</text:p>
          </table:table-cell>
          <table:table-cell office:value-type="float" office:value="333924" table:style-name="ce1">
            <text:p>333924</text:p>
          </table:table-cell>
          <table:table-cell table:number-columns-repeated="10" table:style-name="ce1"/>
          <table:table-cell office:value-type="string" table:style-name="ce1">
            <text:p>Aprendices Con Contrato De Aprendizaje Voluntario</text:p>
          </table:table-cell>
          <table:table-cell office:value-type="float" office:value="13000" table:style-name="ce1">
            <text:p>13000</text:p>
          </table:table-cell>
          <table:table-cell office:value-type="float" office:value="8850" table:style-name="ce1">
            <text:p>885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Unidades productivas creadas para la estrategia CampeSENA</text:p>
          </table:table-cell>
          <table:table-cell office:value-type="float" office:value="3948" table:style-name="ce1">
            <text:p>3948</text:p>
          </table:table-cell>
          <table:table-cell office:value-type="float" office:value="489" table:style-name="ce1">
            <text:p>489</text:p>
          </table:table-cell>
          <table:table-cell table:number-columns-repeated="10" table:style-name="ce1"/>
          <table:table-cell office:value-type="string" table:style-name="ce8">
            <text:p><text:s/>INTERNACIONALIZACIÓN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Unidades productivas fortalecidas para la estrategia CampeSENA</text:p>
          </table:table-cell>
          <table:table-cell office:value-type="float" office:value="4000" table:style-name="ce1">
            <text:p>4000</text:p>
          </table:table-cell>
          <table:table-cell office:value-type="float" office:value="1717" table:style-name="ce1">
            <text:p>1717</text:p>
          </table:table-cell>
          <table:table-cell table:number-columns-repeated="10" table:style-name="ce1"/>
          <table:table-cell office:value-type="string" table:style-name="ce1">
            <text:p>Alianzas estratégicas, convenios y/o proyectos nacionales e internacionales suscritos y/o fortalecidos por el SENA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yectos productivos beneficiados para la estrategia CampeSENA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string" table:style-name="ce1">
            <text:p>Movilidad Internacional (Entrante y saliente)</text:p>
          </table:table-cell>
          <table:table-cell office:value-type="float" office:value="500" table:style-name="ce1">
            <text:p>500</text:p>
          </table:table-cell>
          <table:table-cell office:value-type="float" office:value="246" table:style-name="ce1">
            <text:p>246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Proyectos productivos formulados para la estrategia CampeSENA</text:p>
          </table:table-cell>
          <table:table-cell office:value-type="float" office:value="2120" table:style-name="ce1">
            <text:p>2120</text:p>
          </table:table-cell>
          <table:table-cell office:value-type="float" office:value="2114" table:style-name="ce1">
            <text:p>2114</text:p>
          </table:table-cell>
          <table:table-cell table:number-columns-repeated="10" table:style-name="ce1"/>
          <table:table-cell office:value-type="string" table:style-name="ce1">
            <text:p>Personas formadas y entrenadas en el marco de alianzas con cooperantes internacionales</text:p>
          </table:table-cell>
          <table:table-cell office:value-type="float" office:value="6000" table:style-name="ce1">
            <text:p>6000</text:p>
          </table:table-cell>
          <table:table-cell office:value-type="float" office:value="5421" table:style-name="ce1">
            <text:p>542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Operarios Full Popular</text:p>
          </table:table-cell>
          <table:table-cell office:value-type="float" office:value="1504" table:style-name="ce1">
            <text:p>1504</text:p>
          </table:table-cell>
          <table:table-cell office:value-type="float" office:value="1823" table:style-name="ce1">
            <text:p>1823</text:p>
          </table:table-cell>
          <table:table-cell table:number-columns-repeated="10" table:style-name="ce1"/>
          <table:table-cell office:value-type="string" table:style-name="ce8">
            <text:p>Cupos autorizados FIC</text:p>
          </table:table-cell>
          <table:table-cell office:value-type="string" table:style-name="ce8">
            <text:p>Cupos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Auxiliares Full Popular</text:p>
          </table:table-cell>
          <table:table-cell office:value-type="float" office:value="1091" table:style-name="ce1">
            <text:p>1091</text:p>
          </table:table-cell>
          <table:table-cell office:value-type="float" office:value="913" table:style-name="ce1">
            <text:p>913</text:p>
          </table:table-cell>
          <table:table-cell table:number-columns-repeated="10" table:style-name="ce1"/>
          <table:table-cell office:value-type="string" table:style-name="ce1">
            <text:p>TECNOLOGOS FIC (Cupos incluidos en meta regular Tecnólogos)</text:p>
          </table:table-cell>
          <table:table-cell office:value-type="float" office:value="12231" table:style-name="ce1">
            <text:p>12231</text:p>
          </table:table-cell>
          <table:table-cell office:value-type="float" office:value="10108" table:style-name="ce1">
            <text:p>1010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écnico Laboral Full Popular</text:p>
          </table:table-cell>
          <table:table-cell office:value-type="float" office:value="3881" table:style-name="ce1">
            <text:p>3881</text:p>
          </table:table-cell>
          <table:table-cell office:value-type="float" office:value="4537" table:style-name="ce1">
            <text:p>4537</text:p>
          </table:table-cell>
          <table:table-cell table:number-columns-repeated="10" table:style-name="ce1"/>
          <table:table-cell office:value-type="string" table:style-name="ce1">
            <text:p>OPERARIOS FIC (Cupos incluidos en meta regular Operarios)</text:p>
          </table:table-cell>
          <table:table-cell office:value-type="float" office:value="2525" table:style-name="ce1">
            <text:p>2525</text:p>
          </table:table-cell>
          <table:table-cell office:value-type="float" office:value="1838" table:style-name="ce1">
            <text:p>183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rmación Complementaria Full Popular (M)</text:p>
          </table:table-cell>
          <table:table-cell office:value-type="float" office:value="94200" table:style-name="ce1">
            <text:p>94200</text:p>
          </table:table-cell>
          <table:table-cell office:value-type="float" office:value="120795" table:style-name="ce1">
            <text:p>120795</text:p>
          </table:table-cell>
          <table:table-cell table:number-columns-repeated="10" table:style-name="ce1"/>
          <table:table-cell office:value-type="string" table:style-name="ce1">
            <text:p>TECNICO LABORAL FIC (Cupos incluidos en meta regular Técnico Laboral)</text:p>
          </table:table-cell>
          <table:table-cell office:value-type="float" office:value="31209" table:style-name="ce1">
            <text:p>31209</text:p>
          </table:table-cell>
          <table:table-cell office:value-type="float" office:value="32161" table:style-name="ce1">
            <text:p>3216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Formación Profesional Full Popular</text:p>
          </table:table-cell>
          <table:table-cell office:value-type="float" office:value="101354" table:style-name="ce1">
            <text:p>101354</text:p>
          </table:table-cell>
          <table:table-cell office:value-type="float" office:value="128709" table:style-name="ce1">
            <text:p>128709</text:p>
          </table:table-cell>
          <table:table-cell table:number-columns-repeated="10" table:style-name="ce1"/>
          <table:table-cell office:value-type="string" table:style-name="ce1">
            <text:p>FORMACION TITULADA FIC (Cupos incluidos en meta regular Formación Titulada)</text:p>
          </table:table-cell>
          <table:table-cell office:value-type="float" office:value="45965" table:style-name="ce1">
            <text:p>45965</text:p>
          </table:table-cell>
          <table:table-cell office:value-type="float" office:value="44107" table:style-name="ce1">
            <text:p>4410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etención - Full <text:s/>Popular</text:p>
          </table:table-cell>
          <table:table-cell office:value-type="percentage" office:value="0.61009999999999998" table:style-name="ce11">
            <text:p>61,01%</text:p>
          </table:table-cell>
          <table:table-cell office:value-type="percentage" office:value="0.86029999999999995" table:style-name="ce11">
            <text:p>86,03%</text:p>
          </table:table-cell>
          <table:table-cell table:number-columns-repeated="10" table:style-name="ce1"/>
          <table:table-cell office:value-type="string" table:style-name="ce1">
            <text:p>FORMACION COMPLEMENTARIA FIC (Cupos incluidos en meta regular Formación Complementaria)</text:p>
          </table:table-cell>
          <table:table-cell office:value-type="float" office:value="16830" table:style-name="ce1">
            <text:p>16830</text:p>
          </table:table-cell>
          <table:table-cell office:value-type="float" office:value="13020" table:style-name="ce1">
            <text:p>13020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ertificación - Full <text:s/>Popular (Incluidas en Formación Profesional Integral)</text:p>
          </table:table-cell>
          <table:table-cell office:value-type="float" office:value="54421" table:style-name="ce1">
            <text:p>54421</text:p>
          </table:table-cell>
          <table:table-cell office:value-type="float" office:value="87251" table:style-name="ce1">
            <text:p>87251</text:p>
          </table:table-cell>
          <table:table-cell table:number-columns-repeated="10" table:style-name="ce1"/>
          <table:table-cell office:value-type="string" table:style-name="ce1">
            <text:p><text:s/>TOTAL FORMACION PROFESIONAL INTEGRAL FIC (Cupos incluidos en meta regular Formación Profesional Integral)</text:p>
          </table:table-cell>
          <table:table-cell office:value-type="float" office:value="62795" table:style-name="ce1">
            <text:p>62795</text:p>
          </table:table-cell>
          <table:table-cell office:value-type="float" office:value="57127" table:style-name="ce1">
            <text:p>5712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Estrategia Formación Continua Especial Campesina (En el marco de FEEC)</text:p>
          </table:table-cell>
          <table:table-cell office:value-type="float" office:value="30000" table:style-name="ce1">
            <text:p>30000</text:p>
          </table:table-cell>
          <table:table-cell office:value-type="float" office:value="2440" table:style-name="ce1">
            <text:p>2440</text:p>
          </table:table-cell>
          <table:table-cell table:number-columns-repeated="10" table:style-name="ce1"/>
          <table:table-cell office:value-type="string" table:style-name="ce8">
            <text:p>CAMPESENA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Total Estrategia Formación Continua Especial Campesina (En el marco de FEEC)</text:p>
          </table:table-cell>
          <table:table-cell office:value-type="float" office:value="30000" table:style-name="ce1">
            <text:p>30000</text:p>
          </table:table-cell>
          <table:table-cell office:value-type="float" office:value="2440" table:style-name="ce1">
            <text:p>2440</text:p>
          </table:table-cell>
          <table:table-cell table:number-columns-repeated="10" table:style-name="ce1"/>
          <table:table-cell office:value-type="string" table:style-name="ce1">
            <text:p>Tecnólogos CampeSENA</text:p>
          </table:table-cell>
          <table:table-cell office:value-type="float" office:value="2399" table:style-name="ce1">
            <text:p>2399</text:p>
          </table:table-cell>
          <table:table-cell office:value-type="float" office:value="2650" table:style-name="ce1">
            <text:p>2650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Operarios CampeSENA</text:p>
          </table:table-cell>
          <table:table-cell office:value-type="float" office:value="1920" table:style-name="ce1">
            <text:p>1920</text:p>
          </table:table-cell>
          <table:table-cell office:value-type="float" office:value="2340" table:style-name="ce1">
            <text:p>2340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Auxiliares CampeSENA</text:p>
          </table:table-cell>
          <table:table-cell office:value-type="float" office:value="945" table:style-name="ce1">
            <text:p>945</text:p>
          </table:table-cell>
          <table:table-cell office:value-type="float" office:value="848" table:style-name="ce1">
            <text:p>848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Técnico Laboral CampeSENA</text:p>
          </table:table-cell>
          <table:table-cell office:value-type="float" office:value="24795" table:style-name="ce1">
            <text:p>24795</text:p>
          </table:table-cell>
          <table:table-cell office:value-type="float" office:value="24856" table:style-name="ce1">
            <text:p>24856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Formación Complementaria CampeSENA</text:p>
          </table:table-cell>
          <table:table-cell office:value-type="float" office:value="619134" table:style-name="ce1">
            <text:p>619134</text:p>
          </table:table-cell>
          <table:table-cell office:value-type="float" office:value="559024" table:style-name="ce1">
            <text:p>559024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Total Formación Profesional CampeSENA</text:p>
          </table:table-cell>
          <table:table-cell office:value-type="float" office:value="649193" table:style-name="ce1">
            <text:p>649193</text:p>
          </table:table-cell>
          <table:table-cell office:value-type="float" office:value="589718" table:style-name="ce1">
            <text:p>589718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Retención - CampeSENA</text:p>
          </table:table-cell>
          <table:table-cell office:value-type="percentage" office:value="0.89359999999999995" table:style-name="ce11">
            <text:p>89,36%</text:p>
          </table:table-cell>
          <table:table-cell office:value-type="percentage" office:value="0.90949999999999998" table:style-name="ce11">
            <text:p>90,95%</text:p>
          </table:table-cell>
          <table:table-cell table:number-columns-repeated="16368"/>
        </table:table-row>
        <table:table-row table:style-name="ro3">
          <table:table-cell table:number-columns-repeated="13" table:style-name="ce1"/>
          <table:table-cell office:value-type="string" table:style-name="ce1">
            <text:p>Certificación - CampeSENA (Incluidas en Formación Profesional Integral)</text:p>
          </table:table-cell>
          <table:table-cell office:value-type="float" office:value="481818" table:style-name="ce1">
            <text:p>481818</text:p>
          </table:table-cell>
          <table:table-cell office:value-type="float" office:value="333924" table:style-name="ce1">
            <text:p>333924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Certificaciones de competencias laborales expedidas para CampeSENA (A)</text:p>
          </table:table-cell>
          <table:table-cell office:value-type="float" office:value="49870" table:style-name="ce1">
            <text:p>49870</text:p>
          </table:table-cell>
          <table:table-cell office:value-type="float" office:value="60301" table:style-name="ce1">
            <text:p>60301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Productividad CampeSENA</text:p>
          </table:table-cell>
          <table:table-cell table:number-columns-repeated="16370" table:style-name="ce1"/>
        </table:table-row>
        <table:table-row table:style-name="ro3">
          <table:table-cell table:number-columns-repeated="13"/>
          <table:table-cell office:value-type="string" table:style-name="ce1">
            <text:p>Unidades productivas creadas para la estrategia CampeSENA</text:p>
          </table:table-cell>
          <table:table-cell office:value-type="float" office:value="3948" table:style-name="ce1">
            <text:p>3948</text:p>
          </table:table-cell>
          <table:table-cell office:value-type="float" office:value="489" table:style-name="ce1">
            <text:p>489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Unidades productivas fortalecidas para la estrategia CampeSENA</text:p>
          </table:table-cell>
          <table:table-cell office:value-type="float" office:value="4000" table:style-name="ce1">
            <text:p>4000</text:p>
          </table:table-cell>
          <table:table-cell office:value-type="float" office:value="1717" table:style-name="ce1">
            <text:p>1717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Proyectos productivos beneficiados para la estrategia CampeSENA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Proyectos productivos formulados para la estrategia CampeSENA</text:p>
          </table:table-cell>
          <table:table-cell office:value-type="float" office:value="2120" table:style-name="ce1">
            <text:p>2120</text:p>
          </table:table-cell>
          <table:table-cell office:value-type="float" office:value="2114" table:style-name="ce1">
            <text:p>2114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8">
            <text:p>FULL POPULAR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Tecnólogos Full Popular</text:p>
          </table:table-cell>
          <table:table-cell office:value-type="float" office:value="678" table:style-name="ce1">
            <text:p>678</text:p>
          </table:table-cell>
          <table:table-cell office:value-type="float" office:value="641" table:style-name="ce1">
            <text:p>641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Operarios Full Popular</text:p>
          </table:table-cell>
          <table:table-cell office:value-type="float" office:value="1504" table:style-name="ce1">
            <text:p>1504</text:p>
          </table:table-cell>
          <table:table-cell office:value-type="float" office:value="1823" table:style-name="ce1">
            <text:p>1823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Auxiliares Full Popular</text:p>
          </table:table-cell>
          <table:table-cell office:value-type="float" office:value="1091" table:style-name="ce1">
            <text:p>1091</text:p>
          </table:table-cell>
          <table:table-cell office:value-type="float" office:value="913" table:style-name="ce1">
            <text:p>913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Técnico Laboral Full Popular</text:p>
          </table:table-cell>
          <table:table-cell office:value-type="float" office:value="3881" table:style-name="ce1">
            <text:p>3881</text:p>
          </table:table-cell>
          <table:table-cell office:value-type="float" office:value="4537" table:style-name="ce1">
            <text:p>4537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Formación Complementaria Full Popular (M)</text:p>
          </table:table-cell>
          <table:table-cell office:value-type="float" office:value="94200" table:style-name="ce1">
            <text:p>94200</text:p>
          </table:table-cell>
          <table:table-cell office:value-type="float" office:value="120795" table:style-name="ce1">
            <text:p>120795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Total Formación Profesional Full Popular</text:p>
          </table:table-cell>
          <table:table-cell office:value-type="float" office:value="101354" table:style-name="ce1">
            <text:p>101354</text:p>
          </table:table-cell>
          <table:table-cell office:value-type="float" office:value="128709" table:style-name="ce1">
            <text:p>128709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Retención - Full <text:s/>Popular</text:p>
          </table:table-cell>
          <table:table-cell office:value-type="percentage" office:value="0.61009999999999998" table:style-name="ce11">
            <text:p>61,01%</text:p>
          </table:table-cell>
          <table:table-cell office:value-type="percentage" office:value="0.86029999999999995" table:style-name="ce11">
            <text:p>86,03%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Certificación - Full <text:s/>Popular (Incluidas en Formación Profesional Integral)</text:p>
          </table:table-cell>
          <table:table-cell office:value-type="float" office:value="54421" table:style-name="ce1">
            <text:p>54421</text:p>
          </table:table-cell>
          <table:table-cell office:value-type="float" office:value="87251" table:style-name="ce1">
            <text:p>87251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Certificaciones de competencia Laboral expedidas en Full Popular (B)</text:p>
          </table:table-cell>
          <table:table-cell office:value-type="float" office:value="31221" table:style-name="ce1">
            <text:p>31221</text:p>
          </table:table-cell>
          <table:table-cell office:value-type="float" office:value="30412" table:style-name="ce1">
            <text:p>30412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8">
            <text:p>Estrategia <text:s/>Formación Continua Especial Campesina (FEEC)</text:p>
          </table:table-cell>
          <table:table-cell office:value-type="string" table:style-name="ce8">
            <text:p>META</text:p>
          </table:table-cell>
          <table:table-cell office:value-type="string" table:style-name="ce8">
            <text:p>EJECUCIÓN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Estrategia Formación Continua Especial Campesina (En el marco de FEEC)</text:p>
          </table:table-cell>
          <table:table-cell office:value-type="float" office:value="30000" table:style-name="ce1">
            <text:p>30000</text:p>
          </table:table-cell>
          <table:table-cell office:value-type="float" office:value="2440" table:style-name="ce1">
            <text:p>2440</text:p>
          </table:table-cell>
          <table:table-cell table:number-columns-repeated="16368"/>
        </table:table-row>
        <table:table-row table:style-name="ro3">
          <table:table-cell table:number-columns-repeated="13"/>
          <table:table-cell office:value-type="string" table:style-name="ce1">
            <text:p>Total Estrategia Formación Continua Especial Campesina (En el marco de FEEC)</text:p>
          </table:table-cell>
          <table:table-cell office:value-type="float" office:value="30000" table:style-name="ce1">
            <text:p>30000</text:p>
          </table:table-cell>
          <table:table-cell office:value-type="float" office:value="2440" table:style-name="ce1">
            <text:p>2440</text:p>
          </table:table-cell>
          <table:table-cell table:number-columns-repeated="16368"/>
        </table:table-row>
        <table:table-row table:number-rows-repeated="1048429" table:style-name="ro5">
          <table:table-cell table:number-columns-repeated="16384"/>
        </table:table-row>
      </table:table>
      <table:table table:name="formacio_regional" table:style-name="ta2">
        <table:table-column table:style-name="co7" table:number-columns-repeated="16384" table:default-cell-style-name="ce1"/>
        <table:table-row table:style-name="ro8">
          <table:table-cell office:value-type="string" table:number-columns-spanned="1" table:number-rows-spanned="2" table:style-name="ce48">
            <text:p>CÓDIGO REGIONAL</text:p>
            <text:p/>
            <text:p/>
            <text:p/>
            <text:p/>
          </table:table-cell>
          <table:table-cell office:value-type="string" table:number-columns-spanned="1" table:number-rows-spanned="2" table:style-name="ce49">
            <text:p>NOMBRE REGIONAL</text:p>
            <text:p/>
            <text:p/>
            <text:p/>
            <text:p/>
          </table:table-cell>
          <table:table-cell office:value-type="string" table:number-columns-spanned="3" table:number-rows-spanned="1" table:style-name="ce50">
            <text:p>Tecnologos Regular - Presencial</text:p>
          </table:table-cell>
          <table:covered-table-cell table:number-columns-repeated="2"/>
          <table:table-cell office:value-type="string" table:number-columns-spanned="3" table:number-rows-spanned="1" table:style-name="ce50">
            <text:p>Tecnólogos Regular - Virtual</text:p>
          </table:table-cell>
          <table:covered-table-cell table:number-columns-repeated="2"/>
          <table:table-cell office:value-type="string" table:number-columns-spanned="3" table:number-rows-spanned="1" table:style-name="ce50">
            <text:p>Tecnólogos Regular - A Distancia</text:p>
          </table:table-cell>
          <table:covered-table-cell table:number-columns-repeated="2"/>
          <table:table-cell office:value-type="string" table:number-columns-spanned="3" table:number-rows-spanned="1" table:style-name="ce50">
            <text:p>Tecnólogos CampeSENA</text:p>
          </table:table-cell>
          <table:covered-table-cell table:number-columns-repeated="2"/>
          <table:table-cell office:value-type="string" table:number-columns-spanned="3" table:number-rows-spanned="1" table:style-name="ce50">
            <text:p>Tecnólogos Full Popular</text:p>
          </table:table-cell>
          <table:covered-table-cell table:number-columns-repeated="2"/>
          <table:table-cell office:value-type="string" table:number-columns-spanned="3" table:number-rows-spanned="1" table:style-name="ce51">
            <text:p>Total Tecnólogos (E)</text:p>
          </table:table-cell>
          <table:covered-table-cell table:number-columns-repeated="2"/>
          <table:table-cell office:value-type="string" table:number-columns-spanned="3" table:number-rows-spanned="1" table:style-name="ce52">
            <text:p>TOTAL EDUCACION SUPERIOR (E)</text:p>
          </table:table-cell>
          <table:covered-table-cell table:number-columns-repeated="2"/>
          <table:table-cell office:value-type="string" table:number-columns-spanned="3" table:number-rows-spanned="1" table:style-name="ce53">
            <text:p>Operarios Regular</text:p>
          </table:table-cell>
          <table:covered-table-cell table:number-columns-repeated="2"/>
          <table:table-cell office:value-type="string" table:number-columns-spanned="3" table:number-rows-spanned="1" table:style-name="ce53">
            <text:p>Operarios CampeSENA</text:p>
          </table:table-cell>
          <table:covered-table-cell table:number-columns-repeated="2"/>
          <table:table-cell office:value-type="string" table:number-columns-spanned="3" table:number-rows-spanned="1" table:style-name="ce53">
            <text:p>Operarios Full Popular</text:p>
          </table:table-cell>
          <table:covered-table-cell table:number-columns-repeated="2"/>
          <table:table-cell office:value-type="string" table:number-columns-spanned="3" table:number-rows-spanned="1" table:style-name="ce54">
            <text:p>Total Operarios (B)</text:p>
          </table:table-cell>
          <table:covered-table-cell table:number-columns-repeated="2"/>
          <table:table-cell office:value-type="string" table:number-columns-spanned="3" table:number-rows-spanned="1" table:style-name="ce53">
            <text:p>Auxiliares Regular</text:p>
          </table:table-cell>
          <table:covered-table-cell table:number-columns-repeated="2"/>
          <table:table-cell office:value-type="string" table:number-columns-spanned="3" table:number-rows-spanned="1" table:style-name="ce53">
            <text:p>Auxiliares CampeSENA</text:p>
          </table:table-cell>
          <table:covered-table-cell table:number-columns-repeated="2"/>
          <table:table-cell office:value-type="string" table:number-columns-spanned="3" table:number-rows-spanned="1" table:style-name="ce53">
            <text:p>Auxiliares Full Popular</text:p>
          </table:table-cell>
          <table:covered-table-cell table:number-columns-repeated="2"/>
          <table:table-cell office:value-type="string" table:number-columns-spanned="3" table:number-rows-spanned="1" table:style-name="ce54">
            <text:p>Total Auxiliares (A)</text:p>
          </table:table-cell>
          <table:covered-table-cell table:number-columns-repeated="2"/>
          <table:table-cell office:value-type="string" table:number-columns-spanned="3" table:number-rows-spanned="1" table:style-name="ce53">
            <text:p>Técnico Laboral Regular - Presencial</text:p>
          </table:table-cell>
          <table:covered-table-cell table:number-columns-repeated="2"/>
          <table:table-cell office:value-type="string" table:number-columns-spanned="3" table:number-rows-spanned="1" table:style-name="ce53">
            <text:p>Técnico Laboral Regular - Virtual</text:p>
          </table:table-cell>
          <table:covered-table-cell table:number-columns-repeated="2"/>
          <table:table-cell office:value-type="string" table:number-columns-spanned="3" table:number-rows-spanned="1" table:style-name="ce53">
            <text:p>Técnico Laboral CampeSENA</text:p>
          </table:table-cell>
          <table:covered-table-cell table:number-columns-repeated="2"/>
          <table:table-cell office:value-type="string" table:number-columns-spanned="3" table:number-rows-spanned="1" table:style-name="ce53">
            <text:p>Técnico Laboral Full Popular</text:p>
          </table:table-cell>
          <table:covered-table-cell table:number-columns-repeated="2"/>
          <table:table-cell office:value-type="string" table:number-columns-spanned="3" table:number-rows-spanned="1" table:style-name="ce53">
            <text:p>Técnico Laboral Articulación con la Media</text:p>
          </table:table-cell>
          <table:covered-table-cell table:number-columns-repeated="2"/>
          <table:table-cell office:value-type="string" table:number-columns-spanned="3" table:number-rows-spanned="1" table:style-name="ce54">
            <text:p>Total Técnico Laboral (C)</text:p>
          </table:table-cell>
          <table:covered-table-cell table:number-columns-repeated="2"/>
          <table:table-cell office:value-type="string" table:number-columns-spanned="3" table:number-rows-spanned="1" table:style-name="ce54">
            <text:p>Total Profundización Técnica (T)</text:p>
          </table:table-cell>
          <table:covered-table-cell table:number-columns-repeated="2"/>
          <table:table-cell office:value-type="string" table:number-columns-spanned="3" table:number-rows-spanned="1" table:style-name="ce55">
            <text:p>TOTAL FORMACIÓN LABORAL (Operarios, Auxiliar <text:s/>y técnico laboral, profundización técnica) (D=A+B+C+T)</text:p>
          </table:table-cell>
          <table:covered-table-cell table:number-columns-repeated="2"/>
          <table:table-cell table:number-columns-spanned="3" table:number-rows-spanned="1" table:style-name="ce56"/>
          <table:covered-table-cell table:number-columns-repeated="2"/>
          <table:table-cell office:value-type="string" table:number-columns-spanned="3" table:number-rows-spanned="1" table:style-name="ce57">
            <text:p>Formación Complementaria - Virtual <text:s/>(Sin Bilingüismo) (G)</text:p>
          </table:table-cell>
          <table:covered-table-cell table:number-columns-repeated="2"/>
          <table:table-cell office:value-type="string" table:number-columns-spanned="3" table:number-rows-spanned="1" table:style-name="ce57">
            <text:p>Formación Complementaria - Presencial (Sin Bilingüismo) (H)</text:p>
          </table:table-cell>
          <table:covered-table-cell table:number-columns-repeated="2"/>
          <table:table-cell office:value-type="string" table:number-columns-spanned="3" table:number-rows-spanned="1" table:style-name="ce58">
            <text:p>Programa de Bilingüismo - Virtual (I)</text:p>
          </table:table-cell>
          <table:covered-table-cell table:number-columns-repeated="2"/>
          <table:table-cell office:value-type="string" table:number-columns-spanned="3" table:number-rows-spanned="1" table:style-name="ce58">
            <text:p>Programa de Bilingüismo - Presencial (J)</text:p>
          </table:table-cell>
          <table:covered-table-cell table:number-columns-repeated="2"/>
          <table:table-cell office:value-type="string" table:number-columns-spanned="3" table:number-rows-spanned="1" table:style-name="ce57">
            <text:p>Total Programa de Bilinguïsmo (K)</text:p>
          </table:table-cell>
          <table:covered-table-cell table:number-columns-repeated="2"/>
          <table:table-cell office:value-type="string" table:number-columns-spanned="3" table:number-rows-spanned="1" table:style-name="ce57">
            <text:p>Formación Complementaria CampeSENA (L)</text:p>
          </table:table-cell>
          <table:covered-table-cell table:number-columns-repeated="2"/>
          <table:table-cell office:value-type="string" table:number-columns-spanned="3" table:number-rows-spanned="1" table:style-name="ce57">
            <text:p>Formación Complementaria Full Popular (M)</text:p>
          </table:table-cell>
          <table:covered-table-cell table:number-columns-repeated="2"/>
          <table:table-cell office:value-type="string" table:number-columns-spanned="3" table:number-rows-spanned="1" table:style-name="ce59">
            <text:p>TOTAL FORMACION COMPLEMENTARIA (N) = (G+H+K+L+M)</text:p>
          </table:table-cell>
          <table:covered-table-cell table:number-columns-repeated="2"/>
          <table:table-cell office:value-type="string" table:number-columns-spanned="3" table:number-rows-spanned="1" table:style-name="ce60">
            <text:p>Incluye los cupos de Formación continua especial campesina</text:p>
          </table:table-cell>
          <table:covered-table-cell table:number-columns-repeated="2"/>
          <table:table-cell office:value-type="string" table:number-columns-spanned="3" table:number-rows-spanned="1" table:style-name="ce61">
            <text:p>Total Formación Profesional CampeSENA</text:p>
          </table:table-cell>
          <table:covered-table-cell table:number-columns-repeated="2"/>
          <table:table-cell office:value-type="string" table:number-columns-spanned="3" table:number-rows-spanned="1" table:style-name="ce61">
            <text:p>Total Formación Profesional Full Popular</text:p>
          </table:table-cell>
          <table:covered-table-cell table:number-columns-repeated="2"/>
          <table:table-cell office:value-type="string" table:number-columns-spanned="3" table:number-rows-spanned="1" table:style-name="ce61">
            <text:p>Total Formación Profesional Integral - Virtual</text:p>
          </table:table-cell>
          <table:covered-table-cell table:number-columns-repeated="2"/>
          <table:table-cell office:value-type="string" table:number-columns-spanned="60" table:number-rows-spanned="1" table:style-name="ce62">
            <text:p>RETENCIÓN</text:p>
          </table:table-cell>
          <table:covered-table-cell table:number-columns-repeated="59"/>
          <table:table-cell office:value-type="string" table:number-columns-spanned="24" table:number-rows-spanned="1" table:style-name="ce62">
            <text:p>CERTIFICACIÓN</text:p>
          </table:table-cell>
          <table:covered-table-cell table:number-columns-repeated="23"/>
          <table:table-cell table:number-columns-repeated="16190"/>
        </table:table-row>
        <table:table-row table:style-name="ro9">
          <table:covered-table-cell/>
          <table:covered-table-cell/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2">
            <text:p>Cupos</text:p>
          </table:table-cell>
          <table:table-cell office:value-type="string" table:style-name="ce12">
            <text:p>Ejecución</text:p>
          </table:table-cell>
          <table:table-cell office:value-type="string" table:style-name="ce12">
            <text:p>% Ejecución</text:p>
          </table:table-cell>
          <table:table-cell office:value-type="string" table:style-name="ce13">
            <text:p>FORMACIÓN LABORAL <text:s/>- Presencial</text:p>
          </table:table-cell>
          <table:table-cell office:value-type="string" table:style-name="ce13">
            <text:p>FORMACIÓN LABORAL <text:s/>- Presencial</text:p>
          </table:table-cell>
          <table:table-cell office:value-type="string" table:style-name="ce13">
            <text:p>FORMACIÓN LABORAL <text:s/>- Presencial</text:p>
          </table:table-cell>
          <table:table-cell office:value-type="string" table:style-name="ce13">
            <text:p>FORMACIÓN LABORAL <text:s/>- Virtual</text:p>
          </table:table-cell>
          <table:table-cell office:value-type="string" table:style-name="ce13">
            <text:p>FORMACIÓN LABORAL <text:s/>- Virtual</text:p>
          </table:table-cell>
          <table:table-cell office:value-type="string" table:style-name="ce13">
            <text:p>FORMACIÓN LABORAL <text:s/>- Virtual</text:p>
          </table:table-cell>
          <table:table-cell office:value-type="string" table:style-name="ce14">
            <text:p>TOTAL FORMACIÓN LABORAL</text:p>
          </table:table-cell>
          <table:table-cell office:value-type="string" table:style-name="ce14">
            <text:p>TOTAL FORMACIÓN LABORAL</text:p>
          </table:table-cell>
          <table:table-cell office:value-type="string" table:style-name="ce14">
            <text:p>TOTAL FORMACIÓN LABORAL</text:p>
          </table:table-cell>
          <table:table-cell office:value-type="string" table:style-name="ce13">
            <text:p>EDUCACION SUPERIOR - <text:s text:c="2"/>Presencial</text:p>
          </table:table-cell>
          <table:table-cell office:value-type="string" table:style-name="ce13">
            <text:p>EDUCACION SUPERIOR - <text:s text:c="2"/>Presencial</text:p>
          </table:table-cell>
          <table:table-cell office:value-type="string" table:style-name="ce13">
            <text:p>EDUCACION SUPERIOR - <text:s text:c="2"/>Presencial</text:p>
          </table:table-cell>
          <table:table-cell office:value-type="string" table:style-name="ce13">
            <text:p>EDUCACION SUPERIOR - <text:s/>Virtual</text:p>
          </table:table-cell>
          <table:table-cell office:value-type="string" table:style-name="ce13">
            <text:p>EDUCACION SUPERIOR - <text:s/>Virtual</text:p>
          </table:table-cell>
          <table:table-cell office:value-type="string" table:style-name="ce13">
            <text:p>EDUCACION SUPERIOR - <text:s/>Virtual</text:p>
          </table:table-cell>
          <table:table-cell office:value-type="string" table:style-name="ce14">
            <text:p>TOTAL EDUCACION SUPERIOR</text:p>
          </table:table-cell>
          <table:table-cell office:value-type="string" table:style-name="ce14">
            <text:p>TOTAL EDUCACION SUPERIOR</text:p>
          </table:table-cell>
          <table:table-cell office:value-type="string" table:style-name="ce14">
            <text:p>TOTAL EDUCACION SUPERIOR</text:p>
          </table:table-cell>
          <table:table-cell office:value-type="string" table:style-name="ce13">
            <text:p>TOTAL TITULADA -Presencial</text:p>
          </table:table-cell>
          <table:table-cell office:value-type="string" table:style-name="ce13">
            <text:p>TOTAL TITULADA -Presencial</text:p>
          </table:table-cell>
          <table:table-cell office:value-type="string" table:style-name="ce13">
            <text:p>TOTAL TITULADA -Presencial</text:p>
          </table:table-cell>
          <table:table-cell office:value-type="string" table:style-name="ce13">
            <text:p>TOTAL TITULADA - Virtual</text:p>
          </table:table-cell>
          <table:table-cell office:value-type="string" table:style-name="ce13">
            <text:p>TOTAL TITULADA - Virtual</text:p>
          </table:table-cell>
          <table:table-cell office:value-type="string" table:style-name="ce13">
            <text:p>TOTAL TITULADA - Virtual</text:p>
          </table:table-cell>
          <table:table-cell office:value-type="string" table:style-name="ce14">
            <text:p>TOTAL TITULADA</text:p>
          </table:table-cell>
          <table:table-cell office:value-type="string" table:style-name="ce14">
            <text:p>TOTAL TITULADA</text:p>
          </table:table-cell>
          <table:table-cell office:value-type="string" table:style-name="ce14">
            <text:p>TOTAL TITULADA</text:p>
          </table:table-cell>
          <table:table-cell office:value-type="string" table:style-name="ce13">
            <text:p>COMPLEMENTARIA - Presencial</text:p>
          </table:table-cell>
          <table:table-cell office:value-type="string" table:style-name="ce13">
            <text:p>COMPLEMENTARIA - Presencial</text:p>
          </table:table-cell>
          <table:table-cell office:value-type="string" table:style-name="ce13">
            <text:p>COMPLEMENTARIA - Presencial</text:p>
          </table:table-cell>
          <table:table-cell office:value-type="string" table:style-name="ce13">
            <text:p>COMPLEMENTARIA - Virtual</text:p>
          </table:table-cell>
          <table:table-cell office:value-type="string" table:style-name="ce13">
            <text:p>COMPLEMENTARIA - Virtual</text:p>
          </table:table-cell>
          <table:table-cell office:value-type="string" table:style-name="ce13">
            <text:p>COMPLEMENTARIA - Virtual</text:p>
          </table:table-cell>
          <table:table-cell office:value-type="string" table:style-name="ce14">
            <text:p>TOTAL COMPLEMENTARIA</text:p>
          </table:table-cell>
          <table:table-cell office:value-type="string" table:style-name="ce14">
            <text:p>TOTAL COMPLEMENTARIA</text:p>
          </table:table-cell>
          <table:table-cell office:value-type="string" table:style-name="ce14">
            <text:p>TOTAL COMPLEMENTARIA</text:p>
          </table:table-cell>
          <table:table-cell office:value-type="string" table:style-name="ce13">
            <text:p>TOTAL FORMACIÓN PROFESIONAL - Presencial</text:p>
          </table:table-cell>
          <table:table-cell office:value-type="string" table:style-name="ce13">
            <text:p>TOTAL FORMACIÓN PROFESIONAL - Presencial</text:p>
          </table:table-cell>
          <table:table-cell office:value-type="string" table:style-name="ce13">
            <text:p>TOTAL FORMACIÓN PROFESIONAL - Presencial</text:p>
          </table:table-cell>
          <table:table-cell office:value-type="string" table:style-name="ce13">
            <text:p>TOTAL FORMACIÓN PROFESIONAL - Virtual</text:p>
          </table:table-cell>
          <table:table-cell office:value-type="string" table:style-name="ce13">
            <text:p>TOTAL FORMACIÓN PROFESIONAL - Virtual</text:p>
          </table:table-cell>
          <table:table-cell office:value-type="string" table:style-name="ce13">
            <text:p>TOTAL FORMACIÓN PROFESIONAL - Virtual</text:p>
          </table:table-cell>
          <table:table-cell office:value-type="string" table:style-name="ce14">
            <text:p>TOTAL FORMACIÓN PROFESIONAL</text:p>
          </table:table-cell>
          <table:table-cell office:value-type="string" table:style-name="ce14">
            <text:p>TOTAL FORMACIÓN PROFESIONAL</text:p>
          </table:table-cell>
          <table:table-cell office:value-type="string" table:style-name="ce14">
            <text:p>TOTAL FORMACIÓN PROFESIONAL</text:p>
          </table:table-cell>
          <table:table-cell office:value-type="string" table:style-name="ce13">
            <text:p>PROGRAMA DE BILINGÜISMO- presencial</text:p>
          </table:table-cell>
          <table:table-cell office:value-type="string" table:style-name="ce13">
            <text:p>PROGRAMA DE BILINGÜISMO- presencial</text:p>
          </table:table-cell>
          <table:table-cell office:value-type="string" table:style-name="ce13">
            <text:p>PROGRAMA DE BILINGÜISMO- presencial</text:p>
          </table:table-cell>
          <table:table-cell office:value-type="string" table:style-name="ce13">
            <text:p>PROGRAMA DE BILINGÜISMO- virtual</text:p>
          </table:table-cell>
          <table:table-cell office:value-type="string" table:style-name="ce13">
            <text:p>PROGRAMA DE BILINGÜISMO- virtual</text:p>
          </table:table-cell>
          <table:table-cell office:value-type="string" table:style-name="ce13">
            <text:p>PROGRAMA DE BILINGÜISMO- virtual</text:p>
          </table:table-cell>
          <table:table-cell office:value-type="string" table:style-name="ce14">
            <text:p>PROGRAMA DE BILINGÜISMO</text:p>
          </table:table-cell>
          <table:table-cell office:value-type="string" table:style-name="ce14">
            <text:p>PROGRAMA DE BILINGÜISMO</text:p>
          </table:table-cell>
          <table:table-cell office:value-type="string" table:style-name="ce14">
            <text:p>PROGRAMA DE BILINGÜISMO</text:p>
          </table:table-cell>
          <table:table-cell office:value-type="string" table:style-name="ce13">
            <text:p>CampeSENA</text:p>
          </table:table-cell>
          <table:table-cell office:value-type="string" table:style-name="ce13">
            <text:p>CampeSENA</text:p>
          </table:table-cell>
          <table:table-cell office:value-type="string" table:style-name="ce13">
            <text:p>CampeSENA</text:p>
          </table:table-cell>
          <table:table-cell office:value-type="string" table:style-name="ce13">
            <text:p>Full <text:s/>Popular</text:p>
          </table:table-cell>
          <table:table-cell office:value-type="string" table:style-name="ce13">
            <text:p>Full <text:s/>Popular</text:p>
          </table:table-cell>
          <table:table-cell office:value-type="string" table:style-name="ce13">
            <text:p>Full <text:s/>Popular</text:p>
          </table:table-cell>
          <table:table-cell office:value-type="string" table:style-name="ce13">
            <text:p>FORMACIÓN LABORAL</text:p>
          </table:table-cell>
          <table:table-cell office:value-type="string" table:style-name="ce13">
            <text:p>FORMACIÓN LABORAL</text:p>
          </table:table-cell>
          <table:table-cell office:value-type="string" table:style-name="ce13">
            <text:p>FORMACIÓN LABORAL</text:p>
          </table:table-cell>
          <table:table-cell office:value-type="string" table:style-name="ce13">
            <text:p>EDUCACIÓN SUPERIOR</text:p>
          </table:table-cell>
          <table:table-cell office:value-type="string" table:style-name="ce13">
            <text:p>EDUCACIÓN SUPERIOR</text:p>
          </table:table-cell>
          <table:table-cell office:value-type="string" table:style-name="ce13">
            <text:p>EDUCACIÓN SUPERIOR</text:p>
          </table:table-cell>
          <table:table-cell office:value-type="string" table:style-name="ce14">
            <text:p>TOTAL FORMACIÓN TITULADA</text:p>
          </table:table-cell>
          <table:table-cell office:value-type="string" table:style-name="ce14">
            <text:p>TOTAL FORMACIÓN TITULADA</text:p>
          </table:table-cell>
          <table:table-cell office:value-type="string" table:style-name="ce14">
            <text:p>TOTAL FORMACIÓN TITULADA</text:p>
          </table:table-cell>
          <table:table-cell office:value-type="string" table:style-name="ce14">
            <text:p>TOTAL FORMACIÓN COMPLEMENTARIA</text:p>
          </table:table-cell>
          <table:table-cell office:value-type="string" table:style-name="ce14">
            <text:p>TOTAL FORMACIÓN COMPLEMENTARIA</text:p>
          </table:table-cell>
          <table:table-cell office:value-type="string" table:style-name="ce14">
            <text:p>TOTAL FORMACIÓN COMPLEMENTARIA</text:p>
          </table:table-cell>
          <table:table-cell office:value-type="string" table:style-name="ce14">
            <text:p>TOTAL FORMACIÓN PROFESIONAL INTEGRAL</text:p>
          </table:table-cell>
          <table:table-cell office:value-type="string" table:style-name="ce14">
            <text:p>TOTAL FORMACIÓN PROFESIONAL INTEGRAL</text:p>
          </table:table-cell>
          <table:table-cell office:value-type="string" table:style-name="ce14">
            <text:p>TOTAL FORMACIÓN PROFESIONAL INTEGRAL</text:p>
          </table:table-cell>
          <table:table-cell office:value-type="string" table:style-name="ce13">
            <text:p>ARTICULACION CON LA MEDIA - (Incluidas en Formación laboral)</text:p>
          </table:table-cell>
          <table:table-cell office:value-type="string" table:style-name="ce13">
            <text:p>ARTICULACION CON LA MEDIA - (Incluidas en Formación laboral)</text:p>
          </table:table-cell>
          <table:table-cell office:value-type="string" table:style-name="ce13">
            <text:p>ARTICULACION CON LA MEDIA - (Incluidas en Formación laboral)</text:p>
          </table:table-cell>
          <table:table-cell office:value-type="string" table:style-name="ce13">
            <text:p>CampeSENA (Incluidas en Formación Profesional Integral)</text:p>
          </table:table-cell>
          <table:table-cell office:value-type="string" table:style-name="ce13">
            <text:p>CampeSENA (Incluidas en Formación Profesional Integral)</text:p>
          </table:table-cell>
          <table:table-cell office:value-type="string" table:style-name="ce13">
            <text:p>CampeSENA (Incluidas en Formación Profesional Integral)</text:p>
          </table:table-cell>
          <table:table-cell office:value-type="string" table:style-name="ce13">
            <text:p>Full <text:s/>Popular (Incluidas en Formación Profesional Integral)</text:p>
          </table:table-cell>
          <table:table-cell office:value-type="string" table:style-name="ce13">
            <text:p>Full <text:s/>Popular (Incluidas en Formación Profesional Integral)</text:p>
          </table:table-cell>
          <table:table-cell office:value-type="string" table:style-name="ce15">
            <text:p>Full <text:s/>Popular (Incluidas en Formación Profesional Integral)</text:p>
          </table:table-cell>
          <table:table-cell table:number-columns-repeated="16190"/>
        </table:table-row>
        <table:table-row table:style-name="ro3">
          <table:table-cell office:value-type="float" office:value="5" table:style-name="ce16">
            <text:p>5</text:p>
          </table:table-cell>
          <table:table-cell office:value-type="string" table:style-name="ce17">
            <text:p>REGIONAL ANTIOQUIA</text:p>
          </table:table-cell>
          <table:table-cell office:value-type="float" office:value="44382" table:style-name="ce16">
            <text:p>44382</text:p>
          </table:table-cell>
          <table:table-cell office:value-type="float" office:value="40783" table:style-name="ce16">
            <text:p>40783</text:p>
          </table:table-cell>
          <table:table-cell office:value-type="float" office:value="0.91890000000000005" table:style-name="ce18">
            <text:p>0,9189</text:p>
          </table:table-cell>
          <table:table-cell office:value-type="float" office:value="22934" table:style-name="ce16">
            <text:p>22934</text:p>
          </table:table-cell>
          <table:table-cell office:value-type="float" office:value="24190" table:style-name="ce16">
            <text:p>24190</text:p>
          </table:table-cell>
          <table:table-cell office:value-type="float" office:value="1.0548" table:style-name="ce19">
            <text:p>1,0548</text:p>
          </table:table-cell>
          <table:table-cell office:value-type="float" office:value="4983" table:style-name="ce16">
            <text:p>4983</text:p>
          </table:table-cell>
          <table:table-cell office:value-type="float" office:value="2580" table:style-name="ce16">
            <text:p>2580</text:p>
          </table:table-cell>
          <table:table-cell office:value-type="float" office:value="0.51780000000000004" table:style-name="ce20">
            <text:p>0,5178</text:p>
          </table:table-cell>
          <table:table-cell office:value-type="float" office:value="271" table:style-name="ce16">
            <text:p>271</text:p>
          </table:table-cell>
          <table:table-cell office:value-type="float" office:value="303" table:style-name="ce16">
            <text:p>303</text:p>
          </table:table-cell>
          <table:table-cell office:value-type="float" office:value="1.1181000000000001" table:style-name="ce19">
            <text:p>1,118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21">
            <text:p>N/A</text:p>
          </table:table-cell>
          <table:table-cell office:value-type="float" office:value="72570" table:style-name="ce16">
            <text:p>72570</text:p>
          </table:table-cell>
          <table:table-cell office:value-type="float" office:value="67856" table:style-name="ce16">
            <text:p>67856</text:p>
          </table:table-cell>
          <table:table-cell office:value-type="float" office:value="0.93500000000000005" table:style-name="ce18">
            <text:p>0,935</text:p>
          </table:table-cell>
          <table:table-cell office:value-type="float" office:value="72570" table:style-name="ce16">
            <text:p>72570</text:p>
          </table:table-cell>
          <table:table-cell office:value-type="float" office:value="67856" table:style-name="ce16">
            <text:p>67856</text:p>
          </table:table-cell>
          <table:table-cell office:value-type="float" office:value="0.93500000000000005" table:style-name="ce18">
            <text:p>0,935</text:p>
          </table:table-cell>
          <table:table-cell office:value-type="float" office:value="3653" table:style-name="ce16">
            <text:p>3653</text:p>
          </table:table-cell>
          <table:table-cell office:value-type="float" office:value="3182" table:style-name="ce16">
            <text:p>3182</text:p>
          </table:table-cell>
          <table:table-cell office:value-type="float" office:value="0.87109999999999999" table:style-name="ce22">
            <text:p>0,8711</text:p>
          </table:table-cell>
          <table:table-cell office:value-type="float" office:value="274" table:style-name="ce16">
            <text:p>274</text:p>
          </table:table-cell>
          <table:table-cell office:value-type="float" office:value="435" table:style-name="ce16">
            <text:p>435</text:p>
          </table:table-cell>
          <table:table-cell office:value-type="float" office:value="1.5875999999999999" table:style-name="ce19">
            <text:p>1,5876</text:p>
          </table:table-cell>
          <table:table-cell office:value-type="float" office:value="101" table:style-name="ce16">
            <text:p>101</text:p>
          </table:table-cell>
          <table:table-cell office:value-type="float" office:value="162" table:style-name="ce16">
            <text:p>162</text:p>
          </table:table-cell>
          <table:table-cell office:value-type="float" office:value="1.6040000000000001" table:style-name="ce19">
            <text:p>1,604</text:p>
          </table:table-cell>
          <table:table-cell office:value-type="float" office:value="4028" table:style-name="ce16">
            <text:p>4028</text:p>
          </table:table-cell>
          <table:table-cell office:value-type="float" office:value="3779" table:style-name="ce16">
            <text:p>3779</text:p>
          </table:table-cell>
          <table:table-cell office:value-type="float" office:value="0.93820000000000003" table:style-name="ce18">
            <text:p>0,9382</text:p>
          </table:table-cell>
          <table:table-cell office:value-type="float" office:value="633" table:style-name="ce16">
            <text:p>633</text:p>
          </table:table-cell>
          <table:table-cell office:value-type="float" office:value="792" table:style-name="ce16">
            <text:p>792</text:p>
          </table:table-cell>
          <table:table-cell office:value-type="float" office:value="1.2512000000000001" table:style-name="ce19">
            <text:p>1,2512</text:p>
          </table:table-cell>
          <table:table-cell office:value-type="float" office:value="136" table:style-name="ce16">
            <text:p>136</text:p>
          </table:table-cell>
          <table:table-cell office:value-type="float" office:value="196" table:style-name="ce16">
            <text:p>196</text:p>
          </table:table-cell>
          <table:table-cell office:value-type="float" office:value="1.4412" table:style-name="ce19">
            <text:p>1,4412</text:p>
          </table:table-cell>
          <table:table-cell office:value-type="float" office:value="161" table:style-name="ce16">
            <text:p>161</text:p>
          </table:table-cell>
          <table:table-cell office:value-type="float" office:value="193" table:style-name="ce16">
            <text:p>193</text:p>
          </table:table-cell>
          <table:table-cell office:value-type="float" office:value="1.1988000000000001" table:style-name="ce19">
            <text:p>1,1988</text:p>
          </table:table-cell>
          <table:table-cell office:value-type="float" office:value="930" table:style-name="ce16">
            <text:p>930</text:p>
          </table:table-cell>
          <table:table-cell office:value-type="float" office:value="1181" table:style-name="ce16">
            <text:p>1181</text:p>
          </table:table-cell>
          <table:table-cell office:value-type="float" office:value="1.2699" table:style-name="ce19">
            <text:p>1,2699</text:p>
          </table:table-cell>
          <table:table-cell office:value-type="float" office:value="32065" table:style-name="ce16">
            <text:p>32065</text:p>
          </table:table-cell>
          <table:table-cell office:value-type="float" office:value="28211" table:style-name="ce16">
            <text:p>28211</text:p>
          </table:table-cell>
          <table:table-cell office:value-type="float" office:value="0.87980000000000003" table:style-name="ce22">
            <text:p>0,8798</text:p>
          </table:table-cell>
          <table:table-cell office:value-type="float" office:value="9548" table:style-name="ce16">
            <text:p>9548</text:p>
          </table:table-cell>
          <table:table-cell office:value-type="float" office:value="8757" table:style-name="ce16">
            <text:p>8757</text:p>
          </table:table-cell>
          <table:table-cell office:value-type="float" office:value="0.91720000000000002" table:style-name="ce18">
            <text:p>0,9172</text:p>
          </table:table-cell>
          <table:table-cell office:value-type="float" office:value="3177" table:style-name="ce16">
            <text:p>3177</text:p>
          </table:table-cell>
          <table:table-cell office:value-type="float" office:value="3060" table:style-name="ce16">
            <text:p>3060</text:p>
          </table:table-cell>
          <table:table-cell office:value-type="float" office:value="0.96319999999999995" table:style-name="ce18">
            <text:p>0,9632</text:p>
          </table:table-cell>
          <table:table-cell office:value-type="float" office:value="165" table:style-name="ce16">
            <text:p>165</text:p>
          </table:table-cell>
          <table:table-cell office:value-type="float" office:value="217" table:style-name="ce16">
            <text:p>217</text:p>
          </table:table-cell>
          <table:table-cell office:value-type="float" office:value="1.3151999999999999" table:style-name="ce19">
            <text:p>1,3152</text:p>
          </table:table-cell>
          <table:table-cell office:value-type="float" office:value="49794" table:style-name="ce16">
            <text:p>49794</text:p>
          </table:table-cell>
          <table:table-cell office:value-type="float" office:value="49837" table:style-name="ce16">
            <text:p>49837</text:p>
          </table:table-cell>
          <table:table-cell office:value-type="float" office:value="1.0008999999999999" table:style-name="ce18">
            <text:p>1,0009</text:p>
          </table:table-cell>
          <table:table-cell office:value-type="float" office:value="94749" table:style-name="ce16">
            <text:p>94749</text:p>
          </table:table-cell>
          <table:table-cell office:value-type="float" office:value="90082" table:style-name="ce16">
            <text:p>90082</text:p>
          </table:table-cell>
          <table:table-cell office:value-type="float" office:value="0.95069999999999999" table:style-name="ce18">
            <text:p>0,9507</text:p>
          </table:table-cell>
          <table:table-cell office:value-type="float" office:value="30" table:style-name="ce16">
            <text:p>30</text:p>
          </table:table-cell>
          <table:table-cell office:value-type="float" office:value="25" table:style-name="ce16">
            <text:p>25</text:p>
          </table:table-cell>
          <table:table-cell office:value-type="float" office:value="0.83330000000000004" table:style-name="ce22">
            <text:p>0,8333</text:p>
          </table:table-cell>
          <table:table-cell office:value-type="float" office:value="99737" table:style-name="ce16">
            <text:p>99737</text:p>
          </table:table-cell>
          <table:table-cell office:value-type="float" office:value="95067" table:style-name="ce16">
            <text:p>95067</text:p>
          </table:table-cell>
          <table:table-cell office:value-type="float" office:value="0.95320000000000005" table:style-name="ce18">
            <text:p>0,9532</text:p>
          </table:table-cell>
          <table:table-cell office:value-type="float" office:value="172307" table:style-name="ce16">
            <text:p>172307</text:p>
          </table:table-cell>
          <table:table-cell office:value-type="float" office:value="162923" table:style-name="ce16">
            <text:p>162923</text:p>
          </table:table-cell>
          <table:table-cell office:value-type="float" office:value="0.94550000000000001" table:style-name="ce18">
            <text:p>0,9455</text:p>
          </table:table-cell>
          <table:table-cell office:value-type="float" office:value="235360" table:style-name="ce16">
            <text:p>235360</text:p>
          </table:table-cell>
          <table:table-cell office:value-type="float" office:value="169898" table:style-name="ce16">
            <text:p>169898</text:p>
          </table:table-cell>
          <table:table-cell office:value-type="float" office:value="0.72189999999999999" table:style-name="ce20">
            <text:p>0,7219</text:p>
          </table:table-cell>
          <table:table-cell office:value-type="float" office:value="260190" table:style-name="ce16">
            <text:p>260190</text:p>
          </table:table-cell>
          <table:table-cell office:value-type="float" office:value="229474" table:style-name="ce16">
            <text:p>229474</text:p>
          </table:table-cell>
          <table:table-cell office:value-type="float" office:value="0.88190000000000002" table:style-name="ce18">
            <text:p>0,8819</text:p>
          </table:table-cell>
          <table:table-cell office:value-type="float" office:value="86160" table:style-name="ce16">
            <text:p>86160</text:p>
          </table:table-cell>
          <table:table-cell office:value-type="float" office:value="69600" table:style-name="ce16">
            <text:p>69600</text:p>
          </table:table-cell>
          <table:table-cell office:value-type="float" office:value="0.80779999999999996" table:style-name="ce18">
            <text:p>0,8078</text:p>
          </table:table-cell>
          <table:table-cell office:value-type="float" office:value="12770" table:style-name="ce16">
            <text:p>12770</text:p>
          </table:table-cell>
          <table:table-cell office:value-type="float" office:value="9795" table:style-name="ce16">
            <text:p>9795</text:p>
          </table:table-cell>
          <table:table-cell office:value-type="float" office:value="0.76700000000000002" table:style-name="ce22">
            <text:p>0,767</text:p>
          </table:table-cell>
          <table:table-cell office:value-type="float" office:value="98930" table:style-name="ce16">
            <text:p>98930</text:p>
          </table:table-cell>
          <table:table-cell office:value-type="float" office:value="79395" table:style-name="ce16">
            <text:p>79395</text:p>
          </table:table-cell>
          <table:table-cell office:value-type="float" office:value="0.80249999999999999" table:style-name="ce18">
            <text:p>0,8025</text:p>
          </table:table-cell>
          <table:table-cell office:value-type="float" office:value="82729" table:style-name="ce16">
            <text:p>82729</text:p>
          </table:table-cell>
          <table:table-cell office:value-type="float" office:value="80862" table:style-name="ce16">
            <text:p>80862</text:p>
          </table:table-cell>
          <table:table-cell office:value-type="float" office:value="0.97740000000000005" table:style-name="ce18">
            <text:p>0,9774</text:p>
          </table:table-cell>
          <table:table-cell office:value-type="float" office:value="7040" table:style-name="ce16">
            <text:p>7040</text:p>
          </table:table-cell>
          <table:table-cell office:value-type="float" office:value="8295" table:style-name="ce16">
            <text:p>8295</text:p>
          </table:table-cell>
          <table:table-cell office:value-type="float" office:value="1.1782999999999999" table:style-name="ce19">
            <text:p>1,1783</text:p>
          </table:table-cell>
          <table:table-cell office:value-type="float" office:value="684249" table:style-name="ce16">
            <text:p>684249</text:p>
          </table:table-cell>
          <table:table-cell office:value-type="float" office:value="567924" table:style-name="ce16">
            <text:p>567924</text:p>
          </table:table-cell>
          <table:table-cell office:value-type="float" office:value="0.83" table:style-name="ce18">
            <text:p>0,83</text:p>
          </table:table-cell>
          <table:table-cell office:value-type="float" office:value="856556" table:style-name="ce16">
            <text:p>856556</text:p>
          </table:table-cell>
          <table:table-cell office:value-type="float" office:value="730847" table:style-name="ce16">
            <text:p>730847</text:p>
          </table:table-cell>
          <table:table-cell office:value-type="float" office:value="0.85319999999999996" table:style-name="ce18">
            <text:p>0,8532</text:p>
          </table:table-cell>
          <table:table-cell office:value-type="float" office:value="86587" table:style-name="ce16">
            <text:p>86587</text:p>
          </table:table-cell>
          <table:table-cell office:value-type="float" office:value="84856" table:style-name="ce16">
            <text:p>84856</text:p>
          </table:table-cell>
          <table:table-cell office:value-type="float" office:value="0.98" table:style-name="ce18">
            <text:p>0,98</text:p>
          </table:table-cell>
          <table:table-cell office:value-type="float" office:value="7467" table:style-name="ce16">
            <text:p>7467</text:p>
          </table:table-cell>
          <table:table-cell office:value-type="float" office:value="8867" table:style-name="ce16">
            <text:p>8867</text:p>
          </table:table-cell>
          <table:table-cell office:value-type="float" office:value="1.1875" table:style-name="ce19">
            <text:p>1,1875</text:p>
          </table:table-cell>
          <table:table-cell office:value-type="float" office:value="354002" table:style-name="ce16">
            <text:p>354002</text:p>
          </table:table-cell>
          <table:table-cell office:value-type="float" office:value="272445" table:style-name="ce16">
            <text:p>272445</text:p>
          </table:table-cell>
          <table:table-cell office:value-type="float" office:value="0.76959999999999995" table:style-name="ce20">
            <text:p>0,7696</text:p>
          </table:table-cell>
          <table:table-cell office:value-type="float" office:value="0.84" table:style-name="ce16">
            <text:p>0,84</text:p>
          </table:table-cell>
          <table:table-cell office:value-type="float" office:value="0.90180000000000005" table:style-name="ce16">
            <text:p>0,9018</text:p>
          </table:table-cell>
          <table:table-cell office:value-type="float" office:value="1.0736000000000001" table:style-name="ce16">
            <text:p>1,0736</text:p>
          </table:table-cell>
          <table:table-cell office:value-type="float" office:value="0.7" table:style-name="ce16">
            <text:p>0,7</text:p>
          </table:table-cell>
          <table:table-cell office:value-type="float" office:value="0.75880000000000003" table:style-name="ce16">
            <text:p>0,7588</text:p>
          </table:table-cell>
          <table:table-cell office:value-type="float" office:value="1.0840000000000001" table:style-name="ce16">
            <text:p>1,084</text:p>
          </table:table-cell>
          <table:table-cell office:value-type="float" office:value="0.77" table:style-name="ce16">
            <text:p>0,77</text:p>
          </table:table-cell>
          <table:table-cell office:value-type="float" office:value="0.88859999999999995" table:style-name="ce16">
            <text:p>0,8886</text:p>
          </table:table-cell>
          <table:table-cell office:value-type="float" office:value="1.1540999999999999" table:style-name="ce16">
            <text:p>1,1541</text:p>
          </table:table-cell>
          <table:table-cell office:value-type="float" office:value="0.84" table:style-name="ce16">
            <text:p>0,84</text:p>
          </table:table-cell>
          <table:table-cell office:value-type="float" office:value="0.88890000000000002" table:style-name="ce16">
            <text:p>0,8889</text:p>
          </table:table-cell>
          <table:table-cell office:value-type="float" office:value="1.0582" table:style-name="ce16">
            <text:p>1,0582</text:p>
          </table:table-cell>
          <table:table-cell office:value-type="float" office:value="0.74" table:style-name="ce16">
            <text:p>0,74</text:p>
          </table:table-cell>
          <table:table-cell office:value-type="float" office:value="0.79139999999999999" table:style-name="ce16">
            <text:p>0,7914</text:p>
          </table:table-cell>
          <table:table-cell office:value-type="float" office:value="1.0694999999999999" table:style-name="ce16">
            <text:p>1,0695</text:p>
          </table:table-cell>
          <table:table-cell office:value-type="float" office:value="0.79" table:style-name="ce16">
            <text:p>0,79</text:p>
          </table:table-cell>
          <table:table-cell office:value-type="float" office:value="0.85409999999999997" table:style-name="ce16">
            <text:p>0,8541</text:p>
          </table:table-cell>
          <table:table-cell office:value-type="float" office:value="1.0810999999999999" table:style-name="ce16">
            <text:p>1,0811</text:p>
          </table:table-cell>
          <table:table-cell office:value-type="float" office:value="0.84" table:style-name="ce16">
            <text:p>0,84</text:p>
          </table:table-cell>
          <table:table-cell office:value-type="float" office:value="0.89749999999999996" table:style-name="ce16">
            <text:p>0,8975</text:p>
          </table:table-cell>
          <table:table-cell office:value-type="float" office:value="1.0684" table:style-name="ce16">
            <text:p>1,0684</text:p>
          </table:table-cell>
          <table:table-cell office:value-type="float" office:value="0.72" table:style-name="ce16">
            <text:p>0,72</text:p>
          </table:table-cell>
          <table:table-cell office:value-type="float" office:value="0.78280000000000005" table:style-name="ce16">
            <text:p>0,7828</text:p>
          </table:table-cell>
          <table:table-cell office:value-type="float" office:value="1.0871999999999999" table:style-name="ce16">
            <text:p>1,0872</text:p>
          </table:table-cell>
          <table:table-cell office:value-type="float" office:value="0.78" table:style-name="ce16">
            <text:p>0,78</text:p>
          </table:table-cell>
          <table:table-cell office:value-type="float" office:value="0.87419999999999998" table:style-name="ce16">
            <text:p>0,8742</text:p>
          </table:table-cell>
          <table:table-cell office:value-type="float" office:value="1.1208" table:style-name="ce16">
            <text:p>1,1208</text:p>
          </table:table-cell>
          <table:table-cell office:value-type="float" office:value="0.86" table:style-name="ce16">
            <text:p>0,86</text:p>
          </table:table-cell>
          <table:table-cell office:value-type="float" office:value="0.87570000000000003" table:style-name="ce16">
            <text:p>0,8757</text:p>
          </table:table-cell>
          <table:table-cell office:value-type="float" office:value="1.0182" table:style-name="ce16">
            <text:p>1,0182</text:p>
          </table:table-cell>
          <table:table-cell office:value-type="float" office:value="0.27" table:style-name="ce16">
            <text:p>0,27</text:p>
          </table:table-cell>
          <table:table-cell office:value-type="float" office:value="0.3407" table:style-name="ce16">
            <text:p>0,3407</text:p>
          </table:table-cell>
          <table:table-cell office:value-type="float" office:value="1.262" table:style-name="ce16">
            <text:p>1,262</text:p>
          </table:table-cell>
          <table:table-cell office:value-type="float" office:value="0.56499999999999995" table:style-name="ce16">
            <text:p>0,565</text:p>
          </table:table-cell>
          <table:table-cell office:value-type="float" office:value="0.65" table:style-name="ce16">
            <text:p>0,65</text:p>
          </table:table-cell>
          <table:table-cell office:value-type="float" office:value="1.1504000000000001" table:style-name="ce16">
            <text:p>1,1504</text:p>
          </table:table-cell>
          <table:table-cell office:value-type="float" office:value="0.85" table:style-name="ce16">
            <text:p>0,85</text:p>
          </table:table-cell>
          <table:table-cell office:value-type="float" office:value="0.88190000000000002" table:style-name="ce16">
            <text:p>0,8819</text:p>
          </table:table-cell>
          <table:table-cell office:value-type="float" office:value="1.0375000000000001" table:style-name="ce16">
            <text:p>1,0375</text:p>
          </table:table-cell>
          <table:table-cell office:value-type="float" office:value="0.495" table:style-name="ce16">
            <text:p>0,495</text:p>
          </table:table-cell>
          <table:table-cell office:value-type="float" office:value="0.39479999999999998" table:style-name="ce16">
            <text:p>0,3948</text:p>
          </table:table-cell>
          <table:table-cell office:value-type="float" office:value="0.79749999999999999" table:style-name="ce16">
            <text:p>0,7975</text:p>
          </table:table-cell>
          <table:table-cell office:value-type="float" office:value="0.67249999999999999" table:style-name="ce16">
            <text:p>0,6725</text:p>
          </table:table-cell>
          <table:table-cell office:value-type="float" office:value="0.70040000000000002" table:style-name="ce16">
            <text:p>0,7004</text:p>
          </table:table-cell>
          <table:table-cell office:value-type="float" office:value="1.0415000000000001" table:style-name="ce16">
            <text:p>1,0415</text:p>
          </table:table-cell>
          <table:table-cell office:value-type="float" office:value="0.81" table:style-name="ce16">
            <text:p>0,81</text:p>
          </table:table-cell>
          <table:table-cell office:value-type="float" office:value="0.80769999999999997" table:style-name="ce16">
            <text:p>0,8077</text:p>
          </table:table-cell>
          <table:table-cell office:value-type="float" office:value="0.99709999999999999" table:style-name="ce16">
            <text:p>0,9971</text:p>
          </table:table-cell>
          <table:table-cell office:value-type="float" office:value="0.33" table:style-name="ce16">
            <text:p>0,33</text:p>
          </table:table-cell>
          <table:table-cell office:value-type="float" office:value="0.45129999999999998" table:style-name="ce16">
            <text:p>0,4513</text:p>
          </table:table-cell>
          <table:table-cell office:value-type="float" office:value="1.3675999999999999" table:style-name="ce16">
            <text:p>1,3676</text:p>
          </table:table-cell>
          <table:table-cell office:value-type="float" office:value="0.56999999999999995" table:style-name="ce16">
            <text:p>0,57</text:p>
          </table:table-cell>
          <table:table-cell office:value-type="float" office:value="0.49469999999999997" table:style-name="ce16">
            <text:p>0,4947</text:p>
          </table:table-cell>
          <table:table-cell office:value-type="float" office:value="0.8679" table:style-name="ce16">
            <text:p>0,8679</text:p>
          </table:table-cell>
          <table:table-cell office:value-type="float" office:value="0.88" table:style-name="ce16">
            <text:p>0,88</text:p>
          </table:table-cell>
          <table:table-cell office:value-type="float" office:value="0.91510000000000002" table:style-name="ce16">
            <text:p>0,9151</text:p>
          </table:table-cell>
          <table:table-cell office:value-type="float" office:value="1.0398000000000001" table:style-name="ce16">
            <text:p>1,0398</text:p>
          </table:table-cell>
          <table:table-cell office:value-type="float" office:value="0.61009999999999998" table:style-name="ce16">
            <text:p>0,6101</text:p>
          </table:table-cell>
          <table:table-cell office:value-type="float" office:value="0.87429999999999997" table:style-name="ce16">
            <text:p>0,8743</text:p>
          </table:table-cell>
          <table:table-cell office:value-type="float" office:value="1.4330000000000001" table:style-name="ce16">
            <text:p>1,433</text:p>
          </table:table-cell>
          <table:table-cell office:value-type="float" office:value="40679" table:style-name="ce16">
            <text:p>40679</text:p>
          </table:table-cell>
          <table:table-cell office:value-type="float" office:value="8474" table:style-name="ce16">
            <text:p>8474</text:p>
          </table:table-cell>
          <table:table-cell office:value-type="float" office:value="0.20830000000000001" table:style-name="ce23">
            <text:p>0,2083</text:p>
          </table:table-cell>
          <table:table-cell office:value-type="float" office:value="12854" table:style-name="ce16">
            <text:p>12854</text:p>
          </table:table-cell>
          <table:table-cell office:value-type="float" office:value="7557" table:style-name="ce16">
            <text:p>7557</text:p>
          </table:table-cell>
          <table:table-cell office:value-type="float" office:value="0.58789999999999998" table:style-name="ce23">
            <text:p>0,5879</text:p>
          </table:table-cell>
          <table:table-cell office:value-type="float" office:value="53533" table:style-name="ce16">
            <text:p>53533</text:p>
          </table:table-cell>
          <table:table-cell office:value-type="float" office:value="16031" table:style-name="ce16">
            <text:p>16031</text:p>
          </table:table-cell>
          <table:table-cell office:value-type="float" office:value="0.29949999999999999" table:style-name="ce23">
            <text:p>0,2995</text:p>
          </table:table-cell>
          <table:table-cell office:value-type="float" office:value="333891" table:style-name="ce16">
            <text:p>333891</text:p>
          </table:table-cell>
          <table:table-cell office:value-type="float" office:value="279445" table:style-name="ce16">
            <text:p>279445</text:p>
          </table:table-cell>
          <table:table-cell office:value-type="float" office:value="0.83689999999999998" table:style-name="ce24">
            <text:p>0,8369</text:p>
          </table:table-cell>
          <table:table-cell office:value-type="float" office:value="387424" table:style-name="ce16">
            <text:p>387424</text:p>
          </table:table-cell>
          <table:table-cell office:value-type="float" office:value="295476" table:style-name="ce16">
            <text:p>295476</text:p>
          </table:table-cell>
          <table:table-cell office:value-type="float" office:value="0.76270000000000004" table:style-name="ce25">
            <text:p>0,7627</text:p>
          </table:table-cell>
          <table:table-cell office:value-type="float" office:value="19193" table:style-name="ce16">
            <text:p>19193</text:p>
          </table:table-cell>
          <table:table-cell office:value-type="float" office:value="159" table:style-name="ce16">
            <text:p>159</text:p>
          </table:table-cell>
          <table:table-cell office:value-type="float" office:value="8.3000000000000001E-3" table:style-name="ce16">
            <text:p>0,0083</text:p>
          </table:table-cell>
          <table:table-cell office:value-type="float" office:value="64933" table:style-name="ce16">
            <text:p>64933</text:p>
          </table:table-cell>
          <table:table-cell office:value-type="float" office:value="50284" table:style-name="ce16">
            <text:p>50284</text:p>
          </table:table-cell>
          <table:table-cell office:value-type="float" office:value="0.77439999999999998" table:style-name="ce16">
            <text:p>0,7744</text:p>
          </table:table-cell>
          <table:table-cell office:value-type="float" office:value="4295" table:style-name="ce16">
            <text:p>4295</text:p>
          </table:table-cell>
          <table:table-cell office:value-type="float" office:value="5970" table:style-name="ce16">
            <text:p>5970</text:p>
          </table:table-cell>
          <table:table-cell office:value-type="float" office:value="1.39" table:style-name="ce16">
            <text:p>1,39</text:p>
          </table:table-cell>
          <table:table-cell table:number-columns-repeated="16190"/>
        </table:table-row>
        <table:table-row table:style-name="ro3">
          <table:table-cell office:value-type="float" office:value="8" table:style-name="ce26">
            <text:p>8</text:p>
          </table:table-cell>
          <table:table-cell office:value-type="string" table:style-name="ce27">
            <text:p>REGIONAL ATLÁNTICO</text:p>
          </table:table-cell>
          <table:table-cell office:value-type="float" office:value="18063" table:style-name="ce26">
            <text:p>18063</text:p>
          </table:table-cell>
          <table:table-cell office:value-type="float" office:value="18465" table:style-name="ce26">
            <text:p>18465</text:p>
          </table:table-cell>
          <table:table-cell office:value-type="float" office:value="1.0223" table:style-name="ce19">
            <text:p>1,0223</text:p>
          </table:table-cell>
          <table:table-cell office:value-type="float" office:value="11841" table:style-name="ce26">
            <text:p>11841</text:p>
          </table:table-cell>
          <table:table-cell office:value-type="float" office:value="12391" table:style-name="ce26">
            <text:p>12391</text:p>
          </table:table-cell>
          <table:table-cell office:value-type="float" office:value="1.0464" table:style-name="ce19">
            <text:p>1,0464</text:p>
          </table:table-cell>
          <table:table-cell office:value-type="float" office:value="0" table:style-name="ce26">
            <text:p>0</text:p>
          </table:table-cell>
          <table:table-cell office:value-type="float" office:value="43" table:style-name="ce26">
            <text:p>43</text:p>
          </table:table-cell>
          <table:table-cell office:value-type="string" table:style-name="ce21">
            <text:p>N/A</text:p>
          </table:table-cell>
          <table:table-cell office:value-type="float" office:value="54" table:style-name="ce26">
            <text:p>54</text:p>
          </table:table-cell>
          <table:table-cell office:value-type="float" office:value="54" table:style-name="ce26">
            <text:p>54</text:p>
          </table:table-cell>
          <table:table-cell office:value-type="float" office:value="1" table:style-name="ce19">
            <text:p>1</text:p>
          </table:table-cell>
          <table:table-cell office:value-type="float" office:value="24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1" table:style-name="ce19">
            <text:p>1</text:p>
          </table:table-cell>
          <table:table-cell office:value-type="float" office:value="29982" table:style-name="ce26">
            <text:p>29982</text:p>
          </table:table-cell>
          <table:table-cell office:value-type="float" office:value="30977" table:style-name="ce26">
            <text:p>30977</text:p>
          </table:table-cell>
          <table:table-cell office:value-type="float" office:value="1.0331999999999999" table:style-name="ce19">
            <text:p>1,0332</text:p>
          </table:table-cell>
          <table:table-cell office:value-type="float" office:value="29982" table:style-name="ce26">
            <text:p>29982</text:p>
          </table:table-cell>
          <table:table-cell office:value-type="float" office:value="30977" table:style-name="ce26">
            <text:p>30977</text:p>
          </table:table-cell>
          <table:table-cell office:value-type="float" office:value="1.0331999999999999" table:style-name="ce19">
            <text:p>1,0332</text:p>
          </table:table-cell>
          <table:table-cell office:value-type="float" office:value="869" table:style-name="ce26">
            <text:p>869</text:p>
          </table:table-cell>
          <table:table-cell office:value-type="float" office:value="777" table:style-name="ce26">
            <text:p>777</text:p>
          </table:table-cell>
          <table:table-cell office:value-type="float" office:value="0.89410000000000001" table:style-name="ce22">
            <text:p>0,8941</text:p>
          </table:table-cell>
          <table:table-cell office:value-type="float" office:value="39" table:style-name="ce26">
            <text:p>39</text:p>
          </table:table-cell>
          <table:table-cell office:value-type="float" office:value="73" table:style-name="ce26">
            <text:p>73</text:p>
          </table:table-cell>
          <table:table-cell office:value-type="float" office:value="1.8717999999999999" table:style-name="ce19">
            <text:p>1,8718</text:p>
          </table:table-cell>
          <table:table-cell office:value-type="float" office:value="222" table:style-name="ce26">
            <text:p>222</text:p>
          </table:table-cell>
          <table:table-cell office:value-type="float" office:value="267" table:style-name="ce26">
            <text:p>267</text:p>
          </table:table-cell>
          <table:table-cell office:value-type="float" office:value="1.2027000000000001" table:style-name="ce19">
            <text:p>1,2027</text:p>
          </table:table-cell>
          <table:table-cell office:value-type="float" office:value="1130" table:style-name="ce26">
            <text:p>1130</text:p>
          </table:table-cell>
          <table:table-cell office:value-type="float" office:value="1117" table:style-name="ce26">
            <text:p>1117</text:p>
          </table:table-cell>
          <table:table-cell office:value-type="float" office:value="0.98850000000000005" table:style-name="ce18">
            <text:p>0,9885</text:p>
          </table:table-cell>
          <table:table-cell office:value-type="float" office:value="403" table:style-name="ce26">
            <text:p>403</text:p>
          </table:table-cell>
          <table:table-cell office:value-type="float" office:value="399" table:style-name="ce26">
            <text:p>399</text:p>
          </table:table-cell>
          <table:table-cell office:value-type="float" office:value="0.99009999999999998" table:style-name="ce18">
            <text:p>0,9901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82" table:style-name="ce26">
            <text:p>82</text:p>
          </table:table-cell>
          <table:table-cell office:value-type="float" office:value="159" table:style-name="ce26">
            <text:p>159</text:p>
          </table:table-cell>
          <table:table-cell office:value-type="float" office:value="1.9390000000000001" table:style-name="ce19">
            <text:p>1,939</text:p>
          </table:table-cell>
          <table:table-cell office:value-type="float" office:value="500" table:style-name="ce26">
            <text:p>500</text:p>
          </table:table-cell>
          <table:table-cell office:value-type="float" office:value="573" table:style-name="ce26">
            <text:p>573</text:p>
          </table:table-cell>
          <table:table-cell office:value-type="float" office:value="1.1459999999999999" table:style-name="ce19">
            <text:p>1,146</text:p>
          </table:table-cell>
          <table:table-cell office:value-type="float" office:value="21745" table:style-name="ce26">
            <text:p>21745</text:p>
          </table:table-cell>
          <table:table-cell office:value-type="float" office:value="22149" table:style-name="ce26">
            <text:p>22149</text:p>
          </table:table-cell>
          <table:table-cell office:value-type="float" office:value="1.0185999999999999" table:style-name="ce19">
            <text:p>1,0186</text:p>
          </table:table-cell>
          <table:table-cell office:value-type="float" office:value="2398" table:style-name="ce26">
            <text:p>2398</text:p>
          </table:table-cell>
          <table:table-cell office:value-type="float" office:value="2653" table:style-name="ce26">
            <text:p>2653</text:p>
          </table:table-cell>
          <table:table-cell office:value-type="float" office:value="1.1063000000000001" table:style-name="ce19">
            <text:p>1,1063</text:p>
          </table:table-cell>
          <table:table-cell office:value-type="float" office:value="194" table:style-name="ce26">
            <text:p>194</text:p>
          </table:table-cell>
          <table:table-cell office:value-type="float" office:value="171" table:style-name="ce26">
            <text:p>171</text:p>
          </table:table-cell>
          <table:table-cell office:value-type="float" office:value="0.88139999999999996" table:style-name="ce22">
            <text:p>0,8814</text:p>
          </table:table-cell>
          <table:table-cell office:value-type="float" office:value="219" table:style-name="ce26">
            <text:p>219</text:p>
          </table:table-cell>
          <table:table-cell office:value-type="float" office:value="191" table:style-name="ce26">
            <text:p>191</text:p>
          </table:table-cell>
          <table:table-cell office:value-type="float" office:value="0.87209999999999999" table:style-name="ce22">
            <text:p>0,8721</text:p>
          </table:table-cell>
          <table:table-cell office:value-type="float" office:value="28245" table:style-name="ce26">
            <text:p>28245</text:p>
          </table:table-cell>
          <table:table-cell office:value-type="float" office:value="29450" table:style-name="ce26">
            <text:p>29450</text:p>
          </table:table-cell>
          <table:table-cell office:value-type="float" office:value="1.0427" table:style-name="ce19">
            <text:p>1,0427</text:p>
          </table:table-cell>
          <table:table-cell office:value-type="float" office:value="52801" table:style-name="ce26">
            <text:p>52801</text:p>
          </table:table-cell>
          <table:table-cell office:value-type="float" office:value="54614" table:style-name="ce26">
            <text:p>54614</text:p>
          </table:table-cell>
          <table:table-cell office:value-type="float" office:value="1.0343" table:style-name="ce19">
            <text:p>1,0343</text:p>
          </table:table-cell>
          <table:table-cell office:value-type="float" office:value="290" table:style-name="ce26">
            <text:p>290</text:p>
          </table:table-cell>
          <table:table-cell office:value-type="float" office:value="256" table:style-name="ce26">
            <text:p>256</text:p>
          </table:table-cell>
          <table:table-cell office:value-type="float" office:value="0.88280000000000003" table:style-name="ce22">
            <text:p>0,8828</text:p>
          </table:table-cell>
          <table:table-cell office:value-type="float" office:value="54721" table:style-name="ce26">
            <text:p>54721</text:p>
          </table:table-cell>
          <table:table-cell office:value-type="float" office:value="56560" table:style-name="ce26">
            <text:p>56560</text:p>
          </table:table-cell>
          <table:table-cell office:value-type="float" office:value="1.0336000000000001" table:style-name="ce19">
            <text:p>1,0336</text:p>
          </table:table-cell>
          <table:table-cell office:value-type="float" office:value="84703" table:style-name="ce26">
            <text:p>84703</text:p>
          </table:table-cell>
          <table:table-cell office:value-type="float" office:value="87537" table:style-name="ce26">
            <text:p>87537</text:p>
          </table:table-cell>
          <table:table-cell office:value-type="float" office:value="1.0335000000000001" table:style-name="ce19">
            <text:p>1,0335</text:p>
          </table:table-cell>
          <table:table-cell office:value-type="float" office:value="224080" table:style-name="ce26">
            <text:p>224080</text:p>
          </table:table-cell>
          <table:table-cell office:value-type="float" office:value="172096" table:style-name="ce26">
            <text:p>172096</text:p>
          </table:table-cell>
          <table:table-cell office:value-type="float" office:value="0.76800000000000002" table:style-name="ce22">
            <text:p>0,768</text:p>
          </table:table-cell>
          <table:table-cell office:value-type="float" office:value="190650" table:style-name="ce26">
            <text:p>190650</text:p>
          </table:table-cell>
          <table:table-cell office:value-type="float" office:value="149581" table:style-name="ce16">
            <text:p>149581</text:p>
          </table:table-cell>
          <table:table-cell office:value-type="float" office:value="0.78459999999999996" table:style-name="ce22">
            <text:p>0,7846</text:p>
          </table:table-cell>
          <table:table-cell office:value-type="float" office:value="80640" table:style-name="ce26">
            <text:p>80640</text:p>
          </table:table-cell>
          <table:table-cell office:value-type="float" office:value="64160" table:style-name="ce26">
            <text:p>64160</text:p>
          </table:table-cell>
          <table:table-cell office:value-type="float" office:value="0.79559999999999997" table:style-name="ce22">
            <text:p>0,7956</text:p>
          </table:table-cell>
          <table:table-cell office:value-type="float" office:value="12000" table:style-name="ce26">
            <text:p>12000</text:p>
          </table:table-cell>
          <table:table-cell office:value-type="float" office:value="11487" table:style-name="ce26">
            <text:p>11487</text:p>
          </table:table-cell>
          <table:table-cell office:value-type="float" office:value="0.95730000000000004" table:style-name="ce18">
            <text:p>0,9573</text:p>
          </table:table-cell>
          <table:table-cell office:value-type="float" office:value="92640" table:style-name="ce26">
            <text:p>92640</text:p>
          </table:table-cell>
          <table:table-cell office:value-type="float" office:value="75647" table:style-name="ce26">
            <text:p>75647</text:p>
          </table:table-cell>
          <table:table-cell office:value-type="float" office:value="0.81659999999999999" table:style-name="ce18">
            <text:p>0,8166</text:p>
          </table:table-cell>
          <table:table-cell office:value-type="float" office:value="10079" table:style-name="ce16">
            <text:p>10079</text:p>
          </table:table-cell>
          <table:table-cell office:value-type="float" office:value="11174" table:style-name="ce16">
            <text:p>11174</text:p>
          </table:table-cell>
          <table:table-cell office:value-type="float" office:value="1.1086" table:style-name="ce19">
            <text:p>1,1086</text:p>
          </table:table-cell>
          <table:table-cell office:value-type="float" office:value="3550" table:style-name="ce26">
            <text:p>3550</text:p>
          </table:table-cell>
          <table:table-cell office:value-type="float" office:value="9989" table:style-name="ce26">
            <text:p>9989</text:p>
          </table:table-cell>
          <table:table-cell office:value-type="float" office:value="2.8138000000000001" table:style-name="ce19">
            <text:p>2,8138</text:p>
          </table:table-cell>
          <table:table-cell office:value-type="float" office:value="520999" table:style-name="ce16">
            <text:p>520999</text:p>
          </table:table-cell>
          <table:table-cell office:value-type="float" office:value="418487" table:style-name="ce16">
            <text:p>418487</text:p>
          </table:table-cell>
          <table:table-cell office:value-type="float" office:value="0.80320000000000003" table:style-name="ce18">
            <text:p>0,8032</text:p>
          </table:table-cell>
          <table:table-cell office:value-type="float" office:value="605702" table:style-name="ce16">
            <text:p>605702</text:p>
          </table:table-cell>
          <table:table-cell office:value-type="float" office:value="506024" table:style-name="ce16">
            <text:p>506024</text:p>
          </table:table-cell>
          <table:table-cell office:value-type="float" office:value="0.83540000000000003" table:style-name="ce22">
            <text:p>0,8354</text:p>
          </table:table-cell>
          <table:table-cell office:value-type="float" office:value="10381" table:style-name="ce16">
            <text:p>10381</text:p>
          </table:table-cell>
          <table:table-cell office:value-type="float" office:value="11487" table:style-name="ce16">
            <text:p>11487</text:p>
          </table:table-cell>
          <table:table-cell office:value-type="float" office:value="1.1065" table:style-name="ce21">
            <text:p>1,1065</text:p>
          </table:table-cell>
          <table:table-cell office:value-type="float" office:value="4097" table:style-name="ce26">
            <text:p>4097</text:p>
          </table:table-cell>
          <table:table-cell office:value-type="float" office:value="10630" table:style-name="ce26">
            <text:p>10630</text:p>
          </table:table-cell>
          <table:table-cell office:value-type="float" office:value="2.5945999999999998" table:style-name="ce19">
            <text:p>2,5946</text:p>
          </table:table-cell>
          <table:table-cell office:value-type="float" office:value="318959" table:style-name="ce26">
            <text:p>318959</text:p>
          </table:table-cell>
          <table:table-cell office:value-type="float" office:value="251300" table:style-name="ce26">
            <text:p>251300</text:p>
          </table:table-cell>
          <table:table-cell office:value-type="float" office:value="0.78790000000000004" table:style-name="ce20">
            <text:p>0,7879</text:p>
          </table:table-cell>
          <table:table-cell office:value-type="float" office:value="0.94" table:style-name="ce26">
            <text:p>0,94</text:p>
          </table:table-cell>
          <table:table-cell office:value-type="float" office:value="0.96040000000000003" table:style-name="ce26">
            <text:p>0,9604</text:p>
          </table:table-cell>
          <table:table-cell office:value-type="float" office:value="1.0217000000000001" table:style-name="ce26">
            <text:p>1,0217</text:p>
          </table:table-cell>
          <table:table-cell office:value-type="float" office:value="0.81" table:style-name="ce26">
            <text:p>0,81</text:p>
          </table:table-cell>
          <table:table-cell office:value-type="float" office:value="0.92989999999999995" table:style-name="ce26">
            <text:p>0,9299</text:p>
          </table:table-cell>
          <table:table-cell office:value-type="float" office:value="1.1479999999999999" table:style-name="ce26">
            <text:p>1,148</text:p>
          </table:table-cell>
          <table:table-cell office:value-type="float" office:value="0.875" table:style-name="ce26">
            <text:p>0,875</text:p>
          </table:table-cell>
          <table:table-cell office:value-type="float" office:value="0.95899999999999996" table:style-name="ce26">
            <text:p>0,959</text:p>
          </table:table-cell>
          <table:table-cell office:value-type="float" office:value="1.0959000000000001" table:style-name="ce26">
            <text:p>1,0959</text:p>
          </table:table-cell>
          <table:table-cell office:value-type="float" office:value="0.9" table:style-name="ce26">
            <text:p>0,9</text:p>
          </table:table-cell>
          <table:table-cell office:value-type="float" office:value="0.93789999999999996" table:style-name="ce26">
            <text:p>0,9379</text:p>
          </table:table-cell>
          <table:table-cell office:value-type="float" office:value="1.0421" table:style-name="ce26">
            <text:p>1,0421</text:p>
          </table:table-cell>
          <table:table-cell office:value-type="float" office:value="0.87" table:style-name="ce26">
            <text:p>0,87</text:p>
          </table:table-cell>
          <table:table-cell office:value-type="float" office:value="0.86990000000000001" table:style-name="ce26">
            <text:p>0,8699</text:p>
          </table:table-cell>
          <table:table-cell office:value-type="float" office:value="0.99990000000000001" table:style-name="ce26">
            <text:p>0,9999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91069999999999995" table:style-name="ce26">
            <text:p>0,9107</text:p>
          </table:table-cell>
          <table:table-cell office:value-type="float" office:value="1.0289999999999999" table:style-name="ce26">
            <text:p>1,029</text:p>
          </table:table-cell>
          <table:table-cell office:value-type="float" office:value="0.92" table:style-name="ce26">
            <text:p>0,92</text:p>
          </table:table-cell>
          <table:table-cell office:value-type="float" office:value="0.9546" table:style-name="ce26">
            <text:p>0,9546</text:p>
          </table:table-cell>
          <table:table-cell office:value-type="float" office:value="1.0376000000000001" table:style-name="ce26">
            <text:p>1,0376</text:p>
          </table:table-cell>
          <table:table-cell office:value-type="float" office:value="0.84" table:style-name="ce26">
            <text:p>0,84</text:p>
          </table:table-cell>
          <table:table-cell office:value-type="float" office:value="0.88049999999999995" table:style-name="ce26">
            <text:p>0,8805</text:p>
          </table:table-cell>
          <table:table-cell office:value-type="float" office:value="1.0482" table:style-name="ce26">
            <text:p>1,0482</text:p>
          </table:table-cell>
          <table:table-cell office:value-type="float" office:value="0.88" table:style-name="ce26">
            <text:p>0,88</text:p>
          </table:table-cell>
          <table:table-cell office:value-type="float" office:value="0.94189999999999996" table:style-name="ce26">
            <text:p>0,9419</text:p>
          </table:table-cell>
          <table:table-cell office:value-type="float" office:value="1.0703" table:style-name="ce26">
            <text:p>1,0703</text:p>
          </table:table-cell>
          <table:table-cell office:value-type="float" office:value="0.89" table:style-name="ce26">
            <text:p>0,89</text:p>
          </table:table-cell>
          <table:table-cell office:value-type="float" office:value="0.90439999999999998" table:style-name="ce26">
            <text:p>0,9044</text:p>
          </table:table-cell>
          <table:table-cell office:value-type="float" office:value="1.0162" table:style-name="ce26">
            <text:p>1,0162</text:p>
          </table:table-cell>
          <table:table-cell office:value-type="float" office:value="0.3" table:style-name="ce26">
            <text:p>0,3</text:p>
          </table:table-cell>
          <table:table-cell office:value-type="float" office:value="0.3619" table:style-name="ce26">
            <text:p>0,3619</text:p>
          </table:table-cell>
          <table:table-cell office:value-type="float" office:value="1.2063999999999999" table:style-name="ce26">
            <text:p>1,2064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59770000000000001" table:style-name="ce26">
            <text:p>0,5977</text:p>
          </table:table-cell>
          <table:table-cell office:value-type="float" office:value="1.0045999999999999" table:style-name="ce26">
            <text:p>1,0046</text:p>
          </table:table-cell>
          <table:table-cell office:value-type="float" office:value="0.90500000000000003" table:style-name="ce26">
            <text:p>0,905</text:p>
          </table:table-cell>
          <table:table-cell office:value-type="float" office:value="0.91879999999999995" table:style-name="ce26">
            <text:p>0,9188</text:p>
          </table:table-cell>
          <table:table-cell office:value-type="float" office:value="1.0153000000000001" table:style-name="ce26">
            <text:p>1,0153</text:p>
          </table:table-cell>
          <table:table-cell office:value-type="float" office:value="0.56999999999999995" table:style-name="ce26">
            <text:p>0,57</text:p>
          </table:table-cell>
          <table:table-cell office:value-type="float" office:value="0.39319999999999999" table:style-name="ce26">
            <text:p>0,3932</text:p>
          </table:table-cell>
          <table:table-cell office:value-type="float" office:value="0.68989999999999996" table:style-name="ce26">
            <text:p>0,6899</text:p>
          </table:table-cell>
          <table:table-cell office:value-type="float" office:value="0.73750000000000004" table:style-name="ce26">
            <text:p>0,7375</text:p>
          </table:table-cell>
          <table:table-cell office:value-type="float" office:value="0.65769999999999995" table:style-name="ce26">
            <text:p>0,6577</text:p>
          </table:table-cell>
          <table:table-cell office:value-type="float" office:value="0.89190000000000003" table:style-name="ce26">
            <text:p>0,8919</text:p>
          </table:table-cell>
          <table:table-cell office:value-type="float" office:value="0.82" table:style-name="ce26">
            <text:p>0,82</text:p>
          </table:table-cell>
          <table:table-cell office:value-type="float" office:value="0.69899999999999995" table:style-name="ce26">
            <text:p>0,699</text:p>
          </table:table-cell>
          <table:table-cell office:value-type="float" office:value="0.85250000000000004" table:style-name="ce26">
            <text:p>0,8525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45279999999999998" table:style-name="ce26">
            <text:p>0,4528</text:p>
          </table:table-cell>
          <table:table-cell office:value-type="float" office:value="1.5615000000000001" table:style-name="ce26">
            <text:p>1,5615</text:p>
          </table:table-cell>
          <table:table-cell office:value-type="float" office:value="0.55500000000000005" table:style-name="ce26">
            <text:p>0,555</text:p>
          </table:table-cell>
          <table:table-cell office:value-type="float" office:value="0.49009999999999998" table:style-name="ce26">
            <text:p>0,4901</text:p>
          </table:table-cell>
          <table:table-cell office:value-type="float" office:value="0.8831" table:style-name="ce26">
            <text:p>0,8831</text:p>
          </table:table-cell>
          <table:table-cell office:value-type="float" office:value="0.87" table:style-name="ce26">
            <text:p>0,87</text:p>
          </table:table-cell>
          <table:table-cell office:value-type="float" office:value="0.91369999999999996" table:style-name="ce26">
            <text:p>0,9137</text:p>
          </table:table-cell>
          <table:table-cell office:value-type="float" office:value="1.0502" table:style-name="ce26">
            <text:p>1,0502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8600000000000001" table:style-name="ce26">
            <text:p>0,886</text:p>
          </table:table-cell>
          <table:table-cell office:value-type="float" office:value="1.4522999999999999" table:style-name="ce26">
            <text:p>1,4523</text:p>
          </table:table-cell>
          <table:table-cell office:value-type="float" office:value="26183" table:style-name="ce26">
            <text:p>26183</text:p>
          </table:table-cell>
          <table:table-cell office:value-type="float" office:value="7053" table:style-name="ce26">
            <text:p>7053</text:p>
          </table:table-cell>
          <table:table-cell office:value-type="float" office:value="0.26939999999999997" table:style-name="ce23">
            <text:p>0,2694</text:p>
          </table:table-cell>
          <table:table-cell office:value-type="float" office:value="6949" table:style-name="ce26">
            <text:p>6949</text:p>
          </table:table-cell>
          <table:table-cell office:value-type="float" office:value="3746" table:style-name="ce26">
            <text:p>3746</text:p>
          </table:table-cell>
          <table:table-cell office:value-type="float" office:value="0.53910000000000002" table:style-name="ce23">
            <text:p>0,5391</text:p>
          </table:table-cell>
          <table:table-cell office:value-type="float" office:value="33132" table:style-name="ce26">
            <text:p>33132</text:p>
          </table:table-cell>
          <table:table-cell office:value-type="float" office:value="10799" table:style-name="ce26">
            <text:p>10799</text:p>
          </table:table-cell>
          <table:table-cell office:value-type="float" office:value="0.32590000000000002" table:style-name="ce23">
            <text:p>0,3259</text:p>
          </table:table-cell>
          <table:table-cell office:value-type="float" office:value="270490" table:style-name="ce26">
            <text:p>270490</text:p>
          </table:table-cell>
          <table:table-cell office:value-type="float" office:value="173099" table:style-name="ce26">
            <text:p>173099</text:p>
          </table:table-cell>
          <table:table-cell office:value-type="float" office:value="0.63990000000000002" table:style-name="ce23">
            <text:p>0,6399</text:p>
          </table:table-cell>
          <table:table-cell office:value-type="float" office:value="303622" table:style-name="ce26">
            <text:p>303622</text:p>
          </table:table-cell>
          <table:table-cell office:value-type="float" office:value="183898" table:style-name="ce26">
            <text:p>183898</text:p>
          </table:table-cell>
          <table:table-cell office:value-type="float" office:value="0.60570000000000002" table:style-name="ce28">
            <text:p>0,6057</text:p>
          </table:table-cell>
          <table:table-cell office:value-type="float" office:value="12452" table:style-name="ce26">
            <text:p>12452</text:p>
          </table:table-cell>
          <table:table-cell office:value-type="float" office:value="289" table:style-name="ce26">
            <text:p>289</text:p>
          </table:table-cell>
          <table:table-cell office:value-type="float" office:value="2.3199999999999998E-2" table:style-name="ce26">
            <text:p>0,0232</text:p>
          </table:table-cell>
          <table:table-cell office:value-type="float" office:value="7103" table:style-name="ce26">
            <text:p>7103</text:p>
          </table:table-cell>
          <table:table-cell office:value-type="float" office:value="6017" table:style-name="ce26">
            <text:p>6017</text:p>
          </table:table-cell>
          <table:table-cell office:value-type="float" office:value="0.84709999999999996" table:style-name="ce26">
            <text:p>0,8471</text:p>
          </table:table-cell>
          <table:table-cell office:value-type="float" office:value="2166" table:style-name="ce26">
            <text:p>2166</text:p>
          </table:table-cell>
          <table:table-cell office:value-type="float" office:value="7216" table:style-name="ce26">
            <text:p>7216</text:p>
          </table:table-cell>
          <table:table-cell office:value-type="float" office:value="3.3315000000000001" table:style-name="ce26">
            <text:p>3,3315</text:p>
          </table:table-cell>
          <table:table-cell table:number-columns-repeated="16190"/>
        </table:table-row>
        <table:table-row table:style-name="ro3">
          <table:table-cell office:value-type="float" office:value="11" table:style-name="ce26">
            <text:p>11</text:p>
          </table:table-cell>
          <table:table-cell office:value-type="string" table:style-name="ce27">
            <text:p>REGIONAL DISTRITO CAPITAL</text:p>
          </table:table-cell>
          <table:table-cell office:value-type="float" office:value="64737" table:style-name="ce26">
            <text:p>64737</text:p>
          </table:table-cell>
          <table:table-cell office:value-type="float" office:value="57270" table:style-name="ce26">
            <text:p>57270</text:p>
          </table:table-cell>
          <table:table-cell office:value-type="float" office:value="0.88470000000000004" table:style-name="ce22">
            <text:p>0,8847</text:p>
          </table:table-cell>
          <table:table-cell office:value-type="float" office:value="32229" table:style-name="ce26">
            <text:p>32229</text:p>
          </table:table-cell>
          <table:table-cell office:value-type="float" office:value="34792" table:style-name="ce26">
            <text:p>34792</text:p>
          </table:table-cell>
          <table:table-cell office:value-type="float" office:value="1.0794999999999999" table:style-name="ce19">
            <text:p>1,0795</text:p>
          </table:table-cell>
          <table:table-cell office:value-type="float" office:value="4088" table:style-name="ce26">
            <text:p>4088</text:p>
          </table:table-cell>
          <table:table-cell office:value-type="float" office:value="2637" table:style-name="ce26">
            <text:p>2637</text:p>
          </table:table-cell>
          <table:table-cell office:value-type="float" office:value="0.64510000000000001" table:style-name="ce20">
            <text:p>0,6451</text:p>
          </table:table-cell>
          <table:table-cell office:value-type="float" office:value="118" table:style-name="ce26">
            <text:p>118</text:p>
          </table:table-cell>
          <table:table-cell office:value-type="float" office:value="72" table:style-name="ce26">
            <text:p>72</text:p>
          </table:table-cell>
          <table:table-cell office:value-type="float" office:value="0.61019999999999996" table:style-name="ce20">
            <text:p>0,610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1172" table:style-name="ce26">
            <text:p>101172</text:p>
          </table:table-cell>
          <table:table-cell office:value-type="float" office:value="94771" table:style-name="ce26">
            <text:p>94771</text:p>
          </table:table-cell>
          <table:table-cell office:value-type="float" office:value="0.93669999999999998" table:style-name="ce18">
            <text:p>0,9367</text:p>
          </table:table-cell>
          <table:table-cell office:value-type="float" office:value="101172" table:style-name="ce26">
            <text:p>101172</text:p>
          </table:table-cell>
          <table:table-cell office:value-type="float" office:value="94771" table:style-name="ce26">
            <text:p>94771</text:p>
          </table:table-cell>
          <table:table-cell office:value-type="float" office:value="0.93669999999999998" table:style-name="ce18">
            <text:p>0,9367</text:p>
          </table:table-cell>
          <table:table-cell office:value-type="float" office:value="2548" table:style-name="ce26">
            <text:p>2548</text:p>
          </table:table-cell>
          <table:table-cell office:value-type="float" office:value="2370" table:style-name="ce26">
            <text:p>2370</text:p>
          </table:table-cell>
          <table:table-cell office:value-type="float" office:value="0.93010000000000004" table:style-name="ce18">
            <text:p>0,9301</text:p>
          </table:table-cell>
          <table:table-cell office:value-type="float" office:value="42" table:style-name="ce26">
            <text:p>42</text:p>
          </table:table-cell>
          <table:table-cell office:value-type="float" office:value="56" table:style-name="ce26">
            <text:p>56</text:p>
          </table:table-cell>
          <table:table-cell office:value-type="float" office:value="1.3332999999999999" table:style-name="ce19">
            <text:p>1,3333</text:p>
          </table:table-cell>
          <table:table-cell office:value-type="float" office:value="104" table:style-name="ce26">
            <text:p>104</text:p>
          </table:table-cell>
          <table:table-cell office:value-type="float" office:value="67" table:style-name="ce26">
            <text:p>67</text:p>
          </table:table-cell>
          <table:table-cell office:value-type="float" office:value="0.64419999999999999" table:style-name="ce20">
            <text:p>0,6442</text:p>
          </table:table-cell>
          <table:table-cell office:value-type="float" office:value="2694" table:style-name="ce26">
            <text:p>2694</text:p>
          </table:table-cell>
          <table:table-cell office:value-type="float" office:value="2493" table:style-name="ce26">
            <text:p>2493</text:p>
          </table:table-cell>
          <table:table-cell office:value-type="float" office:value="0.9254" table:style-name="ce18">
            <text:p>0,9254</text:p>
          </table:table-cell>
          <table:table-cell office:value-type="float" office:value="743" table:style-name="ce26">
            <text:p>743</text:p>
          </table:table-cell>
          <table:table-cell office:value-type="float" office:value="697" table:style-name="ce26">
            <text:p>697</text:p>
          </table:table-cell>
          <table:table-cell office:value-type="float" office:value="0.93810000000000004" table:style-name="ce18">
            <text:p>0,9381</text:p>
          </table:table-cell>
          <table:table-cell office:value-type="float" office:value="47" table:style-name="ce26">
            <text:p>47</text:p>
          </table:table-cell>
          <table:table-cell office:value-type="float" office:value="32" table:style-name="ce26">
            <text:p>32</text:p>
          </table:table-cell>
          <table:table-cell office:value-type="float" office:value="0.68089999999999995" table:style-name="ce20">
            <text:p>0,6809</text:p>
          </table:table-cell>
          <table:table-cell office:value-type="float" office:value="106" table:style-name="ce26">
            <text:p>106</text:p>
          </table:table-cell>
          <table:table-cell office:value-type="float" office:value="54" table:style-name="ce26">
            <text:p>54</text:p>
          </table:table-cell>
          <table:table-cell office:value-type="float" office:value="0.50939999999999996" table:style-name="ce20">
            <text:p>0,5094</text:p>
          </table:table-cell>
          <table:table-cell office:value-type="float" office:value="896" table:style-name="ce26">
            <text:p>896</text:p>
          </table:table-cell>
          <table:table-cell office:value-type="float" office:value="783" table:style-name="ce26">
            <text:p>783</text:p>
          </table:table-cell>
          <table:table-cell office:value-type="float" office:value="0.87390000000000001" table:style-name="ce22">
            <text:p>0,8739</text:p>
          </table:table-cell>
          <table:table-cell office:value-type="float" office:value="34528" table:style-name="ce26">
            <text:p>34528</text:p>
          </table:table-cell>
          <table:table-cell office:value-type="float" office:value="29953" table:style-name="ce26">
            <text:p>29953</text:p>
          </table:table-cell>
          <table:table-cell office:value-type="float" office:value="0.86750000000000005" table:style-name="ce22">
            <text:p>0,8675</text:p>
          </table:table-cell>
          <table:table-cell office:value-type="float" office:value="8509" table:style-name="ce26">
            <text:p>8509</text:p>
          </table:table-cell>
          <table:table-cell office:value-type="float" office:value="8298" table:style-name="ce26">
            <text:p>8298</text:p>
          </table:table-cell>
          <table:table-cell office:value-type="float" office:value="0.97519999999999996" table:style-name="ce18">
            <text:p>0,9752</text:p>
          </table:table-cell>
          <table:table-cell office:value-type="float" office:value="564" table:style-name="ce26">
            <text:p>564</text:p>
          </table:table-cell>
          <table:table-cell office:value-type="float" office:value="599" table:style-name="ce26">
            <text:p>599</text:p>
          </table:table-cell>
          <table:table-cell office:value-type="float" office:value="1.0621" table:style-name="ce19">
            <text:p>1,0621</text:p>
          </table:table-cell>
          <table:table-cell office:value-type="float" office:value="282" table:style-name="ce26">
            <text:p>282</text:p>
          </table:table-cell>
          <table:table-cell office:value-type="float" office:value="210" table:style-name="ce26">
            <text:p>210</text:p>
          </table:table-cell>
          <table:table-cell office:value-type="float" office:value="0.74470000000000003" table:style-name="ce20">
            <text:p>0,7447</text:p>
          </table:table-cell>
          <table:table-cell office:value-type="float" office:value="43609" table:style-name="ce26">
            <text:p>43609</text:p>
          </table:table-cell>
          <table:table-cell office:value-type="float" office:value="44661" table:style-name="ce26">
            <text:p>44661</text:p>
          </table:table-cell>
          <table:table-cell office:value-type="float" office:value="1.0241" table:style-name="ce19">
            <text:p>1,0241</text:p>
          </table:table-cell>
          <table:table-cell office:value-type="float" office:value="87492" table:style-name="ce26">
            <text:p>87492</text:p>
          </table:table-cell>
          <table:table-cell office:value-type="float" office:value="83721" table:style-name="ce26">
            <text:p>83721</text:p>
          </table:table-cell>
          <table:table-cell office:value-type="float" office:value="0.95689999999999997" table:style-name="ce18">
            <text:p>0,9569</text:p>
          </table:table-cell>
          <table:table-cell office:value-type="float" office:value="425" table:style-name="ce26">
            <text:p>425</text:p>
          </table:table-cell>
          <table:table-cell office:value-type="float" office:value="252" table:style-name="ce26">
            <text:p>252</text:p>
          </table:table-cell>
          <table:table-cell office:value-type="float" office:value="0.59289999999999998" table:style-name="ce20">
            <text:p>0,5929</text:p>
          </table:table-cell>
          <table:table-cell office:value-type="float" office:value="91507" table:style-name="ce26">
            <text:p>91507</text:p>
          </table:table-cell>
          <table:table-cell office:value-type="float" office:value="87249" table:style-name="ce26">
            <text:p>87249</text:p>
          </table:table-cell>
          <table:table-cell office:value-type="float" office:value="0.95350000000000001" table:style-name="ce18">
            <text:p>0,9535</text:p>
          </table:table-cell>
          <table:table-cell office:value-type="float" office:value="192679" table:style-name="ce26">
            <text:p>192679</text:p>
          </table:table-cell>
          <table:table-cell office:value-type="float" office:value="182020" table:style-name="ce26">
            <text:p>182020</text:p>
          </table:table-cell>
          <table:table-cell office:value-type="float" office:value="0.94469999999999998" table:style-name="ce18">
            <text:p>0,9447</text:p>
          </table:table-cell>
          <table:table-cell office:value-type="float" office:value="315760" table:style-name="ce26">
            <text:p>315760</text:p>
          </table:table-cell>
          <table:table-cell office:value-type="float" office:value="230514" table:style-name="ce26">
            <text:p>230514</text:p>
          </table:table-cell>
          <table:table-cell office:value-type="float" office:value="0.73" table:style-name="ce20">
            <text:p>0,73</text:p>
          </table:table-cell>
          <table:table-cell office:value-type="float" office:value="294270" table:style-name="ce26">
            <text:p>294270</text:p>
          </table:table-cell>
          <table:table-cell office:value-type="float" office:value="249014" table:style-name="ce16">
            <text:p>249014</text:p>
          </table:table-cell>
          <table:table-cell office:value-type="float" office:value="0.84619999999999995" table:style-name="ce18">
            <text:p>0,8462</text:p>
          </table:table-cell>
          <table:table-cell office:value-type="float" office:value="89600" table:style-name="ce26">
            <text:p>89600</text:p>
          </table:table-cell>
          <table:table-cell office:value-type="float" office:value="75122" table:style-name="ce26">
            <text:p>75122</text:p>
          </table:table-cell>
          <table:table-cell office:value-type="float" office:value="0.83840000000000003" table:style-name="ce18">
            <text:p>0,8384</text:p>
          </table:table-cell>
          <table:table-cell office:value-type="float" office:value="18360" table:style-name="ce26">
            <text:p>18360</text:p>
          </table:table-cell>
          <table:table-cell office:value-type="float" office:value="18346" table:style-name="ce26">
            <text:p>18346</text:p>
          </table:table-cell>
          <table:table-cell office:value-type="float" office:value="0.99919999999999998" table:style-name="ce18">
            <text:p>0,9992</text:p>
          </table:table-cell>
          <table:table-cell office:value-type="float" office:value="107960" table:style-name="ce26">
            <text:p>107960</text:p>
          </table:table-cell>
          <table:table-cell office:value-type="float" office:value="93468" table:style-name="ce26">
            <text:p>93468</text:p>
          </table:table-cell>
          <table:table-cell office:value-type="float" office:value="0.86580000000000001" table:style-name="ce18">
            <text:p>0,8658</text:p>
          </table:table-cell>
          <table:table-cell office:value-type="float" office:value="3956" table:style-name="ce16">
            <text:p>3956</text:p>
          </table:table-cell>
          <table:table-cell office:value-type="float" office:value="4571" table:style-name="ce16">
            <text:p>4571</text:p>
          </table:table-cell>
          <table:table-cell office:value-type="float" office:value="1.1555" table:style-name="ce19">
            <text:p>1,1555</text:p>
          </table:table-cell>
          <table:table-cell office:value-type="float" office:value="5305" table:style-name="ce26">
            <text:p>5305</text:p>
          </table:table-cell>
          <table:table-cell office:value-type="float" office:value="8445" table:style-name="ce26">
            <text:p>8445</text:p>
          </table:table-cell>
          <table:table-cell office:value-type="float" office:value="1.5919000000000001" table:style-name="ce19">
            <text:p>1,5919</text:p>
          </table:table-cell>
          <table:table-cell office:value-type="float" office:value="727251" table:style-name="ce16">
            <text:p>727251</text:p>
          </table:table-cell>
          <table:table-cell office:value-type="float" office:value="586012" table:style-name="ce16">
            <text:p>586012</text:p>
          </table:table-cell>
          <table:table-cell office:value-type="float" office:value="0.80579999999999996" table:style-name="ce18">
            <text:p>0,8058</text:p>
          </table:table-cell>
          <table:table-cell office:value-type="float" office:value="919930" table:style-name="ce16">
            <text:p>919930</text:p>
          </table:table-cell>
          <table:table-cell office:value-type="float" office:value="768032" table:style-name="ce16">
            <text:p>768032</text:p>
          </table:table-cell>
          <table:table-cell office:value-type="float" office:value="0.83489999999999998" table:style-name="ce22">
            <text:p>0,8349</text:p>
          </table:table-cell>
          <table:table-cell office:value-type="float" office:value="4727" table:style-name="ce16">
            <text:p>4727</text:p>
          </table:table-cell>
          <table:table-cell office:value-type="float" office:value="5330" table:style-name="ce16">
            <text:p>5330</text:p>
          </table:table-cell>
          <table:table-cell office:value-type="float" office:value="1.1275999999999999" table:style-name="ce19">
            <text:p>1,1276</text:p>
          </table:table-cell>
          <table:table-cell office:value-type="float" office:value="5797" table:style-name="ce26">
            <text:p>5797</text:p>
          </table:table-cell>
          <table:table-cell office:value-type="float" office:value="8776" table:style-name="ce26">
            <text:p>8776</text:p>
          </table:table-cell>
          <table:table-cell office:value-type="float" office:value="1.5139" table:style-name="ce19">
            <text:p>1,5139</text:p>
          </table:table-cell>
          <table:table-cell office:value-type="float" office:value="445748" table:style-name="ce26">
            <text:p>445748</text:p>
          </table:table-cell>
          <table:table-cell office:value-type="float" office:value="348726" table:style-name="ce26">
            <text:p>348726</text:p>
          </table:table-cell>
          <table:table-cell office:value-type="float" office:value="0.7823" table:style-name="ce20">
            <text:p>0,7823</text:p>
          </table:table-cell>
          <table:table-cell office:value-type="float" office:value="0.83" table:style-name="ce26">
            <text:p>0,83</text:p>
          </table:table-cell>
          <table:table-cell office:value-type="float" office:value="0.92589999999999995" table:style-name="ce26">
            <text:p>0,9259</text:p>
          </table:table-cell>
          <table:table-cell office:value-type="float" office:value="1.1155999999999999" table:style-name="ce26">
            <text:p>1,1156</text:p>
          </table:table-cell>
          <table:table-cell office:value-type="float" office:value="0.74" table:style-name="ce26">
            <text:p>0,74</text:p>
          </table:table-cell>
          <table:table-cell office:value-type="float" office:value="0.84870000000000001" table:style-name="ce26">
            <text:p>0,8487</text:p>
          </table:table-cell>
          <table:table-cell office:value-type="float" office:value="1.1469" table:style-name="ce26">
            <text:p>1,1469</text:p>
          </table:table-cell>
          <table:table-cell office:value-type="float" office:value="0.78500000000000003" table:style-name="ce26">
            <text:p>0,785</text:p>
          </table:table-cell>
          <table:table-cell office:value-type="float" office:value="0.91859999999999997" table:style-name="ce26">
            <text:p>0,9186</text:p>
          </table:table-cell>
          <table:table-cell office:value-type="float" office:value="1.1701999999999999" table:style-name="ce26">
            <text:p>1,1702</text:p>
          </table:table-cell>
          <table:table-cell office:value-type="float" office:value="0.87" table:style-name="ce26">
            <text:p>0,87</text:p>
          </table:table-cell>
          <table:table-cell office:value-type="float" office:value="0.90780000000000005" table:style-name="ce26">
            <text:p>0,9078</text:p>
          </table:table-cell>
          <table:table-cell office:value-type="float" office:value="1.0435000000000001" table:style-name="ce26">
            <text:p>1,0435</text:p>
          </table:table-cell>
          <table:table-cell office:value-type="float" office:value="0.79" table:style-name="ce26">
            <text:p>0,79</text:p>
          </table:table-cell>
          <table:table-cell office:value-type="float" office:value="0.80940000000000001" table:style-name="ce26">
            <text:p>0,8094</text:p>
          </table:table-cell>
          <table:table-cell office:value-type="float" office:value="1.0245" table:style-name="ce26">
            <text:p>1,0245</text:p>
          </table:table-cell>
          <table:table-cell office:value-type="float" office:value="0.83" table:style-name="ce26">
            <text:p>0,83</text:p>
          </table:table-cell>
          <table:table-cell office:value-type="float" office:value="0.87170000000000003" table:style-name="ce26">
            <text:p>0,8717</text:p>
          </table:table-cell>
          <table:table-cell office:value-type="float" office:value="1.0502" table:style-name="ce26">
            <text:p>1,0502</text:p>
          </table:table-cell>
          <table:table-cell office:value-type="float" office:value="0.85" table:style-name="ce26">
            <text:p>0,85</text:p>
          </table:table-cell>
          <table:table-cell office:value-type="float" office:value="0.91810000000000003" table:style-name="ce26">
            <text:p>0,9181</text:p>
          </table:table-cell>
          <table:table-cell office:value-type="float" office:value="1.0801000000000001" table:style-name="ce26">
            <text:p>1,0801</text:p>
          </table:table-cell>
          <table:table-cell office:value-type="float" office:value="0.76500000000000001" table:style-name="ce26">
            <text:p>0,765</text:p>
          </table:table-cell>
          <table:table-cell office:value-type="float" office:value="0.81689999999999996" table:style-name="ce26">
            <text:p>0,8169</text:p>
          </table:table-cell>
          <table:table-cell office:value-type="float" office:value="1.0679000000000001" table:style-name="ce26">
            <text:p>1,0679</text:p>
          </table:table-cell>
          <table:table-cell office:value-type="float" office:value="0.8075" table:style-name="ce26">
            <text:p>0,8075</text:p>
          </table:table-cell>
          <table:table-cell office:value-type="float" office:value="0.89410000000000001" table:style-name="ce26">
            <text:p>0,8941</text:p>
          </table:table-cell>
          <table:table-cell office:value-type="float" office:value="1.1073" table:style-name="ce26">
            <text:p>1,1073</text:p>
          </table:table-cell>
          <table:table-cell office:value-type="float" office:value="0.83" table:style-name="ce26">
            <text:p>0,83</text:p>
          </table:table-cell>
          <table:table-cell office:value-type="float" office:value="0.81059999999999999" table:style-name="ce26">
            <text:p>0,8106</text:p>
          </table:table-cell>
          <table:table-cell office:value-type="float" office:value="0.97660000000000002" table:style-name="ce26">
            <text:p>0,9766</text:p>
          </table:table-cell>
          <table:table-cell office:value-type="float" office:value="0.27" table:style-name="ce26">
            <text:p>0,27</text:p>
          </table:table-cell>
          <table:table-cell office:value-type="float" office:value="0.3221" table:style-name="ce26">
            <text:p>0,3221</text:p>
          </table:table-cell>
          <table:table-cell office:value-type="float" office:value="1.1930000000000001" table:style-name="ce26">
            <text:p>1,193</text:p>
          </table:table-cell>
          <table:table-cell office:value-type="float" office:value="0.55000000000000004" table:style-name="ce26">
            <text:p>0,55</text:p>
          </table:table-cell>
          <table:table-cell office:value-type="float" office:value="0.55700000000000005" table:style-name="ce26">
            <text:p>0,557</text:p>
          </table:table-cell>
          <table:table-cell office:value-type="float" office:value="1.0127999999999999" table:style-name="ce26">
            <text:p>1,0128</text:p>
          </table:table-cell>
          <table:table-cell office:value-type="float" office:value="0.84" table:style-name="ce26">
            <text:p>0,84</text:p>
          </table:table-cell>
          <table:table-cell office:value-type="float" office:value="0.84640000000000004" table:style-name="ce26">
            <text:p>0,8464</text:p>
          </table:table-cell>
          <table:table-cell office:value-type="float" office:value="1.0077" table:style-name="ce26">
            <text:p>1,0077</text:p>
          </table:table-cell>
          <table:table-cell office:value-type="float" office:value="0.51749999999999996" table:style-name="ce26">
            <text:p>0,5175</text:p>
          </table:table-cell>
          <table:table-cell office:value-type="float" office:value="0.38429999999999997" table:style-name="ce26">
            <text:p>0,3843</text:p>
          </table:table-cell>
          <table:table-cell office:value-type="float" office:value="0.74260000000000004" table:style-name="ce26">
            <text:p>0,7426</text:p>
          </table:table-cell>
          <table:table-cell office:value-type="float" office:value="0.67879999999999996" table:style-name="ce26">
            <text:p>0,6788</text:p>
          </table:table-cell>
          <table:table-cell office:value-type="float" office:value="0.63780000000000003" table:style-name="ce26">
            <text:p>0,6378</text:p>
          </table:table-cell>
          <table:table-cell office:value-type="float" office:value="0.93969999999999998" table:style-name="ce26">
            <text:p>0,9397</text:p>
          </table:table-cell>
          <table:table-cell office:value-type="float" office:value="0.76" table:style-name="ce26">
            <text:p>0,76</text:p>
          </table:table-cell>
          <table:table-cell office:value-type="float" office:value="0.70630000000000004" table:style-name="ce26">
            <text:p>0,7063</text:p>
          </table:table-cell>
          <table:table-cell office:value-type="float" office:value="0.92930000000000001" table:style-name="ce26">
            <text:p>0,9293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38669999999999999" table:style-name="ce26">
            <text:p>0,3867</text:p>
          </table:table-cell>
          <table:table-cell office:value-type="float" office:value="1.3332999999999999" table:style-name="ce26">
            <text:p>1,3333</text:p>
          </table:table-cell>
          <table:table-cell office:value-type="float" office:value="0.52500000000000002" table:style-name="ce26">
            <text:p>0,525</text:p>
          </table:table-cell>
          <table:table-cell office:value-type="float" office:value="0.44990000000000002" table:style-name="ce26">
            <text:p>0,4499</text:p>
          </table:table-cell>
          <table:table-cell office:value-type="float" office:value="0.8569" table:style-name="ce26">
            <text:p>0,8569</text:p>
          </table:table-cell>
          <table:table-cell office:value-type="float" office:value="0.9" table:style-name="ce26">
            <text:p>0,9</text:p>
          </table:table-cell>
          <table:table-cell office:value-type="float" office:value="0.87329999999999997" table:style-name="ce26">
            <text:p>0,8733</text:p>
          </table:table-cell>
          <table:table-cell office:value-type="float" office:value="0.97040000000000004" table:style-name="ce26">
            <text:p>0,970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78590000000000004" table:style-name="ce26">
            <text:p>0,7859</text:p>
          </table:table-cell>
          <table:table-cell office:value-type="float" office:value="1.2881" table:style-name="ce26">
            <text:p>1,2881</text:p>
          </table:table-cell>
          <table:table-cell office:value-type="float" office:value="39035" table:style-name="ce26">
            <text:p>39035</text:p>
          </table:table-cell>
          <table:table-cell office:value-type="float" office:value="11191" table:style-name="ce26">
            <text:p>11191</text:p>
          </table:table-cell>
          <table:table-cell office:value-type="float" office:value="0.28670000000000001" table:style-name="ce23">
            <text:p>0,2867</text:p>
          </table:table-cell>
          <table:table-cell office:value-type="float" office:value="18333" table:style-name="ce26">
            <text:p>18333</text:p>
          </table:table-cell>
          <table:table-cell office:value-type="float" office:value="11283" table:style-name="ce26">
            <text:p>11283</text:p>
          </table:table-cell>
          <table:table-cell office:value-type="float" office:value="0.61539999999999995" table:style-name="ce23">
            <text:p>0,6154</text:p>
          </table:table-cell>
          <table:table-cell office:value-type="float" office:value="57368" table:style-name="ce26">
            <text:p>57368</text:p>
          </table:table-cell>
          <table:table-cell office:value-type="float" office:value="22474" table:style-name="ce26">
            <text:p>22474</text:p>
          </table:table-cell>
          <table:table-cell office:value-type="float" office:value="0.39179999999999998" table:style-name="ce23">
            <text:p>0,3918</text:p>
          </table:table-cell>
          <table:table-cell office:value-type="float" office:value="370084" table:style-name="ce26">
            <text:p>370084</text:p>
          </table:table-cell>
          <table:table-cell office:value-type="float" office:value="267416" table:style-name="ce26">
            <text:p>267416</text:p>
          </table:table-cell>
          <table:table-cell office:value-type="float" office:value="0.72260000000000002" table:style-name="ce23">
            <text:p>0,7226</text:p>
          </table:table-cell>
          <table:table-cell office:value-type="float" office:value="427452" table:style-name="ce26">
            <text:p>427452</text:p>
          </table:table-cell>
          <table:table-cell office:value-type="float" office:value="289890" table:style-name="ce26">
            <text:p>289890</text:p>
          </table:table-cell>
          <table:table-cell office:value-type="float" office:value="0.67820000000000003" table:style-name="ce29">
            <text:p>0,6782</text:p>
          </table:table-cell>
          <table:table-cell office:value-type="float" office:value="17433" table:style-name="ce26">
            <text:p>17433</text:p>
          </table:table-cell>
          <table:table-cell office:value-type="float" office:value="1458" table:style-name="ce26">
            <text:p>1458</text:p>
          </table:table-cell>
          <table:table-cell office:value-type="float" office:value="8.3599999999999994E-2" table:style-name="ce26">
            <text:p>0,0836</text:p>
          </table:table-cell>
          <table:table-cell office:value-type="float" office:value="2907" table:style-name="ce26">
            <text:p>2907</text:p>
          </table:table-cell>
          <table:table-cell office:value-type="float" office:value="3855" table:style-name="ce26">
            <text:p>3855</text:p>
          </table:table-cell>
          <table:table-cell office:value-type="float" office:value="1.3261000000000001" table:style-name="ce26">
            <text:p>1,3261</text:p>
          </table:table-cell>
          <table:table-cell office:value-type="float" office:value="3235" table:style-name="ce26">
            <text:p>3235</text:p>
          </table:table-cell>
          <table:table-cell office:value-type="float" office:value="6159" table:style-name="ce26">
            <text:p>6159</text:p>
          </table:table-cell>
          <table:table-cell office:value-type="float" office:value="1.9038999999999999" table:style-name="ce26">
            <text:p>1,9039</text:p>
          </table:table-cell>
          <table:table-cell table:number-columns-repeated="16190"/>
        </table:table-row>
        <table:table-row table:style-name="ro3">
          <table:table-cell office:value-type="float" office:value="13" table:style-name="ce26">
            <text:p>13</text:p>
          </table:table-cell>
          <table:table-cell office:value-type="string" table:style-name="ce27">
            <text:p>REGIONAL BOLÍVAR</text:p>
          </table:table-cell>
          <table:table-cell office:value-type="float" office:value="13056" table:style-name="ce26">
            <text:p>13056</text:p>
          </table:table-cell>
          <table:table-cell office:value-type="float" office:value="13234" table:style-name="ce26">
            <text:p>13234</text:p>
          </table:table-cell>
          <table:table-cell office:value-type="float" office:value="1.0136000000000001" table:style-name="ce19">
            <text:p>1,0136</text:p>
          </table:table-cell>
          <table:table-cell office:value-type="float" office:value="4353" table:style-name="ce26">
            <text:p>4353</text:p>
          </table:table-cell>
          <table:table-cell office:value-type="float" office:value="4719" table:style-name="ce26">
            <text:p>4719</text:p>
          </table:table-cell>
          <table:table-cell office:value-type="float" office:value="1.0841000000000001" table:style-name="ce19">
            <text:p>1,0841</text:p>
          </table:table-cell>
          <table:table-cell office:value-type="float" office:value="250" table:style-name="ce26">
            <text:p>250</text:p>
          </table:table-cell>
          <table:table-cell office:value-type="float" office:value="214" table:style-name="ce26">
            <text:p>214</text:p>
          </table:table-cell>
          <table:table-cell office:value-type="float" office:value="0.85599999999999998" table:style-name="ce22">
            <text:p>0,856</text:p>
          </table:table-cell>
          <table:table-cell office:value-type="float" office:value="118" table:style-name="ce26">
            <text:p>118</text:p>
          </table:table-cell>
          <table:table-cell office:value-type="float" office:value="139" table:style-name="ce26">
            <text:p>139</text:p>
          </table:table-cell>
          <table:table-cell office:value-type="float" office:value="1.1779999999999999" table:style-name="ce19">
            <text:p>1,17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777" table:style-name="ce26">
            <text:p>17777</text:p>
          </table:table-cell>
          <table:table-cell office:value-type="float" office:value="18306" table:style-name="ce26">
            <text:p>18306</text:p>
          </table:table-cell>
          <table:table-cell office:value-type="float" office:value="1.0298" table:style-name="ce19">
            <text:p>1,0298</text:p>
          </table:table-cell>
          <table:table-cell office:value-type="float" office:value="17777" table:style-name="ce26">
            <text:p>17777</text:p>
          </table:table-cell>
          <table:table-cell office:value-type="float" office:value="18306" table:style-name="ce26">
            <text:p>18306</text:p>
          </table:table-cell>
          <table:table-cell office:value-type="float" office:value="1.0298" table:style-name="ce19">
            <text:p>1,0298</text:p>
          </table:table-cell>
          <table:table-cell office:value-type="float" office:value="527" table:style-name="ce26">
            <text:p>527</text:p>
          </table:table-cell>
          <table:table-cell office:value-type="float" office:value="449" table:style-name="ce26">
            <text:p>449</text:p>
          </table:table-cell>
          <table:table-cell office:value-type="float" office:value="0.85199999999999998" table:style-name="ce22">
            <text:p>0,852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11" table:style-name="ce26">
            <text:p>111</text:p>
          </table:table-cell>
          <table:table-cell office:value-type="float" office:value="96" table:style-name="ce26">
            <text:p>96</text:p>
          </table:table-cell>
          <table:table-cell office:value-type="float" office:value="0.8649" table:style-name="ce22">
            <text:p>0,8649</text:p>
          </table:table-cell>
          <table:table-cell office:value-type="float" office:value="653" table:style-name="ce26">
            <text:p>653</text:p>
          </table:table-cell>
          <table:table-cell office:value-type="float" office:value="545" table:style-name="ce26">
            <text:p>545</text:p>
          </table:table-cell>
          <table:table-cell office:value-type="float" office:value="0.83460000000000001" table:style-name="ce22">
            <text:p>0,8346</text:p>
          </table:table-cell>
          <table:table-cell office:value-type="float" office:value="45" table:style-name="ce26">
            <text:p>45</text:p>
          </table:table-cell>
          <table:table-cell office:value-type="float" office:value="62" table:style-name="ce26">
            <text:p>62</text:p>
          </table:table-cell>
          <table:table-cell office:value-type="float" office:value="1.3777999999999999" table:style-name="ce19">
            <text:p>1,3778</text:p>
          </table:table-cell>
          <table:table-cell office:value-type="float" office:value="30" table:style-name="ce26">
            <text:p>30</text:p>
          </table:table-cell>
          <table:table-cell office:value-type="float" office:value="15" table:style-name="ce26">
            <text:p>15</text:p>
          </table:table-cell>
          <table:table-cell office:value-type="float" office:value="0.5" table:style-name="ce20">
            <text:p>0,5</text:p>
          </table:table-cell>
          <table:table-cell office:value-type="float" office:value="45" table:style-name="ce26">
            <text:p>45</text:p>
          </table:table-cell>
          <table:table-cell office:value-type="float" office:value="14" table:style-name="ce26">
            <text:p>14</text:p>
          </table:table-cell>
          <table:table-cell office:value-type="float" office:value="0.31109999999999999" table:style-name="ce20">
            <text:p>0,3111</text:p>
          </table:table-cell>
          <table:table-cell office:value-type="float" office:value="120" table:style-name="ce26">
            <text:p>120</text:p>
          </table:table-cell>
          <table:table-cell office:value-type="float" office:value="91" table:style-name="ce26">
            <text:p>91</text:p>
          </table:table-cell>
          <table:table-cell office:value-type="float" office:value="0.75829999999999997" table:style-name="ce20">
            <text:p>0,7583</text:p>
          </table:table-cell>
          <table:table-cell office:value-type="float" office:value="9056" table:style-name="ce26">
            <text:p>9056</text:p>
          </table:table-cell>
          <table:table-cell office:value-type="float" office:value="8157" table:style-name="ce26">
            <text:p>8157</text:p>
          </table:table-cell>
          <table:table-cell office:value-type="float" office:value="0.90069999999999995" table:style-name="ce18">
            <text:p>0,9007</text:p>
          </table:table-cell>
          <table:table-cell office:value-type="float" office:value="1400" table:style-name="ce26">
            <text:p>1400</text:p>
          </table:table-cell>
          <table:table-cell office:value-type="float" office:value="1347" table:style-name="ce26">
            <text:p>1347</text:p>
          </table:table-cell>
          <table:table-cell office:value-type="float" office:value="0.96209999999999996" table:style-name="ce18">
            <text:p>0,9621</text:p>
          </table:table-cell>
          <table:table-cell office:value-type="float" office:value="1131" table:style-name="ce26">
            <text:p>1131</text:p>
          </table:table-cell>
          <table:table-cell office:value-type="float" office:value="911" table:style-name="ce26">
            <text:p>911</text:p>
          </table:table-cell>
          <table:table-cell office:value-type="float" office:value="0.80549999999999999" table:style-name="ce20">
            <text:p>0,8055</text:p>
          </table:table-cell>
          <table:table-cell office:value-type="float" office:value="60" table:style-name="ce26">
            <text:p>60</text:p>
          </table:table-cell>
          <table:table-cell office:value-type="float" office:value="32" table:style-name="ce26">
            <text:p>32</text:p>
          </table:table-cell>
          <table:table-cell office:value-type="float" office:value="0.5333" table:style-name="ce20">
            <text:p>0,5333</text:p>
          </table:table-cell>
          <table:table-cell office:value-type="float" office:value="22871" table:style-name="ce26">
            <text:p>22871</text:p>
          </table:table-cell>
          <table:table-cell office:value-type="float" office:value="23940" table:style-name="ce26">
            <text:p>23940</text:p>
          </table:table-cell>
          <table:table-cell office:value-type="float" office:value="1.0467" table:style-name="ce19">
            <text:p>1,0467</text:p>
          </table:table-cell>
          <table:table-cell office:value-type="float" office:value="34518" table:style-name="ce26">
            <text:p>34518</text:p>
          </table:table-cell>
          <table:table-cell office:value-type="float" office:value="34387" table:style-name="ce26">
            <text:p>34387</text:p>
          </table:table-cell>
          <table:table-cell office:value-type="float" office:value="0.99619999999999997" table:style-name="ce18">
            <text:p>0,9962</text:p>
          </table:table-cell>
          <table:table-cell office:value-type="float" office:value="50" table:style-name="ce26">
            <text:p>50</text:p>
          </table:table-cell>
          <table:table-cell office:value-type="float" office:value="51" table:style-name="ce26">
            <text:p>51</text:p>
          </table:table-cell>
          <table:table-cell office:value-type="float" office:value="1.02" table:style-name="ce19">
            <text:p>1,02</text:p>
          </table:table-cell>
          <table:table-cell office:value-type="float" office:value="35341" table:style-name="ce26">
            <text:p>35341</text:p>
          </table:table-cell>
          <table:table-cell office:value-type="float" office:value="35074" table:style-name="ce26">
            <text:p>35074</text:p>
          </table:table-cell>
          <table:table-cell office:value-type="float" office:value="0.99239999999999995" table:style-name="ce18">
            <text:p>0,9924</text:p>
          </table:table-cell>
          <table:table-cell office:value-type="float" office:value="53118" table:style-name="ce26">
            <text:p>53118</text:p>
          </table:table-cell>
          <table:table-cell office:value-type="float" office:value="53380" table:style-name="ce26">
            <text:p>53380</text:p>
          </table:table-cell>
          <table:table-cell office:value-type="float" office:value="1.0048999999999999" table:style-name="ce18">
            <text:p>1,0049</text:p>
          </table:table-cell>
          <table:table-cell office:value-type="float" office:value="130400" table:style-name="ce26">
            <text:p>130400</text:p>
          </table:table-cell>
          <table:table-cell office:value-type="float" office:value="98480" table:style-name="ce26">
            <text:p>98480</text:p>
          </table:table-cell>
          <table:table-cell office:value-type="float" office:value="0.75519999999999998" table:style-name="ce22">
            <text:p>0,7552</text:p>
          </table:table-cell>
          <table:table-cell office:value-type="float" office:value="272725" table:style-name="ce26">
            <text:p>272725</text:p>
          </table:table-cell>
          <table:table-cell office:value-type="float" office:value="239230" table:style-name="ce16">
            <text:p>239230</text:p>
          </table:table-cell>
          <table:table-cell office:value-type="float" office:value="0.87719999999999998" table:style-name="ce18">
            <text:p>0,8772</text:p>
          </table:table-cell>
          <table:table-cell office:value-type="float" office:value="34560" table:style-name="ce26">
            <text:p>34560</text:p>
          </table:table-cell>
          <table:table-cell office:value-type="float" office:value="29268" table:style-name="ce26">
            <text:p>29268</text:p>
          </table:table-cell>
          <table:table-cell office:value-type="float" office:value="0.84689999999999999" table:style-name="ce18">
            <text:p>0,8469</text:p>
          </table:table-cell>
          <table:table-cell office:value-type="float" office:value="2635" table:style-name="ce26">
            <text:p>2635</text:p>
          </table:table-cell>
          <table:table-cell office:value-type="float" office:value="2896" table:style-name="ce26">
            <text:p>2896</text:p>
          </table:table-cell>
          <table:table-cell office:value-type="float" office:value="1.0991" table:style-name="ce19">
            <text:p>1,0991</text:p>
          </table:table-cell>
          <table:table-cell office:value-type="float" office:value="37195" table:style-name="ce26">
            <text:p>37195</text:p>
          </table:table-cell>
          <table:table-cell office:value-type="float" office:value="32164" table:style-name="ce26">
            <text:p>32164</text:p>
          </table:table-cell>
          <table:table-cell office:value-type="float" office:value="0.86470000000000002" table:style-name="ce18">
            <text:p>0,8647</text:p>
          </table:table-cell>
          <table:table-cell office:value-type="float" office:value="29954" table:style-name="ce16">
            <text:p>29954</text:p>
          </table:table-cell>
          <table:table-cell office:value-type="float" office:value="32299" table:style-name="ce16">
            <text:p>32299</text:p>
          </table:table-cell>
          <table:table-cell office:value-type="float" office:value="1.0783" table:style-name="ce19">
            <text:p>1,0783</text:p>
          </table:table-cell>
          <table:table-cell office:value-type="float" office:value="8550" table:style-name="ce26">
            <text:p>8550</text:p>
          </table:table-cell>
          <table:table-cell office:value-type="float" office:value="12508" table:style-name="ce26">
            <text:p>12508</text:p>
          </table:table-cell>
          <table:table-cell office:value-type="float" office:value="1.4629000000000001" table:style-name="ce19">
            <text:p>1,4629</text:p>
          </table:table-cell>
          <table:table-cell office:value-type="float" office:value="478824" table:style-name="ce16">
            <text:p>478824</text:p>
          </table:table-cell>
          <table:table-cell office:value-type="float" office:value="414681" table:style-name="ce16">
            <text:p>414681</text:p>
          </table:table-cell>
          <table:table-cell office:value-type="float" office:value="0.86599999999999999" table:style-name="ce18">
            <text:p>0,866</text:p>
          </table:table-cell>
          <table:table-cell office:value-type="float" office:value="531942" table:style-name="ce16">
            <text:p>531942</text:p>
          </table:table-cell>
          <table:table-cell office:value-type="float" office:value="468061" table:style-name="ce16">
            <text:p>468061</text:p>
          </table:table-cell>
          <table:table-cell office:value-type="float" office:value="0.87990000000000002" table:style-name="ce18">
            <text:p>0,8799</text:p>
          </table:table-cell>
          <table:table-cell office:value-type="float" office:value="31248" table:style-name="ce16">
            <text:p>31248</text:p>
          </table:table-cell>
          <table:table-cell office:value-type="float" office:value="33364" table:style-name="ce16">
            <text:p>33364</text:p>
          </table:table-cell>
          <table:table-cell office:value-type="float" office:value="1.0677000000000001" table:style-name="ce21">
            <text:p>1,0677</text:p>
          </table:table-cell>
          <table:table-cell office:value-type="float" office:value="8766" table:style-name="ce26">
            <text:p>8766</text:p>
          </table:table-cell>
          <table:table-cell office:value-type="float" office:value="12650" table:style-name="ce26">
            <text:p>12650</text:p>
          </table:table-cell>
          <table:table-cell office:value-type="float" office:value="1.4431" table:style-name="ce19">
            <text:p>1,4431</text:p>
          </table:table-cell>
          <table:table-cell office:value-type="float" office:value="170713" table:style-name="ce26">
            <text:p>170713</text:p>
          </table:table-cell>
          <table:table-cell office:value-type="float" office:value="133814" table:style-name="ce26">
            <text:p>133814</text:p>
          </table:table-cell>
          <table:table-cell office:value-type="float" office:value="0.78390000000000004" table:style-name="ce20">
            <text:p>0,7839</text:p>
          </table:table-cell>
          <table:table-cell office:value-type="float" office:value="0.9" table:style-name="ce26">
            <text:p>0,9</text:p>
          </table:table-cell>
          <table:table-cell office:value-type="float" office:value="0.93120000000000003" table:style-name="ce26">
            <text:p>0,9312</text:p>
          </table:table-cell>
          <table:table-cell office:value-type="float" office:value="1.0347" table:style-name="ce26">
            <text:p>1,0347</text:p>
          </table:table-cell>
          <table:table-cell office:value-type="float" office:value="0.79" table:style-name="ce26">
            <text:p>0,79</text:p>
          </table:table-cell>
          <table:table-cell office:value-type="float" office:value="0.90790000000000004" table:style-name="ce26">
            <text:p>0,9079</text:p>
          </table:table-cell>
          <table:table-cell office:value-type="float" office:value="1.1492" table:style-name="ce26">
            <text:p>1,1492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93030000000000002" table:style-name="ce26">
            <text:p>0,9303</text:p>
          </table:table-cell>
          <table:table-cell office:value-type="float" office:value="1.1009" table:style-name="ce26">
            <text:p>1,1009</text:p>
          </table:table-cell>
          <table:table-cell office:value-type="float" office:value="0.88" table:style-name="ce26">
            <text:p>0,88</text:p>
          </table:table-cell>
          <table:table-cell office:value-type="float" office:value="0.91549999999999998" table:style-name="ce26">
            <text:p>0,9155</text:p>
          </table:table-cell>
          <table:table-cell office:value-type="float" office:value="1.0403" table:style-name="ce26">
            <text:p>1,0403</text:p>
          </table:table-cell>
          <table:table-cell office:value-type="float" office:value="0.89" table:style-name="ce26">
            <text:p>0,89</text:p>
          </table:table-cell>
          <table:table-cell office:value-type="float" office:value="0.89390000000000003" table:style-name="ce26">
            <text:p>0,8939</text:p>
          </table:table-cell>
          <table:table-cell office:value-type="float" office:value="1.0044" table:style-name="ce26">
            <text:p>1,0044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90990000000000004" table:style-name="ce26">
            <text:p>0,9099</text:p>
          </table:table-cell>
          <table:table-cell office:value-type="float" office:value="1.0282" table:style-name="ce26">
            <text:p>1,0282</text:p>
          </table:table-cell>
          <table:table-cell office:value-type="float" office:value="0.89" table:style-name="ce26">
            <text:p>0,89</text:p>
          </table:table-cell>
          <table:table-cell office:value-type="float" office:value="0.92669999999999997" table:style-name="ce26">
            <text:p>0,9267</text:p>
          </table:table-cell>
          <table:table-cell office:value-type="float" office:value="1.0411999999999999" table:style-name="ce26">
            <text:p>1,0412</text:p>
          </table:table-cell>
          <table:table-cell office:value-type="float" office:value="0.84" table:style-name="ce26">
            <text:p>0,84</text:p>
          </table:table-cell>
          <table:table-cell office:value-type="float" office:value="0.89700000000000002" table:style-name="ce26">
            <text:p>0,897</text:p>
          </table:table-cell>
          <table:table-cell office:value-type="float" office:value="1.0679000000000001" table:style-name="ce26">
            <text:p>1,0679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92330000000000001" table:style-name="ce26">
            <text:p>0,9233</text:p>
          </table:table-cell>
          <table:table-cell office:value-type="float" office:value="1.0673999999999999" table:style-name="ce26">
            <text:p>1,0674</text:p>
          </table:table-cell>
          <table:table-cell office:value-type="float" office:value="0.88" table:style-name="ce26">
            <text:p>0,88</text:p>
          </table:table-cell>
          <table:table-cell office:value-type="float" office:value="0.87409999999999999" table:style-name="ce26">
            <text:p>0,8741</text:p>
          </table:table-cell>
          <table:table-cell office:value-type="float" office:value="0.99329999999999996" table:style-name="ce26">
            <text:p>0,9933</text:p>
          </table:table-cell>
          <table:table-cell office:value-type="float" office:value="0.26" table:style-name="ce26">
            <text:p>0,26</text:p>
          </table:table-cell>
          <table:table-cell office:value-type="float" office:value="0.34089999999999998" table:style-name="ce26">
            <text:p>0,3409</text:p>
          </table:table-cell>
          <table:table-cell office:value-type="float" office:value="1.3109999999999999" table:style-name="ce26">
            <text:p>1,311</text:p>
          </table:table-cell>
          <table:table-cell office:value-type="float" office:value="0.56999999999999995" table:style-name="ce26">
            <text:p>0,57</text:p>
          </table:table-cell>
          <table:table-cell office:value-type="float" office:value="0.71030000000000004" table:style-name="ce26">
            <text:p>0,7103</text:p>
          </table:table-cell>
          <table:table-cell office:value-type="float" office:value="1.2462" table:style-name="ce26">
            <text:p>1,2462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88170000000000004" table:style-name="ce26">
            <text:p>0,8817</text:p>
          </table:table-cell>
          <table:table-cell office:value-type="float" office:value="0.99619999999999997" table:style-name="ce26">
            <text:p>0,9962</text:p>
          </table:table-cell>
          <table:table-cell office:value-type="float" office:value="0.55000000000000004" table:style-name="ce26">
            <text:p>0,55</text:p>
          </table:table-cell>
          <table:table-cell office:value-type="float" office:value="0.36659999999999998" table:style-name="ce26">
            <text:p>0,3666</text:p>
          </table:table-cell>
          <table:table-cell office:value-type="float" office:value="0.66649999999999998" table:style-name="ce26">
            <text:p>0,6665</text:p>
          </table:table-cell>
          <table:table-cell office:value-type="float" office:value="0.71750000000000003" table:style-name="ce26">
            <text:p>0,7175</text:p>
          </table:table-cell>
          <table:table-cell office:value-type="float" office:value="0.7349" table:style-name="ce26">
            <text:p>0,7349</text:p>
          </table:table-cell>
          <table:table-cell office:value-type="float" office:value="1.0243" table:style-name="ce26">
            <text:p>1,0243</text:p>
          </table:table-cell>
          <table:table-cell office:value-type="float" office:value="0.86" table:style-name="ce26">
            <text:p>0,86</text:p>
          </table:table-cell>
          <table:table-cell office:value-type="float" office:value="0.70409999999999995" table:style-name="ce26">
            <text:p>0,7041</text:p>
          </table:table-cell>
          <table:table-cell office:value-type="float" office:value="0.81869999999999998" table:style-name="ce26">
            <text:p>0,8187</text:p>
          </table:table-cell>
          <table:table-cell office:value-type="float" office:value="0.33" table:style-name="ce26">
            <text:p>0,33</text:p>
          </table:table-cell>
          <table:table-cell office:value-type="float" office:value="0.42649999999999999" table:style-name="ce26">
            <text:p>0,4265</text:p>
          </table:table-cell>
          <table:table-cell office:value-type="float" office:value="1.2923" table:style-name="ce26">
            <text:p>1,2923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4506" table:style-name="ce26">
            <text:p>0,4506</text:p>
          </table:table-cell>
          <table:table-cell office:value-type="float" office:value="0.75729999999999997" table:style-name="ce26">
            <text:p>0,7573</text:p>
          </table:table-cell>
          <table:table-cell office:value-type="float" office:value="0.91" table:style-name="ce26">
            <text:p>0,91</text:p>
          </table:table-cell>
          <table:table-cell office:value-type="float" office:value="0.92400000000000004" table:style-name="ce26">
            <text:p>0,924</text:p>
          </table:table-cell>
          <table:table-cell office:value-type="float" office:value="1.0153000000000001" table:style-name="ce26">
            <text:p>1,0153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0300000000000005" table:style-name="ce26">
            <text:p>0,803</text:p>
          </table:table-cell>
          <table:table-cell office:value-type="float" office:value="1.3162" table:style-name="ce26">
            <text:p>1,3162</text:p>
          </table:table-cell>
          <table:table-cell office:value-type="float" office:value="15437" table:style-name="ce26">
            <text:p>15437</text:p>
          </table:table-cell>
          <table:table-cell office:value-type="float" office:value="2273" table:style-name="ce26">
            <text:p>2273</text:p>
          </table:table-cell>
          <table:table-cell office:value-type="float" office:value="0.1472" table:style-name="ce23">
            <text:p>0,1472</text:p>
          </table:table-cell>
          <table:table-cell office:value-type="float" office:value="5459" table:style-name="ce26">
            <text:p>5459</text:p>
          </table:table-cell>
          <table:table-cell office:value-type="float" office:value="2135" table:style-name="ce26">
            <text:p>2135</text:p>
          </table:table-cell>
          <table:table-cell office:value-type="float" office:value="0.3911" table:style-name="ce23">
            <text:p>0,3911</text:p>
          </table:table-cell>
          <table:table-cell office:value-type="float" office:value="20896" table:style-name="ce26">
            <text:p>20896</text:p>
          </table:table-cell>
          <table:table-cell office:value-type="float" office:value="4408" table:style-name="ce26">
            <text:p>4408</text:p>
          </table:table-cell>
          <table:table-cell office:value-type="float" office:value="0.2109" table:style-name="ce23">
            <text:p>0,2109</text:p>
          </table:table-cell>
          <table:table-cell office:value-type="float" office:value="289635" table:style-name="ce26">
            <text:p>289635</text:p>
          </table:table-cell>
          <table:table-cell office:value-type="float" office:value="244370" table:style-name="ce26">
            <text:p>244370</text:p>
          </table:table-cell>
          <table:table-cell office:value-type="float" office:value="0.84370000000000001" table:style-name="ce24">
            <text:p>0,8437</text:p>
          </table:table-cell>
          <table:table-cell office:value-type="float" office:value="310531" table:style-name="ce26">
            <text:p>310531</text:p>
          </table:table-cell>
          <table:table-cell office:value-type="float" office:value="248778" table:style-name="ce26">
            <text:p>248778</text:p>
          </table:table-cell>
          <table:table-cell office:value-type="float" office:value="0.80110000000000003" table:style-name="ce25">
            <text:p>0,8011</text:p>
          </table:table-cell>
          <table:table-cell office:value-type="float" office:value="9781" table:style-name="ce26">
            <text:p>9781</text:p>
          </table:table-cell>
          <table:table-cell office:value-type="float" office:value="36" table:style-name="ce26">
            <text:p>36</text:p>
          </table:table-cell>
          <table:table-cell office:value-type="float" office:value="3.7000000000000002E-3" table:style-name="ce26">
            <text:p>0,0037</text:p>
          </table:table-cell>
          <table:table-cell office:value-type="float" office:value="24236" table:style-name="ce26">
            <text:p>24236</text:p>
          </table:table-cell>
          <table:table-cell office:value-type="float" office:value="22646" table:style-name="ce26">
            <text:p>22646</text:p>
          </table:table-cell>
          <table:table-cell office:value-type="float" office:value="0.93440000000000001" table:style-name="ce26">
            <text:p>0,9344</text:p>
          </table:table-cell>
          <table:table-cell office:value-type="float" office:value="5216" table:style-name="ce26">
            <text:p>5216</text:p>
          </table:table-cell>
          <table:table-cell office:value-type="float" office:value="8850" table:style-name="ce26">
            <text:p>8850</text:p>
          </table:table-cell>
          <table:table-cell office:value-type="float" office:value="1.6967000000000001" table:style-name="ce26">
            <text:p>1,6967</text:p>
          </table:table-cell>
          <table:table-cell table:number-columns-repeated="16190"/>
        </table:table-row>
        <table:table-row table:style-name="ro3">
          <table:table-cell office:value-type="float" office:value="15" table:style-name="ce26">
            <text:p>15</text:p>
          </table:table-cell>
          <table:table-cell office:value-type="string" table:style-name="ce27">
            <text:p>REGIONAL BOYACÁ</text:p>
          </table:table-cell>
          <table:table-cell office:value-type="float" office:value="8835" table:style-name="ce26">
            <text:p>8835</text:p>
          </table:table-cell>
          <table:table-cell office:value-type="float" office:value="8137" table:style-name="ce26">
            <text:p>8137</text:p>
          </table:table-cell>
          <table:table-cell office:value-type="float" office:value="0.92100000000000004" table:style-name="ce18">
            <text:p>0,921</text:p>
          </table:table-cell>
          <table:table-cell office:value-type="float" office:value="3192" table:style-name="ce26">
            <text:p>3192</text:p>
          </table:table-cell>
          <table:table-cell office:value-type="float" office:value="3248" table:style-name="ce26">
            <text:p>3248</text:p>
          </table:table-cell>
          <table:table-cell office:value-type="float" office:value="1.0175000000000001" table:style-name="ce19">
            <text:p>1,0175</text:p>
          </table:table-cell>
          <table:table-cell office:value-type="float" office:value="710" table:style-name="ce26">
            <text:p>710</text:p>
          </table:table-cell>
          <table:table-cell office:value-type="float" office:value="392" table:style-name="ce26">
            <text:p>392</text:p>
          </table:table-cell>
          <table:table-cell office:value-type="float" office:value="0.55210000000000004" table:style-name="ce20">
            <text:p>0,5521</text:p>
          </table:table-cell>
          <table:table-cell office:value-type="float" office:value="154" table:style-name="ce26">
            <text:p>154</text:p>
          </table:table-cell>
          <table:table-cell office:value-type="float" office:value="168" table:style-name="ce26">
            <text:p>168</text:p>
          </table:table-cell>
          <table:table-cell office:value-type="float" office:value="1.0909" table:style-name="ce19">
            <text:p>1,090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891" table:style-name="ce26">
            <text:p>12891</text:p>
          </table:table-cell>
          <table:table-cell office:value-type="float" office:value="11945" table:style-name="ce26">
            <text:p>11945</text:p>
          </table:table-cell>
          <table:table-cell office:value-type="float" office:value="0.92659999999999998" table:style-name="ce18">
            <text:p>0,9266</text:p>
          </table:table-cell>
          <table:table-cell office:value-type="float" office:value="12891" table:style-name="ce26">
            <text:p>12891</text:p>
          </table:table-cell>
          <table:table-cell office:value-type="float" office:value="11945" table:style-name="ce26">
            <text:p>11945</text:p>
          </table:table-cell>
          <table:table-cell office:value-type="float" office:value="0.92659999999999998" table:style-name="ce18">
            <text:p>0,9266</text:p>
          </table:table-cell>
          <table:table-cell office:value-type="float" office:value="879" table:style-name="ce26">
            <text:p>879</text:p>
          </table:table-cell>
          <table:table-cell office:value-type="float" office:value="675" table:style-name="ce26">
            <text:p>675</text:p>
          </table:table-cell>
          <table:table-cell office:value-type="float" office:value="0.76790000000000003" table:style-name="ce20">
            <text:p>0,7679</text:p>
          </table:table-cell>
          <table:table-cell office:value-type="float" office:value="187" table:style-name="ce26">
            <text:p>187</text:p>
          </table:table-cell>
          <table:table-cell office:value-type="float" office:value="176" table:style-name="ce26">
            <text:p>176</text:p>
          </table:table-cell>
          <table:table-cell office:value-type="float" office:value="0.94120000000000004" table:style-name="ce18">
            <text:p>0,941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66" table:style-name="ce26">
            <text:p>1066</text:p>
          </table:table-cell>
          <table:table-cell office:value-type="float" office:value="851" table:style-name="ce26">
            <text:p>851</text:p>
          </table:table-cell>
          <table:table-cell office:value-type="float" office:value="0.79830000000000001" table:style-name="ce20">
            <text:p>0,7983</text:p>
          </table:table-cell>
          <table:table-cell office:value-type="float" office:value="226" table:style-name="ce26">
            <text:p>226</text:p>
          </table:table-cell>
          <table:table-cell office:value-type="float" office:value="199" table:style-name="ce26">
            <text:p>199</text:p>
          </table:table-cell>
          <table:table-cell office:value-type="float" office:value="0.88049999999999995" table:style-name="ce22">
            <text:p>0,8805</text:p>
          </table:table-cell>
          <table:table-cell office:value-type="float" office:value="15" table:style-name="ce26">
            <text:p>15</text:p>
          </table:table-cell>
          <table:table-cell office:value-type="float" office:value="27" table:style-name="ce26">
            <text:p>27</text:p>
          </table:table-cell>
          <table:table-cell office:value-type="float" office:value="1.8" table:style-name="ce19">
            <text:p>1,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41" table:style-name="ce26">
            <text:p>241</text:p>
          </table:table-cell>
          <table:table-cell office:value-type="float" office:value="226" table:style-name="ce26">
            <text:p>226</text:p>
          </table:table-cell>
          <table:table-cell office:value-type="float" office:value="0.93779999999999997" table:style-name="ce18">
            <text:p>0,9378</text:p>
          </table:table-cell>
          <table:table-cell office:value-type="float" office:value="5571" table:style-name="ce26">
            <text:p>5571</text:p>
          </table:table-cell>
          <table:table-cell office:value-type="float" office:value="5228" table:style-name="ce26">
            <text:p>5228</text:p>
          </table:table-cell>
          <table:table-cell office:value-type="float" office:value="0.93840000000000001" table:style-name="ce18">
            <text:p>0,9384</text:p>
          </table:table-cell>
          <table:table-cell office:value-type="float" office:value="1543" table:style-name="ce26">
            <text:p>1543</text:p>
          </table:table-cell>
          <table:table-cell office:value-type="float" office:value="1454" table:style-name="ce26">
            <text:p>1454</text:p>
          </table:table-cell>
          <table:table-cell office:value-type="float" office:value="0.94230000000000003" table:style-name="ce18">
            <text:p>0,9423</text:p>
          </table:table-cell>
          <table:table-cell office:value-type="float" office:value="1086" table:style-name="ce26">
            <text:p>1086</text:p>
          </table:table-cell>
          <table:table-cell office:value-type="float" office:value="1051" table:style-name="ce26">
            <text:p>1051</text:p>
          </table:table-cell>
          <table:table-cell office:value-type="float" office:value="0.96779999999999999" table:style-name="ce18">
            <text:p>0,967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832" table:style-name="ce26">
            <text:p>18832</text:p>
          </table:table-cell>
          <table:table-cell office:value-type="float" office:value="17955" table:style-name="ce26">
            <text:p>17955</text:p>
          </table:table-cell>
          <table:table-cell office:value-type="float" office:value="0.95340000000000003" table:style-name="ce20">
            <text:p>0,9534</text:p>
          </table:table-cell>
          <table:table-cell office:value-type="float" office:value="27032" table:style-name="ce26">
            <text:p>27032</text:p>
          </table:table-cell>
          <table:table-cell office:value-type="float" office:value="25688" table:style-name="ce26">
            <text:p>25688</text:p>
          </table:table-cell>
          <table:table-cell office:value-type="float" office:value="0.95030000000000003" table:style-name="ce18">
            <text:p>0,950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8339" table:style-name="ce26">
            <text:p>28339</text:p>
          </table:table-cell>
          <table:table-cell office:value-type="float" office:value="26765" table:style-name="ce26">
            <text:p>26765</text:p>
          </table:table-cell>
          <table:table-cell office:value-type="float" office:value="0.94450000000000001" table:style-name="ce18">
            <text:p>0,9445</text:p>
          </table:table-cell>
          <table:table-cell office:value-type="float" office:value="41230" table:style-name="ce26">
            <text:p>41230</text:p>
          </table:table-cell>
          <table:table-cell office:value-type="float" office:value="38710" table:style-name="ce26">
            <text:p>38710</text:p>
          </table:table-cell>
          <table:table-cell office:value-type="float" office:value="0.93889999999999996" table:style-name="ce18">
            <text:p>0,9389</text:p>
          </table:table-cell>
          <table:table-cell office:value-type="float" office:value="75200" table:style-name="ce26">
            <text:p>75200</text:p>
          </table:table-cell>
          <table:table-cell office:value-type="float" office:value="53236" table:style-name="ce26">
            <text:p>53236</text:p>
          </table:table-cell>
          <table:table-cell office:value-type="float" office:value="0.70789999999999997" table:style-name="ce20">
            <text:p>0,7079</text:p>
          </table:table-cell>
          <table:table-cell office:value-type="float" office:value="63315" table:style-name="ce26">
            <text:p>63315</text:p>
          </table:table-cell>
          <table:table-cell office:value-type="float" office:value="63387" table:style-name="ce16">
            <text:p>63387</text:p>
          </table:table-cell>
          <table:table-cell office:value-type="float" office:value="1.0011000000000001" table:style-name="ce18">
            <text:p>1,0011</text:p>
          </table:table-cell>
          <table:table-cell office:value-type="float" office:value="21760" table:style-name="ce26">
            <text:p>21760</text:p>
          </table:table-cell>
          <table:table-cell office:value-type="float" office:value="19680" table:style-name="ce26">
            <text:p>19680</text:p>
          </table:table-cell>
          <table:table-cell office:value-type="float" office:value="0.90439999999999998" table:style-name="ce18">
            <text:p>0,9044</text:p>
          </table:table-cell>
          <table:table-cell office:value-type="float" office:value="3420" table:style-name="ce26">
            <text:p>3420</text:p>
          </table:table-cell>
          <table:table-cell office:value-type="float" office:value="2723" table:style-name="ce26">
            <text:p>2723</text:p>
          </table:table-cell>
          <table:table-cell office:value-type="float" office:value="0.79620000000000002" table:style-name="ce22">
            <text:p>0,7962</text:p>
          </table:table-cell>
          <table:table-cell office:value-type="float" office:value="25180" table:style-name="ce26">
            <text:p>25180</text:p>
          </table:table-cell>
          <table:table-cell office:value-type="float" office:value="22403" table:style-name="ce26">
            <text:p>22403</text:p>
          </table:table-cell>
          <table:table-cell office:value-type="float" office:value="0.88970000000000005" table:style-name="ce18">
            <text:p>0,8897</text:p>
          </table:table-cell>
          <table:table-cell office:value-type="float" office:value="31244" table:style-name="ce16">
            <text:p>31244</text:p>
          </table:table-cell>
          <table:table-cell office:value-type="float" office:value="31346" table:style-name="ce16">
            <text:p>31346</text:p>
          </table:table-cell>
          <table:table-cell office:value-type="float" office:value="1.0033000000000001" table:style-name="ce19">
            <text:p>1,0033</text:p>
          </table:table-cell>
          <table:table-cell office:value-type="float" office:value="1760" table:style-name="ce26">
            <text:p>1760</text:p>
          </table:table-cell>
          <table:table-cell office:value-type="float" office:value="1826" table:style-name="ce26">
            <text:p>1826</text:p>
          </table:table-cell>
          <table:table-cell office:value-type="float" office:value="1.0375000000000001" table:style-name="ce19">
            <text:p>1,0375</text:p>
          </table:table-cell>
          <table:table-cell office:value-type="float" office:value="196699" table:style-name="ce16">
            <text:p>196699</text:p>
          </table:table-cell>
          <table:table-cell office:value-type="float" office:value="172198" table:style-name="ce16">
            <text:p>172198</text:p>
          </table:table-cell>
          <table:table-cell office:value-type="float" office:value="0.87539999999999996" table:style-name="ce18">
            <text:p>0,8754</text:p>
          </table:table-cell>
          <table:table-cell office:value-type="float" office:value="237929" table:style-name="ce16">
            <text:p>237929</text:p>
          </table:table-cell>
          <table:table-cell office:value-type="float" office:value="210908" table:style-name="ce16">
            <text:p>210908</text:p>
          </table:table-cell>
          <table:table-cell office:value-type="float" office:value="0.88639999999999997" table:style-name="ce18">
            <text:p>0,8864</text:p>
          </table:table-cell>
          <table:table-cell office:value-type="float" office:value="32686" table:style-name="ce16">
            <text:p>32686</text:p>
          </table:table-cell>
          <table:table-cell office:value-type="float" office:value="32768" table:style-name="ce16">
            <text:p>32768</text:p>
          </table:table-cell>
          <table:table-cell office:value-type="float" office:value="1.0024999999999999" table:style-name="ce21">
            <text:p>1,0025</text:p>
          </table:table-cell>
          <table:table-cell office:value-type="float" office:value="1760" table:style-name="ce26">
            <text:p>1760</text:p>
          </table:table-cell>
          <table:table-cell office:value-type="float" office:value="1826" table:style-name="ce26">
            <text:p>1826</text:p>
          </table:table-cell>
          <table:table-cell office:value-type="float" office:value="1.0375000000000001" table:style-name="ce19">
            <text:p>1,0375</text:p>
          </table:table-cell>
          <table:table-cell office:value-type="float" office:value="101695" table:style-name="ce26">
            <text:p>101695</text:p>
          </table:table-cell>
          <table:table-cell office:value-type="float" office:value="77618" table:style-name="ce26">
            <text:p>77618</text:p>
          </table:table-cell>
          <table:table-cell office:value-type="float" office:value="0.76319999999999999" table:style-name="ce20">
            <text:p>0,7632</text:p>
          </table:table-cell>
          <table:table-cell office:value-type="float" office:value="0.94" table:style-name="ce26">
            <text:p>0,94</text:p>
          </table:table-cell>
          <table:table-cell office:value-type="float" office:value="0.94399999999999995" table:style-name="ce26">
            <text:p>0,944</text:p>
          </table:table-cell>
          <table:table-cell office:value-type="float" office:value="1.0043" table:style-name="ce26">
            <text:p>1,0043</text:p>
          </table:table-cell>
          <table:table-cell office:value-type="float" office:value="0.83" table:style-name="ce26">
            <text:p>0,83</text:p>
          </table:table-cell>
          <table:table-cell office:value-type="float" office:value="0.8054" table:style-name="ce26">
            <text:p>0,8054</text:p>
          </table:table-cell>
          <table:table-cell office:value-type="float" office:value="0.97030000000000005" table:style-name="ce26">
            <text:p>0,9703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93640000000000001" table:style-name="ce26">
            <text:p>0,9364</text:p>
          </table:table-cell>
          <table:table-cell office:value-type="float" office:value="1.0581" table:style-name="ce26">
            <text:p>1,0581</text:p>
          </table:table-cell>
          <table:table-cell office:value-type="float" office:value="0.88" table:style-name="ce26">
            <text:p>0,88</text:p>
          </table:table-cell>
          <table:table-cell office:value-type="float" office:value="0.9355" table:style-name="ce26">
            <text:p>0,9355</text:p>
          </table:table-cell>
          <table:table-cell office:value-type="float" office:value="1.0630999999999999" table:style-name="ce26">
            <text:p>1,0631</text:p>
          </table:table-cell>
          <table:table-cell office:value-type="float" office:value="0.86" table:style-name="ce26">
            <text:p>0,86</text:p>
          </table:table-cell>
          <table:table-cell office:value-type="float" office:value="0.78269999999999995" table:style-name="ce26">
            <text:p>0,7827</text:p>
          </table:table-cell>
          <table:table-cell office:value-type="float" office:value="0.91010000000000002" table:style-name="ce26">
            <text:p>0,9101</text:p>
          </table:table-cell>
          <table:table-cell office:value-type="float" office:value="0.87" table:style-name="ce26">
            <text:p>0,87</text:p>
          </table:table-cell>
          <table:table-cell office:value-type="float" office:value="0.89380000000000004" table:style-name="ce26">
            <text:p>0,8938</text:p>
          </table:table-cell>
          <table:table-cell office:value-type="float" office:value="1.0274000000000001" table:style-name="ce26">
            <text:p>1,0274</text:p>
          </table:table-cell>
          <table:table-cell office:value-type="float" office:value="0.91" table:style-name="ce26">
            <text:p>0,91</text:p>
          </table:table-cell>
          <table:table-cell office:value-type="float" office:value="0.94179999999999997" table:style-name="ce26">
            <text:p>0,9418</text:p>
          </table:table-cell>
          <table:table-cell office:value-type="float" office:value="1.0349999999999999" table:style-name="ce26">
            <text:p>1,035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78969999999999996" table:style-name="ce26">
            <text:p>0,7897</text:p>
          </table:table-cell>
          <table:table-cell office:value-type="float" office:value="0.93459999999999999" table:style-name="ce26">
            <text:p>0,9346</text:p>
          </table:table-cell>
          <table:table-cell office:value-type="float" office:value="0.87749999999999995" table:style-name="ce26">
            <text:p>0,8775</text:p>
          </table:table-cell>
          <table:table-cell office:value-type="float" office:value="0.92330000000000001" table:style-name="ce26">
            <text:p>0,9233</text:p>
          </table:table-cell>
          <table:table-cell office:value-type="float" office:value="1.0522" table:style-name="ce26">
            <text:p>1,0522</text:p>
          </table:table-cell>
          <table:table-cell office:value-type="float" office:value="0.82" table:style-name="ce26">
            <text:p>0,82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1.0548" table:style-name="ce26">
            <text:p>1,0548</text:p>
          </table:table-cell>
          <table:table-cell office:value-type="float" office:value="0.25" table:style-name="ce26">
            <text:p>0,25</text:p>
          </table:table-cell>
          <table:table-cell office:value-type="float" office:value="0.30730000000000002" table:style-name="ce26">
            <text:p>0,3073</text:p>
          </table:table-cell>
          <table:table-cell office:value-type="float" office:value="1.2292000000000001" table:style-name="ce26">
            <text:p>1,2292</text:p>
          </table:table-cell>
          <table:table-cell office:value-type="float" office:value="0.53500000000000003" table:style-name="ce26">
            <text:p>0,535</text:p>
          </table:table-cell>
          <table:table-cell office:value-type="float" office:value="0.62860000000000005" table:style-name="ce26">
            <text:p>0,6286</text:p>
          </table:table-cell>
          <table:table-cell office:value-type="float" office:value="1.175" table:style-name="ce26">
            <text:p>1,175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88470000000000004" table:style-name="ce26">
            <text:p>0,8847</text:p>
          </table:table-cell>
          <table:table-cell office:value-type="float" office:value="1.0226999999999999" table:style-name="ce26">
            <text:p>1,0227</text:p>
          </table:table-cell>
          <table:table-cell office:value-type="float" office:value="0.54749999999999999" table:style-name="ce26">
            <text:p>0,5475</text:p>
          </table:table-cell>
          <table:table-cell office:value-type="float" office:value="0.33679999999999999" table:style-name="ce26">
            <text:p>0,3368</text:p>
          </table:table-cell>
          <table:table-cell office:value-type="float" office:value="0.61509999999999998" table:style-name="ce26">
            <text:p>0,6151</text:p>
          </table:table-cell>
          <table:table-cell office:value-type="float" office:value="0.70630000000000004" table:style-name="ce26">
            <text:p>0,7063</text:p>
          </table:table-cell>
          <table:table-cell office:value-type="float" office:value="0.68300000000000005" table:style-name="ce26">
            <text:p>0,683</text:p>
          </table:table-cell>
          <table:table-cell office:value-type="float" office:value="0.96709999999999996" table:style-name="ce26">
            <text:p>0,9671</text:p>
          </table:table-cell>
          <table:table-cell office:value-type="float" office:value="0.77" table:style-name="ce26">
            <text:p>0,77</text:p>
          </table:table-cell>
          <table:table-cell office:value-type="float" office:value="0.82720000000000005" table:style-name="ce26">
            <text:p>0,8272</text:p>
          </table:table-cell>
          <table:table-cell office:value-type="float" office:value="1.0743" table:style-name="ce26">
            <text:p>1,0743</text:p>
          </table:table-cell>
          <table:table-cell office:value-type="float" office:value="0.32" table:style-name="ce26">
            <text:p>0,32</text:p>
          </table:table-cell>
          <table:table-cell office:value-type="float" office:value="0.43090000000000001" table:style-name="ce26">
            <text:p>0,4309</text:p>
          </table:table-cell>
          <table:table-cell office:value-type="float" office:value="1.3466" table:style-name="ce26">
            <text:p>1,3466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47920000000000001" table:style-name="ce26">
            <text:p>0,4792</text:p>
          </table:table-cell>
          <table:table-cell office:value-type="float" office:value="0.87929999999999997" table:style-name="ce26">
            <text:p>0,8793</text:p>
          </table:table-cell>
          <table:table-cell office:value-type="float" office:value="0.79" table:style-name="ce26">
            <text:p>0,79</text:p>
          </table:table-cell>
          <table:table-cell office:value-type="float" office:value="0.8538" table:style-name="ce26">
            <text:p>0,8538</text:p>
          </table:table-cell>
          <table:table-cell office:value-type="float" office:value="1.0807" table:style-name="ce26">
            <text:p>1,0807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8749999999999996" table:style-name="ce26">
            <text:p>0,8875</text:p>
          </table:table-cell>
          <table:table-cell office:value-type="float" office:value="1.4545999999999999" table:style-name="ce26">
            <text:p>1,4546</text:p>
          </table:table-cell>
          <table:table-cell office:value-type="float" office:value="12414" table:style-name="ce26">
            <text:p>12414</text:p>
          </table:table-cell>
          <table:table-cell office:value-type="float" office:value="1980" table:style-name="ce26">
            <text:p>1980</text:p>
          </table:table-cell>
          <table:table-cell office:value-type="float" office:value="0.1595" table:style-name="ce23">
            <text:p>0,1595</text:p>
          </table:table-cell>
          <table:table-cell office:value-type="float" office:value="2429" table:style-name="ce26">
            <text:p>2429</text:p>
          </table:table-cell>
          <table:table-cell office:value-type="float" office:value="1344" table:style-name="ce26">
            <text:p>1344</text:p>
          </table:table-cell>
          <table:table-cell office:value-type="float" office:value="0.55330000000000001" table:style-name="ce23">
            <text:p>0,5533</text:p>
          </table:table-cell>
          <table:table-cell office:value-type="float" office:value="14843" table:style-name="ce26">
            <text:p>14843</text:p>
          </table:table-cell>
          <table:table-cell office:value-type="float" office:value="3324" table:style-name="ce26">
            <text:p>3324</text:p>
          </table:table-cell>
          <table:table-cell office:value-type="float" office:value="0.22389999999999999" table:style-name="ce23">
            <text:p>0,2239</text:p>
          </table:table-cell>
          <table:table-cell office:value-type="float" office:value="80295" table:style-name="ce26">
            <text:p>80295</text:p>
          </table:table-cell>
          <table:table-cell office:value-type="float" office:value="86469" table:style-name="ce26">
            <text:p>86469</text:p>
          </table:table-cell>
          <table:table-cell office:value-type="float" office:value="1.0769" table:style-name="ce30">
            <text:p>1,0769</text:p>
          </table:table-cell>
          <table:table-cell office:value-type="float" office:value="95138" table:style-name="ce26">
            <text:p>95138</text:p>
          </table:table-cell>
          <table:table-cell office:value-type="float" office:value="89793" table:style-name="ce26">
            <text:p>89793</text:p>
          </table:table-cell>
          <table:table-cell office:value-type="float" office:value="0.94379999999999997" table:style-name="ce25">
            <text:p>0,9438</text:p>
          </table:table-cell>
          <table:table-cell office:value-type="float" office:value="7646" table:style-name="ce26">
            <text:p>7646</text:p>
          </table:table-cell>
          <table:table-cell office:value-type="float" office:value="591" table:style-name="ce26">
            <text:p>591</text:p>
          </table:table-cell>
          <table:table-cell office:value-type="float" office:value="7.7299999999999994E-2" table:style-name="ce26">
            <text:p>0,0773</text:p>
          </table:table-cell>
          <table:table-cell office:value-type="float" office:value="21840" table:style-name="ce26">
            <text:p>21840</text:p>
          </table:table-cell>
          <table:table-cell office:value-type="float" office:value="18735" table:style-name="ce26">
            <text:p>18735</text:p>
          </table:table-cell>
          <table:table-cell office:value-type="float" office:value="0.85780000000000001" table:style-name="ce26">
            <text:p>0,8578</text:p>
          </table:table-cell>
          <table:table-cell office:value-type="float" office:value="1075" table:style-name="ce26">
            <text:p>1075</text:p>
          </table:table-cell>
          <table:table-cell office:value-type="float" office:value="1567" table:style-name="ce26">
            <text:p>1567</text:p>
          </table:table-cell>
          <table:table-cell office:value-type="float" office:value="1.4577" table:style-name="ce26">
            <text:p>1,4577</text:p>
          </table:table-cell>
          <table:table-cell table:number-columns-repeated="16190"/>
        </table:table-row>
        <table:table-row table:style-name="ro3">
          <table:table-cell office:value-type="float" office:value="17" table:style-name="ce26">
            <text:p>17</text:p>
          </table:table-cell>
          <table:table-cell office:value-type="string" table:style-name="ce27">
            <text:p>REGIONAL CALDAS</text:p>
          </table:table-cell>
          <table:table-cell office:value-type="float" office:value="4375" table:style-name="ce26">
            <text:p>4375</text:p>
          </table:table-cell>
          <table:table-cell office:value-type="float" office:value="3521" table:style-name="ce26">
            <text:p>3521</text:p>
          </table:table-cell>
          <table:table-cell office:value-type="float" office:value="0.80479999999999996" table:style-name="ce20">
            <text:p>0,8048</text:p>
          </table:table-cell>
          <table:table-cell office:value-type="float" office:value="3318" table:style-name="ce26">
            <text:p>3318</text:p>
          </table:table-cell>
          <table:table-cell office:value-type="float" office:value="3329" table:style-name="ce26">
            <text:p>3329</text:p>
          </table:table-cell>
          <table:table-cell office:value-type="float" office:value="1.0033000000000001" table:style-name="ce18">
            <text:p>1,0033</text:p>
          </table:table-cell>
          <table:table-cell office:value-type="float" office:value="510" table:style-name="ce26">
            <text:p>510</text:p>
          </table:table-cell>
          <table:table-cell office:value-type="float" office:value="236" table:style-name="ce26">
            <text:p>236</text:p>
          </table:table-cell>
          <table:table-cell office:value-type="float" office:value="0.4627" table:style-name="ce20">
            <text:p>0,4627</text:p>
          </table:table-cell>
          <table:table-cell office:value-type="float" office:value="45" table:style-name="ce26">
            <text:p>45</text:p>
          </table:table-cell>
          <table:table-cell office:value-type="float" office:value="44" table:style-name="ce26">
            <text:p>44</text:p>
          </table:table-cell>
          <table:table-cell office:value-type="float" office:value="0.9778" table:style-name="ce18">
            <text:p>0,977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8248" table:style-name="ce26">
            <text:p>8248</text:p>
          </table:table-cell>
          <table:table-cell office:value-type="float" office:value="7130" table:style-name="ce26">
            <text:p>7130</text:p>
          </table:table-cell>
          <table:table-cell office:value-type="float" office:value="0.86450000000000005" table:style-name="ce22">
            <text:p>0,8645</text:p>
          </table:table-cell>
          <table:table-cell office:value-type="float" office:value="8248" table:style-name="ce26">
            <text:p>8248</text:p>
          </table:table-cell>
          <table:table-cell office:value-type="float" office:value="7130" table:style-name="ce26">
            <text:p>7130</text:p>
          </table:table-cell>
          <table:table-cell office:value-type="float" office:value="0.86450000000000005" table:style-name="ce22">
            <text:p>0,8645</text:p>
          </table:table-cell>
          <table:table-cell office:value-type="float" office:value="358" table:style-name="ce26">
            <text:p>358</text:p>
          </table:table-cell>
          <table:table-cell office:value-type="float" office:value="279" table:style-name="ce26">
            <text:p>279</text:p>
          </table:table-cell>
          <table:table-cell office:value-type="float" office:value="0.77929999999999999" table:style-name="ce20">
            <text:p>0,7793</text:p>
          </table:table-cell>
          <table:table-cell office:value-type="float" office:value="17" table:style-name="ce26">
            <text:p>17</text:p>
          </table:table-cell>
          <table:table-cell office:value-type="float" office:value="29" table:style-name="ce26">
            <text:p>29</text:p>
          </table:table-cell>
          <table:table-cell office:value-type="float" office:value="1.7059" table:style-name="ce19">
            <text:p>1,7059</text:p>
          </table:table-cell>
          <table:table-cell office:value-type="float" office:value="110" table:style-name="ce26">
            <text:p>110</text:p>
          </table:table-cell>
          <table:table-cell office:value-type="float" office:value="117" table:style-name="ce26">
            <text:p>117</text:p>
          </table:table-cell>
          <table:table-cell office:value-type="float" office:value="1.0636000000000001" table:style-name="ce19">
            <text:p>1,0636</text:p>
          </table:table-cell>
          <table:table-cell office:value-type="float" office:value="485" table:style-name="ce26">
            <text:p>485</text:p>
          </table:table-cell>
          <table:table-cell office:value-type="float" office:value="425" table:style-name="ce26">
            <text:p>425</text:p>
          </table:table-cell>
          <table:table-cell office:value-type="float" office:value="0.87629999999999997" table:style-name="ce22">
            <text:p>0,8763</text:p>
          </table:table-cell>
          <table:table-cell office:value-type="float" office:value="202" table:style-name="ce26">
            <text:p>202</text:p>
          </table:table-cell>
          <table:table-cell office:value-type="float" office:value="37" table:style-name="ce26">
            <text:p>37</text:p>
          </table:table-cell>
          <table:table-cell office:value-type="float" office:value="0.1832" table:style-name="ce20">
            <text:p>0,1832</text:p>
          </table:table-cell>
          <table:table-cell office:value-type="float" office:value="26" table:style-name="ce26">
            <text:p>26</text:p>
          </table:table-cell>
          <table:table-cell office:value-type="float" office:value="26" table:style-name="ce26">
            <text:p>26</text:p>
          </table:table-cell>
          <table:table-cell office:value-type="float" office:value="1" table:style-name="ce19">
            <text:p>1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0.66669999999999996" table:style-name="ce20">
            <text:p>0,6667</text:p>
          </table:table-cell>
          <table:table-cell office:value-type="float" office:value="273" table:style-name="ce26">
            <text:p>273</text:p>
          </table:table-cell>
          <table:table-cell office:value-type="float" office:value="93" table:style-name="ce26">
            <text:p>93</text:p>
          </table:table-cell>
          <table:table-cell office:value-type="float" office:value="0.3407" table:style-name="ce20">
            <text:p>0,3407</text:p>
          </table:table-cell>
          <table:table-cell office:value-type="float" office:value="3257" table:style-name="ce26">
            <text:p>3257</text:p>
          </table:table-cell>
          <table:table-cell office:value-type="float" office:value="2788" table:style-name="ce26">
            <text:p>2788</text:p>
          </table:table-cell>
          <table:table-cell office:value-type="float" office:value="0.85599999999999998" table:style-name="ce22">
            <text:p>0,856</text:p>
          </table:table-cell>
          <table:table-cell office:value-type="float" office:value="1300" table:style-name="ce26">
            <text:p>1300</text:p>
          </table:table-cell>
          <table:table-cell office:value-type="float" office:value="1094" table:style-name="ce26">
            <text:p>1094</text:p>
          </table:table-cell>
          <table:table-cell office:value-type="float" office:value="0.84150000000000003" table:style-name="ce22">
            <text:p>0,8415</text:p>
          </table:table-cell>
          <table:table-cell office:value-type="float" office:value="399" table:style-name="ce26">
            <text:p>399</text:p>
          </table:table-cell>
          <table:table-cell office:value-type="float" office:value="522" table:style-name="ce26">
            <text:p>522</text:p>
          </table:table-cell>
          <table:table-cell office:value-type="float" office:value="1.3083" table:style-name="ce19">
            <text:p>1,3083</text:p>
          </table:table-cell>
          <table:table-cell office:value-type="float" office:value="0" table:style-name="ce26">
            <text:p>0</text:p>
          </table:table-cell>
          <table:table-cell office:value-type="float" office:value="64" table:style-name="ce26">
            <text:p>64</text:p>
          </table:table-cell>
          <table:table-cell office:value-type="string" table:style-name="ce21">
            <text:p>N/A</text:p>
          </table:table-cell>
          <table:table-cell office:value-type="float" office:value="8348" table:style-name="ce26">
            <text:p>8348</text:p>
          </table:table-cell>
          <table:table-cell office:value-type="float" office:value="7400" table:style-name="ce26">
            <text:p>7400</text:p>
          </table:table-cell>
          <table:table-cell office:value-type="float" office:value="0.88639999999999997" table:style-name="ce20">
            <text:p>0,8864</text:p>
          </table:table-cell>
          <table:table-cell office:value-type="float" office:value="13304" table:style-name="ce26">
            <text:p>13304</text:p>
          </table:table-cell>
          <table:table-cell office:value-type="float" office:value="11868" table:style-name="ce26">
            <text:p>11868</text:p>
          </table:table-cell>
          <table:table-cell office:value-type="float" office:value="0.8921" table:style-name="ce22">
            <text:p>0,892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4062" table:style-name="ce26">
            <text:p>14062</text:p>
          </table:table-cell>
          <table:table-cell office:value-type="float" office:value="12386" table:style-name="ce26">
            <text:p>12386</text:p>
          </table:table-cell>
          <table:table-cell office:value-type="float" office:value="0.88080000000000003" table:style-name="ce22">
            <text:p>0,8808</text:p>
          </table:table-cell>
          <table:table-cell office:value-type="float" office:value="22310" table:style-name="ce26">
            <text:p>22310</text:p>
          </table:table-cell>
          <table:table-cell office:value-type="float" office:value="19516" table:style-name="ce26">
            <text:p>19516</text:p>
          </table:table-cell>
          <table:table-cell office:value-type="float" office:value="0.87480000000000002" table:style-name="ce22">
            <text:p>0,8748</text:p>
          </table:table-cell>
          <table:table-cell office:value-type="float" office:value="57120" table:style-name="ce26">
            <text:p>57120</text:p>
          </table:table-cell>
          <table:table-cell office:value-type="float" office:value="34743" table:style-name="ce26">
            <text:p>34743</text:p>
          </table:table-cell>
          <table:table-cell office:value-type="float" office:value="0.60819999999999996" table:style-name="ce20">
            <text:p>0,6082</text:p>
          </table:table-cell>
          <table:table-cell office:value-type="float" office:value="46995" table:style-name="ce26">
            <text:p>46995</text:p>
          </table:table-cell>
          <table:table-cell office:value-type="float" office:value="40942" table:style-name="ce16">
            <text:p>40942</text:p>
          </table:table-cell>
          <table:table-cell office:value-type="float" office:value="0.87119999999999997" table:style-name="ce18">
            <text:p>0,8712</text:p>
          </table:table-cell>
          <table:table-cell office:value-type="float" office:value="19680" table:style-name="ce26">
            <text:p>19680</text:p>
          </table:table-cell>
          <table:table-cell office:value-type="float" office:value="14560" table:style-name="ce26">
            <text:p>14560</text:p>
          </table:table-cell>
          <table:table-cell office:value-type="float" office:value="0.73980000000000001" table:style-name="ce20">
            <text:p>0,739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9680" table:style-name="ce26">
            <text:p>19680</text:p>
          </table:table-cell>
          <table:table-cell office:value-type="float" office:value="14560" table:style-name="ce26">
            <text:p>14560</text:p>
          </table:table-cell>
          <table:table-cell office:value-type="float" office:value="0.73980000000000001" table:style-name="ce20">
            <text:p>0,7398</text:p>
          </table:table-cell>
          <table:table-cell office:value-type="float" office:value="18157" table:style-name="ce16">
            <text:p>18157</text:p>
          </table:table-cell>
          <table:table-cell office:value-type="float" office:value="15190" table:style-name="ce16">
            <text:p>15190</text:p>
          </table:table-cell>
          <table:table-cell office:value-type="float" office:value="0.83660000000000001" table:style-name="ce18">
            <text:p>0,8366</text:p>
          </table:table-cell>
          <table:table-cell office:value-type="float" office:value="2350" table:style-name="ce26">
            <text:p>2350</text:p>
          </table:table-cell>
          <table:table-cell office:value-type="float" office:value="4212" table:style-name="ce26">
            <text:p>4212</text:p>
          </table:table-cell>
          <table:table-cell office:value-type="float" office:value="1.7923" table:style-name="ce19">
            <text:p>1,7923</text:p>
          </table:table-cell>
          <table:table-cell office:value-type="float" office:value="144302" table:style-name="ce16">
            <text:p>144302</text:p>
          </table:table-cell>
          <table:table-cell office:value-type="float" office:value="109647" table:style-name="ce16">
            <text:p>109647</text:p>
          </table:table-cell>
          <table:table-cell office:value-type="float" office:value="0.75980000000000003" table:style-name="ce22">
            <text:p>0,7598</text:p>
          </table:table-cell>
          <table:table-cell office:value-type="float" office:value="166612" table:style-name="ce16">
            <text:p>166612</text:p>
          </table:table-cell>
          <table:table-cell office:value-type="float" office:value="129163" table:style-name="ce16">
            <text:p>129163</text:p>
          </table:table-cell>
          <table:table-cell office:value-type="float" office:value="0.7752" table:style-name="ce20">
            <text:p>0,7752</text:p>
          </table:table-cell>
          <table:table-cell office:value-type="float" office:value="18644" table:style-name="ce16">
            <text:p>18644</text:p>
          </table:table-cell>
          <table:table-cell office:value-type="float" office:value="15811" table:style-name="ce16">
            <text:p>15811</text:p>
          </table:table-cell>
          <table:table-cell office:value-type="float" office:value="0.84799999999999998" table:style-name="ce18">
            <text:p>0,848</text:p>
          </table:table-cell>
          <table:table-cell office:value-type="float" office:value="2505" table:style-name="ce26">
            <text:p>2505</text:p>
          </table:table-cell>
          <table:table-cell office:value-type="float" office:value="4423" table:style-name="ce26">
            <text:p>4423</text:p>
          </table:table-cell>
          <table:table-cell office:value-type="float" office:value="1.7657" table:style-name="ce19">
            <text:p>1,7657</text:p>
          </table:table-cell>
          <table:table-cell office:value-type="float" office:value="81418" table:style-name="ce26">
            <text:p>81418</text:p>
          </table:table-cell>
          <table:table-cell office:value-type="float" office:value="53726" table:style-name="ce26">
            <text:p>53726</text:p>
          </table:table-cell>
          <table:table-cell office:value-type="float" office:value="0.65990000000000004" table:style-name="ce20">
            <text:p>0,6599</text:p>
          </table:table-cell>
          <table:table-cell office:value-type="float" office:value="0.88" table:style-name="ce26">
            <text:p>0,88</text:p>
          </table:table-cell>
          <table:table-cell office:value-type="float" office:value="0.92190000000000005" table:style-name="ce26">
            <text:p>0,9219</text:p>
          </table:table-cell>
          <table:table-cell office:value-type="float" office:value="1.0476000000000001" table:style-name="ce26">
            <text:p>1,0476</text:p>
          </table:table-cell>
          <table:table-cell office:value-type="float" office:value="0.64" table:style-name="ce26">
            <text:p>0,64</text:p>
          </table:table-cell>
          <table:table-cell office:value-type="float" office:value="0.6472" table:style-name="ce26">
            <text:p>0,6472</text:p>
          </table:table-cell>
          <table:table-cell office:value-type="float" office:value="1.0112000000000001" table:style-name="ce26">
            <text:p>1,0112</text:p>
          </table:table-cell>
          <table:table-cell office:value-type="float" office:value="0.76" table:style-name="ce26">
            <text:p>0,76</text:p>
          </table:table-cell>
          <table:table-cell office:value-type="float" office:value="0.89759999999999995" table:style-name="ce26">
            <text:p>0,8976</text:p>
          </table:table-cell>
          <table:table-cell office:value-type="float" office:value="1.1811" table:style-name="ce26">
            <text:p>1,1811</text:p>
          </table:table-cell>
          <table:table-cell office:value-type="float" office:value="0.81" table:style-name="ce26">
            <text:p>0,81</text:p>
          </table:table-cell>
          <table:table-cell office:value-type="float" office:value="0.90069999999999995" table:style-name="ce26">
            <text:p>0,9007</text:p>
          </table:table-cell>
          <table:table-cell office:value-type="float" office:value="1.1120000000000001" table:style-name="ce26">
            <text:p>1,112</text:p>
          </table:table-cell>
          <table:table-cell office:value-type="float" office:value="0.71" table:style-name="ce26">
            <text:p>0,71</text:p>
          </table:table-cell>
          <table:table-cell office:value-type="float" office:value="0.73109999999999997" table:style-name="ce26">
            <text:p>0,7311</text:p>
          </table:table-cell>
          <table:table-cell office:value-type="float" office:value="1.0298" table:style-name="ce26">
            <text:p>1,0298</text:p>
          </table:table-cell>
          <table:table-cell office:value-type="float" office:value="0.76" table:style-name="ce26">
            <text:p>0,76</text:p>
          </table:table-cell>
          <table:table-cell office:value-type="float" office:value="0.8236" table:style-name="ce26">
            <text:p>0,8236</text:p>
          </table:table-cell>
          <table:table-cell office:value-type="float" office:value="1.0835999999999999" table:style-name="ce26">
            <text:p>1,0836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91659999999999997" table:style-name="ce26">
            <text:p>0,9166</text:p>
          </table:table-cell>
          <table:table-cell office:value-type="float" office:value="1.0847" table:style-name="ce26">
            <text:p>1,0847</text:p>
          </table:table-cell>
          <table:table-cell office:value-type="float" office:value="0.67500000000000004" table:style-name="ce26">
            <text:p>0,675</text:p>
          </table:table-cell>
          <table:table-cell office:value-type="float" office:value="0.70950000000000002" table:style-name="ce26">
            <text:p>0,7095</text:p>
          </table:table-cell>
          <table:table-cell office:value-type="float" office:value="1.0510999999999999" table:style-name="ce26">
            <text:p>1,0511</text:p>
          </table:table-cell>
          <table:table-cell office:value-type="float" office:value="0.76" table:style-name="ce26">
            <text:p>0,76</text:p>
          </table:table-cell>
          <table:table-cell office:value-type="float" office:value="0.871" table:style-name="ce26">
            <text:p>0,871</text:p>
          </table:table-cell>
          <table:table-cell office:value-type="float" office:value="1.1460999999999999" table:style-name="ce26">
            <text:p>1,1461</text:p>
          </table:table-cell>
          <table:table-cell office:value-type="float" office:value="0.8" table:style-name="ce26">
            <text:p>0,8</text:p>
          </table:table-cell>
          <table:table-cell office:value-type="float" office:value="0.83360000000000001" table:style-name="ce26">
            <text:p>0,8336</text:p>
          </table:table-cell>
          <table:table-cell office:value-type="float" office:value="1.042" table:style-name="ce26">
            <text:p>1,042</text:p>
          </table:table-cell>
          <table:table-cell office:value-type="float" office:value="0.26" table:style-name="ce26">
            <text:p>0,26</text:p>
          </table:table-cell>
          <table:table-cell office:value-type="float" office:value="0.33429999999999999" table:style-name="ce26">
            <text:p>0,3343</text:p>
          </table:table-cell>
          <table:table-cell office:value-type="float" office:value="1.2856000000000001" table:style-name="ce26">
            <text:p>1,2856</text:p>
          </table:table-cell>
          <table:table-cell office:value-type="float" office:value="0.53" table:style-name="ce26">
            <text:p>0,53</text:p>
          </table:table-cell>
          <table:table-cell office:value-type="float" office:value="0.60709999999999997" table:style-name="ce26">
            <text:p>0,6071</text:p>
          </table:table-cell>
          <table:table-cell office:value-type="float" office:value="1.1455" table:style-name="ce26">
            <text:p>1,1455</text:p>
          </table:table-cell>
          <table:table-cell office:value-type="float" office:value="0.82250000000000001" table:style-name="ce26">
            <text:p>0,8225</text:p>
          </table:table-cell>
          <table:table-cell office:value-type="float" office:value="0.85040000000000004" table:style-name="ce26">
            <text:p>0,8504</text:p>
          </table:table-cell>
          <table:table-cell office:value-type="float" office:value="1.034" table:style-name="ce26">
            <text:p>1,034</text:p>
          </table:table-cell>
          <table:table-cell office:value-type="float" office:value="0.46750000000000003" table:style-name="ce26">
            <text:p>0,4675</text:p>
          </table:table-cell>
          <table:table-cell office:value-type="float" office:value="0.36420000000000002" table:style-name="ce26">
            <text:p>0,3642</text:p>
          </table:table-cell>
          <table:table-cell office:value-type="float" office:value="0.77900000000000003" table:style-name="ce26">
            <text:p>0,779</text:p>
          </table:table-cell>
          <table:table-cell office:value-type="float" office:value="0.64500000000000002" table:style-name="ce26">
            <text:p>0,645</text:p>
          </table:table-cell>
          <table:table-cell office:value-type="float" office:value="0.64710000000000001" table:style-name="ce26">
            <text:p>0,6471</text:p>
          </table:table-cell>
          <table:table-cell office:value-type="float" office:value="1.0033000000000001" table:style-name="ce26">
            <text:p>1,0033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32" table:style-name="ce26">
            <text:p>0,32</text:p>
          </table:table-cell>
          <table:table-cell office:value-type="float" office:value="0.46100000000000002" table:style-name="ce26">
            <text:p>0,461</text:p>
          </table:table-cell>
          <table:table-cell office:value-type="float" office:value="1.4406000000000001" table:style-name="ce26">
            <text:p>1,4406</text:p>
          </table:table-cell>
          <table:table-cell office:value-type="float" office:value="0.32" table:style-name="ce26">
            <text:p>0,32</text:p>
          </table:table-cell>
          <table:table-cell office:value-type="float" office:value="0.46100000000000002" table:style-name="ce26">
            <text:p>0,461</text:p>
          </table:table-cell>
          <table:table-cell office:value-type="float" office:value="1.4406000000000001" table:style-name="ce26">
            <text:p>1,4406</text:p>
          </table:table-cell>
          <table:table-cell office:value-type="float" office:value="0.83" table:style-name="ce26">
            <text:p>0,83</text:p>
          </table:table-cell>
          <table:table-cell office:value-type="float" office:value="0.89680000000000004" table:style-name="ce26">
            <text:p>0,8968</text:p>
          </table:table-cell>
          <table:table-cell office:value-type="float" office:value="1.0804" table:style-name="ce26">
            <text:p>1,080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9700000000000002" table:style-name="ce26">
            <text:p>0,897</text:p>
          </table:table-cell>
          <table:table-cell office:value-type="float" office:value="1.4702" table:style-name="ce26">
            <text:p>1,4702</text:p>
          </table:table-cell>
          <table:table-cell office:value-type="float" office:value="5315" table:style-name="ce26">
            <text:p>5315</text:p>
          </table:table-cell>
          <table:table-cell office:value-type="float" office:value="962" table:style-name="ce26">
            <text:p>962</text:p>
          </table:table-cell>
          <table:table-cell office:value-type="float" office:value="0.18099999999999999" table:style-name="ce23">
            <text:p>0,181</text:p>
          </table:table-cell>
          <table:table-cell office:value-type="float" office:value="1135" table:style-name="ce26">
            <text:p>1135</text:p>
          </table:table-cell>
          <table:table-cell office:value-type="float" office:value="729" table:style-name="ce26">
            <text:p>729</text:p>
          </table:table-cell>
          <table:table-cell office:value-type="float" office:value="0.64229999999999998" table:style-name="ce23">
            <text:p>0,6423</text:p>
          </table:table-cell>
          <table:table-cell office:value-type="float" office:value="6450" table:style-name="ce26">
            <text:p>6450</text:p>
          </table:table-cell>
          <table:table-cell office:value-type="float" office:value="1691" table:style-name="ce26">
            <text:p>1691</text:p>
          </table:table-cell>
          <table:table-cell office:value-type="float" office:value="0.26219999999999999" table:style-name="ce23">
            <text:p>0,2622</text:p>
          </table:table-cell>
          <table:table-cell office:value-type="float" office:value="58454" table:style-name="ce26">
            <text:p>58454</text:p>
          </table:table-cell>
          <table:table-cell office:value-type="float" office:value="44780" table:style-name="ce26">
            <text:p>44780</text:p>
          </table:table-cell>
          <table:table-cell office:value-type="float" office:value="0.7661" table:style-name="ce31">
            <text:p>0,7661</text:p>
          </table:table-cell>
          <table:table-cell office:value-type="float" office:value="64904" table:style-name="ce26">
            <text:p>64904</text:p>
          </table:table-cell>
          <table:table-cell office:value-type="float" office:value="46471" table:style-name="ce26">
            <text:p>46471</text:p>
          </table:table-cell>
          <table:table-cell office:value-type="float" office:value="0.71599999999999997" table:style-name="ce29">
            <text:p>0,716</text:p>
          </table:table-cell>
          <table:table-cell office:value-type="float" office:value="2769" table:style-name="ce26">
            <text:p>2769</text:p>
          </table:table-cell>
          <table:table-cell office:value-type="float" office:value="33" table:style-name="ce26">
            <text:p>33</text:p>
          </table:table-cell>
          <table:table-cell office:value-type="float" office:value="1.1900000000000001E-2" table:style-name="ce26">
            <text:p>0,0119</text:p>
          </table:table-cell>
          <table:table-cell office:value-type="float" office:value="13028" table:style-name="ce26">
            <text:p>13028</text:p>
          </table:table-cell>
          <table:table-cell office:value-type="float" office:value="5591" table:style-name="ce26">
            <text:p>5591</text:p>
          </table:table-cell>
          <table:table-cell office:value-type="float" office:value="0.42920000000000003" table:style-name="ce26">
            <text:p>0,4292</text:p>
          </table:table-cell>
          <table:table-cell office:value-type="float" office:value="1434" table:style-name="ce26">
            <text:p>1434</text:p>
          </table:table-cell>
          <table:table-cell office:value-type="float" office:value="3211" table:style-name="ce26">
            <text:p>3211</text:p>
          </table:table-cell>
          <table:table-cell office:value-type="float" office:value="2.2391999999999999" table:style-name="ce26">
            <text:p>2,2392</text:p>
          </table:table-cell>
          <table:table-cell table:number-columns-repeated="16190"/>
        </table:table-row>
        <table:table-row table:style-name="ro3">
          <table:table-cell office:value-type="float" office:value="18" table:style-name="ce26">
            <text:p>18</text:p>
          </table:table-cell>
          <table:table-cell office:value-type="string" table:style-name="ce27">
            <text:p>REGIONAL CAQUETÁ</text:p>
          </table:table-cell>
          <table:table-cell office:value-type="float" office:value="974" table:style-name="ce26">
            <text:p>974</text:p>
          </table:table-cell>
          <table:table-cell office:value-type="float" office:value="746" table:style-name="ce26">
            <text:p>746</text:p>
          </table:table-cell>
          <table:table-cell office:value-type="float" office:value="0.76590000000000003" table:style-name="ce20">
            <text:p>0,765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74" table:style-name="ce26">
            <text:p>974</text:p>
          </table:table-cell>
          <table:table-cell office:value-type="float" office:value="746" table:style-name="ce26">
            <text:p>746</text:p>
          </table:table-cell>
          <table:table-cell office:value-type="float" office:value="0.76590000000000003" table:style-name="ce20">
            <text:p>0,7659</text:p>
          </table:table-cell>
          <table:table-cell office:value-type="float" office:value="974" table:style-name="ce26">
            <text:p>974</text:p>
          </table:table-cell>
          <table:table-cell office:value-type="float" office:value="746" table:style-name="ce26">
            <text:p>746</text:p>
          </table:table-cell>
          <table:table-cell office:value-type="float" office:value="0.76590000000000003" table:style-name="ce20">
            <text:p>0,7659</text:p>
          </table:table-cell>
          <table:table-cell office:value-type="float" office:value="82" table:style-name="ce26">
            <text:p>82</text:p>
          </table:table-cell>
          <table:table-cell office:value-type="float" office:value="67" table:style-name="ce26">
            <text:p>67</text:p>
          </table:table-cell>
          <table:table-cell office:value-type="float" office:value="0.81710000000000005" table:style-name="ce20">
            <text:p>0,8171</text:p>
          </table:table-cell>
          <table:table-cell office:value-type="float" office:value="19" table:style-name="ce26">
            <text:p>19</text:p>
          </table:table-cell>
          <table:table-cell office:value-type="float" office:value="19" table:style-name="ce26">
            <text:p>1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1" table:style-name="ce26">
            <text:p>101</text:p>
          </table:table-cell>
          <table:table-cell office:value-type="float" office:value="86" table:style-name="ce26">
            <text:p>86</text:p>
          </table:table-cell>
          <table:table-cell office:value-type="float" office:value="0.85150000000000003" table:style-name="ce22">
            <text:p>0,8515</text:p>
          </table:table-cell>
          <table:table-cell office:value-type="float" office:value="25" table:style-name="ce26">
            <text:p>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5" table:style-name="ce26">
            <text:p>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382" table:style-name="ce26">
            <text:p>2382</text:p>
          </table:table-cell>
          <table:table-cell office:value-type="float" office:value="2218" table:style-name="ce26">
            <text:p>2218</text:p>
          </table:table-cell>
          <table:table-cell office:value-type="float" office:value="0.93120000000000003" table:style-name="ce18">
            <text:p>0,9312</text:p>
          </table:table-cell>
          <table:table-cell office:value-type="float" office:value="184" table:style-name="ce26">
            <text:p>184</text:p>
          </table:table-cell>
          <table:table-cell office:value-type="float" office:value="193" table:style-name="ce26">
            <text:p>193</text:p>
          </table:table-cell>
          <table:table-cell office:value-type="float" office:value="1.0488999999999999" table:style-name="ce19">
            <text:p>1,0489</text:p>
          </table:table-cell>
          <table:table-cell office:value-type="float" office:value="171" table:style-name="ce26">
            <text:p>171</text:p>
          </table:table-cell>
          <table:table-cell office:value-type="float" office:value="167" table:style-name="ce26">
            <text:p>167</text:p>
          </table:table-cell>
          <table:table-cell office:value-type="float" office:value="0.97660000000000002" table:style-name="ce18">
            <text:p>0,976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943" table:style-name="ce26">
            <text:p>4943</text:p>
          </table:table-cell>
          <table:table-cell office:value-type="float" office:value="4571" table:style-name="ce26">
            <text:p>4571</text:p>
          </table:table-cell>
          <table:table-cell office:value-type="float" office:value="0.92469999999999997" table:style-name="ce20">
            <text:p>0,9247</text:p>
          </table:table-cell>
          <table:table-cell office:value-type="float" office:value="7680" table:style-name="ce26">
            <text:p>7680</text:p>
          </table:table-cell>
          <table:table-cell office:value-type="float" office:value="7149" table:style-name="ce26">
            <text:p>7149</text:p>
          </table:table-cell>
          <table:table-cell office:value-type="float" office:value="0.93089999999999995" table:style-name="ce18">
            <text:p>0,930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806" table:style-name="ce26">
            <text:p>7806</text:p>
          </table:table-cell>
          <table:table-cell office:value-type="float" office:value="7235" table:style-name="ce26">
            <text:p>7235</text:p>
          </table:table-cell>
          <table:table-cell office:value-type="float" office:value="0.92689999999999995" table:style-name="ce18">
            <text:p>0,9269</text:p>
          </table:table-cell>
          <table:table-cell office:value-type="float" office:value="8780" table:style-name="ce26">
            <text:p>8780</text:p>
          </table:table-cell>
          <table:table-cell office:value-type="float" office:value="7981" table:style-name="ce26">
            <text:p>7981</text:p>
          </table:table-cell>
          <table:table-cell office:value-type="float" office:value="0.90900000000000003" table:style-name="ce18">
            <text:p>0,909</text:p>
          </table:table-cell>
          <table:table-cell office:value-type="float" office:value="16160" table:style-name="ce26">
            <text:p>16160</text:p>
          </table:table-cell>
          <table:table-cell office:value-type="float" office:value="13360" table:style-name="ce26">
            <text:p>13360</text:p>
          </table:table-cell>
          <table:table-cell office:value-type="float" office:value="0.82669999999999999" table:style-name="ce18">
            <text:p>0,8267</text:p>
          </table:table-cell>
          <table:table-cell office:value-type="float" office:value="22734" table:style-name="ce26">
            <text:p>22734</text:p>
          </table:table-cell>
          <table:table-cell office:value-type="float" office:value="24769" table:style-name="ce16">
            <text:p>24769</text:p>
          </table:table-cell>
          <table:table-cell office:value-type="float" office:value="1.0894999999999999" table:style-name="ce19">
            <text:p>1,0895</text:p>
          </table:table-cell>
          <table:table-cell office:value-type="float" office:value="3840" table:style-name="ce26">
            <text:p>3840</text:p>
          </table:table-cell>
          <table:table-cell office:value-type="float" office:value="2640" table:style-name="ce26">
            <text:p>2640</text:p>
          </table:table-cell>
          <table:table-cell office:value-type="float" office:value="0.6875" table:style-name="ce20">
            <text:p>0,687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840" table:style-name="ce26">
            <text:p>3840</text:p>
          </table:table-cell>
          <table:table-cell office:value-type="float" office:value="2640" table:style-name="ce26">
            <text:p>2640</text:p>
          </table:table-cell>
          <table:table-cell office:value-type="float" office:value="0.6875" table:style-name="ce20">
            <text:p>0,6875</text:p>
          </table:table-cell>
          <table:table-cell office:value-type="float" office:value="4159" table:style-name="ce16">
            <text:p>4159</text:p>
          </table:table-cell>
          <table:table-cell office:value-type="float" office:value="3885" table:style-name="ce16">
            <text:p>3885</text:p>
          </table:table-cell>
          <table:table-cell office:value-type="float" office:value="0.93410000000000004" table:style-name="ce18">
            <text:p>0,9341</text:p>
          </table:table-cell>
          <table:table-cell office:value-type="float" office:value="600" table:style-name="ce26">
            <text:p>600</text:p>
          </table:table-cell>
          <table:table-cell office:value-type="float" office:value="604" table:style-name="ce26">
            <text:p>604</text:p>
          </table:table-cell>
          <table:table-cell office:value-type="float" office:value="1.0066999999999999" table:style-name="ce19">
            <text:p>1,0067</text:p>
          </table:table-cell>
          <table:table-cell office:value-type="float" office:value="47493" table:style-name="ce16">
            <text:p>47493</text:p>
          </table:table-cell>
          <table:table-cell office:value-type="float" office:value="45258" table:style-name="ce16">
            <text:p>45258</text:p>
          </table:table-cell>
          <table:table-cell office:value-type="float" office:value="0.95289999999999997" table:style-name="ce18">
            <text:p>0,9529</text:p>
          </table:table-cell>
          <table:table-cell office:value-type="float" office:value="56273" table:style-name="ce16">
            <text:p>56273</text:p>
          </table:table-cell>
          <table:table-cell office:value-type="float" office:value="53239" table:style-name="ce16">
            <text:p>53239</text:p>
          </table:table-cell>
          <table:table-cell office:value-type="float" office:value="0.94610000000000005" table:style-name="ce18">
            <text:p>0,9461</text:p>
          </table:table-cell>
          <table:table-cell office:value-type="float" office:value="4349" table:style-name="ce16">
            <text:p>4349</text:p>
          </table:table-cell>
          <table:table-cell office:value-type="float" office:value="4071" table:style-name="ce16">
            <text:p>4071</text:p>
          </table:table-cell>
          <table:table-cell office:value-type="float" office:value="0.93610000000000004" table:style-name="ce18">
            <text:p>0,9361</text:p>
          </table:table-cell>
          <table:table-cell office:value-type="float" office:value="600" table:style-name="ce26">
            <text:p>600</text:p>
          </table:table-cell>
          <table:table-cell office:value-type="float" office:value="604" table:style-name="ce26">
            <text:p>604</text:p>
          </table:table-cell>
          <table:table-cell office:value-type="float" office:value="1.0066999999999999" table:style-name="ce19">
            <text:p>1,0067</text:p>
          </table:table-cell>
          <table:table-cell office:value-type="float" office:value="20184" table:style-name="ce26">
            <text:p>20184</text:p>
          </table:table-cell>
          <table:table-cell office:value-type="float" office:value="16193" table:style-name="ce26">
            <text:p>16193</text:p>
          </table:table-cell>
          <table:table-cell office:value-type="float" office:value="0.80230000000000001" table:style-name="ce22">
            <text:p>0,8023</text:p>
          </table:table-cell>
          <table:table-cell office:value-type="float" office:value="0.88" table:style-name="ce26">
            <text:p>0,88</text:p>
          </table:table-cell>
          <table:table-cell office:value-type="float" office:value="0.90110000000000001" table:style-name="ce26">
            <text:p>0,9011</text:p>
          </table:table-cell>
          <table:table-cell office:value-type="float" office:value="1.024" table:style-name="ce26">
            <text:p>1,024</text:p>
          </table:table-cell>
          <table:table-cell office:value-type="float" office:value="0.84" table:style-name="ce26">
            <text:p>0,84</text:p>
          </table:table-cell>
          <table:table-cell office:value-type="float" office:value="0.73060000000000003" table:style-name="ce26">
            <text:p>0,7306</text:p>
          </table:table-cell>
          <table:table-cell office:value-type="float" office:value="0.86970000000000003" table:style-name="ce26">
            <text:p>0,8697</text:p>
          </table:table-cell>
          <table:table-cell office:value-type="float" office:value="0.86" table:style-name="ce26">
            <text:p>0,86</text:p>
          </table:table-cell>
          <table:table-cell office:value-type="float" office:value="0.89649999999999996" table:style-name="ce26">
            <text:p>0,8965</text:p>
          </table:table-cell>
          <table:table-cell office:value-type="float" office:value="1.0424" table:style-name="ce26">
            <text:p>1,0424</text:p>
          </table:table-cell>
          <table:table-cell office:value-type="float" office:value="0.92" table:style-name="ce26">
            <text:p>0,92</text:p>
          </table:table-cell>
          <table:table-cell office:value-type="float" office:value="0.85340000000000005" table:style-name="ce26">
            <text:p>0,8534</text:p>
          </table:table-cell>
          <table:table-cell office:value-type="float" office:value="0.92769999999999997" table:style-name="ce26">
            <text:p>0,9277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2" table:style-name="ce26">
            <text:p>0,92</text:p>
          </table:table-cell>
          <table:table-cell office:value-type="float" office:value="0.85340000000000005" table:style-name="ce26">
            <text:p>0,8534</text:p>
          </table:table-cell>
          <table:table-cell office:value-type="float" office:value="0.92769999999999997" table:style-name="ce26">
            <text:p>0,9277</text:p>
          </table:table-cell>
          <table:table-cell office:value-type="float" office:value="0.9" table:style-name="ce26">
            <text:p>0,9</text:p>
          </table:table-cell>
          <table:table-cell office:value-type="float" office:value="0.89680000000000004" table:style-name="ce26">
            <text:p>0,8968</text:p>
          </table:table-cell>
          <table:table-cell office:value-type="float" office:value="0.99639999999999995" table:style-name="ce26">
            <text:p>0,9964</text:p>
          </table:table-cell>
          <table:table-cell office:value-type="float" office:value="0.84" table:style-name="ce26">
            <text:p>0,84</text:p>
          </table:table-cell>
          <table:table-cell office:value-type="float" office:value="0.73060000000000003" table:style-name="ce26">
            <text:p>0,7306</text:p>
          </table:table-cell>
          <table:table-cell office:value-type="float" office:value="0.86970000000000003" table:style-name="ce26">
            <text:p>0,8697</text:p>
          </table:table-cell>
          <table:table-cell office:value-type="float" office:value="0.87" table:style-name="ce26">
            <text:p>0,87</text:p>
          </table:table-cell>
          <table:table-cell office:value-type="float" office:value="0.89270000000000005" table:style-name="ce26">
            <text:p>0,8927</text:p>
          </table:table-cell>
          <table:table-cell office:value-type="float" office:value="1.026" table:style-name="ce26">
            <text:p>1,026</text:p>
          </table:table-cell>
          <table:table-cell office:value-type="float" office:value="0.92" table:style-name="ce26">
            <text:p>0,92</text:p>
          </table:table-cell>
          <table:table-cell office:value-type="float" office:value="0.90159999999999996" table:style-name="ce26">
            <text:p>0,9016</text:p>
          </table:table-cell>
          <table:table-cell office:value-type="float" office:value="0.98" table:style-name="ce26">
            <text:p>0,98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3327" table:style-name="ce26">
            <text:p>0,3327</text:p>
          </table:table-cell>
          <table:table-cell office:value-type="float" office:value="1.1472" table:style-name="ce26">
            <text:p>1,1472</text:p>
          </table:table-cell>
          <table:table-cell office:value-type="float" office:value="0.60499999999999998" table:style-name="ce26">
            <text:p>0,605</text:p>
          </table:table-cell>
          <table:table-cell office:value-type="float" office:value="0.69820000000000004" table:style-name="ce26">
            <text:p>0,6982</text:p>
          </table:table-cell>
          <table:table-cell office:value-type="float" office:value="1.1540999999999999" table:style-name="ce26">
            <text:p>1,1541</text:p>
          </table:table-cell>
          <table:table-cell office:value-type="float" office:value="0.91" table:style-name="ce26">
            <text:p>0,91</text:p>
          </table:table-cell>
          <table:table-cell office:value-type="float" office:value="0.90059999999999996" table:style-name="ce26">
            <text:p>0,9006</text:p>
          </table:table-cell>
          <table:table-cell office:value-type="float" office:value="0.98960000000000004" table:style-name="ce26">
            <text:p>0,9896</text:p>
          </table:table-cell>
          <table:table-cell office:value-type="float" office:value="0.56499999999999995" table:style-name="ce26">
            <text:p>0,565</text:p>
          </table:table-cell>
          <table:table-cell office:value-type="float" office:value="0.33739999999999998" table:style-name="ce26">
            <text:p>0,3374</text:p>
          </table:table-cell>
          <table:table-cell office:value-type="float" office:value="0.59719999999999995" table:style-name="ce26">
            <text:p>0,5972</text:p>
          </table:table-cell>
          <table:table-cell office:value-type="float" office:value="0.73750000000000004" table:style-name="ce26">
            <text:p>0,7375</text:p>
          </table:table-cell>
          <table:table-cell office:value-type="float" office:value="0.72709999999999997" table:style-name="ce26">
            <text:p>0,7271</text:p>
          </table:table-cell>
          <table:table-cell office:value-type="float" office:value="0.9859" table:style-name="ce26">
            <text:p>0,9859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25" table:style-name="ce26">
            <text:p>0,25</text:p>
          </table:table-cell>
          <table:table-cell office:value-type="float" office:value="0.32079999999999997" table:style-name="ce26">
            <text:p>0,3208</text:p>
          </table:table-cell>
          <table:table-cell office:value-type="float" office:value="1.2833000000000001" table:style-name="ce26">
            <text:p>1,2833</text:p>
          </table:table-cell>
          <table:table-cell office:value-type="float" office:value="0.25" table:style-name="ce26">
            <text:p>0,25</text:p>
          </table:table-cell>
          <table:table-cell office:value-type="float" office:value="0.32079999999999997" table:style-name="ce26">
            <text:p>0,3208</text:p>
          </table:table-cell>
          <table:table-cell office:value-type="float" office:value="1.2833000000000001" table:style-name="ce26">
            <text:p>1,2833</text:p>
          </table:table-cell>
          <table:table-cell office:value-type="float" office:value="0.97" table:style-name="ce26">
            <text:p>0,97</text:p>
          </table:table-cell>
          <table:table-cell office:value-type="float" office:value="0.91839999999999999" table:style-name="ce26">
            <text:p>0,9184</text:p>
          </table:table-cell>
          <table:table-cell office:value-type="float" office:value="0.94689999999999996" table:style-name="ce26">
            <text:p>0,9469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597" table:style-name="ce26">
            <text:p>0,9597</text:p>
          </table:table-cell>
          <table:table-cell office:value-type="float" office:value="1.5730999999999999" table:style-name="ce26">
            <text:p>1,5731</text:p>
          </table:table-cell>
          <table:table-cell office:value-type="float" office:value="2904" table:style-name="ce26">
            <text:p>2904</text:p>
          </table:table-cell>
          <table:table-cell office:value-type="float" office:value="295" table:style-name="ce26">
            <text:p>295</text:p>
          </table:table-cell>
          <table:table-cell office:value-type="float" office:value="0.1016" table:style-name="ce23">
            <text:p>0,1016</text:p>
          </table:table-cell>
          <table:table-cell office:value-type="float" office:value="86" table:style-name="ce26">
            <text:p>86</text:p>
          </table:table-cell>
          <table:table-cell office:value-type="float" office:value="76" table:style-name="ce26">
            <text:p>76</text:p>
          </table:table-cell>
          <table:table-cell office:value-type="float" office:value="0.88370000000000004" table:style-name="ce24">
            <text:p>0,8837</text:p>
          </table:table-cell>
          <table:table-cell office:value-type="float" office:value="2990" table:style-name="ce26">
            <text:p>2990</text:p>
          </table:table-cell>
          <table:table-cell office:value-type="float" office:value="371" table:style-name="ce26">
            <text:p>371</text:p>
          </table:table-cell>
          <table:table-cell office:value-type="float" office:value="0.1241" table:style-name="ce23">
            <text:p>0,1241</text:p>
          </table:table-cell>
          <table:table-cell office:value-type="float" office:value="26561" table:style-name="ce26">
            <text:p>26561</text:p>
          </table:table-cell>
          <table:table-cell office:value-type="float" office:value="23698" table:style-name="ce26">
            <text:p>23698</text:p>
          </table:table-cell>
          <table:table-cell office:value-type="float" office:value="0.89219999999999999" table:style-name="ce24">
            <text:p>0,8922</text:p>
          </table:table-cell>
          <table:table-cell office:value-type="float" office:value="29551" table:style-name="ce26">
            <text:p>29551</text:p>
          </table:table-cell>
          <table:table-cell office:value-type="float" office:value="24069" table:style-name="ce26">
            <text:p>24069</text:p>
          </table:table-cell>
          <table:table-cell office:value-type="float" office:value="0.8145" table:style-name="ce25">
            <text:p>0,8145</text:p>
          </table:table-cell>
          <table:table-cell office:value-type="float" office:value="1608" table:style-name="ce26">
            <text:p>1608</text:p>
          </table:table-cell>
          <table:table-cell office:value-type="float" office:value="3" table:style-name="ce26">
            <text:p>3</text:p>
          </table:table-cell>
          <table:table-cell office:value-type="float" office:value="1.9E-3" table:style-name="ce26">
            <text:p>0,0019</text:p>
          </table:table-cell>
          <table:table-cell office:value-type="float" office:value="3463" table:style-name="ce26">
            <text:p>3463</text:p>
          </table:table-cell>
          <table:table-cell office:value-type="float" office:value="1724" table:style-name="ce26">
            <text:p>1724</text:p>
          </table:table-cell>
          <table:table-cell office:value-type="float" office:value="0.49780000000000002" table:style-name="ce26">
            <text:p>0,4978</text:p>
          </table:table-cell>
          <table:table-cell office:value-type="float" office:value="366" table:style-name="ce26">
            <text:p>366</text:p>
          </table:table-cell>
          <table:table-cell office:value-type="float" office:value="521" table:style-name="ce26">
            <text:p>521</text:p>
          </table:table-cell>
          <table:table-cell office:value-type="float" office:value="1.4235" table:style-name="ce26">
            <text:p>1,4235</text:p>
          </table:table-cell>
          <table:table-cell table:number-columns-repeated="16190"/>
        </table:table-row>
        <table:table-row table:style-name="ro3">
          <table:table-cell office:value-type="float" office:value="19" table:style-name="ce26">
            <text:p>19</text:p>
          </table:table-cell>
          <table:table-cell office:value-type="string" table:style-name="ce27">
            <text:p>REGIONAL CAUCA</text:p>
          </table:table-cell>
          <table:table-cell office:value-type="float" office:value="7724" table:style-name="ce26">
            <text:p>7724</text:p>
          </table:table-cell>
          <table:table-cell office:value-type="float" office:value="7212" table:style-name="ce26">
            <text:p>7212</text:p>
          </table:table-cell>
          <table:table-cell office:value-type="float" office:value="0.93369999999999997" table:style-name="ce18">
            <text:p>0,9337</text:p>
          </table:table-cell>
          <table:table-cell office:value-type="float" office:value="6352" table:style-name="ce26">
            <text:p>6352</text:p>
          </table:table-cell>
          <table:table-cell office:value-type="float" office:value="6308" table:style-name="ce26">
            <text:p>6308</text:p>
          </table:table-cell>
          <table:table-cell office:value-type="float" office:value="0.99309999999999998" table:style-name="ce18">
            <text:p>0,9931</text:p>
          </table:table-cell>
          <table:table-cell office:value-type="float" office:value="298" table:style-name="ce26">
            <text:p>298</text:p>
          </table:table-cell>
          <table:table-cell office:value-type="float" office:value="24" table:style-name="ce26">
            <text:p>24</text:p>
          </table:table-cell>
          <table:table-cell office:value-type="float" office:value="8.0500000000000002E-2" table:style-name="ce20">
            <text:p>0,0805</text:p>
          </table:table-cell>
          <table:table-cell office:value-type="float" office:value="81" table:style-name="ce26">
            <text:p>81</text:p>
          </table:table-cell>
          <table:table-cell office:value-type="float" office:value="108" table:style-name="ce26">
            <text:p>108</text:p>
          </table:table-cell>
          <table:table-cell office:value-type="float" office:value="1.3332999999999999" table:style-name="ce19">
            <text:p>1,333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4455" table:style-name="ce26">
            <text:p>14455</text:p>
          </table:table-cell>
          <table:table-cell office:value-type="float" office:value="13652" table:style-name="ce26">
            <text:p>13652</text:p>
          </table:table-cell>
          <table:table-cell office:value-type="float" office:value="0.94440000000000002" table:style-name="ce18">
            <text:p>0,9444</text:p>
          </table:table-cell>
          <table:table-cell office:value-type="float" office:value="14455" table:style-name="ce26">
            <text:p>14455</text:p>
          </table:table-cell>
          <table:table-cell office:value-type="float" office:value="13652" table:style-name="ce26">
            <text:p>13652</text:p>
          </table:table-cell>
          <table:table-cell office:value-type="float" office:value="0.94440000000000002" table:style-name="ce18">
            <text:p>0,9444</text:p>
          </table:table-cell>
          <table:table-cell office:value-type="float" office:value="288" table:style-name="ce26">
            <text:p>288</text:p>
          </table:table-cell>
          <table:table-cell office:value-type="float" office:value="196" table:style-name="ce26">
            <text:p>196</text:p>
          </table:table-cell>
          <table:table-cell office:value-type="float" office:value="0.68059999999999998" table:style-name="ce20">
            <text:p>0,6806</text:p>
          </table:table-cell>
          <table:table-cell office:value-type="float" office:value="81" table:style-name="ce26">
            <text:p>81</text:p>
          </table:table-cell>
          <table:table-cell office:value-type="float" office:value="149" table:style-name="ce26">
            <text:p>149</text:p>
          </table:table-cell>
          <table:table-cell office:value-type="float" office:value="1.8394999999999999" table:style-name="ce19">
            <text:p>1,8395</text:p>
          </table:table-cell>
          <table:table-cell office:value-type="float" office:value="56" table:style-name="ce26">
            <text:p>56</text:p>
          </table:table-cell>
          <table:table-cell office:value-type="float" office:value="115" table:style-name="ce26">
            <text:p>115</text:p>
          </table:table-cell>
          <table:table-cell office:value-type="float" office:value="2.0535999999999999" table:style-name="ce19">
            <text:p>2,0536</text:p>
          </table:table-cell>
          <table:table-cell office:value-type="float" office:value="425" table:style-name="ce26">
            <text:p>425</text:p>
          </table:table-cell>
          <table:table-cell office:value-type="float" office:value="460" table:style-name="ce26">
            <text:p>460</text:p>
          </table:table-cell>
          <table:table-cell office:value-type="float" office:value="1.0824" table:style-name="ce19">
            <text:p>1,0824</text:p>
          </table:table-cell>
          <table:table-cell office:value-type="float" office:value="115" table:style-name="ce26">
            <text:p>1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8" table:style-name="ce26">
            <text:p>28</text:p>
          </table:table-cell>
          <table:table-cell office:value-type="float" office:value="13" table:style-name="ce26">
            <text:p>13</text:p>
          </table:table-cell>
          <table:table-cell office:value-type="float" office:value="0.46429999999999999" table:style-name="ce20">
            <text:p>0,4643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58" table:style-name="ce26">
            <text:p>158</text:p>
          </table:table-cell>
          <table:table-cell office:value-type="float" office:value="13" table:style-name="ce26">
            <text:p>13</text:p>
          </table:table-cell>
          <table:table-cell office:value-type="float" office:value="8.2299999999999998E-2" table:style-name="ce20">
            <text:p>0,0823</text:p>
          </table:table-cell>
          <table:table-cell office:value-type="float" office:value="9172" table:style-name="ce26">
            <text:p>9172</text:p>
          </table:table-cell>
          <table:table-cell office:value-type="float" office:value="8159" table:style-name="ce26">
            <text:p>8159</text:p>
          </table:table-cell>
          <table:table-cell office:value-type="float" office:value="0.88959999999999995" table:style-name="ce22">
            <text:p>0,8896</text:p>
          </table:table-cell>
          <table:table-cell office:value-type="float" office:value="1911" table:style-name="ce26">
            <text:p>1911</text:p>
          </table:table-cell>
          <table:table-cell office:value-type="float" office:value="1931" table:style-name="ce26">
            <text:p>1931</text:p>
          </table:table-cell>
          <table:table-cell office:value-type="float" office:value="1.0105" table:style-name="ce19">
            <text:p>1,0105</text:p>
          </table:table-cell>
          <table:table-cell office:value-type="float" office:value="1052" table:style-name="ce26">
            <text:p>1052</text:p>
          </table:table-cell>
          <table:table-cell office:value-type="float" office:value="1458" table:style-name="ce26">
            <text:p>1458</text:p>
          </table:table-cell>
          <table:table-cell office:value-type="float" office:value="1.3858999999999999" table:style-name="ce19">
            <text:p>1,3859</text:p>
          </table:table-cell>
          <table:table-cell office:value-type="float" office:value="208" table:style-name="ce26">
            <text:p>208</text:p>
          </table:table-cell>
          <table:table-cell office:value-type="float" office:value="510" table:style-name="ce26">
            <text:p>510</text:p>
          </table:table-cell>
          <table:table-cell office:value-type="float" office:value="2.4519000000000002" table:style-name="ce19">
            <text:p>2,4519</text:p>
          </table:table-cell>
          <table:table-cell office:value-type="float" office:value="9941" table:style-name="ce26">
            <text:p>9941</text:p>
          </table:table-cell>
          <table:table-cell office:value-type="float" office:value="9972" table:style-name="ce26">
            <text:p>9972</text:p>
          </table:table-cell>
          <table:table-cell office:value-type="float" office:value="1.0031000000000001" table:style-name="ce18">
            <text:p>1,0031</text:p>
          </table:table-cell>
          <table:table-cell office:value-type="float" office:value="22284" table:style-name="ce26">
            <text:p>22284</text:p>
          </table:table-cell>
          <table:table-cell office:value-type="float" office:value="22030" table:style-name="ce26">
            <text:p>22030</text:p>
          </table:table-cell>
          <table:table-cell office:value-type="float" office:value="0.98860000000000003" table:style-name="ce18">
            <text:p>0,9886</text:p>
          </table:table-cell>
          <table:table-cell office:value-type="float" office:value="60" table:style-name="ce26">
            <text:p>60</text:p>
          </table:table-cell>
          <table:table-cell office:value-type="float" office:value="39" table:style-name="ce26">
            <text:p>39</text:p>
          </table:table-cell>
          <table:table-cell office:value-type="float" office:value="0.65" table:style-name="ce20">
            <text:p>0,65</text:p>
          </table:table-cell>
          <table:table-cell office:value-type="float" office:value="22927" table:style-name="ce26">
            <text:p>22927</text:p>
          </table:table-cell>
          <table:table-cell office:value-type="float" office:value="22542" table:style-name="ce26">
            <text:p>22542</text:p>
          </table:table-cell>
          <table:table-cell office:value-type="float" office:value="0.98319999999999996" table:style-name="ce18">
            <text:p>0,9832</text:p>
          </table:table-cell>
          <table:table-cell office:value-type="float" office:value="37382" table:style-name="ce26">
            <text:p>37382</text:p>
          </table:table-cell>
          <table:table-cell office:value-type="float" office:value="36194" table:style-name="ce26">
            <text:p>36194</text:p>
          </table:table-cell>
          <table:table-cell office:value-type="float" office:value="0.96819999999999995" table:style-name="ce18">
            <text:p>0,9682</text:p>
          </table:table-cell>
          <table:table-cell office:value-type="float" office:value="48080" table:style-name="ce26">
            <text:p>48080</text:p>
          </table:table-cell>
          <table:table-cell office:value-type="float" office:value="41280" table:style-name="ce26">
            <text:p>41280</text:p>
          </table:table-cell>
          <table:table-cell office:value-type="float" office:value="0.85860000000000003" table:style-name="ce18">
            <text:p>0,8586</text:p>
          </table:table-cell>
          <table:table-cell office:value-type="float" office:value="76325" table:style-name="ce26">
            <text:p>76325</text:p>
          </table:table-cell>
          <table:table-cell office:value-type="float" office:value="78454" table:style-name="ce16">
            <text:p>78454</text:p>
          </table:table-cell>
          <table:table-cell office:value-type="float" office:value="1.0279" table:style-name="ce19">
            <text:p>1,0279</text:p>
          </table:table-cell>
          <table:table-cell office:value-type="float" office:value="12800" table:style-name="ce26">
            <text:p>12800</text:p>
          </table:table-cell>
          <table:table-cell office:value-type="float" office:value="11040" table:style-name="ce26">
            <text:p>11040</text:p>
          </table:table-cell>
          <table:table-cell office:value-type="float" office:value="0.86250000000000004" table:style-name="ce18">
            <text:p>0,8625</text:p>
          </table:table-cell>
          <table:table-cell office:value-type="float" office:value="1850" table:style-name="ce26">
            <text:p>1850</text:p>
          </table:table-cell>
          <table:table-cell office:value-type="float" office:value="1674" table:style-name="ce26">
            <text:p>1674</text:p>
          </table:table-cell>
          <table:table-cell office:value-type="float" office:value="0.90490000000000004" table:style-name="ce18">
            <text:p>0,9049</text:p>
          </table:table-cell>
          <table:table-cell office:value-type="float" office:value="14650" table:style-name="ce26">
            <text:p>14650</text:p>
          </table:table-cell>
          <table:table-cell office:value-type="float" office:value="12714" table:style-name="ce26">
            <text:p>12714</text:p>
          </table:table-cell>
          <table:table-cell office:value-type="float" office:value="0.86780000000000002" table:style-name="ce18">
            <text:p>0,8678</text:p>
          </table:table-cell>
          <table:table-cell office:value-type="float" office:value="34019" table:style-name="ce16">
            <text:p>34019</text:p>
          </table:table-cell>
          <table:table-cell office:value-type="float" office:value="31097" table:style-name="ce16">
            <text:p>31097</text:p>
          </table:table-cell>
          <table:table-cell office:value-type="float" office:value="0.91410000000000002" table:style-name="ce18">
            <text:p>0,9141</text:p>
          </table:table-cell>
          <table:table-cell office:value-type="float" office:value="3050" table:style-name="ce26">
            <text:p>3050</text:p>
          </table:table-cell>
          <table:table-cell office:value-type="float" office:value="5315" table:style-name="ce26">
            <text:p>5315</text:p>
          </table:table-cell>
          <table:table-cell office:value-type="float" office:value="1.7425999999999999" table:style-name="ce19">
            <text:p>1,7426</text:p>
          </table:table-cell>
          <table:table-cell office:value-type="float" office:value="176124" table:style-name="ce16">
            <text:p>176124</text:p>
          </table:table-cell>
          <table:table-cell office:value-type="float" office:value="168860" table:style-name="ce16">
            <text:p>168860</text:p>
          </table:table-cell>
          <table:table-cell office:value-type="float" office:value="0.95879999999999999" table:style-name="ce18">
            <text:p>0,9588</text:p>
          </table:table-cell>
          <table:table-cell office:value-type="float" office:value="213506" table:style-name="ce16">
            <text:p>213506</text:p>
          </table:table-cell>
          <table:table-cell office:value-type="float" office:value="205054" table:style-name="ce16">
            <text:p>205054</text:p>
          </table:table-cell>
          <table:table-cell office:value-type="float" office:value="0.96040000000000003" table:style-name="ce18">
            <text:p>0,9604</text:p>
          </table:table-cell>
          <table:table-cell office:value-type="float" office:value="35261" table:style-name="ce16">
            <text:p>35261</text:p>
          </table:table-cell>
          <table:table-cell office:value-type="float" office:value="32825" table:style-name="ce16">
            <text:p>32825</text:p>
          </table:table-cell>
          <table:table-cell office:value-type="float" office:value="0.93089999999999995" table:style-name="ce18">
            <text:p>0,9309</text:p>
          </table:table-cell>
          <table:table-cell office:value-type="float" office:value="3329" table:style-name="ce26">
            <text:p>3329</text:p>
          </table:table-cell>
          <table:table-cell office:value-type="float" office:value="5940" table:style-name="ce26">
            <text:p>5940</text:p>
          </table:table-cell>
          <table:table-cell office:value-type="float" office:value="1.7843" table:style-name="ce19">
            <text:p>1,7843</text:p>
          </table:table-cell>
          <table:table-cell office:value-type="float" office:value="69143" table:style-name="ce26">
            <text:p>69143</text:p>
          </table:table-cell>
          <table:table-cell office:value-type="float" office:value="60559" table:style-name="ce26">
            <text:p>60559</text:p>
          </table:table-cell>
          <table:table-cell office:value-type="float" office:value="0.87590000000000001" table:style-name="ce18">
            <text:p>0,8759</text:p>
          </table:table-cell>
          <table:table-cell office:value-type="float" office:value="0.88" table:style-name="ce26">
            <text:p>0,88</text:p>
          </table:table-cell>
          <table:table-cell office:value-type="float" office:value="0.93889999999999996" table:style-name="ce26">
            <text:p>0,9389</text:p>
          </table:table-cell>
          <table:table-cell office:value-type="float" office:value="1.0669" table:style-name="ce26">
            <text:p>1,0669</text:p>
          </table:table-cell>
          <table:table-cell office:value-type="float" office:value="0.79" table:style-name="ce26">
            <text:p>0,79</text:p>
          </table:table-cell>
          <table:table-cell office:value-type="float" office:value="0.80510000000000004" table:style-name="ce26">
            <text:p>0,8051</text:p>
          </table:table-cell>
          <table:table-cell office:value-type="float" office:value="1.0190999999999999" table:style-name="ce26">
            <text:p>1,0191</text:p>
          </table:table-cell>
          <table:table-cell office:value-type="float" office:value="0.83499999999999996" table:style-name="ce26">
            <text:p>0,835</text:p>
          </table:table-cell>
          <table:table-cell office:value-type="float" office:value="0.9274" table:style-name="ce26">
            <text:p>0,9274</text:p>
          </table:table-cell>
          <table:table-cell office:value-type="float" office:value="1.1107" table:style-name="ce26">
            <text:p>1,1107</text:p>
          </table:table-cell>
          <table:table-cell office:value-type="float" office:value="0.89" table:style-name="ce26">
            <text:p>0,89</text:p>
          </table:table-cell>
          <table:table-cell office:value-type="float" office:value="0.91559999999999997" table:style-name="ce26">
            <text:p>0,9156</text:p>
          </table:table-cell>
          <table:table-cell office:value-type="float" office:value="1.0287999999999999" table:style-name="ce26">
            <text:p>1,0288</text:p>
          </table:table-cell>
          <table:table-cell office:value-type="float" office:value="0.84" table:style-name="ce26">
            <text:p>0,84</text:p>
          </table:table-cell>
          <table:table-cell office:value-type="float" office:value="0.84740000000000004" table:style-name="ce26">
            <text:p>0,8474</text:p>
          </table:table-cell>
          <table:table-cell office:value-type="float" office:value="1.0088999999999999" table:style-name="ce26">
            <text:p>1,0089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88390000000000002" table:style-name="ce26">
            <text:p>0,8839</text:p>
          </table:table-cell>
          <table:table-cell office:value-type="float" office:value="1.0218" table:style-name="ce26">
            <text:p>1,0218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93279999999999996" table:style-name="ce26">
            <text:p>0,9328</text:p>
          </table:table-cell>
          <table:table-cell office:value-type="float" office:value="1.054" table:style-name="ce26">
            <text:p>1,054</text:p>
          </table:table-cell>
          <table:table-cell office:value-type="float" office:value="0.81499999999999995" table:style-name="ce26">
            <text:p>0,815</text:p>
          </table:table-cell>
          <table:table-cell office:value-type="float" office:value="0.83750000000000002" table:style-name="ce26">
            <text:p>0,8375</text:p>
          </table:table-cell>
          <table:table-cell office:value-type="float" office:value="1.0276000000000001" table:style-name="ce26">
            <text:p>1,0276</text:p>
          </table:table-cell>
          <table:table-cell office:value-type="float" office:value="0.85" table:style-name="ce26">
            <text:p>0,85</text:p>
          </table:table-cell>
          <table:table-cell office:value-type="float" office:value="0.91100000000000003" table:style-name="ce26">
            <text:p>0,911</text:p>
          </table:table-cell>
          <table:table-cell office:value-type="float" office:value="1.0718000000000001" table:style-name="ce26">
            <text:p>1,0718</text:p>
          </table:table-cell>
          <table:table-cell office:value-type="float" office:value="0.79" table:style-name="ce26">
            <text:p>0,79</text:p>
          </table:table-cell>
          <table:table-cell office:value-type="float" office:value="0.89559999999999995" table:style-name="ce26">
            <text:p>0,8956</text:p>
          </table:table-cell>
          <table:table-cell office:value-type="float" office:value="1.1335999999999999" table:style-name="ce26">
            <text:p>1,1336</text:p>
          </table:table-cell>
          <table:table-cell office:value-type="float" office:value="0.23" table:style-name="ce26">
            <text:p>0,23</text:p>
          </table:table-cell>
          <table:table-cell office:value-type="float" office:value="0.32229999999999998" table:style-name="ce26">
            <text:p>0,3223</text:p>
          </table:table-cell>
          <table:table-cell office:value-type="float" office:value="1.4014" table:style-name="ce26">
            <text:p>1,4014</text:p>
          </table:table-cell>
          <table:table-cell office:value-type="float" office:value="0.51" table:style-name="ce26">
            <text:p>0,51</text:p>
          </table:table-cell>
          <table:table-cell office:value-type="float" office:value="0.71930000000000005" table:style-name="ce26">
            <text:p>0,7193</text:p>
          </table:table-cell>
          <table:table-cell office:value-type="float" office:value="1.4104000000000001" table:style-name="ce26">
            <text:p>1,4104</text:p>
          </table:table-cell>
          <table:table-cell office:value-type="float" office:value="0.83750000000000002" table:style-name="ce26">
            <text:p>0,8375</text:p>
          </table:table-cell>
          <table:table-cell office:value-type="float" office:value="0.90280000000000005" table:style-name="ce26">
            <text:p>0,9028</text:p>
          </table:table-cell>
          <table:table-cell office:value-type="float" office:value="1.0779000000000001" table:style-name="ce26">
            <text:p>1,0779</text:p>
          </table:table-cell>
          <table:table-cell office:value-type="float" office:value="0.52249999999999996" table:style-name="ce26">
            <text:p>0,5225</text:p>
          </table:table-cell>
          <table:table-cell office:value-type="float" office:value="0.39350000000000002" table:style-name="ce26">
            <text:p>0,3935</text:p>
          </table:table-cell>
          <table:table-cell office:value-type="float" office:value="0.753" table:style-name="ce26">
            <text:p>0,753</text:p>
          </table:table-cell>
          <table:table-cell office:value-type="float" office:value="0.68" table:style-name="ce26">
            <text:p>0,68</text:p>
          </table:table-cell>
          <table:table-cell office:value-type="float" office:value="0.75329999999999997" table:style-name="ce26">
            <text:p>0,7533</text:p>
          </table:table-cell>
          <table:table-cell office:value-type="float" office:value="1.1077999999999999" table:style-name="ce26">
            <text:p>1,1078</text:p>
          </table:table-cell>
          <table:table-cell office:value-type="float" office:value="0.8" table:style-name="ce26">
            <text:p>0,8</text:p>
          </table:table-cell>
          <table:table-cell office:value-type="float" office:value="0.67620000000000002" table:style-name="ce26">
            <text:p>0,6762</text:p>
          </table:table-cell>
          <table:table-cell office:value-type="float" office:value="0.84530000000000005" table:style-name="ce26">
            <text:p>0,8453</text:p>
          </table:table-cell>
          <table:table-cell office:value-type="float" office:value="0.33" table:style-name="ce26">
            <text:p>0,33</text:p>
          </table:table-cell>
          <table:table-cell office:value-type="float" office:value="0.48909999999999998" table:style-name="ce26">
            <text:p>0,4891</text:p>
          </table:table-cell>
          <table:table-cell office:value-type="float" office:value="1.4822" table:style-name="ce26">
            <text:p>1,4822</text:p>
          </table:table-cell>
          <table:table-cell office:value-type="float" office:value="0.56499999999999995" table:style-name="ce26">
            <text:p>0,565</text:p>
          </table:table-cell>
          <table:table-cell office:value-type="float" office:value="0.5151" table:style-name="ce26">
            <text:p>0,5151</text:p>
          </table:table-cell>
          <table:table-cell office:value-type="float" office:value="0.91159999999999997" table:style-name="ce26">
            <text:p>0,9116</text:p>
          </table:table-cell>
          <table:table-cell office:value-type="float" office:value="0.87" table:style-name="ce26">
            <text:p>0,87</text:p>
          </table:table-cell>
          <table:table-cell office:value-type="float" office:value="0.91920000000000002" table:style-name="ce26">
            <text:p>0,9192</text:p>
          </table:table-cell>
          <table:table-cell office:value-type="float" office:value="1.0566" table:style-name="ce26">
            <text:p>1,0566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7329999999999997" table:style-name="ce26">
            <text:p>0,8733</text:p>
          </table:table-cell>
          <table:table-cell office:value-type="float" office:value="1.4315" table:style-name="ce26">
            <text:p>1,4315</text:p>
          </table:table-cell>
          <table:table-cell office:value-type="float" office:value="8931" table:style-name="ce26">
            <text:p>8931</text:p>
          </table:table-cell>
          <table:table-cell office:value-type="float" office:value="2139" table:style-name="ce26">
            <text:p>2139</text:p>
          </table:table-cell>
          <table:table-cell office:value-type="float" office:value="0.23949999999999999" table:style-name="ce23">
            <text:p>0,2395</text:p>
          </table:table-cell>
          <table:table-cell office:value-type="float" office:value="2885" table:style-name="ce26">
            <text:p>2885</text:p>
          </table:table-cell>
          <table:table-cell office:value-type="float" office:value="1287" table:style-name="ce26">
            <text:p>1287</text:p>
          </table:table-cell>
          <table:table-cell office:value-type="float" office:value="0.4461" table:style-name="ce23">
            <text:p>0,4461</text:p>
          </table:table-cell>
          <table:table-cell office:value-type="float" office:value="11816" table:style-name="ce26">
            <text:p>11816</text:p>
          </table:table-cell>
          <table:table-cell office:value-type="float" office:value="3426" table:style-name="ce26">
            <text:p>3426</text:p>
          </table:table-cell>
          <table:table-cell office:value-type="float" office:value="0.28989999999999999" table:style-name="ce23">
            <text:p>0,2899</text:p>
          </table:table-cell>
          <table:table-cell office:value-type="float" office:value="77646" table:style-name="ce26">
            <text:p>77646</text:p>
          </table:table-cell>
          <table:table-cell office:value-type="float" office:value="91006" table:style-name="ce26">
            <text:p>91006</text:p>
          </table:table-cell>
          <table:table-cell office:value-type="float" office:value="1.1720999999999999" table:style-name="ce30">
            <text:p>1,1721</text:p>
          </table:table-cell>
          <table:table-cell office:value-type="float" office:value="89462" table:style-name="ce26">
            <text:p>89462</text:p>
          </table:table-cell>
          <table:table-cell office:value-type="float" office:value="94432" table:style-name="ce26">
            <text:p>94432</text:p>
          </table:table-cell>
          <table:table-cell office:value-type="float" office:value="1.0556000000000001" table:style-name="ce32">
            <text:p>1,0556</text:p>
          </table:table-cell>
          <table:table-cell office:value-type="float" office:value="3872" table:style-name="ce26">
            <text:p>3872</text:p>
          </table:table-cell>
          <table:table-cell office:value-type="float" office:value="87" table:style-name="ce26">
            <text:p>87</text:p>
          </table:table-cell>
          <table:table-cell office:value-type="float" office:value="2.2499999999999999E-2" table:style-name="ce26">
            <text:p>0,0225</text:p>
          </table:table-cell>
          <table:table-cell office:value-type="float" office:value="26779" table:style-name="ce26">
            <text:p>26779</text:p>
          </table:table-cell>
          <table:table-cell office:value-type="float" office:value="18659" table:style-name="ce26">
            <text:p>18659</text:p>
          </table:table-cell>
          <table:table-cell office:value-type="float" office:value="0.69679999999999997" table:style-name="ce26">
            <text:p>0,6968</text:p>
          </table:table-cell>
          <table:table-cell office:value-type="float" office:value="1861" table:style-name="ce26">
            <text:p>1861</text:p>
          </table:table-cell>
          <table:table-cell office:value-type="float" office:value="3760" table:style-name="ce26">
            <text:p>3760</text:p>
          </table:table-cell>
          <table:table-cell office:value-type="float" office:value="2.0204" table:style-name="ce26">
            <text:p>2,0204</text:p>
          </table:table-cell>
          <table:table-cell table:number-columns-repeated="16190"/>
        </table:table-row>
        <table:table-row table:style-name="ro3">
          <table:table-cell office:value-type="float" office:value="20" table:style-name="ce26">
            <text:p>20</text:p>
          </table:table-cell>
          <table:table-cell office:value-type="string" table:style-name="ce27">
            <text:p>REGIONAL CESAR</text:p>
          </table:table-cell>
          <table:table-cell office:value-type="float" office:value="8158" table:style-name="ce26">
            <text:p>8158</text:p>
          </table:table-cell>
          <table:table-cell office:value-type="float" office:value="7637" table:style-name="ce26">
            <text:p>7637</text:p>
          </table:table-cell>
          <table:table-cell office:value-type="float" office:value="0.93610000000000004" table:style-name="ce18">
            <text:p>0,9361</text:p>
          </table:table-cell>
          <table:table-cell office:value-type="float" office:value="4010" table:style-name="ce26">
            <text:p>4010</text:p>
          </table:table-cell>
          <table:table-cell office:value-type="float" office:value="3844" table:style-name="ce26">
            <text:p>3844</text:p>
          </table:table-cell>
          <table:table-cell office:value-type="float" office:value="0.95860000000000001" table:style-name="ce18">
            <text:p>0,9586</text:p>
          </table:table-cell>
          <table:table-cell office:value-type="float" office:value="258" table:style-name="ce26">
            <text:p>258</text:p>
          </table:table-cell>
          <table:table-cell office:value-type="float" office:value="114" table:style-name="ce26">
            <text:p>114</text:p>
          </table:table-cell>
          <table:table-cell office:value-type="float" office:value="0.44190000000000002" table:style-name="ce20">
            <text:p>0,4419</text:p>
          </table:table-cell>
          <table:table-cell office:value-type="float" office:value="43" table:style-name="ce26">
            <text:p>43</text:p>
          </table:table-cell>
          <table:table-cell office:value-type="float" office:value="57" table:style-name="ce26">
            <text:p>57</text:p>
          </table:table-cell>
          <table:table-cell office:value-type="float" office:value="1.3255999999999999" table:style-name="ce19">
            <text:p>1,325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469" table:style-name="ce26">
            <text:p>12469</text:p>
          </table:table-cell>
          <table:table-cell office:value-type="float" office:value="11652" table:style-name="ce26">
            <text:p>11652</text:p>
          </table:table-cell>
          <table:table-cell office:value-type="float" office:value="0.9345" table:style-name="ce18">
            <text:p>0,9345</text:p>
          </table:table-cell>
          <table:table-cell office:value-type="float" office:value="12469" table:style-name="ce26">
            <text:p>12469</text:p>
          </table:table-cell>
          <table:table-cell office:value-type="float" office:value="11652" table:style-name="ce26">
            <text:p>11652</text:p>
          </table:table-cell>
          <table:table-cell office:value-type="float" office:value="0.9345" table:style-name="ce18">
            <text:p>0,9345</text:p>
          </table:table-cell>
          <table:table-cell office:value-type="float" office:value="240" table:style-name="ce26">
            <text:p>240</text:p>
          </table:table-cell>
          <table:table-cell office:value-type="float" office:value="122" table:style-name="ce26">
            <text:p>122</text:p>
          </table:table-cell>
          <table:table-cell office:value-type="float" office:value="0.50829999999999997" table:style-name="ce20">
            <text:p>0,5083</text:p>
          </table:table-cell>
          <table:table-cell office:value-type="float" office:value="30" table:style-name="ce26">
            <text:p>30</text:p>
          </table:table-cell>
          <table:table-cell office:value-type="float" office:value="67" table:style-name="ce26">
            <text:p>67</text:p>
          </table:table-cell>
          <table:table-cell office:value-type="float" office:value="2.2332999999999998" table:style-name="ce19">
            <text:p>2,233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70" table:style-name="ce26">
            <text:p>270</text:p>
          </table:table-cell>
          <table:table-cell office:value-type="float" office:value="189" table:style-name="ce26">
            <text:p>189</text:p>
          </table:table-cell>
          <table:table-cell office:value-type="float" office:value="0.7" table:style-name="ce20">
            <text:p>0,7</text:p>
          </table:table-cell>
          <table:table-cell office:value-type="float" office:value="289" table:style-name="ce26">
            <text:p>289</text:p>
          </table:table-cell>
          <table:table-cell office:value-type="float" office:value="283" table:style-name="ce26">
            <text:p>283</text:p>
          </table:table-cell>
          <table:table-cell office:value-type="float" office:value="0.97919999999999996" table:style-name="ce18">
            <text:p>0,9792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19" table:style-name="ce26">
            <text:p>319</text:p>
          </table:table-cell>
          <table:table-cell office:value-type="float" office:value="298" table:style-name="ce26">
            <text:p>298</text:p>
          </table:table-cell>
          <table:table-cell office:value-type="float" office:value="0.93420000000000003" table:style-name="ce18">
            <text:p>0,9342</text:p>
          </table:table-cell>
          <table:table-cell office:value-type="float" office:value="5428" table:style-name="ce26">
            <text:p>5428</text:p>
          </table:table-cell>
          <table:table-cell office:value-type="float" office:value="5435" table:style-name="ce26">
            <text:p>5435</text:p>
          </table:table-cell>
          <table:table-cell office:value-type="float" office:value="1.0013000000000001" table:style-name="ce18">
            <text:p>1,0013</text:p>
          </table:table-cell>
          <table:table-cell office:value-type="float" office:value="1104" table:style-name="ce26">
            <text:p>1104</text:p>
          </table:table-cell>
          <table:table-cell office:value-type="float" office:value="986" table:style-name="ce26">
            <text:p>986</text:p>
          </table:table-cell>
          <table:table-cell office:value-type="float" office:value="0.8931" table:style-name="ce22">
            <text:p>0,8931</text:p>
          </table:table-cell>
          <table:table-cell office:value-type="float" office:value="897" table:style-name="ce26">
            <text:p>897</text:p>
          </table:table-cell>
          <table:table-cell office:value-type="float" office:value="918" table:style-name="ce26">
            <text:p>918</text:p>
          </table:table-cell>
          <table:table-cell office:value-type="float" office:value="1.0234000000000001" table:style-name="ce19">
            <text:p>1,023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287" table:style-name="ce26">
            <text:p>17287</text:p>
          </table:table-cell>
          <table:table-cell office:value-type="float" office:value="18427" table:style-name="ce26">
            <text:p>18427</text:p>
          </table:table-cell>
          <table:table-cell office:value-type="float" office:value="1.0659000000000001" table:style-name="ce19">
            <text:p>1,0659</text:p>
          </table:table-cell>
          <table:table-cell office:value-type="float" office:value="24716" table:style-name="ce26">
            <text:p>24716</text:p>
          </table:table-cell>
          <table:table-cell office:value-type="float" office:value="25766" table:style-name="ce26">
            <text:p>25766</text:p>
          </table:table-cell>
          <table:table-cell office:value-type="float" office:value="1.0425" table:style-name="ce19">
            <text:p>1,04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5305" table:style-name="ce26">
            <text:p>25305</text:p>
          </table:table-cell>
          <table:table-cell office:value-type="float" office:value="26253" table:style-name="ce26">
            <text:p>26253</text:p>
          </table:table-cell>
          <table:table-cell office:value-type="float" office:value="1.0375000000000001" table:style-name="ce19">
            <text:p>1,0375</text:p>
          </table:table-cell>
          <table:table-cell office:value-type="float" office:value="37774" table:style-name="ce26">
            <text:p>37774</text:p>
          </table:table-cell>
          <table:table-cell office:value-type="float" office:value="37905" table:style-name="ce26">
            <text:p>37905</text:p>
          </table:table-cell>
          <table:table-cell office:value-type="float" office:value="1.0035000000000001" table:style-name="ce18">
            <text:p>1,0035</text:p>
          </table:table-cell>
          <table:table-cell office:value-type="float" office:value="36160" table:style-name="ce26">
            <text:p>36160</text:p>
          </table:table-cell>
          <table:table-cell office:value-type="float" office:value="23920" table:style-name="ce26">
            <text:p>23920</text:p>
          </table:table-cell>
          <table:table-cell office:value-type="float" office:value="0.66149999999999998" table:style-name="ce20">
            <text:p>0,6615</text:p>
          </table:table-cell>
          <table:table-cell office:value-type="float" office:value="100525" table:style-name="ce26">
            <text:p>100525</text:p>
          </table:table-cell>
          <table:table-cell office:value-type="float" office:value="104249" table:style-name="ce16">
            <text:p>104249</text:p>
          </table:table-cell>
          <table:table-cell office:value-type="float" office:value="1.0369999999999999" table:style-name="ce19">
            <text:p>1,037</text:p>
          </table:table-cell>
          <table:table-cell office:value-type="float" office:value="12000" table:style-name="ce26">
            <text:p>12000</text:p>
          </table:table-cell>
          <table:table-cell office:value-type="float" office:value="9360" table:style-name="ce26">
            <text:p>9360</text:p>
          </table:table-cell>
          <table:table-cell office:value-type="float" office:value="0.78" table:style-name="ce22">
            <text:p>0,78</text:p>
          </table:table-cell>
          <table:table-cell office:value-type="float" office:value="400" table:style-name="ce26">
            <text:p>400</text:p>
          </table:table-cell>
          <table:table-cell office:value-type="float" office:value="471" table:style-name="ce26">
            <text:p>471</text:p>
          </table:table-cell>
          <table:table-cell office:value-type="float" office:value="1.1775" table:style-name="ce19">
            <text:p>1,1775</text:p>
          </table:table-cell>
          <table:table-cell office:value-type="float" office:value="12400" table:style-name="ce26">
            <text:p>12400</text:p>
          </table:table-cell>
          <table:table-cell office:value-type="float" office:value="9831" table:style-name="ce26">
            <text:p>9831</text:p>
          </table:table-cell>
          <table:table-cell office:value-type="float" office:value="0.79279999999999995" table:style-name="ce22">
            <text:p>0,7928</text:p>
          </table:table-cell>
          <table:table-cell office:value-type="float" office:value="25666" table:style-name="ce16">
            <text:p>25666</text:p>
          </table:table-cell>
          <table:table-cell office:value-type="float" office:value="25850" table:style-name="ce16">
            <text:p>25850</text:p>
          </table:table-cell>
          <table:table-cell office:value-type="float" office:value="1.0072000000000001" table:style-name="ce19">
            <text:p>1,0072</text:p>
          </table:table-cell>
          <table:table-cell office:value-type="float" office:value="2750" table:style-name="ce26">
            <text:p>2750</text:p>
          </table:table-cell>
          <table:table-cell office:value-type="float" office:value="3678" table:style-name="ce26">
            <text:p>3678</text:p>
          </table:table-cell>
          <table:table-cell office:value-type="float" office:value="1.3374999999999999" table:style-name="ce19">
            <text:p>1,3375</text:p>
          </table:table-cell>
          <table:table-cell office:value-type="float" office:value="177501" table:style-name="ce16">
            <text:p>177501</text:p>
          </table:table-cell>
          <table:table-cell office:value-type="float" office:value="167528" table:style-name="ce16">
            <text:p>167528</text:p>
          </table:table-cell>
          <table:table-cell office:value-type="float" office:value="0.94379999999999997" table:style-name="ce18">
            <text:p>0,9438</text:p>
          </table:table-cell>
          <table:table-cell office:value-type="float" office:value="215275" table:style-name="ce16">
            <text:p>215275</text:p>
          </table:table-cell>
          <table:table-cell office:value-type="float" office:value="205433" table:style-name="ce16">
            <text:p>205433</text:p>
          </table:table-cell>
          <table:table-cell office:value-type="float" office:value="0.95430000000000004" table:style-name="ce18">
            <text:p>0,9543</text:p>
          </table:table-cell>
          <table:table-cell office:value-type="float" office:value="26651" table:style-name="ce16">
            <text:p>26651</text:p>
          </table:table-cell>
          <table:table-cell office:value-type="float" office:value="26907" table:style-name="ce16">
            <text:p>26907</text:p>
          </table:table-cell>
          <table:table-cell office:value-type="float" office:value="1.0096000000000001" table:style-name="ce21">
            <text:p>1,0096</text:p>
          </table:table-cell>
          <table:table-cell office:value-type="float" office:value="2765" table:style-name="ce26">
            <text:p>2765</text:p>
          </table:table-cell>
          <table:table-cell office:value-type="float" office:value="3678" table:style-name="ce26">
            <text:p>3678</text:p>
          </table:table-cell>
          <table:table-cell office:value-type="float" office:value="1.3302" table:style-name="ce19">
            <text:p>1,3302</text:p>
          </table:table-cell>
          <table:table-cell office:value-type="float" office:value="53274" table:style-name="ce26">
            <text:p>53274</text:p>
          </table:table-cell>
          <table:table-cell office:value-type="float" office:value="38110" table:style-name="ce26">
            <text:p>38110</text:p>
          </table:table-cell>
          <table:table-cell office:value-type="float" office:value="0.71540000000000004" table:style-name="ce20">
            <text:p>0,7154</text:p>
          </table:table-cell>
          <table:table-cell office:value-type="float" office:value="0.9" table:style-name="ce26">
            <text:p>0,9</text:p>
          </table:table-cell>
          <table:table-cell office:value-type="float" office:value="0.94850000000000001" table:style-name="ce26">
            <text:p>0,9485</text:p>
          </table:table-cell>
          <table:table-cell office:value-type="float" office:value="1.0539000000000001" table:style-name="ce26">
            <text:p>1,0539</text:p>
          </table:table-cell>
          <table:table-cell office:value-type="float" office:value="0.84" table:style-name="ce26">
            <text:p>0,84</text:p>
          </table:table-cell>
          <table:table-cell office:value-type="float" office:value="0.89049999999999996" table:style-name="ce26">
            <text:p>0,8905</text:p>
          </table:table-cell>
          <table:table-cell office:value-type="float" office:value="1.0601" table:style-name="ce26">
            <text:p>1,0601</text:p>
          </table:table-cell>
          <table:table-cell office:value-type="float" office:value="0.87" table:style-name="ce26">
            <text:p>0,87</text:p>
          </table:table-cell>
          <table:table-cell office:value-type="float" office:value="0.94640000000000002" table:style-name="ce26">
            <text:p>0,9464</text:p>
          </table:table-cell>
          <table:table-cell office:value-type="float" office:value="1.0878000000000001" table:style-name="ce26">
            <text:p>1,0878</text:p>
          </table:table-cell>
          <table:table-cell office:value-type="float" office:value="0.92" table:style-name="ce26">
            <text:p>0,92</text:p>
          </table:table-cell>
          <table:table-cell office:value-type="float" office:value="0.92759999999999998" table:style-name="ce26">
            <text:p>0,9276</text:p>
          </table:table-cell>
          <table:table-cell office:value-type="float" office:value="1.0083" table:style-name="ce26">
            <text:p>1,0083</text:p>
          </table:table-cell>
          <table:table-cell office:value-type="float" office:value="0.87" table:style-name="ce26">
            <text:p>0,87</text:p>
          </table:table-cell>
          <table:table-cell office:value-type="float" office:value="0.89700000000000002" table:style-name="ce26">
            <text:p>0,897</text:p>
          </table:table-cell>
          <table:table-cell office:value-type="float" office:value="1.0309999999999999" table:style-name="ce26">
            <text:p>1,031</text:p>
          </table:table-cell>
          <table:table-cell office:value-type="float" office:value="0.89500000000000002" table:style-name="ce26">
            <text:p>0,895</text:p>
          </table:table-cell>
          <table:table-cell office:value-type="float" office:value="0.91749999999999998" table:style-name="ce26">
            <text:p>0,9175</text:p>
          </table:table-cell>
          <table:table-cell office:value-type="float" office:value="1.0251999999999999" table:style-name="ce26">
            <text:p>1,0252</text:p>
          </table:table-cell>
          <table:table-cell office:value-type="float" office:value="0.91" table:style-name="ce26">
            <text:p>0,91</text:p>
          </table:table-cell>
          <table:table-cell office:value-type="float" office:value="0.94359999999999999" table:style-name="ce26">
            <text:p>0,9436</text:p>
          </table:table-cell>
          <table:table-cell office:value-type="float" office:value="1.0368999999999999" table:style-name="ce26">
            <text:p>1,0369</text:p>
          </table:table-cell>
          <table:table-cell office:value-type="float" office:value="0.85499999999999998" table:style-name="ce26">
            <text:p>0,855</text:p>
          </table:table-cell>
          <table:table-cell office:value-type="float" office:value="0.89570000000000005" table:style-name="ce26">
            <text:p>0,8957</text:p>
          </table:table-cell>
          <table:table-cell office:value-type="float" office:value="1.0476000000000001" table:style-name="ce26">
            <text:p>1,0476</text:p>
          </table:table-cell>
          <table:table-cell office:value-type="float" office:value="0.88249999999999995" table:style-name="ce26">
            <text:p>0,8825</text:p>
          </table:table-cell>
          <table:table-cell office:value-type="float" office:value="0.9375" table:style-name="ce26">
            <text:p>0,9375</text:p>
          </table:table-cell>
          <table:table-cell office:value-type="float" office:value="1.0623" table:style-name="ce26">
            <text:p>1,0623</text:p>
          </table:table-cell>
          <table:table-cell office:value-type="float" office:value="0.85" table:style-name="ce26">
            <text:p>0,85</text:p>
          </table:table-cell>
          <table:table-cell office:value-type="float" office:value="0.88649999999999995" table:style-name="ce26">
            <text:p>0,8865</text:p>
          </table:table-cell>
          <table:table-cell office:value-type="float" office:value="1.0429999999999999" table:style-name="ce26">
            <text:p>1,043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2800000000000001" table:style-name="ce26">
            <text:p>0,328</text:p>
          </table:table-cell>
          <table:table-cell office:value-type="float" office:value="1.1715" table:style-name="ce26">
            <text:p>1,1715</text:p>
          </table:table-cell>
          <table:table-cell office:value-type="float" office:value="0.56499999999999995" table:style-name="ce26">
            <text:p>0,565</text:p>
          </table:table-cell>
          <table:table-cell office:value-type="float" office:value="0.77510000000000001" table:style-name="ce26">
            <text:p>0,7751</text:p>
          </table:table-cell>
          <table:table-cell office:value-type="float" office:value="1.3718999999999999" table:style-name="ce26">
            <text:p>1,3719</text:p>
          </table:table-cell>
          <table:table-cell office:value-type="float" office:value="0.88" table:style-name="ce26">
            <text:p>0,88</text:p>
          </table:table-cell>
          <table:table-cell office:value-type="float" office:value="0.89790000000000003" table:style-name="ce26">
            <text:p>0,8979</text:p>
          </table:table-cell>
          <table:table-cell office:value-type="float" office:value="1.0203" table:style-name="ce26">
            <text:p>1,0203</text:p>
          </table:table-cell>
          <table:table-cell office:value-type="float" office:value="0.5675" table:style-name="ce26">
            <text:p>0,5675</text:p>
          </table:table-cell>
          <table:table-cell office:value-type="float" office:value="0.4" table:style-name="ce26">
            <text:p>0,4</text:p>
          </table:table-cell>
          <table:table-cell office:value-type="float" office:value="0.70479999999999998" table:style-name="ce26">
            <text:p>0,7048</text:p>
          </table:table-cell>
          <table:table-cell office:value-type="float" office:value="0.7238" table:style-name="ce26">
            <text:p>0,7238</text:p>
          </table:table-cell>
          <table:table-cell office:value-type="float" office:value="0.80520000000000003" table:style-name="ce26">
            <text:p>0,8052</text:p>
          </table:table-cell>
          <table:table-cell office:value-type="float" office:value="1.1126" table:style-name="ce26">
            <text:p>1,1126</text:p>
          </table:table-cell>
          <table:table-cell office:value-type="float" office:value="0.83" table:style-name="ce26">
            <text:p>0,83</text:p>
          </table:table-cell>
          <table:table-cell office:value-type="float" office:value="0.94059999999999999" table:style-name="ce26">
            <text:p>0,9406</text:p>
          </table:table-cell>
          <table:table-cell office:value-type="float" office:value="1.1332" table:style-name="ce26">
            <text:p>1,1332</text:p>
          </table:table-cell>
          <table:table-cell office:value-type="float" office:value="0.3" table:style-name="ce26">
            <text:p>0,3</text:p>
          </table:table-cell>
          <table:table-cell office:value-type="float" office:value="0.35809999999999997" table:style-name="ce26">
            <text:p>0,3581</text:p>
          </table:table-cell>
          <table:table-cell office:value-type="float" office:value="1.1937" table:style-name="ce26">
            <text:p>1,1937</text:p>
          </table:table-cell>
          <table:table-cell office:value-type="float" office:value="0.56499999999999995" table:style-name="ce26">
            <text:p>0,565</text:p>
          </table:table-cell>
          <table:table-cell office:value-type="float" office:value="0.38600000000000001" table:style-name="ce26">
            <text:p>0,386</text:p>
          </table:table-cell>
          <table:table-cell office:value-type="float" office:value="0.68320000000000003" table:style-name="ce26">
            <text:p>0,6832</text:p>
          </table:table-cell>
          <table:table-cell office:value-type="float" office:value="0.92" table:style-name="ce26">
            <text:p>0,92</text:p>
          </table:table-cell>
          <table:table-cell office:value-type="float" office:value="0.88680000000000003" table:style-name="ce26">
            <text:p>0,8868</text:p>
          </table:table-cell>
          <table:table-cell office:value-type="float" office:value="0.96389999999999998" table:style-name="ce26">
            <text:p>0,9639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0680000000000005" table:style-name="ce26">
            <text:p>0,9068</text:p>
          </table:table-cell>
          <table:table-cell office:value-type="float" office:value="1.4863999999999999" table:style-name="ce26">
            <text:p>1,4864</text:p>
          </table:table-cell>
          <table:table-cell office:value-type="float" office:value="11036" table:style-name="ce26">
            <text:p>11036</text:p>
          </table:table-cell>
          <table:table-cell office:value-type="float" office:value="2320" table:style-name="ce26">
            <text:p>2320</text:p>
          </table:table-cell>
          <table:table-cell office:value-type="float" office:value="0.2102" table:style-name="ce23">
            <text:p>0,2102</text:p>
          </table:table-cell>
          <table:table-cell office:value-type="float" office:value="3010" table:style-name="ce26">
            <text:p>3010</text:p>
          </table:table-cell>
          <table:table-cell office:value-type="float" office:value="1340" table:style-name="ce26">
            <text:p>1340</text:p>
          </table:table-cell>
          <table:table-cell office:value-type="float" office:value="0.44519999999999998" table:style-name="ce23">
            <text:p>0,4452</text:p>
          </table:table-cell>
          <table:table-cell office:value-type="float" office:value="14046" table:style-name="ce26">
            <text:p>14046</text:p>
          </table:table-cell>
          <table:table-cell office:value-type="float" office:value="3660" table:style-name="ce26">
            <text:p>3660</text:p>
          </table:table-cell>
          <table:table-cell office:value-type="float" office:value="0.2606" table:style-name="ce23">
            <text:p>0,2606</text:p>
          </table:table-cell>
          <table:table-cell office:value-type="float" office:value="100223" table:style-name="ce26">
            <text:p>100223</text:p>
          </table:table-cell>
          <table:table-cell office:value-type="float" office:value="99544" table:style-name="ce26">
            <text:p>99544</text:p>
          </table:table-cell>
          <table:table-cell office:value-type="float" office:value="0.99319999999999997" table:style-name="ce24">
            <text:p>0,9932</text:p>
          </table:table-cell>
          <table:table-cell office:value-type="float" office:value="114269" table:style-name="ce26">
            <text:p>114269</text:p>
          </table:table-cell>
          <table:table-cell office:value-type="float" office:value="103204" table:style-name="ce26">
            <text:p>103204</text:p>
          </table:table-cell>
          <table:table-cell office:value-type="float" office:value="0.9032" table:style-name="ce25">
            <text:p>0,9032</text:p>
          </table:table-cell>
          <table:table-cell office:value-type="float" office:value="6971" table:style-name="ce26">
            <text:p>6971</text:p>
          </table:table-cell>
          <table:table-cell office:value-type="float" office:value="1023" table:style-name="ce26">
            <text:p>1023</text:p>
          </table:table-cell>
          <table:table-cell office:value-type="float" office:value="0.14680000000000001" table:style-name="ce26">
            <text:p>0,1468</text:p>
          </table:table-cell>
          <table:table-cell office:value-type="float" office:value="20509" table:style-name="ce26">
            <text:p>20509</text:p>
          </table:table-cell>
          <table:table-cell office:value-type="float" office:value="12610" table:style-name="ce26">
            <text:p>12610</text:p>
          </table:table-cell>
          <table:table-cell office:value-type="float" office:value="0.6149" table:style-name="ce26">
            <text:p>0,6149</text:p>
          </table:table-cell>
          <table:table-cell office:value-type="float" office:value="1678" table:style-name="ce26">
            <text:p>1678</text:p>
          </table:table-cell>
          <table:table-cell office:value-type="float" office:value="2982" table:style-name="ce26">
            <text:p>2982</text:p>
          </table:table-cell>
          <table:table-cell office:value-type="float" office:value="1.7770999999999999" table:style-name="ce26">
            <text:p>1,7771</text:p>
          </table:table-cell>
          <table:table-cell table:number-columns-repeated="16190"/>
        </table:table-row>
        <table:table-row table:style-name="ro3">
          <table:table-cell office:value-type="float" office:value="23" table:style-name="ce26">
            <text:p>23</text:p>
          </table:table-cell>
          <table:table-cell office:value-type="string" table:style-name="ce27">
            <text:p>REGIONAL CÓRDOBA</text:p>
          </table:table-cell>
          <table:table-cell office:value-type="float" office:value="2691" table:style-name="ce26">
            <text:p>2691</text:p>
          </table:table-cell>
          <table:table-cell office:value-type="float" office:value="2579" table:style-name="ce26">
            <text:p>2579</text:p>
          </table:table-cell>
          <table:table-cell office:value-type="float" office:value="0.95840000000000003" table:style-name="ce18">
            <text:p>0,9584</text:p>
          </table:table-cell>
          <table:table-cell office:value-type="float" office:value="2095" table:style-name="ce26">
            <text:p>2095</text:p>
          </table:table-cell>
          <table:table-cell office:value-type="float" office:value="2134" table:style-name="ce26">
            <text:p>2134</text:p>
          </table:table-cell>
          <table:table-cell office:value-type="float" office:value="1.0185999999999999" table:style-name="ce19">
            <text:p>1,018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55" table:style-name="ce26">
            <text:p>55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786" table:style-name="ce26">
            <text:p>4786</text:p>
          </table:table-cell>
          <table:table-cell office:value-type="float" office:value="4768" table:style-name="ce26">
            <text:p>4768</text:p>
          </table:table-cell>
          <table:table-cell office:value-type="float" office:value="0.99619999999999997" table:style-name="ce18">
            <text:p>0,9962</text:p>
          </table:table-cell>
          <table:table-cell office:value-type="float" office:value="4786" table:style-name="ce26">
            <text:p>4786</text:p>
          </table:table-cell>
          <table:table-cell office:value-type="float" office:value="4768" table:style-name="ce26">
            <text:p>4768</text:p>
          </table:table-cell>
          <table:table-cell office:value-type="float" office:value="0.99619999999999997" table:style-name="ce18">
            <text:p>0,9962</text:p>
          </table:table-cell>
          <table:table-cell office:value-type="float" office:value="513" table:style-name="ce26">
            <text:p>513</text:p>
          </table:table-cell>
          <table:table-cell office:value-type="float" office:value="457" table:style-name="ce26">
            <text:p>457</text:p>
          </table:table-cell>
          <table:table-cell office:value-type="float" office:value="0.89080000000000004" table:style-name="ce22">
            <text:p>0,8908</text:p>
          </table:table-cell>
          <table:table-cell office:value-type="float" office:value="53" table:style-name="ce26">
            <text:p>53</text:p>
          </table:table-cell>
          <table:table-cell office:value-type="float" office:value="64" table:style-name="ce26">
            <text:p>64</text:p>
          </table:table-cell>
          <table:table-cell office:value-type="float" office:value="1.2075" table:style-name="ce19">
            <text:p>1,2075</text:p>
          </table:table-cell>
          <table:table-cell office:value-type="float" office:value="58" table:style-name="ce26">
            <text:p>58</text:p>
          </table:table-cell>
          <table:table-cell office:value-type="float" office:value="71" table:style-name="ce26">
            <text:p>71</text:p>
          </table:table-cell>
          <table:table-cell office:value-type="float" office:value="1.2241" table:style-name="ce19">
            <text:p>1,2241</text:p>
          </table:table-cell>
          <table:table-cell office:value-type="float" office:value="624" table:style-name="ce26">
            <text:p>624</text:p>
          </table:table-cell>
          <table:table-cell office:value-type="float" office:value="592" table:style-name="ce26">
            <text:p>592</text:p>
          </table:table-cell>
          <table:table-cell office:value-type="float" office:value="0.94869999999999999" table:style-name="ce18">
            <text:p>0,9487</text:p>
          </table:table-cell>
          <table:table-cell office:value-type="float" office:value="120" table:style-name="ce26">
            <text:p>120</text:p>
          </table:table-cell>
          <table:table-cell office:value-type="float" office:value="74" table:style-name="ce26">
            <text:p>74</text:p>
          </table:table-cell>
          <table:table-cell office:value-type="float" office:value="0.61670000000000003" table:style-name="ce20">
            <text:p>0,6167</text:p>
          </table:table-cell>
          <table:table-cell office:value-type="float" office:value="33" table:style-name="ce26">
            <text:p>33</text:p>
          </table:table-cell>
          <table:table-cell office:value-type="float" office:value="17" table:style-name="ce26">
            <text:p>17</text:p>
          </table:table-cell>
          <table:table-cell office:value-type="float" office:value="0.51519999999999999" table:style-name="ce20">
            <text:p>0,5152</text:p>
          </table:table-cell>
          <table:table-cell office:value-type="float" office:value="29" table:style-name="ce26">
            <text:p>29</text:p>
          </table:table-cell>
          <table:table-cell office:value-type="float" office:value="33" table:style-name="ce26">
            <text:p>33</text:p>
          </table:table-cell>
          <table:table-cell office:value-type="float" office:value="1.1378999999999999" table:style-name="ce19">
            <text:p>1,1379</text:p>
          </table:table-cell>
          <table:table-cell office:value-type="float" office:value="182" table:style-name="ce26">
            <text:p>182</text:p>
          </table:table-cell>
          <table:table-cell office:value-type="float" office:value="124" table:style-name="ce26">
            <text:p>124</text:p>
          </table:table-cell>
          <table:table-cell office:value-type="float" office:value="0.68130000000000002" table:style-name="ce20">
            <text:p>0,6813</text:p>
          </table:table-cell>
          <table:table-cell office:value-type="float" office:value="14430" table:style-name="ce26">
            <text:p>14430</text:p>
          </table:table-cell>
          <table:table-cell office:value-type="float" office:value="12742" table:style-name="ce26">
            <text:p>12742</text:p>
          </table:table-cell>
          <table:table-cell office:value-type="float" office:value="0.88300000000000001" table:style-name="ce22">
            <text:p>0,883</text:p>
          </table:table-cell>
          <table:table-cell office:value-type="float" office:value="1222" table:style-name="ce26">
            <text:p>1222</text:p>
          </table:table-cell>
          <table:table-cell office:value-type="float" office:value="1149" table:style-name="ce26">
            <text:p>1149</text:p>
          </table:table-cell>
          <table:table-cell office:value-type="float" office:value="0.94030000000000002" table:style-name="ce18">
            <text:p>0,9403</text:p>
          </table:table-cell>
          <table:table-cell office:value-type="float" office:value="1252" table:style-name="ce26">
            <text:p>1252</text:p>
          </table:table-cell>
          <table:table-cell office:value-type="float" office:value="1402" table:style-name="ce26">
            <text:p>1402</text:p>
          </table:table-cell>
          <table:table-cell office:value-type="float" office:value="1.1197999999999999" table:style-name="ce19">
            <text:p>1,119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6805" table:style-name="ce26">
            <text:p>16805</text:p>
          </table:table-cell>
          <table:table-cell office:value-type="float" office:value="17098" table:style-name="ce26">
            <text:p>17098</text:p>
          </table:table-cell>
          <table:table-cell office:value-type="float" office:value="1.0174000000000001" table:style-name="ce19">
            <text:p>1,0174</text:p>
          </table:table-cell>
          <table:table-cell office:value-type="float" office:value="33709" table:style-name="ce26">
            <text:p>33709</text:p>
          </table:table-cell>
          <table:table-cell office:value-type="float" office:value="32391" table:style-name="ce26">
            <text:p>32391</text:p>
          </table:table-cell>
          <table:table-cell office:value-type="float" office:value="0.96089999999999998" table:style-name="ce18">
            <text:p>0,9609</text:p>
          </table:table-cell>
          <table:table-cell office:value-type="float" office:value="30" table:style-name="ce26">
            <text:p>3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4545" table:style-name="ce26">
            <text:p>34545</text:p>
          </table:table-cell>
          <table:table-cell office:value-type="float" office:value="33107" table:style-name="ce26">
            <text:p>33107</text:p>
          </table:table-cell>
          <table:table-cell office:value-type="float" office:value="0.95840000000000003" table:style-name="ce18">
            <text:p>0,9584</text:p>
          </table:table-cell>
          <table:table-cell office:value-type="float" office:value="39331" table:style-name="ce26">
            <text:p>39331</text:p>
          </table:table-cell>
          <table:table-cell office:value-type="float" office:value="37875" table:style-name="ce26">
            <text:p>37875</text:p>
          </table:table-cell>
          <table:table-cell office:value-type="float" office:value="0.96299999999999997" table:style-name="ce18">
            <text:p>0,963</text:p>
          </table:table-cell>
          <table:table-cell office:value-type="float" office:value="33760" table:style-name="ce26">
            <text:p>33760</text:p>
          </table:table-cell>
          <table:table-cell office:value-type="float" office:value="24080" table:style-name="ce26">
            <text:p>24080</text:p>
          </table:table-cell>
          <table:table-cell office:value-type="float" office:value="0.71330000000000005" table:style-name="ce20">
            <text:p>0,7133</text:p>
          </table:table-cell>
          <table:table-cell office:value-type="float" office:value="53860" table:style-name="ce26">
            <text:p>53860</text:p>
          </table:table-cell>
          <table:table-cell office:value-type="float" office:value="39208" table:style-name="ce16">
            <text:p>39208</text:p>
          </table:table-cell>
          <table:table-cell office:value-type="float" office:value="0.72799999999999998" table:style-name="ce20">
            <text:p>0,728</text:p>
          </table:table-cell>
          <table:table-cell office:value-type="float" office:value="7680" table:style-name="ce26">
            <text:p>7680</text:p>
          </table:table-cell>
          <table:table-cell office:value-type="float" office:value="6080" table:style-name="ce26">
            <text:p>6080</text:p>
          </table:table-cell>
          <table:table-cell office:value-type="float" office:value="0.79169999999999996" table:style-name="ce22">
            <text:p>0,7917</text:p>
          </table:table-cell>
          <table:table-cell office:value-type="float" office:value="1800" table:style-name="ce26">
            <text:p>1800</text:p>
          </table:table-cell>
          <table:table-cell office:value-type="float" office:value="1597" table:style-name="ce26">
            <text:p>1597</text:p>
          </table:table-cell>
          <table:table-cell office:value-type="float" office:value="0.88719999999999999" table:style-name="ce18">
            <text:p>0,8872</text:p>
          </table:table-cell>
          <table:table-cell office:value-type="float" office:value="9480" table:style-name="ce26">
            <text:p>9480</text:p>
          </table:table-cell>
          <table:table-cell office:value-type="float" office:value="7677" table:style-name="ce26">
            <text:p>7677</text:p>
          </table:table-cell>
          <table:table-cell office:value-type="float" office:value="0.80979999999999996" table:style-name="ce18">
            <text:p>0,8098</text:p>
          </table:table-cell>
          <table:table-cell office:value-type="float" office:value="35015" table:style-name="ce16">
            <text:p>35015</text:p>
          </table:table-cell>
          <table:table-cell office:value-type="float" office:value="33427" table:style-name="ce16">
            <text:p>33427</text:p>
          </table:table-cell>
          <table:table-cell office:value-type="float" office:value="0.9546" table:style-name="ce18">
            <text:p>0,9546</text:p>
          </table:table-cell>
          <table:table-cell office:value-type="float" office:value="2400" table:style-name="ce26">
            <text:p>2400</text:p>
          </table:table-cell>
          <table:table-cell office:value-type="float" office:value="2202" table:style-name="ce26">
            <text:p>2202</text:p>
          </table:table-cell>
          <table:table-cell office:value-type="float" office:value="0.91749999999999998" table:style-name="ce18">
            <text:p>0,9175</text:p>
          </table:table-cell>
          <table:table-cell office:value-type="float" office:value="134515" table:style-name="ce16">
            <text:p>134515</text:p>
          </table:table-cell>
          <table:table-cell office:value-type="float" office:value="106594" table:style-name="ce16">
            <text:p>106594</text:p>
          </table:table-cell>
          <table:table-cell office:value-type="float" office:value="0.79239999999999999" table:style-name="ce22">
            <text:p>0,7924</text:p>
          </table:table-cell>
          <table:table-cell office:value-type="float" office:value="173846" table:style-name="ce16">
            <text:p>173846</text:p>
          </table:table-cell>
          <table:table-cell office:value-type="float" office:value="144469" table:style-name="ce16">
            <text:p>144469</text:p>
          </table:table-cell>
          <table:table-cell office:value-type="float" office:value="0.83099999999999996" table:style-name="ce22">
            <text:p>0,831</text:p>
          </table:table-cell>
          <table:table-cell office:value-type="float" office:value="36353" table:style-name="ce16">
            <text:p>36353</text:p>
          </table:table-cell>
          <table:table-cell office:value-type="float" office:value="34965" table:style-name="ce16">
            <text:p>34965</text:p>
          </table:table-cell>
          <table:table-cell office:value-type="float" office:value="0.96179999999999999" table:style-name="ce18">
            <text:p>0,9618</text:p>
          </table:table-cell>
          <table:table-cell office:value-type="float" office:value="2487" table:style-name="ce26">
            <text:p>2487</text:p>
          </table:table-cell>
          <table:table-cell office:value-type="float" office:value="2306" table:style-name="ce26">
            <text:p>2306</text:p>
          </table:table-cell>
          <table:table-cell office:value-type="float" office:value="0.92720000000000002" table:style-name="ce18">
            <text:p>0,9272</text:p>
          </table:table-cell>
          <table:table-cell office:value-type="float" office:value="44757" table:style-name="ce26">
            <text:p>44757</text:p>
          </table:table-cell>
          <table:table-cell office:value-type="float" office:value="33443" table:style-name="ce26">
            <text:p>33443</text:p>
          </table:table-cell>
          <table:table-cell office:value-type="float" office:value="0.74719999999999998" table:style-name="ce20">
            <text:p>0,7472</text:p>
          </table:table-cell>
          <table:table-cell office:value-type="float" office:value="0.94" table:style-name="ce26">
            <text:p>0,94</text:p>
          </table:table-cell>
          <table:table-cell office:value-type="float" office:value="0.9234" table:style-name="ce26">
            <text:p>0,9234</text:p>
          </table:table-cell>
          <table:table-cell office:value-type="float" office:value="0.98229999999999995" table:style-name="ce26">
            <text:p>0,9823</text:p>
          </table:table-cell>
          <table:table-cell office:value-type="float" office:value="0.84" table:style-name="ce26">
            <text:p>0,84</text:p>
          </table:table-cell>
          <table:table-cell office:value-type="float" office:value="0.98089999999999999" table:style-name="ce26">
            <text:p>0,9809</text:p>
          </table:table-cell>
          <table:table-cell office:value-type="float" office:value="1.1677" table:style-name="ce26">
            <text:p>1,1677</text:p>
          </table:table-cell>
          <table:table-cell office:value-type="float" office:value="0.89" table:style-name="ce26">
            <text:p>0,89</text:p>
          </table:table-cell>
          <table:table-cell office:value-type="float" office:value="0.9254" table:style-name="ce26">
            <text:p>0,9254</text:p>
          </table:table-cell>
          <table:table-cell office:value-type="float" office:value="1.0398000000000001" table:style-name="ce26">
            <text:p>1,0398</text:p>
          </table:table-cell>
          <table:table-cell office:value-type="float" office:value="0.95" table:style-name="ce26">
            <text:p>0,95</text:p>
          </table:table-cell>
          <table:table-cell office:value-type="float" office:value="0.95289999999999997" table:style-name="ce26">
            <text:p>0,9529</text:p>
          </table:table-cell>
          <table:table-cell office:value-type="float" office:value="1.0031000000000001" table:style-name="ce26">
            <text:p>1,0031</text:p>
          </table:table-cell>
          <table:table-cell office:value-type="float" office:value="0.96" table:style-name="ce26">
            <text:p>0,96</text:p>
          </table:table-cell>
          <table:table-cell office:value-type="float" office:value="0.80510000000000004" table:style-name="ce26">
            <text:p>0,8051</text:p>
          </table:table-cell>
          <table:table-cell office:value-type="float" office:value="0.83860000000000001" table:style-name="ce26">
            <text:p>0,8386</text:p>
          </table:table-cell>
          <table:table-cell office:value-type="float" office:value="0.95499999999999996" table:style-name="ce26">
            <text:p>0,955</text:p>
          </table:table-cell>
          <table:table-cell office:value-type="float" office:value="0.88670000000000004" table:style-name="ce26">
            <text:p>0,8867</text:p>
          </table:table-cell>
          <table:table-cell office:value-type="float" office:value="0.92849999999999999" table:style-name="ce26">
            <text:p>0,9285</text:p>
          </table:table-cell>
          <table:table-cell office:value-type="float" office:value="0.94499999999999995" table:style-name="ce26">
            <text:p>0,945</text:p>
          </table:table-cell>
          <table:table-cell office:value-type="float" office:value="0.92559999999999998" table:style-name="ce26">
            <text:p>0,9256</text:p>
          </table:table-cell>
          <table:table-cell office:value-type="float" office:value="0.97950000000000004" table:style-name="ce26">
            <text:p>0,9795</text:p>
          </table:table-cell>
          <table:table-cell office:value-type="float" office:value="0.9" table:style-name="ce26">
            <text:p>0,9</text:p>
          </table:table-cell>
          <table:table-cell office:value-type="float" office:value="0.86660000000000004" table:style-name="ce26">
            <text:p>0,8666</text:p>
          </table:table-cell>
          <table:table-cell office:value-type="float" office:value="0.96289999999999998" table:style-name="ce26">
            <text:p>0,9629</text:p>
          </table:table-cell>
          <table:table-cell office:value-type="float" office:value="0.92249999999999999" table:style-name="ce26">
            <text:p>0,9225</text:p>
          </table:table-cell>
          <table:table-cell office:value-type="float" office:value="0.92049999999999998" table:style-name="ce26">
            <text:p>0,9205</text:p>
          </table:table-cell>
          <table:table-cell office:value-type="float" office:value="0.99780000000000002" table:style-name="ce26">
            <text:p>0,9978</text:p>
          </table:table-cell>
          <table:table-cell office:value-type="float" office:value="0.91" table:style-name="ce26">
            <text:p>0,91</text:p>
          </table:table-cell>
          <table:table-cell office:value-type="float" office:value="0.9052" table:style-name="ce26">
            <text:p>0,9052</text:p>
          </table:table-cell>
          <table:table-cell office:value-type="float" office:value="0.99470000000000003" table:style-name="ce26">
            <text:p>0,9947</text:p>
          </table:table-cell>
          <table:table-cell office:value-type="float" office:value="0.27" table:style-name="ce26">
            <text:p>0,27</text:p>
          </table:table-cell>
          <table:table-cell office:value-type="float" office:value="0.3347" table:style-name="ce26">
            <text:p>0,3347</text:p>
          </table:table-cell>
          <table:table-cell office:value-type="float" office:value="1.2398" table:style-name="ce26">
            <text:p>1,2398</text:p>
          </table:table-cell>
          <table:table-cell office:value-type="float" office:value="0.59" table:style-name="ce26">
            <text:p>0,59</text:p>
          </table:table-cell>
          <table:table-cell office:value-type="float" office:value="0.74370000000000003" table:style-name="ce26">
            <text:p>0,7437</text:p>
          </table:table-cell>
          <table:table-cell office:value-type="float" office:value="1.2605" table:style-name="ce26">
            <text:p>1,2605</text:p>
          </table:table-cell>
          <table:table-cell office:value-type="float" office:value="0.92749999999999999" table:style-name="ce26">
            <text:p>0,9275</text:p>
          </table:table-cell>
          <table:table-cell office:value-type="float" office:value="0.91159999999999997" table:style-name="ce26">
            <text:p>0,9116</text:p>
          </table:table-cell>
          <table:table-cell office:value-type="float" office:value="0.9829" table:style-name="ce26">
            <text:p>0,9829</text:p>
          </table:table-cell>
          <table:table-cell office:value-type="float" office:value="0.58499999999999996" table:style-name="ce26">
            <text:p>0,585</text:p>
          </table:table-cell>
          <table:table-cell office:value-type="float" office:value="0.3876" table:style-name="ce26">
            <text:p>0,3876</text:p>
          </table:table-cell>
          <table:table-cell office:value-type="float" office:value="0.66249999999999998" table:style-name="ce26">
            <text:p>0,6625</text:p>
          </table:table-cell>
          <table:table-cell office:value-type="float" office:value="0.75629999999999997" table:style-name="ce26">
            <text:p>0,7563</text:p>
          </table:table-cell>
          <table:table-cell office:value-type="float" office:value="0.79039999999999999" table:style-name="ce26">
            <text:p>0,7904</text:p>
          </table:table-cell>
          <table:table-cell office:value-type="float" office:value="1.0451999999999999" table:style-name="ce26">
            <text:p>1,0452</text:p>
          </table:table-cell>
          <table:table-cell office:value-type="float" office:value="0.88" table:style-name="ce26">
            <text:p>0,88</text:p>
          </table:table-cell>
          <table:table-cell office:value-type="float" office:value="0.93859999999999999" table:style-name="ce26">
            <text:p>0,9386</text:p>
          </table:table-cell>
          <table:table-cell office:value-type="float" office:value="1.0666" table:style-name="ce26">
            <text:p>1,0666</text:p>
          </table:table-cell>
          <table:table-cell office:value-type="float" office:value="0.37" table:style-name="ce26">
            <text:p>0,37</text:p>
          </table:table-cell>
          <table:table-cell office:value-type="float" office:value="0.439" table:style-name="ce26">
            <text:p>0,439</text:p>
          </table:table-cell>
          <table:table-cell office:value-type="float" office:value="1.1863999999999999" table:style-name="ce26">
            <text:p>1,1864</text:p>
          </table:table-cell>
          <table:table-cell office:value-type="float" office:value="0.625" table:style-name="ce26">
            <text:p>0,625</text:p>
          </table:table-cell>
          <table:table-cell office:value-type="float" office:value="0.54290000000000005" table:style-name="ce26">
            <text:p>0,5429</text:p>
          </table:table-cell>
          <table:table-cell office:value-type="float" office:value="0.86870000000000003" table:style-name="ce26">
            <text:p>0,8687</text:p>
          </table:table-cell>
          <table:table-cell office:value-type="float" office:value="0.9" table:style-name="ce26">
            <text:p>0,9</text:p>
          </table:table-cell>
          <table:table-cell office:value-type="float" office:value="0.91039999999999999" table:style-name="ce26">
            <text:p>0,9104</text:p>
          </table:table-cell>
          <table:table-cell office:value-type="float" office:value="1.0116000000000001" table:style-name="ce26">
            <text:p>1,0116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9810000000000001" table:style-name="ce26">
            <text:p>0,8981</text:p>
          </table:table-cell>
          <table:table-cell office:value-type="float" office:value="1.4721" table:style-name="ce26">
            <text:p>1,4721</text:p>
          </table:table-cell>
          <table:table-cell office:value-type="float" office:value="14688" table:style-name="ce26">
            <text:p>14688</text:p>
          </table:table-cell>
          <table:table-cell office:value-type="float" office:value="2669" table:style-name="ce26">
            <text:p>2669</text:p>
          </table:table-cell>
          <table:table-cell office:value-type="float" office:value="0.1817" table:style-name="ce23">
            <text:p>0,1817</text:p>
          </table:table-cell>
          <table:table-cell office:value-type="float" office:value="1156" table:style-name="ce26">
            <text:p>1156</text:p>
          </table:table-cell>
          <table:table-cell office:value-type="float" office:value="457" table:style-name="ce26">
            <text:p>457</text:p>
          </table:table-cell>
          <table:table-cell office:value-type="float" office:value="0.39529999999999998" table:style-name="ce23">
            <text:p>0,3953</text:p>
          </table:table-cell>
          <table:table-cell office:value-type="float" office:value="15844" table:style-name="ce26">
            <text:p>15844</text:p>
          </table:table-cell>
          <table:table-cell office:value-type="float" office:value="3126" table:style-name="ce26">
            <text:p>3126</text:p>
          </table:table-cell>
          <table:table-cell office:value-type="float" office:value="0.1973" table:style-name="ce23">
            <text:p>0,1973</text:p>
          </table:table-cell>
          <table:table-cell office:value-type="float" office:value="62427" table:style-name="ce26">
            <text:p>62427</text:p>
          </table:table-cell>
          <table:table-cell office:value-type="float" office:value="71251" table:style-name="ce26">
            <text:p>71251</text:p>
          </table:table-cell>
          <table:table-cell office:value-type="float" office:value="1.1413" table:style-name="ce30">
            <text:p>1,1413</text:p>
          </table:table-cell>
          <table:table-cell office:value-type="float" office:value="78271" table:style-name="ce26">
            <text:p>78271</text:p>
          </table:table-cell>
          <table:table-cell office:value-type="float" office:value="74377" table:style-name="ce26">
            <text:p>74377</text:p>
          </table:table-cell>
          <table:table-cell office:value-type="float" office:value="0.95020000000000004" table:style-name="ce25">
            <text:p>0,9502</text:p>
          </table:table-cell>
          <table:table-cell office:value-type="float" office:value="6343" table:style-name="ce26">
            <text:p>6343</text:p>
          </table:table-cell>
          <table:table-cell office:value-type="float" office:value="61" table:style-name="ce26">
            <text:p>61</text:p>
          </table:table-cell>
          <table:table-cell office:value-type="float" office:value="9.5999999999999992E-3" table:style-name="ce26">
            <text:p>0,0096</text:p>
          </table:table-cell>
          <table:table-cell office:value-type="float" office:value="28192" table:style-name="ce26">
            <text:p>28192</text:p>
          </table:table-cell>
          <table:table-cell office:value-type="float" office:value="23346" table:style-name="ce26">
            <text:p>23346</text:p>
          </table:table-cell>
          <table:table-cell office:value-type="float" office:value="0.82809999999999995" table:style-name="ce26">
            <text:p>0,8281</text:p>
          </table:table-cell>
          <table:table-cell office:value-type="float" office:value="1464" table:style-name="ce26">
            <text:p>1464</text:p>
          </table:table-cell>
          <table:table-cell office:value-type="float" office:value="1529" table:style-name="ce26">
            <text:p>1529</text:p>
          </table:table-cell>
          <table:table-cell office:value-type="float" office:value="1.0444" table:style-name="ce26">
            <text:p>1,0444</text:p>
          </table:table-cell>
          <table:table-cell table:number-columns-repeated="16190"/>
        </table:table-row>
        <table:table-row table:style-name="ro3">
          <table:table-cell office:value-type="float" office:value="25" table:style-name="ce26">
            <text:p>25</text:p>
          </table:table-cell>
          <table:table-cell office:value-type="string" table:style-name="ce27">
            <text:p>REGIONAL CUNDINAMARCA</text:p>
          </table:table-cell>
          <table:table-cell office:value-type="float" office:value="14895" table:style-name="ce26">
            <text:p>14895</text:p>
          </table:table-cell>
          <table:table-cell office:value-type="float" office:value="14613" table:style-name="ce26">
            <text:p>14613</text:p>
          </table:table-cell>
          <table:table-cell office:value-type="float" office:value="0.98109999999999997" table:style-name="ce18">
            <text:p>0,9811</text:p>
          </table:table-cell>
          <table:table-cell office:value-type="float" office:value="14073" table:style-name="ce26">
            <text:p>14073</text:p>
          </table:table-cell>
          <table:table-cell office:value-type="float" office:value="14531" table:style-name="ce26">
            <text:p>14531</text:p>
          </table:table-cell>
          <table:table-cell office:value-type="float" office:value="1.0325" table:style-name="ce19">
            <text:p>1,0325</text:p>
          </table:table-cell>
          <table:table-cell office:value-type="float" office:value="45" table:style-name="ce26">
            <text:p>45</text:p>
          </table:table-cell>
          <table:table-cell office:value-type="float" office:value="54" table:style-name="ce26">
            <text:p>54</text:p>
          </table:table-cell>
          <table:table-cell office:value-type="float" office:value="1.2" table:style-name="ce19">
            <text:p>1,2</text:p>
          </table:table-cell>
          <table:table-cell office:value-type="float" office:value="240" table:style-name="ce26">
            <text:p>240</text:p>
          </table:table-cell>
          <table:table-cell office:value-type="float" office:value="289" table:style-name="ce26">
            <text:p>289</text:p>
          </table:table-cell>
          <table:table-cell office:value-type="float" office:value="1.2041999999999999" table:style-name="ce19">
            <text:p>1,2042</text:p>
          </table:table-cell>
          <table:table-cell office:value-type="float" office:value="163" table:style-name="ce26">
            <text:p>163</text:p>
          </table:table-cell>
          <table:table-cell office:value-type="float" office:value="105" table:style-name="ce26">
            <text:p>105</text:p>
          </table:table-cell>
          <table:table-cell office:value-type="float" office:value="0.64419999999999999" table:style-name="ce20">
            <text:p>0,6442</text:p>
          </table:table-cell>
          <table:table-cell office:value-type="float" office:value="29416" table:style-name="ce26">
            <text:p>29416</text:p>
          </table:table-cell>
          <table:table-cell office:value-type="float" office:value="29592" table:style-name="ce26">
            <text:p>29592</text:p>
          </table:table-cell>
          <table:table-cell office:value-type="float" office:value="1.006" table:style-name="ce19">
            <text:p>1,006</text:p>
          </table:table-cell>
          <table:table-cell office:value-type="float" office:value="29416" table:style-name="ce26">
            <text:p>29416</text:p>
          </table:table-cell>
          <table:table-cell office:value-type="float" office:value="29592" table:style-name="ce26">
            <text:p>29592</text:p>
          </table:table-cell>
          <table:table-cell office:value-type="float" office:value="1.006" table:style-name="ce19">
            <text:p>1,006</text:p>
          </table:table-cell>
          <table:table-cell office:value-type="float" office:value="858" table:style-name="ce26">
            <text:p>858</text:p>
          </table:table-cell>
          <table:table-cell office:value-type="float" office:value="725" table:style-name="ce26">
            <text:p>725</text:p>
          </table:table-cell>
          <table:table-cell office:value-type="float" office:value="0.84499999999999997" table:style-name="ce22">
            <text:p>0,845</text:p>
          </table:table-cell>
          <table:table-cell office:value-type="float" office:value="227" table:style-name="ce26">
            <text:p>227</text:p>
          </table:table-cell>
          <table:table-cell office:value-type="float" office:value="237" table:style-name="ce26">
            <text:p>237</text:p>
          </table:table-cell>
          <table:table-cell office:value-type="float" office:value="1.0441" table:style-name="ce19">
            <text:p>1,0441</text:p>
          </table:table-cell>
          <table:table-cell office:value-type="float" office:value="144" table:style-name="ce26">
            <text:p>144</text:p>
          </table:table-cell>
          <table:table-cell office:value-type="float" office:value="206" table:style-name="ce26">
            <text:p>206</text:p>
          </table:table-cell>
          <table:table-cell office:value-type="float" office:value="1.4306000000000001" table:style-name="ce19">
            <text:p>1,4306</text:p>
          </table:table-cell>
          <table:table-cell office:value-type="float" office:value="1229" table:style-name="ce26">
            <text:p>1229</text:p>
          </table:table-cell>
          <table:table-cell office:value-type="float" office:value="1168" table:style-name="ce26">
            <text:p>1168</text:p>
          </table:table-cell>
          <table:table-cell office:value-type="float" office:value="0.95040000000000002" table:style-name="ce18">
            <text:p>0,9504</text:p>
          </table:table-cell>
          <table:table-cell office:value-type="float" office:value="428" table:style-name="ce26">
            <text:p>428</text:p>
          </table:table-cell>
          <table:table-cell office:value-type="float" office:value="188" table:style-name="ce26">
            <text:p>188</text:p>
          </table:table-cell>
          <table:table-cell office:value-type="float" office:value="0.43930000000000002" table:style-name="ce20">
            <text:p>0,4393</text:p>
          </table:table-cell>
          <table:table-cell office:value-type="float" office:value="70" table:style-name="ce26">
            <text:p>70</text:p>
          </table:table-cell>
          <table:table-cell office:value-type="float" office:value="10" table:style-name="ce26">
            <text:p>10</text:p>
          </table:table-cell>
          <table:table-cell office:value-type="float" office:value="0.1429" table:style-name="ce20">
            <text:p>0,1429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1" table:style-name="ce19">
            <text:p>1</text:p>
          </table:table-cell>
          <table:table-cell office:value-type="float" office:value="523" table:style-name="ce26">
            <text:p>523</text:p>
          </table:table-cell>
          <table:table-cell office:value-type="float" office:value="223" table:style-name="ce26">
            <text:p>223</text:p>
          </table:table-cell>
          <table:table-cell office:value-type="float" office:value="0.4264" table:style-name="ce20">
            <text:p>0,4264</text:p>
          </table:table-cell>
          <table:table-cell office:value-type="float" office:value="18123" table:style-name="ce26">
            <text:p>18123</text:p>
          </table:table-cell>
          <table:table-cell office:value-type="float" office:value="16168" table:style-name="ce26">
            <text:p>16168</text:p>
          </table:table-cell>
          <table:table-cell office:value-type="float" office:value="0.8921" table:style-name="ce22">
            <text:p>0,8921</text:p>
          </table:table-cell>
          <table:table-cell office:value-type="float" office:value="4027" table:style-name="ce26">
            <text:p>4027</text:p>
          </table:table-cell>
          <table:table-cell office:value-type="float" office:value="3955" table:style-name="ce26">
            <text:p>3955</text:p>
          </table:table-cell>
          <table:table-cell office:value-type="float" office:value="0.98209999999999997" table:style-name="ce18">
            <text:p>0,9821</text:p>
          </table:table-cell>
          <table:table-cell office:value-type="float" office:value="2331" table:style-name="ce26">
            <text:p>2331</text:p>
          </table:table-cell>
          <table:table-cell office:value-type="float" office:value="2200" table:style-name="ce26">
            <text:p>2200</text:p>
          </table:table-cell>
          <table:table-cell office:value-type="float" office:value="0.94379999999999997" table:style-name="ce18">
            <text:p>0,9438</text:p>
          </table:table-cell>
          <table:table-cell office:value-type="float" office:value="760" table:style-name="ce26">
            <text:p>760</text:p>
          </table:table-cell>
          <table:table-cell office:value-type="float" office:value="1095" table:style-name="ce26">
            <text:p>1095</text:p>
          </table:table-cell>
          <table:table-cell office:value-type="float" office:value="1.4408000000000001" table:style-name="ce19">
            <text:p>1,4408</text:p>
          </table:table-cell>
          <table:table-cell office:value-type="float" office:value="41530" table:style-name="ce26">
            <text:p>41530</text:p>
          </table:table-cell>
          <table:table-cell office:value-type="float" office:value="42578" table:style-name="ce26">
            <text:p>42578</text:p>
          </table:table-cell>
          <table:table-cell office:value-type="float" office:value="1.0251999999999999" table:style-name="ce19">
            <text:p>1,0252</text:p>
          </table:table-cell>
          <table:table-cell office:value-type="float" office:value="66771" table:style-name="ce26">
            <text:p>66771</text:p>
          </table:table-cell>
          <table:table-cell office:value-type="float" office:value="65996" table:style-name="ce26">
            <text:p>65996</text:p>
          </table:table-cell>
          <table:table-cell office:value-type="float" office:value="0.98839999999999995" table:style-name="ce18">
            <text:p>0,988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8523" table:style-name="ce26">
            <text:p>68523</text:p>
          </table:table-cell>
          <table:table-cell office:value-type="float" office:value="67387" table:style-name="ce26">
            <text:p>67387</text:p>
          </table:table-cell>
          <table:table-cell office:value-type="float" office:value="0.98340000000000005" table:style-name="ce18">
            <text:p>0,9834</text:p>
          </table:table-cell>
          <table:table-cell office:value-type="float" office:value="97939" table:style-name="ce26">
            <text:p>97939</text:p>
          </table:table-cell>
          <table:table-cell office:value-type="float" office:value="96979" table:style-name="ce26">
            <text:p>96979</text:p>
          </table:table-cell>
          <table:table-cell office:value-type="float" office:value="0.99019999999999997" table:style-name="ce18">
            <text:p>0,9902</text:p>
          </table:table-cell>
          <table:table-cell office:value-type="float" office:value="134880" table:style-name="ce26">
            <text:p>134880</text:p>
          </table:table-cell>
          <table:table-cell office:value-type="float" office:value="104030" table:style-name="ce26">
            <text:p>104030</text:p>
          </table:table-cell>
          <table:table-cell office:value-type="float" office:value="0.77129999999999999" table:style-name="ce22">
            <text:p>0,7713</text:p>
          </table:table-cell>
          <table:table-cell office:value-type="float" office:value="193830" table:style-name="ce26">
            <text:p>193830</text:p>
          </table:table-cell>
          <table:table-cell office:value-type="float" office:value="162879" table:style-name="ce16">
            <text:p>162879</text:p>
          </table:table-cell>
          <table:table-cell office:value-type="float" office:value="0.84030000000000005" table:style-name="ce18">
            <text:p>0,8403</text:p>
          </table:table-cell>
          <table:table-cell office:value-type="float" office:value="40960" table:style-name="ce26">
            <text:p>40960</text:p>
          </table:table-cell>
          <table:table-cell office:value-type="float" office:value="34400" table:style-name="ce26">
            <text:p>34400</text:p>
          </table:table-cell>
          <table:table-cell office:value-type="float" office:value="0.83979999999999999" table:style-name="ce18">
            <text:p>0,8398</text:p>
          </table:table-cell>
          <table:table-cell office:value-type="float" office:value="9092" table:style-name="ce26">
            <text:p>9092</text:p>
          </table:table-cell>
          <table:table-cell office:value-type="float" office:value="7431" table:style-name="ce26">
            <text:p>7431</text:p>
          </table:table-cell>
          <table:table-cell office:value-type="float" office:value="0.81730000000000003" table:style-name="ce18">
            <text:p>0,8173</text:p>
          </table:table-cell>
          <table:table-cell office:value-type="float" office:value="50052" table:style-name="ce26">
            <text:p>50052</text:p>
          </table:table-cell>
          <table:table-cell office:value-type="float" office:value="41831" table:style-name="ce26">
            <text:p>41831</text:p>
          </table:table-cell>
          <table:table-cell office:value-type="float" office:value="0.83579999999999999" table:style-name="ce18">
            <text:p>0,8358</text:p>
          </table:table-cell>
          <table:table-cell office:value-type="float" office:value="57546" table:style-name="ce16">
            <text:p>57546</text:p>
          </table:table-cell>
          <table:table-cell office:value-type="float" office:value="53434" table:style-name="ce16">
            <text:p>53434</text:p>
          </table:table-cell>
          <table:table-cell office:value-type="float" office:value="0.92849999999999999" table:style-name="ce18">
            <text:p>0,9285</text:p>
          </table:table-cell>
          <table:table-cell office:value-type="float" office:value="6400" table:style-name="ce26">
            <text:p>6400</text:p>
          </table:table-cell>
          <table:table-cell office:value-type="float" office:value="12749" table:style-name="ce26">
            <text:p>12749</text:p>
          </table:table-cell>
          <table:table-cell office:value-type="float" office:value="1.992" table:style-name="ce19">
            <text:p>1,992</text:p>
          </table:table-cell>
          <table:table-cell office:value-type="float" office:value="442708" table:style-name="ce16">
            <text:p>442708</text:p>
          </table:table-cell>
          <table:table-cell office:value-type="float" office:value="374923" table:style-name="ce16">
            <text:p>374923</text:p>
          </table:table-cell>
          <table:table-cell office:value-type="float" office:value="0.84689999999999999" table:style-name="ce18">
            <text:p>0,8469</text:p>
          </table:table-cell>
          <table:table-cell office:value-type="float" office:value="540647" table:style-name="ce16">
            <text:p>540647</text:p>
          </table:table-cell>
          <table:table-cell office:value-type="float" office:value="471902" table:style-name="ce16">
            <text:p>471902</text:p>
          </table:table-cell>
          <table:table-cell office:value-type="float" office:value="0.87280000000000002" table:style-name="ce18">
            <text:p>0,8728</text:p>
          </table:table-cell>
          <table:table-cell office:value-type="float" office:value="60414" table:style-name="ce16">
            <text:p>60414</text:p>
          </table:table-cell>
          <table:table-cell office:value-type="float" office:value="56170" table:style-name="ce16">
            <text:p>56170</text:p>
          </table:table-cell>
          <table:table-cell office:value-type="float" office:value="0.92979999999999996" table:style-name="ce18">
            <text:p>0,9298</text:p>
          </table:table-cell>
          <table:table-cell office:value-type="float" office:value="7492" table:style-name="ce26">
            <text:p>7492</text:p>
          </table:table-cell>
          <table:table-cell office:value-type="float" office:value="14180" table:style-name="ce26">
            <text:p>14180</text:p>
          </table:table-cell>
          <table:table-cell office:value-type="float" office:value="1.8927" table:style-name="ce19">
            <text:p>1,8927</text:p>
          </table:table-cell>
          <table:table-cell office:value-type="float" office:value="193940" table:style-name="ce26">
            <text:p>193940</text:p>
          </table:table-cell>
          <table:table-cell office:value-type="float" office:value="156916" table:style-name="ce26">
            <text:p>156916</text:p>
          </table:table-cell>
          <table:table-cell office:value-type="float" office:value="0.80910000000000004" table:style-name="ce22">
            <text:p>0,8091</text:p>
          </table:table-cell>
          <table:table-cell office:value-type="float" office:value="0.87" table:style-name="ce26">
            <text:p>0,87</text:p>
          </table:table-cell>
          <table:table-cell office:value-type="float" office:value="0.90549999999999997" table:style-name="ce26">
            <text:p>0,9055</text:p>
          </table:table-cell>
          <table:table-cell office:value-type="float" office:value="1.0408999999999999" table:style-name="ce26">
            <text:p>1,0409</text:p>
          </table:table-cell>
          <table:table-cell office:value-type="float" office:value="0.69" table:style-name="ce26">
            <text:p>0,69</text:p>
          </table:table-cell>
          <table:table-cell office:value-type="float" office:value="0.74850000000000005" table:style-name="ce26">
            <text:p>0,7485</text:p>
          </table:table-cell>
          <table:table-cell office:value-type="float" office:value="1.0848" table:style-name="ce26">
            <text:p>1,0848</text:p>
          </table:table-cell>
          <table:table-cell office:value-type="float" office:value="0.78" table:style-name="ce26">
            <text:p>0,78</text:p>
          </table:table-cell>
          <table:table-cell office:value-type="float" office:value="0.89629999999999999" table:style-name="ce26">
            <text:p>0,8963</text:p>
          </table:table-cell>
          <table:table-cell office:value-type="float" office:value="1.1491" table:style-name="ce26">
            <text:p>1,1491</text:p>
          </table:table-cell>
          <table:table-cell office:value-type="float" office:value="0.88" table:style-name="ce26">
            <text:p>0,88</text:p>
          </table:table-cell>
          <table:table-cell office:value-type="float" office:value="0.90749999999999997" table:style-name="ce26">
            <text:p>0,9075</text:p>
          </table:table-cell>
          <table:table-cell office:value-type="float" office:value="1.0311999999999999" table:style-name="ce26">
            <text:p>1,0312</text:p>
          </table:table-cell>
          <table:table-cell office:value-type="float" office:value="0.78" table:style-name="ce26">
            <text:p>0,78</text:p>
          </table:table-cell>
          <table:table-cell office:value-type="float" office:value="0.69750000000000001" table:style-name="ce26">
            <text:p>0,6975</text:p>
          </table:table-cell>
          <table:table-cell office:value-type="float" office:value="0.89429999999999998" table:style-name="ce26">
            <text:p>0,8943</text:p>
          </table:table-cell>
          <table:table-cell office:value-type="float" office:value="0.83" table:style-name="ce26">
            <text:p>0,83</text:p>
          </table:table-cell>
          <table:table-cell office:value-type="float" office:value="0.80410000000000004" table:style-name="ce26">
            <text:p>0,8041</text:p>
          </table:table-cell>
          <table:table-cell office:value-type="float" office:value="0.96879999999999999" table:style-name="ce26">
            <text:p>0,9688</text:p>
          </table:table-cell>
          <table:table-cell office:value-type="float" office:value="0.875" table:style-name="ce26">
            <text:p>0,875</text:p>
          </table:table-cell>
          <table:table-cell office:value-type="float" office:value="0.90590000000000004" table:style-name="ce26">
            <text:p>0,9059</text:p>
          </table:table-cell>
          <table:table-cell office:value-type="float" office:value="1.0353000000000001" table:style-name="ce26">
            <text:p>1,0353</text:p>
          </table:table-cell>
          <table:table-cell office:value-type="float" office:value="0.73499999999999999" table:style-name="ce26">
            <text:p>0,735</text:p>
          </table:table-cell>
          <table:table-cell office:value-type="float" office:value="0.70850000000000002" table:style-name="ce26">
            <text:p>0,7085</text:p>
          </table:table-cell>
          <table:table-cell office:value-type="float" office:value="0.96389999999999998" table:style-name="ce26">
            <text:p>0,9639</text:p>
          </table:table-cell>
          <table:table-cell office:value-type="float" office:value="0.80500000000000005" table:style-name="ce26">
            <text:p>0,805</text:p>
          </table:table-cell>
          <table:table-cell office:value-type="float" office:value="0.86829999999999996" table:style-name="ce26">
            <text:p>0,8683</text:p>
          </table:table-cell>
          <table:table-cell office:value-type="float" office:value="1.0786" table:style-name="ce26">
            <text:p>1,0786</text:p>
          </table:table-cell>
          <table:table-cell office:value-type="float" office:value="0.84" table:style-name="ce26">
            <text:p>0,84</text:p>
          </table:table-cell>
          <table:table-cell office:value-type="float" office:value="0.86550000000000005" table:style-name="ce26">
            <text:p>0,8655</text:p>
          </table:table-cell>
          <table:table-cell office:value-type="float" office:value="1.0304" table:style-name="ce26">
            <text:p>1,0304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6320000000000002" table:style-name="ce26">
            <text:p>0,3632</text:p>
          </table:table-cell>
          <table:table-cell office:value-type="float" office:value="1.2970999999999999" table:style-name="ce26">
            <text:p>1,2971</text:p>
          </table:table-cell>
          <table:table-cell office:value-type="float" office:value="0.56000000000000005" table:style-name="ce26">
            <text:p>0,56</text:p>
          </table:table-cell>
          <table:table-cell office:value-type="float" office:value="0.68030000000000002" table:style-name="ce26">
            <text:p>0,6803</text:p>
          </table:table-cell>
          <table:table-cell office:value-type="float" office:value="1.2149000000000001" table:style-name="ce26">
            <text:p>1,2149</text:p>
          </table:table-cell>
          <table:table-cell office:value-type="float" office:value="0.85750000000000004" table:style-name="ce26">
            <text:p>0,8575</text:p>
          </table:table-cell>
          <table:table-cell office:value-type="float" office:value="0.87560000000000004" table:style-name="ce26">
            <text:p>0,8756</text:p>
          </table:table-cell>
          <table:table-cell office:value-type="float" office:value="1.0210999999999999" table:style-name="ce26">
            <text:p>1,0211</text:p>
          </table:table-cell>
          <table:table-cell office:value-type="float" office:value="0.50749999999999995" table:style-name="ce26">
            <text:p>0,5075</text:p>
          </table:table-cell>
          <table:table-cell office:value-type="float" office:value="0.4042" table:style-name="ce26">
            <text:p>0,4042</text:p>
          </table:table-cell>
          <table:table-cell office:value-type="float" office:value="0.7964" table:style-name="ce26">
            <text:p>0,7964</text:p>
          </table:table-cell>
          <table:table-cell office:value-type="float" office:value="0.6825" table:style-name="ce26">
            <text:p>0,6825</text:p>
          </table:table-cell>
          <table:table-cell office:value-type="float" office:value="0.71919999999999995" table:style-name="ce26">
            <text:p>0,7192</text:p>
          </table:table-cell>
          <table:table-cell office:value-type="float" office:value="1.0538000000000001" table:style-name="ce26">
            <text:p>1,0538</text:p>
          </table:table-cell>
          <table:table-cell office:value-type="float" office:value="0.85" table:style-name="ce26">
            <text:p>0,85</text:p>
          </table:table-cell>
          <table:table-cell office:value-type="float" office:value="0.84160000000000001" table:style-name="ce26">
            <text:p>0,8416</text:p>
          </table:table-cell>
          <table:table-cell office:value-type="float" office:value="0.99009999999999998" table:style-name="ce26">
            <text:p>0,9901</text:p>
          </table:table-cell>
          <table:table-cell office:value-type="float" office:value="0.34" table:style-name="ce26">
            <text:p>0,34</text:p>
          </table:table-cell>
          <table:table-cell office:value-type="float" office:value="0.44529999999999997" table:style-name="ce26">
            <text:p>0,4453</text:p>
          </table:table-cell>
          <table:table-cell office:value-type="float" office:value="1.3097000000000001" table:style-name="ce26">
            <text:p>1,3097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51629999999999998" table:style-name="ce26">
            <text:p>0,5163</text:p>
          </table:table-cell>
          <table:table-cell office:value-type="float" office:value="0.86770000000000003" table:style-name="ce26">
            <text:p>0,8677</text:p>
          </table:table-cell>
          <table:table-cell office:value-type="float" office:value="0.86" table:style-name="ce26">
            <text:p>0,86</text:p>
          </table:table-cell>
          <table:table-cell office:value-type="float" office:value="0.90359999999999996" table:style-name="ce26">
            <text:p>0,9036</text:p>
          </table:table-cell>
          <table:table-cell office:value-type="float" office:value="1.0507" table:style-name="ce26">
            <text:p>1,0507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4030000000000005" table:style-name="ce26">
            <text:p>0,8403</text:p>
          </table:table-cell>
          <table:table-cell office:value-type="float" office:value="1.3773" table:style-name="ce26">
            <text:p>1,3773</text:p>
          </table:table-cell>
          <table:table-cell office:value-type="float" office:value="27735" table:style-name="ce26">
            <text:p>27735</text:p>
          </table:table-cell>
          <table:table-cell office:value-type="float" office:value="5695" table:style-name="ce26">
            <text:p>5695</text:p>
          </table:table-cell>
          <table:table-cell office:value-type="float" office:value="0.20530000000000001" table:style-name="ce23">
            <text:p>0,2053</text:p>
          </table:table-cell>
          <table:table-cell office:value-type="float" office:value="6465" table:style-name="ce26">
            <text:p>6465</text:p>
          </table:table-cell>
          <table:table-cell office:value-type="float" office:value="3115" table:style-name="ce26">
            <text:p>3115</text:p>
          </table:table-cell>
          <table:table-cell office:value-type="float" office:value="0.48180000000000001" table:style-name="ce23">
            <text:p>0,4818</text:p>
          </table:table-cell>
          <table:table-cell office:value-type="float" office:value="34200" table:style-name="ce26">
            <text:p>34200</text:p>
          </table:table-cell>
          <table:table-cell office:value-type="float" office:value="8810" table:style-name="ce26">
            <text:p>8810</text:p>
          </table:table-cell>
          <table:table-cell office:value-type="float" office:value="0.2576" table:style-name="ce23">
            <text:p>0,2576</text:p>
          </table:table-cell>
          <table:table-cell office:value-type="float" office:value="223396" table:style-name="ce26">
            <text:p>223396</text:p>
          </table:table-cell>
          <table:table-cell office:value-type="float" office:value="201730" table:style-name="ce26">
            <text:p>201730</text:p>
          </table:table-cell>
          <table:table-cell office:value-type="float" office:value="0.90300000000000002" table:style-name="ce24">
            <text:p>0,903</text:p>
          </table:table-cell>
          <table:table-cell office:value-type="float" office:value="257596" table:style-name="ce26">
            <text:p>257596</text:p>
          </table:table-cell>
          <table:table-cell office:value-type="float" office:value="210540" table:style-name="ce26">
            <text:p>210540</text:p>
          </table:table-cell>
          <table:table-cell office:value-type="float" office:value="0.81730000000000003" table:style-name="ce25">
            <text:p>0,8173</text:p>
          </table:table-cell>
          <table:table-cell office:value-type="float" office:value="16685" table:style-name="ce26">
            <text:p>16685</text:p>
          </table:table-cell>
          <table:table-cell office:value-type="float" office:value="704" table:style-name="ce26">
            <text:p>704</text:p>
          </table:table-cell>
          <table:table-cell office:value-type="float" office:value="4.2200000000000001E-2" table:style-name="ce26">
            <text:p>0,0422</text:p>
          </table:table-cell>
          <table:table-cell office:value-type="float" office:value="43810" table:style-name="ce26">
            <text:p>43810</text:p>
          </table:table-cell>
          <table:table-cell office:value-type="float" office:value="31725" table:style-name="ce26">
            <text:p>31725</text:p>
          </table:table-cell>
          <table:table-cell office:value-type="float" office:value="0.72409999999999997" table:style-name="ce26">
            <text:p>0,7241</text:p>
          </table:table-cell>
          <table:table-cell office:value-type="float" office:value="3904" table:style-name="ce26">
            <text:p>3904</text:p>
          </table:table-cell>
          <table:table-cell office:value-type="float" office:value="10369" table:style-name="ce26">
            <text:p>10369</text:p>
          </table:table-cell>
          <table:table-cell office:value-type="float" office:value="2.6560000000000001" table:style-name="ce26">
            <text:p>2,656</text:p>
          </table:table-cell>
          <table:table-cell table:number-columns-repeated="16190"/>
        </table:table-row>
        <table:table-row table:style-name="ro3">
          <table:table-cell office:value-type="float" office:value="27" table:style-name="ce26">
            <text:p>27</text:p>
          </table:table-cell>
          <table:table-cell office:value-type="string" table:style-name="ce27">
            <text:p>REGIONAL CHOCÓ</text:p>
          </table:table-cell>
          <table:table-cell office:value-type="float" office:value="527" table:style-name="ce26">
            <text:p>527</text:p>
          </table:table-cell>
          <table:table-cell office:value-type="float" office:value="538" table:style-name="ce26">
            <text:p>538</text:p>
          </table:table-cell>
          <table:table-cell office:value-type="float" office:value="1.0208999999999999" table:style-name="ce19">
            <text:p>1,020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7" table:style-name="ce26">
            <text:p>67</text:p>
          </table:table-cell>
          <table:table-cell office:value-type="float" office:value="16" table:style-name="ce26">
            <text:p>16</text:p>
          </table:table-cell>
          <table:table-cell office:value-type="float" office:value="0.23880000000000001" table:style-name="ce20">
            <text:p>0,2388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06" table:style-name="ce26">
            <text:p>606</text:p>
          </table:table-cell>
          <table:table-cell office:value-type="float" office:value="566" table:style-name="ce26">
            <text:p>566</text:p>
          </table:table-cell>
          <table:table-cell office:value-type="float" office:value="0.93400000000000005" table:style-name="ce18">
            <text:p>0,934</text:p>
          </table:table-cell>
          <table:table-cell office:value-type="float" office:value="606" table:style-name="ce26">
            <text:p>606</text:p>
          </table:table-cell>
          <table:table-cell office:value-type="float" office:value="566" table:style-name="ce26">
            <text:p>566</text:p>
          </table:table-cell>
          <table:table-cell office:value-type="float" office:value="0.93400000000000005" table:style-name="ce18">
            <text:p>0,934</text:p>
          </table:table-cell>
          <table:table-cell office:value-type="float" office:value="270" table:style-name="ce26">
            <text:p>270</text:p>
          </table:table-cell>
          <table:table-cell office:value-type="float" office:value="263" table:style-name="ce26">
            <text:p>263</text:p>
          </table:table-cell>
          <table:table-cell office:value-type="float" office:value="0.97409999999999997" table:style-name="ce18">
            <text:p>0,9741</text:p>
          </table:table-cell>
          <table:table-cell office:value-type="float" office:value="51" table:style-name="ce26">
            <text:p>51</text:p>
          </table:table-cell>
          <table:table-cell office:value-type="float" office:value="52" table:style-name="ce26">
            <text:p>52</text:p>
          </table:table-cell>
          <table:table-cell office:value-type="float" office:value="1.0196000000000001" table:style-name="ce19">
            <text:p>1,019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21" table:style-name="ce26">
            <text:p>321</text:p>
          </table:table-cell>
          <table:table-cell office:value-type="float" office:value="315" table:style-name="ce26">
            <text:p>315</text:p>
          </table:table-cell>
          <table:table-cell office:value-type="float" office:value="0.98129999999999995" table:style-name="ce18">
            <text:p>0,981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" table:style-name="ce26">
            <text:p>15</text:p>
          </table:table-cell>
          <table:table-cell office:value-type="float" office:value="16" table:style-name="ce26">
            <text:p>16</text:p>
          </table:table-cell>
          <table:table-cell office:value-type="float" office:value="1.0667" table:style-name="ce19">
            <text:p>1,066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" table:style-name="ce26">
            <text:p>15</text:p>
          </table:table-cell>
          <table:table-cell office:value-type="float" office:value="16" table:style-name="ce26">
            <text:p>16</text:p>
          </table:table-cell>
          <table:table-cell office:value-type="float" office:value="1.0667" table:style-name="ce19">
            <text:p>1,0667</text:p>
          </table:table-cell>
          <table:table-cell office:value-type="float" office:value="3053" table:style-name="ce26">
            <text:p>3053</text:p>
          </table:table-cell>
          <table:table-cell office:value-type="float" office:value="3053" table:style-name="ce26">
            <text:p>305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04" table:style-name="ce26">
            <text:p>304</text:p>
          </table:table-cell>
          <table:table-cell office:value-type="float" office:value="344" table:style-name="ce26">
            <text:p>344</text:p>
          </table:table-cell>
          <table:table-cell office:value-type="float" office:value="1.1315999999999999" table:style-name="ce19">
            <text:p>1,131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022" table:style-name="ce26">
            <text:p>2022</text:p>
          </table:table-cell>
          <table:table-cell office:value-type="float" office:value="2175" table:style-name="ce26">
            <text:p>2175</text:p>
          </table:table-cell>
          <table:table-cell office:value-type="float" office:value="1.0757000000000001" table:style-name="ce19">
            <text:p>1,0757</text:p>
          </table:table-cell>
          <table:table-cell office:value-type="float" office:value="5379" table:style-name="ce26">
            <text:p>5379</text:p>
          </table:table-cell>
          <table:table-cell office:value-type="float" office:value="5572" table:style-name="ce26">
            <text:p>5572</text:p>
          </table:table-cell>
          <table:table-cell office:value-type="float" office:value="1.0359" table:style-name="ce19">
            <text:p>1,035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715" table:style-name="ce26">
            <text:p>5715</text:p>
          </table:table-cell>
          <table:table-cell office:value-type="float" office:value="5903" table:style-name="ce26">
            <text:p>5903</text:p>
          </table:table-cell>
          <table:table-cell office:value-type="float" office:value="1.0328999999999999" table:style-name="ce19">
            <text:p>1,0329</text:p>
          </table:table-cell>
          <table:table-cell office:value-type="float" office:value="6321" table:style-name="ce26">
            <text:p>6321</text:p>
          </table:table-cell>
          <table:table-cell office:value-type="float" office:value="6469" table:style-name="ce26">
            <text:p>6469</text:p>
          </table:table-cell>
          <table:table-cell office:value-type="float" office:value="1.0234000000000001" table:style-name="ce19">
            <text:p>1,0234</text:p>
          </table:table-cell>
          <table:table-cell office:value-type="float" office:value="8960" table:style-name="ce26">
            <text:p>8960</text:p>
          </table:table-cell>
          <table:table-cell office:value-type="float" office:value="7120" table:style-name="ce26">
            <text:p>7120</text:p>
          </table:table-cell>
          <table:table-cell office:value-type="float" office:value="0.79459999999999997" table:style-name="ce22">
            <text:p>0,7946</text:p>
          </table:table-cell>
          <table:table-cell office:value-type="float" office:value="51250" table:style-name="ce26">
            <text:p>51250</text:p>
          </table:table-cell>
          <table:table-cell office:value-type="float" office:value="50499" table:style-name="ce16">
            <text:p>50499</text:p>
          </table:table-cell>
          <table:table-cell office:value-type="float" office:value="0.98529999999999995" table:style-name="ce18">
            <text:p>0,9853</text:p>
          </table:table-cell>
          <table:table-cell office:value-type="float" office:value="3840" table:style-name="ce26">
            <text:p>3840</text:p>
          </table:table-cell>
          <table:table-cell office:value-type="float" office:value="1920" table:style-name="ce26">
            <text:p>1920</text:p>
          </table:table-cell>
          <table:table-cell office:value-type="float" office:value="0.5" table:style-name="ce20">
            <text:p>0,5</text:p>
          </table:table-cell>
          <table:table-cell office:value-type="float" office:value="650" table:style-name="ce26">
            <text:p>650</text:p>
          </table:table-cell>
          <table:table-cell office:value-type="float" office:value="529" table:style-name="ce26">
            <text:p>529</text:p>
          </table:table-cell>
          <table:table-cell office:value-type="float" office:value="0.81379999999999997" table:style-name="ce18">
            <text:p>0,8138</text:p>
          </table:table-cell>
          <table:table-cell office:value-type="float" office:value="4490" table:style-name="ce26">
            <text:p>4490</text:p>
          </table:table-cell>
          <table:table-cell office:value-type="float" office:value="2449" table:style-name="ce26">
            <text:p>2449</text:p>
          </table:table-cell>
          <table:table-cell office:value-type="float" office:value="0.5454" table:style-name="ce20">
            <text:p>0,5454</text:p>
          </table:table-cell>
          <table:table-cell office:value-type="float" office:value="6183" table:style-name="ce16">
            <text:p>6183</text:p>
          </table:table-cell>
          <table:table-cell office:value-type="float" office:value="6235" table:style-name="ce16">
            <text:p>6235</text:p>
          </table:table-cell>
          <table:table-cell office:value-type="float" office:value="1.0084" table:style-name="ce19">
            <text:p>1,0084</text:p>
          </table:table-cell>
          <table:table-cell office:value-type="float" office:value="300" table:style-name="ce26">
            <text:p>300</text:p>
          </table:table-cell>
          <table:table-cell office:value-type="float" office:value="302" table:style-name="ce26">
            <text:p>302</text:p>
          </table:table-cell>
          <table:table-cell office:value-type="float" office:value="1.0066999999999999" table:style-name="ce19">
            <text:p>1,0067</text:p>
          </table:table-cell>
          <table:table-cell office:value-type="float" office:value="71183" table:style-name="ce16">
            <text:p>71183</text:p>
          </table:table-cell>
          <table:table-cell office:value-type="float" office:value="66605" table:style-name="ce16">
            <text:p>66605</text:p>
          </table:table-cell>
          <table:table-cell office:value-type="float" office:value="0.93569999999999998" table:style-name="ce18">
            <text:p>0,9357</text:p>
          </table:table-cell>
          <table:table-cell office:value-type="float" office:value="77504" table:style-name="ce16">
            <text:p>77504</text:p>
          </table:table-cell>
          <table:table-cell office:value-type="float" office:value="73074" table:style-name="ce16">
            <text:p>73074</text:p>
          </table:table-cell>
          <table:table-cell office:value-type="float" office:value="0.94279999999999997" table:style-name="ce18">
            <text:p>0,9428</text:p>
          </table:table-cell>
          <table:table-cell office:value-type="float" office:value="6565" table:style-name="ce16">
            <text:p>6565</text:p>
          </table:table-cell>
          <table:table-cell office:value-type="float" office:value="6659" table:style-name="ce16">
            <text:p>6659</text:p>
          </table:table-cell>
          <table:table-cell office:value-type="float" office:value="1.0143" table:style-name="ce21">
            <text:p>1,0143</text:p>
          </table:table-cell>
          <table:table-cell office:value-type="float" office:value="300" table:style-name="ce26">
            <text:p>300</text:p>
          </table:table-cell>
          <table:table-cell office:value-type="float" office:value="302" table:style-name="ce26">
            <text:p>302</text:p>
          </table:table-cell>
          <table:table-cell office:value-type="float" office:value="1.0066999999999999" table:style-name="ce19">
            <text:p>1,0067</text:p>
          </table:table-cell>
          <table:table-cell office:value-type="float" office:value="12800" table:style-name="ce26">
            <text:p>12800</text:p>
          </table:table-cell>
          <table:table-cell office:value-type="float" office:value="9040" table:style-name="ce26">
            <text:p>9040</text:p>
          </table:table-cell>
          <table:table-cell office:value-type="float" office:value="0.70630000000000004" table:style-name="ce20">
            <text:p>0,7063</text:p>
          </table:table-cell>
          <table:table-cell office:value-type="float" office:value="0.93" table:style-name="ce26">
            <text:p>0,93</text:p>
          </table:table-cell>
          <table:table-cell office:value-type="float" office:value="0.97099999999999997" table:style-name="ce26">
            <text:p>0,971</text:p>
          </table:table-cell>
          <table:table-cell office:value-type="float" office:value="1.0441" table:style-name="ce26">
            <text:p>1,0441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3" table:style-name="ce26">
            <text:p>0,93</text:p>
          </table:table-cell>
          <table:table-cell office:value-type="float" office:value="0.97099999999999997" table:style-name="ce26">
            <text:p>0,971</text:p>
          </table:table-cell>
          <table:table-cell office:value-type="float" office:value="1.0441" table:style-name="ce26">
            <text:p>1,0441</text:p>
          </table:table-cell>
          <table:table-cell office:value-type="float" office:value="0.85" table:style-name="ce26">
            <text:p>0,85</text:p>
          </table:table-cell>
          <table:table-cell office:value-type="float" office:value="0.97170000000000001" table:style-name="ce26">
            <text:p>0,9717</text:p>
          </table:table-cell>
          <table:table-cell office:value-type="float" office:value="1.1432" table:style-name="ce26">
            <text:p>1,1432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5" table:style-name="ce26">
            <text:p>0,85</text:p>
          </table:table-cell>
          <table:table-cell office:value-type="float" office:value="0.97170000000000001" table:style-name="ce26">
            <text:p>0,9717</text:p>
          </table:table-cell>
          <table:table-cell office:value-type="float" office:value="1.1432" table:style-name="ce26">
            <text:p>1,1432</text:p>
          </table:table-cell>
          <table:table-cell office:value-type="float" office:value="0.89" table:style-name="ce26">
            <text:p>0,89</text:p>
          </table:table-cell>
          <table:table-cell office:value-type="float" office:value="0.97109999999999996" table:style-name="ce26">
            <text:p>0,9711</text:p>
          </table:table-cell>
          <table:table-cell office:value-type="float" office:value="1.0911" table:style-name="ce26">
            <text:p>1,0911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9" table:style-name="ce26">
            <text:p>0,89</text:p>
          </table:table-cell>
          <table:table-cell office:value-type="float" office:value="0.97109999999999996" table:style-name="ce26">
            <text:p>0,9711</text:p>
          </table:table-cell>
          <table:table-cell office:value-type="float" office:value="1.0911" table:style-name="ce26">
            <text:p>1,0911</text:p>
          </table:table-cell>
          <table:table-cell office:value-type="float" office:value="0.95" table:style-name="ce26">
            <text:p>0,95</text:p>
          </table:table-cell>
          <table:table-cell office:value-type="float" office:value="0.88370000000000004" table:style-name="ce26">
            <text:p>0,8837</text:p>
          </table:table-cell>
          <table:table-cell office:value-type="float" office:value="0.93020000000000003" table:style-name="ce26">
            <text:p>0,9302</text:p>
          </table:table-cell>
          <table:table-cell office:value-type="float" office:value="0.23" table:style-name="ce26">
            <text:p>0,23</text:p>
          </table:table-cell>
          <table:table-cell office:value-type="float" office:value="0.42720000000000002" table:style-name="ce26">
            <text:p>0,4272</text:p>
          </table:table-cell>
          <table:table-cell office:value-type="float" office:value="1.8573999999999999" table:style-name="ce26">
            <text:p>1,8574</text:p>
          </table:table-cell>
          <table:table-cell office:value-type="float" office:value="0.59" table:style-name="ce26">
            <text:p>0,59</text:p>
          </table:table-cell>
          <table:table-cell office:value-type="float" office:value="0.82089999999999996" table:style-name="ce26">
            <text:p>0,8209</text:p>
          </table:table-cell>
          <table:table-cell office:value-type="float" office:value="1.3914" table:style-name="ce26">
            <text:p>1,3914</text:p>
          </table:table-cell>
          <table:table-cell office:value-type="float" office:value="0.92" table:style-name="ce26">
            <text:p>0,92</text:p>
          </table:table-cell>
          <table:table-cell office:value-type="float" office:value="0.89259999999999995" table:style-name="ce26">
            <text:p>0,8926</text:p>
          </table:table-cell>
          <table:table-cell office:value-type="float" office:value="0.97019999999999995" table:style-name="ce26">
            <text:p>0,9702</text:p>
          </table:table-cell>
          <table:table-cell office:value-type="float" office:value="0.23" table:style-name="ce26">
            <text:p>0,23</text:p>
          </table:table-cell>
          <table:table-cell office:value-type="float" office:value="0.42720000000000002" table:style-name="ce26">
            <text:p>0,4272</text:p>
          </table:table-cell>
          <table:table-cell office:value-type="float" office:value="1.8573999999999999" table:style-name="ce26">
            <text:p>1,8574</text:p>
          </table:table-cell>
          <table:table-cell office:value-type="float" office:value="0.57499999999999996" table:style-name="ce26">
            <text:p>0,575</text:p>
          </table:table-cell>
          <table:table-cell office:value-type="float" office:value="0.83440000000000003" table:style-name="ce26">
            <text:p>0,8344</text:p>
          </table:table-cell>
          <table:table-cell office:value-type="float" office:value="1.4511000000000001" table:style-name="ce26">
            <text:p>1,4511</text:p>
          </table:table-cell>
          <table:table-cell office:value-type="float" office:value="0.9" table:style-name="ce26">
            <text:p>0,9</text:p>
          </table:table-cell>
          <table:table-cell office:value-type="float" office:value="1" table:style-name="ce26">
            <text:p>1</text:p>
          </table:table-cell>
          <table:table-cell office:value-type="float" office:value="1.1111" table:style-name="ce26">
            <text:p>1,1111</text:p>
          </table:table-cell>
          <table:table-cell office:value-type="float" office:value="0.25" table:style-name="ce26">
            <text:p>0,25</text:p>
          </table:table-cell>
          <table:table-cell office:value-type="float" office:value="0.5151" table:style-name="ce26">
            <text:p>0,5151</text:p>
          </table:table-cell>
          <table:table-cell office:value-type="float" office:value="2.0604" table:style-name="ce26">
            <text:p>2,0604</text:p>
          </table:table-cell>
          <table:table-cell office:value-type="float" office:value="0.57499999999999996" table:style-name="ce26">
            <text:p>0,575</text:p>
          </table:table-cell>
          <table:table-cell office:value-type="float" office:value="0.61560000000000004" table:style-name="ce26">
            <text:p>0,6156</text:p>
          </table:table-cell>
          <table:table-cell office:value-type="float" office:value="1.0706" table:style-name="ce26">
            <text:p>1,0706</text:p>
          </table:table-cell>
          <table:table-cell office:value-type="float" office:value="0.95" table:style-name="ce26">
            <text:p>0,95</text:p>
          </table:table-cell>
          <table:table-cell office:value-type="float" office:value="0.90659999999999996" table:style-name="ce26">
            <text:p>0,9066</text:p>
          </table:table-cell>
          <table:table-cell office:value-type="float" office:value="0.95440000000000003" table:style-name="ce26">
            <text:p>0,954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1" table:style-name="ce26">
            <text:p>1</text:p>
          </table:table-cell>
          <table:table-cell office:value-type="float" office:value="1.6391" table:style-name="ce26">
            <text:p>1,6391</text:p>
          </table:table-cell>
          <table:table-cell office:value-type="float" office:value="2456" table:style-name="ce26">
            <text:p>2456</text:p>
          </table:table-cell>
          <table:table-cell office:value-type="float" office:value="402" table:style-name="ce26">
            <text:p>402</text:p>
          </table:table-cell>
          <table:table-cell office:value-type="float" office:value="0.16370000000000001" table:style-name="ce23">
            <text:p>0,1637</text:p>
          </table:table-cell>
          <table:table-cell office:value-type="float" office:value="174" table:style-name="ce26">
            <text:p>174</text:p>
          </table:table-cell>
          <table:table-cell office:value-type="float" office:value="44" table:style-name="ce26">
            <text:p>44</text:p>
          </table:table-cell>
          <table:table-cell office:value-type="float" office:value="0.25290000000000001" table:style-name="ce23">
            <text:p>0,2529</text:p>
          </table:table-cell>
          <table:table-cell office:value-type="float" office:value="2630" table:style-name="ce26">
            <text:p>2630</text:p>
          </table:table-cell>
          <table:table-cell office:value-type="float" office:value="446" table:style-name="ce26">
            <text:p>446</text:p>
          </table:table-cell>
          <table:table-cell office:value-type="float" office:value="0.1696" table:style-name="ce23">
            <text:p>0,1696</text:p>
          </table:table-cell>
          <table:table-cell office:value-type="float" office:value="52294" table:style-name="ce26">
            <text:p>52294</text:p>
          </table:table-cell>
          <table:table-cell office:value-type="float" office:value="39638" table:style-name="ce26">
            <text:p>39638</text:p>
          </table:table-cell>
          <table:table-cell office:value-type="float" office:value="0.75800000000000001" table:style-name="ce31">
            <text:p>0,758</text:p>
          </table:table-cell>
          <table:table-cell office:value-type="float" office:value="54924" table:style-name="ce26">
            <text:p>54924</text:p>
          </table:table-cell>
          <table:table-cell office:value-type="float" office:value="40084" table:style-name="ce26">
            <text:p>40084</text:p>
          </table:table-cell>
          <table:table-cell office:value-type="float" office:value="0.7298" table:style-name="ce29">
            <text:p>0,7298</text:p>
          </table:table-cell>
          <table:table-cell office:value-type="float" office:value="930" table:style-name="ce26">
            <text:p>930</text:p>
          </table:table-cell>
          <table:table-cell office:value-type="float" office:value="31" table:style-name="ce26">
            <text:p>31</text:p>
          </table:table-cell>
          <table:table-cell office:value-type="float" office:value="3.3300000000000003E-2" table:style-name="ce26">
            <text:p>0,0333</text:p>
          </table:table-cell>
          <table:table-cell office:value-type="float" office:value="5160" table:style-name="ce26">
            <text:p>5160</text:p>
          </table:table-cell>
          <table:table-cell office:value-type="float" office:value="4100" table:style-name="ce26">
            <text:p>4100</text:p>
          </table:table-cell>
          <table:table-cell office:value-type="float" office:value="0.79459999999999997" table:style-name="ce26">
            <text:p>0,7946</text:p>
          </table:table-cell>
          <table:table-cell office:value-type="float" office:value="183" table:style-name="ce26">
            <text:p>183</text:p>
          </table:table-cell>
          <table:table-cell office:value-type="float" office:value="272" table:style-name="ce26">
            <text:p>272</text:p>
          </table:table-cell>
          <table:table-cell office:value-type="float" office:value="1.4863" table:style-name="ce26">
            <text:p>1,4863</text:p>
          </table:table-cell>
          <table:table-cell table:number-columns-repeated="16190"/>
        </table:table-row>
        <table:table-row table:style-name="ro3">
          <table:table-cell office:value-type="float" office:value="41" table:style-name="ce26">
            <text:p>41</text:p>
          </table:table-cell>
          <table:table-cell office:value-type="string" table:style-name="ce27">
            <text:p>REGIONAL HUILA</text:p>
          </table:table-cell>
          <table:table-cell office:value-type="float" office:value="8615" table:style-name="ce26">
            <text:p>8615</text:p>
          </table:table-cell>
          <table:table-cell office:value-type="float" office:value="7686" table:style-name="ce26">
            <text:p>7686</text:p>
          </table:table-cell>
          <table:table-cell office:value-type="float" office:value="0.89219999999999999" table:style-name="ce22">
            <text:p>0,8922</text:p>
          </table:table-cell>
          <table:table-cell office:value-type="float" office:value="3924" table:style-name="ce26">
            <text:p>3924</text:p>
          </table:table-cell>
          <table:table-cell office:value-type="float" office:value="4120" table:style-name="ce26">
            <text:p>4120</text:p>
          </table:table-cell>
          <table:table-cell office:value-type="float" office:value="1.0499000000000001" table:style-name="ce19">
            <text:p>1,0499</text:p>
          </table:table-cell>
          <table:table-cell office:value-type="float" office:value="208" table:style-name="ce26">
            <text:p>208</text:p>
          </table:table-cell>
          <table:table-cell office:value-type="float" office:value="156" table:style-name="ce26">
            <text:p>156</text:p>
          </table:table-cell>
          <table:table-cell office:value-type="float" office:value="0.75" table:style-name="ce20">
            <text:p>0,75</text:p>
          </table:table-cell>
          <table:table-cell office:value-type="float" office:value="189" table:style-name="ce26">
            <text:p>189</text:p>
          </table:table-cell>
          <table:table-cell office:value-type="float" office:value="240" table:style-name="ce26">
            <text:p>240</text:p>
          </table:table-cell>
          <table:table-cell office:value-type="float" office:value="1.2698" table:style-name="ce19">
            <text:p>1,269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936" table:style-name="ce26">
            <text:p>12936</text:p>
          </table:table-cell>
          <table:table-cell office:value-type="float" office:value="12202" table:style-name="ce26">
            <text:p>12202</text:p>
          </table:table-cell>
          <table:table-cell office:value-type="float" office:value="0.94330000000000003" table:style-name="ce18">
            <text:p>0,9433</text:p>
          </table:table-cell>
          <table:table-cell office:value-type="float" office:value="12936" table:style-name="ce26">
            <text:p>12936</text:p>
          </table:table-cell>
          <table:table-cell office:value-type="float" office:value="12202" table:style-name="ce26">
            <text:p>12202</text:p>
          </table:table-cell>
          <table:table-cell office:value-type="float" office:value="0.94330000000000003" table:style-name="ce18">
            <text:p>0,9433</text:p>
          </table:table-cell>
          <table:table-cell office:value-type="float" office:value="559" table:style-name="ce26">
            <text:p>559</text:p>
          </table:table-cell>
          <table:table-cell office:value-type="float" office:value="418" table:style-name="ce26">
            <text:p>418</text:p>
          </table:table-cell>
          <table:table-cell office:value-type="float" office:value="0.74780000000000002" table:style-name="ce20">
            <text:p>0,7478</text:p>
          </table:table-cell>
          <table:table-cell office:value-type="float" office:value="149" table:style-name="ce26">
            <text:p>149</text:p>
          </table:table-cell>
          <table:table-cell office:value-type="float" office:value="134" table:style-name="ce26">
            <text:p>134</text:p>
          </table:table-cell>
          <table:table-cell office:value-type="float" office:value="0.89929999999999999" table:style-name="ce22">
            <text:p>0,8993</text:p>
          </table:table-cell>
          <table:table-cell office:value-type="float" office:value="82" table:style-name="ce26">
            <text:p>82</text:p>
          </table:table-cell>
          <table:table-cell office:value-type="float" office:value="132" table:style-name="ce26">
            <text:p>132</text:p>
          </table:table-cell>
          <table:table-cell office:value-type="float" office:value="1.6097999999999999" table:style-name="ce19">
            <text:p>1,6098</text:p>
          </table:table-cell>
          <table:table-cell office:value-type="float" office:value="790" table:style-name="ce26">
            <text:p>790</text:p>
          </table:table-cell>
          <table:table-cell office:value-type="float" office:value="684" table:style-name="ce26">
            <text:p>684</text:p>
          </table:table-cell>
          <table:table-cell office:value-type="float" office:value="0.86580000000000001" table:style-name="ce22">
            <text:p>0,8658</text:p>
          </table:table-cell>
          <table:table-cell office:value-type="float" office:value="199" table:style-name="ce26">
            <text:p>199</text:p>
          </table:table-cell>
          <table:table-cell office:value-type="float" office:value="81" table:style-name="ce26">
            <text:p>81</text:p>
          </table:table-cell>
          <table:table-cell office:value-type="float" office:value="0.40699999999999997" table:style-name="ce20">
            <text:p>0,407</text:p>
          </table:table-cell>
          <table:table-cell office:value-type="float" office:value="30" table:style-name="ce26">
            <text:p>3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99" table:style-name="ce26">
            <text:p>99</text:p>
          </table:table-cell>
          <table:table-cell office:value-type="float" office:value="71" table:style-name="ce26">
            <text:p>71</text:p>
          </table:table-cell>
          <table:table-cell office:value-type="float" office:value="0.71719999999999995" table:style-name="ce20">
            <text:p>0,7172</text:p>
          </table:table-cell>
          <table:table-cell office:value-type="float" office:value="328" table:style-name="ce26">
            <text:p>328</text:p>
          </table:table-cell>
          <table:table-cell office:value-type="float" office:value="152" table:style-name="ce26">
            <text:p>152</text:p>
          </table:table-cell>
          <table:table-cell office:value-type="float" office:value="0.46339999999999998" table:style-name="ce20">
            <text:p>0,4634</text:p>
          </table:table-cell>
          <table:table-cell office:value-type="float" office:value="5006" table:style-name="ce26">
            <text:p>5006</text:p>
          </table:table-cell>
          <table:table-cell office:value-type="float" office:value="4365" table:style-name="ce26">
            <text:p>4365</text:p>
          </table:table-cell>
          <table:table-cell office:value-type="float" office:value="0.872" table:style-name="ce22">
            <text:p>0,872</text:p>
          </table:table-cell>
          <table:table-cell office:value-type="float" office:value="2017" table:style-name="ce26">
            <text:p>2017</text:p>
          </table:table-cell>
          <table:table-cell office:value-type="float" office:value="2010" table:style-name="ce26">
            <text:p>2010</text:p>
          </table:table-cell>
          <table:table-cell office:value-type="float" office:value="0.99650000000000005" table:style-name="ce18">
            <text:p>0,9965</text:p>
          </table:table-cell>
          <table:table-cell office:value-type="float" office:value="866" table:style-name="ce26">
            <text:p>866</text:p>
          </table:table-cell>
          <table:table-cell office:value-type="float" office:value="1002" table:style-name="ce26">
            <text:p>1002</text:p>
          </table:table-cell>
          <table:table-cell office:value-type="float" office:value="1.157" table:style-name="ce19">
            <text:p>1,157</text:p>
          </table:table-cell>
          <table:table-cell office:value-type="float" office:value="267" table:style-name="ce26">
            <text:p>267</text:p>
          </table:table-cell>
          <table:table-cell office:value-type="float" office:value="249" table:style-name="ce26">
            <text:p>249</text:p>
          </table:table-cell>
          <table:table-cell office:value-type="float" office:value="0.93259999999999998" table:style-name="ce18">
            <text:p>0,9326</text:p>
          </table:table-cell>
          <table:table-cell office:value-type="float" office:value="9633" table:style-name="ce26">
            <text:p>9633</text:p>
          </table:table-cell>
          <table:table-cell office:value-type="float" office:value="9680" table:style-name="ce26">
            <text:p>9680</text:p>
          </table:table-cell>
          <table:table-cell office:value-type="float" office:value="1.0048999999999999" table:style-name="ce18">
            <text:p>1,0049</text:p>
          </table:table-cell>
          <table:table-cell office:value-type="float" office:value="17789" table:style-name="ce26">
            <text:p>17789</text:p>
          </table:table-cell>
          <table:table-cell office:value-type="float" office:value="17306" table:style-name="ce26">
            <text:p>17306</text:p>
          </table:table-cell>
          <table:table-cell office:value-type="float" office:value="0.9728" table:style-name="ce18">
            <text:p>0,9728</text:p>
          </table:table-cell>
          <table:table-cell office:value-type="float" office:value="30" table:style-name="ce26">
            <text:p>30</text:p>
          </table:table-cell>
          <table:table-cell office:value-type="float" office:value="19" table:style-name="ce26">
            <text:p>19</text:p>
          </table:table-cell>
          <table:table-cell office:value-type="float" office:value="0.63329999999999997" table:style-name="ce20">
            <text:p>0,6333</text:p>
          </table:table-cell>
          <table:table-cell office:value-type="float" office:value="18937" table:style-name="ce26">
            <text:p>18937</text:p>
          </table:table-cell>
          <table:table-cell office:value-type="float" office:value="18161" table:style-name="ce26">
            <text:p>18161</text:p>
          </table:table-cell>
          <table:table-cell office:value-type="float" office:value="0.95899999999999996" table:style-name="ce18">
            <text:p>0,959</text:p>
          </table:table-cell>
          <table:table-cell office:value-type="float" office:value="31873" table:style-name="ce26">
            <text:p>31873</text:p>
          </table:table-cell>
          <table:table-cell office:value-type="float" office:value="30363" table:style-name="ce26">
            <text:p>30363</text:p>
          </table:table-cell>
          <table:table-cell office:value-type="float" office:value="0.9526" table:style-name="ce18">
            <text:p>0,9526</text:p>
          </table:table-cell>
          <table:table-cell office:value-type="float" office:value="90720" table:style-name="ce26">
            <text:p>90720</text:p>
          </table:table-cell>
          <table:table-cell office:value-type="float" office:value="70093" table:style-name="ce26">
            <text:p>70093</text:p>
          </table:table-cell>
          <table:table-cell office:value-type="float" office:value="0.77259999999999995" table:style-name="ce22">
            <text:p>0,7726</text:p>
          </table:table-cell>
          <table:table-cell office:value-type="float" office:value="73640" table:style-name="ce26">
            <text:p>73640</text:p>
          </table:table-cell>
          <table:table-cell office:value-type="float" office:value="49114" table:style-name="ce16">
            <text:p>49114</text:p>
          </table:table-cell>
          <table:table-cell office:value-type="float" office:value="0.66690000000000005" table:style-name="ce20">
            <text:p>0,6669</text:p>
          </table:table-cell>
          <table:table-cell office:value-type="float" office:value="22320" table:style-name="ce26">
            <text:p>22320</text:p>
          </table:table-cell>
          <table:table-cell office:value-type="float" office:value="19548" table:style-name="ce26">
            <text:p>19548</text:p>
          </table:table-cell>
          <table:table-cell office:value-type="float" office:value="0.87580000000000002" table:style-name="ce18">
            <text:p>0,8758</text:p>
          </table:table-cell>
          <table:table-cell office:value-type="float" office:value="3990" table:style-name="ce26">
            <text:p>3990</text:p>
          </table:table-cell>
          <table:table-cell office:value-type="float" office:value="3193" table:style-name="ce26">
            <text:p>3193</text:p>
          </table:table-cell>
          <table:table-cell office:value-type="float" office:value="0.80030000000000001" table:style-name="ce18">
            <text:p>0,8003</text:p>
          </table:table-cell>
          <table:table-cell office:value-type="float" office:value="26310" table:style-name="ce26">
            <text:p>26310</text:p>
          </table:table-cell>
          <table:table-cell office:value-type="float" office:value="22741" table:style-name="ce26">
            <text:p>22741</text:p>
          </table:table-cell>
          <table:table-cell office:value-type="float" office:value="0.86429999999999996" table:style-name="ce18">
            <text:p>0,8643</text:p>
          </table:table-cell>
          <table:table-cell office:value-type="float" office:value="39360" table:style-name="ce16">
            <text:p>39360</text:p>
          </table:table-cell>
          <table:table-cell office:value-type="float" office:value="36953" table:style-name="ce16">
            <text:p>36953</text:p>
          </table:table-cell>
          <table:table-cell office:value-type="float" office:value="0.93879999999999997" table:style-name="ce18">
            <text:p>0,9388</text:p>
          </table:table-cell>
          <table:table-cell office:value-type="float" office:value="4100" table:style-name="ce26">
            <text:p>4100</text:p>
          </table:table-cell>
          <table:table-cell office:value-type="float" office:value="8501" table:style-name="ce26">
            <text:p>8501</text:p>
          </table:table-cell>
          <table:table-cell office:value-type="float" office:value="2.0733999999999999" table:style-name="ce19">
            <text:p>2,0734</text:p>
          </table:table-cell>
          <table:table-cell office:value-type="float" office:value="234130" table:style-name="ce16">
            <text:p>234130</text:p>
          </table:table-cell>
          <table:table-cell office:value-type="float" office:value="187402" table:style-name="ce16">
            <text:p>187402</text:p>
          </table:table-cell>
          <table:table-cell office:value-type="float" office:value="0.8004" table:style-name="ce18">
            <text:p>0,8004</text:p>
          </table:table-cell>
          <table:table-cell office:value-type="float" office:value="266003" table:style-name="ce16">
            <text:p>266003</text:p>
          </table:table-cell>
          <table:table-cell office:value-type="float" office:value="217765" table:style-name="ce16">
            <text:p>217765</text:p>
          </table:table-cell>
          <table:table-cell office:value-type="float" office:value="0.81869999999999998" table:style-name="ce22">
            <text:p>0,8187</text:p>
          </table:table-cell>
          <table:table-cell office:value-type="float" office:value="40594" table:style-name="ce16">
            <text:p>40594</text:p>
          </table:table-cell>
          <table:table-cell office:value-type="float" office:value="38329" table:style-name="ce16">
            <text:p>38329</text:p>
          </table:table-cell>
          <table:table-cell office:value-type="float" office:value="0.94420000000000004" table:style-name="ce18">
            <text:p>0,9442</text:p>
          </table:table-cell>
          <table:table-cell office:value-type="float" office:value="4548" table:style-name="ce26">
            <text:p>4548</text:p>
          </table:table-cell>
          <table:table-cell office:value-type="float" office:value="8953" table:style-name="ce26">
            <text:p>8953</text:p>
          </table:table-cell>
          <table:table-cell office:value-type="float" office:value="1.9685999999999999" table:style-name="ce19">
            <text:p>1,9686</text:p>
          </table:table-cell>
          <table:table-cell office:value-type="float" office:value="118981" table:style-name="ce26">
            <text:p>118981</text:p>
          </table:table-cell>
          <table:table-cell office:value-type="float" office:value="95771" table:style-name="ce26">
            <text:p>95771</text:p>
          </table:table-cell>
          <table:table-cell office:value-type="float" office:value="0.80489999999999995" table:style-name="ce22">
            <text:p>0,8049</text:p>
          </table:table-cell>
          <table:table-cell office:value-type="float" office:value="0.86" table:style-name="ce26">
            <text:p>0,86</text:p>
          </table:table-cell>
          <table:table-cell office:value-type="float" office:value="0.92989999999999995" table:style-name="ce26">
            <text:p>0,9299</text:p>
          </table:table-cell>
          <table:table-cell office:value-type="float" office:value="1.0812999999999999" table:style-name="ce26">
            <text:p>1,0813</text:p>
          </table:table-cell>
          <table:table-cell office:value-type="float" office:value="0.77" table:style-name="ce26">
            <text:p>0,77</text:p>
          </table:table-cell>
          <table:table-cell office:value-type="float" office:value="0.89300000000000002" table:style-name="ce26">
            <text:p>0,893</text:p>
          </table:table-cell>
          <table:table-cell office:value-type="float" office:value="1.1597999999999999" table:style-name="ce26">
            <text:p>1,1598</text:p>
          </table:table-cell>
          <table:table-cell office:value-type="float" office:value="0.81499999999999995" table:style-name="ce26">
            <text:p>0,815</text:p>
          </table:table-cell>
          <table:table-cell office:value-type="float" office:value="0.92579999999999996" table:style-name="ce26">
            <text:p>0,9258</text:p>
          </table:table-cell>
          <table:table-cell office:value-type="float" office:value="1.1358999999999999" table:style-name="ce26">
            <text:p>1,1359</text:p>
          </table:table-cell>
          <table:table-cell office:value-type="float" office:value="0.84" table:style-name="ce26">
            <text:p>0,84</text:p>
          </table:table-cell>
          <table:table-cell office:value-type="float" office:value="0.9173" table:style-name="ce26">
            <text:p>0,9173</text:p>
          </table:table-cell>
          <table:table-cell office:value-type="float" office:value="1.0921000000000001" table:style-name="ce26">
            <text:p>1,0921</text:p>
          </table:table-cell>
          <table:table-cell office:value-type="float" office:value="0.81" table:style-name="ce26">
            <text:p>0,81</text:p>
          </table:table-cell>
          <table:table-cell office:value-type="float" office:value="0.86729999999999996" table:style-name="ce26">
            <text:p>0,8673</text:p>
          </table:table-cell>
          <table:table-cell office:value-type="float" office:value="1.0707" table:style-name="ce26">
            <text:p>1,0707</text:p>
          </table:table-cell>
          <table:table-cell office:value-type="float" office:value="0.82499999999999996" table:style-name="ce26">
            <text:p>0,825</text:p>
          </table:table-cell>
          <table:table-cell office:value-type="float" office:value="0.90039999999999998" table:style-name="ce26">
            <text:p>0,9004</text:p>
          </table:table-cell>
          <table:table-cell office:value-type="float" office:value="1.0913999999999999" table:style-name="ce26">
            <text:p>1,0914</text:p>
          </table:table-cell>
          <table:table-cell office:value-type="float" office:value="0.85" table:style-name="ce26">
            <text:p>0,85</text:p>
          </table:table-cell>
          <table:table-cell office:value-type="float" office:value="0.92569999999999997" table:style-name="ce26">
            <text:p>0,9257</text:p>
          </table:table-cell>
          <table:table-cell office:value-type="float" office:value="1.089" table:style-name="ce26">
            <text:p>1,089</text:p>
          </table:table-cell>
          <table:table-cell office:value-type="float" office:value="0.79" table:style-name="ce26">
            <text:p>0,79</text:p>
          </table:table-cell>
          <table:table-cell office:value-type="float" office:value="0.87570000000000003" table:style-name="ce26">
            <text:p>0,8757</text:p>
          </table:table-cell>
          <table:table-cell office:value-type="float" office:value="1.1085" table:style-name="ce26">
            <text:p>1,1085</text:p>
          </table:table-cell>
          <table:table-cell office:value-type="float" office:value="0.82" table:style-name="ce26">
            <text:p>0,82</text:p>
          </table:table-cell>
          <table:table-cell office:value-type="float" office:value="0.91559999999999997" table:style-name="ce26">
            <text:p>0,9156</text:p>
          </table:table-cell>
          <table:table-cell office:value-type="float" office:value="1.1165" table:style-name="ce26">
            <text:p>1,1165</text:p>
          </table:table-cell>
          <table:table-cell office:value-type="float" office:value="0.8" table:style-name="ce26">
            <text:p>0,8</text:p>
          </table:table-cell>
          <table:table-cell office:value-type="float" office:value="0.87619999999999998" table:style-name="ce26">
            <text:p>0,8762</text:p>
          </table:table-cell>
          <table:table-cell office:value-type="float" office:value="1.0952" table:style-name="ce26">
            <text:p>1,0952</text:p>
          </table:table-cell>
          <table:table-cell office:value-type="float" office:value="0.26" table:style-name="ce26">
            <text:p>0,26</text:p>
          </table:table-cell>
          <table:table-cell office:value-type="float" office:value="0.32700000000000001" table:style-name="ce26">
            <text:p>0,327</text:p>
          </table:table-cell>
          <table:table-cell office:value-type="float" office:value="1.2575000000000001" table:style-name="ce26">
            <text:p>1,2575</text:p>
          </table:table-cell>
          <table:table-cell office:value-type="float" office:value="0.53" table:style-name="ce26">
            <text:p>0,53</text:p>
          </table:table-cell>
          <table:table-cell office:value-type="float" office:value="0.61380000000000001" table:style-name="ce26">
            <text:p>0,6138</text:p>
          </table:table-cell>
          <table:table-cell office:value-type="float" office:value="1.1580999999999999" table:style-name="ce26">
            <text:p>1,1581</text:p>
          </table:table-cell>
          <table:table-cell office:value-type="float" office:value="0.82499999999999996" table:style-name="ce26">
            <text:p>0,825</text:p>
          </table:table-cell>
          <table:table-cell office:value-type="float" office:value="0.8861" table:style-name="ce26">
            <text:p>0,8861</text:p>
          </table:table-cell>
          <table:table-cell office:value-type="float" office:value="1.0741000000000001" table:style-name="ce26">
            <text:p>1,0741</text:p>
          </table:table-cell>
          <table:table-cell office:value-type="float" office:value="0.52500000000000002" table:style-name="ce26">
            <text:p>0,525</text:p>
          </table:table-cell>
          <table:table-cell office:value-type="float" office:value="0.36270000000000002" table:style-name="ce26">
            <text:p>0,3627</text:p>
          </table:table-cell>
          <table:table-cell office:value-type="float" office:value="0.69079999999999997" table:style-name="ce26">
            <text:p>0,6908</text:p>
          </table:table-cell>
          <table:table-cell office:value-type="float" office:value="0.67500000000000004" table:style-name="ce26">
            <text:p>0,675</text:p>
          </table:table-cell>
          <table:table-cell office:value-type="float" office:value="0.65639999999999998" table:style-name="ce26">
            <text:p>0,6564</text:p>
          </table:table-cell>
          <table:table-cell office:value-type="float" office:value="0.97240000000000004" table:style-name="ce26">
            <text:p>0,9724</text:p>
          </table:table-cell>
          <table:table-cell office:value-type="float" office:value="0.86" table:style-name="ce26">
            <text:p>0,86</text:p>
          </table:table-cell>
          <table:table-cell office:value-type="float" office:value="0.89219999999999999" table:style-name="ce26">
            <text:p>0,8922</text:p>
          </table:table-cell>
          <table:table-cell office:value-type="float" office:value="1.0375000000000001" table:style-name="ce26">
            <text:p>1,0375</text:p>
          </table:table-cell>
          <table:table-cell office:value-type="float" office:value="0.32" table:style-name="ce26">
            <text:p>0,32</text:p>
          </table:table-cell>
          <table:table-cell office:value-type="float" office:value="0.37309999999999999" table:style-name="ce26">
            <text:p>0,3731</text:p>
          </table:table-cell>
          <table:table-cell office:value-type="float" office:value="1.1659999999999999" table:style-name="ce26">
            <text:p>1,166</text:p>
          </table:table-cell>
          <table:table-cell office:value-type="float" office:value="0.59" table:style-name="ce26">
            <text:p>0,59</text:p>
          </table:table-cell>
          <table:table-cell office:value-type="float" office:value="0.44540000000000002" table:style-name="ce26">
            <text:p>0,4454</text:p>
          </table:table-cell>
          <table:table-cell office:value-type="float" office:value="0.755" table:style-name="ce26">
            <text:p>0,755</text:p>
          </table:table-cell>
          <table:table-cell office:value-type="float" office:value="0.85" table:style-name="ce26">
            <text:p>0,85</text:p>
          </table:table-cell>
          <table:table-cell office:value-type="float" office:value="0.89780000000000004" table:style-name="ce26">
            <text:p>0,8978</text:p>
          </table:table-cell>
          <table:table-cell office:value-type="float" office:value="1.0563" table:style-name="ce26">
            <text:p>1,0563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3320000000000005" table:style-name="ce26">
            <text:p>0,8332</text:p>
          </table:table-cell>
          <table:table-cell office:value-type="float" office:value="1.3656999999999999" table:style-name="ce26">
            <text:p>1,3657</text:p>
          </table:table-cell>
          <table:table-cell office:value-type="float" office:value="6944" table:style-name="ce26">
            <text:p>6944</text:p>
          </table:table-cell>
          <table:table-cell office:value-type="float" office:value="1505" table:style-name="ce26">
            <text:p>1505</text:p>
          </table:table-cell>
          <table:table-cell office:value-type="float" office:value="0.2167" table:style-name="ce23">
            <text:p>0,2167</text:p>
          </table:table-cell>
          <table:table-cell office:value-type="float" office:value="3025" table:style-name="ce26">
            <text:p>3025</text:p>
          </table:table-cell>
          <table:table-cell office:value-type="float" office:value="1312" table:style-name="ce26">
            <text:p>1312</text:p>
          </table:table-cell>
          <table:table-cell office:value-type="float" office:value="0.43369999999999997" table:style-name="ce23">
            <text:p>0,4337</text:p>
          </table:table-cell>
          <table:table-cell office:value-type="float" office:value="9969" table:style-name="ce26">
            <text:p>9969</text:p>
          </table:table-cell>
          <table:table-cell office:value-type="float" office:value="2817" table:style-name="ce26">
            <text:p>2817</text:p>
          </table:table-cell>
          <table:table-cell office:value-type="float" office:value="0.28260000000000002" table:style-name="ce23">
            <text:p>0,2826</text:p>
          </table:table-cell>
          <table:table-cell office:value-type="float" office:value="93108" table:style-name="ce26">
            <text:p>93108</text:p>
          </table:table-cell>
          <table:table-cell office:value-type="float" office:value="76664" table:style-name="ce26">
            <text:p>76664</text:p>
          </table:table-cell>
          <table:table-cell office:value-type="float" office:value="0.82340000000000002" table:style-name="ce31">
            <text:p>0,8234</text:p>
          </table:table-cell>
          <table:table-cell office:value-type="float" office:value="103077" table:style-name="ce26">
            <text:p>103077</text:p>
          </table:table-cell>
          <table:table-cell office:value-type="float" office:value="79481" table:style-name="ce26">
            <text:p>79481</text:p>
          </table:table-cell>
          <table:table-cell office:value-type="float" office:value="0.77110000000000001" table:style-name="ce25">
            <text:p>0,7711</text:p>
          </table:table-cell>
          <table:table-cell office:value-type="float" office:value="3481" table:style-name="ce26">
            <text:p>3481</text:p>
          </table:table-cell>
          <table:table-cell office:value-type="float" office:value="7" table:style-name="ce26">
            <text:p>7</text:p>
          </table:table-cell>
          <table:table-cell office:value-type="float" office:value="2E-3" table:style-name="ce26">
            <text:p>0,002</text:p>
          </table:table-cell>
          <table:table-cell office:value-type="float" office:value="29698" table:style-name="ce26">
            <text:p>29698</text:p>
          </table:table-cell>
          <table:table-cell office:value-type="float" office:value="19352" table:style-name="ce26">
            <text:p>19352</text:p>
          </table:table-cell>
          <table:table-cell office:value-type="float" office:value="0.65159999999999996" table:style-name="ce26">
            <text:p>0,6516</text:p>
          </table:table-cell>
          <table:table-cell office:value-type="float" office:value="2501" table:style-name="ce26">
            <text:p>2501</text:p>
          </table:table-cell>
          <table:table-cell office:value-type="float" office:value="5836" table:style-name="ce26">
            <text:p>5836</text:p>
          </table:table-cell>
          <table:table-cell office:value-type="float" office:value="2.3334999999999999" table:style-name="ce26">
            <text:p>2,3335</text:p>
          </table:table-cell>
          <table:table-cell table:number-columns-repeated="16190"/>
        </table:table-row>
        <table:table-row table:style-name="ro3">
          <table:table-cell office:value-type="float" office:value="44" table:style-name="ce26">
            <text:p>44</text:p>
          </table:table-cell>
          <table:table-cell office:value-type="string" table:style-name="ce27">
            <text:p>REGIONAL GUAJIRA</text:p>
          </table:table-cell>
          <table:table-cell office:value-type="float" office:value="3252" table:style-name="ce26">
            <text:p>3252</text:p>
          </table:table-cell>
          <table:table-cell office:value-type="float" office:value="2838" table:style-name="ce26">
            <text:p>2838</text:p>
          </table:table-cell>
          <table:table-cell office:value-type="float" office:value="0.87270000000000003" table:style-name="ce22">
            <text:p>0,8727</text:p>
          </table:table-cell>
          <table:table-cell office:value-type="float" office:value="1738" table:style-name="ce26">
            <text:p>1738</text:p>
          </table:table-cell>
          <table:table-cell office:value-type="float" office:value="1746" table:style-name="ce26">
            <text:p>1746</text:p>
          </table:table-cell>
          <table:table-cell office:value-type="float" office:value="1.0045999999999999" table:style-name="ce18">
            <text:p>1,004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35" table:style-name="ce26">
            <text:p>135</text:p>
          </table:table-cell>
          <table:table-cell office:value-type="float" office:value="130" table:style-name="ce26">
            <text:p>130</text:p>
          </table:table-cell>
          <table:table-cell office:value-type="float" office:value="0.96299999999999997" table:style-name="ce18">
            <text:p>0,96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125" table:style-name="ce26">
            <text:p>5125</text:p>
          </table:table-cell>
          <table:table-cell office:value-type="float" office:value="4714" table:style-name="ce26">
            <text:p>4714</text:p>
          </table:table-cell>
          <table:table-cell office:value-type="float" office:value="0.91979999999999995" table:style-name="ce18">
            <text:p>0,9198</text:p>
          </table:table-cell>
          <table:table-cell office:value-type="float" office:value="5125" table:style-name="ce26">
            <text:p>5125</text:p>
          </table:table-cell>
          <table:table-cell office:value-type="float" office:value="4714" table:style-name="ce26">
            <text:p>4714</text:p>
          </table:table-cell>
          <table:table-cell office:value-type="float" office:value="0.91979999999999995" table:style-name="ce18">
            <text:p>0,9198</text:p>
          </table:table-cell>
          <table:table-cell office:value-type="float" office:value="232" table:style-name="ce26">
            <text:p>232</text:p>
          </table:table-cell>
          <table:table-cell office:value-type="float" office:value="172" table:style-name="ce26">
            <text:p>172</text:p>
          </table:table-cell>
          <table:table-cell office:value-type="float" office:value="0.74139999999999995" table:style-name="ce20">
            <text:p>0,7414</text:p>
          </table:table-cell>
          <table:table-cell office:value-type="float" office:value="91" table:style-name="ce26">
            <text:p>91</text:p>
          </table:table-cell>
          <table:table-cell office:value-type="float" office:value="125" table:style-name="ce26">
            <text:p>125</text:p>
          </table:table-cell>
          <table:table-cell office:value-type="float" office:value="1.3735999999999999" table:style-name="ce19">
            <text:p>1,3736</text:p>
          </table:table-cell>
          <table:table-cell office:value-type="float" office:value="30" table:style-name="ce26">
            <text:p>30</text:p>
          </table:table-cell>
          <table:table-cell office:value-type="float" office:value="53" table:style-name="ce26">
            <text:p>53</text:p>
          </table:table-cell>
          <table:table-cell office:value-type="float" office:value="1.7666999999999999" table:style-name="ce19">
            <text:p>1,7667</text:p>
          </table:table-cell>
          <table:table-cell office:value-type="float" office:value="353" table:style-name="ce26">
            <text:p>353</text:p>
          </table:table-cell>
          <table:table-cell office:value-type="float" office:value="350" table:style-name="ce26">
            <text:p>350</text:p>
          </table:table-cell>
          <table:table-cell office:value-type="float" office:value="0.99150000000000005" table:style-name="ce18">
            <text:p>0,9915</text:p>
          </table:table-cell>
          <table:table-cell office:value-type="float" office:value="923" table:style-name="ce26">
            <text:p>923</text:p>
          </table:table-cell>
          <table:table-cell office:value-type="float" office:value="409" table:style-name="ce26">
            <text:p>409</text:p>
          </table:table-cell>
          <table:table-cell office:value-type="float" office:value="0.44309999999999999" table:style-name="ce20">
            <text:p>0,4431</text:p>
          </table:table-cell>
          <table:table-cell office:value-type="float" office:value="15" table:style-name="ce26">
            <text:p>15</text:p>
          </table:table-cell>
          <table:table-cell office:value-type="float" office:value="31" table:style-name="ce26">
            <text:p>31</text:p>
          </table:table-cell>
          <table:table-cell office:value-type="float" office:value="2.0667" table:style-name="ce19">
            <text:p>2,066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38" table:style-name="ce26">
            <text:p>938</text:p>
          </table:table-cell>
          <table:table-cell office:value-type="float" office:value="440" table:style-name="ce26">
            <text:p>440</text:p>
          </table:table-cell>
          <table:table-cell office:value-type="float" office:value="0.46910000000000002" table:style-name="ce20">
            <text:p>0,4691</text:p>
          </table:table-cell>
          <table:table-cell office:value-type="float" office:value="5760" table:style-name="ce26">
            <text:p>5760</text:p>
          </table:table-cell>
          <table:table-cell office:value-type="float" office:value="5047" table:style-name="ce26">
            <text:p>5047</text:p>
          </table:table-cell>
          <table:table-cell office:value-type="float" office:value="0.87619999999999998" table:style-name="ce22">
            <text:p>0,8762</text:p>
          </table:table-cell>
          <table:table-cell office:value-type="float" office:value="762" table:style-name="ce26">
            <text:p>762</text:p>
          </table:table-cell>
          <table:table-cell office:value-type="float" office:value="755" table:style-name="ce26">
            <text:p>755</text:p>
          </table:table-cell>
          <table:table-cell office:value-type="float" office:value="0.99080000000000001" table:style-name="ce18">
            <text:p>0,9908</text:p>
          </table:table-cell>
          <table:table-cell office:value-type="float" office:value="738" table:style-name="ce26">
            <text:p>738</text:p>
          </table:table-cell>
          <table:table-cell office:value-type="float" office:value="939" table:style-name="ce26">
            <text:p>939</text:p>
          </table:table-cell>
          <table:table-cell office:value-type="float" office:value="1.2724" table:style-name="ce19">
            <text:p>1,2724</text:p>
          </table:table-cell>
          <table:table-cell office:value-type="float" office:value="200" table:style-name="ce26">
            <text:p>200</text:p>
          </table:table-cell>
          <table:table-cell office:value-type="float" office:value="160" table:style-name="ce26">
            <text:p>160</text:p>
          </table:table-cell>
          <table:table-cell office:value-type="float" office:value="0.8" table:style-name="ce20">
            <text:p>0,8</text:p>
          </table:table-cell>
          <table:table-cell office:value-type="float" office:value="6911" table:style-name="ce26">
            <text:p>6911</text:p>
          </table:table-cell>
          <table:table-cell office:value-type="float" office:value="7363" table:style-name="ce26">
            <text:p>7363</text:p>
          </table:table-cell>
          <table:table-cell office:value-type="float" office:value="1.0653999999999999" table:style-name="ce19">
            <text:p>1,0654</text:p>
          </table:table-cell>
          <table:table-cell office:value-type="float" office:value="14371" table:style-name="ce26">
            <text:p>14371</text:p>
          </table:table-cell>
          <table:table-cell office:value-type="float" office:value="14264" table:style-name="ce26">
            <text:p>14264</text:p>
          </table:table-cell>
          <table:table-cell office:value-type="float" office:value="0.99260000000000004" table:style-name="ce18">
            <text:p>0,9926</text:p>
          </table:table-cell>
          <table:table-cell office:value-type="float" office:value="120" table:style-name="ce26">
            <text:p>120</text:p>
          </table:table-cell>
          <table:table-cell office:value-type="float" office:value="96" table:style-name="ce26">
            <text:p>96</text:p>
          </table:table-cell>
          <table:table-cell office:value-type="float" office:value="0.8" table:style-name="ce20">
            <text:p>0,8</text:p>
          </table:table-cell>
          <table:table-cell office:value-type="float" office:value="15782" table:style-name="ce26">
            <text:p>15782</text:p>
          </table:table-cell>
          <table:table-cell office:value-type="float" office:value="15150" table:style-name="ce26">
            <text:p>15150</text:p>
          </table:table-cell>
          <table:table-cell office:value-type="float" office:value="0.96" table:style-name="ce18">
            <text:p>0,96</text:p>
          </table:table-cell>
          <table:table-cell office:value-type="float" office:value="20907" table:style-name="ce26">
            <text:p>20907</text:p>
          </table:table-cell>
          <table:table-cell office:value-type="float" office:value="19864" table:style-name="ce26">
            <text:p>19864</text:p>
          </table:table-cell>
          <table:table-cell office:value-type="float" office:value="0.95009999999999994" table:style-name="ce18">
            <text:p>0,9501</text:p>
          </table:table-cell>
          <table:table-cell office:value-type="float" office:value="12160" table:style-name="ce26">
            <text:p>12160</text:p>
          </table:table-cell>
          <table:table-cell office:value-type="float" office:value="6080" table:style-name="ce26">
            <text:p>6080</text:p>
          </table:table-cell>
          <table:table-cell office:value-type="float" office:value="0.5" table:style-name="ce20">
            <text:p>0,5</text:p>
          </table:table-cell>
          <table:table-cell office:value-type="float" office:value="58950" table:style-name="ce26">
            <text:p>58950</text:p>
          </table:table-cell>
          <table:table-cell office:value-type="float" office:value="65230" table:style-name="ce16">
            <text:p>65230</text:p>
          </table:table-cell>
          <table:table-cell office:value-type="float" office:value="1.1065" table:style-name="ce19">
            <text:p>1,1065</text:p>
          </table:table-cell>
          <table:table-cell office:value-type="float" office:value="7680" table:style-name="ce26">
            <text:p>7680</text:p>
          </table:table-cell>
          <table:table-cell office:value-type="float" office:value="6160" table:style-name="ce26">
            <text:p>6160</text:p>
          </table:table-cell>
          <table:table-cell office:value-type="float" office:value="0.80210000000000004" table:style-name="ce18">
            <text:p>0,802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680" table:style-name="ce26">
            <text:p>7680</text:p>
          </table:table-cell>
          <table:table-cell office:value-type="float" office:value="6160" table:style-name="ce26">
            <text:p>6160</text:p>
          </table:table-cell>
          <table:table-cell office:value-type="float" office:value="0.80210000000000004" table:style-name="ce18">
            <text:p>0,8021</text:p>
          </table:table-cell>
          <table:table-cell office:value-type="float" office:value="9834" table:style-name="ce16">
            <text:p>9834</text:p>
          </table:table-cell>
          <table:table-cell office:value-type="float" office:value="8864" table:style-name="ce16">
            <text:p>8864</text:p>
          </table:table-cell>
          <table:table-cell office:value-type="float" office:value="0.90139999999999998" table:style-name="ce18">
            <text:p>0,9014</text:p>
          </table:table-cell>
          <table:table-cell office:value-type="float" office:value="8450" table:style-name="ce26">
            <text:p>8450</text:p>
          </table:table-cell>
          <table:table-cell office:value-type="float" office:value="7441" table:style-name="ce26">
            <text:p>7441</text:p>
          </table:table-cell>
          <table:table-cell office:value-type="float" office:value="0.88060000000000005" table:style-name="ce18">
            <text:p>0,8806</text:p>
          </table:table-cell>
          <table:table-cell office:value-type="float" office:value="97074" table:style-name="ce16">
            <text:p>97074</text:p>
          </table:table-cell>
          <table:table-cell office:value-type="float" office:value="93775" table:style-name="ce16">
            <text:p>93775</text:p>
          </table:table-cell>
          <table:table-cell office:value-type="float" office:value="0.96599999999999997" table:style-name="ce18">
            <text:p>0,966</text:p>
          </table:table-cell>
          <table:table-cell office:value-type="float" office:value="117981" table:style-name="ce16">
            <text:p>117981</text:p>
          </table:table-cell>
          <table:table-cell office:value-type="float" office:value="113639" table:style-name="ce16">
            <text:p>113639</text:p>
          </table:table-cell>
          <table:table-cell office:value-type="float" office:value="0.96319999999999995" table:style-name="ce18">
            <text:p>0,9632</text:p>
          </table:table-cell>
          <table:table-cell office:value-type="float" office:value="10813" table:style-name="ce16">
            <text:p>10813</text:p>
          </table:table-cell>
          <table:table-cell office:value-type="float" office:value="10089" table:style-name="ce16">
            <text:p>10089</text:p>
          </table:table-cell>
          <table:table-cell office:value-type="float" office:value="0.93300000000000005" table:style-name="ce18">
            <text:p>0,933</text:p>
          </table:table-cell>
          <table:table-cell office:value-type="float" office:value="8680" table:style-name="ce26">
            <text:p>8680</text:p>
          </table:table-cell>
          <table:table-cell office:value-type="float" office:value="7654" table:style-name="ce26">
            <text:p>7654</text:p>
          </table:table-cell>
          <table:table-cell office:value-type="float" office:value="0.88180000000000003" table:style-name="ce18">
            <text:p>0,8818</text:p>
          </table:table-cell>
          <table:table-cell office:value-type="float" office:value="22340" table:style-name="ce26">
            <text:p>22340</text:p>
          </table:table-cell>
          <table:table-cell office:value-type="float" office:value="14741" table:style-name="ce26">
            <text:p>14741</text:p>
          </table:table-cell>
          <table:table-cell office:value-type="float" office:value="0.65980000000000005" table:style-name="ce20">
            <text:p>0,6598</text:p>
          </table:table-cell>
          <table:table-cell office:value-type="float" office:value="0.92" table:style-name="ce26">
            <text:p>0,92</text:p>
          </table:table-cell>
          <table:table-cell office:value-type="float" office:value="0.95120000000000005" table:style-name="ce26">
            <text:p>0,9512</text:p>
          </table:table-cell>
          <table:table-cell office:value-type="float" office:value="1.0339" table:style-name="ce26">
            <text:p>1,0339</text:p>
          </table:table-cell>
          <table:table-cell office:value-type="float" office:value="0.88" table:style-name="ce26">
            <text:p>0,88</text:p>
          </table:table-cell>
          <table:table-cell office:value-type="float" office:value="0.96540000000000004" table:style-name="ce26">
            <text:p>0,9654</text:p>
          </table:table-cell>
          <table:table-cell office:value-type="float" office:value="1.0971" table:style-name="ce26">
            <text:p>1,0971</text:p>
          </table:table-cell>
          <table:table-cell office:value-type="float" office:value="0.9" table:style-name="ce26">
            <text:p>0,9</text:p>
          </table:table-cell>
          <table:table-cell office:value-type="float" office:value="0.95189999999999997" table:style-name="ce26">
            <text:p>0,9519</text:p>
          </table:table-cell>
          <table:table-cell office:value-type="float" office:value="1.0576000000000001" table:style-name="ce26">
            <text:p>1,0576</text:p>
          </table:table-cell>
          <table:table-cell office:value-type="float" office:value="0.91" table:style-name="ce26">
            <text:p>0,91</text:p>
          </table:table-cell>
          <table:table-cell office:value-type="float" office:value="0.93159999999999998" table:style-name="ce26">
            <text:p>0,9316</text:p>
          </table:table-cell>
          <table:table-cell office:value-type="float" office:value="1.0237000000000001" table:style-name="ce26">
            <text:p>1,0237</text:p>
          </table:table-cell>
          <table:table-cell office:value-type="float" office:value="0.91" table:style-name="ce26">
            <text:p>0,91</text:p>
          </table:table-cell>
          <table:table-cell office:value-type="float" office:value="0.93640000000000001" table:style-name="ce26">
            <text:p>0,9364</text:p>
          </table:table-cell>
          <table:table-cell office:value-type="float" office:value="1.0289999999999999" table:style-name="ce26">
            <text:p>1,029</text:p>
          </table:table-cell>
          <table:table-cell office:value-type="float" office:value="0.91" table:style-name="ce26">
            <text:p>0,91</text:p>
          </table:table-cell>
          <table:table-cell office:value-type="float" office:value="0.93340000000000001" table:style-name="ce26">
            <text:p>0,9334</text:p>
          </table:table-cell>
          <table:table-cell office:value-type="float" office:value="1.0257000000000001" table:style-name="ce26">
            <text:p>1,0257</text:p>
          </table:table-cell>
          <table:table-cell office:value-type="float" office:value="0.91500000000000004" table:style-name="ce26">
            <text:p>0,915</text:p>
          </table:table-cell>
          <table:table-cell office:value-type="float" office:value="0.94789999999999996" table:style-name="ce26">
            <text:p>0,9479</text:p>
          </table:table-cell>
          <table:table-cell office:value-type="float" office:value="1.0359" table:style-name="ce26">
            <text:p>1,0359</text:p>
          </table:table-cell>
          <table:table-cell office:value-type="float" office:value="0.89500000000000002" table:style-name="ce26">
            <text:p>0,895</text:p>
          </table:table-cell>
          <table:table-cell office:value-type="float" office:value="0.94469999999999998" table:style-name="ce26">
            <text:p>0,9447</text:p>
          </table:table-cell>
          <table:table-cell office:value-type="float" office:value="1.0555000000000001" table:style-name="ce26">
            <text:p>1,0555</text:p>
          </table:table-cell>
          <table:table-cell office:value-type="float" office:value="0.90500000000000003" table:style-name="ce26">
            <text:p>0,905</text:p>
          </table:table-cell>
          <table:table-cell office:value-type="float" office:value="0.94750000000000001" table:style-name="ce26">
            <text:p>0,9475</text:p>
          </table:table-cell>
          <table:table-cell office:value-type="float" office:value="1.0468999999999999" table:style-name="ce26">
            <text:p>1,0469</text:p>
          </table:table-cell>
          <table:table-cell office:value-type="float" office:value="0.89" table:style-name="ce26">
            <text:p>0,89</text:p>
          </table:table-cell>
          <table:table-cell office:value-type="float" office:value="0.9405" table:style-name="ce26">
            <text:p>0,9405</text:p>
          </table:table-cell>
          <table:table-cell office:value-type="float" office:value="1.0568" table:style-name="ce26">
            <text:p>1,0568</text:p>
          </table:table-cell>
          <table:table-cell office:value-type="float" office:value="0.3" table:style-name="ce26">
            <text:p>0,3</text:p>
          </table:table-cell>
          <table:table-cell office:value-type="float" office:value="0.41" table:style-name="ce26">
            <text:p>0,41</text:p>
          </table:table-cell>
          <table:table-cell office:value-type="float" office:value="1.3666" table:style-name="ce26">
            <text:p>1,3666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87009999999999998" table:style-name="ce26">
            <text:p>0,8701</text:p>
          </table:table-cell>
          <table:table-cell office:value-type="float" office:value="1.4622999999999999" table:style-name="ce26">
            <text:p>1,4623</text:p>
          </table:table-cell>
          <table:table-cell office:value-type="float" office:value="0.90249999999999997" table:style-name="ce26">
            <text:p>0,9025</text:p>
          </table:table-cell>
          <table:table-cell office:value-type="float" office:value="0.94179999999999997" table:style-name="ce26">
            <text:p>0,9418</text:p>
          </table:table-cell>
          <table:table-cell office:value-type="float" office:value="1.0436000000000001" table:style-name="ce26">
            <text:p>1,0436</text:p>
          </table:table-cell>
          <table:table-cell office:value-type="float" office:value="0.59750000000000003" table:style-name="ce26">
            <text:p>0,5975</text:p>
          </table:table-cell>
          <table:table-cell office:value-type="float" office:value="0.49880000000000002" table:style-name="ce26">
            <text:p>0,4988</text:p>
          </table:table-cell>
          <table:table-cell office:value-type="float" office:value="0.83489999999999998" table:style-name="ce26">
            <text:p>0,8349</text:p>
          </table:table-cell>
          <table:table-cell office:value-type="float" office:value="0.75" table:style-name="ce26">
            <text:p>0,75</text:p>
          </table:table-cell>
          <table:table-cell office:value-type="float" office:value="0.88370000000000004" table:style-name="ce26">
            <text:p>0,8837</text:p>
          </table:table-cell>
          <table:table-cell office:value-type="float" office:value="1.1782999999999999" table:style-name="ce26">
            <text:p>1,1783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3" table:style-name="ce26">
            <text:p>0,3</text:p>
          </table:table-cell>
          <table:table-cell office:value-type="float" office:value="0.49399999999999999" table:style-name="ce26">
            <text:p>0,494</text:p>
          </table:table-cell>
          <table:table-cell office:value-type="float" office:value="1.6466000000000001" table:style-name="ce26">
            <text:p>1,6466</text:p>
          </table:table-cell>
          <table:table-cell office:value-type="float" office:value="0.3" table:style-name="ce26">
            <text:p>0,3</text:p>
          </table:table-cell>
          <table:table-cell office:value-type="float" office:value="0.49399999999999999" table:style-name="ce26">
            <text:p>0,494</text:p>
          </table:table-cell>
          <table:table-cell office:value-type="float" office:value="1.6466000000000001" table:style-name="ce26">
            <text:p>1,6466</text:p>
          </table:table-cell>
          <table:table-cell office:value-type="float" office:value="0.92" table:style-name="ce26">
            <text:p>0,92</text:p>
          </table:table-cell>
          <table:table-cell office:value-type="float" office:value="0.95309999999999995" table:style-name="ce26">
            <text:p>0,9531</text:p>
          </table:table-cell>
          <table:table-cell office:value-type="float" office:value="1.036" table:style-name="ce26">
            <text:p>1,036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5789999999999997" table:style-name="ce26">
            <text:p>0,9579</text:p>
          </table:table-cell>
          <table:table-cell office:value-type="float" office:value="1.5701000000000001" table:style-name="ce26">
            <text:p>1,5701</text:p>
          </table:table-cell>
          <table:table-cell office:value-type="float" office:value="6107" table:style-name="ce26">
            <text:p>6107</text:p>
          </table:table-cell>
          <table:table-cell office:value-type="float" office:value="1209" table:style-name="ce26">
            <text:p>1209</text:p>
          </table:table-cell>
          <table:table-cell office:value-type="float" office:value="0.19800000000000001" table:style-name="ce23">
            <text:p>0,198</text:p>
          </table:table-cell>
          <table:table-cell office:value-type="float" office:value="1425" table:style-name="ce26">
            <text:p>1425</text:p>
          </table:table-cell>
          <table:table-cell office:value-type="float" office:value="498" table:style-name="ce26">
            <text:p>498</text:p>
          </table:table-cell>
          <table:table-cell office:value-type="float" office:value="0.34949999999999998" table:style-name="ce23">
            <text:p>0,3495</text:p>
          </table:table-cell>
          <table:table-cell office:value-type="float" office:value="7532" table:style-name="ce26">
            <text:p>7532</text:p>
          </table:table-cell>
          <table:table-cell office:value-type="float" office:value="1707" table:style-name="ce26">
            <text:p>1707</text:p>
          </table:table-cell>
          <table:table-cell office:value-type="float" office:value="0.2266" table:style-name="ce23">
            <text:p>0,2266</text:p>
          </table:table-cell>
          <table:table-cell office:value-type="float" office:value="58376" table:style-name="ce26">
            <text:p>58376</text:p>
          </table:table-cell>
          <table:table-cell office:value-type="float" office:value="60056" table:style-name="ce26">
            <text:p>60056</text:p>
          </table:table-cell>
          <table:table-cell office:value-type="float" office:value="1.0287999999999999" table:style-name="ce30">
            <text:p>1,0288</text:p>
          </table:table-cell>
          <table:table-cell office:value-type="float" office:value="65908" table:style-name="ce26">
            <text:p>65908</text:p>
          </table:table-cell>
          <table:table-cell office:value-type="float" office:value="61763" table:style-name="ce26">
            <text:p>61763</text:p>
          </table:table-cell>
          <table:table-cell office:value-type="float" office:value="0.93710000000000004" table:style-name="ce25">
            <text:p>0,9371</text:p>
          </table:table-cell>
          <table:table-cell office:value-type="float" office:value="2832" table:style-name="ce26">
            <text:p>2832</text:p>
          </table:table-cell>
          <table:table-cell office:value-type="float" office:value="49" table:style-name="ce26">
            <text:p>49</text:p>
          </table:table-cell>
          <table:table-cell office:value-type="float" office:value="1.7299999999999999E-2" table:style-name="ce26">
            <text:p>0,0173</text:p>
          </table:table-cell>
          <table:table-cell office:value-type="float" office:value="8126" table:style-name="ce26">
            <text:p>8126</text:p>
          </table:table-cell>
          <table:table-cell office:value-type="float" office:value="6597" table:style-name="ce26">
            <text:p>6597</text:p>
          </table:table-cell>
          <table:table-cell office:value-type="float" office:value="0.81179999999999997" table:style-name="ce26">
            <text:p>0,8118</text:p>
          </table:table-cell>
          <table:table-cell office:value-type="float" office:value="5156" table:style-name="ce26">
            <text:p>5156</text:p>
          </table:table-cell>
          <table:table-cell office:value-type="float" office:value="5020" table:style-name="ce26">
            <text:p>5020</text:p>
          </table:table-cell>
          <table:table-cell office:value-type="float" office:value="0.97360000000000002" table:style-name="ce26">
            <text:p>0,9736</text:p>
          </table:table-cell>
          <table:table-cell table:number-columns-repeated="16190"/>
        </table:table-row>
        <table:table-row table:style-name="ro3">
          <table:table-cell office:value-type="float" office:value="47" table:style-name="ce26">
            <text:p>47</text:p>
          </table:table-cell>
          <table:table-cell office:value-type="string" table:style-name="ce27">
            <text:p>REGIONAL MAGDALENA</text:p>
          </table:table-cell>
          <table:table-cell office:value-type="float" office:value="2731" table:style-name="ce26">
            <text:p>2731</text:p>
          </table:table-cell>
          <table:table-cell office:value-type="float" office:value="1833" table:style-name="ce26">
            <text:p>1833</text:p>
          </table:table-cell>
          <table:table-cell office:value-type="float" office:value="0.67120000000000002" table:style-name="ce20">
            <text:p>0,6712</text:p>
          </table:table-cell>
          <table:table-cell office:value-type="float" office:value="3364" table:style-name="ce26">
            <text:p>3364</text:p>
          </table:table-cell>
          <table:table-cell office:value-type="float" office:value="3491" table:style-name="ce26">
            <text:p>3491</text:p>
          </table:table-cell>
          <table:table-cell office:value-type="float" office:value="1.0378000000000001" table:style-name="ce19">
            <text:p>1,0378</text:p>
          </table:table-cell>
          <table:table-cell office:value-type="float" office:value="213" table:style-name="ce26">
            <text:p>213</text:p>
          </table:table-cell>
          <table:table-cell office:value-type="float" office:value="87" table:style-name="ce26">
            <text:p>87</text:p>
          </table:table-cell>
          <table:table-cell office:value-type="float" office:value="0.40849999999999997" table:style-name="ce20">
            <text:p>0,4085</text:p>
          </table:table-cell>
          <table:table-cell office:value-type="float" office:value="143" table:style-name="ce26">
            <text:p>143</text:p>
          </table:table-cell>
          <table:table-cell office:value-type="float" office:value="143" table:style-name="ce26">
            <text:p>14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451" table:style-name="ce26">
            <text:p>6451</text:p>
          </table:table-cell>
          <table:table-cell office:value-type="float" office:value="5554" table:style-name="ce26">
            <text:p>5554</text:p>
          </table:table-cell>
          <table:table-cell office:value-type="float" office:value="0.86099999999999999" table:style-name="ce22">
            <text:p>0,861</text:p>
          </table:table-cell>
          <table:table-cell office:value-type="float" office:value="6451" table:style-name="ce26">
            <text:p>6451</text:p>
          </table:table-cell>
          <table:table-cell office:value-type="float" office:value="5554" table:style-name="ce26">
            <text:p>5554</text:p>
          </table:table-cell>
          <table:table-cell office:value-type="float" office:value="0.86099999999999999" table:style-name="ce22">
            <text:p>0,861</text:p>
          </table:table-cell>
          <table:table-cell office:value-type="float" office:value="50" table:style-name="ce26">
            <text:p>50</text:p>
          </table:table-cell>
          <table:table-cell office:value-type="float" office:value="47" table:style-name="ce26">
            <text:p>47</text:p>
          </table:table-cell>
          <table:table-cell office:value-type="float" office:value="0.94" table:style-name="ce18">
            <text:p>0,9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0" table:style-name="ce26">
            <text:p>50</text:p>
          </table:table-cell>
          <table:table-cell office:value-type="float" office:value="47" table:style-name="ce26">
            <text:p>47</text:p>
          </table:table-cell>
          <table:table-cell office:value-type="float" office:value="0.94" table:style-name="ce18">
            <text:p>0,9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946" table:style-name="ce26">
            <text:p>5946</text:p>
          </table:table-cell>
          <table:table-cell office:value-type="float" office:value="4412" table:style-name="ce26">
            <text:p>4412</text:p>
          </table:table-cell>
          <table:table-cell office:value-type="float" office:value="0.74199999999999999" table:style-name="ce20">
            <text:p>0,742</text:p>
          </table:table-cell>
          <table:table-cell office:value-type="float" office:value="1011" table:style-name="ce26">
            <text:p>1011</text:p>
          </table:table-cell>
          <table:table-cell office:value-type="float" office:value="875" table:style-name="ce26">
            <text:p>875</text:p>
          </table:table-cell>
          <table:table-cell office:value-type="float" office:value="0.86550000000000005" table:style-name="ce22">
            <text:p>0,8655</text:p>
          </table:table-cell>
          <table:table-cell office:value-type="float" office:value="463" table:style-name="ce26">
            <text:p>463</text:p>
          </table:table-cell>
          <table:table-cell office:value-type="float" office:value="350" table:style-name="ce26">
            <text:p>350</text:p>
          </table:table-cell>
          <table:table-cell office:value-type="float" office:value="0.75590000000000002" table:style-name="ce20">
            <text:p>0,7559</text:p>
          </table:table-cell>
          <table:table-cell office:value-type="float" office:value="332" table:style-name="ce26">
            <text:p>332</text:p>
          </table:table-cell>
          <table:table-cell office:value-type="float" office:value="277" table:style-name="ce26">
            <text:p>277</text:p>
          </table:table-cell>
          <table:table-cell office:value-type="float" office:value="0.83430000000000004" table:style-name="ce22">
            <text:p>0,8343</text:p>
          </table:table-cell>
          <table:table-cell office:value-type="float" office:value="14186" table:style-name="ce26">
            <text:p>14186</text:p>
          </table:table-cell>
          <table:table-cell office:value-type="float" office:value="13355" table:style-name="ce26">
            <text:p>13355</text:p>
          </table:table-cell>
          <table:table-cell office:value-type="float" office:value="0.94140000000000001" table:style-name="ce20">
            <text:p>0,9414</text:p>
          </table:table-cell>
          <table:table-cell office:value-type="float" office:value="21938" table:style-name="ce26">
            <text:p>21938</text:p>
          </table:table-cell>
          <table:table-cell office:value-type="float" office:value="19269" table:style-name="ce26">
            <text:p>19269</text:p>
          </table:table-cell>
          <table:table-cell office:value-type="float" office:value="0.87829999999999997" table:style-name="ce22">
            <text:p>0,878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1988" table:style-name="ce26">
            <text:p>21988</text:p>
          </table:table-cell>
          <table:table-cell office:value-type="float" office:value="19316" table:style-name="ce26">
            <text:p>19316</text:p>
          </table:table-cell>
          <table:table-cell office:value-type="float" office:value="0.87849999999999995" table:style-name="ce22">
            <text:p>0,8785</text:p>
          </table:table-cell>
          <table:table-cell office:value-type="float" office:value="28439" table:style-name="ce26">
            <text:p>28439</text:p>
          </table:table-cell>
          <table:table-cell office:value-type="float" office:value="24870" table:style-name="ce26">
            <text:p>24870</text:p>
          </table:table-cell>
          <table:table-cell office:value-type="float" office:value="0.87450000000000006" table:style-name="ce22">
            <text:p>0,8745</text:p>
          </table:table-cell>
          <table:table-cell office:value-type="float" office:value="28320" table:style-name="ce26">
            <text:p>28320</text:p>
          </table:table-cell>
          <table:table-cell office:value-type="float" office:value="21680" table:style-name="ce26">
            <text:p>21680</text:p>
          </table:table-cell>
          <table:table-cell office:value-type="float" office:value="0.76549999999999996" table:style-name="ce22">
            <text:p>0,7655</text:p>
          </table:table-cell>
          <table:table-cell office:value-type="float" office:value="36170" table:style-name="ce26">
            <text:p>36170</text:p>
          </table:table-cell>
          <table:table-cell office:value-type="float" office:value="31440" table:style-name="ce16">
            <text:p>31440</text:p>
          </table:table-cell>
          <table:table-cell office:value-type="float" office:value="0.86919999999999997" table:style-name="ce18">
            <text:p>0,8692</text:p>
          </table:table-cell>
          <table:table-cell office:value-type="float" office:value="7680" table:style-name="ce26">
            <text:p>7680</text:p>
          </table:table-cell>
          <table:table-cell office:value-type="float" office:value="6240" table:style-name="ce26">
            <text:p>6240</text:p>
          </table:table-cell>
          <table:table-cell office:value-type="float" office:value="0.8125" table:style-name="ce18">
            <text:p>0,8125</text:p>
          </table:table-cell>
          <table:table-cell office:value-type="float" office:value="660" table:style-name="ce26">
            <text:p>660</text:p>
          </table:table-cell>
          <table:table-cell office:value-type="float" office:value="571" table:style-name="ce26">
            <text:p>571</text:p>
          </table:table-cell>
          <table:table-cell office:value-type="float" office:value="0.86519999999999997" table:style-name="ce18">
            <text:p>0,8652</text:p>
          </table:table-cell>
          <table:table-cell office:value-type="float" office:value="8340" table:style-name="ce26">
            <text:p>8340</text:p>
          </table:table-cell>
          <table:table-cell office:value-type="float" office:value="6811" table:style-name="ce26">
            <text:p>6811</text:p>
          </table:table-cell>
          <table:table-cell office:value-type="float" office:value="0.81669999999999998" table:style-name="ce18">
            <text:p>0,8167</text:p>
          </table:table-cell>
          <table:table-cell office:value-type="float" office:value="4855" table:style-name="ce16">
            <text:p>4855</text:p>
          </table:table-cell>
          <table:table-cell office:value-type="float" office:value="5264" table:style-name="ce16">
            <text:p>5264</text:p>
          </table:table-cell>
          <table:table-cell office:value-type="float" office:value="1.0842000000000001" table:style-name="ce19">
            <text:p>1,0842</text:p>
          </table:table-cell>
          <table:table-cell office:value-type="float" office:value="750" table:style-name="ce26">
            <text:p>750</text:p>
          </table:table-cell>
          <table:table-cell office:value-type="float" office:value="1108" table:style-name="ce26">
            <text:p>1108</text:p>
          </table:table-cell>
          <table:table-cell office:value-type="float" office:value="1.4773000000000001" table:style-name="ce19">
            <text:p>1,4773</text:p>
          </table:table-cell>
          <table:table-cell office:value-type="float" office:value="78435" table:style-name="ce16">
            <text:p>78435</text:p>
          </table:table-cell>
          <table:table-cell office:value-type="float" office:value="66303" table:style-name="ce16">
            <text:p>66303</text:p>
          </table:table-cell>
          <table:table-cell office:value-type="float" office:value="0.84530000000000005" table:style-name="ce18">
            <text:p>0,8453</text:p>
          </table:table-cell>
          <table:table-cell office:value-type="float" office:value="106874" table:style-name="ce16">
            <text:p>106874</text:p>
          </table:table-cell>
          <table:table-cell office:value-type="float" office:value="91173" table:style-name="ce16">
            <text:p>91173</text:p>
          </table:table-cell>
          <table:table-cell office:value-type="float" office:value="0.85309999999999997" table:style-name="ce18">
            <text:p>0,8531</text:p>
          </table:table-cell>
          <table:table-cell office:value-type="float" office:value="5461" table:style-name="ce16">
            <text:p>5461</text:p>
          </table:table-cell>
          <table:table-cell office:value-type="float" office:value="5757" table:style-name="ce16">
            <text:p>5757</text:p>
          </table:table-cell>
          <table:table-cell office:value-type="float" office:value="1.0542" table:style-name="ce19">
            <text:p>1,0542</text:p>
          </table:table-cell>
          <table:table-cell office:value-type="float" office:value="1082" table:style-name="ce26">
            <text:p>1082</text:p>
          </table:table-cell>
          <table:table-cell office:value-type="float" office:value="1385" table:style-name="ce26">
            <text:p>1385</text:p>
          </table:table-cell>
          <table:table-cell office:value-type="float" office:value="1.28" table:style-name="ce19">
            <text:p>1,28</text:p>
          </table:table-cell>
          <table:table-cell office:value-type="float" office:value="40375" table:style-name="ce26">
            <text:p>40375</text:p>
          </table:table-cell>
          <table:table-cell office:value-type="float" office:value="32286" table:style-name="ce26">
            <text:p>32286</text:p>
          </table:table-cell>
          <table:table-cell office:value-type="float" office:value="0.79969999999999997" table:style-name="ce22">
            <text:p>0,7997</text:p>
          </table:table-cell>
          <table:table-cell office:value-type="float" office:value="0.95" table:style-name="ce26">
            <text:p>0,95</text:p>
          </table:table-cell>
          <table:table-cell office:value-type="float" office:value="0.95650000000000002" table:style-name="ce26">
            <text:p>0,9565</text:p>
          </table:table-cell>
          <table:table-cell office:value-type="float" office:value="1.0067999999999999" table:style-name="ce26">
            <text:p>1,0068</text:p>
          </table:table-cell>
          <table:table-cell office:value-type="float" office:value="0.95" table:style-name="ce26">
            <text:p>0,95</text:p>
          </table:table-cell>
          <table:table-cell office:value-type="float" office:value="0.97940000000000005" table:style-name="ce26">
            <text:p>0,9794</text:p>
          </table:table-cell>
          <table:table-cell office:value-type="float" office:value="1.0309999999999999" table:style-name="ce26">
            <text:p>1,031</text:p>
          </table:table-cell>
          <table:table-cell office:value-type="float" office:value="0.95" table:style-name="ce26">
            <text:p>0,95</text:p>
          </table:table-cell>
          <table:table-cell office:value-type="float" office:value="0.95750000000000002" table:style-name="ce26">
            <text:p>0,9575</text:p>
          </table:table-cell>
          <table:table-cell office:value-type="float" office:value="1.0079" table:style-name="ce26">
            <text:p>1,0079</text:p>
          </table:table-cell>
          <table:table-cell office:value-type="float" office:value="0.99" table:style-name="ce26">
            <text:p>0,99</text:p>
          </table:table-cell>
          <table:table-cell office:value-type="float" office:value="0.96609999999999996" table:style-name="ce26">
            <text:p>0,9661</text:p>
          </table:table-cell>
          <table:table-cell office:value-type="float" office:value="0.9758" table:style-name="ce26">
            <text:p>0,9758</text:p>
          </table:table-cell>
          <table:table-cell office:value-type="float" office:value="0.93" table:style-name="ce26">
            <text:p>0,93</text:p>
          </table:table-cell>
          <table:table-cell office:value-type="float" office:value="0.95740000000000003" table:style-name="ce26">
            <text:p>0,9574</text:p>
          </table:table-cell>
          <table:table-cell office:value-type="float" office:value="1.0295000000000001" table:style-name="ce26">
            <text:p>1,0295</text:p>
          </table:table-cell>
          <table:table-cell office:value-type="float" office:value="0.96" table:style-name="ce26">
            <text:p>0,96</text:p>
          </table:table-cell>
          <table:table-cell office:value-type="float" office:value="0.96060000000000001" table:style-name="ce26">
            <text:p>0,9606</text:p>
          </table:table-cell>
          <table:table-cell office:value-type="float" office:value="1.0006999999999999" table:style-name="ce26">
            <text:p>1,0007</text:p>
          </table:table-cell>
          <table:table-cell office:value-type="float" office:value="0.97" table:style-name="ce26">
            <text:p>0,97</text:p>
          </table:table-cell>
          <table:table-cell office:value-type="float" office:value="0.95740000000000003" table:style-name="ce26">
            <text:p>0,9574</text:p>
          </table:table-cell>
          <table:table-cell office:value-type="float" office:value="0.98699999999999999" table:style-name="ce26">
            <text:p>0,987</text:p>
          </table:table-cell>
          <table:table-cell office:value-type="float" office:value="0.94" table:style-name="ce26">
            <text:p>0,94</text:p>
          </table:table-cell>
          <table:table-cell office:value-type="float" office:value="0.96189999999999998" table:style-name="ce26">
            <text:p>0,9619</text:p>
          </table:table-cell>
          <table:table-cell office:value-type="float" office:value="1.0233000000000001" table:style-name="ce26">
            <text:p>1,0233</text:p>
          </table:table-cell>
          <table:table-cell office:value-type="float" office:value="0.95499999999999996" table:style-name="ce26">
            <text:p>0,955</text:p>
          </table:table-cell>
          <table:table-cell office:value-type="float" office:value="0.95820000000000005" table:style-name="ce26">
            <text:p>0,9582</text:p>
          </table:table-cell>
          <table:table-cell office:value-type="float" office:value="1.0033000000000001" table:style-name="ce26">
            <text:p>1,0033</text:p>
          </table:table-cell>
          <table:table-cell office:value-type="float" office:value="0.78" table:style-name="ce26">
            <text:p>0,78</text:p>
          </table:table-cell>
          <table:table-cell office:value-type="float" office:value="0.91569999999999996" table:style-name="ce26">
            <text:p>0,9157</text:p>
          </table:table-cell>
          <table:table-cell office:value-type="float" office:value="1.1738999999999999" table:style-name="ce26">
            <text:p>1,1739</text:p>
          </table:table-cell>
          <table:table-cell office:value-type="float" office:value="0.32" table:style-name="ce26">
            <text:p>0,32</text:p>
          </table:table-cell>
          <table:table-cell office:value-type="float" office:value="0.3075" table:style-name="ce26">
            <text:p>0,3075</text:p>
          </table:table-cell>
          <table:table-cell office:value-type="float" office:value="0.96089999999999998" table:style-name="ce26">
            <text:p>0,9609</text:p>
          </table:table-cell>
          <table:table-cell office:value-type="float" office:value="0.55000000000000004" table:style-name="ce26">
            <text:p>0,55</text:p>
          </table:table-cell>
          <table:table-cell office:value-type="float" office:value="0.65659999999999996" table:style-name="ce26">
            <text:p>0,6566</text:p>
          </table:table-cell>
          <table:table-cell office:value-type="float" office:value="1.1939" table:style-name="ce26">
            <text:p>1,1939</text:p>
          </table:table-cell>
          <table:table-cell office:value-type="float" office:value="0.875" table:style-name="ce26">
            <text:p>0,875</text:p>
          </table:table-cell>
          <table:table-cell office:value-type="float" office:value="0.9304" table:style-name="ce26">
            <text:p>0,9304</text:p>
          </table:table-cell>
          <table:table-cell office:value-type="float" office:value="1.0632999999999999" table:style-name="ce26">
            <text:p>1,0633</text:p>
          </table:table-cell>
          <table:table-cell office:value-type="float" office:value="0.63" table:style-name="ce26">
            <text:p>0,63</text:p>
          </table:table-cell>
          <table:table-cell office:value-type="float" office:value="0.39489999999999997" table:style-name="ce26">
            <text:p>0,3949</text:p>
          </table:table-cell>
          <table:table-cell office:value-type="float" office:value="0.62680000000000002" table:style-name="ce26">
            <text:p>0,6268</text:p>
          </table:table-cell>
          <table:table-cell office:value-type="float" office:value="0.75249999999999995" table:style-name="ce26">
            <text:p>0,7525</text:p>
          </table:table-cell>
          <table:table-cell office:value-type="float" office:value="0.73939999999999995" table:style-name="ce26">
            <text:p>0,7394</text:p>
          </table:table-cell>
          <table:table-cell office:value-type="float" office:value="0.98260000000000003" table:style-name="ce26">
            <text:p>0,9826</text:p>
          </table:table-cell>
          <table:table-cell office:value-type="float" office:value="0.85" table:style-name="ce26">
            <text:p>0,85</text:p>
          </table:table-cell>
          <table:table-cell office:value-type="float" office:value="0.8266" table:style-name="ce26">
            <text:p>0,8266</text:p>
          </table:table-cell>
          <table:table-cell office:value-type="float" office:value="0.97250000000000003" table:style-name="ce26">
            <text:p>0,9725</text:p>
          </table:table-cell>
          <table:table-cell office:value-type="float" office:value="0.38" table:style-name="ce26">
            <text:p>0,38</text:p>
          </table:table-cell>
          <table:table-cell office:value-type="float" office:value="0.4224" table:style-name="ce26">
            <text:p>0,4224</text:p>
          </table:table-cell>
          <table:table-cell office:value-type="float" office:value="1.1116999999999999" table:style-name="ce26">
            <text:p>1,1117</text:p>
          </table:table-cell>
          <table:table-cell office:value-type="float" office:value="0.61499999999999999" table:style-name="ce26">
            <text:p>0,615</text:p>
          </table:table-cell>
          <table:table-cell office:value-type="float" office:value="0.45629999999999998" table:style-name="ce26">
            <text:p>0,4563</text:p>
          </table:table-cell>
          <table:table-cell office:value-type="float" office:value="0.74199999999999999" table:style-name="ce26">
            <text:p>0,742</text:p>
          </table:table-cell>
          <table:table-cell office:value-type="float" office:value="0.94" table:style-name="ce26">
            <text:p>0,94</text:p>
          </table:table-cell>
          <table:table-cell office:value-type="float" office:value="0.93689999999999996" table:style-name="ce26">
            <text:p>0,9369</text:p>
          </table:table-cell>
          <table:table-cell office:value-type="float" office:value="0.99680000000000002" table:style-name="ce26">
            <text:p>0,9968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9419999999999997" table:style-name="ce26">
            <text:p>0,9942</text:p>
          </table:table-cell>
          <table:table-cell office:value-type="float" office:value="1.6295999999999999" table:style-name="ce26">
            <text:p>1,6296</text:p>
          </table:table-cell>
          <table:table-cell office:value-type="float" office:value="8852" table:style-name="ce26">
            <text:p>8852</text:p>
          </table:table-cell>
          <table:table-cell office:value-type="float" office:value="1150" table:style-name="ce26">
            <text:p>1150</text:p>
          </table:table-cell>
          <table:table-cell office:value-type="float" office:value="0.12989999999999999" table:style-name="ce23">
            <text:p>0,1299</text:p>
          </table:table-cell>
          <table:table-cell office:value-type="float" office:value="1262" table:style-name="ce26">
            <text:p>1262</text:p>
          </table:table-cell>
          <table:table-cell office:value-type="float" office:value="438" table:style-name="ce26">
            <text:p>438</text:p>
          </table:table-cell>
          <table:table-cell office:value-type="float" office:value="0.34710000000000002" table:style-name="ce23">
            <text:p>0,3471</text:p>
          </table:table-cell>
          <table:table-cell office:value-type="float" office:value="10114" table:style-name="ce26">
            <text:p>10114</text:p>
          </table:table-cell>
          <table:table-cell office:value-type="float" office:value="1588" table:style-name="ce26">
            <text:p>1588</text:p>
          </table:table-cell>
          <table:table-cell office:value-type="float" office:value="0.157" table:style-name="ce23">
            <text:p>0,157</text:p>
          </table:table-cell>
          <table:table-cell office:value-type="float" office:value="40610" table:style-name="ce26">
            <text:p>40610</text:p>
          </table:table-cell>
          <table:table-cell office:value-type="float" office:value="32665" table:style-name="ce26">
            <text:p>32665</text:p>
          </table:table-cell>
          <table:table-cell office:value-type="float" office:value="0.8044" table:style-name="ce31">
            <text:p>0,8044</text:p>
          </table:table-cell>
          <table:table-cell office:value-type="float" office:value="50724" table:style-name="ce26">
            <text:p>50724</text:p>
          </table:table-cell>
          <table:table-cell office:value-type="float" office:value="34253" table:style-name="ce26">
            <text:p>34253</text:p>
          </table:table-cell>
          <table:table-cell office:value-type="float" office:value="0.67530000000000001" table:style-name="ce29">
            <text:p>0,6753</text:p>
          </table:table-cell>
          <table:table-cell office:value-type="float" office:value="5460" table:style-name="ce26">
            <text:p>5460</text:p>
          </table:table-cell>
          <table:table-cell office:value-type="float" office:value="100" table:style-name="ce26">
            <text:p>100</text:p>
          </table:table-cell>
          <table:table-cell office:value-type="float" office:value="1.83E-2" table:style-name="ce26">
            <text:p>0,0183</text:p>
          </table:table-cell>
          <table:table-cell office:value-type="float" office:value="4019" table:style-name="ce26">
            <text:p>4019</text:p>
          </table:table-cell>
          <table:table-cell office:value-type="float" office:value="3178" table:style-name="ce26">
            <text:p>3178</text:p>
          </table:table-cell>
          <table:table-cell office:value-type="float" office:value="0.79069999999999996" table:style-name="ce26">
            <text:p>0,7907</text:p>
          </table:table-cell>
          <table:table-cell office:value-type="float" office:value="458" table:style-name="ce26">
            <text:p>458</text:p>
          </table:table-cell>
          <table:table-cell office:value-type="float" office:value="1003" table:style-name="ce26">
            <text:p>1003</text:p>
          </table:table-cell>
          <table:table-cell office:value-type="float" office:value="2.19" table:style-name="ce26">
            <text:p>2,19</text:p>
          </table:table-cell>
          <table:table-cell table:number-columns-repeated="16190"/>
        </table:table-row>
        <table:table-row table:style-name="ro3">
          <table:table-cell office:value-type="float" office:value="50" table:style-name="ce26">
            <text:p>50</text:p>
          </table:table-cell>
          <table:table-cell office:value-type="string" table:style-name="ce27">
            <text:p>REGIONAL META</text:p>
          </table:table-cell>
          <table:table-cell office:value-type="float" office:value="3245" table:style-name="ce26">
            <text:p>3245</text:p>
          </table:table-cell>
          <table:table-cell office:value-type="float" office:value="3147" table:style-name="ce26">
            <text:p>3147</text:p>
          </table:table-cell>
          <table:table-cell office:value-type="float" office:value="0.9698" table:style-name="ce18">
            <text:p>0,9698</text:p>
          </table:table-cell>
          <table:table-cell office:value-type="float" office:value="858" table:style-name="ce26">
            <text:p>858</text:p>
          </table:table-cell>
          <table:table-cell office:value-type="float" office:value="830" table:style-name="ce26">
            <text:p>830</text:p>
          </table:table-cell>
          <table:table-cell office:value-type="float" office:value="0.96740000000000004" table:style-name="ce18">
            <text:p>0,9674</text:p>
          </table:table-cell>
          <table:table-cell office:value-type="float" office:value="75" table:style-name="ce26">
            <text:p>75</text:p>
          </table:table-cell>
          <table:table-cell office:value-type="float" office:value="55" table:style-name="ce26">
            <text:p>55</text:p>
          </table:table-cell>
          <table:table-cell office:value-type="float" office:value="0.73329999999999995" table:style-name="ce20">
            <text:p>0,7333</text:p>
          </table:table-cell>
          <table:table-cell office:value-type="float" office:value="16" table:style-name="ce26">
            <text:p>16</text:p>
          </table:table-cell>
          <table:table-cell office:value-type="float" office:value="36" table:style-name="ce26">
            <text:p>36</text:p>
          </table:table-cell>
          <table:table-cell office:value-type="float" office:value="2.25" table:style-name="ce19">
            <text:p>2,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194" table:style-name="ce26">
            <text:p>4194</text:p>
          </table:table-cell>
          <table:table-cell office:value-type="float" office:value="4068" table:style-name="ce26">
            <text:p>4068</text:p>
          </table:table-cell>
          <table:table-cell office:value-type="float" office:value="0.97" table:style-name="ce18">
            <text:p>0,97</text:p>
          </table:table-cell>
          <table:table-cell office:value-type="float" office:value="4194" table:style-name="ce26">
            <text:p>4194</text:p>
          </table:table-cell>
          <table:table-cell office:value-type="float" office:value="4068" table:style-name="ce26">
            <text:p>4068</text:p>
          </table:table-cell>
          <table:table-cell office:value-type="float" office:value="0.97" table:style-name="ce18">
            <text:p>0,97</text:p>
          </table:table-cell>
          <table:table-cell office:value-type="float" office:value="182" table:style-name="ce26">
            <text:p>182</text:p>
          </table:table-cell>
          <table:table-cell office:value-type="float" office:value="140" table:style-name="ce26">
            <text:p>140</text:p>
          </table:table-cell>
          <table:table-cell office:value-type="float" office:value="0.76919999999999999" table:style-name="ce20">
            <text:p>0,769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2" table:style-name="ce26">
            <text:p>182</text:p>
          </table:table-cell>
          <table:table-cell office:value-type="float" office:value="140" table:style-name="ce26">
            <text:p>140</text:p>
          </table:table-cell>
          <table:table-cell office:value-type="float" office:value="0.76919999999999999" table:style-name="ce20">
            <text:p>0,7692</text:p>
          </table:table-cell>
          <table:table-cell office:value-type="float" office:value="134" table:style-name="ce26">
            <text:p>134</text:p>
          </table:table-cell>
          <table:table-cell office:value-type="float" office:value="67" table:style-name="ce26">
            <text:p>67</text:p>
          </table:table-cell>
          <table:table-cell office:value-type="float" office:value="0.5" table:style-name="ce20">
            <text:p>0,5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64" table:style-name="ce26">
            <text:p>164</text:p>
          </table:table-cell>
          <table:table-cell office:value-type="float" office:value="82" table:style-name="ce26">
            <text:p>82</text:p>
          </table:table-cell>
          <table:table-cell office:value-type="float" office:value="0.5" table:style-name="ce20">
            <text:p>0,5</text:p>
          </table:table-cell>
          <table:table-cell office:value-type="float" office:value="4636" table:style-name="ce26">
            <text:p>4636</text:p>
          </table:table-cell>
          <table:table-cell office:value-type="float" office:value="4192" table:style-name="ce26">
            <text:p>4192</text:p>
          </table:table-cell>
          <table:table-cell office:value-type="float" office:value="0.9042" table:style-name="ce18">
            <text:p>0,9042</text:p>
          </table:table-cell>
          <table:table-cell office:value-type="float" office:value="716" table:style-name="ce26">
            <text:p>716</text:p>
          </table:table-cell>
          <table:table-cell office:value-type="float" office:value="666" table:style-name="ce26">
            <text:p>666</text:p>
          </table:table-cell>
          <table:table-cell office:value-type="float" office:value="0.93020000000000003" table:style-name="ce18">
            <text:p>0,9302</text:p>
          </table:table-cell>
          <table:table-cell office:value-type="float" office:value="383" table:style-name="ce26">
            <text:p>383</text:p>
          </table:table-cell>
          <table:table-cell office:value-type="float" office:value="384" table:style-name="ce26">
            <text:p>384</text:p>
          </table:table-cell>
          <table:table-cell office:value-type="float" office:value="1.0025999999999999" table:style-name="ce19">
            <text:p>1,0026</text:p>
          </table:table-cell>
          <table:table-cell office:value-type="float" office:value="30" table:style-name="ce26">
            <text:p>30</text:p>
          </table:table-cell>
          <table:table-cell office:value-type="float" office:value="51" table:style-name="ce26">
            <text:p>51</text:p>
          </table:table-cell>
          <table:table-cell office:value-type="float" office:value="1.7" table:style-name="ce19">
            <text:p>1,7</text:p>
          </table:table-cell>
          <table:table-cell office:value-type="float" office:value="12251" table:style-name="ce26">
            <text:p>12251</text:p>
          </table:table-cell>
          <table:table-cell office:value-type="float" office:value="11366" table:style-name="ce26">
            <text:p>11366</text:p>
          </table:table-cell>
          <table:table-cell office:value-type="float" office:value="0.92779999999999996" table:style-name="ce20">
            <text:p>0,9278</text:p>
          </table:table-cell>
          <table:table-cell office:value-type="float" office:value="18016" table:style-name="ce26">
            <text:p>18016</text:p>
          </table:table-cell>
          <table:table-cell office:value-type="float" office:value="16659" table:style-name="ce26">
            <text:p>16659</text:p>
          </table:table-cell>
          <table:table-cell office:value-type="float" office:value="0.92469999999999997" table:style-name="ce18">
            <text:p>0,924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362" table:style-name="ce26">
            <text:p>18362</text:p>
          </table:table-cell>
          <table:table-cell office:value-type="float" office:value="16881" table:style-name="ce26">
            <text:p>16881</text:p>
          </table:table-cell>
          <table:table-cell office:value-type="float" office:value="0.91930000000000001" table:style-name="ce18">
            <text:p>0,9193</text:p>
          </table:table-cell>
          <table:table-cell office:value-type="float" office:value="22556" table:style-name="ce26">
            <text:p>22556</text:p>
          </table:table-cell>
          <table:table-cell office:value-type="float" office:value="20949" table:style-name="ce26">
            <text:p>20949</text:p>
          </table:table-cell>
          <table:table-cell office:value-type="float" office:value="0.92879999999999996" table:style-name="ce18">
            <text:p>0,9288</text:p>
          </table:table-cell>
          <table:table-cell office:value-type="float" office:value="17120" table:style-name="ce26">
            <text:p>17120</text:p>
          </table:table-cell>
          <table:table-cell office:value-type="float" office:value="10880" table:style-name="ce26">
            <text:p>10880</text:p>
          </table:table-cell>
          <table:table-cell office:value-type="float" office:value="0.63549999999999995" table:style-name="ce20">
            <text:p>0,6355</text:p>
          </table:table-cell>
          <table:table-cell office:value-type="float" office:value="40630" table:style-name="ce26">
            <text:p>40630</text:p>
          </table:table-cell>
          <table:table-cell office:value-type="float" office:value="29766" table:style-name="ce16">
            <text:p>29766</text:p>
          </table:table-cell>
          <table:table-cell office:value-type="float" office:value="0.73260000000000003" table:style-name="ce20">
            <text:p>0,7326</text:p>
          </table:table-cell>
          <table:table-cell office:value-type="float" office:value="7680" table:style-name="ce26">
            <text:p>7680</text:p>
          </table:table-cell>
          <table:table-cell office:value-type="float" office:value="6480" table:style-name="ce26">
            <text:p>6480</text:p>
          </table:table-cell>
          <table:table-cell office:value-type="float" office:value="0.84379999999999999" table:style-name="ce18">
            <text:p>0,8438</text:p>
          </table:table-cell>
          <table:table-cell office:value-type="float" office:value="655" table:style-name="ce26">
            <text:p>655</text:p>
          </table:table-cell>
          <table:table-cell office:value-type="float" office:value="849" table:style-name="ce26">
            <text:p>849</text:p>
          </table:table-cell>
          <table:table-cell office:value-type="float" office:value="1.2962" table:style-name="ce19">
            <text:p>1,2962</text:p>
          </table:table-cell>
          <table:table-cell office:value-type="float" office:value="8335" table:style-name="ce26">
            <text:p>8335</text:p>
          </table:table-cell>
          <table:table-cell office:value-type="float" office:value="7329" table:style-name="ce26">
            <text:p>7329</text:p>
          </table:table-cell>
          <table:table-cell office:value-type="float" office:value="0.87929999999999997" table:style-name="ce18">
            <text:p>0,8793</text:p>
          </table:table-cell>
          <table:table-cell office:value-type="float" office:value="6253" table:style-name="ce16">
            <text:p>6253</text:p>
          </table:table-cell>
          <table:table-cell office:value-type="float" office:value="8608" table:style-name="ce16">
            <text:p>8608</text:p>
          </table:table-cell>
          <table:table-cell office:value-type="float" office:value="1.3766" table:style-name="ce19">
            <text:p>1,3766</text:p>
          </table:table-cell>
          <table:table-cell office:value-type="float" office:value="750" table:style-name="ce26">
            <text:p>750</text:p>
          </table:table-cell>
          <table:table-cell office:value-type="float" office:value="1256" table:style-name="ce26">
            <text:p>1256</text:p>
          </table:table-cell>
          <table:table-cell office:value-type="float" office:value="1.6747000000000001" table:style-name="ce19">
            <text:p>1,6747</text:p>
          </table:table-cell>
          <table:table-cell office:value-type="float" office:value="73088" table:style-name="ce16">
            <text:p>73088</text:p>
          </table:table-cell>
          <table:table-cell office:value-type="float" office:value="57839" table:style-name="ce16">
            <text:p>57839</text:p>
          </table:table-cell>
          <table:table-cell office:value-type="float" office:value="0.79139999999999999" table:style-name="ce22">
            <text:p>0,7914</text:p>
          </table:table-cell>
          <table:table-cell office:value-type="float" office:value="95644" table:style-name="ce16">
            <text:p>95644</text:p>
          </table:table-cell>
          <table:table-cell office:value-type="float" office:value="78788" table:style-name="ce16">
            <text:p>78788</text:p>
          </table:table-cell>
          <table:table-cell office:value-type="float" office:value="0.82379999999999998" table:style-name="ce22">
            <text:p>0,8238</text:p>
          </table:table-cell>
          <table:table-cell office:value-type="float" office:value="6667" table:style-name="ce16">
            <text:p>6667</text:p>
          </table:table-cell>
          <table:table-cell office:value-type="float" office:value="9043" table:style-name="ce16">
            <text:p>9043</text:p>
          </table:table-cell>
          <table:table-cell office:value-type="float" office:value="1.3564000000000001" table:style-name="ce19">
            <text:p>1,3564</text:p>
          </table:table-cell>
          <table:table-cell office:value-type="float" office:value="795" table:style-name="ce26">
            <text:p>795</text:p>
          </table:table-cell>
          <table:table-cell office:value-type="float" office:value="1307" table:style-name="ce26">
            <text:p>1307</text:p>
          </table:table-cell>
          <table:table-cell office:value-type="float" office:value="1.6439999999999999" table:style-name="ce19">
            <text:p>1,644</text:p>
          </table:table-cell>
          <table:table-cell office:value-type="float" office:value="26374" table:style-name="ce26">
            <text:p>26374</text:p>
          </table:table-cell>
          <table:table-cell office:value-type="float" office:value="18856" table:style-name="ce26">
            <text:p>18856</text:p>
          </table:table-cell>
          <table:table-cell office:value-type="float" office:value="0.71489999999999998" table:style-name="ce20">
            <text:p>0,7149</text:p>
          </table:table-cell>
          <table:table-cell office:value-type="float" office:value="0.87" table:style-name="ce26">
            <text:p>0,87</text:p>
          </table:table-cell>
          <table:table-cell office:value-type="float" office:value="0.92430000000000001" table:style-name="ce26">
            <text:p>0,9243</text:p>
          </table:table-cell>
          <table:table-cell office:value-type="float" office:value="1.0624" table:style-name="ce26">
            <text:p>1,0624</text:p>
          </table:table-cell>
          <table:table-cell office:value-type="float" office:value="0.79" table:style-name="ce26">
            <text:p>0,79</text:p>
          </table:table-cell>
          <table:table-cell office:value-type="float" office:value="0.89939999999999998" table:style-name="ce26">
            <text:p>0,8994</text:p>
          </table:table-cell>
          <table:table-cell office:value-type="float" office:value="1.1385000000000001" table:style-name="ce26">
            <text:p>1,1385</text:p>
          </table:table-cell>
          <table:table-cell office:value-type="float" office:value="0.83" table:style-name="ce26">
            <text:p>0,83</text:p>
          </table:table-cell>
          <table:table-cell office:value-type="float" office:value="0.92330000000000001" table:style-name="ce26">
            <text:p>0,9233</text:p>
          </table:table-cell>
          <table:table-cell office:value-type="float" office:value="1.1124000000000001" table:style-name="ce26">
            <text:p>1,1124</text:p>
          </table:table-cell>
          <table:table-cell office:value-type="float" office:value="0.92" table:style-name="ce26">
            <text:p>0,92</text:p>
          </table:table-cell>
          <table:table-cell office:value-type="float" office:value="0.94930000000000003" table:style-name="ce26">
            <text:p>0,9493</text:p>
          </table:table-cell>
          <table:table-cell office:value-type="float" office:value="1.0318000000000001" table:style-name="ce26">
            <text:p>1,0318</text:p>
          </table:table-cell>
          <table:table-cell office:value-type="float" office:value="0.8" table:style-name="ce26">
            <text:p>0,8</text:p>
          </table:table-cell>
          <table:table-cell office:value-type="float" office:value="0.79730000000000001" table:style-name="ce26">
            <text:p>0,7973</text:p>
          </table:table-cell>
          <table:table-cell office:value-type="float" office:value="0.99670000000000003" table:style-name="ce26">
            <text:p>0,9967</text:p>
          </table:table-cell>
          <table:table-cell office:value-type="float" office:value="0.86" table:style-name="ce26">
            <text:p>0,86</text:p>
          </table:table-cell>
          <table:table-cell office:value-type="float" office:value="0.91830000000000001" table:style-name="ce26">
            <text:p>0,9183</text:p>
          </table:table-cell>
          <table:table-cell office:value-type="float" office:value="1.0678000000000001" table:style-name="ce26">
            <text:p>1,0678</text:p>
          </table:table-cell>
          <table:table-cell office:value-type="float" office:value="0.89500000000000002" table:style-name="ce26">
            <text:p>0,895</text:p>
          </table:table-cell>
          <table:table-cell office:value-type="float" office:value="0.9284" table:style-name="ce26">
            <text:p>0,9284</text:p>
          </table:table-cell>
          <table:table-cell office:value-type="float" office:value="1.0373000000000001" table:style-name="ce26">
            <text:p>1,0373</text:p>
          </table:table-cell>
          <table:table-cell office:value-type="float" office:value="0.79500000000000004" table:style-name="ce26">
            <text:p>0,795</text:p>
          </table:table-cell>
          <table:table-cell office:value-type="float" office:value="0.84299999999999997" table:style-name="ce26">
            <text:p>0,843</text:p>
          </table:table-cell>
          <table:table-cell office:value-type="float" office:value="1.0603" table:style-name="ce26">
            <text:p>1,0603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92230000000000001" table:style-name="ce26">
            <text:p>0,9223</text:p>
          </table:table-cell>
          <table:table-cell office:value-type="float" office:value="1.0914999999999999" table:style-name="ce26">
            <text:p>1,0915</text:p>
          </table:table-cell>
          <table:table-cell office:value-type="float" office:value="0.81" table:style-name="ce26">
            <text:p>0,81</text:p>
          </table:table-cell>
          <table:table-cell office:value-type="float" office:value="0.85460000000000003" table:style-name="ce26">
            <text:p>0,8546</text:p>
          </table:table-cell>
          <table:table-cell office:value-type="float" office:value="1.0549999999999999" table:style-name="ce26">
            <text:p>1,055</text:p>
          </table:table-cell>
          <table:table-cell office:value-type="float" office:value="0.23" table:style-name="ce26">
            <text:p>0,23</text:p>
          </table:table-cell>
          <table:table-cell office:value-type="float" office:value="0.33100000000000002" table:style-name="ce26">
            <text:p>0,331</text:p>
          </table:table-cell>
          <table:table-cell office:value-type="float" office:value="1.4392" table:style-name="ce26">
            <text:p>1,4392</text:p>
          </table:table-cell>
          <table:table-cell office:value-type="float" office:value="0.52" table:style-name="ce26">
            <text:p>0,52</text:p>
          </table:table-cell>
          <table:table-cell office:value-type="float" office:value="0.69579999999999997" table:style-name="ce26">
            <text:p>0,6958</text:p>
          </table:table-cell>
          <table:table-cell office:value-type="float" office:value="1.3381000000000001" table:style-name="ce26">
            <text:p>1,3381</text:p>
          </table:table-cell>
          <table:table-cell office:value-type="float" office:value="0.85250000000000004" table:style-name="ce26">
            <text:p>0,8525</text:p>
          </table:table-cell>
          <table:table-cell office:value-type="float" office:value="0.87880000000000003" table:style-name="ce26">
            <text:p>0,8788</text:p>
          </table:table-cell>
          <table:table-cell office:value-type="float" office:value="1.0308999999999999" table:style-name="ce26">
            <text:p>1,0309</text:p>
          </table:table-cell>
          <table:table-cell office:value-type="float" office:value="0.51249999999999996" table:style-name="ce26">
            <text:p>0,5125</text:p>
          </table:table-cell>
          <table:table-cell office:value-type="float" office:value="0.37169999999999997" table:style-name="ce26">
            <text:p>0,3717</text:p>
          </table:table-cell>
          <table:table-cell office:value-type="float" office:value="0.72519999999999996" table:style-name="ce26">
            <text:p>0,7252</text:p>
          </table:table-cell>
          <table:table-cell office:value-type="float" office:value="0.6825" table:style-name="ce26">
            <text:p>0,6825</text:p>
          </table:table-cell>
          <table:table-cell office:value-type="float" office:value="0.75660000000000005" table:style-name="ce26">
            <text:p>0,7566</text:p>
          </table:table-cell>
          <table:table-cell office:value-type="float" office:value="1.1086" table:style-name="ce26">
            <text:p>1,1086</text:p>
          </table:table-cell>
          <table:table-cell office:value-type="float" office:value="0.6" table:style-name="ce26">
            <text:p>0,6</text:p>
          </table:table-cell>
          <table:table-cell office:value-type="float" office:value="0.77390000000000003" table:style-name="ce26">
            <text:p>0,7739</text:p>
          </table:table-cell>
          <table:table-cell office:value-type="float" office:value="1.2898000000000001" table:style-name="ce26">
            <text:p>1,2898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41920000000000002" table:style-name="ce26">
            <text:p>0,4192</text:p>
          </table:table-cell>
          <table:table-cell office:value-type="float" office:value="1.4456" table:style-name="ce26">
            <text:p>1,4456</text:p>
          </table:table-cell>
          <table:table-cell office:value-type="float" office:value="0.44500000000000001" table:style-name="ce26">
            <text:p>0,445</text:p>
          </table:table-cell>
          <table:table-cell office:value-type="float" office:value="0.46079999999999999" table:style-name="ce26">
            <text:p>0,4608</text:p>
          </table:table-cell>
          <table:table-cell office:value-type="float" office:value="1.0354000000000001" table:style-name="ce26">
            <text:p>1,0354</text:p>
          </table:table-cell>
          <table:table-cell office:value-type="float" office:value="0.88" table:style-name="ce26">
            <text:p>0,88</text:p>
          </table:table-cell>
          <table:table-cell office:value-type="float" office:value="0.89319999999999999" table:style-name="ce26">
            <text:p>0,8932</text:p>
          </table:table-cell>
          <table:table-cell office:value-type="float" office:value="1.0149999999999999" table:style-name="ce26">
            <text:p>1,015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76049999999999995" table:style-name="ce26">
            <text:p>0,7605</text:p>
          </table:table-cell>
          <table:table-cell office:value-type="float" office:value="1.2465999999999999" table:style-name="ce26">
            <text:p>1,2466</text:p>
          </table:table-cell>
          <table:table-cell office:value-type="float" office:value="7442" table:style-name="ce26">
            <text:p>7442</text:p>
          </table:table-cell>
          <table:table-cell office:value-type="float" office:value="1425" table:style-name="ce26">
            <text:p>1425</text:p>
          </table:table-cell>
          <table:table-cell office:value-type="float" office:value="0.1915" table:style-name="ce23">
            <text:p>0,1915</text:p>
          </table:table-cell>
          <table:table-cell office:value-type="float" office:value="1244" table:style-name="ce26">
            <text:p>1244</text:p>
          </table:table-cell>
          <table:table-cell office:value-type="float" office:value="550" table:style-name="ce26">
            <text:p>550</text:p>
          </table:table-cell>
          <table:table-cell office:value-type="float" office:value="0.44209999999999999" table:style-name="ce23">
            <text:p>0,4421</text:p>
          </table:table-cell>
          <table:table-cell office:value-type="float" office:value="8686" table:style-name="ce26">
            <text:p>8686</text:p>
          </table:table-cell>
          <table:table-cell office:value-type="float" office:value="1975" table:style-name="ce26">
            <text:p>1975</text:p>
          </table:table-cell>
          <table:table-cell office:value-type="float" office:value="0.22739999999999999" table:style-name="ce23">
            <text:p>0,2274</text:p>
          </table:table-cell>
          <table:table-cell office:value-type="float" office:value="39441" table:style-name="ce26">
            <text:p>39441</text:p>
          </table:table-cell>
          <table:table-cell office:value-type="float" office:value="29711" table:style-name="ce26">
            <text:p>29711</text:p>
          </table:table-cell>
          <table:table-cell office:value-type="float" office:value="0.75329999999999997" table:style-name="ce31">
            <text:p>0,7533</text:p>
          </table:table-cell>
          <table:table-cell office:value-type="float" office:value="48127" table:style-name="ce26">
            <text:p>48127</text:p>
          </table:table-cell>
          <table:table-cell office:value-type="float" office:value="31686" table:style-name="ce26">
            <text:p>31686</text:p>
          </table:table-cell>
          <table:table-cell office:value-type="float" office:value="0.65839999999999999" table:style-name="ce28">
            <text:p>0,6584</text:p>
          </table:table-cell>
          <table:table-cell office:value-type="float" office:value="4145" table:style-name="ce26">
            <text:p>4145</text:p>
          </table:table-cell>
          <table:table-cell office:value-type="float" office:value="460" table:style-name="ce26">
            <text:p>460</text:p>
          </table:table-cell>
          <table:table-cell office:value-type="float" office:value="0.111" table:style-name="ce26">
            <text:p>0,111</text:p>
          </table:table-cell>
          <table:table-cell office:value-type="float" office:value="4742" table:style-name="ce26">
            <text:p>4742</text:p>
          </table:table-cell>
          <table:table-cell office:value-type="float" office:value="4982" table:style-name="ce26">
            <text:p>4982</text:p>
          </table:table-cell>
          <table:table-cell office:value-type="float" office:value="1.0506" table:style-name="ce26">
            <text:p>1,0506</text:p>
          </table:table-cell>
          <table:table-cell office:value-type="float" office:value="457" table:style-name="ce26">
            <text:p>457</text:p>
          </table:table-cell>
          <table:table-cell office:value-type="float" office:value="740" table:style-name="ce26">
            <text:p>740</text:p>
          </table:table-cell>
          <table:table-cell office:value-type="float" office:value="1.6193" table:style-name="ce26">
            <text:p>1,6193</text:p>
          </table:table-cell>
          <table:table-cell table:number-columns-repeated="16190"/>
        </table:table-row>
        <table:table-row table:style-name="ro3">
          <table:table-cell office:value-type="float" office:value="52" table:style-name="ce26">
            <text:p>52</text:p>
          </table:table-cell>
          <table:table-cell office:value-type="string" table:style-name="ce27">
            <text:p>REGIONAL NARIÑO</text:p>
          </table:table-cell>
          <table:table-cell office:value-type="float" office:value="3414" table:style-name="ce26">
            <text:p>3414</text:p>
          </table:table-cell>
          <table:table-cell office:value-type="float" office:value="3393" table:style-name="ce26">
            <text:p>3393</text:p>
          </table:table-cell>
          <table:table-cell office:value-type="float" office:value="0.99380000000000002" table:style-name="ce18">
            <text:p>0,9938</text:p>
          </table:table-cell>
          <table:table-cell office:value-type="float" office:value="1383" table:style-name="ce26">
            <text:p>1383</text:p>
          </table:table-cell>
          <table:table-cell office:value-type="float" office:value="1332" table:style-name="ce26">
            <text:p>1332</text:p>
          </table:table-cell>
          <table:table-cell office:value-type="float" office:value="0.96309999999999996" table:style-name="ce18">
            <text:p>0,963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1" table:style-name="ce26">
            <text:p>71</text:p>
          </table:table-cell>
          <table:table-cell office:value-type="float" office:value="71" table:style-name="ce26">
            <text:p>7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868" table:style-name="ce26">
            <text:p>4868</text:p>
          </table:table-cell>
          <table:table-cell office:value-type="float" office:value="4796" table:style-name="ce26">
            <text:p>4796</text:p>
          </table:table-cell>
          <table:table-cell office:value-type="float" office:value="0.98519999999999996" table:style-name="ce18">
            <text:p>0,9852</text:p>
          </table:table-cell>
          <table:table-cell office:value-type="float" office:value="4868" table:style-name="ce26">
            <text:p>4868</text:p>
          </table:table-cell>
          <table:table-cell office:value-type="float" office:value="4796" table:style-name="ce26">
            <text:p>4796</text:p>
          </table:table-cell>
          <table:table-cell office:value-type="float" office:value="0.98519999999999996" table:style-name="ce18">
            <text:p>0,9852</text:p>
          </table:table-cell>
          <table:table-cell office:value-type="float" office:value="120" table:style-name="ce26">
            <text:p>120</text:p>
          </table:table-cell>
          <table:table-cell office:value-type="float" office:value="90" table:style-name="ce26">
            <text:p>90</text:p>
          </table:table-cell>
          <table:table-cell office:value-type="float" office:value="0.75" table:style-name="ce20">
            <text:p>0,75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1" table:style-name="ce19">
            <text:p>1</text:p>
          </table:table-cell>
          <table:table-cell office:value-type="float" office:value="165" table:style-name="ce26">
            <text:p>165</text:p>
          </table:table-cell>
          <table:table-cell office:value-type="float" office:value="120" table:style-name="ce26">
            <text:p>120</text:p>
          </table:table-cell>
          <table:table-cell office:value-type="float" office:value="0.72729999999999995" table:style-name="ce20">
            <text:p>0,7273</text:p>
          </table:table-cell>
          <table:table-cell office:value-type="float" office:value="108" table:style-name="ce26">
            <text:p>108</text:p>
          </table:table-cell>
          <table:table-cell office:value-type="float" office:value="68" table:style-name="ce26">
            <text:p>68</text:p>
          </table:table-cell>
          <table:table-cell office:value-type="float" office:value="0.62960000000000005" table:style-name="ce20">
            <text:p>0,6296</text:p>
          </table:table-cell>
          <table:table-cell office:value-type="float" office:value="31" table:style-name="ce26">
            <text:p>31</text:p>
          </table:table-cell>
          <table:table-cell office:value-type="float" office:value="27" table:style-name="ce26">
            <text:p>27</text:p>
          </table:table-cell>
          <table:table-cell office:value-type="float" office:value="0.871" table:style-name="ce22">
            <text:p>0,87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39" table:style-name="ce26">
            <text:p>139</text:p>
          </table:table-cell>
          <table:table-cell office:value-type="float" office:value="95" table:style-name="ce26">
            <text:p>95</text:p>
          </table:table-cell>
          <table:table-cell office:value-type="float" office:value="0.6835" table:style-name="ce20">
            <text:p>0,6835</text:p>
          </table:table-cell>
          <table:table-cell office:value-type="float" office:value="5474" table:style-name="ce26">
            <text:p>5474</text:p>
          </table:table-cell>
          <table:table-cell office:value-type="float" office:value="4684" table:style-name="ce26">
            <text:p>4684</text:p>
          </table:table-cell>
          <table:table-cell office:value-type="float" office:value="0.85570000000000002" table:style-name="ce22">
            <text:p>0,8557</text:p>
          </table:table-cell>
          <table:table-cell office:value-type="float" office:value="496" table:style-name="ce26">
            <text:p>496</text:p>
          </table:table-cell>
          <table:table-cell office:value-type="float" office:value="434" table:style-name="ce26">
            <text:p>434</text:p>
          </table:table-cell>
          <table:table-cell office:value-type="float" office:value="0.875" table:style-name="ce22">
            <text:p>0,875</text:p>
          </table:table-cell>
          <table:table-cell office:value-type="float" office:value="1026" table:style-name="ce26">
            <text:p>1026</text:p>
          </table:table-cell>
          <table:table-cell office:value-type="float" office:value="993" table:style-name="ce26">
            <text:p>993</text:p>
          </table:table-cell>
          <table:table-cell office:value-type="float" office:value="0.96779999999999999" table:style-name="ce18">
            <text:p>0,9678</text:p>
          </table:table-cell>
          <table:table-cell office:value-type="float" office:value="45" table:style-name="ce26">
            <text:p>45</text:p>
          </table:table-cell>
          <table:table-cell office:value-type="float" office:value="29" table:style-name="ce26">
            <text:p>29</text:p>
          </table:table-cell>
          <table:table-cell office:value-type="float" office:value="0.64439999999999997" table:style-name="ce20">
            <text:p>0,6444</text:p>
          </table:table-cell>
          <table:table-cell office:value-type="float" office:value="8417" table:style-name="ce26">
            <text:p>8417</text:p>
          </table:table-cell>
          <table:table-cell office:value-type="float" office:value="8704" table:style-name="ce26">
            <text:p>8704</text:p>
          </table:table-cell>
          <table:table-cell office:value-type="float" office:value="1.0341" table:style-name="ce19">
            <text:p>1,0341</text:p>
          </table:table-cell>
          <table:table-cell office:value-type="float" office:value="15458" table:style-name="ce26">
            <text:p>15458</text:p>
          </table:table-cell>
          <table:table-cell office:value-type="float" office:value="14844" table:style-name="ce26">
            <text:p>14844</text:p>
          </table:table-cell>
          <table:table-cell office:value-type="float" office:value="0.96030000000000004" table:style-name="ce18">
            <text:p>0,960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762" table:style-name="ce26">
            <text:p>15762</text:p>
          </table:table-cell>
          <table:table-cell office:value-type="float" office:value="15059" table:style-name="ce26">
            <text:p>15059</text:p>
          </table:table-cell>
          <table:table-cell office:value-type="float" office:value="0.95540000000000003" table:style-name="ce18">
            <text:p>0,9554</text:p>
          </table:table-cell>
          <table:table-cell office:value-type="float" office:value="20630" table:style-name="ce26">
            <text:p>20630</text:p>
          </table:table-cell>
          <table:table-cell office:value-type="float" office:value="19855" table:style-name="ce26">
            <text:p>19855</text:p>
          </table:table-cell>
          <table:table-cell office:value-type="float" office:value="0.96240000000000003" table:style-name="ce18">
            <text:p>0,9624</text:p>
          </table:table-cell>
          <table:table-cell office:value-type="float" office:value="27200" table:style-name="ce26">
            <text:p>27200</text:p>
          </table:table-cell>
          <table:table-cell office:value-type="float" office:value="15630" table:style-name="ce26">
            <text:p>15630</text:p>
          </table:table-cell>
          <table:table-cell office:value-type="float" office:value="0.5746" table:style-name="ce20">
            <text:p>0,5746</text:p>
          </table:table-cell>
          <table:table-cell office:value-type="float" office:value="54690" table:style-name="ce26">
            <text:p>54690</text:p>
          </table:table-cell>
          <table:table-cell office:value-type="float" office:value="53178" table:style-name="ce16">
            <text:p>53178</text:p>
          </table:table-cell>
          <table:table-cell office:value-type="float" office:value="0.97240000000000004" table:style-name="ce18">
            <text:p>0,9724</text:p>
          </table:table-cell>
          <table:table-cell office:value-type="float" office:value="10240" table:style-name="ce26">
            <text:p>10240</text:p>
          </table:table-cell>
          <table:table-cell office:value-type="float" office:value="9040" table:style-name="ce26">
            <text:p>9040</text:p>
          </table:table-cell>
          <table:table-cell office:value-type="float" office:value="0.88280000000000003" table:style-name="ce18">
            <text:p>0,8828</text:p>
          </table:table-cell>
          <table:table-cell office:value-type="float" office:value="1350" table:style-name="ce26">
            <text:p>1350</text:p>
          </table:table-cell>
          <table:table-cell office:value-type="float" office:value="749" table:style-name="ce26">
            <text:p>749</text:p>
          </table:table-cell>
          <table:table-cell office:value-type="float" office:value="0.55479999999999996" table:style-name="ce20">
            <text:p>0,5548</text:p>
          </table:table-cell>
          <table:table-cell office:value-type="float" office:value="11590" table:style-name="ce26">
            <text:p>11590</text:p>
          </table:table-cell>
          <table:table-cell office:value-type="float" office:value="9789" table:style-name="ce26">
            <text:p>9789</text:p>
          </table:table-cell>
          <table:table-cell office:value-type="float" office:value="0.84460000000000002" table:style-name="ce18">
            <text:p>0,8446</text:p>
          </table:table-cell>
          <table:table-cell office:value-type="float" office:value="34213" table:style-name="ce16">
            <text:p>34213</text:p>
          </table:table-cell>
          <table:table-cell office:value-type="float" office:value="28099" table:style-name="ce16">
            <text:p>28099</text:p>
          </table:table-cell>
          <table:table-cell office:value-type="float" office:value="0.82130000000000003" table:style-name="ce18">
            <text:p>0,8213</text:p>
          </table:table-cell>
          <table:table-cell office:value-type="float" office:value="1140" table:style-name="ce26">
            <text:p>1140</text:p>
          </table:table-cell>
          <table:table-cell office:value-type="float" office:value="1466" table:style-name="ce26">
            <text:p>1466</text:p>
          </table:table-cell>
          <table:table-cell office:value-type="float" office:value="1.286" table:style-name="ce19">
            <text:p>1,286</text:p>
          </table:table-cell>
          <table:table-cell office:value-type="float" office:value="128833" table:style-name="ce16">
            <text:p>128833</text:p>
          </table:table-cell>
          <table:table-cell office:value-type="float" office:value="108162" table:style-name="ce16">
            <text:p>108162</text:p>
          </table:table-cell>
          <table:table-cell office:value-type="float" office:value="0.83960000000000001" table:style-name="ce18">
            <text:p>0,8396</text:p>
          </table:table-cell>
          <table:table-cell office:value-type="float" office:value="149463" table:style-name="ce16">
            <text:p>149463</text:p>
          </table:table-cell>
          <table:table-cell office:value-type="float" office:value="128017" table:style-name="ce16">
            <text:p>128017</text:p>
          </table:table-cell>
          <table:table-cell office:value-type="float" office:value="0.85650000000000004" table:style-name="ce18">
            <text:p>0,8565</text:p>
          </table:table-cell>
          <table:table-cell office:value-type="float" office:value="35356" table:style-name="ce16">
            <text:p>35356</text:p>
          </table:table-cell>
          <table:table-cell office:value-type="float" office:value="29190" table:style-name="ce16">
            <text:p>29190</text:p>
          </table:table-cell>
          <table:table-cell office:value-type="float" office:value="0.8256" table:style-name="ce18">
            <text:p>0,8256</text:p>
          </table:table-cell>
          <table:table-cell office:value-type="float" office:value="1215" table:style-name="ce26">
            <text:p>1215</text:p>
          </table:table-cell>
          <table:table-cell office:value-type="float" office:value="1525" table:style-name="ce26">
            <text:p>1525</text:p>
          </table:table-cell>
          <table:table-cell office:value-type="float" office:value="1.2551000000000001" table:style-name="ce19">
            <text:p>1,2551</text:p>
          </table:table-cell>
          <table:table-cell office:value-type="float" office:value="39319" table:style-name="ce26">
            <text:p>39319</text:p>
          </table:table-cell>
          <table:table-cell office:value-type="float" office:value="26436" table:style-name="ce26">
            <text:p>26436</text:p>
          </table:table-cell>
          <table:table-cell office:value-type="float" office:value="0.67230000000000001" table:style-name="ce20">
            <text:p>0,6723</text:p>
          </table:table-cell>
          <table:table-cell office:value-type="float" office:value="0.92" table:style-name="ce26">
            <text:p>0,92</text:p>
          </table:table-cell>
          <table:table-cell office:value-type="float" office:value="0.93030000000000002" table:style-name="ce26">
            <text:p>0,9303</text:p>
          </table:table-cell>
          <table:table-cell office:value-type="float" office:value="1.0112000000000001" table:style-name="ce26">
            <text:p>1,0112</text:p>
          </table:table-cell>
          <table:table-cell office:value-type="float" office:value="0.81" table:style-name="ce26">
            <text:p>0,81</text:p>
          </table:table-cell>
          <table:table-cell office:value-type="float" office:value="0.76039999999999996" table:style-name="ce26">
            <text:p>0,7604</text:p>
          </table:table-cell>
          <table:table-cell office:value-type="float" office:value="0.93869999999999998" table:style-name="ce26">
            <text:p>0,9387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9254" table:style-name="ce26">
            <text:p>0,9254</text:p>
          </table:table-cell>
          <table:table-cell office:value-type="float" office:value="1.0698000000000001" table:style-name="ce26">
            <text:p>1,0698</text:p>
          </table:table-cell>
          <table:table-cell office:value-type="float" office:value="0.92" table:style-name="ce26">
            <text:p>0,92</text:p>
          </table:table-cell>
          <table:table-cell office:value-type="float" office:value="0.92810000000000004" table:style-name="ce26">
            <text:p>0,9281</text:p>
          </table:table-cell>
          <table:table-cell office:value-type="float" office:value="1.0087999999999999" table:style-name="ce26">
            <text:p>1,0088</text:p>
          </table:table-cell>
          <table:table-cell office:value-type="float" office:value="0.88" table:style-name="ce26">
            <text:p>0,88</text:p>
          </table:table-cell>
          <table:table-cell office:value-type="float" office:value="0.83630000000000004" table:style-name="ce26">
            <text:p>0,8363</text:p>
          </table:table-cell>
          <table:table-cell office:value-type="float" office:value="0.95040000000000002" table:style-name="ce26">
            <text:p>0,9504</text:p>
          </table:table-cell>
          <table:table-cell office:value-type="float" office:value="0.9" table:style-name="ce26">
            <text:p>0,9</text:p>
          </table:table-cell>
          <table:table-cell office:value-type="float" office:value="0.90249999999999997" table:style-name="ce26">
            <text:p>0,9025</text:p>
          </table:table-cell>
          <table:table-cell office:value-type="float" office:value="1.0026999999999999" table:style-name="ce26">
            <text:p>1,0027</text:p>
          </table:table-cell>
          <table:table-cell office:value-type="float" office:value="0.92" table:style-name="ce26">
            <text:p>0,92</text:p>
          </table:table-cell>
          <table:table-cell office:value-type="float" office:value="0.92989999999999995" table:style-name="ce26">
            <text:p>0,9299</text:p>
          </table:table-cell>
          <table:table-cell office:value-type="float" office:value="1.0106999999999999" table:style-name="ce26">
            <text:p>1,0107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81769999999999998" table:style-name="ce26">
            <text:p>0,8177</text:p>
          </table:table-cell>
          <table:table-cell office:value-type="float" office:value="0.9677" table:style-name="ce26">
            <text:p>0,9677</text:p>
          </table:table-cell>
          <table:table-cell office:value-type="float" office:value="0.88249999999999995" table:style-name="ce26">
            <text:p>0,8825</text:p>
          </table:table-cell>
          <table:table-cell office:value-type="float" office:value="0.91990000000000005" table:style-name="ce26">
            <text:p>0,9199</text:p>
          </table:table-cell>
          <table:table-cell office:value-type="float" office:value="1.0423" table:style-name="ce26">
            <text:p>1,0423</text:p>
          </table:table-cell>
          <table:table-cell office:value-type="float" office:value="0.83" table:style-name="ce26">
            <text:p>0,83</text:p>
          </table:table-cell>
          <table:table-cell office:value-type="float" office:value="0.87570000000000003" table:style-name="ce26">
            <text:p>0,8757</text:p>
          </table:table-cell>
          <table:table-cell office:value-type="float" office:value="1.0550999999999999" table:style-name="ce26">
            <text:p>1,0551</text:p>
          </table:table-cell>
          <table:table-cell office:value-type="float" office:value="0.27" table:style-name="ce26">
            <text:p>0,27</text:p>
          </table:table-cell>
          <table:table-cell office:value-type="float" office:value="0.36730000000000002" table:style-name="ce26">
            <text:p>0,3673</text:p>
          </table:table-cell>
          <table:table-cell office:value-type="float" office:value="1.3605" table:style-name="ce26">
            <text:p>1,3605</text:p>
          </table:table-cell>
          <table:table-cell office:value-type="float" office:value="0.55000000000000004" table:style-name="ce26">
            <text:p>0,55</text:p>
          </table:table-cell>
          <table:table-cell office:value-type="float" office:value="0.75849999999999995" table:style-name="ce26">
            <text:p>0,7585</text:p>
          </table:table-cell>
          <table:table-cell office:value-type="float" office:value="1.3791" table:style-name="ce26">
            <text:p>1,3791</text:p>
          </table:table-cell>
          <table:table-cell office:value-type="float" office:value="0.875" table:style-name="ce26">
            <text:p>0,875</text:p>
          </table:table-cell>
          <table:table-cell office:value-type="float" office:value="0.88539999999999996" table:style-name="ce26">
            <text:p>0,8854</text:p>
          </table:table-cell>
          <table:table-cell office:value-type="float" office:value="1.0119" table:style-name="ce26">
            <text:p>1,0119</text:p>
          </table:table-cell>
          <table:table-cell office:value-type="float" office:value="0.5575" table:style-name="ce26">
            <text:p>0,5575</text:p>
          </table:table-cell>
          <table:table-cell office:value-type="float" office:value="0.39739999999999998" table:style-name="ce26">
            <text:p>0,3974</text:p>
          </table:table-cell>
          <table:table-cell office:value-type="float" office:value="0.71279999999999999" table:style-name="ce26">
            <text:p>0,7128</text:p>
          </table:table-cell>
          <table:table-cell office:value-type="float" office:value="0.71630000000000005" table:style-name="ce26">
            <text:p>0,7163</text:p>
          </table:table-cell>
          <table:table-cell office:value-type="float" office:value="0.78369999999999995" table:style-name="ce26">
            <text:p>0,7837</text:p>
          </table:table-cell>
          <table:table-cell office:value-type="float" office:value="1.0941000000000001" table:style-name="ce26">
            <text:p>1,0941</text:p>
          </table:table-cell>
          <table:table-cell office:value-type="float" office:value="0.86" table:style-name="ce26">
            <text:p>0,86</text:p>
          </table:table-cell>
          <table:table-cell office:value-type="float" office:value="0.77439999999999998" table:style-name="ce26">
            <text:p>0,7744</text:p>
          </table:table-cell>
          <table:table-cell office:value-type="float" office:value="0.90039999999999998" table:style-name="ce26">
            <text:p>0,9004</text:p>
          </table:table-cell>
          <table:table-cell office:value-type="float" office:value="0.38" table:style-name="ce26">
            <text:p>0,38</text:p>
          </table:table-cell>
          <table:table-cell office:value-type="float" office:value="0.40820000000000001" table:style-name="ce26">
            <text:p>0,4082</text:p>
          </table:table-cell>
          <table:table-cell office:value-type="float" office:value="1.0742" table:style-name="ce26">
            <text:p>1,0742</text:p>
          </table:table-cell>
          <table:table-cell office:value-type="float" office:value="0.62" table:style-name="ce26">
            <text:p>0,62</text:p>
          </table:table-cell>
          <table:table-cell office:value-type="float" office:value="0.43619999999999998" table:style-name="ce26">
            <text:p>0,4362</text:p>
          </table:table-cell>
          <table:table-cell office:value-type="float" office:value="0.7036" table:style-name="ce26">
            <text:p>0,7036</text:p>
          </table:table-cell>
          <table:table-cell office:value-type="float" office:value="0.93" table:style-name="ce26">
            <text:p>0,93</text:p>
          </table:table-cell>
          <table:table-cell office:value-type="float" office:value="0.93899999999999995" table:style-name="ce26">
            <text:p>0,939</text:p>
          </table:table-cell>
          <table:table-cell office:value-type="float" office:value="1.0097" table:style-name="ce26">
            <text:p>1,0097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8959999999999995" table:style-name="ce26">
            <text:p>0,8896</text:p>
          </table:table-cell>
          <table:table-cell office:value-type="float" office:value="1.458" table:style-name="ce26">
            <text:p>1,458</text:p>
          </table:table-cell>
          <table:table-cell office:value-type="float" office:value="6062" table:style-name="ce26">
            <text:p>6062</text:p>
          </table:table-cell>
          <table:table-cell office:value-type="float" office:value="1223" table:style-name="ce26">
            <text:p>1223</text:p>
          </table:table-cell>
          <table:table-cell office:value-type="float" office:value="0.20169999999999999" table:style-name="ce23">
            <text:p>0,2017</text:p>
          </table:table-cell>
          <table:table-cell office:value-type="float" office:value="1421" table:style-name="ce26">
            <text:p>1421</text:p>
          </table:table-cell>
          <table:table-cell office:value-type="float" office:value="529" table:style-name="ce26">
            <text:p>529</text:p>
          </table:table-cell>
          <table:table-cell office:value-type="float" office:value="0.37230000000000002" table:style-name="ce23">
            <text:p>0,3723</text:p>
          </table:table-cell>
          <table:table-cell office:value-type="float" office:value="7483" table:style-name="ce26">
            <text:p>7483</text:p>
          </table:table-cell>
          <table:table-cell office:value-type="float" office:value="1752" table:style-name="ce26">
            <text:p>1752</text:p>
          </table:table-cell>
          <table:table-cell office:value-type="float" office:value="0.2341" table:style-name="ce23">
            <text:p>0,2341</text:p>
          </table:table-cell>
          <table:table-cell office:value-type="float" office:value="57736" table:style-name="ce26">
            <text:p>57736</text:p>
          </table:table-cell>
          <table:table-cell office:value-type="float" office:value="52622" table:style-name="ce26">
            <text:p>52622</text:p>
          </table:table-cell>
          <table:table-cell office:value-type="float" office:value="0.91139999999999999" table:style-name="ce24">
            <text:p>0,9114</text:p>
          </table:table-cell>
          <table:table-cell office:value-type="float" office:value="65219" table:style-name="ce26">
            <text:p>65219</text:p>
          </table:table-cell>
          <table:table-cell office:value-type="float" office:value="54374" table:style-name="ce26">
            <text:p>54374</text:p>
          </table:table-cell>
          <table:table-cell office:value-type="float" office:value="0.8337" table:style-name="ce25">
            <text:p>0,8337</text:p>
          </table:table-cell>
          <table:table-cell office:value-type="float" office:value="3542" table:style-name="ce26">
            <text:p>3542</text:p>
          </table:table-cell>
          <table:table-cell office:value-type="float" office:value="13" table:style-name="ce26">
            <text:p>13</text:p>
          </table:table-cell>
          <table:table-cell office:value-type="float" office:value="3.7000000000000002E-3" table:style-name="ce26">
            <text:p>0,0037</text:p>
          </table:table-cell>
          <table:table-cell office:value-type="float" office:value="28138" table:style-name="ce26">
            <text:p>28138</text:p>
          </table:table-cell>
          <table:table-cell office:value-type="float" office:value="14363" table:style-name="ce26">
            <text:p>14363</text:p>
          </table:table-cell>
          <table:table-cell office:value-type="float" office:value="0.51039999999999996" table:style-name="ce26">
            <text:p>0,5104</text:p>
          </table:table-cell>
          <table:table-cell office:value-type="float" office:value="696" table:style-name="ce26">
            <text:p>696</text:p>
          </table:table-cell>
          <table:table-cell office:value-type="float" office:value="808" table:style-name="ce26">
            <text:p>808</text:p>
          </table:table-cell>
          <table:table-cell office:value-type="float" office:value="1.1609" table:style-name="ce26">
            <text:p>1,1609</text:p>
          </table:table-cell>
          <table:table-cell table:number-columns-repeated="16190"/>
        </table:table-row>
        <table:table-row table:style-name="ro3">
          <table:table-cell office:value-type="float" office:value="54" table:style-name="ce26">
            <text:p>54</text:p>
          </table:table-cell>
          <table:table-cell office:value-type="string" table:style-name="ce27">
            <text:p>REGIONAL NORTE DE SANTANDER</text:p>
          </table:table-cell>
          <table:table-cell office:value-type="float" office:value="7987" table:style-name="ce26">
            <text:p>7987</text:p>
          </table:table-cell>
          <table:table-cell office:value-type="float" office:value="7076" table:style-name="ce26">
            <text:p>7076</text:p>
          </table:table-cell>
          <table:table-cell office:value-type="float" office:value="0.88590000000000002" table:style-name="ce22">
            <text:p>0,8859</text:p>
          </table:table-cell>
          <table:table-cell office:value-type="float" office:value="6899" table:style-name="ce26">
            <text:p>6899</text:p>
          </table:table-cell>
          <table:table-cell office:value-type="float" office:value="7074" table:style-name="ce26">
            <text:p>7074</text:p>
          </table:table-cell>
          <table:table-cell office:value-type="float" office:value="1.0254000000000001" table:style-name="ce19">
            <text:p>1,0254</text:p>
          </table:table-cell>
          <table:table-cell office:value-type="float" office:value="176" table:style-name="ce26">
            <text:p>176</text:p>
          </table:table-cell>
          <table:table-cell office:value-type="float" office:value="103" table:style-name="ce26">
            <text:p>103</text:p>
          </table:table-cell>
          <table:table-cell office:value-type="float" office:value="0.58520000000000005" table:style-name="ce20">
            <text:p>0,5852</text:p>
          </table:table-cell>
          <table:table-cell office:value-type="float" office:value="252" table:style-name="ce26">
            <text:p>252</text:p>
          </table:table-cell>
          <table:table-cell office:value-type="float" office:value="243" table:style-name="ce26">
            <text:p>243</text:p>
          </table:table-cell>
          <table:table-cell office:value-type="float" office:value="0.96430000000000005" table:style-name="ce18">
            <text:p>0,9643</text:p>
          </table:table-cell>
          <table:table-cell office:value-type="float" office:value="445" table:style-name="ce26">
            <text:p>445</text:p>
          </table:table-cell>
          <table:table-cell office:value-type="float" office:value="504" table:style-name="ce26">
            <text:p>504</text:p>
          </table:table-cell>
          <table:table-cell office:value-type="float" office:value="1.1326000000000001" table:style-name="ce19">
            <text:p>1,1326</text:p>
          </table:table-cell>
          <table:table-cell office:value-type="float" office:value="15759" table:style-name="ce26">
            <text:p>15759</text:p>
          </table:table-cell>
          <table:table-cell office:value-type="float" office:value="15000" table:style-name="ce26">
            <text:p>15000</text:p>
          </table:table-cell>
          <table:table-cell office:value-type="float" office:value="0.95179999999999998" table:style-name="ce18">
            <text:p>0,9518</text:p>
          </table:table-cell>
          <table:table-cell office:value-type="float" office:value="15759" table:style-name="ce26">
            <text:p>15759</text:p>
          </table:table-cell>
          <table:table-cell office:value-type="float" office:value="15000" table:style-name="ce26">
            <text:p>15000</text:p>
          </table:table-cell>
          <table:table-cell office:value-type="float" office:value="0.95179999999999998" table:style-name="ce18">
            <text:p>0,9518</text:p>
          </table:table-cell>
          <table:table-cell office:value-type="float" office:value="702" table:style-name="ce26">
            <text:p>702</text:p>
          </table:table-cell>
          <table:table-cell office:value-type="float" office:value="657" table:style-name="ce26">
            <text:p>657</text:p>
          </table:table-cell>
          <table:table-cell office:value-type="float" office:value="0.93589999999999995" table:style-name="ce18">
            <text:p>0,9359</text:p>
          </table:table-cell>
          <table:table-cell office:value-type="float" office:value="72" table:style-name="ce26">
            <text:p>72</text:p>
          </table:table-cell>
          <table:table-cell office:value-type="float" office:value="89" table:style-name="ce26">
            <text:p>89</text:p>
          </table:table-cell>
          <table:table-cell office:value-type="float" office:value="1.2361" table:style-name="ce19">
            <text:p>1,2361</text:p>
          </table:table-cell>
          <table:table-cell office:value-type="float" office:value="27" table:style-name="ce26">
            <text:p>27</text:p>
          </table:table-cell>
          <table:table-cell office:value-type="float" office:value="27" table:style-name="ce26">
            <text:p>27</text:p>
          </table:table-cell>
          <table:table-cell office:value-type="float" office:value="1" table:style-name="ce19">
            <text:p>1</text:p>
          </table:table-cell>
          <table:table-cell office:value-type="float" office:value="801" table:style-name="ce26">
            <text:p>801</text:p>
          </table:table-cell>
          <table:table-cell office:value-type="float" office:value="773" table:style-name="ce26">
            <text:p>773</text:p>
          </table:table-cell>
          <table:table-cell office:value-type="float" office:value="0.96499999999999997" table:style-name="ce18">
            <text:p>0,965</text:p>
          </table:table-cell>
          <table:table-cell office:value-type="float" office:value="486" table:style-name="ce26">
            <text:p>486</text:p>
          </table:table-cell>
          <table:table-cell office:value-type="float" office:value="273" table:style-name="ce26">
            <text:p>273</text:p>
          </table:table-cell>
          <table:table-cell office:value-type="float" office:value="0.56169999999999998" table:style-name="ce20">
            <text:p>0,5617</text:p>
          </table:table-cell>
          <table:table-cell office:value-type="float" office:value="64" table:style-name="ce26">
            <text:p>64</text:p>
          </table:table-cell>
          <table:table-cell office:value-type="float" office:value="77" table:style-name="ce26">
            <text:p>77</text:p>
          </table:table-cell>
          <table:table-cell office:value-type="float" office:value="1.2031000000000001" table:style-name="ce19">
            <text:p>1,2031</text:p>
          </table:table-cell>
          <table:table-cell office:value-type="float" office:value="30" table:style-name="ce26">
            <text:p>30</text:p>
          </table:table-cell>
          <table:table-cell office:value-type="float" office:value="38" table:style-name="ce26">
            <text:p>38</text:p>
          </table:table-cell>
          <table:table-cell office:value-type="float" office:value="1.2666999999999999" table:style-name="ce19">
            <text:p>1,2667</text:p>
          </table:table-cell>
          <table:table-cell office:value-type="float" office:value="580" table:style-name="ce26">
            <text:p>580</text:p>
          </table:table-cell>
          <table:table-cell office:value-type="float" office:value="388" table:style-name="ce26">
            <text:p>388</text:p>
          </table:table-cell>
          <table:table-cell office:value-type="float" office:value="0.66900000000000004" table:style-name="ce20">
            <text:p>0,669</text:p>
          </table:table-cell>
          <table:table-cell office:value-type="float" office:value="12375" table:style-name="ce26">
            <text:p>12375</text:p>
          </table:table-cell>
          <table:table-cell office:value-type="float" office:value="10265" table:style-name="ce26">
            <text:p>10265</text:p>
          </table:table-cell>
          <table:table-cell office:value-type="float" office:value="0.82950000000000002" table:style-name="ce20">
            <text:p>0,8295</text:p>
          </table:table-cell>
          <table:table-cell office:value-type="float" office:value="2498" table:style-name="ce26">
            <text:p>2498</text:p>
          </table:table-cell>
          <table:table-cell office:value-type="float" office:value="2452" table:style-name="ce26">
            <text:p>2452</text:p>
          </table:table-cell>
          <table:table-cell office:value-type="float" office:value="0.98160000000000003" table:style-name="ce18">
            <text:p>0,9816</text:p>
          </table:table-cell>
          <table:table-cell office:value-type="float" office:value="2559" table:style-name="ce26">
            <text:p>2559</text:p>
          </table:table-cell>
          <table:table-cell office:value-type="float" office:value="2655" table:style-name="ce26">
            <text:p>2655</text:p>
          </table:table-cell>
          <table:table-cell office:value-type="float" office:value="1.0375000000000001" table:style-name="ce19">
            <text:p>1,0375</text:p>
          </table:table-cell>
          <table:table-cell office:value-type="float" office:value="726" table:style-name="ce26">
            <text:p>726</text:p>
          </table:table-cell>
          <table:table-cell office:value-type="float" office:value="894" table:style-name="ce26">
            <text:p>894</text:p>
          </table:table-cell>
          <table:table-cell office:value-type="float" office:value="1.2314000000000001" table:style-name="ce19">
            <text:p>1,2314</text:p>
          </table:table-cell>
          <table:table-cell office:value-type="float" office:value="23286" table:style-name="ce26">
            <text:p>23286</text:p>
          </table:table-cell>
          <table:table-cell office:value-type="float" office:value="24212" table:style-name="ce26">
            <text:p>24212</text:p>
          </table:table-cell>
          <table:table-cell office:value-type="float" office:value="1.0398000000000001" table:style-name="ce19">
            <text:p>1,0398</text:p>
          </table:table-cell>
          <table:table-cell office:value-type="float" office:value="41444" table:style-name="ce26">
            <text:p>41444</text:p>
          </table:table-cell>
          <table:table-cell office:value-type="float" office:value="40478" table:style-name="ce26">
            <text:p>40478</text:p>
          </table:table-cell>
          <table:table-cell office:value-type="float" office:value="0.97670000000000001" table:style-name="ce18">
            <text:p>0,9767</text:p>
          </table:table-cell>
          <table:table-cell office:value-type="float" office:value="110" table:style-name="ce26">
            <text:p>110</text:p>
          </table:table-cell>
          <table:table-cell office:value-type="float" office:value="97" table:style-name="ce26">
            <text:p>97</text:p>
          </table:table-cell>
          <table:table-cell office:value-type="float" office:value="0.88180000000000003" table:style-name="ce22">
            <text:p>0,8818</text:p>
          </table:table-cell>
          <table:table-cell office:value-type="float" office:value="42935" table:style-name="ce26">
            <text:p>42935</text:p>
          </table:table-cell>
          <table:table-cell office:value-type="float" office:value="41736" table:style-name="ce26">
            <text:p>41736</text:p>
          </table:table-cell>
          <table:table-cell office:value-type="float" office:value="0.97209999999999996" table:style-name="ce18">
            <text:p>0,9721</text:p>
          </table:table-cell>
          <table:table-cell office:value-type="float" office:value="58694" table:style-name="ce26">
            <text:p>58694</text:p>
          </table:table-cell>
          <table:table-cell office:value-type="float" office:value="56736" table:style-name="ce26">
            <text:p>56736</text:p>
          </table:table-cell>
          <table:table-cell office:value-type="float" office:value="0.96660000000000001" table:style-name="ce18">
            <text:p>0,9666</text:p>
          </table:table-cell>
          <table:table-cell office:value-type="float" office:value="34960" table:style-name="ce26">
            <text:p>34960</text:p>
          </table:table-cell>
          <table:table-cell office:value-type="float" office:value="20480" table:style-name="ce26">
            <text:p>20480</text:p>
          </table:table-cell>
          <table:table-cell office:value-type="float" office:value="0.58579999999999999" table:style-name="ce20">
            <text:p>0,5858</text:p>
          </table:table-cell>
          <table:table-cell office:value-type="float" office:value="101960" table:style-name="ce26">
            <text:p>101960</text:p>
          </table:table-cell>
          <table:table-cell office:value-type="float" office:value="92805" table:style-name="ce16">
            <text:p>92805</text:p>
          </table:table-cell>
          <table:table-cell office:value-type="float" office:value="0.91020000000000001" table:style-name="ce18">
            <text:p>0,9102</text:p>
          </table:table-cell>
          <table:table-cell office:value-type="float" office:value="8960" table:style-name="ce26">
            <text:p>8960</text:p>
          </table:table-cell>
          <table:table-cell office:value-type="float" office:value="6640" table:style-name="ce26">
            <text:p>6640</text:p>
          </table:table-cell>
          <table:table-cell office:value-type="float" office:value="0.74109999999999998" table:style-name="ce20">
            <text:p>0,7411</text:p>
          </table:table-cell>
          <table:table-cell office:value-type="float" office:value="2620" table:style-name="ce26">
            <text:p>2620</text:p>
          </table:table-cell>
          <table:table-cell office:value-type="float" office:value="2701" table:style-name="ce26">
            <text:p>2701</text:p>
          </table:table-cell>
          <table:table-cell office:value-type="float" office:value="1.0308999999999999" table:style-name="ce19">
            <text:p>1,0309</text:p>
          </table:table-cell>
          <table:table-cell office:value-type="float" office:value="11580" table:style-name="ce26">
            <text:p>11580</text:p>
          </table:table-cell>
          <table:table-cell office:value-type="float" office:value="9341" table:style-name="ce26">
            <text:p>9341</text:p>
          </table:table-cell>
          <table:table-cell office:value-type="float" office:value="0.80659999999999998" table:style-name="ce18">
            <text:p>0,8066</text:p>
          </table:table-cell>
          <table:table-cell office:value-type="float" office:value="15865" table:style-name="ce16">
            <text:p>15865</text:p>
          </table:table-cell>
          <table:table-cell office:value-type="float" office:value="19981" table:style-name="ce16">
            <text:p>19981</text:p>
          </table:table-cell>
          <table:table-cell office:value-type="float" office:value="1.2594000000000001" table:style-name="ce19">
            <text:p>1,2594</text:p>
          </table:table-cell>
          <table:table-cell office:value-type="float" office:value="3600" table:style-name="ce26">
            <text:p>3600</text:p>
          </table:table-cell>
          <table:table-cell office:value-type="float" office:value="5419" table:style-name="ce26">
            <text:p>5419</text:p>
          </table:table-cell>
          <table:table-cell office:value-type="float" office:value="1.5053000000000001" table:style-name="ce19">
            <text:p>1,5053</text:p>
          </table:table-cell>
          <table:table-cell office:value-type="float" office:value="167965" table:style-name="ce16">
            <text:p>167965</text:p>
          </table:table-cell>
          <table:table-cell office:value-type="float" office:value="148026" table:style-name="ce16">
            <text:p>148026</text:p>
          </table:table-cell>
          <table:table-cell office:value-type="float" office:value="0.88129999999999997" table:style-name="ce18">
            <text:p>0,8813</text:p>
          </table:table-cell>
          <table:table-cell office:value-type="float" office:value="226659" table:style-name="ce16">
            <text:p>226659</text:p>
          </table:table-cell>
          <table:table-cell office:value-type="float" office:value="204762" table:style-name="ce16">
            <text:p>204762</text:p>
          </table:table-cell>
          <table:table-cell office:value-type="float" office:value="0.90339999999999998" table:style-name="ce18">
            <text:p>0,9034</text:p>
          </table:table-cell>
          <table:table-cell office:value-type="float" office:value="18812" table:style-name="ce16">
            <text:p>18812</text:p>
          </table:table-cell>
          <table:table-cell office:value-type="float" office:value="23045" table:style-name="ce16">
            <text:p>23045</text:p>
          </table:table-cell>
          <table:table-cell office:value-type="float" office:value="1.2250000000000001" table:style-name="ce19">
            <text:p>1,225</text:p>
          </table:table-cell>
          <table:table-cell office:value-type="float" office:value="4828" table:style-name="ce26">
            <text:p>4828</text:p>
          </table:table-cell>
          <table:table-cell office:value-type="float" office:value="6882" table:style-name="ce26">
            <text:p>6882</text:p>
          </table:table-cell>
          <table:table-cell office:value-type="float" office:value="1.4254" table:style-name="ce19">
            <text:p>1,4254</text:p>
          </table:table-cell>
          <table:table-cell office:value-type="float" office:value="53317" table:style-name="ce26">
            <text:p>53317</text:p>
          </table:table-cell>
          <table:table-cell office:value-type="float" office:value="36646" table:style-name="ce26">
            <text:p>36646</text:p>
          </table:table-cell>
          <table:table-cell office:value-type="float" office:value="0.68730000000000002" table:style-name="ce20">
            <text:p>0,6873</text:p>
          </table:table-cell>
          <table:table-cell office:value-type="float" office:value="0.91" table:style-name="ce26">
            <text:p>0,91</text:p>
          </table:table-cell>
          <table:table-cell office:value-type="float" office:value="0.90790000000000004" table:style-name="ce26">
            <text:p>0,9079</text:p>
          </table:table-cell>
          <table:table-cell office:value-type="float" office:value="0.99770000000000003" table:style-name="ce26">
            <text:p>0,9977</text:p>
          </table:table-cell>
          <table:table-cell office:value-type="float" office:value="0.82" table:style-name="ce26">
            <text:p>0,82</text:p>
          </table:table-cell>
          <table:table-cell office:value-type="float" office:value="0.87229999999999996" table:style-name="ce26">
            <text:p>0,8723</text:p>
          </table:table-cell>
          <table:table-cell office:value-type="float" office:value="1.0638000000000001" table:style-name="ce26">
            <text:p>1,0638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90580000000000005" table:style-name="ce26">
            <text:p>0,9058</text:p>
          </table:table-cell>
          <table:table-cell office:value-type="float" office:value="1.0470999999999999" table:style-name="ce26">
            <text:p>1,0471</text:p>
          </table:table-cell>
          <table:table-cell office:value-type="float" office:value="0.86" table:style-name="ce26">
            <text:p>0,86</text:p>
          </table:table-cell>
          <table:table-cell office:value-type="float" office:value="0.91879999999999995" table:style-name="ce26">
            <text:p>0,9188</text:p>
          </table:table-cell>
          <table:table-cell office:value-type="float" office:value="1.0683" table:style-name="ce26">
            <text:p>1,0683</text:p>
          </table:table-cell>
          <table:table-cell office:value-type="float" office:value="0.8" table:style-name="ce26">
            <text:p>0,8</text:p>
          </table:table-cell>
          <table:table-cell office:value-type="float" office:value="0.73319999999999996" table:style-name="ce26">
            <text:p>0,7332</text:p>
          </table:table-cell>
          <table:table-cell office:value-type="float" office:value="0.91649999999999998" table:style-name="ce26">
            <text:p>0,9165</text:p>
          </table:table-cell>
          <table:table-cell office:value-type="float" office:value="0.83" table:style-name="ce26">
            <text:p>0,83</text:p>
          </table:table-cell>
          <table:table-cell office:value-type="float" office:value="0.83089999999999997" table:style-name="ce26">
            <text:p>0,8309</text:p>
          </table:table-cell>
          <table:table-cell office:value-type="float" office:value="1.0011000000000001" table:style-name="ce26">
            <text:p>1,0011</text:p>
          </table:table-cell>
          <table:table-cell office:value-type="float" office:value="0.88500000000000001" table:style-name="ce26">
            <text:p>0,885</text:p>
          </table:table-cell>
          <table:table-cell office:value-type="float" office:value="0.90969999999999995" table:style-name="ce26">
            <text:p>0,9097</text:p>
          </table:table-cell>
          <table:table-cell office:value-type="float" office:value="1.0279" table:style-name="ce26">
            <text:p>1,0279</text:p>
          </table:table-cell>
          <table:table-cell office:value-type="float" office:value="0.81" table:style-name="ce26">
            <text:p>0,81</text:p>
          </table:table-cell>
          <table:table-cell office:value-type="float" office:value="0.76910000000000001" table:style-name="ce26">
            <text:p>0,7691</text:p>
          </table:table-cell>
          <table:table-cell office:value-type="float" office:value="0.94950000000000001" table:style-name="ce26">
            <text:p>0,9495</text:p>
          </table:table-cell>
          <table:table-cell office:value-type="float" office:value="0.84750000000000003" table:style-name="ce26">
            <text:p>0,8475</text:p>
          </table:table-cell>
          <table:table-cell office:value-type="float" office:value="0.88600000000000001" table:style-name="ce26">
            <text:p>0,886</text:p>
          </table:table-cell>
          <table:table-cell office:value-type="float" office:value="1.0454000000000001" table:style-name="ce26">
            <text:p>1,0454</text:p>
          </table:table-cell>
          <table:table-cell office:value-type="float" office:value="0.91" table:style-name="ce26">
            <text:p>0,91</text:p>
          </table:table-cell>
          <table:table-cell office:value-type="float" office:value="0.92530000000000001" table:style-name="ce26">
            <text:p>0,9253</text:p>
          </table:table-cell>
          <table:table-cell office:value-type="float" office:value="1.0167999999999999" table:style-name="ce26">
            <text:p>1,0168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2779999999999998" table:style-name="ce26">
            <text:p>0,3278</text:p>
          </table:table-cell>
          <table:table-cell office:value-type="float" office:value="1.1706000000000001" table:style-name="ce26">
            <text:p>1,1706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81530000000000002" table:style-name="ce26">
            <text:p>0,8153</text:p>
          </table:table-cell>
          <table:table-cell office:value-type="float" office:value="1.3702000000000001" table:style-name="ce26">
            <text:p>1,3702</text:p>
          </table:table-cell>
          <table:table-cell office:value-type="float" office:value="0.89749999999999996" table:style-name="ce26">
            <text:p>0,8975</text:p>
          </table:table-cell>
          <table:table-cell office:value-type="float" office:value="0.92090000000000005" table:style-name="ce26">
            <text:p>0,9209</text:p>
          </table:table-cell>
          <table:table-cell office:value-type="float" office:value="1.0261" table:style-name="ce26">
            <text:p>1,0261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44350000000000001" table:style-name="ce26">
            <text:p>0,4435</text:p>
          </table:table-cell>
          <table:table-cell office:value-type="float" office:value="0.81369999999999998" table:style-name="ce26">
            <text:p>0,8137</text:p>
          </table:table-cell>
          <table:table-cell office:value-type="float" office:value="0.72130000000000005" table:style-name="ce26">
            <text:p>0,7213</text:p>
          </table:table-cell>
          <table:table-cell office:value-type="float" office:value="0.83499999999999996" table:style-name="ce26">
            <text:p>0,835</text:p>
          </table:table-cell>
          <table:table-cell office:value-type="float" office:value="1.1577999999999999" table:style-name="ce26">
            <text:p>1,1578</text:p>
          </table:table-cell>
          <table:table-cell office:value-type="float" office:value="0.93" table:style-name="ce26">
            <text:p>0,93</text:p>
          </table:table-cell>
          <table:table-cell office:value-type="float" office:value="0.95320000000000005" table:style-name="ce26">
            <text:p>0,9532</text:p>
          </table:table-cell>
          <table:table-cell office:value-type="float" office:value="1.0249999999999999" table:style-name="ce26">
            <text:p>1,025</text:p>
          </table:table-cell>
          <table:table-cell office:value-type="float" office:value="0.26" table:style-name="ce26">
            <text:p>0,26</text:p>
          </table:table-cell>
          <table:table-cell office:value-type="float" office:value="0.37830000000000003" table:style-name="ce26">
            <text:p>0,3783</text:p>
          </table:table-cell>
          <table:table-cell office:value-type="float" office:value="1.4551000000000001" table:style-name="ce26">
            <text:p>1,4551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54139999999999999" table:style-name="ce26">
            <text:p>0,5414</text:p>
          </table:table-cell>
          <table:table-cell office:value-type="float" office:value="0.90990000000000004" table:style-name="ce26">
            <text:p>0,9099</text:p>
          </table:table-cell>
          <table:table-cell office:value-type="float" office:value="0.93" table:style-name="ce26">
            <text:p>0,93</text:p>
          </table:table-cell>
          <table:table-cell office:value-type="float" office:value="0.93330000000000002" table:style-name="ce26">
            <text:p>0,9333</text:p>
          </table:table-cell>
          <table:table-cell office:value-type="float" office:value="1.0035000000000001" table:style-name="ce26">
            <text:p>1,0035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0720000000000001" table:style-name="ce26">
            <text:p>0,9072</text:p>
          </table:table-cell>
          <table:table-cell office:value-type="float" office:value="1.4869000000000001" table:style-name="ce26">
            <text:p>1,4869</text:p>
          </table:table-cell>
          <table:table-cell office:value-type="float" office:value="16944" table:style-name="ce26">
            <text:p>16944</text:p>
          </table:table-cell>
          <table:table-cell office:value-type="float" office:value="3970" table:style-name="ce26">
            <text:p>3970</text:p>
          </table:table-cell>
          <table:table-cell office:value-type="float" office:value="0.23430000000000001" table:style-name="ce23">
            <text:p>0,2343</text:p>
          </table:table-cell>
          <table:table-cell office:value-type="float" office:value="2839" table:style-name="ce26">
            <text:p>2839</text:p>
          </table:table-cell>
          <table:table-cell office:value-type="float" office:value="1533" table:style-name="ce26">
            <text:p>1533</text:p>
          </table:table-cell>
          <table:table-cell office:value-type="float" office:value="0.54" table:style-name="ce23">
            <text:p>0,54</text:p>
          </table:table-cell>
          <table:table-cell office:value-type="float" office:value="19783" table:style-name="ce26">
            <text:p>19783</text:p>
          </table:table-cell>
          <table:table-cell office:value-type="float" office:value="5503" table:style-name="ce26">
            <text:p>5503</text:p>
          </table:table-cell>
          <table:table-cell office:value-type="float" office:value="0.2782" table:style-name="ce23">
            <text:p>0,2782</text:p>
          </table:table-cell>
          <table:table-cell office:value-type="float" office:value="107160" table:style-name="ce26">
            <text:p>107160</text:p>
          </table:table-cell>
          <table:table-cell office:value-type="float" office:value="117661" table:style-name="ce26">
            <text:p>117661</text:p>
          </table:table-cell>
          <table:table-cell office:value-type="float" office:value="1.0980000000000001" table:style-name="ce30">
            <text:p>1,098</text:p>
          </table:table-cell>
          <table:table-cell office:value-type="float" office:value="126943" table:style-name="ce26">
            <text:p>126943</text:p>
          </table:table-cell>
          <table:table-cell office:value-type="float" office:value="123164" table:style-name="ce26">
            <text:p>123164</text:p>
          </table:table-cell>
          <table:table-cell office:value-type="float" office:value="0.97019999999999995" table:style-name="ce25">
            <text:p>0,9702</text:p>
          </table:table-cell>
          <table:table-cell office:value-type="float" office:value="9903" table:style-name="ce26">
            <text:p>9903</text:p>
          </table:table-cell>
          <table:table-cell office:value-type="float" office:value="371" table:style-name="ce26">
            <text:p>371</text:p>
          </table:table-cell>
          <table:table-cell office:value-type="float" office:value="3.7499999999999999E-2" table:style-name="ce26">
            <text:p>0,0375</text:p>
          </table:table-cell>
          <table:table-cell office:value-type="float" office:value="14451" table:style-name="ce26">
            <text:p>14451</text:p>
          </table:table-cell>
          <table:table-cell office:value-type="float" office:value="18940" table:style-name="ce26">
            <text:p>18940</text:p>
          </table:table-cell>
          <table:table-cell office:value-type="float" office:value="1.3106" table:style-name="ce26">
            <text:p>1,3106</text:p>
          </table:table-cell>
          <table:table-cell office:value-type="float" office:value="2196" table:style-name="ce26">
            <text:p>2196</text:p>
          </table:table-cell>
          <table:table-cell office:value-type="float" office:value="4701" table:style-name="ce26">
            <text:p>4701</text:p>
          </table:table-cell>
          <table:table-cell office:value-type="float" office:value="2.1406999999999998" table:style-name="ce26">
            <text:p>2,1407</text:p>
          </table:table-cell>
          <table:table-cell table:number-columns-repeated="16190"/>
        </table:table-row>
        <table:table-row table:style-name="ro3">
          <table:table-cell office:value-type="float" office:value="63" table:style-name="ce26">
            <text:p>63</text:p>
          </table:table-cell>
          <table:table-cell office:value-type="string" table:style-name="ce27">
            <text:p>REGIONAL QUINDÍO</text:p>
          </table:table-cell>
          <table:table-cell office:value-type="float" office:value="5277" table:style-name="ce26">
            <text:p>5277</text:p>
          </table:table-cell>
          <table:table-cell office:value-type="float" office:value="4765" table:style-name="ce26">
            <text:p>4765</text:p>
          </table:table-cell>
          <table:table-cell office:value-type="float" office:value="0.90300000000000002" table:style-name="ce18">
            <text:p>0,903</text:p>
          </table:table-cell>
          <table:table-cell office:value-type="float" office:value="4117" table:style-name="ce26">
            <text:p>4117</text:p>
          </table:table-cell>
          <table:table-cell office:value-type="float" office:value="4361" table:style-name="ce26">
            <text:p>4361</text:p>
          </table:table-cell>
          <table:table-cell office:value-type="float" office:value="1.0592999999999999" table:style-name="ce19">
            <text:p>1,0593</text:p>
          </table:table-cell>
          <table:table-cell office:value-type="float" office:value="871" table:style-name="ce26">
            <text:p>871</text:p>
          </table:table-cell>
          <table:table-cell office:value-type="float" office:value="426" table:style-name="ce26">
            <text:p>426</text:p>
          </table:table-cell>
          <table:table-cell office:value-type="float" office:value="0.48909999999999998" table:style-name="ce20">
            <text:p>0,4891</text:p>
          </table:table-cell>
          <table:table-cell office:value-type="float" office:value="0" table:style-name="ce26">
            <text:p>0</text:p>
          </table:table-cell>
          <table:table-cell office:value-type="float" office:value="30" table:style-name="ce26">
            <text:p>3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265" table:style-name="ce26">
            <text:p>10265</text:p>
          </table:table-cell>
          <table:table-cell office:value-type="float" office:value="9582" table:style-name="ce26">
            <text:p>9582</text:p>
          </table:table-cell>
          <table:table-cell office:value-type="float" office:value="0.9335" table:style-name="ce18">
            <text:p>0,9335</text:p>
          </table:table-cell>
          <table:table-cell office:value-type="float" office:value="10265" table:style-name="ce26">
            <text:p>10265</text:p>
          </table:table-cell>
          <table:table-cell office:value-type="float" office:value="9582" table:style-name="ce26">
            <text:p>9582</text:p>
          </table:table-cell>
          <table:table-cell office:value-type="float" office:value="0.9335" table:style-name="ce18">
            <text:p>0,9335</text:p>
          </table:table-cell>
          <table:table-cell office:value-type="float" office:value="535" table:style-name="ce26">
            <text:p>535</text:p>
          </table:table-cell>
          <table:table-cell office:value-type="float" office:value="354" table:style-name="ce26">
            <text:p>354</text:p>
          </table:table-cell>
          <table:table-cell office:value-type="float" office:value="0.66169999999999995" table:style-name="ce20">
            <text:p>0,6617</text:p>
          </table:table-cell>
          <table:table-cell office:value-type="float" office:value="33" table:style-name="ce26">
            <text:p>33</text:p>
          </table:table-cell>
          <table:table-cell office:value-type="float" office:value="38" table:style-name="ce26">
            <text:p>38</text:p>
          </table:table-cell>
          <table:table-cell office:value-type="float" office:value="1.1515" table:style-name="ce19">
            <text:p>1,1515</text:p>
          </table:table-cell>
          <table:table-cell office:value-type="float" office:value="62" table:style-name="ce26">
            <text:p>62</text:p>
          </table:table-cell>
          <table:table-cell office:value-type="float" office:value="61" table:style-name="ce26">
            <text:p>61</text:p>
          </table:table-cell>
          <table:table-cell office:value-type="float" office:value="0.9839" table:style-name="ce18">
            <text:p>0,9839</text:p>
          </table:table-cell>
          <table:table-cell office:value-type="float" office:value="630" table:style-name="ce26">
            <text:p>630</text:p>
          </table:table-cell>
          <table:table-cell office:value-type="float" office:value="453" table:style-name="ce26">
            <text:p>453</text:p>
          </table:table-cell>
          <table:table-cell office:value-type="float" office:value="0.71899999999999997" table:style-name="ce20">
            <text:p>0,719</text:p>
          </table:table-cell>
          <table:table-cell office:value-type="float" office:value="30" table:style-name="ce26">
            <text:p>30</text:p>
          </table:table-cell>
          <table:table-cell office:value-type="float" office:value="19" table:style-name="ce26">
            <text:p>19</text:p>
          </table:table-cell>
          <table:table-cell office:value-type="float" office:value="0.63329999999999997" table:style-name="ce20">
            <text:p>0,6333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1" table:style-name="ce19">
            <text:p>1</text:p>
          </table:table-cell>
          <table:table-cell office:value-type="float" office:value="15" table:style-name="ce26">
            <text:p>15</text:p>
          </table:table-cell>
          <table:table-cell office:value-type="float" office:value="16" table:style-name="ce26">
            <text:p>16</text:p>
          </table:table-cell>
          <table:table-cell office:value-type="float" office:value="1.0667" table:style-name="ce19">
            <text:p>1,0667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0.86670000000000003" table:style-name="ce22">
            <text:p>0,8667</text:p>
          </table:table-cell>
          <table:table-cell office:value-type="float" office:value="3289" table:style-name="ce26">
            <text:p>3289</text:p>
          </table:table-cell>
          <table:table-cell office:value-type="float" office:value="3182" table:style-name="ce26">
            <text:p>3182</text:p>
          </table:table-cell>
          <table:table-cell office:value-type="float" office:value="0.96750000000000003" table:style-name="ce18">
            <text:p>0,9675</text:p>
          </table:table-cell>
          <table:table-cell office:value-type="float" office:value="2156" table:style-name="ce26">
            <text:p>2156</text:p>
          </table:table-cell>
          <table:table-cell office:value-type="float" office:value="2061" table:style-name="ce26">
            <text:p>2061</text:p>
          </table:table-cell>
          <table:table-cell office:value-type="float" office:value="0.95589999999999997" table:style-name="ce18">
            <text:p>0,9559</text:p>
          </table:table-cell>
          <table:table-cell office:value-type="float" office:value="326" table:style-name="ce26">
            <text:p>326</text:p>
          </table:table-cell>
          <table:table-cell office:value-type="float" office:value="312" table:style-name="ce26">
            <text:p>312</text:p>
          </table:table-cell>
          <table:table-cell office:value-type="float" office:value="0.95709999999999995" table:style-name="ce18">
            <text:p>0,9571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0.66669999999999996" table:style-name="ce20">
            <text:p>0,6667</text:p>
          </table:table-cell>
          <table:table-cell office:value-type="float" office:value="5640" table:style-name="ce26">
            <text:p>5640</text:p>
          </table:table-cell>
          <table:table-cell office:value-type="float" office:value="5798" table:style-name="ce26">
            <text:p>5798</text:p>
          </table:table-cell>
          <table:table-cell office:value-type="float" office:value="1.028" table:style-name="ce19">
            <text:p>1,028</text:p>
          </table:table-cell>
          <table:table-cell office:value-type="float" office:value="11441" table:style-name="ce26">
            <text:p>11441</text:p>
          </table:table-cell>
          <table:table-cell office:value-type="float" office:value="11373" table:style-name="ce26">
            <text:p>11373</text:p>
          </table:table-cell>
          <table:table-cell office:value-type="float" office:value="0.99409999999999998" table:style-name="ce18">
            <text:p>0,994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146" table:style-name="ce26">
            <text:p>12146</text:p>
          </table:table-cell>
          <table:table-cell office:value-type="float" office:value="11891" table:style-name="ce26">
            <text:p>11891</text:p>
          </table:table-cell>
          <table:table-cell office:value-type="float" office:value="0.97899999999999998" table:style-name="ce18">
            <text:p>0,979</text:p>
          </table:table-cell>
          <table:table-cell office:value-type="float" office:value="22411" table:style-name="ce26">
            <text:p>22411</text:p>
          </table:table-cell>
          <table:table-cell office:value-type="float" office:value="21473" table:style-name="ce26">
            <text:p>21473</text:p>
          </table:table-cell>
          <table:table-cell office:value-type="float" office:value="0.95809999999999995" table:style-name="ce18">
            <text:p>0,9581</text:p>
          </table:table-cell>
          <table:table-cell office:value-type="float" office:value="117600" table:style-name="ce26">
            <text:p>117600</text:p>
          </table:table-cell>
          <table:table-cell office:value-type="float" office:value="91760" table:style-name="ce26">
            <text:p>91760</text:p>
          </table:table-cell>
          <table:table-cell office:value-type="float" office:value="0.78029999999999999" table:style-name="ce22">
            <text:p>0,7803</text:p>
          </table:table-cell>
          <table:table-cell office:value-type="float" office:value="81375" table:style-name="ce26">
            <text:p>81375</text:p>
          </table:table-cell>
          <table:table-cell office:value-type="float" office:value="59904" table:style-name="ce16">
            <text:p>59904</text:p>
          </table:table-cell>
          <table:table-cell office:value-type="float" office:value="0.73609999999999998" table:style-name="ce20">
            <text:p>0,7361</text:p>
          </table:table-cell>
          <table:table-cell office:value-type="float" office:value="33280" table:style-name="ce26">
            <text:p>33280</text:p>
          </table:table-cell>
          <table:table-cell office:value-type="float" office:value="28639" table:style-name="ce26">
            <text:p>28639</text:p>
          </table:table-cell>
          <table:table-cell office:value-type="float" office:value="0.86050000000000004" table:style-name="ce18">
            <text:p>0,8605</text:p>
          </table:table-cell>
          <table:table-cell office:value-type="float" office:value="6565" table:style-name="ce26">
            <text:p>6565</text:p>
          </table:table-cell>
          <table:table-cell office:value-type="float" office:value="7558" table:style-name="ce26">
            <text:p>7558</text:p>
          </table:table-cell>
          <table:table-cell office:value-type="float" office:value="1.1513" table:style-name="ce19">
            <text:p>1,1513</text:p>
          </table:table-cell>
          <table:table-cell office:value-type="float" office:value="39845" table:style-name="ce26">
            <text:p>39845</text:p>
          </table:table-cell>
          <table:table-cell office:value-type="float" office:value="36197" table:style-name="ce26">
            <text:p>36197</text:p>
          </table:table-cell>
          <table:table-cell office:value-type="float" office:value="0.90839999999999999" table:style-name="ce18">
            <text:p>0,9084</text:p>
          </table:table-cell>
          <table:table-cell office:value-type="float" office:value="10149" table:style-name="ce16">
            <text:p>10149</text:p>
          </table:table-cell>
          <table:table-cell office:value-type="float" office:value="10774" table:style-name="ce16">
            <text:p>10774</text:p>
          </table:table-cell>
          <table:table-cell office:value-type="float" office:value="1.0616000000000001" table:style-name="ce19">
            <text:p>1,0616</text:p>
          </table:table-cell>
          <table:table-cell office:value-type="float" office:value="1635" table:style-name="ce26">
            <text:p>1635</text:p>
          </table:table-cell>
          <table:table-cell office:value-type="float" office:value="2942" table:style-name="ce26">
            <text:p>2942</text:p>
          </table:table-cell>
          <table:table-cell office:value-type="float" office:value="1.7994000000000001" table:style-name="ce19">
            <text:p>1,7994</text:p>
          </table:table-cell>
          <table:table-cell office:value-type="float" office:value="250604" table:style-name="ce16">
            <text:p>250604</text:p>
          </table:table-cell>
          <table:table-cell office:value-type="float" office:value="201577" table:style-name="ce16">
            <text:p>201577</text:p>
          </table:table-cell>
          <table:table-cell office:value-type="float" office:value="0.8044" table:style-name="ce18">
            <text:p>0,8044</text:p>
          </table:table-cell>
          <table:table-cell office:value-type="float" office:value="273015" table:style-name="ce16">
            <text:p>273015</text:p>
          </table:table-cell>
          <table:table-cell office:value-type="float" office:value="223050" table:style-name="ce16">
            <text:p>223050</text:p>
          </table:table-cell>
          <table:table-cell office:value-type="float" office:value="0.81699999999999995" table:style-name="ce22">
            <text:p>0,817</text:p>
          </table:table-cell>
          <table:table-cell office:value-type="float" office:value="10538" table:style-name="ce16">
            <text:p>10538</text:p>
          </table:table-cell>
          <table:table-cell office:value-type="float" office:value="11184" table:style-name="ce16">
            <text:p>11184</text:p>
          </table:table-cell>
          <table:table-cell office:value-type="float" office:value="1.0612999999999999" table:style-name="ce19">
            <text:p>1,0613</text:p>
          </table:table-cell>
          <table:table-cell office:value-type="float" office:value="1742" table:style-name="ce26">
            <text:p>1742</text:p>
          </table:table-cell>
          <table:table-cell office:value-type="float" office:value="3039" table:style-name="ce26">
            <text:p>3039</text:p>
          </table:table-cell>
          <table:table-cell office:value-type="float" office:value="1.7444999999999999" table:style-name="ce19">
            <text:p>1,7445</text:p>
          </table:table-cell>
          <table:table-cell office:value-type="float" office:value="157153" table:style-name="ce26">
            <text:p>157153</text:p>
          </table:table-cell>
          <table:table-cell office:value-type="float" office:value="126821" table:style-name="ce26">
            <text:p>126821</text:p>
          </table:table-cell>
          <table:table-cell office:value-type="float" office:value="0.80700000000000005" table:style-name="ce22">
            <text:p>0,807</text:p>
          </table:table-cell>
          <table:table-cell office:value-type="float" office:value="0.85" table:style-name="ce26">
            <text:p>0,85</text:p>
          </table:table-cell>
          <table:table-cell office:value-type="float" office:value="0.86699999999999999" table:style-name="ce26">
            <text:p>0,867</text:p>
          </table:table-cell>
          <table:table-cell office:value-type="float" office:value="1.02" table:style-name="ce26">
            <text:p>1,02</text:p>
          </table:table-cell>
          <table:table-cell office:value-type="float" office:value="0.83" table:style-name="ce26">
            <text:p>0,83</text:p>
          </table:table-cell>
          <table:table-cell office:value-type="float" office:value="0.74239999999999995" table:style-name="ce26">
            <text:p>0,7424</text:p>
          </table:table-cell>
          <table:table-cell office:value-type="float" office:value="0.89439999999999997" table:style-name="ce26">
            <text:p>0,8944</text:p>
          </table:table-cell>
          <table:table-cell office:value-type="float" office:value="0.84" table:style-name="ce26">
            <text:p>0,84</text:p>
          </table:table-cell>
          <table:table-cell office:value-type="float" office:value="0.84540000000000004" table:style-name="ce26">
            <text:p>0,8454</text:p>
          </table:table-cell>
          <table:table-cell office:value-type="float" office:value="1.0064" table:style-name="ce26">
            <text:p>1,0064</text:p>
          </table:table-cell>
          <table:table-cell office:value-type="float" office:value="0.83" table:style-name="ce26">
            <text:p>0,83</text:p>
          </table:table-cell>
          <table:table-cell office:value-type="float" office:value="0.85140000000000005" table:style-name="ce26">
            <text:p>0,8514</text:p>
          </table:table-cell>
          <table:table-cell office:value-type="float" office:value="1.0258" table:style-name="ce26">
            <text:p>1,0258</text:p>
          </table:table-cell>
          <table:table-cell office:value-type="float" office:value="0.86" table:style-name="ce26">
            <text:p>0,86</text:p>
          </table:table-cell>
          <table:table-cell office:value-type="float" office:value="0.72299999999999998" table:style-name="ce26">
            <text:p>0,723</text:p>
          </table:table-cell>
          <table:table-cell office:value-type="float" office:value="0.8407" table:style-name="ce26">
            <text:p>0,8407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79259999999999997" table:style-name="ce26">
            <text:p>0,7926</text:p>
          </table:table-cell>
          <table:table-cell office:value-type="float" office:value="0.93799999999999994" table:style-name="ce26">
            <text:p>0,938</text:p>
          </table:table-cell>
          <table:table-cell office:value-type="float" office:value="0.84" table:style-name="ce26">
            <text:p>0,84</text:p>
          </table:table-cell>
          <table:table-cell office:value-type="float" office:value="0.86160000000000003" table:style-name="ce26">
            <text:p>0,8616</text:p>
          </table:table-cell>
          <table:table-cell office:value-type="float" office:value="1.0258" table:style-name="ce26">
            <text:p>1,0258</text:p>
          </table:table-cell>
          <table:table-cell office:value-type="float" office:value="0.84499999999999997" table:style-name="ce26">
            <text:p>0,845</text:p>
          </table:table-cell>
          <table:table-cell office:value-type="float" office:value="0.72919999999999996" table:style-name="ce26">
            <text:p>0,7292</text:p>
          </table:table-cell>
          <table:table-cell office:value-type="float" office:value="0.86299999999999999" table:style-name="ce26">
            <text:p>0,863</text:p>
          </table:table-cell>
          <table:table-cell office:value-type="float" office:value="0.84250000000000003" table:style-name="ce26">
            <text:p>0,8425</text:p>
          </table:table-cell>
          <table:table-cell office:value-type="float" office:value="0.82189999999999996" table:style-name="ce26">
            <text:p>0,8219</text:p>
          </table:table-cell>
          <table:table-cell office:value-type="float" office:value="0.97560000000000002" table:style-name="ce26">
            <text:p>0,9756</text:p>
          </table:table-cell>
          <table:table-cell office:value-type="float" office:value="0.83" table:style-name="ce26">
            <text:p>0,83</text:p>
          </table:table-cell>
          <table:table-cell office:value-type="float" office:value="0.83609999999999995" table:style-name="ce26">
            <text:p>0,8361</text:p>
          </table:table-cell>
          <table:table-cell office:value-type="float" office:value="1.0073000000000001" table:style-name="ce26">
            <text:p>1,0073</text:p>
          </table:table-cell>
          <table:table-cell office:value-type="float" office:value="0.32" table:style-name="ce26">
            <text:p>0,32</text:p>
          </table:table-cell>
          <table:table-cell office:value-type="float" office:value="0.36399999999999999" table:style-name="ce26">
            <text:p>0,364</text:p>
          </table:table-cell>
          <table:table-cell office:value-type="float" office:value="1.1375" table:style-name="ce26">
            <text:p>1,1375</text:p>
          </table:table-cell>
          <table:table-cell office:value-type="float" office:value="0.57499999999999996" table:style-name="ce26">
            <text:p>0,575</text:p>
          </table:table-cell>
          <table:table-cell office:value-type="float" office:value="0.55320000000000003" table:style-name="ce26">
            <text:p>0,5532</text:p>
          </table:table-cell>
          <table:table-cell office:value-type="float" office:value="0.96220000000000006" table:style-name="ce26">
            <text:p>0,9622</text:p>
          </table:table-cell>
          <table:table-cell office:value-type="float" office:value="0.83499999999999996" table:style-name="ce26">
            <text:p>0,835</text:p>
          </table:table-cell>
          <table:table-cell office:value-type="float" office:value="0.84009999999999996" table:style-name="ce26">
            <text:p>0,8401</text:p>
          </table:table-cell>
          <table:table-cell office:value-type="float" office:value="1.0061" table:style-name="ce26">
            <text:p>1,0061</text:p>
          </table:table-cell>
          <table:table-cell office:value-type="float" office:value="0.58250000000000002" table:style-name="ce26">
            <text:p>0,5825</text:p>
          </table:table-cell>
          <table:table-cell office:value-type="float" office:value="0.38269999999999998" table:style-name="ce26">
            <text:p>0,3827</text:p>
          </table:table-cell>
          <table:table-cell office:value-type="float" office:value="0.65690000000000004" table:style-name="ce26">
            <text:p>0,6569</text:p>
          </table:table-cell>
          <table:table-cell office:value-type="float" office:value="0.70879999999999999" table:style-name="ce26">
            <text:p>0,7088</text:p>
          </table:table-cell>
          <table:table-cell office:value-type="float" office:value="0.57930000000000004" table:style-name="ce26">
            <text:p>0,5793</text:p>
          </table:table-cell>
          <table:table-cell office:value-type="float" office:value="0.81740000000000002" table:style-name="ce26">
            <text:p>0,8174</text:p>
          </table:table-cell>
          <table:table-cell office:value-type="float" office:value="0.66" table:style-name="ce26">
            <text:p>0,66</text:p>
          </table:table-cell>
          <table:table-cell office:value-type="float" office:value="0.71519999999999995" table:style-name="ce26">
            <text:p>0,7152</text:p>
          </table:table-cell>
          <table:table-cell office:value-type="float" office:value="1.0837000000000001" table:style-name="ce26">
            <text:p>1,0837</text:p>
          </table:table-cell>
          <table:table-cell office:value-type="float" office:value="0.32" table:style-name="ce26">
            <text:p>0,32</text:p>
          </table:table-cell>
          <table:table-cell office:value-type="float" office:value="0.43269999999999997" table:style-name="ce26">
            <text:p>0,4327</text:p>
          </table:table-cell>
          <table:table-cell office:value-type="float" office:value="1.3523000000000001" table:style-name="ce26">
            <text:p>1,3523</text:p>
          </table:table-cell>
          <table:table-cell office:value-type="float" office:value="0.49" table:style-name="ce26">
            <text:p>0,49</text:p>
          </table:table-cell>
          <table:table-cell office:value-type="float" office:value="0.49049999999999999" table:style-name="ce26">
            <text:p>0,4905</text:p>
          </table:table-cell>
          <table:table-cell office:value-type="float" office:value="1.0011000000000001" table:style-name="ce26">
            <text:p>1,0011</text:p>
          </table:table-cell>
          <table:table-cell office:value-type="float" office:value="0.85" table:style-name="ce26">
            <text:p>0,85</text:p>
          </table:table-cell>
          <table:table-cell office:value-type="float" office:value="0.82350000000000001" table:style-name="ce26">
            <text:p>0,8235</text:p>
          </table:table-cell>
          <table:table-cell office:value-type="float" office:value="0.96879999999999999" table:style-name="ce26">
            <text:p>0,9688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4030000000000005" table:style-name="ce26">
            <text:p>0,8403</text:p>
          </table:table-cell>
          <table:table-cell office:value-type="float" office:value="1.3773" table:style-name="ce26">
            <text:p>1,3773</text:p>
          </table:table-cell>
          <table:table-cell office:value-type="float" office:value="4610" table:style-name="ce26">
            <text:p>4610</text:p>
          </table:table-cell>
          <table:table-cell office:value-type="float" office:value="684" table:style-name="ce26">
            <text:p>684</text:p>
          </table:table-cell>
          <table:table-cell office:value-type="float" office:value="0.1484" table:style-name="ce23">
            <text:p>0,1484</text:p>
          </table:table-cell>
          <table:table-cell office:value-type="float" office:value="1523" table:style-name="ce26">
            <text:p>1523</text:p>
          </table:table-cell>
          <table:table-cell office:value-type="float" office:value="800" table:style-name="ce26">
            <text:p>800</text:p>
          </table:table-cell>
          <table:table-cell office:value-type="float" office:value="0.52529999999999999" table:style-name="ce23">
            <text:p>0,5253</text:p>
          </table:table-cell>
          <table:table-cell office:value-type="float" office:value="6133" table:style-name="ce26">
            <text:p>6133</text:p>
          </table:table-cell>
          <table:table-cell office:value-type="float" office:value="1484" table:style-name="ce26">
            <text:p>1484</text:p>
          </table:table-cell>
          <table:table-cell office:value-type="float" office:value="0.24199999999999999" table:style-name="ce23">
            <text:p>0,242</text:p>
          </table:table-cell>
          <table:table-cell office:value-type="float" office:value="121651" table:style-name="ce26">
            <text:p>121651</text:p>
          </table:table-cell>
          <table:table-cell office:value-type="float" office:value="78634" table:style-name="ce26">
            <text:p>78634</text:p>
          </table:table-cell>
          <table:table-cell office:value-type="float" office:value="0.64639999999999997" table:style-name="ce23">
            <text:p>0,6464</text:p>
          </table:table-cell>
          <table:table-cell office:value-type="float" office:value="127784" table:style-name="ce26">
            <text:p>127784</text:p>
          </table:table-cell>
          <table:table-cell office:value-type="float" office:value="80118" table:style-name="ce26">
            <text:p>80118</text:p>
          </table:table-cell>
          <table:table-cell office:value-type="float" office:value="0.627" table:style-name="ce28">
            <text:p>0,627</text:p>
          </table:table-cell>
          <table:table-cell office:value-type="float" office:value="2055" table:style-name="ce26">
            <text:p>2055</text:p>
          </table:table-cell>
          <table:table-cell office:value-type="float" office:value="3" table:style-name="ce26">
            <text:p>3</text:p>
          </table:table-cell>
          <table:table-cell office:value-type="float" office:value="1.5E-3" table:style-name="ce26">
            <text:p>0,0015</text:p>
          </table:table-cell>
          <table:table-cell office:value-type="float" office:value="7464" table:style-name="ce26">
            <text:p>7464</text:p>
          </table:table-cell>
          <table:table-cell office:value-type="float" office:value="5816" table:style-name="ce26">
            <text:p>5816</text:p>
          </table:table-cell>
          <table:table-cell office:value-type="float" office:value="0.7792" table:style-name="ce26">
            <text:p>0,7792</text:p>
          </table:table-cell>
          <table:table-cell office:value-type="float" office:value="997" table:style-name="ce26">
            <text:p>997</text:p>
          </table:table-cell>
          <table:table-cell office:value-type="float" office:value="1984" table:style-name="ce26">
            <text:p>1984</text:p>
          </table:table-cell>
          <table:table-cell office:value-type="float" office:value="1.99" table:style-name="ce26">
            <text:p>1,99</text:p>
          </table:table-cell>
          <table:table-cell table:number-columns-repeated="16190"/>
        </table:table-row>
        <table:table-row table:style-name="ro3">
          <table:table-cell office:value-type="float" office:value="66" table:style-name="ce26">
            <text:p>66</text:p>
          </table:table-cell>
          <table:table-cell office:value-type="string" table:style-name="ce27">
            <text:p>REGIONAL RISARALDA</text:p>
          </table:table-cell>
          <table:table-cell office:value-type="float" office:value="5751" table:style-name="ce26">
            <text:p>5751</text:p>
          </table:table-cell>
          <table:table-cell office:value-type="float" office:value="5420" table:style-name="ce26">
            <text:p>5420</text:p>
          </table:table-cell>
          <table:table-cell office:value-type="float" office:value="0.94240000000000002" table:style-name="ce18">
            <text:p>0,9424</text:p>
          </table:table-cell>
          <table:table-cell office:value-type="float" office:value="4311" table:style-name="ce26">
            <text:p>4311</text:p>
          </table:table-cell>
          <table:table-cell office:value-type="float" office:value="4498" table:style-name="ce26">
            <text:p>4498</text:p>
          </table:table-cell>
          <table:table-cell office:value-type="float" office:value="1.0434000000000001" table:style-name="ce19">
            <text:p>1,0434</text:p>
          </table:table-cell>
          <table:table-cell office:value-type="float" office:value="419" table:style-name="ce26">
            <text:p>419</text:p>
          </table:table-cell>
          <table:table-cell office:value-type="float" office:value="287" table:style-name="ce26">
            <text:p>287</text:p>
          </table:table-cell>
          <table:table-cell office:value-type="float" office:value="0.68500000000000005" table:style-name="ce20">
            <text:p>0,685</text:p>
          </table:table-cell>
          <table:table-cell office:value-type="float" office:value="29" table:style-name="ce26">
            <text:p>29</text:p>
          </table:table-cell>
          <table:table-cell office:value-type="float" office:value="28" table:style-name="ce26">
            <text:p>28</text:p>
          </table:table-cell>
          <table:table-cell office:value-type="float" office:value="0.96550000000000002" table:style-name="ce18">
            <text:p>0,965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510" table:style-name="ce26">
            <text:p>10510</text:p>
          </table:table-cell>
          <table:table-cell office:value-type="float" office:value="10233" table:style-name="ce26">
            <text:p>10233</text:p>
          </table:table-cell>
          <table:table-cell office:value-type="float" office:value="0.97360000000000002" table:style-name="ce18">
            <text:p>0,9736</text:p>
          </table:table-cell>
          <table:table-cell office:value-type="float" office:value="10510" table:style-name="ce26">
            <text:p>10510</text:p>
          </table:table-cell>
          <table:table-cell office:value-type="float" office:value="10233" table:style-name="ce26">
            <text:p>10233</text:p>
          </table:table-cell>
          <table:table-cell office:value-type="float" office:value="0.97360000000000002" table:style-name="ce18">
            <text:p>0,9736</text:p>
          </table:table-cell>
          <table:table-cell office:value-type="float" office:value="1095" table:style-name="ce26">
            <text:p>1095</text:p>
          </table:table-cell>
          <table:table-cell office:value-type="float" office:value="1005" table:style-name="ce26">
            <text:p>1005</text:p>
          </table:table-cell>
          <table:table-cell office:value-type="float" office:value="0.91779999999999995" table:style-name="ce18">
            <text:p>0,9178</text:p>
          </table:table-cell>
          <table:table-cell office:value-type="float" office:value="31" table:style-name="ce26">
            <text:p>31</text:p>
          </table:table-cell>
          <table:table-cell office:value-type="float" office:value="29" table:style-name="ce26">
            <text:p>29</text:p>
          </table:table-cell>
          <table:table-cell office:value-type="float" office:value="0.9355" table:style-name="ce18">
            <text:p>0,935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126" table:style-name="ce26">
            <text:p>1126</text:p>
          </table:table-cell>
          <table:table-cell office:value-type="float" office:value="1034" table:style-name="ce26">
            <text:p>1034</text:p>
          </table:table-cell>
          <table:table-cell office:value-type="float" office:value="0.91830000000000001" table:style-name="ce18">
            <text:p>0,9183</text:p>
          </table:table-cell>
          <table:table-cell office:value-type="float" office:value="329" table:style-name="ce26">
            <text:p>329</text:p>
          </table:table-cell>
          <table:table-cell office:value-type="float" office:value="237" table:style-name="ce26">
            <text:p>237</text:p>
          </table:table-cell>
          <table:table-cell office:value-type="float" office:value="0.72040000000000004" table:style-name="ce20">
            <text:p>0,7204</text:p>
          </table:table-cell>
          <table:table-cell office:value-type="float" office:value="15" table:style-name="ce26">
            <text:p>15</text:p>
          </table:table-cell>
          <table:table-cell office:value-type="float" office:value="25" table:style-name="ce26">
            <text:p>25</text:p>
          </table:table-cell>
          <table:table-cell office:value-type="float" office:value="1.6667000000000001" table:style-name="ce19">
            <text:p>1,666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44" table:style-name="ce26">
            <text:p>344</text:p>
          </table:table-cell>
          <table:table-cell office:value-type="float" office:value="262" table:style-name="ce26">
            <text:p>262</text:p>
          </table:table-cell>
          <table:table-cell office:value-type="float" office:value="0.76160000000000005" table:style-name="ce20">
            <text:p>0,7616</text:p>
          </table:table-cell>
          <table:table-cell office:value-type="float" office:value="4411" table:style-name="ce26">
            <text:p>4411</text:p>
          </table:table-cell>
          <table:table-cell office:value-type="float" office:value="4322" table:style-name="ce26">
            <text:p>4322</text:p>
          </table:table-cell>
          <table:table-cell office:value-type="float" office:value="0.9798" table:style-name="ce18">
            <text:p>0,9798</text:p>
          </table:table-cell>
          <table:table-cell office:value-type="float" office:value="2084" table:style-name="ce26">
            <text:p>2084</text:p>
          </table:table-cell>
          <table:table-cell office:value-type="float" office:value="1960" table:style-name="ce26">
            <text:p>1960</text:p>
          </table:table-cell>
          <table:table-cell office:value-type="float" office:value="0.9405" table:style-name="ce18">
            <text:p>0,9405</text:p>
          </table:table-cell>
          <table:table-cell office:value-type="float" office:value="378" table:style-name="ce26">
            <text:p>378</text:p>
          </table:table-cell>
          <table:table-cell office:value-type="float" office:value="401" table:style-name="ce26">
            <text:p>401</text:p>
          </table:table-cell>
          <table:table-cell office:value-type="float" office:value="1.0608" table:style-name="ce19">
            <text:p>1,060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0165" table:style-name="ce26">
            <text:p>10165</text:p>
          </table:table-cell>
          <table:table-cell office:value-type="float" office:value="9888" table:style-name="ce26">
            <text:p>9888</text:p>
          </table:table-cell>
          <table:table-cell office:value-type="float" office:value="0.97270000000000001" table:style-name="ce22">
            <text:p>0,9727</text:p>
          </table:table-cell>
          <table:table-cell office:value-type="float" office:value="17038" table:style-name="ce26">
            <text:p>17038</text:p>
          </table:table-cell>
          <table:table-cell office:value-type="float" office:value="16571" table:style-name="ce26">
            <text:p>16571</text:p>
          </table:table-cell>
          <table:table-cell office:value-type="float" office:value="0.97260000000000002" table:style-name="ce18">
            <text:p>0,972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508" table:style-name="ce26">
            <text:p>18508</text:p>
          </table:table-cell>
          <table:table-cell office:value-type="float" office:value="17867" table:style-name="ce26">
            <text:p>17867</text:p>
          </table:table-cell>
          <table:table-cell office:value-type="float" office:value="0.96540000000000004" table:style-name="ce18">
            <text:p>0,9654</text:p>
          </table:table-cell>
          <table:table-cell office:value-type="float" office:value="29018" table:style-name="ce26">
            <text:p>29018</text:p>
          </table:table-cell>
          <table:table-cell office:value-type="float" office:value="28100" table:style-name="ce26">
            <text:p>28100</text:p>
          </table:table-cell>
          <table:table-cell office:value-type="float" office:value="0.96840000000000004" table:style-name="ce18">
            <text:p>0,9684</text:p>
          </table:table-cell>
          <table:table-cell office:value-type="float" office:value="71600" table:style-name="ce26">
            <text:p>71600</text:p>
          </table:table-cell>
          <table:table-cell office:value-type="float" office:value="51440" table:style-name="ce26">
            <text:p>51440</text:p>
          </table:table-cell>
          <table:table-cell office:value-type="float" office:value="0.71840000000000004" table:style-name="ce20">
            <text:p>0,7184</text:p>
          </table:table-cell>
          <table:table-cell office:value-type="float" office:value="75370" table:style-name="ce26">
            <text:p>75370</text:p>
          </table:table-cell>
          <table:table-cell office:value-type="float" office:value="55120" table:style-name="ce16">
            <text:p>55120</text:p>
          </table:table-cell>
          <table:table-cell office:value-type="float" office:value="0.73129999999999995" table:style-name="ce20">
            <text:p>0,7313</text:p>
          </table:table-cell>
          <table:table-cell office:value-type="float" office:value="23040" table:style-name="ce26">
            <text:p>23040</text:p>
          </table:table-cell>
          <table:table-cell office:value-type="float" office:value="16240" table:style-name="ce26">
            <text:p>16240</text:p>
          </table:table-cell>
          <table:table-cell office:value-type="float" office:value="0.70489999999999997" table:style-name="ce20">
            <text:p>0,7049</text:p>
          </table:table-cell>
          <table:table-cell office:value-type="float" office:value="3985" table:style-name="ce26">
            <text:p>3985</text:p>
          </table:table-cell>
          <table:table-cell office:value-type="float" office:value="3887" table:style-name="ce26">
            <text:p>3887</text:p>
          </table:table-cell>
          <table:table-cell office:value-type="float" office:value="0.97540000000000004" table:style-name="ce18">
            <text:p>0,9754</text:p>
          </table:table-cell>
          <table:table-cell office:value-type="float" office:value="27025" table:style-name="ce26">
            <text:p>27025</text:p>
          </table:table-cell>
          <table:table-cell office:value-type="float" office:value="20127" table:style-name="ce26">
            <text:p>20127</text:p>
          </table:table-cell>
          <table:table-cell office:value-type="float" office:value="0.74480000000000002" table:style-name="ce20">
            <text:p>0,7448</text:p>
          </table:table-cell>
          <table:table-cell office:value-type="float" office:value="13589" table:style-name="ce16">
            <text:p>13589</text:p>
          </table:table-cell>
          <table:table-cell office:value-type="float" office:value="12304" table:style-name="ce16">
            <text:p>12304</text:p>
          </table:table-cell>
          <table:table-cell office:value-type="float" office:value="0.90539999999999998" table:style-name="ce18">
            <text:p>0,9054</text:p>
          </table:table-cell>
          <table:table-cell office:value-type="float" office:value="3000" table:style-name="ce26">
            <text:p>3000</text:p>
          </table:table-cell>
          <table:table-cell office:value-type="float" office:value="3283" table:style-name="ce26">
            <text:p>3283</text:p>
          </table:table-cell>
          <table:table-cell office:value-type="float" office:value="1.0943000000000001" table:style-name="ce19">
            <text:p>1,0943</text:p>
          </table:table-cell>
          <table:table-cell office:value-type="float" office:value="190584" table:style-name="ce16">
            <text:p>190584</text:p>
          </table:table-cell>
          <table:table-cell office:value-type="float" office:value="142274" table:style-name="ce16">
            <text:p>142274</text:p>
          </table:table-cell>
          <table:table-cell office:value-type="float" office:value="0.74650000000000005" table:style-name="ce20">
            <text:p>0,7465</text:p>
          </table:table-cell>
          <table:table-cell office:value-type="float" office:value="219602" table:style-name="ce16">
            <text:p>219602</text:p>
          </table:table-cell>
          <table:table-cell office:value-type="float" office:value="170374" table:style-name="ce16">
            <text:p>170374</text:p>
          </table:table-cell>
          <table:table-cell office:value-type="float" office:value="0.77580000000000005" table:style-name="ce20">
            <text:p>0,7758</text:p>
          </table:table-cell>
          <table:table-cell office:value-type="float" office:value="14042" table:style-name="ce16">
            <text:p>14042</text:p>
          </table:table-cell>
          <table:table-cell office:value-type="float" office:value="12787" table:style-name="ce16">
            <text:p>12787</text:p>
          </table:table-cell>
          <table:table-cell office:value-type="float" office:value="0.91059999999999997" table:style-name="ce18">
            <text:p>0,9106</text:p>
          </table:table-cell>
          <table:table-cell office:value-type="float" office:value="3000" table:style-name="ce26">
            <text:p>3000</text:p>
          </table:table-cell>
          <table:table-cell office:value-type="float" office:value="3283" table:style-name="ce26">
            <text:p>3283</text:p>
          </table:table-cell>
          <table:table-cell office:value-type="float" office:value="1.0943000000000001" table:style-name="ce19">
            <text:p>1,0943</text:p>
          </table:table-cell>
          <table:table-cell office:value-type="float" office:value="101035" table:style-name="ce26">
            <text:p>101035</text:p>
          </table:table-cell>
          <table:table-cell office:value-type="float" office:value="74138" table:style-name="ce26">
            <text:p>74138</text:p>
          </table:table-cell>
          <table:table-cell office:value-type="float" office:value="0.73380000000000001" table:style-name="ce20">
            <text:p>0,7338</text:p>
          </table:table-cell>
          <table:table-cell office:value-type="float" office:value="0.84" table:style-name="ce26">
            <text:p>0,84</text:p>
          </table:table-cell>
          <table:table-cell office:value-type="float" office:value="0.90249999999999997" table:style-name="ce26">
            <text:p>0,9025</text:p>
          </table:table-cell>
          <table:table-cell office:value-type="float" office:value="1.0745" table:style-name="ce26">
            <text:p>1,0745</text:p>
          </table:table-cell>
          <table:table-cell office:value-type="float" office:value="0.61" table:style-name="ce26">
            <text:p>0,61</text:p>
          </table:table-cell>
          <table:table-cell office:value-type="float" office:value="0.69069999999999998" table:style-name="ce26">
            <text:p>0,6907</text:p>
          </table:table-cell>
          <table:table-cell office:value-type="float" office:value="1.1324000000000001" table:style-name="ce26">
            <text:p>1,1324</text:p>
          </table:table-cell>
          <table:table-cell office:value-type="float" office:value="0.72499999999999998" table:style-name="ce26">
            <text:p>0,725</text:p>
          </table:table-cell>
          <table:table-cell office:value-type="float" office:value="0.87980000000000003" table:style-name="ce26">
            <text:p>0,8798</text:p>
          </table:table-cell>
          <table:table-cell office:value-type="float" office:value="1.2135" table:style-name="ce26">
            <text:p>1,2135</text:p>
          </table:table-cell>
          <table:table-cell office:value-type="float" office:value="0.84" table:style-name="ce26">
            <text:p>0,84</text:p>
          </table:table-cell>
          <table:table-cell office:value-type="float" office:value="0.89449999999999996" table:style-name="ce26">
            <text:p>0,8945</text:p>
          </table:table-cell>
          <table:table-cell office:value-type="float" office:value="1.0649" table:style-name="ce26">
            <text:p>1,0649</text:p>
          </table:table-cell>
          <table:table-cell office:value-type="float" office:value="0.77" table:style-name="ce26">
            <text:p>0,77</text:p>
          </table:table-cell>
          <table:table-cell office:value-type="float" office:value="0.74409999999999998" table:style-name="ce26">
            <text:p>0,7441</text:p>
          </table:table-cell>
          <table:table-cell office:value-type="float" office:value="0.96640000000000004" table:style-name="ce26">
            <text:p>0,9664</text:p>
          </table:table-cell>
          <table:table-cell office:value-type="float" office:value="0.80500000000000005" table:style-name="ce26">
            <text:p>0,805</text:p>
          </table:table-cell>
          <table:table-cell office:value-type="float" office:value="0.82830000000000004" table:style-name="ce26">
            <text:p>0,8283</text:p>
          </table:table-cell>
          <table:table-cell office:value-type="float" office:value="1.0288999999999999" table:style-name="ce26">
            <text:p>1,0289</text:p>
          </table:table-cell>
          <table:table-cell office:value-type="float" office:value="0.84" table:style-name="ce26">
            <text:p>0,84</text:p>
          </table:table-cell>
          <table:table-cell office:value-type="float" office:value="0.90039999999999998" table:style-name="ce26">
            <text:p>0,9004</text:p>
          </table:table-cell>
          <table:table-cell office:value-type="float" office:value="1.0719000000000001" table:style-name="ce26">
            <text:p>1,0719</text:p>
          </table:table-cell>
          <table:table-cell office:value-type="float" office:value="0.69" table:style-name="ce26">
            <text:p>0,69</text:p>
          </table:table-cell>
          <table:table-cell office:value-type="float" office:value="0.72819999999999996" table:style-name="ce26">
            <text:p>0,7282</text:p>
          </table:table-cell>
          <table:table-cell office:value-type="float" office:value="1.0552999999999999" table:style-name="ce26">
            <text:p>1,0553</text:p>
          </table:table-cell>
          <table:table-cell office:value-type="float" office:value="0.76500000000000001" table:style-name="ce26">
            <text:p>0,765</text:p>
          </table:table-cell>
          <table:table-cell office:value-type="float" office:value="0.86099999999999999" table:style-name="ce26">
            <text:p>0,861</text:p>
          </table:table-cell>
          <table:table-cell office:value-type="float" office:value="1.1254999999999999" table:style-name="ce26">
            <text:p>1,1255</text:p>
          </table:table-cell>
          <table:table-cell office:value-type="float" office:value="0.77" table:style-name="ce26">
            <text:p>0,77</text:p>
          </table:table-cell>
          <table:table-cell office:value-type="float" office:value="0.82699999999999996" table:style-name="ce26">
            <text:p>0,827</text:p>
          </table:table-cell>
          <table:table-cell office:value-type="float" office:value="1.0740000000000001" table:style-name="ce26">
            <text:p>1,074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4449999999999997" table:style-name="ce26">
            <text:p>0,3445</text:p>
          </table:table-cell>
          <table:table-cell office:value-type="float" office:value="1.2303999999999999" table:style-name="ce26">
            <text:p>1,2304</text:p>
          </table:table-cell>
          <table:table-cell office:value-type="float" office:value="0.52500000000000002" table:style-name="ce26">
            <text:p>0,525</text:p>
          </table:table-cell>
          <table:table-cell office:value-type="float" office:value="0.59699999999999998" table:style-name="ce26">
            <text:p>0,597</text:p>
          </table:table-cell>
          <table:table-cell office:value-type="float" office:value="1.1372" table:style-name="ce26">
            <text:p>1,1372</text:p>
          </table:table-cell>
          <table:table-cell office:value-type="float" office:value="0.80500000000000005" table:style-name="ce26">
            <text:p>0,805</text:p>
          </table:table-cell>
          <table:table-cell office:value-type="float" office:value="0.84360000000000002" table:style-name="ce26">
            <text:p>0,8436</text:p>
          </table:table-cell>
          <table:table-cell office:value-type="float" office:value="1.048" table:style-name="ce26">
            <text:p>1,048</text:p>
          </table:table-cell>
          <table:table-cell office:value-type="float" office:value="0.48499999999999999" table:style-name="ce26">
            <text:p>0,485</text:p>
          </table:table-cell>
          <table:table-cell office:value-type="float" office:value="0.378" table:style-name="ce26">
            <text:p>0,378</text:p>
          </table:table-cell>
          <table:table-cell office:value-type="float" office:value="0.77929999999999999" table:style-name="ce26">
            <text:p>0,7793</text:p>
          </table:table-cell>
          <table:table-cell office:value-type="float" office:value="0.64500000000000002" table:style-name="ce26">
            <text:p>0,645</text:p>
          </table:table-cell>
          <table:table-cell office:value-type="float" office:value="0.64080000000000004" table:style-name="ce26">
            <text:p>0,6408</text:p>
          </table:table-cell>
          <table:table-cell office:value-type="float" office:value="0.99350000000000005" table:style-name="ce26">
            <text:p>0,9935</text:p>
          </table:table-cell>
          <table:table-cell office:value-type="float" office:value="0.68" table:style-name="ce26">
            <text:p>0,68</text:p>
          </table:table-cell>
          <table:table-cell office:value-type="float" office:value="0.59430000000000005" table:style-name="ce26">
            <text:p>0,5943</text:p>
          </table:table-cell>
          <table:table-cell office:value-type="float" office:value="0.874" table:style-name="ce26">
            <text:p>0,874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43840000000000001" table:style-name="ce26">
            <text:p>0,4384</text:p>
          </table:table-cell>
          <table:table-cell office:value-type="float" office:value="1.5116000000000001" table:style-name="ce26">
            <text:p>1,5116</text:p>
          </table:table-cell>
          <table:table-cell office:value-type="float" office:value="0.48499999999999999" table:style-name="ce26">
            <text:p>0,485</text:p>
          </table:table-cell>
          <table:table-cell office:value-type="float" office:value="0.46870000000000001" table:style-name="ce26">
            <text:p>0,4687</text:p>
          </table:table-cell>
          <table:table-cell office:value-type="float" office:value="0.96640000000000004" table:style-name="ce26">
            <text:p>0,9664</text:p>
          </table:table-cell>
          <table:table-cell office:value-type="float" office:value="0.81" table:style-name="ce26">
            <text:p>0,81</text:p>
          </table:table-cell>
          <table:table-cell office:value-type="float" office:value="0.84550000000000003" table:style-name="ce26">
            <text:p>0,8455</text:p>
          </table:table-cell>
          <table:table-cell office:value-type="float" office:value="1.0438000000000001" table:style-name="ce26">
            <text:p>1,0438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78790000000000004" table:style-name="ce26">
            <text:p>0,7879</text:p>
          </table:table-cell>
          <table:table-cell office:value-type="float" office:value="1.2914000000000001" table:style-name="ce26">
            <text:p>1,2914</text:p>
          </table:table-cell>
          <table:table-cell office:value-type="float" office:value="7467" table:style-name="ce26">
            <text:p>7467</text:p>
          </table:table-cell>
          <table:table-cell office:value-type="float" office:value="1369" table:style-name="ce26">
            <text:p>1369</text:p>
          </table:table-cell>
          <table:table-cell office:value-type="float" office:value="0.18329999999999999" table:style-name="ce23">
            <text:p>0,1833</text:p>
          </table:table-cell>
          <table:table-cell office:value-type="float" office:value="2022" table:style-name="ce26">
            <text:p>2022</text:p>
          </table:table-cell>
          <table:table-cell office:value-type="float" office:value="950" table:style-name="ce26">
            <text:p>950</text:p>
          </table:table-cell>
          <table:table-cell office:value-type="float" office:value="0.4698" table:style-name="ce23">
            <text:p>0,4698</text:p>
          </table:table-cell>
          <table:table-cell office:value-type="float" office:value="9489" table:style-name="ce26">
            <text:p>9489</text:p>
          </table:table-cell>
          <table:table-cell office:value-type="float" office:value="2319" table:style-name="ce26">
            <text:p>2319</text:p>
          </table:table-cell>
          <table:table-cell office:value-type="float" office:value="0.24440000000000001" table:style-name="ce23">
            <text:p>0,2444</text:p>
          </table:table-cell>
          <table:table-cell office:value-type="float" office:value="87094" table:style-name="ce26">
            <text:p>87094</text:p>
          </table:table-cell>
          <table:table-cell office:value-type="float" office:value="57896" table:style-name="ce26">
            <text:p>57896</text:p>
          </table:table-cell>
          <table:table-cell office:value-type="float" office:value="0.66479999999999995" table:style-name="ce23">
            <text:p>0,6648</text:p>
          </table:table-cell>
          <table:table-cell office:value-type="float" office:value="96583" table:style-name="ce26">
            <text:p>96583</text:p>
          </table:table-cell>
          <table:table-cell office:value-type="float" office:value="60215" table:style-name="ce26">
            <text:p>60215</text:p>
          </table:table-cell>
          <table:table-cell office:value-type="float" office:value="0.62350000000000005" table:style-name="ce28">
            <text:p>0,6235</text:p>
          </table:table-cell>
          <table:table-cell office:value-type="float" office:value="3577" table:style-name="ce26">
            <text:p>3577</text:p>
          </table:table-cell>
          <table:table-cell office:value-type="float" office:value="3" table:style-name="ce26">
            <text:p>3</text:p>
          </table:table-cell>
          <table:table-cell office:value-type="float" office:value="8.0000000000000004E-4" table:style-name="ce26">
            <text:p>0,0008</text:p>
          </table:table-cell>
          <table:table-cell office:value-type="float" office:value="9234" table:style-name="ce26">
            <text:p>9234</text:p>
          </table:table-cell>
          <table:table-cell office:value-type="float" office:value="6686" table:style-name="ce26">
            <text:p>6686</text:p>
          </table:table-cell>
          <table:table-cell office:value-type="float" office:value="0.72409999999999997" table:style-name="ce26">
            <text:p>0,7241</text:p>
          </table:table-cell>
          <table:table-cell office:value-type="float" office:value="1830" table:style-name="ce26">
            <text:p>1830</text:p>
          </table:table-cell>
          <table:table-cell office:value-type="float" office:value="1391" table:style-name="ce26">
            <text:p>1391</text:p>
          </table:table-cell>
          <table:table-cell office:value-type="float" office:value="0.7601" table:style-name="ce26">
            <text:p>0,7601</text:p>
          </table:table-cell>
          <table:table-cell table:number-columns-repeated="16190"/>
        </table:table-row>
        <table:table-row table:style-name="ro3">
          <table:table-cell office:value-type="float" office:value="68" table:style-name="ce26">
            <text:p>68</text:p>
          </table:table-cell>
          <table:table-cell office:value-type="string" table:style-name="ce27">
            <text:p>REGIONAL SANTANDER</text:p>
          </table:table-cell>
          <table:table-cell office:value-type="float" office:value="12062" table:style-name="ce26">
            <text:p>12062</text:p>
          </table:table-cell>
          <table:table-cell office:value-type="float" office:value="11800" table:style-name="ce26">
            <text:p>11800</text:p>
          </table:table-cell>
          <table:table-cell office:value-type="float" office:value="0.97829999999999995" table:style-name="ce18">
            <text:p>0,9783</text:p>
          </table:table-cell>
          <table:table-cell office:value-type="float" office:value="11142" table:style-name="ce26">
            <text:p>11142</text:p>
          </table:table-cell>
          <table:table-cell office:value-type="float" office:value="11096" table:style-name="ce26">
            <text:p>11096</text:p>
          </table:table-cell>
          <table:table-cell office:value-type="float" office:value="0.99590000000000001" table:style-name="ce18">
            <text:p>0,9959</text:p>
          </table:table-cell>
          <table:table-cell office:value-type="float" office:value="337" table:style-name="ce26">
            <text:p>337</text:p>
          </table:table-cell>
          <table:table-cell office:value-type="float" office:value="313" table:style-name="ce26">
            <text:p>313</text:p>
          </table:table-cell>
          <table:table-cell office:value-type="float" office:value="0.92879999999999996" table:style-name="ce18">
            <text:p>0,9288</text:p>
          </table:table-cell>
          <table:table-cell office:value-type="float" office:value="201" table:style-name="ce26">
            <text:p>201</text:p>
          </table:table-cell>
          <table:table-cell office:value-type="float" office:value="175" table:style-name="ce26">
            <text:p>175</text:p>
          </table:table-cell>
          <table:table-cell office:value-type="float" office:value="0.87060000000000004" table:style-name="ce22">
            <text:p>0,870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3742" table:style-name="ce26">
            <text:p>23742</text:p>
          </table:table-cell>
          <table:table-cell office:value-type="float" office:value="23384" table:style-name="ce26">
            <text:p>23384</text:p>
          </table:table-cell>
          <table:table-cell office:value-type="float" office:value="0.9849" table:style-name="ce18">
            <text:p>0,9849</text:p>
          </table:table-cell>
          <table:table-cell office:value-type="float" office:value="23742" table:style-name="ce26">
            <text:p>23742</text:p>
          </table:table-cell>
          <table:table-cell office:value-type="float" office:value="23384" table:style-name="ce26">
            <text:p>23384</text:p>
          </table:table-cell>
          <table:table-cell office:value-type="float" office:value="0.9849" table:style-name="ce18">
            <text:p>0,9849</text:p>
          </table:table-cell>
          <table:table-cell office:value-type="float" office:value="778" table:style-name="ce26">
            <text:p>778</text:p>
          </table:table-cell>
          <table:table-cell office:value-type="float" office:value="593" table:style-name="ce26">
            <text:p>593</text:p>
          </table:table-cell>
          <table:table-cell office:value-type="float" office:value="0.76219999999999999" table:style-name="ce20">
            <text:p>0,7622</text:p>
          </table:table-cell>
          <table:table-cell office:value-type="float" office:value="104" table:style-name="ce26">
            <text:p>104</text:p>
          </table:table-cell>
          <table:table-cell office:value-type="float" office:value="183" table:style-name="ce26">
            <text:p>183</text:p>
          </table:table-cell>
          <table:table-cell office:value-type="float" office:value="1.7596000000000001" table:style-name="ce19">
            <text:p>1,7596</text:p>
          </table:table-cell>
          <table:table-cell office:value-type="float" office:value="45" table:style-name="ce26">
            <text:p>45</text:p>
          </table:table-cell>
          <table:table-cell office:value-type="float" office:value="52" table:style-name="ce26">
            <text:p>52</text:p>
          </table:table-cell>
          <table:table-cell office:value-type="float" office:value="1.1556" table:style-name="ce19">
            <text:p>1,1556</text:p>
          </table:table-cell>
          <table:table-cell office:value-type="float" office:value="927" table:style-name="ce26">
            <text:p>927</text:p>
          </table:table-cell>
          <table:table-cell office:value-type="float" office:value="828" table:style-name="ce26">
            <text:p>828</text:p>
          </table:table-cell>
          <table:table-cell office:value-type="float" office:value="0.89319999999999999" table:style-name="ce22">
            <text:p>0,8932</text:p>
          </table:table-cell>
          <table:table-cell office:value-type="float" office:value="192" table:style-name="ce26">
            <text:p>192</text:p>
          </table:table-cell>
          <table:table-cell office:value-type="float" office:value="86" table:style-name="ce26">
            <text:p>86</text:p>
          </table:table-cell>
          <table:table-cell office:value-type="float" office:value="0.44790000000000002" table:style-name="ce20">
            <text:p>0,4479</text:p>
          </table:table-cell>
          <table:table-cell office:value-type="float" office:value="93" table:style-name="ce26">
            <text:p>93</text:p>
          </table:table-cell>
          <table:table-cell office:value-type="float" office:value="114" table:style-name="ce26">
            <text:p>114</text:p>
          </table:table-cell>
          <table:table-cell office:value-type="float" office:value="1.2258" table:style-name="ce19">
            <text:p>1,2258</text:p>
          </table:table-cell>
          <table:table-cell office:value-type="float" office:value="60" table:style-name="ce26">
            <text:p>6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45" table:style-name="ce26">
            <text:p>345</text:p>
          </table:table-cell>
          <table:table-cell office:value-type="float" office:value="200" table:style-name="ce26">
            <text:p>200</text:p>
          </table:table-cell>
          <table:table-cell office:value-type="float" office:value="0.57969999999999999" table:style-name="ce20">
            <text:p>0,5797</text:p>
          </table:table-cell>
          <table:table-cell office:value-type="float" office:value="11954" table:style-name="ce26">
            <text:p>11954</text:p>
          </table:table-cell>
          <table:table-cell office:value-type="float" office:value="11130" table:style-name="ce26">
            <text:p>11130</text:p>
          </table:table-cell>
          <table:table-cell office:value-type="float" office:value="0.93110000000000004" table:style-name="ce18">
            <text:p>0,9311</text:p>
          </table:table-cell>
          <table:table-cell office:value-type="float" office:value="3753" table:style-name="ce26">
            <text:p>3753</text:p>
          </table:table-cell>
          <table:table-cell office:value-type="float" office:value="3735" table:style-name="ce26">
            <text:p>3735</text:p>
          </table:table-cell>
          <table:table-cell office:value-type="float" office:value="0.99519999999999997" table:style-name="ce18">
            <text:p>0,9952</text:p>
          </table:table-cell>
          <table:table-cell office:value-type="float" office:value="1291" table:style-name="ce26">
            <text:p>1291</text:p>
          </table:table-cell>
          <table:table-cell office:value-type="float" office:value="1233" table:style-name="ce26">
            <text:p>1233</text:p>
          </table:table-cell>
          <table:table-cell office:value-type="float" office:value="0.95509999999999995" table:style-name="ce18">
            <text:p>0,9551</text:p>
          </table:table-cell>
          <table:table-cell office:value-type="float" office:value="92" table:style-name="ce26">
            <text:p>92</text:p>
          </table:table-cell>
          <table:table-cell office:value-type="float" office:value="71" table:style-name="ce26">
            <text:p>71</text:p>
          </table:table-cell>
          <table:table-cell office:value-type="float" office:value="0.77170000000000005" table:style-name="ce20">
            <text:p>0,7717</text:p>
          </table:table-cell>
          <table:table-cell office:value-type="float" office:value="27860" table:style-name="ce26">
            <text:p>27860</text:p>
          </table:table-cell>
          <table:table-cell office:value-type="float" office:value="27544" table:style-name="ce26">
            <text:p>27544</text:p>
          </table:table-cell>
          <table:table-cell office:value-type="float" office:value="0.98870000000000002" table:style-name="ce18">
            <text:p>0,9887</text:p>
          </table:table-cell>
          <table:table-cell office:value-type="float" office:value="44950" table:style-name="ce26">
            <text:p>44950</text:p>
          </table:table-cell>
          <table:table-cell office:value-type="float" office:value="43713" table:style-name="ce26">
            <text:p>43713</text:p>
          </table:table-cell>
          <table:table-cell office:value-type="float" office:value="0.97250000000000003" table:style-name="ce18">
            <text:p>0,9725</text:p>
          </table:table-cell>
          <table:table-cell office:value-type="float" office:value="120" table:style-name="ce26">
            <text:p>120</text:p>
          </table:table-cell>
          <table:table-cell office:value-type="float" office:value="117" table:style-name="ce26">
            <text:p>117</text:p>
          </table:table-cell>
          <table:table-cell office:value-type="float" office:value="0.97499999999999998" table:style-name="ce18">
            <text:p>0,975</text:p>
          </table:table-cell>
          <table:table-cell office:value-type="float" office:value="46342" table:style-name="ce26">
            <text:p>46342</text:p>
          </table:table-cell>
          <table:table-cell office:value-type="float" office:value="44858" table:style-name="ce26">
            <text:p>44858</text:p>
          </table:table-cell>
          <table:table-cell office:value-type="float" office:value="0.96799999999999997" table:style-name="ce18">
            <text:p>0,968</text:p>
          </table:table-cell>
          <table:table-cell office:value-type="float" office:value="70084" table:style-name="ce26">
            <text:p>70084</text:p>
          </table:table-cell>
          <table:table-cell office:value-type="float" office:value="68242" table:style-name="ce26">
            <text:p>68242</text:p>
          </table:table-cell>
          <table:table-cell office:value-type="float" office:value="0.97370000000000001" table:style-name="ce18">
            <text:p>0,9737</text:p>
          </table:table-cell>
          <table:table-cell office:value-type="float" office:value="160000" table:style-name="ce26">
            <text:p>160000</text:p>
          </table:table-cell>
          <table:table-cell office:value-type="float" office:value="116033" table:style-name="ce26">
            <text:p>116033</text:p>
          </table:table-cell>
          <table:table-cell office:value-type="float" office:value="0.72519999999999996" table:style-name="ce20">
            <text:p>0,7252</text:p>
          </table:table-cell>
          <table:table-cell office:value-type="float" office:value="128655" table:style-name="ce26">
            <text:p>128655</text:p>
          </table:table-cell>
          <table:table-cell office:value-type="float" office:value="117093" table:style-name="ce16">
            <text:p>117093</text:p>
          </table:table-cell>
          <table:table-cell office:value-type="float" office:value="0.91010000000000002" table:style-name="ce18">
            <text:p>0,9101</text:p>
          </table:table-cell>
          <table:table-cell office:value-type="float" office:value="30720" table:style-name="ce26">
            <text:p>30720</text:p>
          </table:table-cell>
          <table:table-cell office:value-type="float" office:value="27281" table:style-name="ce26">
            <text:p>27281</text:p>
          </table:table-cell>
          <table:table-cell office:value-type="float" office:value="0.8881" table:style-name="ce18">
            <text:p>0,8881</text:p>
          </table:table-cell>
          <table:table-cell office:value-type="float" office:value="8220" table:style-name="ce26">
            <text:p>8220</text:p>
          </table:table-cell>
          <table:table-cell office:value-type="float" office:value="8175" table:style-name="ce26">
            <text:p>8175</text:p>
          </table:table-cell>
          <table:table-cell office:value-type="float" office:value="0.99450000000000005" table:style-name="ce18">
            <text:p>0,9945</text:p>
          </table:table-cell>
          <table:table-cell office:value-type="float" office:value="38940" table:style-name="ce26">
            <text:p>38940</text:p>
          </table:table-cell>
          <table:table-cell office:value-type="float" office:value="35456" table:style-name="ce26">
            <text:p>35456</text:p>
          </table:table-cell>
          <table:table-cell office:value-type="float" office:value="0.91049999999999998" table:style-name="ce18">
            <text:p>0,9105</text:p>
          </table:table-cell>
          <table:table-cell office:value-type="float" office:value="43602" table:style-name="ce16">
            <text:p>43602</text:p>
          </table:table-cell>
          <table:table-cell office:value-type="float" office:value="39331" table:style-name="ce16">
            <text:p>39331</text:p>
          </table:table-cell>
          <table:table-cell office:value-type="float" office:value="0.90200000000000002" table:style-name="ce18">
            <text:p>0,902</text:p>
          </table:table-cell>
          <table:table-cell office:value-type="float" office:value="6750" table:style-name="ce26">
            <text:p>6750</text:p>
          </table:table-cell>
          <table:table-cell office:value-type="float" office:value="5912" table:style-name="ce26">
            <text:p>5912</text:p>
          </table:table-cell>
          <table:table-cell office:value-type="float" office:value="0.87590000000000001" table:style-name="ce18">
            <text:p>0,8759</text:p>
          </table:table-cell>
          <table:table-cell office:value-type="float" office:value="377947" table:style-name="ce16">
            <text:p>377947</text:p>
          </table:table-cell>
          <table:table-cell office:value-type="float" office:value="313825" table:style-name="ce16">
            <text:p>313825</text:p>
          </table:table-cell>
          <table:table-cell office:value-type="float" office:value="0.83030000000000004" table:style-name="ce18">
            <text:p>0,8303</text:p>
          </table:table-cell>
          <table:table-cell office:value-type="float" office:value="448031" table:style-name="ce16">
            <text:p>448031</text:p>
          </table:table-cell>
          <table:table-cell office:value-type="float" office:value="382067" table:style-name="ce16">
            <text:p>382067</text:p>
          </table:table-cell>
          <table:table-cell office:value-type="float" office:value="0.8528" table:style-name="ce18">
            <text:p>0,8528</text:p>
          </table:table-cell>
          <table:table-cell office:value-type="float" office:value="45291" table:style-name="ce16">
            <text:p>45291</text:p>
          </table:table-cell>
          <table:table-cell office:value-type="float" office:value="41036" table:style-name="ce16">
            <text:p>41036</text:p>
          </table:table-cell>
          <table:table-cell office:value-type="float" office:value="0.90610000000000002" table:style-name="ce18">
            <text:p>0,9061</text:p>
          </table:table-cell>
          <table:table-cell office:value-type="float" office:value="6947" table:style-name="ce26">
            <text:p>6947</text:p>
          </table:table-cell>
          <table:table-cell office:value-type="float" office:value="6035" table:style-name="ce26">
            <text:p>6035</text:p>
          </table:table-cell>
          <table:table-cell office:value-type="float" office:value="0.86870000000000003" table:style-name="ce18">
            <text:p>0,8687</text:p>
          </table:table-cell>
          <table:table-cell office:value-type="float" office:value="205615" table:style-name="ce26">
            <text:p>205615</text:p>
          </table:table-cell>
          <table:table-cell office:value-type="float" office:value="158145" table:style-name="ce26">
            <text:p>158145</text:p>
          </table:table-cell>
          <table:table-cell office:value-type="float" office:value="0.76910000000000001" table:style-name="ce20">
            <text:p>0,7691</text:p>
          </table:table-cell>
          <table:table-cell office:value-type="float" office:value="0.88" table:style-name="ce26">
            <text:p>0,88</text:p>
          </table:table-cell>
          <table:table-cell office:value-type="float" office:value="0.91559999999999997" table:style-name="ce26">
            <text:p>0,9156</text:p>
          </table:table-cell>
          <table:table-cell office:value-type="float" office:value="1.0404" table:style-name="ce26">
            <text:p>1,0404</text:p>
          </table:table-cell>
          <table:table-cell office:value-type="float" office:value="0.72" table:style-name="ce26">
            <text:p>0,72</text:p>
          </table:table-cell>
          <table:table-cell office:value-type="float" office:value="0.82289999999999996" table:style-name="ce26">
            <text:p>0,8229</text:p>
          </table:table-cell>
          <table:table-cell office:value-type="float" office:value="1.143" table:style-name="ce26">
            <text:p>1,143</text:p>
          </table:table-cell>
          <table:table-cell office:value-type="float" office:value="0.8" table:style-name="ce26">
            <text:p>0,8</text:p>
          </table:table-cell>
          <table:table-cell office:value-type="float" office:value="0.90780000000000005" table:style-name="ce26">
            <text:p>0,9078</text:p>
          </table:table-cell>
          <table:table-cell office:value-type="float" office:value="1.1348" table:style-name="ce26">
            <text:p>1,1348</text:p>
          </table:table-cell>
          <table:table-cell office:value-type="float" office:value="0.86" table:style-name="ce26">
            <text:p>0,86</text:p>
          </table:table-cell>
          <table:table-cell office:value-type="float" office:value="0.92120000000000002" table:style-name="ce26">
            <text:p>0,9212</text:p>
          </table:table-cell>
          <table:table-cell office:value-type="float" office:value="1.0710999999999999" table:style-name="ce26">
            <text:p>1,0711</text:p>
          </table:table-cell>
          <table:table-cell office:value-type="float" office:value="0.77" table:style-name="ce26">
            <text:p>0,77</text:p>
          </table:table-cell>
          <table:table-cell office:value-type="float" office:value="0.86160000000000003" table:style-name="ce26">
            <text:p>0,8616</text:p>
          </table:table-cell>
          <table:table-cell office:value-type="float" office:value="1.119" table:style-name="ce26">
            <text:p>1,119</text:p>
          </table:table-cell>
          <table:table-cell office:value-type="float" office:value="0.81499999999999995" table:style-name="ce26">
            <text:p>0,815</text:p>
          </table:table-cell>
          <table:table-cell office:value-type="float" office:value="0.89270000000000005" table:style-name="ce26">
            <text:p>0,8927</text:p>
          </table:table-cell>
          <table:table-cell office:value-type="float" office:value="1.0952999999999999" table:style-name="ce26">
            <text:p>1,0953</text:p>
          </table:table-cell>
          <table:table-cell office:value-type="float" office:value="0.87" table:style-name="ce26">
            <text:p>0,87</text:p>
          </table:table-cell>
          <table:table-cell office:value-type="float" office:value="0.91690000000000005" table:style-name="ce26">
            <text:p>0,9169</text:p>
          </table:table-cell>
          <table:table-cell office:value-type="float" office:value="1.0539000000000001" table:style-name="ce26">
            <text:p>1,0539</text:p>
          </table:table-cell>
          <table:table-cell office:value-type="float" office:value="0.745" table:style-name="ce26">
            <text:p>0,745</text:p>
          </table:table-cell>
          <table:table-cell office:value-type="float" office:value="0.85189999999999999" table:style-name="ce26">
            <text:p>0,8519</text:p>
          </table:table-cell>
          <table:table-cell office:value-type="float" office:value="1.1434" table:style-name="ce26">
            <text:p>1,1434</text:p>
          </table:table-cell>
          <table:table-cell office:value-type="float" office:value="0.8075" table:style-name="ce26">
            <text:p>0,8075</text:p>
          </table:table-cell>
          <table:table-cell office:value-type="float" office:value="0.90269999999999995" table:style-name="ce26">
            <text:p>0,9027</text:p>
          </table:table-cell>
          <table:table-cell office:value-type="float" office:value="1.1177999999999999" table:style-name="ce26">
            <text:p>1,1178</text:p>
          </table:table-cell>
          <table:table-cell office:value-type="float" office:value="0.79" table:style-name="ce26">
            <text:p>0,79</text:p>
          </table:table-cell>
          <table:table-cell office:value-type="float" office:value="0.82440000000000002" table:style-name="ce26">
            <text:p>0,8244</text:p>
          </table:table-cell>
          <table:table-cell office:value-type="float" office:value="1.0436000000000001" table:style-name="ce26">
            <text:p>1,0436</text:p>
          </table:table-cell>
          <table:table-cell office:value-type="float" office:value="0.27" table:style-name="ce26">
            <text:p>0,27</text:p>
          </table:table-cell>
          <table:table-cell office:value-type="float" office:value="0.32769999999999999" table:style-name="ce26">
            <text:p>0,3277</text:p>
          </table:table-cell>
          <table:table-cell office:value-type="float" office:value="1.2138" table:style-name="ce26">
            <text:p>1,2138</text:p>
          </table:table-cell>
          <table:table-cell office:value-type="float" office:value="0.53" table:style-name="ce26">
            <text:p>0,53</text:p>
          </table:table-cell>
          <table:table-cell office:value-type="float" office:value="0.59789999999999999" table:style-name="ce26">
            <text:p>0,5979</text:p>
          </table:table-cell>
          <table:table-cell office:value-type="float" office:value="1.1282000000000001" table:style-name="ce26">
            <text:p>1,1282</text:p>
          </table:table-cell>
          <table:table-cell office:value-type="float" office:value="0.83" table:style-name="ce26">
            <text:p>0,83</text:p>
          </table:table-cell>
          <table:table-cell office:value-type="float" office:value="0.84650000000000003" table:style-name="ce26">
            <text:p>0,8465</text:p>
          </table:table-cell>
          <table:table-cell office:value-type="float" office:value="1.0199" table:style-name="ce26">
            <text:p>1,0199</text:p>
          </table:table-cell>
          <table:table-cell office:value-type="float" office:value="0.50749999999999995" table:style-name="ce26">
            <text:p>0,5075</text:p>
          </table:table-cell>
          <table:table-cell office:value-type="float" office:value="0.3775" table:style-name="ce26">
            <text:p>0,3775</text:p>
          </table:table-cell>
          <table:table-cell office:value-type="float" office:value="0.74390000000000001" table:style-name="ce26">
            <text:p>0,7439</text:p>
          </table:table-cell>
          <table:table-cell office:value-type="float" office:value="0.66879999999999995" table:style-name="ce26">
            <text:p>0,6688</text:p>
          </table:table-cell>
          <table:table-cell office:value-type="float" office:value="0.65269999999999995" table:style-name="ce26">
            <text:p>0,6527</text:p>
          </table:table-cell>
          <table:table-cell office:value-type="float" office:value="0.97599999999999998" table:style-name="ce26">
            <text:p>0,976</text:p>
          </table:table-cell>
          <table:table-cell office:value-type="float" office:value="0.76" table:style-name="ce26">
            <text:p>0,76</text:p>
          </table:table-cell>
          <table:table-cell office:value-type="float" office:value="0.77490000000000003" table:style-name="ce26">
            <text:p>0,7749</text:p>
          </table:table-cell>
          <table:table-cell office:value-type="float" office:value="1.0197000000000001" table:style-name="ce26">
            <text:p>1,0197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39350000000000002" table:style-name="ce26">
            <text:p>0,3935</text:p>
          </table:table-cell>
          <table:table-cell office:value-type="float" office:value="1.3569" table:style-name="ce26">
            <text:p>1,3569</text:p>
          </table:table-cell>
          <table:table-cell office:value-type="float" office:value="0.52500000000000002" table:style-name="ce26">
            <text:p>0,525</text:p>
          </table:table-cell>
          <table:table-cell office:value-type="float" office:value="0.4819" table:style-name="ce26">
            <text:p>0,4819</text:p>
          </table:table-cell>
          <table:table-cell office:value-type="float" office:value="0.91790000000000005" table:style-name="ce26">
            <text:p>0,9179</text:p>
          </table:table-cell>
          <table:table-cell office:value-type="float" office:value="0.9" table:style-name="ce26">
            <text:p>0,9</text:p>
          </table:table-cell>
          <table:table-cell office:value-type="float" office:value="0.89870000000000005" table:style-name="ce26">
            <text:p>0,8987</text:p>
          </table:table-cell>
          <table:table-cell office:value-type="float" office:value="0.99850000000000005" table:style-name="ce26">
            <text:p>0,9985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3350000000000002" table:style-name="ce26">
            <text:p>0,8335</text:p>
          </table:table-cell>
          <table:table-cell office:value-type="float" office:value="1.3662000000000001" table:style-name="ce26">
            <text:p>1,3662</text:p>
          </table:table-cell>
          <table:table-cell office:value-type="float" office:value="18685" table:style-name="ce26">
            <text:p>18685</text:p>
          </table:table-cell>
          <table:table-cell office:value-type="float" office:value="3213" table:style-name="ce26">
            <text:p>3213</text:p>
          </table:table-cell>
          <table:table-cell office:value-type="float" office:value="0.17199999999999999" table:style-name="ce23">
            <text:p>0,172</text:p>
          </table:table-cell>
          <table:table-cell office:value-type="float" office:value="4898" table:style-name="ce26">
            <text:p>4898</text:p>
          </table:table-cell>
          <table:table-cell office:value-type="float" office:value="2062" table:style-name="ce26">
            <text:p>2062</text:p>
          </table:table-cell>
          <table:table-cell office:value-type="float" office:value="0.42099999999999999" table:style-name="ce23">
            <text:p>0,421</text:p>
          </table:table-cell>
          <table:table-cell office:value-type="float" office:value="23583" table:style-name="ce26">
            <text:p>23583</text:p>
          </table:table-cell>
          <table:table-cell office:value-type="float" office:value="5275" table:style-name="ce26">
            <text:p>5275</text:p>
          </table:table-cell>
          <table:table-cell office:value-type="float" office:value="0.22370000000000001" table:style-name="ce23">
            <text:p>0,2237</text:p>
          </table:table-cell>
          <table:table-cell office:value-type="float" office:value="160242" table:style-name="ce26">
            <text:p>160242</text:p>
          </table:table-cell>
          <table:table-cell office:value-type="float" office:value="132745" table:style-name="ce26">
            <text:p>132745</text:p>
          </table:table-cell>
          <table:table-cell office:value-type="float" office:value="0.82840000000000003" table:style-name="ce31">
            <text:p>0,8284</text:p>
          </table:table-cell>
          <table:table-cell office:value-type="float" office:value="183825" table:style-name="ce26">
            <text:p>183825</text:p>
          </table:table-cell>
          <table:table-cell office:value-type="float" office:value="138020" table:style-name="ce26">
            <text:p>138020</text:p>
          </table:table-cell>
          <table:table-cell office:value-type="float" office:value="0.75080000000000002" table:style-name="ce25">
            <text:p>0,7508</text:p>
          </table:table-cell>
          <table:table-cell office:value-type="float" office:value="10568" table:style-name="ce26">
            <text:p>10568</text:p>
          </table:table-cell>
          <table:table-cell office:value-type="float" office:value="287" table:style-name="ce26">
            <text:p>287</text:p>
          </table:table-cell>
          <table:table-cell office:value-type="float" office:value="2.7199999999999998E-2" table:style-name="ce26">
            <text:p>0,0272</text:p>
          </table:table-cell>
          <table:table-cell office:value-type="float" office:value="34125" table:style-name="ce26">
            <text:p>34125</text:p>
          </table:table-cell>
          <table:table-cell office:value-type="float" office:value="20079" table:style-name="ce26">
            <text:p>20079</text:p>
          </table:table-cell>
          <table:table-cell office:value-type="float" office:value="0.58840000000000003" table:style-name="ce26">
            <text:p>0,5884</text:p>
          </table:table-cell>
          <table:table-cell office:value-type="float" office:value="4119" table:style-name="ce26">
            <text:p>4119</text:p>
          </table:table-cell>
          <table:table-cell office:value-type="float" office:value="3522" table:style-name="ce26">
            <text:p>3522</text:p>
          </table:table-cell>
          <table:table-cell office:value-type="float" office:value="0.85509999999999997" table:style-name="ce26">
            <text:p>0,8551</text:p>
          </table:table-cell>
          <table:table-cell table:number-columns-repeated="16190"/>
        </table:table-row>
        <table:table-row table:style-name="ro3">
          <table:table-cell office:value-type="float" office:value="70" table:style-name="ce26">
            <text:p>70</text:p>
          </table:table-cell>
          <table:table-cell office:value-type="string" table:style-name="ce27">
            <text:p>REGIONAL SUCRE</text:p>
          </table:table-cell>
          <table:table-cell office:value-type="float" office:value="1275" table:style-name="ce26">
            <text:p>1275</text:p>
          </table:table-cell>
          <table:table-cell office:value-type="float" office:value="1370" table:style-name="ce26">
            <text:p>1370</text:p>
          </table:table-cell>
          <table:table-cell office:value-type="float" office:value="1.0745" table:style-name="ce19">
            <text:p>1,0745</text:p>
          </table:table-cell>
          <table:table-cell office:value-type="float" office:value="455" table:style-name="ce26">
            <text:p>455</text:p>
          </table:table-cell>
          <table:table-cell office:value-type="float" office:value="433" table:style-name="ce26">
            <text:p>433</text:p>
          </table:table-cell>
          <table:table-cell office:value-type="float" office:value="0.9516" table:style-name="ce18">
            <text:p>0,951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30" table:style-name="ce26">
            <text:p>1730</text:p>
          </table:table-cell>
          <table:table-cell office:value-type="float" office:value="1803" table:style-name="ce26">
            <text:p>1803</text:p>
          </table:table-cell>
          <table:table-cell office:value-type="float" office:value="1.0422" table:style-name="ce19">
            <text:p>1,0422</text:p>
          </table:table-cell>
          <table:table-cell office:value-type="float" office:value="1730" table:style-name="ce26">
            <text:p>1730</text:p>
          </table:table-cell>
          <table:table-cell office:value-type="float" office:value="1803" table:style-name="ce26">
            <text:p>1803</text:p>
          </table:table-cell>
          <table:table-cell office:value-type="float" office:value="1.0422" table:style-name="ce19">
            <text:p>1,0422</text:p>
          </table:table-cell>
          <table:table-cell office:value-type="float" office:value="150" table:style-name="ce26">
            <text:p>150</text:p>
          </table:table-cell>
          <table:table-cell office:value-type="float" office:value="67" table:style-name="ce26">
            <text:p>67</text:p>
          </table:table-cell>
          <table:table-cell office:value-type="float" office:value="0.44669999999999999" table:style-name="ce20">
            <text:p>0,4467</text:p>
          </table:table-cell>
          <table:table-cell office:value-type="float" office:value="30" table:style-name="ce26">
            <text:p>30</text:p>
          </table:table-cell>
          <table:table-cell office:value-type="float" office:value="27" table:style-name="ce26">
            <text:p>27</text:p>
          </table:table-cell>
          <table:table-cell office:value-type="float" office:value="0.9" table:style-name="ce18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0" table:style-name="ce26">
            <text:p>180</text:p>
          </table:table-cell>
          <table:table-cell office:value-type="float" office:value="94" table:style-name="ce26">
            <text:p>94</text:p>
          </table:table-cell>
          <table:table-cell office:value-type="float" office:value="0.5222" table:style-name="ce20">
            <text:p>0,522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620" table:style-name="ce26">
            <text:p>3620</text:p>
          </table:table-cell>
          <table:table-cell office:value-type="float" office:value="3187" table:style-name="ce26">
            <text:p>3187</text:p>
          </table:table-cell>
          <table:table-cell office:value-type="float" office:value="0.88039999999999996" table:style-name="ce22">
            <text:p>0,8804</text:p>
          </table:table-cell>
          <table:table-cell office:value-type="float" office:value="398" table:style-name="ce26">
            <text:p>398</text:p>
          </table:table-cell>
          <table:table-cell office:value-type="float" office:value="442" table:style-name="ce26">
            <text:p>442</text:p>
          </table:table-cell>
          <table:table-cell office:value-type="float" office:value="1.1106" table:style-name="ce19">
            <text:p>1,1106</text:p>
          </table:table-cell>
          <table:table-cell office:value-type="float" office:value="858" table:style-name="ce26">
            <text:p>858</text:p>
          </table:table-cell>
          <table:table-cell office:value-type="float" office:value="842" table:style-name="ce26">
            <text:p>842</text:p>
          </table:table-cell>
          <table:table-cell office:value-type="float" office:value="0.98140000000000005" table:style-name="ce18">
            <text:p>0,9814</text:p>
          </table:table-cell>
          <table:table-cell office:value-type="float" office:value="82" table:style-name="ce26">
            <text:p>82</text:p>
          </table:table-cell>
          <table:table-cell office:value-type="float" office:value="51" table:style-name="ce26">
            <text:p>51</text:p>
          </table:table-cell>
          <table:table-cell office:value-type="float" office:value="0.622" table:style-name="ce20">
            <text:p>0,622</text:p>
          </table:table-cell>
          <table:table-cell office:value-type="float" office:value="10487" table:style-name="ce26">
            <text:p>10487</text:p>
          </table:table-cell>
          <table:table-cell office:value-type="float" office:value="10772" table:style-name="ce26">
            <text:p>10772</text:p>
          </table:table-cell>
          <table:table-cell office:value-type="float" office:value="1.0271999999999999" table:style-name="ce19">
            <text:p>1,0272</text:p>
          </table:table-cell>
          <table:table-cell office:value-type="float" office:value="15445" table:style-name="ce26">
            <text:p>15445</text:p>
          </table:table-cell>
          <table:table-cell office:value-type="float" office:value="15294" table:style-name="ce26">
            <text:p>15294</text:p>
          </table:table-cell>
          <table:table-cell office:value-type="float" office:value="0.99019999999999997" table:style-name="ce18">
            <text:p>0,990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640" table:style-name="ce26">
            <text:p>15640</text:p>
          </table:table-cell>
          <table:table-cell office:value-type="float" office:value="15388" table:style-name="ce26">
            <text:p>15388</text:p>
          </table:table-cell>
          <table:table-cell office:value-type="float" office:value="0.9839" table:style-name="ce18">
            <text:p>0,9839</text:p>
          </table:table-cell>
          <table:table-cell office:value-type="float" office:value="17370" table:style-name="ce26">
            <text:p>17370</text:p>
          </table:table-cell>
          <table:table-cell office:value-type="float" office:value="17191" table:style-name="ce26">
            <text:p>17191</text:p>
          </table:table-cell>
          <table:table-cell office:value-type="float" office:value="0.98970000000000002" table:style-name="ce18">
            <text:p>0,9897</text:p>
          </table:table-cell>
          <table:table-cell office:value-type="float" office:value="13920" table:style-name="ce26">
            <text:p>13920</text:p>
          </table:table-cell>
          <table:table-cell office:value-type="float" office:value="12000" table:style-name="ce26">
            <text:p>12000</text:p>
          </table:table-cell>
          <table:table-cell office:value-type="float" office:value="0.86209999999999998" table:style-name="ce18">
            <text:p>0,8621</text:p>
          </table:table-cell>
          <table:table-cell office:value-type="float" office:value="41150" table:style-name="ce26">
            <text:p>41150</text:p>
          </table:table-cell>
          <table:table-cell office:value-type="float" office:value="48720" table:style-name="ce16">
            <text:p>48720</text:p>
          </table:table-cell>
          <table:table-cell office:value-type="float" office:value="1.1839999999999999" table:style-name="ce19">
            <text:p>1,184</text:p>
          </table:table-cell>
          <table:table-cell office:value-type="float" office:value="3840" table:style-name="ce26">
            <text:p>3840</text:p>
          </table:table-cell>
          <table:table-cell office:value-type="float" office:value="3120" table:style-name="ce26">
            <text:p>3120</text:p>
          </table:table-cell>
          <table:table-cell office:value-type="float" office:value="0.8125" table:style-name="ce18">
            <text:p>0,8125</text:p>
          </table:table-cell>
          <table:table-cell office:value-type="float" office:value="650" table:style-name="ce26">
            <text:p>650</text:p>
          </table:table-cell>
          <table:table-cell office:value-type="float" office:value="475" table:style-name="ce26">
            <text:p>475</text:p>
          </table:table-cell>
          <table:table-cell office:value-type="float" office:value="0.73080000000000001" table:style-name="ce20">
            <text:p>0,7308</text:p>
          </table:table-cell>
          <table:table-cell office:value-type="float" office:value="4490" table:style-name="ce26">
            <text:p>4490</text:p>
          </table:table-cell>
          <table:table-cell office:value-type="float" office:value="3595" table:style-name="ce26">
            <text:p>3595</text:p>
          </table:table-cell>
          <table:table-cell office:value-type="float" office:value="0.80069999999999997" table:style-name="ce18">
            <text:p>0,8007</text:p>
          </table:table-cell>
          <table:table-cell office:value-type="float" office:value="20239" table:style-name="ce16">
            <text:p>20239</text:p>
          </table:table-cell>
          <table:table-cell office:value-type="float" office:value="20727" table:style-name="ce16">
            <text:p>20727</text:p>
          </table:table-cell>
          <table:table-cell office:value-type="float" office:value="1.0241" table:style-name="ce19">
            <text:p>1,0241</text:p>
          </table:table-cell>
          <table:table-cell office:value-type="float" office:value="1200" table:style-name="ce26">
            <text:p>1200</text:p>
          </table:table-cell>
          <table:table-cell office:value-type="float" office:value="1736" table:style-name="ce26">
            <text:p>1736</text:p>
          </table:table-cell>
          <table:table-cell office:value-type="float" office:value="1.4467000000000001" table:style-name="ce19">
            <text:p>1,4467</text:p>
          </table:table-cell>
          <table:table-cell office:value-type="float" office:value="80999" table:style-name="ce16">
            <text:p>80999</text:p>
          </table:table-cell>
          <table:table-cell office:value-type="float" office:value="86778" table:style-name="ce16">
            <text:p>86778</text:p>
          </table:table-cell>
          <table:table-cell office:value-type="float" office:value="1.0712999999999999" table:style-name="ce19">
            <text:p>1,0713</text:p>
          </table:table-cell>
          <table:table-cell office:value-type="float" office:value="98369" table:style-name="ce16">
            <text:p>98369</text:p>
          </table:table-cell>
          <table:table-cell office:value-type="float" office:value="103969" table:style-name="ce16">
            <text:p>103969</text:p>
          </table:table-cell>
          <table:table-cell office:value-type="float" office:value="1.0569" table:style-name="ce19">
            <text:p>1,0569</text:p>
          </table:table-cell>
          <table:table-cell office:value-type="float" office:value="21142" table:style-name="ce16">
            <text:p>21142</text:p>
          </table:table-cell>
          <table:table-cell office:value-type="float" office:value="21596" table:style-name="ce16">
            <text:p>21596</text:p>
          </table:table-cell>
          <table:table-cell office:value-type="float" office:value="1.0215000000000001" table:style-name="ce21">
            <text:p>1,0215</text:p>
          </table:table-cell>
          <table:table-cell office:value-type="float" office:value="1282" table:style-name="ce26">
            <text:p>1282</text:p>
          </table:table-cell>
          <table:table-cell office:value-type="float" office:value="1787" table:style-name="ce26">
            <text:p>1787</text:p>
          </table:table-cell>
          <table:table-cell office:value-type="float" office:value="1.3938999999999999" table:style-name="ce19">
            <text:p>1,3939</text:p>
          </table:table-cell>
          <table:table-cell office:value-type="float" office:value="18613" table:style-name="ce26">
            <text:p>18613</text:p>
          </table:table-cell>
          <table:table-cell office:value-type="float" office:value="15995" table:style-name="ce26">
            <text:p>15995</text:p>
          </table:table-cell>
          <table:table-cell office:value-type="float" office:value="0.85929999999999995" table:style-name="ce18">
            <text:p>0,8593</text:p>
          </table:table-cell>
          <table:table-cell office:value-type="float" office:value="0.87" table:style-name="ce26">
            <text:p>0,87</text:p>
          </table:table-cell>
          <table:table-cell office:value-type="float" office:value="0.93430000000000002" table:style-name="ce26">
            <text:p>0,9343</text:p>
          </table:table-cell>
          <table:table-cell office:value-type="float" office:value="1.0739000000000001" table:style-name="ce26">
            <text:p>1,0739</text:p>
          </table:table-cell>
          <table:table-cell office:value-type="float" office:value="0.84" table:style-name="ce26">
            <text:p>0,84</text:p>
          </table:table-cell>
          <table:table-cell office:value-type="float" office:value="0.95250000000000001" table:style-name="ce26">
            <text:p>0,9525</text:p>
          </table:table-cell>
          <table:table-cell office:value-type="float" office:value="1.1338999999999999" table:style-name="ce26">
            <text:p>1,1339</text:p>
          </table:table-cell>
          <table:table-cell office:value-type="float" office:value="0.85499999999999998" table:style-name="ce26">
            <text:p>0,855</text:p>
          </table:table-cell>
          <table:table-cell office:value-type="float" office:value="0.93479999999999996" table:style-name="ce26">
            <text:p>0,9348</text:p>
          </table:table-cell>
          <table:table-cell office:value-type="float" office:value="1.0933999999999999" table:style-name="ce26">
            <text:p>1,0934</text:p>
          </table:table-cell>
          <table:table-cell office:value-type="float" office:value="0.94" table:style-name="ce26">
            <text:p>0,94</text:p>
          </table:table-cell>
          <table:table-cell office:value-type="float" office:value="0.94499999999999995" table:style-name="ce26">
            <text:p>0,945</text:p>
          </table:table-cell>
          <table:table-cell office:value-type="float" office:value="1.0054000000000001" table:style-name="ce26">
            <text:p>1,0054</text:p>
          </table:table-cell>
          <table:table-cell office:value-type="float" office:value="0.95" table:style-name="ce26">
            <text:p>0,95</text:p>
          </table:table-cell>
          <table:table-cell office:value-type="float" office:value="0.88219999999999998" table:style-name="ce26">
            <text:p>0,8822</text:p>
          </table:table-cell>
          <table:table-cell office:value-type="float" office:value="0.92859999999999998" table:style-name="ce26">
            <text:p>0,9286</text:p>
          </table:table-cell>
          <table:table-cell office:value-type="float" office:value="0.94499999999999995" table:style-name="ce26">
            <text:p>0,945</text:p>
          </table:table-cell>
          <table:table-cell office:value-type="float" office:value="0.9294" table:style-name="ce26">
            <text:p>0,9294</text:p>
          </table:table-cell>
          <table:table-cell office:value-type="float" office:value="0.98350000000000004" table:style-name="ce26">
            <text:p>0,9835</text:p>
          </table:table-cell>
          <table:table-cell office:value-type="float" office:value="0.90500000000000003" table:style-name="ce26">
            <text:p>0,905</text:p>
          </table:table-cell>
          <table:table-cell office:value-type="float" office:value="0.93520000000000003" table:style-name="ce26">
            <text:p>0,9352</text:p>
          </table:table-cell>
          <table:table-cell office:value-type="float" office:value="1.0333000000000001" table:style-name="ce26">
            <text:p>1,0333</text:p>
          </table:table-cell>
          <table:table-cell office:value-type="float" office:value="0.89500000000000002" table:style-name="ce26">
            <text:p>0,895</text:p>
          </table:table-cell>
          <table:table-cell office:value-type="float" office:value="0.91769999999999996" table:style-name="ce26">
            <text:p>0,9177</text:p>
          </table:table-cell>
          <table:table-cell office:value-type="float" office:value="1.0254000000000001" table:style-name="ce26">
            <text:p>1,0254</text:p>
          </table:table-cell>
          <table:table-cell office:value-type="float" office:value="0.9" table:style-name="ce26">
            <text:p>0,9</text:p>
          </table:table-cell>
          <table:table-cell office:value-type="float" office:value="0.93430000000000002" table:style-name="ce26">
            <text:p>0,9343</text:p>
          </table:table-cell>
          <table:table-cell office:value-type="float" office:value="1.0381" table:style-name="ce26">
            <text:p>1,0381</text:p>
          </table:table-cell>
          <table:table-cell office:value-type="float" office:value="0.91" table:style-name="ce26">
            <text:p>0,91</text:p>
          </table:table-cell>
          <table:table-cell office:value-type="float" office:value="0.93959999999999999" table:style-name="ce26">
            <text:p>0,9396</text:p>
          </table:table-cell>
          <table:table-cell office:value-type="float" office:value="1.0325" table:style-name="ce26">
            <text:p>1,0325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1259999999999999" table:style-name="ce26">
            <text:p>0,3126</text:p>
          </table:table-cell>
          <table:table-cell office:value-type="float" office:value="1.1166" table:style-name="ce26">
            <text:p>1,1166</text:p>
          </table:table-cell>
          <table:table-cell office:value-type="float" office:value="0.59499999999999997" table:style-name="ce26">
            <text:p>0,595</text:p>
          </table:table-cell>
          <table:table-cell office:value-type="float" office:value="0.83069999999999999" table:style-name="ce26">
            <text:p>0,8307</text:p>
          </table:table-cell>
          <table:table-cell office:value-type="float" office:value="1.3962000000000001" table:style-name="ce26">
            <text:p>1,3962</text:p>
          </table:table-cell>
          <table:table-cell office:value-type="float" office:value="0.90749999999999997" table:style-name="ce26">
            <text:p>0,9075</text:p>
          </table:table-cell>
          <table:table-cell office:value-type="float" office:value="0.93869999999999998" table:style-name="ce26">
            <text:p>0,9387</text:p>
          </table:table-cell>
          <table:table-cell office:value-type="float" office:value="1.0344" table:style-name="ce26">
            <text:p>1,0344</text:p>
          </table:table-cell>
          <table:table-cell office:value-type="float" office:value="0.58750000000000002" table:style-name="ce26">
            <text:p>0,5875</text:p>
          </table:table-cell>
          <table:table-cell office:value-type="float" office:value="0.34620000000000001" table:style-name="ce26">
            <text:p>0,3462</text:p>
          </table:table-cell>
          <table:table-cell office:value-type="float" office:value="0.58930000000000005" table:style-name="ce26">
            <text:p>0,5893</text:p>
          </table:table-cell>
          <table:table-cell office:value-type="float" office:value="0.74750000000000005" table:style-name="ce26">
            <text:p>0,7475</text:p>
          </table:table-cell>
          <table:table-cell office:value-type="float" office:value="0.84799999999999998" table:style-name="ce26">
            <text:p>0,848</text:p>
          </table:table-cell>
          <table:table-cell office:value-type="float" office:value="1.1344000000000001" table:style-name="ce26">
            <text:p>1,1344</text:p>
          </table:table-cell>
          <table:table-cell office:value-type="float" office:value="0.98" table:style-name="ce26">
            <text:p>0,98</text:p>
          </table:table-cell>
          <table:table-cell office:value-type="float" office:value="0.99370000000000003" table:style-name="ce26">
            <text:p>0,9937</text:p>
          </table:table-cell>
          <table:table-cell office:value-type="float" office:value="1.014" table:style-name="ce26">
            <text:p>1,014</text:p>
          </table:table-cell>
          <table:table-cell office:value-type="float" office:value="0.24" table:style-name="ce26">
            <text:p>0,24</text:p>
          </table:table-cell>
          <table:table-cell office:value-type="float" office:value="0.43719999999999998" table:style-name="ce26">
            <text:p>0,4372</text:p>
          </table:table-cell>
          <table:table-cell office:value-type="float" office:value="1.8216000000000001" table:style-name="ce26">
            <text:p>1,8216</text:p>
          </table:table-cell>
          <table:table-cell office:value-type="float" office:value="0.61" table:style-name="ce26">
            <text:p>0,61</text:p>
          </table:table-cell>
          <table:table-cell office:value-type="float" office:value="0.51070000000000004" table:style-name="ce26">
            <text:p>0,5107</text:p>
          </table:table-cell>
          <table:table-cell office:value-type="float" office:value="0.83720000000000006" table:style-name="ce26">
            <text:p>0,8372</text:p>
          </table:table-cell>
          <table:table-cell office:value-type="float" office:value="0.95" table:style-name="ce26">
            <text:p>0,95</text:p>
          </table:table-cell>
          <table:table-cell office:value-type="float" office:value="0.98080000000000001" table:style-name="ce26">
            <text:p>0,9808</text:p>
          </table:table-cell>
          <table:table-cell office:value-type="float" office:value="1.0324" table:style-name="ce26">
            <text:p>1,032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6560000000000001" table:style-name="ce26">
            <text:p>0,9656</text:p>
          </table:table-cell>
          <table:table-cell office:value-type="float" office:value="1.5827" table:style-name="ce26">
            <text:p>1,5827</text:p>
          </table:table-cell>
          <table:table-cell office:value-type="float" office:value="6021" table:style-name="ce26">
            <text:p>6021</text:p>
          </table:table-cell>
          <table:table-cell office:value-type="float" office:value="807" table:style-name="ce26">
            <text:p>807</text:p>
          </table:table-cell>
          <table:table-cell office:value-type="float" office:value="0.13400000000000001" table:style-name="ce23">
            <text:p>0,134</text:p>
          </table:table-cell>
          <table:table-cell office:value-type="float" office:value="752" table:style-name="ce26">
            <text:p>752</text:p>
          </table:table-cell>
          <table:table-cell office:value-type="float" office:value="276" table:style-name="ce26">
            <text:p>276</text:p>
          </table:table-cell>
          <table:table-cell office:value-type="float" office:value="0.36699999999999999" table:style-name="ce23">
            <text:p>0,367</text:p>
          </table:table-cell>
          <table:table-cell office:value-type="float" office:value="6773" table:style-name="ce26">
            <text:p>6773</text:p>
          </table:table-cell>
          <table:table-cell office:value-type="float" office:value="1083" table:style-name="ce26">
            <text:p>1083</text:p>
          </table:table-cell>
          <table:table-cell office:value-type="float" office:value="0.15989999999999999" table:style-name="ce23">
            <text:p>0,1599</text:p>
          </table:table-cell>
          <table:table-cell office:value-type="float" office:value="42904" table:style-name="ce26">
            <text:p>42904</text:p>
          </table:table-cell>
          <table:table-cell office:value-type="float" office:value="44044" table:style-name="ce26">
            <text:p>44044</text:p>
          </table:table-cell>
          <table:table-cell office:value-type="float" office:value="1.0266" table:style-name="ce30">
            <text:p>1,0266</text:p>
          </table:table-cell>
          <table:table-cell office:value-type="float" office:value="49677" table:style-name="ce26">
            <text:p>49677</text:p>
          </table:table-cell>
          <table:table-cell office:value-type="float" office:value="45127" table:style-name="ce26">
            <text:p>45127</text:p>
          </table:table-cell>
          <table:table-cell office:value-type="float" office:value="0.90839999999999999" table:style-name="ce25">
            <text:p>0,9084</text:p>
          </table:table-cell>
          <table:table-cell office:value-type="float" office:value="3657" table:style-name="ce26">
            <text:p>365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7671" table:style-name="ce26">
            <text:p>17671</text:p>
          </table:table-cell>
          <table:table-cell office:value-type="float" office:value="10597" table:style-name="ce26">
            <text:p>10597</text:p>
          </table:table-cell>
          <table:table-cell office:value-type="float" office:value="0.59970000000000001" table:style-name="ce26">
            <text:p>0,5997</text:p>
          </table:table-cell>
          <table:table-cell office:value-type="float" office:value="732" table:style-name="ce26">
            <text:p>732</text:p>
          </table:table-cell>
          <table:table-cell office:value-type="float" office:value="856" table:style-name="ce26">
            <text:p>856</text:p>
          </table:table-cell>
          <table:table-cell office:value-type="float" office:value="1.1694" table:style-name="ce26">
            <text:p>1,1694</text:p>
          </table:table-cell>
          <table:table-cell table:number-columns-repeated="16190"/>
        </table:table-row>
        <table:table-row table:style-name="ro3">
          <table:table-cell office:value-type="float" office:value="73" table:style-name="ce26">
            <text:p>73</text:p>
          </table:table-cell>
          <table:table-cell office:value-type="string" table:style-name="ce27">
            <text:p>REGIONAL TOLIMA</text:p>
          </table:table-cell>
          <table:table-cell office:value-type="float" office:value="8861" table:style-name="ce26">
            <text:p>8861</text:p>
          </table:table-cell>
          <table:table-cell office:value-type="float" office:value="7989" table:style-name="ce26">
            <text:p>7989</text:p>
          </table:table-cell>
          <table:table-cell office:value-type="float" office:value="0.90159999999999996" table:style-name="ce18">
            <text:p>0,9016</text:p>
          </table:table-cell>
          <table:table-cell office:value-type="float" office:value="6776" table:style-name="ce26">
            <text:p>6776</text:p>
          </table:table-cell>
          <table:table-cell office:value-type="float" office:value="7533" table:style-name="ce26">
            <text:p>7533</text:p>
          </table:table-cell>
          <table:table-cell office:value-type="float" office:value="1.1116999999999999" table:style-name="ce19">
            <text:p>1,1117</text:p>
          </table:table-cell>
          <table:table-cell office:value-type="float" office:value="384" table:style-name="ce26">
            <text:p>384</text:p>
          </table:table-cell>
          <table:table-cell office:value-type="float" office:value="239" table:style-name="ce26">
            <text:p>239</text:p>
          </table:table-cell>
          <table:table-cell office:value-type="float" office:value="0.62239999999999995" table:style-name="ce20">
            <text:p>0,6224</text:p>
          </table:table-cell>
          <table:table-cell office:value-type="float" office:value="62" table:style-name="ce26">
            <text:p>62</text:p>
          </table:table-cell>
          <table:table-cell office:value-type="float" office:value="61" table:style-name="ce26">
            <text:p>61</text:p>
          </table:table-cell>
          <table:table-cell office:value-type="float" office:value="0.9839" table:style-name="ce18">
            <text:p>0,983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6083" table:style-name="ce26">
            <text:p>16083</text:p>
          </table:table-cell>
          <table:table-cell office:value-type="float" office:value="15822" table:style-name="ce26">
            <text:p>15822</text:p>
          </table:table-cell>
          <table:table-cell office:value-type="float" office:value="0.98380000000000001" table:style-name="ce18">
            <text:p>0,9838</text:p>
          </table:table-cell>
          <table:table-cell office:value-type="float" office:value="16083" table:style-name="ce26">
            <text:p>16083</text:p>
          </table:table-cell>
          <table:table-cell office:value-type="float" office:value="15822" table:style-name="ce26">
            <text:p>15822</text:p>
          </table:table-cell>
          <table:table-cell office:value-type="float" office:value="0.98380000000000001" table:style-name="ce18">
            <text:p>0,9838</text:p>
          </table:table-cell>
          <table:table-cell office:value-type="float" office:value="1032" table:style-name="ce26">
            <text:p>1032</text:p>
          </table:table-cell>
          <table:table-cell office:value-type="float" office:value="699" table:style-name="ce26">
            <text:p>699</text:p>
          </table:table-cell>
          <table:table-cell office:value-type="float" office:value="0.67730000000000001" table:style-name="ce20">
            <text:p>0,6773</text:p>
          </table:table-cell>
          <table:table-cell office:value-type="float" office:value="185" table:style-name="ce26">
            <text:p>185</text:p>
          </table:table-cell>
          <table:table-cell office:value-type="float" office:value="206" table:style-name="ce26">
            <text:p>206</text:p>
          </table:table-cell>
          <table:table-cell office:value-type="float" office:value="1.1134999999999999" table:style-name="ce19">
            <text:p>1,1135</text:p>
          </table:table-cell>
          <table:table-cell office:value-type="float" office:value="15" table:style-name="ce26">
            <text:p>15</text:p>
          </table:table-cell>
          <table:table-cell office:value-type="float" office:value="42" table:style-name="ce26">
            <text:p>42</text:p>
          </table:table-cell>
          <table:table-cell office:value-type="float" office:value="2.8" table:style-name="ce19">
            <text:p>2,8</text:p>
          </table:table-cell>
          <table:table-cell office:value-type="float" office:value="1232" table:style-name="ce26">
            <text:p>1232</text:p>
          </table:table-cell>
          <table:table-cell office:value-type="float" office:value="947" table:style-name="ce26">
            <text:p>947</text:p>
          </table:table-cell>
          <table:table-cell office:value-type="float" office:value="0.76870000000000005" table:style-name="ce20">
            <text:p>0,7687</text:p>
          </table:table-cell>
          <table:table-cell office:value-type="float" office:value="320" table:style-name="ce26">
            <text:p>320</text:p>
          </table:table-cell>
          <table:table-cell office:value-type="float" office:value="218" table:style-name="ce26">
            <text:p>218</text:p>
          </table:table-cell>
          <table:table-cell office:value-type="float" office:value="0.68130000000000002" table:style-name="ce20">
            <text:p>0,6813</text:p>
          </table:table-cell>
          <table:table-cell office:value-type="float" office:value="15" table:style-name="ce26">
            <text:p>15</text:p>
          </table:table-cell>
          <table:table-cell office:value-type="float" office:value="41" table:style-name="ce26">
            <text:p>41</text:p>
          </table:table-cell>
          <table:table-cell office:value-type="float" office:value="2.7332999999999998" table:style-name="ce19">
            <text:p>2,7333</text:p>
          </table:table-cell>
          <table:table-cell office:value-type="float" office:value="45" table:style-name="ce26">
            <text:p>45</text:p>
          </table:table-cell>
          <table:table-cell office:value-type="float" office:value="55" table:style-name="ce26">
            <text:p>55</text:p>
          </table:table-cell>
          <table:table-cell office:value-type="float" office:value="1.2222" table:style-name="ce19">
            <text:p>1,2222</text:p>
          </table:table-cell>
          <table:table-cell office:value-type="float" office:value="380" table:style-name="ce26">
            <text:p>380</text:p>
          </table:table-cell>
          <table:table-cell office:value-type="float" office:value="314" table:style-name="ce26">
            <text:p>314</text:p>
          </table:table-cell>
          <table:table-cell office:value-type="float" office:value="0.82630000000000003" table:style-name="ce20">
            <text:p>0,8263</text:p>
          </table:table-cell>
          <table:table-cell office:value-type="float" office:value="6599" table:style-name="ce26">
            <text:p>6599</text:p>
          </table:table-cell>
          <table:table-cell office:value-type="float" office:value="6011" table:style-name="ce26">
            <text:p>6011</text:p>
          </table:table-cell>
          <table:table-cell office:value-type="float" office:value="0.91090000000000004" table:style-name="ce18">
            <text:p>0,9109</text:p>
          </table:table-cell>
          <table:table-cell office:value-type="float" office:value="1626" table:style-name="ce26">
            <text:p>1626</text:p>
          </table:table-cell>
          <table:table-cell office:value-type="float" office:value="1587" table:style-name="ce26">
            <text:p>1587</text:p>
          </table:table-cell>
          <table:table-cell office:value-type="float" office:value="0.97599999999999998" table:style-name="ce18">
            <text:p>0,976</text:p>
          </table:table-cell>
          <table:table-cell office:value-type="float" office:value="631" table:style-name="ce26">
            <text:p>631</text:p>
          </table:table-cell>
          <table:table-cell office:value-type="float" office:value="509" table:style-name="ce26">
            <text:p>509</text:p>
          </table:table-cell>
          <table:table-cell office:value-type="float" office:value="0.80669999999999997" table:style-name="ce20">
            <text:p>0,806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369" table:style-name="ce26">
            <text:p>17369</text:p>
          </table:table-cell>
          <table:table-cell office:value-type="float" office:value="16890" table:style-name="ce26">
            <text:p>16890</text:p>
          </table:table-cell>
          <table:table-cell office:value-type="float" office:value="0.97240000000000004" table:style-name="ce22">
            <text:p>0,9724</text:p>
          </table:table-cell>
          <table:table-cell office:value-type="float" office:value="26225" table:style-name="ce26">
            <text:p>26225</text:p>
          </table:table-cell>
          <table:table-cell office:value-type="float" office:value="24997" table:style-name="ce26">
            <text:p>24997</text:p>
          </table:table-cell>
          <table:table-cell office:value-type="float" office:value="0.95320000000000005" table:style-name="ce18">
            <text:p>0,953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7837" table:style-name="ce26">
            <text:p>27837</text:p>
          </table:table-cell>
          <table:table-cell office:value-type="float" office:value="26258" table:style-name="ce26">
            <text:p>26258</text:p>
          </table:table-cell>
          <table:table-cell office:value-type="float" office:value="0.94330000000000003" table:style-name="ce18">
            <text:p>0,9433</text:p>
          </table:table-cell>
          <table:table-cell office:value-type="float" office:value="43920" table:style-name="ce26">
            <text:p>43920</text:p>
          </table:table-cell>
          <table:table-cell office:value-type="float" office:value="42080" table:style-name="ce26">
            <text:p>42080</text:p>
          </table:table-cell>
          <table:table-cell office:value-type="float" office:value="0.95809999999999995" table:style-name="ce18">
            <text:p>0,9581</text:p>
          </table:table-cell>
          <table:table-cell office:value-type="float" office:value="315600" table:style-name="ce26">
            <text:p>315600</text:p>
          </table:table-cell>
          <table:table-cell office:value-type="float" office:value="242720" table:style-name="ce26">
            <text:p>242720</text:p>
          </table:table-cell>
          <table:table-cell office:value-type="float" office:value="0.76910000000000001" table:style-name="ce22">
            <text:p>0,7691</text:p>
          </table:table-cell>
          <table:table-cell office:value-type="float" office:value="183115" table:style-name="ce26">
            <text:p>183115</text:p>
          </table:table-cell>
          <table:table-cell office:value-type="float" office:value="147582" table:style-name="ce16">
            <text:p>147582</text:p>
          </table:table-cell>
          <table:table-cell office:value-type="float" office:value="0.80600000000000005" table:style-name="ce18">
            <text:p>0,806</text:p>
          </table:table-cell>
          <table:table-cell office:value-type="float" office:value="29440" table:style-name="ce26">
            <text:p>29440</text:p>
          </table:table-cell>
          <table:table-cell office:value-type="float" office:value="26320" table:style-name="ce26">
            <text:p>26320</text:p>
          </table:table-cell>
          <table:table-cell office:value-type="float" office:value="0.89400000000000002" table:style-name="ce18">
            <text:p>0,894</text:p>
          </table:table-cell>
          <table:table-cell office:value-type="float" office:value="2670" table:style-name="ce26">
            <text:p>2670</text:p>
          </table:table-cell>
          <table:table-cell office:value-type="float" office:value="3105" table:style-name="ce26">
            <text:p>3105</text:p>
          </table:table-cell>
          <table:table-cell office:value-type="float" office:value="1.1629" table:style-name="ce19">
            <text:p>1,1629</text:p>
          </table:table-cell>
          <table:table-cell office:value-type="float" office:value="32110" table:style-name="ce26">
            <text:p>32110</text:p>
          </table:table-cell>
          <table:table-cell office:value-type="float" office:value="29425" table:style-name="ce26">
            <text:p>29425</text:p>
          </table:table-cell>
          <table:table-cell office:value-type="float" office:value="0.91639999999999999" table:style-name="ce18">
            <text:p>0,9164</text:p>
          </table:table-cell>
          <table:table-cell office:value-type="float" office:value="18020" table:style-name="ce16">
            <text:p>18020</text:p>
          </table:table-cell>
          <table:table-cell office:value-type="float" office:value="19442" table:style-name="ce16">
            <text:p>19442</text:p>
          </table:table-cell>
          <table:table-cell office:value-type="float" office:value="1.0789" table:style-name="ce19">
            <text:p>1,0789</text:p>
          </table:table-cell>
          <table:table-cell office:value-type="float" office:value="3900" table:style-name="ce26">
            <text:p>3900</text:p>
          </table:table-cell>
          <table:table-cell office:value-type="float" office:value="3627" table:style-name="ce26">
            <text:p>3627</text:p>
          </table:table-cell>
          <table:table-cell office:value-type="float" office:value="0.93" table:style-name="ce18">
            <text:p>0,93</text:p>
          </table:table-cell>
          <table:table-cell office:value-type="float" office:value="552745" table:style-name="ce16">
            <text:p>552745</text:p>
          </table:table-cell>
          <table:table-cell office:value-type="float" office:value="442796" table:style-name="ce16">
            <text:p>442796</text:p>
          </table:table-cell>
          <table:table-cell office:value-type="float" office:value="0.80110000000000003" table:style-name="ce18">
            <text:p>0,8011</text:p>
          </table:table-cell>
          <table:table-cell office:value-type="float" office:value="596665" table:style-name="ce16">
            <text:p>596665</text:p>
          </table:table-cell>
          <table:table-cell office:value-type="float" office:value="484876" table:style-name="ce16">
            <text:p>484876</text:p>
          </table:table-cell>
          <table:table-cell office:value-type="float" office:value="0.81259999999999999" table:style-name="ce22">
            <text:p>0,8126</text:p>
          </table:table-cell>
          <table:table-cell office:value-type="float" office:value="18913" table:style-name="ce16">
            <text:p>18913</text:p>
          </table:table-cell>
          <table:table-cell office:value-type="float" office:value="20259" table:style-name="ce16">
            <text:p>20259</text:p>
          </table:table-cell>
          <table:table-cell office:value-type="float" office:value="1.0711999999999999" table:style-name="ce21">
            <text:p>1,0712</text:p>
          </table:table-cell>
          <table:table-cell office:value-type="float" office:value="3960" table:style-name="ce26">
            <text:p>3960</text:p>
          </table:table-cell>
          <table:table-cell office:value-type="float" office:value="3724" table:style-name="ce26">
            <text:p>3724</text:p>
          </table:table-cell>
          <table:table-cell office:value-type="float" office:value="0.94040000000000001" table:style-name="ce18">
            <text:p>0,9404</text:p>
          </table:table-cell>
          <table:table-cell office:value-type="float" office:value="353442" table:style-name="ce26">
            <text:p>353442</text:p>
          </table:table-cell>
          <table:table-cell office:value-type="float" office:value="278160" table:style-name="ce26">
            <text:p>278160</text:p>
          </table:table-cell>
          <table:table-cell office:value-type="float" office:value="0.78700000000000003" table:style-name="ce20">
            <text:p>0,787</text:p>
          </table:table-cell>
          <table:table-cell office:value-type="float" office:value="0.85" table:style-name="ce26">
            <text:p>0,85</text:p>
          </table:table-cell>
          <table:table-cell office:value-type="float" office:value="0.91569999999999996" table:style-name="ce26">
            <text:p>0,9157</text:p>
          </table:table-cell>
          <table:table-cell office:value-type="float" office:value="1.0772999999999999" table:style-name="ce26">
            <text:p>1,0773</text:p>
          </table:table-cell>
          <table:table-cell office:value-type="float" office:value="0.78" table:style-name="ce26">
            <text:p>0,78</text:p>
          </table:table-cell>
          <table:table-cell office:value-type="float" office:value="0.87829999999999997" table:style-name="ce26">
            <text:p>0,8783</text:p>
          </table:table-cell>
          <table:table-cell office:value-type="float" office:value="1.1259999999999999" table:style-name="ce26">
            <text:p>1,126</text:p>
          </table:table-cell>
          <table:table-cell office:value-type="float" office:value="0.81499999999999995" table:style-name="ce26">
            <text:p>0,815</text:p>
          </table:table-cell>
          <table:table-cell office:value-type="float" office:value="0.91339999999999999" table:style-name="ce26">
            <text:p>0,9134</text:p>
          </table:table-cell>
          <table:table-cell office:value-type="float" office:value="1.1208" table:style-name="ce26">
            <text:p>1,1208</text:p>
          </table:table-cell>
          <table:table-cell office:value-type="float" office:value="0.87" table:style-name="ce26">
            <text:p>0,87</text:p>
          </table:table-cell>
          <table:table-cell office:value-type="float" office:value="0.91449999999999998" table:style-name="ce26">
            <text:p>0,9145</text:p>
          </table:table-cell>
          <table:table-cell office:value-type="float" office:value="1.0510999999999999" table:style-name="ce26">
            <text:p>1,0511</text:p>
          </table:table-cell>
          <table:table-cell office:value-type="float" office:value="0.79" table:style-name="ce26">
            <text:p>0,79</text:p>
          </table:table-cell>
          <table:table-cell office:value-type="float" office:value="0.77339999999999998" table:style-name="ce26">
            <text:p>0,7734</text:p>
          </table:table-cell>
          <table:table-cell office:value-type="float" office:value="0.97899999999999998" table:style-name="ce26">
            <text:p>0,979</text:p>
          </table:table-cell>
          <table:table-cell office:value-type="float" office:value="0.83" table:style-name="ce26">
            <text:p>0,83</text:p>
          </table:table-cell>
          <table:table-cell office:value-type="float" office:value="0.84740000000000004" table:style-name="ce26">
            <text:p>0,8474</text:p>
          </table:table-cell>
          <table:table-cell office:value-type="float" office:value="1.0209999999999999" table:style-name="ce26">
            <text:p>1,021</text:p>
          </table:table-cell>
          <table:table-cell office:value-type="float" office:value="0.86" table:style-name="ce26">
            <text:p>0,86</text:p>
          </table:table-cell>
          <table:table-cell office:value-type="float" office:value="0.91539999999999999" table:style-name="ce26">
            <text:p>0,9154</text:p>
          </table:table-cell>
          <table:table-cell office:value-type="float" office:value="1.0644" table:style-name="ce26">
            <text:p>1,0644</text:p>
          </table:table-cell>
          <table:table-cell office:value-type="float" office:value="0.78500000000000003" table:style-name="ce26">
            <text:p>0,785</text:p>
          </table:table-cell>
          <table:table-cell office:value-type="float" office:value="0.79169999999999996" table:style-name="ce26">
            <text:p>0,7917</text:p>
          </table:table-cell>
          <table:table-cell office:value-type="float" office:value="1.0085999999999999" table:style-name="ce26">
            <text:p>1,0086</text:p>
          </table:table-cell>
          <table:table-cell office:value-type="float" office:value="0.82250000000000001" table:style-name="ce26">
            <text:p>0,8225</text:p>
          </table:table-cell>
          <table:table-cell office:value-type="float" office:value="0.88859999999999995" table:style-name="ce26">
            <text:p>0,8886</text:p>
          </table:table-cell>
          <table:table-cell office:value-type="float" office:value="1.0804" table:style-name="ce26">
            <text:p>1,0804</text:p>
          </table:table-cell>
          <table:table-cell office:value-type="float" office:value="0.85" table:style-name="ce26">
            <text:p>0,85</text:p>
          </table:table-cell>
          <table:table-cell office:value-type="float" office:value="0.89100000000000001" table:style-name="ce26">
            <text:p>0,891</text:p>
          </table:table-cell>
          <table:table-cell office:value-type="float" office:value="1.0482" table:style-name="ce26">
            <text:p>1,0482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33040000000000003" table:style-name="ce26">
            <text:p>0,3304</text:p>
          </table:table-cell>
          <table:table-cell office:value-type="float" office:value="1.1392" table:style-name="ce26">
            <text:p>1,1392</text:p>
          </table:table-cell>
          <table:table-cell office:value-type="float" office:value="0.56999999999999995" table:style-name="ce26">
            <text:p>0,57</text:p>
          </table:table-cell>
          <table:table-cell office:value-type="float" office:value="0.54979999999999996" table:style-name="ce26">
            <text:p>0,5498</text:p>
          </table:table-cell>
          <table:table-cell office:value-type="float" office:value="0.96460000000000001" table:style-name="ce26">
            <text:p>0,9646</text:p>
          </table:table-cell>
          <table:table-cell office:value-type="float" office:value="0.85499999999999998" table:style-name="ce26">
            <text:p>0,855</text:p>
          </table:table-cell>
          <table:table-cell office:value-type="float" office:value="0.89490000000000003" table:style-name="ce26">
            <text:p>0,8949</text:p>
          </table:table-cell>
          <table:table-cell office:value-type="float" office:value="1.0467" table:style-name="ce26">
            <text:p>1,0467</text:p>
          </table:table-cell>
          <table:table-cell office:value-type="float" office:value="0.53749999999999998" table:style-name="ce26">
            <text:p>0,5375</text:p>
          </table:table-cell>
          <table:table-cell office:value-type="float" office:value="0.34560000000000002" table:style-name="ce26">
            <text:p>0,3456</text:p>
          </table:table-cell>
          <table:table-cell office:value-type="float" office:value="0.6431" table:style-name="ce26">
            <text:p>0,6431</text:p>
          </table:table-cell>
          <table:table-cell office:value-type="float" office:value="0.69630000000000003" table:style-name="ce26">
            <text:p>0,6963</text:p>
          </table:table-cell>
          <table:table-cell office:value-type="float" office:value="0.5796" table:style-name="ce26">
            <text:p>0,5796</text:p>
          </table:table-cell>
          <table:table-cell office:value-type="float" office:value="0.83240000000000003" table:style-name="ce26">
            <text:p>0,8324</text:p>
          </table:table-cell>
          <table:table-cell office:value-type="float" office:value="0.86" table:style-name="ce26">
            <text:p>0,86</text:p>
          </table:table-cell>
          <table:table-cell office:value-type="float" office:value="0.79290000000000005" table:style-name="ce26">
            <text:p>0,7929</text:p>
          </table:table-cell>
          <table:table-cell office:value-type="float" office:value="0.92200000000000004" table:style-name="ce26">
            <text:p>0,922</text:p>
          </table:table-cell>
          <table:table-cell office:value-type="float" office:value="0.32" table:style-name="ce26">
            <text:p>0,32</text:p>
          </table:table-cell>
          <table:table-cell office:value-type="float" office:value="0.43769999999999998" table:style-name="ce26">
            <text:p>0,4377</text:p>
          </table:table-cell>
          <table:table-cell office:value-type="float" office:value="1.3676999999999999" table:style-name="ce26">
            <text:p>1,3677</text:p>
          </table:table-cell>
          <table:table-cell office:value-type="float" office:value="0.59" table:style-name="ce26">
            <text:p>0,59</text:p>
          </table:table-cell>
          <table:table-cell office:value-type="float" office:value="0.47510000000000002" table:style-name="ce26">
            <text:p>0,4751</text:p>
          </table:table-cell>
          <table:table-cell office:value-type="float" office:value="0.80530000000000002" table:style-name="ce26">
            <text:p>0,8053</text:p>
          </table:table-cell>
          <table:table-cell office:value-type="float" office:value="0.91" table:style-name="ce26">
            <text:p>0,91</text:p>
          </table:table-cell>
          <table:table-cell office:value-type="float" office:value="0.94979999999999998" table:style-name="ce26">
            <text:p>0,9498</text:p>
          </table:table-cell>
          <table:table-cell office:value-type="float" office:value="1.0437000000000001" table:style-name="ce26">
            <text:p>1,0437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2810000000000004" table:style-name="ce26">
            <text:p>0,9281</text:p>
          </table:table-cell>
          <table:table-cell office:value-type="float" office:value="1.5210999999999999" table:style-name="ce26">
            <text:p>1,5211</text:p>
          </table:table-cell>
          <table:table-cell office:value-type="float" office:value="10886" table:style-name="ce26">
            <text:p>10886</text:p>
          </table:table-cell>
          <table:table-cell office:value-type="float" office:value="1831" table:style-name="ce26">
            <text:p>1831</text:p>
          </table:table-cell>
          <table:table-cell office:value-type="float" office:value="0.16819999999999999" table:style-name="ce23">
            <text:p>0,1682</text:p>
          </table:table-cell>
          <table:table-cell office:value-type="float" office:value="4288" table:style-name="ce26">
            <text:p>4288</text:p>
          </table:table-cell>
          <table:table-cell office:value-type="float" office:value="1673" table:style-name="ce26">
            <text:p>1673</text:p>
          </table:table-cell>
          <table:table-cell office:value-type="float" office:value="0.39019999999999999" table:style-name="ce23">
            <text:p>0,3902</text:p>
          </table:table-cell>
          <table:table-cell office:value-type="float" office:value="15174" table:style-name="ce26">
            <text:p>15174</text:p>
          </table:table-cell>
          <table:table-cell office:value-type="float" office:value="3504" table:style-name="ce26">
            <text:p>3504</text:p>
          </table:table-cell>
          <table:table-cell office:value-type="float" office:value="0.23089999999999999" table:style-name="ce23">
            <text:p>0,2309</text:p>
          </table:table-cell>
          <table:table-cell office:value-type="float" office:value="259418" table:style-name="ce26">
            <text:p>259418</text:p>
          </table:table-cell>
          <table:table-cell office:value-type="float" office:value="179784" table:style-name="ce26">
            <text:p>179784</text:p>
          </table:table-cell>
          <table:table-cell office:value-type="float" office:value="0.69299999999999995" table:style-name="ce23">
            <text:p>0,693</text:p>
          </table:table-cell>
          <table:table-cell office:value-type="float" office:value="274592" table:style-name="ce26">
            <text:p>274592</text:p>
          </table:table-cell>
          <table:table-cell office:value-type="float" office:value="183288" table:style-name="ce26">
            <text:p>183288</text:p>
          </table:table-cell>
          <table:table-cell office:value-type="float" office:value="0.66749999999999998" table:style-name="ce28">
            <text:p>0,6675</text:p>
          </table:table-cell>
          <table:table-cell office:value-type="float" office:value="5811" table:style-name="ce26">
            <text:p>581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4618" table:style-name="ce26">
            <text:p>14618</text:p>
          </table:table-cell>
          <table:table-cell office:value-type="float" office:value="12842" table:style-name="ce26">
            <text:p>12842</text:p>
          </table:table-cell>
          <table:table-cell office:value-type="float" office:value="0.87849999999999995" table:style-name="ce26">
            <text:p>0,8785</text:p>
          </table:table-cell>
          <table:table-cell office:value-type="float" office:value="2380" table:style-name="ce26">
            <text:p>2380</text:p>
          </table:table-cell>
          <table:table-cell office:value-type="float" office:value="2869" table:style-name="ce26">
            <text:p>2869</text:p>
          </table:table-cell>
          <table:table-cell office:value-type="float" office:value="1.2055" table:style-name="ce26">
            <text:p>1,2055</text:p>
          </table:table-cell>
          <table:table-cell table:number-columns-repeated="16190"/>
        </table:table-row>
        <table:table-row table:style-name="ro3">
          <table:table-cell office:value-type="float" office:value="76" table:style-name="ce26">
            <text:p>76</text:p>
          </table:table-cell>
          <table:table-cell office:value-type="string" table:style-name="ce27">
            <text:p>REGIONAL VALLE</text:p>
          </table:table-cell>
          <table:table-cell office:value-type="float" office:value="20121" table:style-name="ce26">
            <text:p>20121</text:p>
          </table:table-cell>
          <table:table-cell office:value-type="float" office:value="18606" table:style-name="ce26">
            <text:p>18606</text:p>
          </table:table-cell>
          <table:table-cell office:value-type="float" office:value="0.92469999999999997" table:style-name="ce18">
            <text:p>0,9247</text:p>
          </table:table-cell>
          <table:table-cell office:value-type="float" office:value="12890" table:style-name="ce26">
            <text:p>12890</text:p>
          </table:table-cell>
          <table:table-cell office:value-type="float" office:value="13034" table:style-name="ce26">
            <text:p>13034</text:p>
          </table:table-cell>
          <table:table-cell office:value-type="float" office:value="1.0112000000000001" table:style-name="ce19">
            <text:p>1,0112</text:p>
          </table:table-cell>
          <table:table-cell office:value-type="float" office:value="472" table:style-name="ce26">
            <text:p>472</text:p>
          </table:table-cell>
          <table:table-cell office:value-type="float" office:value="397" table:style-name="ce26">
            <text:p>397</text:p>
          </table:table-cell>
          <table:table-cell office:value-type="float" office:value="0.84109999999999996" table:style-name="ce22">
            <text:p>0,8411</text:p>
          </table:table-cell>
          <table:table-cell office:value-type="float" office:value="74" table:style-name="ce26">
            <text:p>74</text:p>
          </table:table-cell>
          <table:table-cell office:value-type="float" office:value="114" table:style-name="ce26">
            <text:p>114</text:p>
          </table:table-cell>
          <table:table-cell office:value-type="float" office:value="1.5405" table:style-name="ce19">
            <text:p>1,540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3557" table:style-name="ce26">
            <text:p>33557</text:p>
          </table:table-cell>
          <table:table-cell office:value-type="float" office:value="32151" table:style-name="ce26">
            <text:p>32151</text:p>
          </table:table-cell>
          <table:table-cell office:value-type="float" office:value="0.95809999999999995" table:style-name="ce18">
            <text:p>0,9581</text:p>
          </table:table-cell>
          <table:table-cell office:value-type="float" office:value="33557" table:style-name="ce26">
            <text:p>33557</text:p>
          </table:table-cell>
          <table:table-cell office:value-type="float" office:value="32151" table:style-name="ce26">
            <text:p>32151</text:p>
          </table:table-cell>
          <table:table-cell office:value-type="float" office:value="0.95809999999999995" table:style-name="ce18">
            <text:p>0,9581</text:p>
          </table:table-cell>
          <table:table-cell office:value-type="float" office:value="1536" table:style-name="ce26">
            <text:p>1536</text:p>
          </table:table-cell>
          <table:table-cell office:value-type="float" office:value="1601" table:style-name="ce26">
            <text:p>1601</text:p>
          </table:table-cell>
          <table:table-cell office:value-type="float" office:value="1.0423" table:style-name="ce19">
            <text:p>1,0423</text:p>
          </table:table-cell>
          <table:table-cell office:value-type="float" office:value="60" table:style-name="ce26">
            <text:p>60</text:p>
          </table:table-cell>
          <table:table-cell office:value-type="float" office:value="96" table:style-name="ce26">
            <text:p>96</text:p>
          </table:table-cell>
          <table:table-cell office:value-type="float" office:value="1.6" table:style-name="ce19">
            <text:p>1,6</text:p>
          </table:table-cell>
          <table:table-cell office:value-type="float" office:value="292" table:style-name="ce26">
            <text:p>292</text:p>
          </table:table-cell>
          <table:table-cell office:value-type="float" office:value="370" table:style-name="ce26">
            <text:p>370</text:p>
          </table:table-cell>
          <table:table-cell office:value-type="float" office:value="1.2670999999999999" table:style-name="ce19">
            <text:p>1,2671</text:p>
          </table:table-cell>
          <table:table-cell office:value-type="float" office:value="1888" table:style-name="ce26">
            <text:p>1888</text:p>
          </table:table-cell>
          <table:table-cell office:value-type="float" office:value="2067" table:style-name="ce26">
            <text:p>2067</text:p>
          </table:table-cell>
          <table:table-cell office:value-type="float" office:value="1.0948" table:style-name="ce19">
            <text:p>1,0948</text:p>
          </table:table-cell>
          <table:table-cell office:value-type="float" office:value="651" table:style-name="ce26">
            <text:p>651</text:p>
          </table:table-cell>
          <table:table-cell office:value-type="float" office:value="458" table:style-name="ce26">
            <text:p>458</text:p>
          </table:table-cell>
          <table:table-cell office:value-type="float" office:value="0.70350000000000001" table:style-name="ce20">
            <text:p>0,7035</text:p>
          </table:table-cell>
          <table:table-cell office:value-type="float" office:value="77" table:style-name="ce26">
            <text:p>77</text:p>
          </table:table-cell>
          <table:table-cell office:value-type="float" office:value="49" table:style-name="ce26">
            <text:p>49</text:p>
          </table:table-cell>
          <table:table-cell office:value-type="float" office:value="0.63639999999999997" table:style-name="ce20">
            <text:p>0,6364</text:p>
          </table:table-cell>
          <table:table-cell office:value-type="float" office:value="289" table:style-name="ce26">
            <text:p>289</text:p>
          </table:table-cell>
          <table:table-cell office:value-type="float" office:value="249" table:style-name="ce26">
            <text:p>249</text:p>
          </table:table-cell>
          <table:table-cell office:value-type="float" office:value="0.86160000000000003" table:style-name="ce22">
            <text:p>0,8616</text:p>
          </table:table-cell>
          <table:table-cell office:value-type="float" office:value="1017" table:style-name="ce26">
            <text:p>1017</text:p>
          </table:table-cell>
          <table:table-cell office:value-type="float" office:value="756" table:style-name="ce26">
            <text:p>756</text:p>
          </table:table-cell>
          <table:table-cell office:value-type="float" office:value="0.74339999999999995" table:style-name="ce20">
            <text:p>0,7434</text:p>
          </table:table-cell>
          <table:table-cell office:value-type="float" office:value="19406" table:style-name="ce26">
            <text:p>19406</text:p>
          </table:table-cell>
          <table:table-cell office:value-type="float" office:value="17422" table:style-name="ce26">
            <text:p>17422</text:p>
          </table:table-cell>
          <table:table-cell office:value-type="float" office:value="0.89780000000000004" table:style-name="ce22">
            <text:p>0,8978</text:p>
          </table:table-cell>
          <table:table-cell office:value-type="float" office:value="5655" table:style-name="ce26">
            <text:p>5655</text:p>
          </table:table-cell>
          <table:table-cell office:value-type="float" office:value="5111" table:style-name="ce26">
            <text:p>5111</text:p>
          </table:table-cell>
          <table:table-cell office:value-type="float" office:value="0.90380000000000005" table:style-name="ce18">
            <text:p>0,9038</text:p>
          </table:table-cell>
          <table:table-cell office:value-type="float" office:value="1733" table:style-name="ce26">
            <text:p>1733</text:p>
          </table:table-cell>
          <table:table-cell office:value-type="float" office:value="1828" table:style-name="ce26">
            <text:p>1828</text:p>
          </table:table-cell>
          <table:table-cell office:value-type="float" office:value="1.0548" table:style-name="ce19">
            <text:p>1,0548</text:p>
          </table:table-cell>
          <table:table-cell office:value-type="float" office:value="201" table:style-name="ce26">
            <text:p>201</text:p>
          </table:table-cell>
          <table:table-cell office:value-type="float" office:value="246" table:style-name="ce26">
            <text:p>246</text:p>
          </table:table-cell>
          <table:table-cell office:value-type="float" office:value="1.2239" table:style-name="ce19">
            <text:p>1,2239</text:p>
          </table:table-cell>
          <table:table-cell office:value-type="float" office:value="45330" table:style-name="ce26">
            <text:p>45330</text:p>
          </table:table-cell>
          <table:table-cell office:value-type="float" office:value="43677" table:style-name="ce26">
            <text:p>43677</text:p>
          </table:table-cell>
          <table:table-cell office:value-type="float" office:value="0.96350000000000002" table:style-name="ce22">
            <text:p>0,9635</text:p>
          </table:table-cell>
          <table:table-cell office:value-type="float" office:value="72325" table:style-name="ce26">
            <text:p>72325</text:p>
          </table:table-cell>
          <table:table-cell office:value-type="float" office:value="68284" table:style-name="ce26">
            <text:p>68284</text:p>
          </table:table-cell>
          <table:table-cell office:value-type="float" office:value="0.94410000000000005" table:style-name="ce18">
            <text:p>0,9441</text:p>
          </table:table-cell>
          <table:table-cell office:value-type="float" office:value="55" table:style-name="ce26">
            <text:p>5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75285" table:style-name="ce26">
            <text:p>75285</text:p>
          </table:table-cell>
          <table:table-cell office:value-type="float" office:value="71107" table:style-name="ce26">
            <text:p>71107</text:p>
          </table:table-cell>
          <table:table-cell office:value-type="float" office:value="0.94450000000000001" table:style-name="ce18">
            <text:p>0,9445</text:p>
          </table:table-cell>
          <table:table-cell office:value-type="float" office:value="108842" table:style-name="ce26">
            <text:p>108842</text:p>
          </table:table-cell>
          <table:table-cell office:value-type="float" office:value="103258" table:style-name="ce26">
            <text:p>103258</text:p>
          </table:table-cell>
          <table:table-cell office:value-type="float" office:value="0.94869999999999999" table:style-name="ce18">
            <text:p>0,9487</text:p>
          </table:table-cell>
          <table:table-cell office:value-type="float" office:value="142800" table:style-name="ce26">
            <text:p>142800</text:p>
          </table:table-cell>
          <table:table-cell office:value-type="float" office:value="96609" table:style-name="ce26">
            <text:p>96609</text:p>
          </table:table-cell>
          <table:table-cell office:value-type="float" office:value="0.67649999999999999" table:style-name="ce20">
            <text:p>0,6765</text:p>
          </table:table-cell>
          <table:table-cell office:value-type="float" office:value="166905" table:style-name="ce26">
            <text:p>166905</text:p>
          </table:table-cell>
          <table:table-cell office:value-type="float" office:value="150791" table:style-name="ce16">
            <text:p>150791</text:p>
          </table:table-cell>
          <table:table-cell office:value-type="float" office:value="0.90349999999999997" table:style-name="ce18">
            <text:p>0,9035</text:p>
          </table:table-cell>
          <table:table-cell office:value-type="float" office:value="38400" table:style-name="ce26">
            <text:p>38400</text:p>
          </table:table-cell>
          <table:table-cell office:value-type="float" office:value="28880" table:style-name="ce26">
            <text:p>28880</text:p>
          </table:table-cell>
          <table:table-cell office:value-type="float" office:value="0.75209999999999999" table:style-name="ce22">
            <text:p>0,7521</text:p>
          </table:table-cell>
          <table:table-cell office:value-type="float" office:value="13180" table:style-name="ce26">
            <text:p>13180</text:p>
          </table:table-cell>
          <table:table-cell office:value-type="float" office:value="10020" table:style-name="ce26">
            <text:p>10020</text:p>
          </table:table-cell>
          <table:table-cell office:value-type="float" office:value="0.76019999999999999" table:style-name="ce22">
            <text:p>0,7602</text:p>
          </table:table-cell>
          <table:table-cell office:value-type="float" office:value="51580" table:style-name="ce26">
            <text:p>51580</text:p>
          </table:table-cell>
          <table:table-cell office:value-type="float" office:value="38900" table:style-name="ce26">
            <text:p>38900</text:p>
          </table:table-cell>
          <table:table-cell office:value-type="float" office:value="0.75419999999999998" table:style-name="ce22">
            <text:p>0,7542</text:p>
          </table:table-cell>
          <table:table-cell office:value-type="float" office:value="39563" table:style-name="ce16">
            <text:p>39563</text:p>
          </table:table-cell>
          <table:table-cell office:value-type="float" office:value="37142" table:style-name="ce16">
            <text:p>37142</text:p>
          </table:table-cell>
          <table:table-cell office:value-type="float" office:value="0.93879999999999997" table:style-name="ce18">
            <text:p>0,9388</text:p>
          </table:table-cell>
          <table:table-cell office:value-type="float" office:value="4320" table:style-name="ce26">
            <text:p>4320</text:p>
          </table:table-cell>
          <table:table-cell office:value-type="float" office:value="7426" table:style-name="ce26">
            <text:p>7426</text:p>
          </table:table-cell>
          <table:table-cell office:value-type="float" office:value="1.7190000000000001" table:style-name="ce19">
            <text:p>1,719</text:p>
          </table:table-cell>
          <table:table-cell office:value-type="float" office:value="405168" table:style-name="ce16">
            <text:p>405168</text:p>
          </table:table-cell>
          <table:table-cell office:value-type="float" office:value="330868" table:style-name="ce16">
            <text:p>330868</text:p>
          </table:table-cell>
          <table:table-cell office:value-type="float" office:value="0.81659999999999999" table:style-name="ce18">
            <text:p>0,8166</text:p>
          </table:table-cell>
          <table:table-cell office:value-type="float" office:value="514010" table:style-name="ce16">
            <text:p>514010</text:p>
          </table:table-cell>
          <table:table-cell office:value-type="float" office:value="434126" table:style-name="ce16">
            <text:p>434126</text:p>
          </table:table-cell>
          <table:table-cell office:value-type="float" office:value="0.84460000000000002" table:style-name="ce22">
            <text:p>0,8446</text:p>
          </table:table-cell>
          <table:table-cell office:value-type="float" office:value="41507" table:style-name="ce16">
            <text:p>41507</text:p>
          </table:table-cell>
          <table:table-cell office:value-type="float" office:value="39229" table:style-name="ce16">
            <text:p>39229</text:p>
          </table:table-cell>
          <table:table-cell office:value-type="float" office:value="0.94510000000000005" table:style-name="ce18">
            <text:p>0,9451</text:p>
          </table:table-cell>
          <table:table-cell office:value-type="float" office:value="5102" table:style-name="ce26">
            <text:p>5102</text:p>
          </table:table-cell>
          <table:table-cell office:value-type="float" office:value="8291" table:style-name="ce26">
            <text:p>8291</text:p>
          </table:table-cell>
          <table:table-cell office:value-type="float" office:value="1.625" table:style-name="ce19">
            <text:p>1,625</text:p>
          </table:table-cell>
          <table:table-cell office:value-type="float" office:value="199745" table:style-name="ce26">
            <text:p>199745</text:p>
          </table:table-cell>
          <table:table-cell office:value-type="float" office:value="143634" table:style-name="ce26">
            <text:p>143634</text:p>
          </table:table-cell>
          <table:table-cell office:value-type="float" office:value="0.71909999999999996" table:style-name="ce20">
            <text:p>0,7191</text:p>
          </table:table-cell>
          <table:table-cell office:value-type="float" office:value="0.86" table:style-name="ce26">
            <text:p>0,86</text:p>
          </table:table-cell>
          <table:table-cell office:value-type="float" office:value="0.92789999999999995" table:style-name="ce26">
            <text:p>0,9279</text:p>
          </table:table-cell>
          <table:table-cell office:value-type="float" office:value="1.0789" table:style-name="ce26">
            <text:p>1,0789</text:p>
          </table:table-cell>
          <table:table-cell office:value-type="float" office:value="0.71" table:style-name="ce26">
            <text:p>0,71</text:p>
          </table:table-cell>
          <table:table-cell office:value-type="float" office:value="0.76090000000000002" table:style-name="ce26">
            <text:p>0,7609</text:p>
          </table:table-cell>
          <table:table-cell office:value-type="float" office:value="1.0716000000000001" table:style-name="ce26">
            <text:p>1,0716</text:p>
          </table:table-cell>
          <table:table-cell office:value-type="float" office:value="0.78500000000000003" table:style-name="ce26">
            <text:p>0,785</text:p>
          </table:table-cell>
          <table:table-cell office:value-type="float" office:value="0.91579999999999995" table:style-name="ce26">
            <text:p>0,9158</text:p>
          </table:table-cell>
          <table:table-cell office:value-type="float" office:value="1.1667000000000001" table:style-name="ce26">
            <text:p>1,1667</text:p>
          </table:table-cell>
          <table:table-cell office:value-type="float" office:value="0.85" table:style-name="ce26">
            <text:p>0,85</text:p>
          </table:table-cell>
          <table:table-cell office:value-type="float" office:value="0.9103" table:style-name="ce26">
            <text:p>0,9103</text:p>
          </table:table-cell>
          <table:table-cell office:value-type="float" office:value="1.0709" table:style-name="ce26">
            <text:p>1,0709</text:p>
          </table:table-cell>
          <table:table-cell office:value-type="float" office:value="0.77" table:style-name="ce26">
            <text:p>0,77</text:p>
          </table:table-cell>
          <table:table-cell office:value-type="float" office:value="0.81289999999999996" table:style-name="ce26">
            <text:p>0,8129</text:p>
          </table:table-cell>
          <table:table-cell office:value-type="float" office:value="1.0557000000000001" table:style-name="ce26">
            <text:p>1,0557</text:p>
          </table:table-cell>
          <table:table-cell office:value-type="float" office:value="0.81" table:style-name="ce26">
            <text:p>0,81</text:p>
          </table:table-cell>
          <table:table-cell office:value-type="float" office:value="0.871" table:style-name="ce26">
            <text:p>0,871</text:p>
          </table:table-cell>
          <table:table-cell office:value-type="float" office:value="1.0752999999999999" table:style-name="ce26">
            <text:p>1,0753</text:p>
          </table:table-cell>
          <table:table-cell office:value-type="float" office:value="0.85499999999999998" table:style-name="ce26">
            <text:p>0,855</text:p>
          </table:table-cell>
          <table:table-cell office:value-type="float" office:value="0.92390000000000005" table:style-name="ce26">
            <text:p>0,9239</text:p>
          </table:table-cell>
          <table:table-cell office:value-type="float" office:value="1.0806" table:style-name="ce26">
            <text:p>1,0806</text:p>
          </table:table-cell>
          <table:table-cell office:value-type="float" office:value="0.74" table:style-name="ce26">
            <text:p>0,74</text:p>
          </table:table-cell>
          <table:table-cell office:value-type="float" office:value="0.79810000000000003" table:style-name="ce26">
            <text:p>0,7981</text:p>
          </table:table-cell>
          <table:table-cell office:value-type="float" office:value="1.0785" table:style-name="ce26">
            <text:p>1,0785</text:p>
          </table:table-cell>
          <table:table-cell office:value-type="float" office:value="0.79749999999999999" table:style-name="ce26">
            <text:p>0,7975</text:p>
          </table:table-cell>
          <table:table-cell office:value-type="float" office:value="0.90190000000000003" table:style-name="ce26">
            <text:p>0,9019</text:p>
          </table:table-cell>
          <table:table-cell office:value-type="float" office:value="1.1309" table:style-name="ce26">
            <text:p>1,1309</text:p>
          </table:table-cell>
          <table:table-cell office:value-type="float" office:value="0.84" table:style-name="ce26">
            <text:p>0,84</text:p>
          </table:table-cell>
          <table:table-cell office:value-type="float" office:value="0.8528" table:style-name="ce26">
            <text:p>0,8528</text:p>
          </table:table-cell>
          <table:table-cell office:value-type="float" office:value="1.0153000000000001" table:style-name="ce26">
            <text:p>1,0153</text:p>
          </table:table-cell>
          <table:table-cell office:value-type="float" office:value="0.25" table:style-name="ce26">
            <text:p>0,25</text:p>
          </table:table-cell>
          <table:table-cell office:value-type="float" office:value="0.30330000000000001" table:style-name="ce26">
            <text:p>0,3033</text:p>
          </table:table-cell>
          <table:table-cell office:value-type="float" office:value="1.2131000000000001" table:style-name="ce26">
            <text:p>1,2131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64459999999999995" table:style-name="ce26">
            <text:p>0,6446</text:p>
          </table:table-cell>
          <table:table-cell office:value-type="float" office:value="1.1828000000000001" table:style-name="ce26">
            <text:p>1,1828</text:p>
          </table:table-cell>
          <table:table-cell office:value-type="float" office:value="0.84750000000000003" table:style-name="ce26">
            <text:p>0,8475</text:p>
          </table:table-cell>
          <table:table-cell office:value-type="float" office:value="0.87380000000000002" table:style-name="ce26">
            <text:p>0,8738</text:p>
          </table:table-cell>
          <table:table-cell office:value-type="float" office:value="1.0310999999999999" table:style-name="ce26">
            <text:p>1,0311</text:p>
          </table:table-cell>
          <table:table-cell office:value-type="float" office:value="0.495" table:style-name="ce26">
            <text:p>0,495</text:p>
          </table:table-cell>
          <table:table-cell office:value-type="float" office:value="0.36630000000000001" table:style-name="ce26">
            <text:p>0,3663</text:p>
          </table:table-cell>
          <table:table-cell office:value-type="float" office:value="0.74" table:style-name="ce26">
            <text:p>0,74</text:p>
          </table:table-cell>
          <table:table-cell office:value-type="float" office:value="0.67130000000000001" table:style-name="ce26">
            <text:p>0,6713</text:p>
          </table:table-cell>
          <table:table-cell office:value-type="float" office:value="0.70640000000000003" table:style-name="ce26">
            <text:p>0,7064</text:p>
          </table:table-cell>
          <table:table-cell office:value-type="float" office:value="1.0524" table:style-name="ce26">
            <text:p>1,0524</text:p>
          </table:table-cell>
          <table:table-cell office:value-type="float" office:value="0.79" table:style-name="ce26">
            <text:p>0,79</text:p>
          </table:table-cell>
          <table:table-cell office:value-type="float" office:value="0.76800000000000002" table:style-name="ce26">
            <text:p>0,768</text:p>
          </table:table-cell>
          <table:table-cell office:value-type="float" office:value="0.97219999999999995" table:style-name="ce26">
            <text:p>0,9722</text:p>
          </table:table-cell>
          <table:table-cell office:value-type="float" office:value="0.27" table:style-name="ce26">
            <text:p>0,27</text:p>
          </table:table-cell>
          <table:table-cell office:value-type="float" office:value="0.37009999999999998" table:style-name="ce26">
            <text:p>0,3701</text:p>
          </table:table-cell>
          <table:table-cell office:value-type="float" office:value="1.3706" table:style-name="ce26">
            <text:p>1,3706</text:p>
          </table:table-cell>
          <table:table-cell office:value-type="float" office:value="0.53" table:style-name="ce26">
            <text:p>0,53</text:p>
          </table:table-cell>
          <table:table-cell office:value-type="float" office:value="0.4723" table:style-name="ce26">
            <text:p>0,4723</text:p>
          </table:table-cell>
          <table:table-cell office:value-type="float" office:value="0.89119999999999999" table:style-name="ce26">
            <text:p>0,8912</text:p>
          </table:table-cell>
          <table:table-cell office:value-type="float" office:value="0.9" table:style-name="ce26">
            <text:p>0,9</text:p>
          </table:table-cell>
          <table:table-cell office:value-type="float" office:value="0.89400000000000002" table:style-name="ce26">
            <text:p>0,894</text:p>
          </table:table-cell>
          <table:table-cell office:value-type="float" office:value="0.99329999999999996" table:style-name="ce26">
            <text:p>0,9933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6860000000000004" table:style-name="ce26">
            <text:p>0,8686</text:p>
          </table:table-cell>
          <table:table-cell office:value-type="float" office:value="1.4236" table:style-name="ce26">
            <text:p>1,4236</text:p>
          </table:table-cell>
          <table:table-cell office:value-type="float" office:value="29939" table:style-name="ce26">
            <text:p>29939</text:p>
          </table:table-cell>
          <table:table-cell office:value-type="float" office:value="7508" table:style-name="ce26">
            <text:p>7508</text:p>
          </table:table-cell>
          <table:table-cell office:value-type="float" office:value="0.25080000000000002" table:style-name="ce23">
            <text:p>0,2508</text:p>
          </table:table-cell>
          <table:table-cell office:value-type="float" office:value="5962" table:style-name="ce26">
            <text:p>5962</text:p>
          </table:table-cell>
          <table:table-cell office:value-type="float" office:value="3193" table:style-name="ce26">
            <text:p>3193</text:p>
          </table:table-cell>
          <table:table-cell office:value-type="float" office:value="0.53559999999999997" table:style-name="ce23">
            <text:p>0,5356</text:p>
          </table:table-cell>
          <table:table-cell office:value-type="float" office:value="35901" table:style-name="ce26">
            <text:p>35901</text:p>
          </table:table-cell>
          <table:table-cell office:value-type="float" office:value="10701" table:style-name="ce26">
            <text:p>10701</text:p>
          </table:table-cell>
          <table:table-cell office:value-type="float" office:value="0.29809999999999998" table:style-name="ce23">
            <text:p>0,2981</text:p>
          </table:table-cell>
          <table:table-cell office:value-type="float" office:value="198596" table:style-name="ce26">
            <text:p>198596</text:p>
          </table:table-cell>
          <table:table-cell office:value-type="float" office:value="156694" table:style-name="ce26">
            <text:p>156694</text:p>
          </table:table-cell>
          <table:table-cell office:value-type="float" office:value="0.78900000000000003" table:style-name="ce31">
            <text:p>0,789</text:p>
          </table:table-cell>
          <table:table-cell office:value-type="float" office:value="234497" table:style-name="ce26">
            <text:p>234497</text:p>
          </table:table-cell>
          <table:table-cell office:value-type="float" office:value="167395" table:style-name="ce26">
            <text:p>167395</text:p>
          </table:table-cell>
          <table:table-cell office:value-type="float" office:value="0.71379999999999999" table:style-name="ce29">
            <text:p>0,7138</text:p>
          </table:table-cell>
          <table:table-cell office:value-type="float" office:value="16100" table:style-name="ce26">
            <text:p>16100</text:p>
          </table:table-cell>
          <table:table-cell office:value-type="float" office:value="2269" table:style-name="ce26">
            <text:p>2269</text:p>
          </table:table-cell>
          <table:table-cell office:value-type="float" office:value="0.1409" table:style-name="ce26">
            <text:p>0,1409</text:p>
          </table:table-cell>
          <table:table-cell office:value-type="float" office:value="31150" table:style-name="ce26">
            <text:p>31150</text:p>
          </table:table-cell>
          <table:table-cell office:value-type="float" office:value="17923" table:style-name="ce26">
            <text:p>17923</text:p>
          </table:table-cell>
          <table:table-cell office:value-type="float" office:value="0.57540000000000002" table:style-name="ce26">
            <text:p>0,5754</text:p>
          </table:table-cell>
          <table:table-cell office:value-type="float" office:value="2636" table:style-name="ce26">
            <text:p>2636</text:p>
          </table:table-cell>
          <table:table-cell office:value-type="float" office:value="4502" table:style-name="ce26">
            <text:p>4502</text:p>
          </table:table-cell>
          <table:table-cell office:value-type="float" office:value="1.7079" table:style-name="ce26">
            <text:p>1,7079</text:p>
          </table:table-cell>
          <table:table-cell table:number-columns-repeated="16190"/>
        </table:table-row>
        <table:table-row table:style-name="ro3">
          <table:table-cell office:value-type="float" office:value="81" table:style-name="ce26">
            <text:p>81</text:p>
          </table:table-cell>
          <table:table-cell office:value-type="string" table:style-name="ce27">
            <text:p>REGIONAL ARAUCA</text:p>
          </table:table-cell>
          <table:table-cell office:value-type="float" office:value="745" table:style-name="ce26">
            <text:p>745</text:p>
          </table:table-cell>
          <table:table-cell office:value-type="float" office:value="796" table:style-name="ce26">
            <text:p>796</text:p>
          </table:table-cell>
          <table:table-cell office:value-type="float" office:value="1.0685" table:style-name="ce19">
            <text:p>1,068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7" table:style-name="ce26">
            <text:p>37</text:p>
          </table:table-cell>
          <table:table-cell office:value-type="float" office:value="39" table:style-name="ce26">
            <text:p>39</text:p>
          </table:table-cell>
          <table:table-cell office:value-type="float" office:value="1.0541" table:style-name="ce19">
            <text:p>1,054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82" table:style-name="ce26">
            <text:p>782</text:p>
          </table:table-cell>
          <table:table-cell office:value-type="float" office:value="835" table:style-name="ce26">
            <text:p>835</text:p>
          </table:table-cell>
          <table:table-cell office:value-type="float" office:value="1.0678000000000001" table:style-name="ce19">
            <text:p>1,0678</text:p>
          </table:table-cell>
          <table:table-cell office:value-type="float" office:value="782" table:style-name="ce26">
            <text:p>782</text:p>
          </table:table-cell>
          <table:table-cell office:value-type="float" office:value="835" table:style-name="ce26">
            <text:p>835</text:p>
          </table:table-cell>
          <table:table-cell office:value-type="float" office:value="1.0678000000000001" table:style-name="ce19">
            <text:p>1,0678</text:p>
          </table:table-cell>
          <table:table-cell office:value-type="float" office:value="75" table:style-name="ce26">
            <text:p>75</text:p>
          </table:table-cell>
          <table:table-cell office:value-type="float" office:value="66" table:style-name="ce26">
            <text:p>66</text:p>
          </table:table-cell>
          <table:table-cell office:value-type="float" office:value="0.88" table:style-name="ce22">
            <text:p>0,88</text:p>
          </table:table-cell>
          <table:table-cell office:value-type="float" office:value="40" table:style-name="ce26">
            <text:p>40</text:p>
          </table:table-cell>
          <table:table-cell office:value-type="float" office:value="44" table:style-name="ce26">
            <text:p>44</text:p>
          </table:table-cell>
          <table:table-cell office:value-type="float" office:value="1.1000000000000001" table:style-name="ce19">
            <text:p>1,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15" table:style-name="ce26">
            <text:p>115</text:p>
          </table:table-cell>
          <table:table-cell office:value-type="float" office:value="110" table:style-name="ce26">
            <text:p>110</text:p>
          </table:table-cell>
          <table:table-cell office:value-type="float" office:value="0.95650000000000002" table:style-name="ce18">
            <text:p>0,9565</text:p>
          </table:table-cell>
          <table:table-cell office:value-type="float" office:value="80" table:style-name="ce26">
            <text:p>80</text:p>
          </table:table-cell>
          <table:table-cell office:value-type="float" office:value="30" table:style-name="ce26">
            <text:p>30</text:p>
          </table:table-cell>
          <table:table-cell office:value-type="float" office:value="0.375" table:style-name="ce20">
            <text:p>0,375</text:p>
          </table:table-cell>
          <table:table-cell office:value-type="float" office:value="15" table:style-name="ce26">
            <text:p>15</text:p>
          </table:table-cell>
          <table:table-cell office:value-type="float" office:value="14" table:style-name="ce26">
            <text:p>14</text:p>
          </table:table-cell>
          <table:table-cell office:value-type="float" office:value="0.93330000000000002" table:style-name="ce18">
            <text:p>0,933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5" table:style-name="ce26">
            <text:p>95</text:p>
          </table:table-cell>
          <table:table-cell office:value-type="float" office:value="44" table:style-name="ce26">
            <text:p>44</text:p>
          </table:table-cell>
          <table:table-cell office:value-type="float" office:value="0.4632" table:style-name="ce20">
            <text:p>0,4632</text:p>
          </table:table-cell>
          <table:table-cell office:value-type="float" office:value="1836" table:style-name="ce26">
            <text:p>1836</text:p>
          </table:table-cell>
          <table:table-cell office:value-type="float" office:value="1771" table:style-name="ce26">
            <text:p>1771</text:p>
          </table:table-cell>
          <table:table-cell office:value-type="float" office:value="0.96460000000000001" table:style-name="ce18">
            <text:p>0,964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89" table:style-name="ce26">
            <text:p>389</text:p>
          </table:table-cell>
          <table:table-cell office:value-type="float" office:value="328" table:style-name="ce26">
            <text:p>328</text:p>
          </table:table-cell>
          <table:table-cell office:value-type="float" office:value="0.84319999999999995" table:style-name="ce22">
            <text:p>0,843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041" table:style-name="ce26">
            <text:p>3041</text:p>
          </table:table-cell>
          <table:table-cell office:value-type="float" office:value="3575" table:style-name="ce26">
            <text:p>3575</text:p>
          </table:table-cell>
          <table:table-cell office:value-type="float" office:value="1.1756" table:style-name="ce19">
            <text:p>1,1756</text:p>
          </table:table-cell>
          <table:table-cell office:value-type="float" office:value="5266" table:style-name="ce26">
            <text:p>5266</text:p>
          </table:table-cell>
          <table:table-cell office:value-type="float" office:value="5674" table:style-name="ce26">
            <text:p>5674</text:p>
          </table:table-cell>
          <table:table-cell office:value-type="float" office:value="1.0774999999999999" table:style-name="ce19">
            <text:p>1,077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476" table:style-name="ce26">
            <text:p>5476</text:p>
          </table:table-cell>
          <table:table-cell office:value-type="float" office:value="5828" table:style-name="ce26">
            <text:p>5828</text:p>
          </table:table-cell>
          <table:table-cell office:value-type="float" office:value="1.0643" table:style-name="ce19">
            <text:p>1,0643</text:p>
          </table:table-cell>
          <table:table-cell office:value-type="float" office:value="6258" table:style-name="ce26">
            <text:p>6258</text:p>
          </table:table-cell>
          <table:table-cell office:value-type="float" office:value="6663" table:style-name="ce26">
            <text:p>6663</text:p>
          </table:table-cell>
          <table:table-cell office:value-type="float" office:value="1.0647" table:style-name="ce19">
            <text:p>1,0647</text:p>
          </table:table-cell>
          <table:table-cell office:value-type="float" office:value="6400" table:style-name="ce26">
            <text:p>6400</text:p>
          </table:table-cell>
          <table:table-cell office:value-type="float" office:value="2240" table:style-name="ce26">
            <text:p>2240</text:p>
          </table:table-cell>
          <table:table-cell office:value-type="float" office:value="0.35" table:style-name="ce20">
            <text:p>0,35</text:p>
          </table:table-cell>
          <table:table-cell office:value-type="float" office:value="9525" table:style-name="ce26">
            <text:p>9525</text:p>
          </table:table-cell>
          <table:table-cell office:value-type="float" office:value="11735" table:style-name="ce16">
            <text:p>11735</text:p>
          </table:table-cell>
          <table:table-cell office:value-type="float" office:value="1.232" table:style-name="ce19">
            <text:p>1,232</text:p>
          </table:table-cell>
          <table:table-cell office:value-type="float" office:value="3840" table:style-name="ce26">
            <text:p>3840</text:p>
          </table:table-cell>
          <table:table-cell office:value-type="float" office:value="2720" table:style-name="ce26">
            <text:p>2720</text:p>
          </table:table-cell>
          <table:table-cell office:value-type="float" office:value="0.70830000000000004" table:style-name="ce20">
            <text:p>0,7083</text:p>
          </table:table-cell>
          <table:table-cell office:value-type="float" office:value="650" table:style-name="ce26">
            <text:p>650</text:p>
          </table:table-cell>
          <table:table-cell office:value-type="float" office:value="958" table:style-name="ce26">
            <text:p>958</text:p>
          </table:table-cell>
          <table:table-cell office:value-type="float" office:value="1.4738" table:style-name="ce19">
            <text:p>1,4738</text:p>
          </table:table-cell>
          <table:table-cell office:value-type="float" office:value="4490" table:style-name="ce26">
            <text:p>4490</text:p>
          </table:table-cell>
          <table:table-cell office:value-type="float" office:value="3678" table:style-name="ce26">
            <text:p>3678</text:p>
          </table:table-cell>
          <table:table-cell office:value-type="float" office:value="0.81920000000000004" table:style-name="ce18">
            <text:p>0,8192</text:p>
          </table:table-cell>
          <table:table-cell office:value-type="float" office:value="4846" table:style-name="ce16">
            <text:p>4846</text:p>
          </table:table-cell>
          <table:table-cell office:value-type="float" office:value="4081" table:style-name="ce16">
            <text:p>4081</text:p>
          </table:table-cell>
          <table:table-cell office:value-type="float" office:value="0.84209999999999996" table:style-name="ce18">
            <text:p>0,8421</text:p>
          </table:table-cell>
          <table:table-cell office:value-type="float" office:value="300" table:style-name="ce26">
            <text:p>300</text:p>
          </table:table-cell>
          <table:table-cell office:value-type="float" office:value="443" table:style-name="ce26">
            <text:p>443</text:p>
          </table:table-cell>
          <table:table-cell office:value-type="float" office:value="1.4766999999999999" table:style-name="ce19">
            <text:p>1,4767</text:p>
          </table:table-cell>
          <table:table-cell office:value-type="float" office:value="25561" table:style-name="ce16">
            <text:p>25561</text:p>
          </table:table-cell>
          <table:table-cell office:value-type="float" office:value="22177" table:style-name="ce16">
            <text:p>22177</text:p>
          </table:table-cell>
          <table:table-cell office:value-type="float" office:value="0.86760000000000004" table:style-name="ce18">
            <text:p>0,8676</text:p>
          </table:table-cell>
          <table:table-cell office:value-type="float" office:value="31819" table:style-name="ce16">
            <text:p>31819</text:p>
          </table:table-cell>
          <table:table-cell office:value-type="float" office:value="28840" table:style-name="ce16">
            <text:p>28840</text:p>
          </table:table-cell>
          <table:table-cell office:value-type="float" office:value="0.90639999999999998" table:style-name="ce18">
            <text:p>0,9064</text:p>
          </table:table-cell>
          <table:table-cell office:value-type="float" office:value="5327" table:style-name="ce16">
            <text:p>5327</text:p>
          </table:table-cell>
          <table:table-cell office:value-type="float" office:value="4506" table:style-name="ce16">
            <text:p>4506</text:p>
          </table:table-cell>
          <table:table-cell office:value-type="float" office:value="0.84589999999999999" table:style-name="ce18">
            <text:p>0,8459</text:p>
          </table:table-cell>
          <table:table-cell office:value-type="float" office:value="300" table:style-name="ce26">
            <text:p>300</text:p>
          </table:table-cell>
          <table:table-cell office:value-type="float" office:value="443" table:style-name="ce26">
            <text:p>443</text:p>
          </table:table-cell>
          <table:table-cell office:value-type="float" office:value="1.4766999999999999" table:style-name="ce19">
            <text:p>1,4767</text:p>
          </table:table-cell>
          <table:table-cell office:value-type="float" office:value="10240" table:style-name="ce26">
            <text:p>10240</text:p>
          </table:table-cell>
          <table:table-cell office:value-type="float" office:value="4960" table:style-name="ce26">
            <text:p>4960</text:p>
          </table:table-cell>
          <table:table-cell office:value-type="float" office:value="0.4844" table:style-name="ce20">
            <text:p>0,4844</text:p>
          </table:table-cell>
          <table:table-cell office:value-type="float" office:value="0.87" table:style-name="ce26">
            <text:p>0,87</text:p>
          </table:table-cell>
          <table:table-cell office:value-type="float" office:value="0.93689999999999996" table:style-name="ce26">
            <text:p>0,9369</text:p>
          </table:table-cell>
          <table:table-cell office:value-type="float" office:value="1.0769" table:style-name="ce26">
            <text:p>1,0769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7" table:style-name="ce26">
            <text:p>0,87</text:p>
          </table:table-cell>
          <table:table-cell office:value-type="float" office:value="0.93689999999999996" table:style-name="ce26">
            <text:p>0,9369</text:p>
          </table:table-cell>
          <table:table-cell office:value-type="float" office:value="1.0769" table:style-name="ce26">
            <text:p>1,0769</text:p>
          </table:table-cell>
          <table:table-cell office:value-type="float" office:value="0.91" table:style-name="ce26">
            <text:p>0,91</text:p>
          </table:table-cell>
          <table:table-cell office:value-type="float" office:value="0.97370000000000001" table:style-name="ce26">
            <text:p>0,9737</text:p>
          </table:table-cell>
          <table:table-cell office:value-type="float" office:value="1.07" table:style-name="ce26">
            <text:p>1,07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1" table:style-name="ce26">
            <text:p>0,91</text:p>
          </table:table-cell>
          <table:table-cell office:value-type="float" office:value="0.97370000000000001" table:style-name="ce26">
            <text:p>0,9737</text:p>
          </table:table-cell>
          <table:table-cell office:value-type="float" office:value="1.07" table:style-name="ce26">
            <text:p>1,07</text:p>
          </table:table-cell>
          <table:table-cell office:value-type="float" office:value="0.89" table:style-name="ce26">
            <text:p>0,89</text:p>
          </table:table-cell>
          <table:table-cell office:value-type="float" office:value="0.9415" table:style-name="ce26">
            <text:p>0,9415</text:p>
          </table:table-cell>
          <table:table-cell office:value-type="float" office:value="1.0578000000000001" table:style-name="ce26">
            <text:p>1,057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9" table:style-name="ce26">
            <text:p>0,89</text:p>
          </table:table-cell>
          <table:table-cell office:value-type="float" office:value="0.9415" table:style-name="ce26">
            <text:p>0,9415</text:p>
          </table:table-cell>
          <table:table-cell office:value-type="float" office:value="1.0578000000000001" table:style-name="ce26">
            <text:p>1,0578</text:p>
          </table:table-cell>
          <table:table-cell office:value-type="float" office:value="0.91" table:style-name="ce26">
            <text:p>0,91</text:p>
          </table:table-cell>
          <table:table-cell office:value-type="float" office:value="0.878" table:style-name="ce26">
            <text:p>0,878</text:p>
          </table:table-cell>
          <table:table-cell office:value-type="float" office:value="0.96479999999999999" table:style-name="ce26">
            <text:p>0,9648</text:p>
          </table:table-cell>
          <table:table-cell office:value-type="float" office:value="0.26" table:style-name="ce26">
            <text:p>0,26</text:p>
          </table:table-cell>
          <table:table-cell office:value-type="float" office:value="0.33550000000000002" table:style-name="ce26">
            <text:p>0,3355</text:p>
          </table:table-cell>
          <table:table-cell office:value-type="float" office:value="1.2903" table:style-name="ce26">
            <text:p>1,2903</text:p>
          </table:table-cell>
          <table:table-cell office:value-type="float" office:value="0.58499999999999996" table:style-name="ce26">
            <text:p>0,585</text:p>
          </table:table-cell>
          <table:table-cell office:value-type="float" office:value="0.75580000000000003" table:style-name="ce26">
            <text:p>0,7558</text:p>
          </table:table-cell>
          <table:table-cell office:value-type="float" office:value="1.292" table:style-name="ce26">
            <text:p>1,292</text:p>
          </table:table-cell>
          <table:table-cell office:value-type="float" office:value="0.9" table:style-name="ce26">
            <text:p>0,9</text:p>
          </table:table-cell>
          <table:table-cell office:value-type="float" office:value="0.89580000000000004" table:style-name="ce26">
            <text:p>0,8958</text:p>
          </table:table-cell>
          <table:table-cell office:value-type="float" office:value="0.99539999999999995" table:style-name="ce26">
            <text:p>0,9954</text:p>
          </table:table-cell>
          <table:table-cell office:value-type="float" office:value="0.26" table:style-name="ce26">
            <text:p>0,26</text:p>
          </table:table-cell>
          <table:table-cell office:value-type="float" office:value="0.33550000000000002" table:style-name="ce26">
            <text:p>0,3355</text:p>
          </table:table-cell>
          <table:table-cell office:value-type="float" office:value="1.2903" table:style-name="ce26">
            <text:p>1,2903</text:p>
          </table:table-cell>
          <table:table-cell office:value-type="float" office:value="0.57999999999999996" table:style-name="ce26">
            <text:p>0,58</text:p>
          </table:table-cell>
          <table:table-cell office:value-type="float" office:value="0.79900000000000004" table:style-name="ce26">
            <text:p>0,799</text:p>
          </table:table-cell>
          <table:table-cell office:value-type="float" office:value="1.3774999999999999" table:style-name="ce26">
            <text:p>1,3775</text:p>
          </table:table-cell>
          <table:table-cell office:value-type="float" office:value="0.96" table:style-name="ce26">
            <text:p>0,96</text:p>
          </table:table-cell>
          <table:table-cell office:value-type="float" office:value="0.90080000000000005" table:style-name="ce26">
            <text:p>0,9008</text:p>
          </table:table-cell>
          <table:table-cell office:value-type="float" office:value="0.93840000000000001" table:style-name="ce26">
            <text:p>0,9384</text:p>
          </table:table-cell>
          <table:table-cell office:value-type="float" office:value="0.28999999999999998" table:style-name="ce26">
            <text:p>0,29</text:p>
          </table:table-cell>
          <table:table-cell office:value-type="float" office:value="0.37430000000000002" table:style-name="ce26">
            <text:p>0,3743</text:p>
          </table:table-cell>
          <table:table-cell office:value-type="float" office:value="1.2906" table:style-name="ce26">
            <text:p>1,2906</text:p>
          </table:table-cell>
          <table:table-cell office:value-type="float" office:value="0.625" table:style-name="ce26">
            <text:p>0,625</text:p>
          </table:table-cell>
          <table:table-cell office:value-type="float" office:value="0.51139999999999997" table:style-name="ce26">
            <text:p>0,5114</text:p>
          </table:table-cell>
          <table:table-cell office:value-type="float" office:value="0.81830000000000003" table:style-name="ce26">
            <text:p>0,8183</text:p>
          </table:table-cell>
          <table:table-cell office:value-type="float" office:value="0.94" table:style-name="ce26">
            <text:p>0,94</text:p>
          </table:table-cell>
          <table:table-cell office:value-type="float" office:value="0.93540000000000001" table:style-name="ce26">
            <text:p>0,9354</text:p>
          </table:table-cell>
          <table:table-cell office:value-type="float" office:value="0.99509999999999998" table:style-name="ce26">
            <text:p>0,9951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1720000000000004" table:style-name="ce26">
            <text:p>0,8172</text:p>
          </table:table-cell>
          <table:table-cell office:value-type="float" office:value="1.3393999999999999" table:style-name="ce26">
            <text:p>1,3394</text:p>
          </table:table-cell>
          <table:table-cell office:value-type="float" office:value="2294" table:style-name="ce26">
            <text:p>2294</text:p>
          </table:table-cell>
          <table:table-cell office:value-type="float" office:value="275" table:style-name="ce26">
            <text:p>275</text:p>
          </table:table-cell>
          <table:table-cell office:value-type="float" office:value="0.11990000000000001" table:style-name="ce23">
            <text:p>0,1199</text:p>
          </table:table-cell>
          <table:table-cell office:value-type="float" office:value="175" table:style-name="ce26">
            <text:p>175</text:p>
          </table:table-cell>
          <table:table-cell office:value-type="float" office:value="104" table:style-name="ce26">
            <text:p>104</text:p>
          </table:table-cell>
          <table:table-cell office:value-type="float" office:value="0.59430000000000005" table:style-name="ce23">
            <text:p>0,5943</text:p>
          </table:table-cell>
          <table:table-cell office:value-type="float" office:value="2469" table:style-name="ce26">
            <text:p>2469</text:p>
          </table:table-cell>
          <table:table-cell office:value-type="float" office:value="379" table:style-name="ce26">
            <text:p>379</text:p>
          </table:table-cell>
          <table:table-cell office:value-type="float" office:value="0.1535" table:style-name="ce23">
            <text:p>0,1535</text:p>
          </table:table-cell>
          <table:table-cell office:value-type="float" office:value="12070" table:style-name="ce26">
            <text:p>12070</text:p>
          </table:table-cell>
          <table:table-cell office:value-type="float" office:value="15000" table:style-name="ce26">
            <text:p>15000</text:p>
          </table:table-cell>
          <table:table-cell office:value-type="float" office:value="1.2427999999999999" table:style-name="ce30">
            <text:p>1,2428</text:p>
          </table:table-cell>
          <table:table-cell office:value-type="float" office:value="14539" table:style-name="ce26">
            <text:p>14539</text:p>
          </table:table-cell>
          <table:table-cell office:value-type="float" office:value="15379" table:style-name="ce26">
            <text:p>15379</text:p>
          </table:table-cell>
          <table:table-cell office:value-type="float" office:value="1.0578000000000001" table:style-name="ce32">
            <text:p>1,0578</text:p>
          </table:table-cell>
          <table:table-cell office:value-type="float" office:value="1277" table:style-name="ce26">
            <text:p>1277</text:p>
          </table:table-cell>
          <table:table-cell office:value-type="float" office:value="6" table:style-name="ce26">
            <text:p>6</text:p>
          </table:table-cell>
          <table:table-cell office:value-type="float" office:value="4.7000000000000002E-3" table:style-name="ce26">
            <text:p>0,0047</text:p>
          </table:table-cell>
          <table:table-cell office:value-type="float" office:value="4022" table:style-name="ce26">
            <text:p>4022</text:p>
          </table:table-cell>
          <table:table-cell office:value-type="float" office:value="3258" table:style-name="ce26">
            <text:p>3258</text:p>
          </table:table-cell>
          <table:table-cell office:value-type="float" office:value="0.81" table:style-name="ce26">
            <text:p>0,81</text:p>
          </table:table-cell>
          <table:table-cell office:value-type="float" office:value="183" table:style-name="ce26">
            <text:p>183</text:p>
          </table:table-cell>
          <table:table-cell office:value-type="float" office:value="355" table:style-name="ce26">
            <text:p>355</text:p>
          </table:table-cell>
          <table:table-cell office:value-type="float" office:value="1.9399" table:style-name="ce26">
            <text:p>1,9399</text:p>
          </table:table-cell>
          <table:table-cell table:number-columns-repeated="16190"/>
        </table:table-row>
        <table:table-row table:style-name="ro3">
          <table:table-cell office:value-type="float" office:value="85" table:style-name="ce26">
            <text:p>85</text:p>
          </table:table-cell>
          <table:table-cell office:value-type="string" table:style-name="ce27">
            <text:p>REGIONAL CASANARE</text:p>
          </table:table-cell>
          <table:table-cell office:value-type="float" office:value="1856" table:style-name="ce26">
            <text:p>1856</text:p>
          </table:table-cell>
          <table:table-cell office:value-type="float" office:value="1739" table:style-name="ce26">
            <text:p>1739</text:p>
          </table:table-cell>
          <table:table-cell office:value-type="float" office:value="0.93700000000000006" table:style-name="ce18">
            <text:p>0,937</text:p>
          </table:table-cell>
          <table:table-cell office:value-type="float" office:value="791" table:style-name="ce26">
            <text:p>791</text:p>
          </table:table-cell>
          <table:table-cell office:value-type="float" office:value="810" table:style-name="ce26">
            <text:p>810</text:p>
          </table:table-cell>
          <table:table-cell office:value-type="float" office:value="1.024" table:style-name="ce19">
            <text:p>1,024</text:p>
          </table:table-cell>
          <table:table-cell office:value-type="float" office:value="69" table:style-name="ce26">
            <text:p>69</text:p>
          </table:table-cell>
          <table:table-cell office:value-type="float" office:value="42" table:style-name="ce26">
            <text:p>42</text:p>
          </table:table-cell>
          <table:table-cell office:value-type="float" office:value="0.60870000000000002" table:style-name="ce20">
            <text:p>0,6087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730" table:style-name="ce26">
            <text:p>2730</text:p>
          </table:table-cell>
          <table:table-cell office:value-type="float" office:value="2605" table:style-name="ce26">
            <text:p>2605</text:p>
          </table:table-cell>
          <table:table-cell office:value-type="float" office:value="0.95420000000000005" table:style-name="ce18">
            <text:p>0,9542</text:p>
          </table:table-cell>
          <table:table-cell office:value-type="float" office:value="2730" table:style-name="ce26">
            <text:p>2730</text:p>
          </table:table-cell>
          <table:table-cell office:value-type="float" office:value="2605" table:style-name="ce26">
            <text:p>2605</text:p>
          </table:table-cell>
          <table:table-cell office:value-type="float" office:value="0.95420000000000005" table:style-name="ce18">
            <text:p>0,9542</text:p>
          </table:table-cell>
          <table:table-cell office:value-type="float" office:value="105" table:style-name="ce26">
            <text:p>105</text:p>
          </table:table-cell>
          <table:table-cell office:value-type="float" office:value="84" table:style-name="ce26">
            <text:p>84</text:p>
          </table:table-cell>
          <table:table-cell office:value-type="float" office:value="0.8" table:style-name="ce20">
            <text:p>0,8</text:p>
          </table:table-cell>
          <table:table-cell office:value-type="float" office:value="15" table:style-name="ce26">
            <text:p>15</text:p>
          </table:table-cell>
          <table:table-cell office:value-type="float" office:value="30" table:style-name="ce26">
            <text:p>3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0" table:style-name="ce26">
            <text:p>120</text:p>
          </table:table-cell>
          <table:table-cell office:value-type="float" office:value="114" table:style-name="ce26">
            <text:p>114</text:p>
          </table:table-cell>
          <table:table-cell office:value-type="float" office:value="0.95" table:style-name="ce18">
            <text:p>0,95</text:p>
          </table:table-cell>
          <table:table-cell office:value-type="float" office:value="66" table:style-name="ce26">
            <text:p>66</text:p>
          </table:table-cell>
          <table:table-cell office:value-type="float" office:value="207" table:style-name="ce26">
            <text:p>207</text:p>
          </table:table-cell>
          <table:table-cell office:value-type="float" office:value="3.1364000000000001" table:style-name="ce19">
            <text:p>3,1364</text:p>
          </table:table-cell>
          <table:table-cell office:value-type="float" office:value="65" table:style-name="ce26">
            <text:p>65</text:p>
          </table:table-cell>
          <table:table-cell office:value-type="float" office:value="55" table:style-name="ce26">
            <text:p>55</text:p>
          </table:table-cell>
          <table:table-cell office:value-type="float" office:value="0.84619999999999995" table:style-name="ce22">
            <text:p>0,846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31" table:style-name="ce26">
            <text:p>131</text:p>
          </table:table-cell>
          <table:table-cell office:value-type="float" office:value="262" table:style-name="ce26">
            <text:p>262</text:p>
          </table:table-cell>
          <table:table-cell office:value-type="float" office:value="2" table:style-name="ce19">
            <text:p>2</text:p>
          </table:table-cell>
          <table:table-cell office:value-type="float" office:value="3217" table:style-name="ce26">
            <text:p>3217</text:p>
          </table:table-cell>
          <table:table-cell office:value-type="float" office:value="2729" table:style-name="ce26">
            <text:p>2729</text:p>
          </table:table-cell>
          <table:table-cell office:value-type="float" office:value="0.84830000000000005" table:style-name="ce22">
            <text:p>0,8483</text:p>
          </table:table-cell>
          <table:table-cell office:value-type="float" office:value="425" table:style-name="ce26">
            <text:p>425</text:p>
          </table:table-cell>
          <table:table-cell office:value-type="float" office:value="360" table:style-name="ce26">
            <text:p>360</text:p>
          </table:table-cell>
          <table:table-cell office:value-type="float" office:value="0.84709999999999996" table:style-name="ce22">
            <text:p>0,8471</text:p>
          </table:table-cell>
          <table:table-cell office:value-type="float" office:value="425" table:style-name="ce26">
            <text:p>425</text:p>
          </table:table-cell>
          <table:table-cell office:value-type="float" office:value="422" table:style-name="ce26">
            <text:p>422</text:p>
          </table:table-cell>
          <table:table-cell office:value-type="float" office:value="0.9929" table:style-name="ce18">
            <text:p>0,9929</text:p>
          </table:table-cell>
          <table:table-cell office:value-type="float" office:value="64" table:style-name="ce26">
            <text:p>64</text:p>
          </table:table-cell>
          <table:table-cell office:value-type="float" office:value="55" table:style-name="ce26">
            <text:p>55</text:p>
          </table:table-cell>
          <table:table-cell office:value-type="float" office:value="0.85940000000000005" table:style-name="ce22">
            <text:p>0,8594</text:p>
          </table:table-cell>
          <table:table-cell office:value-type="float" office:value="7374" table:style-name="ce26">
            <text:p>7374</text:p>
          </table:table-cell>
          <table:table-cell office:value-type="float" office:value="7670" table:style-name="ce26">
            <text:p>7670</text:p>
          </table:table-cell>
          <table:table-cell office:value-type="float" office:value="1.0401" table:style-name="ce19">
            <text:p>1,0401</text:p>
          </table:table-cell>
          <table:table-cell office:value-type="float" office:value="11505" table:style-name="ce26">
            <text:p>11505</text:p>
          </table:table-cell>
          <table:table-cell office:value-type="float" office:value="11236" table:style-name="ce26">
            <text:p>11236</text:p>
          </table:table-cell>
          <table:table-cell office:value-type="float" office:value="0.97660000000000002" table:style-name="ce18">
            <text:p>0,976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1756" table:style-name="ce26">
            <text:p>11756</text:p>
          </table:table-cell>
          <table:table-cell office:value-type="float" office:value="11612" table:style-name="ce26">
            <text:p>11612</text:p>
          </table:table-cell>
          <table:table-cell office:value-type="float" office:value="0.98780000000000001" table:style-name="ce18">
            <text:p>0,9878</text:p>
          </table:table-cell>
          <table:table-cell office:value-type="float" office:value="14486" table:style-name="ce26">
            <text:p>14486</text:p>
          </table:table-cell>
          <table:table-cell office:value-type="float" office:value="14217" table:style-name="ce26">
            <text:p>14217</text:p>
          </table:table-cell>
          <table:table-cell office:value-type="float" office:value="0.98140000000000005" table:style-name="ce18">
            <text:p>0,9814</text:p>
          </table:table-cell>
          <table:table-cell office:value-type="float" office:value="7520" table:style-name="ce26">
            <text:p>7520</text:p>
          </table:table-cell>
          <table:table-cell office:value-type="float" office:value="4480" table:style-name="ce26">
            <text:p>4480</text:p>
          </table:table-cell>
          <table:table-cell office:value-type="float" office:value="0.59570000000000001" table:style-name="ce20">
            <text:p>0,5957</text:p>
          </table:table-cell>
          <table:table-cell office:value-type="float" office:value="20750" table:style-name="ce26">
            <text:p>20750</text:p>
          </table:table-cell>
          <table:table-cell office:value-type="float" office:value="21282" table:style-name="ce16">
            <text:p>21282</text:p>
          </table:table-cell>
          <table:table-cell office:value-type="float" office:value="1.0256000000000001" table:style-name="ce19">
            <text:p>1,0256</text:p>
          </table:table-cell>
          <table:table-cell office:value-type="float" office:value="2560" table:style-name="ce26">
            <text:p>2560</text:p>
          </table:table-cell>
          <table:table-cell office:value-type="float" office:value="1920" table:style-name="ce26">
            <text:p>1920</text:p>
          </table:table-cell>
          <table:table-cell office:value-type="float" office:value="0.75" table:style-name="ce22">
            <text:p>0,7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560" table:style-name="ce26">
            <text:p>2560</text:p>
          </table:table-cell>
          <table:table-cell office:value-type="float" office:value="1920" table:style-name="ce26">
            <text:p>1920</text:p>
          </table:table-cell>
          <table:table-cell office:value-type="float" office:value="0.75" table:style-name="ce22">
            <text:p>0,75</text:p>
          </table:table-cell>
          <table:table-cell office:value-type="float" office:value="5098" table:style-name="ce16">
            <text:p>5098</text:p>
          </table:table-cell>
          <table:table-cell office:value-type="float" office:value="3782" table:style-name="ce16">
            <text:p>3782</text:p>
          </table:table-cell>
          <table:table-cell office:value-type="float" office:value="0.7419" table:style-name="ce22">
            <text:p>0,7419</text:p>
          </table:table-cell>
          <table:table-cell office:value-type="float" office:value="750" table:style-name="ce26">
            <text:p>750</text:p>
          </table:table-cell>
          <table:table-cell office:value-type="float" office:value="2285" table:style-name="ce26">
            <text:p>2285</text:p>
          </table:table-cell>
          <table:table-cell office:value-type="float" office:value="3.0467" table:style-name="ce19">
            <text:p>3,0467</text:p>
          </table:table-cell>
          <table:table-cell office:value-type="float" office:value="36678" table:style-name="ce16">
            <text:p>36678</text:p>
          </table:table-cell>
          <table:table-cell office:value-type="float" office:value="33749" table:style-name="ce16">
            <text:p>33749</text:p>
          </table:table-cell>
          <table:table-cell office:value-type="float" office:value="0.92010000000000003" table:style-name="ce18">
            <text:p>0,9201</text:p>
          </table:table-cell>
          <table:table-cell office:value-type="float" office:value="51164" table:style-name="ce16">
            <text:p>51164</text:p>
          </table:table-cell>
          <table:table-cell office:value-type="float" office:value="47966" table:style-name="ce16">
            <text:p>47966</text:p>
          </table:table-cell>
          <table:table-cell office:value-type="float" office:value="0.9375" table:style-name="ce18">
            <text:p>0,9375</text:p>
          </table:table-cell>
          <table:table-cell office:value-type="float" office:value="5617" table:style-name="ce16">
            <text:p>5617</text:p>
          </table:table-cell>
          <table:table-cell office:value-type="float" office:value="4303" table:style-name="ce16">
            <text:p>4303</text:p>
          </table:table-cell>
          <table:table-cell office:value-type="float" office:value="0.7661" table:style-name="ce22">
            <text:p>0,7661</text:p>
          </table:table-cell>
          <table:table-cell office:value-type="float" office:value="814" table:style-name="ce26">
            <text:p>814</text:p>
          </table:table-cell>
          <table:table-cell office:value-type="float" office:value="2340" table:style-name="ce26">
            <text:p>2340</text:p>
          </table:table-cell>
          <table:table-cell office:value-type="float" office:value="2.8746999999999998" table:style-name="ce19">
            <text:p>2,8747</text:p>
          </table:table-cell>
          <table:table-cell office:value-type="float" office:value="11296" table:style-name="ce26">
            <text:p>11296</text:p>
          </table:table-cell>
          <table:table-cell office:value-type="float" office:value="7570" table:style-name="ce26">
            <text:p>7570</text:p>
          </table:table-cell>
          <table:table-cell office:value-type="float" office:value="0.67010000000000003" table:style-name="ce20">
            <text:p>0,6701</text:p>
          </table:table-cell>
          <table:table-cell office:value-type="float" office:value="0.96" table:style-name="ce26">
            <text:p>0,96</text:p>
          </table:table-cell>
          <table:table-cell office:value-type="float" office:value="0.91669999999999996" table:style-name="ce26">
            <text:p>0,9167</text:p>
          </table:table-cell>
          <table:table-cell office:value-type="float" office:value="0.95489999999999997" table:style-name="ce26">
            <text:p>0,9549</text:p>
          </table:table-cell>
          <table:table-cell office:value-type="float" office:value="0.94" table:style-name="ce26">
            <text:p>0,94</text:p>
          </table:table-cell>
          <table:table-cell office:value-type="float" office:value="0.96389999999999998" table:style-name="ce26">
            <text:p>0,9639</text:p>
          </table:table-cell>
          <table:table-cell office:value-type="float" office:value="1.0254000000000001" table:style-name="ce26">
            <text:p>1,0254</text:p>
          </table:table-cell>
          <table:table-cell office:value-type="float" office:value="0.95" table:style-name="ce26">
            <text:p>0,95</text:p>
          </table:table-cell>
          <table:table-cell office:value-type="float" office:value="0.91820000000000002" table:style-name="ce26">
            <text:p>0,9182</text:p>
          </table:table-cell>
          <table:table-cell office:value-type="float" office:value="0.96650000000000003" table:style-name="ce26">
            <text:p>0,9665</text:p>
          </table:table-cell>
          <table:table-cell office:value-type="float" office:value="0.93" table:style-name="ce26">
            <text:p>0,93</text:p>
          </table:table-cell>
          <table:table-cell office:value-type="float" office:value="0.92589999999999995" table:style-name="ce26">
            <text:p>0,9259</text:p>
          </table:table-cell>
          <table:table-cell office:value-type="float" office:value="0.99560000000000004" table:style-name="ce26">
            <text:p>0,9956</text:p>
          </table:table-cell>
          <table:table-cell office:value-type="float" office:value="0.89" table:style-name="ce26">
            <text:p>0,89</text:p>
          </table:table-cell>
          <table:table-cell office:value-type="float" office:value="0.96419999999999995" table:style-name="ce26">
            <text:p>0,9642</text:p>
          </table:table-cell>
          <table:table-cell office:value-type="float" office:value="1.0833999999999999" table:style-name="ce26">
            <text:p>1,0834</text:p>
          </table:table-cell>
          <table:table-cell office:value-type="float" office:value="0.91" table:style-name="ce26">
            <text:p>0,91</text:p>
          </table:table-cell>
          <table:table-cell office:value-type="float" office:value="0.93779999999999997" table:style-name="ce26">
            <text:p>0,9378</text:p>
          </table:table-cell>
          <table:table-cell office:value-type="float" office:value="1.0306" table:style-name="ce26">
            <text:p>1,0306</text:p>
          </table:table-cell>
          <table:table-cell office:value-type="float" office:value="0.94499999999999995" table:style-name="ce26">
            <text:p>0,945</text:p>
          </table:table-cell>
          <table:table-cell office:value-type="float" office:value="0.91800000000000004" table:style-name="ce26">
            <text:p>0,918</text:p>
          </table:table-cell>
          <table:table-cell office:value-type="float" office:value="0.97140000000000004" table:style-name="ce26">
            <text:p>0,9714</text:p>
          </table:table-cell>
          <table:table-cell office:value-type="float" office:value="0.91500000000000004" table:style-name="ce26">
            <text:p>0,915</text:p>
          </table:table-cell>
          <table:table-cell office:value-type="float" office:value="0.96409999999999996" table:style-name="ce26">
            <text:p>0,9641</text:p>
          </table:table-cell>
          <table:table-cell office:value-type="float" office:value="1.0537000000000001" table:style-name="ce26">
            <text:p>1,0537</text:p>
          </table:table-cell>
          <table:table-cell office:value-type="float" office:value="0.93" table:style-name="ce26">
            <text:p>0,93</text:p>
          </table:table-cell>
          <table:table-cell office:value-type="float" office:value="0.92179999999999995" table:style-name="ce26">
            <text:p>0,9218</text:p>
          </table:table-cell>
          <table:table-cell office:value-type="float" office:value="0.99119999999999997" table:style-name="ce26">
            <text:p>0,9912</text:p>
          </table:table-cell>
          <table:table-cell office:value-type="float" office:value="0.78" table:style-name="ce26">
            <text:p>0,78</text:p>
          </table:table-cell>
          <table:table-cell office:value-type="float" office:value="0.79630000000000001" table:style-name="ce26">
            <text:p>0,7963</text:p>
          </table:table-cell>
          <table:table-cell office:value-type="float" office:value="1.0208999999999999" table:style-name="ce26">
            <text:p>1,0209</text:p>
          </table:table-cell>
          <table:table-cell office:value-type="float" office:value="0.31" table:style-name="ce26">
            <text:p>0,31</text:p>
          </table:table-cell>
          <table:table-cell office:value-type="float" office:value="0.31890000000000002" table:style-name="ce26">
            <text:p>0,3189</text:p>
          </table:table-cell>
          <table:table-cell office:value-type="float" office:value="1.0286999999999999" table:style-name="ce26">
            <text:p>1,0287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70569999999999999" table:style-name="ce26">
            <text:p>0,7057</text:p>
          </table:table-cell>
          <table:table-cell office:value-type="float" office:value="1.2948999999999999" table:style-name="ce26">
            <text:p>1,2949</text:p>
          </table:table-cell>
          <table:table-cell office:value-type="float" office:value="0.86250000000000004" table:style-name="ce26">
            <text:p>0,8625</text:p>
          </table:table-cell>
          <table:table-cell office:value-type="float" office:value="0.83560000000000001" table:style-name="ce26">
            <text:p>0,8356</text:p>
          </table:table-cell>
          <table:table-cell office:value-type="float" office:value="0.96879999999999999" table:style-name="ce26">
            <text:p>0,9688</text:p>
          </table:table-cell>
          <table:table-cell office:value-type="float" office:value="0.61250000000000004" table:style-name="ce26">
            <text:p>0,6125</text:p>
          </table:table-cell>
          <table:table-cell office:value-type="float" office:value="0.41860000000000003" table:style-name="ce26">
            <text:p>0,4186</text:p>
          </table:table-cell>
          <table:table-cell office:value-type="float" office:value="0.6835" table:style-name="ce26">
            <text:p>0,6835</text:p>
          </table:table-cell>
          <table:table-cell office:value-type="float" office:value="0.73750000000000004" table:style-name="ce26">
            <text:p>0,7375</text:p>
          </table:table-cell>
          <table:table-cell office:value-type="float" office:value="0.76980000000000004" table:style-name="ce26">
            <text:p>0,7698</text:p>
          </table:table-cell>
          <table:table-cell office:value-type="float" office:value="1.0438000000000001" table:style-name="ce26">
            <text:p>1,043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37" table:style-name="ce26">
            <text:p>0,37</text:p>
          </table:table-cell>
          <table:table-cell office:value-type="float" office:value="0.48130000000000001" table:style-name="ce26">
            <text:p>0,4813</text:p>
          </table:table-cell>
          <table:table-cell office:value-type="float" office:value="1.3007" table:style-name="ce26">
            <text:p>1,3007</text:p>
          </table:table-cell>
          <table:table-cell office:value-type="float" office:value="0.37" table:style-name="ce26">
            <text:p>0,37</text:p>
          </table:table-cell>
          <table:table-cell office:value-type="float" office:value="0.48130000000000001" table:style-name="ce26">
            <text:p>0,4813</text:p>
          </table:table-cell>
          <table:table-cell office:value-type="float" office:value="1.3007" table:style-name="ce26">
            <text:p>1,3007</text:p>
          </table:table-cell>
          <table:table-cell office:value-type="float" office:value="0.86" table:style-name="ce26">
            <text:p>0,86</text:p>
          </table:table-cell>
          <table:table-cell office:value-type="float" office:value="0.82940000000000003" table:style-name="ce26">
            <text:p>0,8294</text:p>
          </table:table-cell>
          <table:table-cell office:value-type="float" office:value="0.96440000000000003" table:style-name="ce26">
            <text:p>0,964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6774" table:style-name="ce26">
            <text:p>0,6774</text:p>
          </table:table-cell>
          <table:table-cell office:value-type="float" office:value="1.1102000000000001" table:style-name="ce26">
            <text:p>1,1102</text:p>
          </table:table-cell>
          <table:table-cell office:value-type="float" office:value="5062" table:style-name="ce26">
            <text:p>5062</text:p>
          </table:table-cell>
          <table:table-cell office:value-type="float" office:value="815" table:style-name="ce26">
            <text:p>815</text:p>
          </table:table-cell>
          <table:table-cell office:value-type="float" office:value="0.161" table:style-name="ce23">
            <text:p>0,161</text:p>
          </table:table-cell>
          <table:table-cell office:value-type="float" office:value="608" table:style-name="ce26">
            <text:p>608</text:p>
          </table:table-cell>
          <table:table-cell office:value-type="float" office:value="290" table:style-name="ce26">
            <text:p>290</text:p>
          </table:table-cell>
          <table:table-cell office:value-type="float" office:value="0.47699999999999998" table:style-name="ce23">
            <text:p>0,477</text:p>
          </table:table-cell>
          <table:table-cell office:value-type="float" office:value="5670" table:style-name="ce26">
            <text:p>5670</text:p>
          </table:table-cell>
          <table:table-cell office:value-type="float" office:value="1105" table:style-name="ce26">
            <text:p>1105</text:p>
          </table:table-cell>
          <table:table-cell office:value-type="float" office:value="0.19489999999999999" table:style-name="ce23">
            <text:p>0,1949</text:p>
          </table:table-cell>
          <table:table-cell office:value-type="float" office:value="19463" table:style-name="ce26">
            <text:p>19463</text:p>
          </table:table-cell>
          <table:table-cell office:value-type="float" office:value="27058" table:style-name="ce26">
            <text:p>27058</text:p>
          </table:table-cell>
          <table:table-cell office:value-type="float" office:value="1.3902000000000001" table:style-name="ce30">
            <text:p>1,3902</text:p>
          </table:table-cell>
          <table:table-cell office:value-type="float" office:value="25133" table:style-name="ce26">
            <text:p>25133</text:p>
          </table:table-cell>
          <table:table-cell office:value-type="float" office:value="28163" table:style-name="ce26">
            <text:p>28163</text:p>
          </table:table-cell>
          <table:table-cell office:value-type="float" office:value="1.1206" table:style-name="ce32">
            <text:p>1,1206</text:p>
          </table:table-cell>
          <table:table-cell office:value-type="float" office:value="3169" table:style-name="ce26">
            <text:p>3169</text:p>
          </table:table-cell>
          <table:table-cell office:value-type="float" office:value="89" table:style-name="ce26">
            <text:p>89</text:p>
          </table:table-cell>
          <table:table-cell office:value-type="float" office:value="2.81E-2" table:style-name="ce26">
            <text:p>0,0281</text:p>
          </table:table-cell>
          <table:table-cell office:value-type="float" office:value="2465" table:style-name="ce26">
            <text:p>2465</text:p>
          </table:table-cell>
          <table:table-cell office:value-type="float" office:value="3301" table:style-name="ce26">
            <text:p>3301</text:p>
          </table:table-cell>
          <table:table-cell office:value-type="float" office:value="1.3391" table:style-name="ce26">
            <text:p>1,3391</text:p>
          </table:table-cell>
          <table:table-cell office:value-type="float" office:value="458" table:style-name="ce26">
            <text:p>458</text:p>
          </table:table-cell>
          <table:table-cell office:value-type="float" office:value="2431" table:style-name="ce26">
            <text:p>2431</text:p>
          </table:table-cell>
          <table:table-cell office:value-type="float" office:value="5.3079000000000001" table:style-name="ce26">
            <text:p>5,3079</text:p>
          </table:table-cell>
          <table:table-cell table:number-columns-repeated="16190"/>
        </table:table-row>
        <table:table-row table:style-name="ro3">
          <table:table-cell office:value-type="float" office:value="86" table:style-name="ce26">
            <text:p>86</text:p>
          </table:table-cell>
          <table:table-cell office:value-type="string" table:style-name="ce27">
            <text:p>REGIONAL PUTUMAYO</text:p>
          </table:table-cell>
          <table:table-cell office:value-type="float" office:value="1569" table:style-name="ce26">
            <text:p>1569</text:p>
          </table:table-cell>
          <table:table-cell office:value-type="float" office:value="1408" table:style-name="ce26">
            <text:p>1408</text:p>
          </table:table-cell>
          <table:table-cell office:value-type="float" office:value="0.89739999999999998" table:style-name="ce22">
            <text:p>0,897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7" table:style-name="ce26">
            <text:p>177</text:p>
          </table:table-cell>
          <table:table-cell office:value-type="float" office:value="65" table:style-name="ce26">
            <text:p>65</text:p>
          </table:table-cell>
          <table:table-cell office:value-type="float" office:value="0.36720000000000003" table:style-name="ce20">
            <text:p>0,3672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60" table:style-name="ce26">
            <text:p>1760</text:p>
          </table:table-cell>
          <table:table-cell office:value-type="float" office:value="1487" table:style-name="ce26">
            <text:p>1487</text:p>
          </table:table-cell>
          <table:table-cell office:value-type="float" office:value="0.84489999999999998" table:style-name="ce22">
            <text:p>0,8449</text:p>
          </table:table-cell>
          <table:table-cell office:value-type="float" office:value="1760" table:style-name="ce26">
            <text:p>1760</text:p>
          </table:table-cell>
          <table:table-cell office:value-type="float" office:value="1487" table:style-name="ce26">
            <text:p>1487</text:p>
          </table:table-cell>
          <table:table-cell office:value-type="float" office:value="0.84489999999999998" table:style-name="ce22">
            <text:p>0,8449</text:p>
          </table:table-cell>
          <table:table-cell office:value-type="float" office:value="127" table:style-name="ce26">
            <text:p>127</text:p>
          </table:table-cell>
          <table:table-cell office:value-type="float" office:value="195" table:style-name="ce26">
            <text:p>195</text:p>
          </table:table-cell>
          <table:table-cell office:value-type="float" office:value="1.5354000000000001" table:style-name="ce19">
            <text:p>1,5354</text:p>
          </table:table-cell>
          <table:table-cell office:value-type="float" office:value="15" table:style-name="ce26">
            <text:p>15</text:p>
          </table:table-cell>
          <table:table-cell office:value-type="float" office:value="19" table:style-name="ce26">
            <text:p>19</text:p>
          </table:table-cell>
          <table:table-cell office:value-type="float" office:value="1.2666999999999999" table:style-name="ce19">
            <text:p>1,2667</text:p>
          </table:table-cell>
          <table:table-cell office:value-type="float" office:value="15" table:style-name="ce26">
            <text:p>15</text:p>
          </table:table-cell>
          <table:table-cell office:value-type="float" office:value="18" table:style-name="ce26">
            <text:p>18</text:p>
          </table:table-cell>
          <table:table-cell office:value-type="float" office:value="1.2" table:style-name="ce19">
            <text:p>1,2</text:p>
          </table:table-cell>
          <table:table-cell office:value-type="float" office:value="157" table:style-name="ce26">
            <text:p>157</text:p>
          </table:table-cell>
          <table:table-cell office:value-type="float" office:value="232" table:style-name="ce26">
            <text:p>232</text:p>
          </table:table-cell>
          <table:table-cell office:value-type="float" office:value="1.4777" table:style-name="ce19">
            <text:p>1,4777</text:p>
          </table:table-cell>
          <table:table-cell office:value-type="float" office:value="79" table:style-name="ce26">
            <text:p>79</text:p>
          </table:table-cell>
          <table:table-cell office:value-type="float" office:value="34" table:style-name="ce26">
            <text:p>34</text:p>
          </table:table-cell>
          <table:table-cell office:value-type="float" office:value="0.4304" table:style-name="ce20">
            <text:p>0,4304</text:p>
          </table:table-cell>
          <table:table-cell office:value-type="float" office:value="15" table:style-name="ce26">
            <text:p>15</text:p>
          </table:table-cell>
          <table:table-cell office:value-type="float" office:value="18" table:style-name="ce26">
            <text:p>18</text:p>
          </table:table-cell>
          <table:table-cell office:value-type="float" office:value="1.2" table:style-name="ce19">
            <text:p>1,2</text:p>
          </table:table-cell>
          <table:table-cell office:value-type="float" office:value="15" table:style-name="ce26">
            <text:p>15</text:p>
          </table:table-cell>
          <table:table-cell office:value-type="float" office:value="20" table:style-name="ce26">
            <text:p>20</text:p>
          </table:table-cell>
          <table:table-cell office:value-type="float" office:value="1.3332999999999999" table:style-name="ce19">
            <text:p>1,3333</text:p>
          </table:table-cell>
          <table:table-cell office:value-type="float" office:value="109" table:style-name="ce26">
            <text:p>109</text:p>
          </table:table-cell>
          <table:table-cell office:value-type="float" office:value="72" table:style-name="ce26">
            <text:p>72</text:p>
          </table:table-cell>
          <table:table-cell office:value-type="float" office:value="0.66059999999999997" table:style-name="ce20">
            <text:p>0,6606</text:p>
          </table:table-cell>
          <table:table-cell office:value-type="float" office:value="4760" table:style-name="ce26">
            <text:p>4760</text:p>
          </table:table-cell>
          <table:table-cell office:value-type="float" office:value="4400" table:style-name="ce26">
            <text:p>4400</text:p>
          </table:table-cell>
          <table:table-cell office:value-type="float" office:value="0.9244" table:style-name="ce18">
            <text:p>0,924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7" table:style-name="ce26">
            <text:p>57</text:p>
          </table:table-cell>
          <table:table-cell office:value-type="float" office:value="84" table:style-name="ce26">
            <text:p>84</text:p>
          </table:table-cell>
          <table:table-cell office:value-type="float" office:value="1.4737" table:style-name="ce19">
            <text:p>1,473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922" table:style-name="ce26">
            <text:p>3922</text:p>
          </table:table-cell>
          <table:table-cell office:value-type="float" office:value="4174" table:style-name="ce26">
            <text:p>4174</text:p>
          </table:table-cell>
          <table:table-cell office:value-type="float" office:value="1.0643" table:style-name="ce19">
            <text:p>1,0643</text:p>
          </table:table-cell>
          <table:table-cell office:value-type="float" office:value="8739" table:style-name="ce26">
            <text:p>8739</text:p>
          </table:table-cell>
          <table:table-cell office:value-type="float" office:value="8658" table:style-name="ce26">
            <text:p>8658</text:p>
          </table:table-cell>
          <table:table-cell office:value-type="float" office:value="0.99070000000000003" table:style-name="ce18">
            <text:p>0,990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005" table:style-name="ce26">
            <text:p>9005</text:p>
          </table:table-cell>
          <table:table-cell office:value-type="float" office:value="8962" table:style-name="ce26">
            <text:p>8962</text:p>
          </table:table-cell>
          <table:table-cell office:value-type="float" office:value="0.99519999999999997" table:style-name="ce18">
            <text:p>0,9952</text:p>
          </table:table-cell>
          <table:table-cell office:value-type="float" office:value="10765" table:style-name="ce26">
            <text:p>10765</text:p>
          </table:table-cell>
          <table:table-cell office:value-type="float" office:value="10449" table:style-name="ce26">
            <text:p>10449</text:p>
          </table:table-cell>
          <table:table-cell office:value-type="float" office:value="0.97060000000000002" table:style-name="ce18">
            <text:p>0,9706</text:p>
          </table:table-cell>
          <table:table-cell office:value-type="float" office:value="8800" table:style-name="ce26">
            <text:p>8800</text:p>
          </table:table-cell>
          <table:table-cell office:value-type="float" office:value="4960" table:style-name="ce26">
            <text:p>4960</text:p>
          </table:table-cell>
          <table:table-cell office:value-type="float" office:value="0.56359999999999999" table:style-name="ce20">
            <text:p>0,5636</text:p>
          </table:table-cell>
          <table:table-cell office:value-type="float" office:value="35200" table:style-name="ce26">
            <text:p>35200</text:p>
          </table:table-cell>
          <table:table-cell office:value-type="float" office:value="46684" table:style-name="ce16">
            <text:p>46684</text:p>
          </table:table-cell>
          <table:table-cell office:value-type="float" office:value="1.3263" table:style-name="ce19">
            <text:p>1,3263</text:p>
          </table:table-cell>
          <table:table-cell office:value-type="float" office:value="3840" table:style-name="ce26">
            <text:p>3840</text:p>
          </table:table-cell>
          <table:table-cell office:value-type="float" office:value="2800" table:style-name="ce26">
            <text:p>2800</text:p>
          </table:table-cell>
          <table:table-cell office:value-type="float" office:value="0.72919999999999996" table:style-name="ce20">
            <text:p>0,7292</text:p>
          </table:table-cell>
          <table:table-cell office:value-type="float" office:value="650" table:style-name="ce26">
            <text:p>650</text:p>
          </table:table-cell>
          <table:table-cell office:value-type="float" office:value="382" table:style-name="ce26">
            <text:p>382</text:p>
          </table:table-cell>
          <table:table-cell office:value-type="float" office:value="0.5877" table:style-name="ce20">
            <text:p>0,5877</text:p>
          </table:table-cell>
          <table:table-cell office:value-type="float" office:value="4490" table:style-name="ce26">
            <text:p>4490</text:p>
          </table:table-cell>
          <table:table-cell office:value-type="float" office:value="3182" table:style-name="ce26">
            <text:p>3182</text:p>
          </table:table-cell>
          <table:table-cell office:value-type="float" office:value="0.7087" table:style-name="ce20">
            <text:p>0,7087</text:p>
          </table:table-cell>
          <table:table-cell office:value-type="float" office:value="4738" table:style-name="ce16">
            <text:p>4738</text:p>
          </table:table-cell>
          <table:table-cell office:value-type="float" office:value="5226" table:style-name="ce16">
            <text:p>5226</text:p>
          </table:table-cell>
          <table:table-cell office:value-type="float" office:value="1.103" table:style-name="ce19">
            <text:p>1,103</text:p>
          </table:table-cell>
          <table:table-cell office:value-type="float" office:value="2000" table:style-name="ce26">
            <text:p>2000</text:p>
          </table:table-cell>
          <table:table-cell office:value-type="float" office:value="2028" table:style-name="ce26">
            <text:p>2028</text:p>
          </table:table-cell>
          <table:table-cell office:value-type="float" office:value="1.014" table:style-name="ce19">
            <text:p>1,014</text:p>
          </table:table-cell>
          <table:table-cell office:value-type="float" office:value="55228" table:style-name="ce16">
            <text:p>55228</text:p>
          </table:table-cell>
          <table:table-cell office:value-type="float" office:value="62080" table:style-name="ce16">
            <text:p>62080</text:p>
          </table:table-cell>
          <table:table-cell office:value-type="float" office:value="1.1241000000000001" table:style-name="ce19">
            <text:p>1,1241</text:p>
          </table:table-cell>
          <table:table-cell office:value-type="float" office:value="65993" table:style-name="ce16">
            <text:p>65993</text:p>
          </table:table-cell>
          <table:table-cell office:value-type="float" office:value="72529" table:style-name="ce16">
            <text:p>72529</text:p>
          </table:table-cell>
          <table:table-cell office:value-type="float" office:value="1.099" table:style-name="ce19">
            <text:p>1,099</text:p>
          </table:table-cell>
          <table:table-cell office:value-type="float" office:value="4839" table:style-name="ce16">
            <text:p>4839</text:p>
          </table:table-cell>
          <table:table-cell office:value-type="float" office:value="5361" table:style-name="ce16">
            <text:p>5361</text:p>
          </table:table-cell>
          <table:table-cell office:value-type="float" office:value="1.1079000000000001" table:style-name="ce21">
            <text:p>1,1079</text:p>
          </table:table-cell>
          <table:table-cell office:value-type="float" office:value="2030" table:style-name="ce26">
            <text:p>2030</text:p>
          </table:table-cell>
          <table:table-cell office:value-type="float" office:value="2066" table:style-name="ce26">
            <text:p>2066</text:p>
          </table:table-cell>
          <table:table-cell office:value-type="float" office:value="1.0177" table:style-name="ce19">
            <text:p>1,0177</text:p>
          </table:table-cell>
          <table:table-cell office:value-type="float" office:value="12640" table:style-name="ce26">
            <text:p>12640</text:p>
          </table:table-cell>
          <table:table-cell office:value-type="float" office:value="7760" table:style-name="ce26">
            <text:p>7760</text:p>
          </table:table-cell>
          <table:table-cell office:value-type="float" office:value="0.6139" table:style-name="ce20">
            <text:p>0,6139</text:p>
          </table:table-cell>
          <table:table-cell office:value-type="float" office:value="0.82" table:style-name="ce26">
            <text:p>0,82</text:p>
          </table:table-cell>
          <table:table-cell office:value-type="float" office:value="0.9113" table:style-name="ce26">
            <text:p>0,9113</text:p>
          </table:table-cell>
          <table:table-cell office:value-type="float" office:value="1.1113" table:style-name="ce26">
            <text:p>1,1113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2" table:style-name="ce26">
            <text:p>0,82</text:p>
          </table:table-cell>
          <table:table-cell office:value-type="float" office:value="0.9113" table:style-name="ce26">
            <text:p>0,9113</text:p>
          </table:table-cell>
          <table:table-cell office:value-type="float" office:value="1.1113" table:style-name="ce26">
            <text:p>1,1113</text:p>
          </table:table-cell>
          <table:table-cell office:value-type="float" office:value="0.82" table:style-name="ce26">
            <text:p>0,82</text:p>
          </table:table-cell>
          <table:table-cell office:value-type="float" office:value="0.94279999999999997" table:style-name="ce26">
            <text:p>0,9428</text:p>
          </table:table-cell>
          <table:table-cell office:value-type="float" office:value="1.1497999999999999" table:style-name="ce26">
            <text:p>1,149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2" table:style-name="ce26">
            <text:p>0,82</text:p>
          </table:table-cell>
          <table:table-cell office:value-type="float" office:value="0.94279999999999997" table:style-name="ce26">
            <text:p>0,9428</text:p>
          </table:table-cell>
          <table:table-cell office:value-type="float" office:value="1.1497999999999999" table:style-name="ce26">
            <text:p>1,1498</text:p>
          </table:table-cell>
          <table:table-cell office:value-type="float" office:value="0.82" table:style-name="ce26">
            <text:p>0,82</text:p>
          </table:table-cell>
          <table:table-cell office:value-type="float" office:value="0.91579999999999995" table:style-name="ce26">
            <text:p>0,9158</text:p>
          </table:table-cell>
          <table:table-cell office:value-type="float" office:value="1.1168" table:style-name="ce26">
            <text:p>1,116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2" table:style-name="ce26">
            <text:p>0,82</text:p>
          </table:table-cell>
          <table:table-cell office:value-type="float" office:value="0.91579999999999995" table:style-name="ce26">
            <text:p>0,9158</text:p>
          </table:table-cell>
          <table:table-cell office:value-type="float" office:value="1.1168" table:style-name="ce26">
            <text:p>1,1168</text:p>
          </table:table-cell>
          <table:table-cell office:value-type="float" office:value="0.8" table:style-name="ce26">
            <text:p>0,8</text:p>
          </table:table-cell>
          <table:table-cell office:value-type="float" office:value="0.86750000000000005" table:style-name="ce26">
            <text:p>0,8675</text:p>
          </table:table-cell>
          <table:table-cell office:value-type="float" office:value="1.0844" table:style-name="ce26">
            <text:p>1,0844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75" table:style-name="ce26">
            <text:p>0,375</text:p>
          </table:table-cell>
          <table:table-cell office:value-type="float" office:value="1.3392999999999999" table:style-name="ce26">
            <text:p>1,3393</text:p>
          </table:table-cell>
          <table:table-cell office:value-type="float" office:value="0.54" table:style-name="ce26">
            <text:p>0,54</text:p>
          </table:table-cell>
          <table:table-cell office:value-type="float" office:value="0.80640000000000001" table:style-name="ce26">
            <text:p>0,8064</text:p>
          </table:table-cell>
          <table:table-cell office:value-type="float" office:value="1.4934000000000001" table:style-name="ce26">
            <text:p>1,4934</text:p>
          </table:table-cell>
          <table:table-cell office:value-type="float" office:value="0.81" table:style-name="ce26">
            <text:p>0,81</text:p>
          </table:table-cell>
          <table:table-cell office:value-type="float" office:value="0.87539999999999996" table:style-name="ce26">
            <text:p>0,8754</text:p>
          </table:table-cell>
          <table:table-cell office:value-type="float" office:value="1.0808" table:style-name="ce26">
            <text:p>1,0808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375" table:style-name="ce26">
            <text:p>0,375</text:p>
          </table:table-cell>
          <table:table-cell office:value-type="float" office:value="1.3392999999999999" table:style-name="ce26">
            <text:p>1,3393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82250000000000001" table:style-name="ce26">
            <text:p>0,8225</text:p>
          </table:table-cell>
          <table:table-cell office:value-type="float" office:value="1.5091000000000001" table:style-name="ce26">
            <text:p>1,5091</text:p>
          </table:table-cell>
          <table:table-cell office:value-type="float" office:value="0.73" table:style-name="ce26">
            <text:p>0,73</text:p>
          </table:table-cell>
          <table:table-cell office:value-type="float" office:value="0.69110000000000005" table:style-name="ce26">
            <text:p>0,6911</text:p>
          </table:table-cell>
          <table:table-cell office:value-type="float" office:value="0.94669999999999999" table:style-name="ce26">
            <text:p>0,9467</text:p>
          </table:table-cell>
          <table:table-cell office:value-type="float" office:value="0.24" table:style-name="ce26">
            <text:p>0,24</text:p>
          </table:table-cell>
          <table:table-cell office:value-type="float" office:value="0.3543" table:style-name="ce26">
            <text:p>0,3543</text:p>
          </table:table-cell>
          <table:table-cell office:value-type="float" office:value="1.4762" table:style-name="ce26">
            <text:p>1,4762</text:p>
          </table:table-cell>
          <table:table-cell office:value-type="float" office:value="0.48499999999999999" table:style-name="ce26">
            <text:p>0,485</text:p>
          </table:table-cell>
          <table:table-cell office:value-type="float" office:value="0.3947" table:style-name="ce26">
            <text:p>0,3947</text:p>
          </table:table-cell>
          <table:table-cell office:value-type="float" office:value="0.81389999999999996" table:style-name="ce26">
            <text:p>0,8139</text:p>
          </table:table-cell>
          <table:table-cell office:value-type="float" office:value="0.85" table:style-name="ce26">
            <text:p>0,85</text:p>
          </table:table-cell>
          <table:table-cell office:value-type="float" office:value="0.98180000000000001" table:style-name="ce26">
            <text:p>0,9818</text:p>
          </table:table-cell>
          <table:table-cell office:value-type="float" office:value="1.1551" table:style-name="ce26">
            <text:p>1,1551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6440000000000003" table:style-name="ce26">
            <text:p>0,9644</text:p>
          </table:table-cell>
          <table:table-cell office:value-type="float" office:value="1.5807" table:style-name="ce26">
            <text:p>1,5807</text:p>
          </table:table-cell>
          <table:table-cell office:value-type="float" office:value="3287" table:style-name="ce26">
            <text:p>3287</text:p>
          </table:table-cell>
          <table:table-cell office:value-type="float" office:value="879" table:style-name="ce26">
            <text:p>879</text:p>
          </table:table-cell>
          <table:table-cell office:value-type="float" office:value="0.26740000000000003" table:style-name="ce23">
            <text:p>0,2674</text:p>
          </table:table-cell>
          <table:table-cell office:value-type="float" office:value="380" table:style-name="ce26">
            <text:p>380</text:p>
          </table:table-cell>
          <table:table-cell office:value-type="float" office:value="250" table:style-name="ce26">
            <text:p>250</text:p>
          </table:table-cell>
          <table:table-cell office:value-type="float" office:value="0.65790000000000004" table:style-name="ce23">
            <text:p>0,6579</text:p>
          </table:table-cell>
          <table:table-cell office:value-type="float" office:value="3667" table:style-name="ce26">
            <text:p>3667</text:p>
          </table:table-cell>
          <table:table-cell office:value-type="float" office:value="1129" table:style-name="ce26">
            <text:p>1129</text:p>
          </table:table-cell>
          <table:table-cell office:value-type="float" office:value="0.30790000000000001" table:style-name="ce23">
            <text:p>0,3079</text:p>
          </table:table-cell>
          <table:table-cell office:value-type="float" office:value="32021" table:style-name="ce26">
            <text:p>32021</text:p>
          </table:table-cell>
          <table:table-cell office:value-type="float" office:value="40992" table:style-name="ce26">
            <text:p>40992</text:p>
          </table:table-cell>
          <table:table-cell office:value-type="float" office:value="1.2802" table:style-name="ce30">
            <text:p>1,2802</text:p>
          </table:table-cell>
          <table:table-cell office:value-type="float" office:value="35688" table:style-name="ce26">
            <text:p>35688</text:p>
          </table:table-cell>
          <table:table-cell office:value-type="float" office:value="42121" table:style-name="ce26">
            <text:p>42121</text:p>
          </table:table-cell>
          <table:table-cell office:value-type="float" office:value="1.1802999999999999" table:style-name="ce32">
            <text:p>1,1803</text:p>
          </table:table-cell>
          <table:table-cell office:value-type="float" office:value="1496" table:style-name="ce26">
            <text:p>149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339" table:style-name="ce26">
            <text:p>3339</text:p>
          </table:table-cell>
          <table:table-cell office:value-type="float" office:value="2963" table:style-name="ce26">
            <text:p>2963</text:p>
          </table:table-cell>
          <table:table-cell office:value-type="float" office:value="0.88739999999999997" table:style-name="ce26">
            <text:p>0,8874</text:p>
          </table:table-cell>
          <table:table-cell office:value-type="float" office:value="1220" table:style-name="ce26">
            <text:p>1220</text:p>
          </table:table-cell>
          <table:table-cell office:value-type="float" office:value="1035" table:style-name="ce26">
            <text:p>1035</text:p>
          </table:table-cell>
          <table:table-cell office:value-type="float" office:value="0.84840000000000004" table:style-name="ce26">
            <text:p>0,8484</text:p>
          </table:table-cell>
          <table:table-cell table:number-columns-repeated="16190"/>
        </table:table-row>
        <table:table-row table:style-name="ro3">
          <table:table-cell office:value-type="float" office:value="88" table:style-name="ce26">
            <text:p>88</text:p>
          </table:table-cell>
          <table:table-cell office:value-type="string" table:style-name="ce27">
            <text:p>REGIONAL SAN ANDRÉS</text:p>
          </table:table-cell>
          <table:table-cell office:value-type="float" office:value="518" table:style-name="ce26">
            <text:p>518</text:p>
          </table:table-cell>
          <table:table-cell office:value-type="float" office:value="409" table:style-name="ce26">
            <text:p>409</text:p>
          </table:table-cell>
          <table:table-cell office:value-type="float" office:value="0.78959999999999997" table:style-name="ce20">
            <text:p>0,7896</text:p>
          </table:table-cell>
          <table:table-cell office:value-type="float" office:value="1321" table:style-name="ce26">
            <text:p>1321</text:p>
          </table:table-cell>
          <table:table-cell office:value-type="float" office:value="1672" table:style-name="ce26">
            <text:p>1672</text:p>
          </table:table-cell>
          <table:table-cell office:value-type="float" office:value="1.2657" table:style-name="ce19">
            <text:p>1,265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6" table:style-name="ce26">
            <text:p>46</text:p>
          </table:table-cell>
          <table:table-cell office:value-type="float" office:value="44" table:style-name="ce26">
            <text:p>44</text:p>
          </table:table-cell>
          <table:table-cell office:value-type="float" office:value="0.95650000000000002" table:style-name="ce18">
            <text:p>0,9565</text:p>
          </table:table-cell>
          <table:table-cell office:value-type="float" office:value="1885" table:style-name="ce26">
            <text:p>1885</text:p>
          </table:table-cell>
          <table:table-cell office:value-type="float" office:value="2125" table:style-name="ce26">
            <text:p>2125</text:p>
          </table:table-cell>
          <table:table-cell office:value-type="float" office:value="1.1273" table:style-name="ce19">
            <text:p>1,1273</text:p>
          </table:table-cell>
          <table:table-cell office:value-type="float" office:value="1885" table:style-name="ce26">
            <text:p>1885</text:p>
          </table:table-cell>
          <table:table-cell office:value-type="float" office:value="2125" table:style-name="ce26">
            <text:p>2125</text:p>
          </table:table-cell>
          <table:table-cell office:value-type="float" office:value="1.1273" table:style-name="ce19">
            <text:p>1,1273</text:p>
          </table:table-cell>
          <table:table-cell office:value-type="float" office:value="50" table:style-name="ce26">
            <text:p>50</text:p>
          </table:table-cell>
          <table:table-cell office:value-type="float" office:value="55" table:style-name="ce26">
            <text:p>55</text:p>
          </table:table-cell>
          <table:table-cell office:value-type="float" office:value="1.1000000000000001" table:style-name="ce19">
            <text:p>1,1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5" table:style-name="ce26">
            <text:p>65</text:p>
          </table:table-cell>
          <table:table-cell office:value-type="float" office:value="55" table:style-name="ce26">
            <text:p>55</text:p>
          </table:table-cell>
          <table:table-cell office:value-type="float" office:value="0.84619999999999995" table:style-name="ce22">
            <text:p>0,8462</text:p>
          </table:table-cell>
          <table:table-cell office:value-type="float" office:value="75" table:style-name="ce26">
            <text:p>7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5" table:style-name="ce26">
            <text:p>7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439" table:style-name="ce26">
            <text:p>439</text:p>
          </table:table-cell>
          <table:table-cell office:value-type="float" office:value="383" table:style-name="ce26">
            <text:p>383</text:p>
          </table:table-cell>
          <table:table-cell office:value-type="float" office:value="0.87239999999999995" table:style-name="ce22">
            <text:p>0,8724</text:p>
          </table:table-cell>
          <table:table-cell office:value-type="float" office:value="693" table:style-name="ce26">
            <text:p>693</text:p>
          </table:table-cell>
          <table:table-cell office:value-type="float" office:value="690" table:style-name="ce26">
            <text:p>690</text:p>
          </table:table-cell>
          <table:table-cell office:value-type="float" office:value="0.99570000000000003" table:style-name="ce18">
            <text:p>0,9957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1" table:style-name="ce19">
            <text:p>1</text:p>
          </table:table-cell>
          <table:table-cell office:value-type="float" office:value="103" table:style-name="ce26">
            <text:p>103</text:p>
          </table:table-cell>
          <table:table-cell office:value-type="float" office:value="103" table:style-name="ce26">
            <text:p>103</text:p>
          </table:table-cell>
          <table:table-cell office:value-type="float" office:value="1" table:style-name="ce19">
            <text:p>1</text:p>
          </table:table-cell>
          <table:table-cell office:value-type="float" office:value="650" table:style-name="ce26">
            <text:p>650</text:p>
          </table:table-cell>
          <table:table-cell office:value-type="float" office:value="671" table:style-name="ce26">
            <text:p>671</text:p>
          </table:table-cell>
          <table:table-cell office:value-type="float" office:value="1.0323" table:style-name="ce19">
            <text:p>1,0323</text:p>
          </table:table-cell>
          <table:table-cell office:value-type="float" office:value="1915" table:style-name="ce26">
            <text:p>1915</text:p>
          </table:table-cell>
          <table:table-cell office:value-type="float" office:value="1877" table:style-name="ce26">
            <text:p>1877</text:p>
          </table:table-cell>
          <table:table-cell office:value-type="float" office:value="0.98019999999999996" table:style-name="ce18">
            <text:p>0,980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055" table:style-name="ce26">
            <text:p>2055</text:p>
          </table:table-cell>
          <table:table-cell office:value-type="float" office:value="1932" table:style-name="ce26">
            <text:p>1932</text:p>
          </table:table-cell>
          <table:table-cell office:value-type="float" office:value="0.94010000000000005" table:style-name="ce18">
            <text:p>0,9401</text:p>
          </table:table-cell>
          <table:table-cell office:value-type="float" office:value="3940" table:style-name="ce26">
            <text:p>3940</text:p>
          </table:table-cell>
          <table:table-cell office:value-type="float" office:value="4057" table:style-name="ce26">
            <text:p>4057</text:p>
          </table:table-cell>
          <table:table-cell office:value-type="float" office:value="1.0297000000000001" table:style-name="ce19">
            <text:p>1,0297</text:p>
          </table:table-cell>
          <table:table-cell office:value-type="float" office:value="13120" table:style-name="ce26">
            <text:p>13120</text:p>
          </table:table-cell>
          <table:table-cell office:value-type="float" office:value="6480" table:style-name="ce26">
            <text:p>6480</text:p>
          </table:table-cell>
          <table:table-cell office:value-type="float" office:value="0.49390000000000001" table:style-name="ce20">
            <text:p>0,4939</text:p>
          </table:table-cell>
          <table:table-cell office:value-type="float" office:value="16275" table:style-name="ce26">
            <text:p>16275</text:p>
          </table:table-cell>
          <table:table-cell office:value-type="float" office:value="8387" table:style-name="ce16">
            <text:p>8387</text:p>
          </table:table-cell>
          <table:table-cell office:value-type="float" office:value="0.51529999999999998" table:style-name="ce20">
            <text:p>0,5153</text:p>
          </table:table-cell>
          <table:table-cell office:value-type="float" office:value="261120" table:style-name="ce26">
            <text:p>261120</text:p>
          </table:table-cell>
          <table:table-cell office:value-type="float" office:value="167035" table:style-name="ce26">
            <text:p>167035</text:p>
          </table:table-cell>
          <table:table-cell office:value-type="float" office:value="0.63970000000000005" table:style-name="ce20">
            <text:p>0,6397</text:p>
          </table:table-cell>
          <table:table-cell office:value-type="float" office:value="650" table:style-name="ce26">
            <text:p>650</text:p>
          </table:table-cell>
          <table:table-cell office:value-type="float" office:value="545" table:style-name="ce26">
            <text:p>545</text:p>
          </table:table-cell>
          <table:table-cell office:value-type="float" office:value="0.83850000000000002" table:style-name="ce18">
            <text:p>0,8385</text:p>
          </table:table-cell>
          <table:table-cell office:value-type="float" office:value="261770" table:style-name="ce26">
            <text:p>261770</text:p>
          </table:table-cell>
          <table:table-cell office:value-type="float" office:value="167580" table:style-name="ce26">
            <text:p>167580</text:p>
          </table:table-cell>
          <table:table-cell office:value-type="float" office:value="0.64019999999999999" table:style-name="ce20">
            <text:p>0,6402</text:p>
          </table:table-cell>
          <table:table-cell office:value-type="float" office:value="894" table:style-name="ce16">
            <text:p>894</text:p>
          </table:table-cell>
          <table:table-cell office:value-type="float" office:value="691" table:style-name="ce16">
            <text:p>691</text:p>
          </table:table-cell>
          <table:table-cell office:value-type="float" office:value="0.77290000000000003" table:style-name="ce22">
            <text:p>0,7729</text:p>
          </table:table-cell>
          <table:table-cell office:value-type="float" office:value="1000" table:style-name="ce26">
            <text:p>1000</text:p>
          </table:table-cell>
          <table:table-cell office:value-type="float" office:value="1440" table:style-name="ce26">
            <text:p>1440</text:p>
          </table:table-cell>
          <table:table-cell office:value-type="float" office:value="1.44" table:style-name="ce19">
            <text:p>1,44</text:p>
          </table:table-cell>
          <table:table-cell office:value-type="float" office:value="293059" table:style-name="ce16">
            <text:p>293059</text:p>
          </table:table-cell>
          <table:table-cell office:value-type="float" office:value="184578" table:style-name="ce16">
            <text:p>184578</text:p>
          </table:table-cell>
          <table:table-cell office:value-type="float" office:value="0.62980000000000003" table:style-name="ce20">
            <text:p>0,6298</text:p>
          </table:table-cell>
          <table:table-cell office:value-type="float" office:value="296999" table:style-name="ce16">
            <text:p>296999</text:p>
          </table:table-cell>
          <table:table-cell office:value-type="float" office:value="188635" table:style-name="ce16">
            <text:p>188635</text:p>
          </table:table-cell>
          <table:table-cell office:value-type="float" office:value="0.6351" table:style-name="ce20">
            <text:p>0,6351</text:p>
          </table:table-cell>
          <table:table-cell office:value-type="float" office:value="939" table:style-name="ce16">
            <text:p>939</text:p>
          </table:table-cell>
          <table:table-cell office:value-type="float" office:value="721" table:style-name="ce16">
            <text:p>721</text:p>
          </table:table-cell>
          <table:table-cell office:value-type="float" office:value="0.76780000000000004" table:style-name="ce22">
            <text:p>0,7678</text:p>
          </table:table-cell>
          <table:table-cell office:value-type="float" office:value="1149" table:style-name="ce26">
            <text:p>1149</text:p>
          </table:table-cell>
          <table:table-cell office:value-type="float" office:value="1587" table:style-name="ce26">
            <text:p>1587</text:p>
          </table:table-cell>
          <table:table-cell office:value-type="float" office:value="1.3812" table:style-name="ce19">
            <text:p>1,3812</text:p>
          </table:table-cell>
          <table:table-cell office:value-type="float" office:value="276254" table:style-name="ce26">
            <text:p>276254</text:p>
          </table:table-cell>
          <table:table-cell office:value-type="float" office:value="175877" table:style-name="ce26">
            <text:p>175877</text:p>
          </table:table-cell>
          <table:table-cell office:value-type="float" office:value="0.63660000000000005" table:style-name="ce20">
            <text:p>0,6366</text:p>
          </table:table-cell>
          <table:table-cell office:value-type="float" office:value="0.96" table:style-name="ce26">
            <text:p>0,96</text:p>
          </table:table-cell>
          <table:table-cell office:value-type="float" office:value="0.88160000000000005" table:style-name="ce26">
            <text:p>0,8816</text:p>
          </table:table-cell>
          <table:table-cell office:value-type="float" office:value="0.91839999999999999" table:style-name="ce26">
            <text:p>0,9184</text:p>
          </table:table-cell>
          <table:table-cell office:value-type="float" office:value="0.93" table:style-name="ce26">
            <text:p>0,93</text:p>
          </table:table-cell>
          <table:table-cell office:value-type="float" office:value="0.78990000000000005" table:style-name="ce26">
            <text:p>0,7899</text:p>
          </table:table-cell>
          <table:table-cell office:value-type="float" office:value="0.84930000000000005" table:style-name="ce26">
            <text:p>0,8493</text:p>
          </table:table-cell>
          <table:table-cell office:value-type="float" office:value="0.94499999999999995" table:style-name="ce26">
            <text:p>0,945</text:p>
          </table:table-cell>
          <table:table-cell office:value-type="float" office:value="0.84889999999999999" table:style-name="ce26">
            <text:p>0,8489</text:p>
          </table:table-cell>
          <table:table-cell office:value-type="float" office:value="0.89829999999999999" table:style-name="ce26">
            <text:p>0,8983</text:p>
          </table:table-cell>
          <table:table-cell office:value-type="float" office:value="0.89" table:style-name="ce26">
            <text:p>0,89</text:p>
          </table:table-cell>
          <table:table-cell office:value-type="float" office:value="0.83220000000000005" table:style-name="ce26">
            <text:p>0,8322</text:p>
          </table:table-cell>
          <table:table-cell office:value-type="float" office:value="0.93510000000000004" table:style-name="ce26">
            <text:p>0,9351</text:p>
          </table:table-cell>
          <table:table-cell office:value-type="float" office:value="0.91" table:style-name="ce26">
            <text:p>0,91</text:p>
          </table:table-cell>
          <table:table-cell office:value-type="float" office:value="0.72670000000000001" table:style-name="ce26">
            <text:p>0,7267</text:p>
          </table:table-cell>
          <table:table-cell office:value-type="float" office:value="0.79859999999999998" table:style-name="ce26">
            <text:p>0,7986</text:p>
          </table:table-cell>
          <table:table-cell office:value-type="float" office:value="0.9" table:style-name="ce26">
            <text:p>0,9</text:p>
          </table:table-cell>
          <table:table-cell office:value-type="float" office:value="0.74929999999999997" table:style-name="ce26">
            <text:p>0,7493</text:p>
          </table:table-cell>
          <table:table-cell office:value-type="float" office:value="0.83250000000000002" table:style-name="ce26">
            <text:p>0,8325</text:p>
          </table:table-cell>
          <table:table-cell office:value-type="float" office:value="0.92500000000000004" table:style-name="ce26">
            <text:p>0,925</text:p>
          </table:table-cell>
          <table:table-cell office:value-type="float" office:value="0.86839999999999995" table:style-name="ce26">
            <text:p>0,8684</text:p>
          </table:table-cell>
          <table:table-cell office:value-type="float" office:value="0.93889999999999996" table:style-name="ce26">
            <text:p>0,9389</text:p>
          </table:table-cell>
          <table:table-cell office:value-type="float" office:value="0.92" table:style-name="ce26">
            <text:p>0,92</text:p>
          </table:table-cell>
          <table:table-cell office:value-type="float" office:value="0.74519999999999997" table:style-name="ce26">
            <text:p>0,7452</text:p>
          </table:table-cell>
          <table:table-cell office:value-type="float" office:value="0.81" table:style-name="ce26">
            <text:p>0,81</text:p>
          </table:table-cell>
          <table:table-cell office:value-type="float" office:value="0.92249999999999999" table:style-name="ce26">
            <text:p>0,9225</text:p>
          </table:table-cell>
          <table:table-cell office:value-type="float" office:value="0.79679999999999995" table:style-name="ce26">
            <text:p>0,7968</text:p>
          </table:table-cell>
          <table:table-cell office:value-type="float" office:value="0.86370000000000002" table:style-name="ce26">
            <text:p>0,8637</text:p>
          </table:table-cell>
          <table:table-cell office:value-type="float" office:value="0.78" table:style-name="ce26">
            <text:p>0,78</text:p>
          </table:table-cell>
          <table:table-cell office:value-type="float" office:value="0.79390000000000005" table:style-name="ce26">
            <text:p>0,7939</text:p>
          </table:table-cell>
          <table:table-cell office:value-type="float" office:value="1.0178" table:style-name="ce26">
            <text:p>1,0178</text:p>
          </table:table-cell>
          <table:table-cell office:value-type="float" office:value="0.3" table:style-name="ce26">
            <text:p>0,3</text:p>
          </table:table-cell>
          <table:table-cell office:value-type="float" office:value="0.31019999999999998" table:style-name="ce26">
            <text:p>0,3102</text:p>
          </table:table-cell>
          <table:table-cell office:value-type="float" office:value="1.034" table:style-name="ce26">
            <text:p>1,034</text:p>
          </table:table-cell>
          <table:table-cell office:value-type="float" office:value="0.54" table:style-name="ce26">
            <text:p>0,54</text:p>
          </table:table-cell>
          <table:table-cell office:value-type="float" office:value="0.33879999999999999" table:style-name="ce26">
            <text:p>0,3388</text:p>
          </table:table-cell>
          <table:table-cell office:value-type="float" office:value="0.62749999999999995" table:style-name="ce26">
            <text:p>0,6275</text:p>
          </table:table-cell>
          <table:table-cell office:value-type="float" office:value="0.85250000000000004" table:style-name="ce26">
            <text:p>0,8525</text:p>
          </table:table-cell>
          <table:table-cell office:value-type="float" office:value="0.80389999999999995" table:style-name="ce26">
            <text:p>0,8039</text:p>
          </table:table-cell>
          <table:table-cell office:value-type="float" office:value="0.94299999999999995" table:style-name="ce26">
            <text:p>0,943</text:p>
          </table:table-cell>
          <table:table-cell office:value-type="float" office:value="0.61" table:style-name="ce26">
            <text:p>0,61</text:p>
          </table:table-cell>
          <table:table-cell office:value-type="float" office:value="0.316" table:style-name="ce26">
            <text:p>0,316</text:p>
          </table:table-cell>
          <table:table-cell office:value-type="float" office:value="0.5181" table:style-name="ce26">
            <text:p>0,5181</text:p>
          </table:table-cell>
          <table:table-cell office:value-type="float" office:value="0.73129999999999995" table:style-name="ce26">
            <text:p>0,7313</text:p>
          </table:table-cell>
          <table:table-cell office:value-type="float" office:value="0.34870000000000001" table:style-name="ce26">
            <text:p>0,3487</text:p>
          </table:table-cell>
          <table:table-cell office:value-type="float" office:value="0.4768" table:style-name="ce26">
            <text:p>0,4768</text:p>
          </table:table-cell>
          <table:table-cell office:value-type="float" office:value="0.82" table:style-name="ce26">
            <text:p>0,82</text:p>
          </table:table-cell>
          <table:table-cell office:value-type="float" office:value="0.62019999999999997" table:style-name="ce26">
            <text:p>0,6202</text:p>
          </table:table-cell>
          <table:table-cell office:value-type="float" office:value="0.75629999999999997" table:style-name="ce26">
            <text:p>0,7563</text:p>
          </table:table-cell>
          <table:table-cell office:value-type="float" office:value="0.33" table:style-name="ce26">
            <text:p>0,33</text:p>
          </table:table-cell>
          <table:table-cell office:value-type="float" office:value="0.30919999999999997" table:style-name="ce26">
            <text:p>0,3092</text:p>
          </table:table-cell>
          <table:table-cell office:value-type="float" office:value="0.93700000000000006" table:style-name="ce26">
            <text:p>0,937</text:p>
          </table:table-cell>
          <table:table-cell office:value-type="float" office:value="0.57499999999999996" table:style-name="ce26">
            <text:p>0,575</text:p>
          </table:table-cell>
          <table:table-cell office:value-type="float" office:value="0.31019999999999998" table:style-name="ce26">
            <text:p>0,3102</text:p>
          </table:table-cell>
          <table:table-cell office:value-type="float" office:value="0.53949999999999998" table:style-name="ce26">
            <text:p>0,5395</text:p>
          </table:table-cell>
          <table:table-cell office:value-type="float" office:value="0.89" table:style-name="ce26">
            <text:p>0,89</text:p>
          </table:table-cell>
          <table:table-cell office:value-type="float" office:value="0.87790000000000001" table:style-name="ce26">
            <text:p>0,8779</text:p>
          </table:table-cell>
          <table:table-cell office:value-type="float" office:value="0.98650000000000004" table:style-name="ce26">
            <text:p>0,9865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67930000000000001" table:style-name="ce26">
            <text:p>0,6793</text:p>
          </table:table-cell>
          <table:table-cell office:value-type="float" office:value="1.1133999999999999" table:style-name="ce26">
            <text:p>1,1134</text:p>
          </table:table-cell>
          <table:table-cell office:value-type="float" office:value="954" table:style-name="ce26">
            <text:p>954</text:p>
          </table:table-cell>
          <table:table-cell office:value-type="float" office:value="174" table:style-name="ce26">
            <text:p>174</text:p>
          </table:table-cell>
          <table:table-cell office:value-type="float" office:value="0.18240000000000001" table:style-name="ce23">
            <text:p>0,1824</text:p>
          </table:table-cell>
          <table:table-cell office:value-type="float" office:value="616" table:style-name="ce26">
            <text:p>616</text:p>
          </table:table-cell>
          <table:table-cell office:value-type="float" office:value="125" table:style-name="ce26">
            <text:p>125</text:p>
          </table:table-cell>
          <table:table-cell office:value-type="float" office:value="0.2029" table:style-name="ce23">
            <text:p>0,2029</text:p>
          </table:table-cell>
          <table:table-cell office:value-type="float" office:value="1570" table:style-name="ce26">
            <text:p>1570</text:p>
          </table:table-cell>
          <table:table-cell office:value-type="float" office:value="299" table:style-name="ce26">
            <text:p>299</text:p>
          </table:table-cell>
          <table:table-cell office:value-type="float" office:value="0.19040000000000001" table:style-name="ce23">
            <text:p>0,1904</text:p>
          </table:table-cell>
          <table:table-cell office:value-type="float" office:value="103334" table:style-name="ce26">
            <text:p>103334</text:p>
          </table:table-cell>
          <table:table-cell office:value-type="float" office:value="46132" table:style-name="ce26">
            <text:p>46132</text:p>
          </table:table-cell>
          <table:table-cell office:value-type="float" office:value="0.44640000000000002" table:style-name="ce23">
            <text:p>0,4464</text:p>
          </table:table-cell>
          <table:table-cell office:value-type="float" office:value="104904" table:style-name="ce26">
            <text:p>104904</text:p>
          </table:table-cell>
          <table:table-cell office:value-type="float" office:value="46431" table:style-name="ce26">
            <text:p>46431</text:p>
          </table:table-cell>
          <table:table-cell office:value-type="float" office:value="0.44259999999999999" table:style-name="ce28">
            <text:p>0,4426</text:p>
          </table:table-cell>
          <table:table-cell office:value-type="float" office:value="269" table:style-name="ce26">
            <text:p>269</text:p>
          </table:table-cell>
          <table:table-cell office:value-type="float" office:value="3" table:style-name="ce26">
            <text:p>3</text:p>
          </table:table-cell>
          <table:table-cell office:value-type="float" office:value="1.12E-2" table:style-name="ce26">
            <text:p>0,0112</text:p>
          </table:table-cell>
          <table:table-cell office:value-type="float" office:value="651" table:style-name="ce26">
            <text:p>651</text:p>
          </table:table-cell>
          <table:table-cell office:value-type="float" office:value="215" table:style-name="ce26">
            <text:p>215</text:p>
          </table:table-cell>
          <table:table-cell office:value-type="float" office:value="0.33029999999999998" table:style-name="ce26">
            <text:p>0,3303</text:p>
          </table:table-cell>
          <table:table-cell office:value-type="float" office:value="610" table:style-name="ce26">
            <text:p>610</text:p>
          </table:table-cell>
          <table:table-cell office:value-type="float" office:value="731" table:style-name="ce26">
            <text:p>731</text:p>
          </table:table-cell>
          <table:table-cell office:value-type="float" office:value="1.1983999999999999" table:style-name="ce26">
            <text:p>1,1984</text:p>
          </table:table-cell>
          <table:table-cell table:number-columns-repeated="16190"/>
        </table:table-row>
        <table:table-row table:style-name="ro3">
          <table:table-cell office:value-type="float" office:value="91" table:style-name="ce26">
            <text:p>91</text:p>
          </table:table-cell>
          <table:table-cell office:value-type="string" table:style-name="ce27">
            <text:p>REGIONAL AMAZONAS</text:p>
          </table:table-cell>
          <table:table-cell office:value-type="float" office:value="283" table:style-name="ce26">
            <text:p>283</text:p>
          </table:table-cell>
          <table:table-cell office:value-type="float" office:value="252" table:style-name="ce26">
            <text:p>252</text:p>
          </table:table-cell>
          <table:table-cell office:value-type="float" office:value="0.89049999999999996" table:style-name="ce22">
            <text:p>0,8905</text:p>
          </table:table-cell>
          <table:table-cell office:value-type="float" office:value="328" table:style-name="ce26">
            <text:p>328</text:p>
          </table:table-cell>
          <table:table-cell office:value-type="float" office:value="334" table:style-name="ce26">
            <text:p>334</text:p>
          </table:table-cell>
          <table:table-cell office:value-type="float" office:value="1.0183" table:style-name="ce19">
            <text:p>1,018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11" table:style-name="ce26">
            <text:p>611</text:p>
          </table:table-cell>
          <table:table-cell office:value-type="float" office:value="586" table:style-name="ce26">
            <text:p>586</text:p>
          </table:table-cell>
          <table:table-cell office:value-type="float" office:value="0.95909999999999995" table:style-name="ce18">
            <text:p>0,9591</text:p>
          </table:table-cell>
          <table:table-cell office:value-type="float" office:value="611" table:style-name="ce26">
            <text:p>611</text:p>
          </table:table-cell>
          <table:table-cell office:value-type="float" office:value="586" table:style-name="ce26">
            <text:p>586</text:p>
          </table:table-cell>
          <table:table-cell office:value-type="float" office:value="0.95909999999999995" table:style-name="ce18">
            <text:p>0,9591</text:p>
          </table:table-cell>
          <table:table-cell office:value-type="float" office:value="158" table:style-name="ce26">
            <text:p>158</text:p>
          </table:table-cell>
          <table:table-cell office:value-type="float" office:value="152" table:style-name="ce26">
            <text:p>152</text:p>
          </table:table-cell>
          <table:table-cell office:value-type="float" office:value="0.96199999999999997" table:style-name="ce18">
            <text:p>0,96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8" table:style-name="ce26">
            <text:p>158</text:p>
          </table:table-cell>
          <table:table-cell office:value-type="float" office:value="152" table:style-name="ce26">
            <text:p>152</text:p>
          </table:table-cell>
          <table:table-cell office:value-type="float" office:value="0.96199999999999997" table:style-name="ce18">
            <text:p>0,962</text:p>
          </table:table-cell>
          <table:table-cell office:value-type="float" office:value="50" table:style-name="ce26">
            <text:p>50</text:p>
          </table:table-cell>
          <table:table-cell office:value-type="float" office:value="44" table:style-name="ce26">
            <text:p>44</text:p>
          </table:table-cell>
          <table:table-cell office:value-type="float" office:value="0.88" table:style-name="ce22">
            <text:p>0,8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0" table:style-name="ce26">
            <text:p>50</text:p>
          </table:table-cell>
          <table:table-cell office:value-type="float" office:value="44" table:style-name="ce26">
            <text:p>44</text:p>
          </table:table-cell>
          <table:table-cell office:value-type="float" office:value="0.88" table:style-name="ce22">
            <text:p>0,88</text:p>
          </table:table-cell>
          <table:table-cell office:value-type="float" office:value="1157" table:style-name="ce26">
            <text:p>1157</text:p>
          </table:table-cell>
          <table:table-cell office:value-type="float" office:value="1134" table:style-name="ce26">
            <text:p>1134</text:p>
          </table:table-cell>
          <table:table-cell office:value-type="float" office:value="0.98009999999999997" table:style-name="ce18">
            <text:p>0,980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74" table:style-name="ce26">
            <text:p>974</text:p>
          </table:table-cell>
          <table:table-cell office:value-type="float" office:value="901" table:style-name="ce26">
            <text:p>901</text:p>
          </table:table-cell>
          <table:table-cell office:value-type="float" office:value="0.92510000000000003" table:style-name="ce20">
            <text:p>0,9251</text:p>
          </table:table-cell>
          <table:table-cell office:value-type="float" office:value="2131" table:style-name="ce26">
            <text:p>2131</text:p>
          </table:table-cell>
          <table:table-cell office:value-type="float" office:value="2035" table:style-name="ce26">
            <text:p>2035</text:p>
          </table:table-cell>
          <table:table-cell office:value-type="float" office:value="0.95499999999999996" table:style-name="ce18">
            <text:p>0,95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339" table:style-name="ce26">
            <text:p>2339</text:p>
          </table:table-cell>
          <table:table-cell office:value-type="float" office:value="2231" table:style-name="ce26">
            <text:p>2231</text:p>
          </table:table-cell>
          <table:table-cell office:value-type="float" office:value="0.95379999999999998" table:style-name="ce18">
            <text:p>0,9538</text:p>
          </table:table-cell>
          <table:table-cell office:value-type="float" office:value="2950" table:style-name="ce26">
            <text:p>2950</text:p>
          </table:table-cell>
          <table:table-cell office:value-type="float" office:value="2817" table:style-name="ce26">
            <text:p>2817</text:p>
          </table:table-cell>
          <table:table-cell office:value-type="float" office:value="0.95489999999999997" table:style-name="ce18">
            <text:p>0,9549</text:p>
          </table:table-cell>
          <table:table-cell office:value-type="float" office:value="10800" table:style-name="ce26">
            <text:p>10800</text:p>
          </table:table-cell>
          <table:table-cell office:value-type="float" office:value="7600" table:style-name="ce26">
            <text:p>7600</text:p>
          </table:table-cell>
          <table:table-cell office:value-type="float" office:value="0.70369999999999999" table:style-name="ce20">
            <text:p>0,7037</text:p>
          </table:table-cell>
          <table:table-cell office:value-type="float" office:value="7025" table:style-name="ce26">
            <text:p>7025</text:p>
          </table:table-cell>
          <table:table-cell office:value-type="float" office:value="6412" table:style-name="ce16">
            <text:p>6412</text:p>
          </table:table-cell>
          <table:table-cell office:value-type="float" office:value="0.91269999999999996" table:style-name="ce18">
            <text:p>0,9127</text:p>
          </table:table-cell>
          <table:table-cell office:value-type="float" office:value="3840" table:style-name="ce26">
            <text:p>3840</text:p>
          </table:table-cell>
          <table:table-cell office:value-type="float" office:value="3088" table:style-name="ce26">
            <text:p>3088</text:p>
          </table:table-cell>
          <table:table-cell office:value-type="float" office:value="0.80420000000000003" table:style-name="ce18">
            <text:p>0,8042</text:p>
          </table:table-cell>
          <table:table-cell office:value-type="float" office:value="1050" table:style-name="ce26">
            <text:p>1050</text:p>
          </table:table-cell>
          <table:table-cell office:value-type="float" office:value="711" table:style-name="ce26">
            <text:p>711</text:p>
          </table:table-cell>
          <table:table-cell office:value-type="float" office:value="0.67710000000000004" table:style-name="ce20">
            <text:p>0,6771</text:p>
          </table:table-cell>
          <table:table-cell office:value-type="float" office:value="4890" table:style-name="ce26">
            <text:p>4890</text:p>
          </table:table-cell>
          <table:table-cell office:value-type="float" office:value="3799" table:style-name="ce26">
            <text:p>3799</text:p>
          </table:table-cell>
          <table:table-cell office:value-type="float" office:value="0.77690000000000003" table:style-name="ce22">
            <text:p>0,7769</text:p>
          </table:table-cell>
          <table:table-cell office:value-type="float" office:value="1001" table:style-name="ce16">
            <text:p>1001</text:p>
          </table:table-cell>
          <table:table-cell office:value-type="float" office:value="662" table:style-name="ce16">
            <text:p>662</text:p>
          </table:table-cell>
          <table:table-cell office:value-type="float" office:value="0.6613" table:style-name="ce20">
            <text:p>0,6613</text:p>
          </table:table-cell>
          <table:table-cell office:value-type="float" office:value="300" table:style-name="ce26">
            <text:p>300</text:p>
          </table:table-cell>
          <table:table-cell office:value-type="float" office:value="100" table:style-name="ce26">
            <text:p>100</text:p>
          </table:table-cell>
          <table:table-cell office:value-type="float" office:value="0.33329999999999999" table:style-name="ce20">
            <text:p>0,3333</text:p>
          </table:table-cell>
          <table:table-cell office:value-type="float" office:value="24016" table:style-name="ce16">
            <text:p>24016</text:p>
          </table:table-cell>
          <table:table-cell office:value-type="float" office:value="18573" table:style-name="ce16">
            <text:p>18573</text:p>
          </table:table-cell>
          <table:table-cell office:value-type="float" office:value="0.77339999999999998" table:style-name="ce22">
            <text:p>0,7734</text:p>
          </table:table-cell>
          <table:table-cell office:value-type="float" office:value="26966" table:style-name="ce16">
            <text:p>26966</text:p>
          </table:table-cell>
          <table:table-cell office:value-type="float" office:value="21390" table:style-name="ce16">
            <text:p>21390</text:p>
          </table:table-cell>
          <table:table-cell office:value-type="float" office:value="0.79320000000000002" table:style-name="ce22">
            <text:p>0,7932</text:p>
          </table:table-cell>
          <table:table-cell office:value-type="float" office:value="1001" table:style-name="ce16">
            <text:p>1001</text:p>
          </table:table-cell>
          <table:table-cell office:value-type="float" office:value="662" table:style-name="ce16">
            <text:p>662</text:p>
          </table:table-cell>
          <table:table-cell office:value-type="float" office:value="0.6613" table:style-name="ce20">
            <text:p>0,6613</text:p>
          </table:table-cell>
          <table:table-cell office:value-type="float" office:value="300" table:style-name="ce26">
            <text:p>300</text:p>
          </table:table-cell>
          <table:table-cell office:value-type="float" office:value="100" table:style-name="ce26">
            <text:p>100</text:p>
          </table:table-cell>
          <table:table-cell office:value-type="float" office:value="0.33329999999999999" table:style-name="ce20">
            <text:p>0,3333</text:p>
          </table:table-cell>
          <table:table-cell office:value-type="float" office:value="14968" table:style-name="ce26">
            <text:p>14968</text:p>
          </table:table-cell>
          <table:table-cell office:value-type="float" office:value="11022" table:style-name="ce26">
            <text:p>11022</text:p>
          </table:table-cell>
          <table:table-cell office:value-type="float" office:value="0.73640000000000005" table:style-name="ce20">
            <text:p>0,7364</text:p>
          </table:table-cell>
          <table:table-cell office:value-type="float" office:value="0.86" table:style-name="ce26">
            <text:p>0,86</text:p>
          </table:table-cell>
          <table:table-cell office:value-type="float" office:value="0.86550000000000005" table:style-name="ce26">
            <text:p>0,8655</text:p>
          </table:table-cell>
          <table:table-cell office:value-type="float" office:value="1.0064" table:style-name="ce26">
            <text:p>1,0064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6" table:style-name="ce26">
            <text:p>0,86</text:p>
          </table:table-cell>
          <table:table-cell office:value-type="float" office:value="0.86550000000000005" table:style-name="ce26">
            <text:p>0,8655</text:p>
          </table:table-cell>
          <table:table-cell office:value-type="float" office:value="1.0064" table:style-name="ce26">
            <text:p>1,0064</text:p>
          </table:table-cell>
          <table:table-cell office:value-type="float" office:value="0.76" table:style-name="ce26">
            <text:p>0,76</text:p>
          </table:table-cell>
          <table:table-cell office:value-type="float" office:value="0.90080000000000005" table:style-name="ce26">
            <text:p>0,9008</text:p>
          </table:table-cell>
          <table:table-cell office:value-type="float" office:value="1.1853" table:style-name="ce26">
            <text:p>1,1853</text:p>
          </table:table-cell>
          <table:table-cell office:value-type="float" office:value="0.18" table:style-name="ce26">
            <text:p>0,18</text:p>
          </table:table-cell>
          <table:table-cell office:value-type="float" office:value="0.94910000000000005" table:style-name="ce26">
            <text:p>0,9491</text:p>
          </table:table-cell>
          <table:table-cell office:value-type="float" office:value="5.2728000000000002" table:style-name="ce26">
            <text:p>5,2728</text:p>
          </table:table-cell>
          <table:table-cell office:value-type="float" office:value="0.47" table:style-name="ce26">
            <text:p>0,47</text:p>
          </table:table-cell>
          <table:table-cell office:value-type="float" office:value="0.92830000000000001" table:style-name="ce26">
            <text:p>0,9283</text:p>
          </table:table-cell>
          <table:table-cell office:value-type="float" office:value="1.9752000000000001" table:style-name="ce26">
            <text:p>1,9752</text:p>
          </table:table-cell>
          <table:table-cell office:value-type="float" office:value="0.81" table:style-name="ce26">
            <text:p>0,81</text:p>
          </table:table-cell>
          <table:table-cell office:value-type="float" office:value="0.86909999999999998" table:style-name="ce26">
            <text:p>0,8691</text:p>
          </table:table-cell>
          <table:table-cell office:value-type="float" office:value="1.073" table:style-name="ce26">
            <text:p>1,073</text:p>
          </table:table-cell>
          <table:table-cell office:value-type="float" office:value="0.18" table:style-name="ce26">
            <text:p>0,18</text:p>
          </table:table-cell>
          <table:table-cell office:value-type="float" office:value="0.94910000000000005" table:style-name="ce26">
            <text:p>0,9491</text:p>
          </table:table-cell>
          <table:table-cell office:value-type="float" office:value="5.2728000000000002" table:style-name="ce26">
            <text:p>5,2728</text:p>
          </table:table-cell>
          <table:table-cell office:value-type="float" office:value="0.495" table:style-name="ce26">
            <text:p>0,495</text:p>
          </table:table-cell>
          <table:table-cell office:value-type="float" office:value="0.87860000000000005" table:style-name="ce26">
            <text:p>0,8786</text:p>
          </table:table-cell>
          <table:table-cell office:value-type="float" office:value="1.7748999999999999" table:style-name="ce26">
            <text:p>1,7749</text:p>
          </table:table-cell>
          <table:table-cell office:value-type="float" office:value="0.8" table:style-name="ce26">
            <text:p>0,8</text:p>
          </table:table-cell>
          <table:table-cell office:value-type="float" office:value="0.77149999999999996" table:style-name="ce26">
            <text:p>0,7715</text:p>
          </table:table-cell>
          <table:table-cell office:value-type="float" office:value="0.96440000000000003" table:style-name="ce26">
            <text:p>0,9644</text:p>
          </table:table-cell>
          <table:table-cell office:value-type="float" office:value="0.23" table:style-name="ce26">
            <text:p>0,23</text:p>
          </table:table-cell>
          <table:table-cell office:value-type="float" office:value="0.3014" table:style-name="ce26">
            <text:p>0,3014</text:p>
          </table:table-cell>
          <table:table-cell office:value-type="float" office:value="1.3106" table:style-name="ce26">
            <text:p>1,3106</text:p>
          </table:table-cell>
          <table:table-cell office:value-type="float" office:value="0.51500000000000001" table:style-name="ce26">
            <text:p>0,515</text:p>
          </table:table-cell>
          <table:table-cell office:value-type="float" office:value="0.50329999999999997" table:style-name="ce26">
            <text:p>0,5033</text:p>
          </table:table-cell>
          <table:table-cell office:value-type="float" office:value="0.97729999999999995" table:style-name="ce26">
            <text:p>0,9773</text:p>
          </table:table-cell>
          <table:table-cell office:value-type="float" office:value="0.80500000000000005" table:style-name="ce26">
            <text:p>0,805</text:p>
          </table:table-cell>
          <table:table-cell office:value-type="float" office:value="0.79549999999999998" table:style-name="ce26">
            <text:p>0,7955</text:p>
          </table:table-cell>
          <table:table-cell office:value-type="float" office:value="0.98819999999999997" table:style-name="ce26">
            <text:p>0,9882</text:p>
          </table:table-cell>
          <table:table-cell office:value-type="float" office:value="0.20499999999999999" table:style-name="ce26">
            <text:p>0,205</text:p>
          </table:table-cell>
          <table:table-cell office:value-type="float" office:value="0.3221" table:style-name="ce26">
            <text:p>0,3221</text:p>
          </table:table-cell>
          <table:table-cell office:value-type="float" office:value="1.5712999999999999" table:style-name="ce26">
            <text:p>1,5713</text:p>
          </table:table-cell>
          <table:table-cell office:value-type="float" office:value="0.505" table:style-name="ce26">
            <text:p>0,505</text:p>
          </table:table-cell>
          <table:table-cell office:value-type="float" office:value="0.55469999999999997" table:style-name="ce26">
            <text:p>0,5547</text:p>
          </table:table-cell>
          <table:table-cell office:value-type="float" office:value="1.0985" table:style-name="ce26">
            <text:p>1,0985</text:p>
          </table:table-cell>
          <table:table-cell office:value-type="float" office:value="0.77" table:style-name="ce26">
            <text:p>0,77</text:p>
          </table:table-cell>
          <table:table-cell office:value-type="float" office:value="0.65820000000000001" table:style-name="ce26">
            <text:p>0,6582</text:p>
          </table:table-cell>
          <table:table-cell office:value-type="float" office:value="0.8548" table:style-name="ce26">
            <text:p>0,8548</text:p>
          </table:table-cell>
          <table:table-cell office:value-type="float" office:value="0.3" table:style-name="ce26">
            <text:p>0,3</text:p>
          </table:table-cell>
          <table:table-cell office:value-type="float" office:value="0.38040000000000002" table:style-name="ce26">
            <text:p>0,3804</text:p>
          </table:table-cell>
          <table:table-cell office:value-type="float" office:value="1.2681" table:style-name="ce26">
            <text:p>1,2681</text:p>
          </table:table-cell>
          <table:table-cell office:value-type="float" office:value="0.53500000000000003" table:style-name="ce26">
            <text:p>0,535</text:p>
          </table:table-cell>
          <table:table-cell office:value-type="float" office:value="0.43719999999999998" table:style-name="ce26">
            <text:p>0,4372</text:p>
          </table:table-cell>
          <table:table-cell office:value-type="float" office:value="0.81720000000000004" table:style-name="ce26">
            <text:p>0,8172</text:p>
          </table:table-cell>
          <table:table-cell office:value-type="float" office:value="0.86" table:style-name="ce26">
            <text:p>0,86</text:p>
          </table:table-cell>
          <table:table-cell office:value-type="float" office:value="0.82730000000000004" table:style-name="ce26">
            <text:p>0,8273</text:p>
          </table:table-cell>
          <table:table-cell office:value-type="float" office:value="0.96189999999999998" table:style-name="ce26">
            <text:p>0,9619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96" table:style-name="ce26">
            <text:p>0,96</text:p>
          </table:table-cell>
          <table:table-cell office:value-type="float" office:value="1.5734999999999999" table:style-name="ce26">
            <text:p>1,5735</text:p>
          </table:table-cell>
          <table:table-cell office:value-type="float" office:value="993" table:style-name="ce26">
            <text:p>993</text:p>
          </table:table-cell>
          <table:table-cell office:value-type="float" office:value="241" table:style-name="ce26">
            <text:p>241</text:p>
          </table:table-cell>
          <table:table-cell office:value-type="float" office:value="0.2427" table:style-name="ce23">
            <text:p>0,2427</text:p>
          </table:table-cell>
          <table:table-cell office:value-type="float" office:value="43" table:style-name="ce26">
            <text:p>43</text:p>
          </table:table-cell>
          <table:table-cell office:value-type="float" office:value="48" table:style-name="ce26">
            <text:p>48</text:p>
          </table:table-cell>
          <table:table-cell office:value-type="float" office:value="1.1163000000000001" table:style-name="ce30">
            <text:p>1,1163</text:p>
          </table:table-cell>
          <table:table-cell office:value-type="float" office:value="1036" table:style-name="ce26">
            <text:p>1036</text:p>
          </table:table-cell>
          <table:table-cell office:value-type="float" office:value="289" table:style-name="ce26">
            <text:p>289</text:p>
          </table:table-cell>
          <table:table-cell office:value-type="float" office:value="0.27900000000000003" table:style-name="ce23">
            <text:p>0,279</text:p>
          </table:table-cell>
          <table:table-cell office:value-type="float" office:value="10065" table:style-name="ce26">
            <text:p>10065</text:p>
          </table:table-cell>
          <table:table-cell office:value-type="float" office:value="6612" table:style-name="ce26">
            <text:p>6612</text:p>
          </table:table-cell>
          <table:table-cell office:value-type="float" office:value="0.65690000000000004" table:style-name="ce23">
            <text:p>0,6569</text:p>
          </table:table-cell>
          <table:table-cell office:value-type="float" office:value="11101" table:style-name="ce26">
            <text:p>11101</text:p>
          </table:table-cell>
          <table:table-cell office:value-type="float" office:value="6901" table:style-name="ce26">
            <text:p>6901</text:p>
          </table:table-cell>
          <table:table-cell office:value-type="float" office:value="0.62170000000000003" table:style-name="ce28">
            <text:p>0,6217</text:p>
          </table:table-cell>
          <table:table-cell office:value-type="float" office:value="284" table:style-name="ce26">
            <text:p>284</text:p>
          </table:table-cell>
          <table:table-cell office:value-type="float" office:value="3" table:style-name="ce26">
            <text:p>3</text:p>
          </table:table-cell>
          <table:table-cell office:value-type="float" office:value="1.06E-2" table:style-name="ce26">
            <text:p>0,0106</text:p>
          </table:table-cell>
          <table:table-cell office:value-type="float" office:value="730" table:style-name="ce26">
            <text:p>730</text:p>
          </table:table-cell>
          <table:table-cell office:value-type="float" office:value="377" table:style-name="ce26">
            <text:p>377</text:p>
          </table:table-cell>
          <table:table-cell office:value-type="float" office:value="0.51639999999999997" table:style-name="ce26">
            <text:p>0,5164</text:p>
          </table:table-cell>
          <table:table-cell office:value-type="float" office:value="183" table:style-name="ce26">
            <text:p>183</text:p>
          </table:table-cell>
          <table:table-cell office:value-type="float" office:value="79" table:style-name="ce26">
            <text:p>79</text:p>
          </table:table-cell>
          <table:table-cell office:value-type="float" office:value="0.43169999999999997" table:style-name="ce26">
            <text:p>0,4317</text:p>
          </table:table-cell>
          <table:table-cell table:number-columns-repeated="16190"/>
        </table:table-row>
        <table:table-row table:style-name="ro3">
          <table:table-cell office:value-type="float" office:value="94" table:style-name="ce26">
            <text:p>94</text:p>
          </table:table-cell>
          <table:table-cell office:value-type="string" table:style-name="ce27">
            <text:p>REGIONAL GUAINÍA</text:p>
          </table:table-cell>
          <table:table-cell office:value-type="float" office:value="368" table:style-name="ce26">
            <text:p>368</text:p>
          </table:table-cell>
          <table:table-cell office:value-type="float" office:value="339" table:style-name="ce26">
            <text:p>339</text:p>
          </table:table-cell>
          <table:table-cell office:value-type="float" office:value="0.92120000000000002" table:style-name="ce18">
            <text:p>0,9212</text:p>
          </table:table-cell>
          <table:table-cell office:value-type="float" office:value="393" table:style-name="ce26">
            <text:p>393</text:p>
          </table:table-cell>
          <table:table-cell office:value-type="float" office:value="387" table:style-name="ce26">
            <text:p>387</text:p>
          </table:table-cell>
          <table:table-cell office:value-type="float" office:value="0.98470000000000002" table:style-name="ce18">
            <text:p>0,984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61" table:style-name="ce26">
            <text:p>761</text:p>
          </table:table-cell>
          <table:table-cell office:value-type="float" office:value="726" table:style-name="ce26">
            <text:p>726</text:p>
          </table:table-cell>
          <table:table-cell office:value-type="float" office:value="0.95399999999999996" table:style-name="ce18">
            <text:p>0,954</text:p>
          </table:table-cell>
          <table:table-cell office:value-type="float" office:value="761" table:style-name="ce26">
            <text:p>761</text:p>
          </table:table-cell>
          <table:table-cell office:value-type="float" office:value="726" table:style-name="ce26">
            <text:p>726</text:p>
          </table:table-cell>
          <table:table-cell office:value-type="float" office:value="0.95399999999999996" table:style-name="ce18">
            <text:p>0,954</text:p>
          </table:table-cell>
          <table:table-cell office:value-type="float" office:value="124" table:style-name="ce26">
            <text:p>124</text:p>
          </table:table-cell>
          <table:table-cell office:value-type="float" office:value="106" table:style-name="ce26">
            <text:p>106</text:p>
          </table:table-cell>
          <table:table-cell office:value-type="float" office:value="0.8548" table:style-name="ce22">
            <text:p>0,854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24" table:style-name="ce26">
            <text:p>124</text:p>
          </table:table-cell>
          <table:table-cell office:value-type="float" office:value="106" table:style-name="ce26">
            <text:p>106</text:p>
          </table:table-cell>
          <table:table-cell office:value-type="float" office:value="0.8548" table:style-name="ce22">
            <text:p>0,854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930" table:style-name="ce26">
            <text:p>930</text:p>
          </table:table-cell>
          <table:table-cell office:value-type="float" office:value="820" table:style-name="ce26">
            <text:p>820</text:p>
          </table:table-cell>
          <table:table-cell office:value-type="float" office:value="0.88170000000000004" table:style-name="ce22">
            <text:p>0,881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56" table:style-name="ce26">
            <text:p>756</text:p>
          </table:table-cell>
          <table:table-cell office:value-type="float" office:value="889" table:style-name="ce26">
            <text:p>889</text:p>
          </table:table-cell>
          <table:table-cell office:value-type="float" office:value="1.1758999999999999" table:style-name="ce19">
            <text:p>1,1759</text:p>
          </table:table-cell>
          <table:table-cell office:value-type="float" office:value="1686" table:style-name="ce26">
            <text:p>1686</text:p>
          </table:table-cell>
          <table:table-cell office:value-type="float" office:value="1709" table:style-name="ce26">
            <text:p>1709</text:p>
          </table:table-cell>
          <table:table-cell office:value-type="float" office:value="1.0136000000000001" table:style-name="ce19">
            <text:p>1,013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810" table:style-name="ce26">
            <text:p>1810</text:p>
          </table:table-cell>
          <table:table-cell office:value-type="float" office:value="1815" table:style-name="ce26">
            <text:p>1815</text:p>
          </table:table-cell>
          <table:table-cell office:value-type="float" office:value="1.0027999999999999" table:style-name="ce18">
            <text:p>1,0028</text:p>
          </table:table-cell>
          <table:table-cell office:value-type="float" office:value="2571" table:style-name="ce26">
            <text:p>2571</text:p>
          </table:table-cell>
          <table:table-cell office:value-type="float" office:value="2541" table:style-name="ce26">
            <text:p>2541</text:p>
          </table:table-cell>
          <table:table-cell office:value-type="float" office:value="0.98829999999999996" table:style-name="ce18">
            <text:p>0,9883</text:p>
          </table:table-cell>
          <table:table-cell office:value-type="float" office:value="7200" table:style-name="ce26">
            <text:p>7200</text:p>
          </table:table-cell>
          <table:table-cell office:value-type="float" office:value="2560" table:style-name="ce26">
            <text:p>2560</text:p>
          </table:table-cell>
          <table:table-cell office:value-type="float" office:value="0.35560000000000003" table:style-name="ce20">
            <text:p>0,3556</text:p>
          </table:table-cell>
          <table:table-cell office:value-type="float" office:value="7075" table:style-name="ce26">
            <text:p>7075</text:p>
          </table:table-cell>
          <table:table-cell office:value-type="float" office:value="4517" table:style-name="ce16">
            <text:p>4517</text:p>
          </table:table-cell>
          <table:table-cell office:value-type="float" office:value="0.63839999999999997" table:style-name="ce20">
            <text:p>0,6384</text:p>
          </table:table-cell>
          <table:table-cell office:value-type="float" office:value="3840" table:style-name="ce26">
            <text:p>3840</text:p>
          </table:table-cell>
          <table:table-cell office:value-type="float" office:value="2400" table:style-name="ce26">
            <text:p>2400</text:p>
          </table:table-cell>
          <table:table-cell office:value-type="float" office:value="0.625" table:style-name="ce20">
            <text:p>0,6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3840" table:style-name="ce26">
            <text:p>3840</text:p>
          </table:table-cell>
          <table:table-cell office:value-type="float" office:value="2400" table:style-name="ce26">
            <text:p>2400</text:p>
          </table:table-cell>
          <table:table-cell office:value-type="float" office:value="0.625" table:style-name="ce20">
            <text:p>0,625</text:p>
          </table:table-cell>
          <table:table-cell office:value-type="float" office:value="1691" table:style-name="ce16">
            <text:p>1691</text:p>
          </table:table-cell>
          <table:table-cell office:value-type="float" office:value="815" table:style-name="ce16">
            <text:p>815</text:p>
          </table:table-cell>
          <table:table-cell office:value-type="float" office:value="0.48199999999999998" table:style-name="ce20">
            <text:p>0,482</text:p>
          </table:table-cell>
          <table:table-cell office:value-type="float" office:value="300" table:style-name="ce26">
            <text:p>300</text:p>
          </table:table-cell>
          <table:table-cell office:value-type="float" office:value="22" table:style-name="ce26">
            <text:p>22</text:p>
          </table:table-cell>
          <table:table-cell office:value-type="float" office:value="7.3300000000000004E-2" table:style-name="ce20">
            <text:p>0,0733</text:p>
          </table:table-cell>
          <table:table-cell office:value-type="float" office:value="20106" table:style-name="ce16">
            <text:p>20106</text:p>
          </table:table-cell>
          <table:table-cell office:value-type="float" office:value="10314" table:style-name="ce16">
            <text:p>10314</text:p>
          </table:table-cell>
          <table:table-cell office:value-type="float" office:value="0.51300000000000001" table:style-name="ce20">
            <text:p>0,513</text:p>
          </table:table-cell>
          <table:table-cell office:value-type="float" office:value="22677" table:style-name="ce16">
            <text:p>22677</text:p>
          </table:table-cell>
          <table:table-cell office:value-type="float" office:value="12855" table:style-name="ce16">
            <text:p>12855</text:p>
          </table:table-cell>
          <table:table-cell office:value-type="float" office:value="0.56689999999999996" table:style-name="ce20">
            <text:p>0,5669</text:p>
          </table:table-cell>
          <table:table-cell office:value-type="float" office:value="1691" table:style-name="ce16">
            <text:p>1691</text:p>
          </table:table-cell>
          <table:table-cell office:value-type="float" office:value="815" table:style-name="ce16">
            <text:p>815</text:p>
          </table:table-cell>
          <table:table-cell office:value-type="float" office:value="0.48199999999999998" table:style-name="ce20">
            <text:p>0,482</text:p>
          </table:table-cell>
          <table:table-cell office:value-type="float" office:value="300" table:style-name="ce26">
            <text:p>300</text:p>
          </table:table-cell>
          <table:table-cell office:value-type="float" office:value="22" table:style-name="ce26">
            <text:p>22</text:p>
          </table:table-cell>
          <table:table-cell office:value-type="float" office:value="7.3300000000000004E-2" table:style-name="ce20">
            <text:p>0,0733</text:p>
          </table:table-cell>
          <table:table-cell office:value-type="float" office:value="11433" table:style-name="ce26">
            <text:p>11433</text:p>
          </table:table-cell>
          <table:table-cell office:value-type="float" office:value="5347" table:style-name="ce26">
            <text:p>5347</text:p>
          </table:table-cell>
          <table:table-cell office:value-type="float" office:value="0.4677" table:style-name="ce20">
            <text:p>0,4677</text:p>
          </table:table-cell>
          <table:table-cell office:value-type="float" office:value="0.93" table:style-name="ce26">
            <text:p>0,93</text:p>
          </table:table-cell>
          <table:table-cell office:value-type="float" office:value="0.8871" table:style-name="ce26">
            <text:p>0,8871</text:p>
          </table:table-cell>
          <table:table-cell office:value-type="float" office:value="0.95379999999999998" table:style-name="ce26">
            <text:p>0,953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3" table:style-name="ce26">
            <text:p>0,93</text:p>
          </table:table-cell>
          <table:table-cell office:value-type="float" office:value="0.8871" table:style-name="ce26">
            <text:p>0,8871</text:p>
          </table:table-cell>
          <table:table-cell office:value-type="float" office:value="0.95379999999999998" table:style-name="ce26">
            <text:p>0,9538</text:p>
          </table:table-cell>
          <table:table-cell office:value-type="float" office:value="0.79" table:style-name="ce26">
            <text:p>0,79</text:p>
          </table:table-cell>
          <table:table-cell office:value-type="float" office:value="0.73160000000000003" table:style-name="ce26">
            <text:p>0,7316</text:p>
          </table:table-cell>
          <table:table-cell office:value-type="float" office:value="0.92600000000000005" table:style-name="ce26">
            <text:p>0,926</text:p>
          </table:table-cell>
          <table:table-cell office:value-type="float" office:value="0.63" table:style-name="ce26">
            <text:p>0,63</text:p>
          </table:table-cell>
          <table:table-cell office:value-type="float" office:value="0.58909999999999996" table:style-name="ce26">
            <text:p>0,5891</text:p>
          </table:table-cell>
          <table:table-cell office:value-type="float" office:value="0.93520000000000003" table:style-name="ce26">
            <text:p>0,9352</text:p>
          </table:table-cell>
          <table:table-cell office:value-type="float" office:value="0.71" table:style-name="ce26">
            <text:p>0,71</text:p>
          </table:table-cell>
          <table:table-cell office:value-type="float" office:value="0.65559999999999996" table:style-name="ce26">
            <text:p>0,6556</text:p>
          </table:table-cell>
          <table:table-cell office:value-type="float" office:value="0.9234" table:style-name="ce26">
            <text:p>0,9234</text:p>
          </table:table-cell>
          <table:table-cell office:value-type="float" office:value="0.86" table:style-name="ce26">
            <text:p>0,86</text:p>
          </table:table-cell>
          <table:table-cell office:value-type="float" office:value="0.86260000000000003" table:style-name="ce26">
            <text:p>0,8626</text:p>
          </table:table-cell>
          <table:table-cell office:value-type="float" office:value="1.0029999999999999" table:style-name="ce26">
            <text:p>1,003</text:p>
          </table:table-cell>
          <table:table-cell office:value-type="float" office:value="0.63" table:style-name="ce26">
            <text:p>0,63</text:p>
          </table:table-cell>
          <table:table-cell office:value-type="float" office:value="0.58909999999999996" table:style-name="ce26">
            <text:p>0,5891</text:p>
          </table:table-cell>
          <table:table-cell office:value-type="float" office:value="0.93520000000000003" table:style-name="ce26">
            <text:p>0,9352</text:p>
          </table:table-cell>
          <table:table-cell office:value-type="float" office:value="0.745" table:style-name="ce26">
            <text:p>0,745</text:p>
          </table:table-cell>
          <table:table-cell office:value-type="float" office:value="0.82089999999999996" table:style-name="ce26">
            <text:p>0,8209</text:p>
          </table:table-cell>
          <table:table-cell office:value-type="float" office:value="1.1019000000000001" table:style-name="ce26">
            <text:p>1,1019</text:p>
          </table:table-cell>
          <table:table-cell office:value-type="float" office:value="0.69" table:style-name="ce26">
            <text:p>0,69</text:p>
          </table:table-cell>
          <table:table-cell office:value-type="float" office:value="0.87409999999999999" table:style-name="ce26">
            <text:p>0,8741</text:p>
          </table:table-cell>
          <table:table-cell office:value-type="float" office:value="1.2667999999999999" table:style-name="ce26">
            <text:p>1,2668</text:p>
          </table:table-cell>
          <table:table-cell office:value-type="float" office:value="0.22" table:style-name="ce26">
            <text:p>0,22</text:p>
          </table:table-cell>
          <table:table-cell office:value-type="float" office:value="0.48770000000000002" table:style-name="ce26">
            <text:p>0,4877</text:p>
          </table:table-cell>
          <table:table-cell office:value-type="float" office:value="2.2168999999999999" table:style-name="ce26">
            <text:p>2,2169</text:p>
          </table:table-cell>
          <table:table-cell office:value-type="float" office:value="0.45500000000000002" table:style-name="ce26">
            <text:p>0,455</text:p>
          </table:table-cell>
          <table:table-cell office:value-type="float" office:value="0.69040000000000001" table:style-name="ce26">
            <text:p>0,6904</text:p>
          </table:table-cell>
          <table:table-cell office:value-type="float" office:value="1.5174000000000001" table:style-name="ce26">
            <text:p>1,5174</text:p>
          </table:table-cell>
          <table:table-cell office:value-type="float" office:value="0.77500000000000002" table:style-name="ce26">
            <text:p>0,775</text:p>
          </table:table-cell>
          <table:table-cell office:value-type="float" office:value="0.87080000000000002" table:style-name="ce26">
            <text:p>0,8708</text:p>
          </table:table-cell>
          <table:table-cell office:value-type="float" office:value="1.1235999999999999" table:style-name="ce26">
            <text:p>1,1236</text:p>
          </table:table-cell>
          <table:table-cell office:value-type="float" office:value="0.42499999999999999" table:style-name="ce26">
            <text:p>0,425</text:p>
          </table:table-cell>
          <table:table-cell office:value-type="float" office:value="0.49530000000000002" table:style-name="ce26">
            <text:p>0,4953</text:p>
          </table:table-cell>
          <table:table-cell office:value-type="float" office:value="1.1654" table:style-name="ce26">
            <text:p>1,1654</text:p>
          </table:table-cell>
          <table:table-cell office:value-type="float" office:value="0.6" table:style-name="ce26">
            <text:p>0,6</text:p>
          </table:table-cell>
          <table:table-cell office:value-type="float" office:value="0.71660000000000001" table:style-name="ce26">
            <text:p>0,7166</text:p>
          </table:table-cell>
          <table:table-cell office:value-type="float" office:value="1.1943999999999999" table:style-name="ce26">
            <text:p>1,1944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51519999999999999" table:style-name="ce26">
            <text:p>0,5152</text:p>
          </table:table-cell>
          <table:table-cell office:value-type="float" office:value="1.8399000000000001" table:style-name="ce26">
            <text:p>1,8399</text:p>
          </table:table-cell>
          <table:table-cell office:value-type="float" office:value="0.28000000000000003" table:style-name="ce26">
            <text:p>0,28</text:p>
          </table:table-cell>
          <table:table-cell office:value-type="float" office:value="0.51519999999999999" table:style-name="ce26">
            <text:p>0,5152</text:p>
          </table:table-cell>
          <table:table-cell office:value-type="float" office:value="1.8399000000000001" table:style-name="ce26">
            <text:p>1,8399</text:p>
          </table:table-cell>
          <table:table-cell office:value-type="float" office:value="0.98" table:style-name="ce26">
            <text:p>0,98</text:p>
          </table:table-cell>
          <table:table-cell office:value-type="float" office:value="1" table:style-name="ce26">
            <text:p>1</text:p>
          </table:table-cell>
          <table:table-cell office:value-type="float" office:value="1.0204" table:style-name="ce26">
            <text:p>1,020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1" table:style-name="ce26">
            <text:p>1</text:p>
          </table:table-cell>
          <table:table-cell office:value-type="float" office:value="1.6391" table:style-name="ce26">
            <text:p>1,6391</text:p>
          </table:table-cell>
          <table:table-cell office:value-type="float" office:value="862" table:style-name="ce26">
            <text:p>862</text:p>
          </table:table-cell>
          <table:table-cell office:value-type="float" office:value="175" table:style-name="ce26">
            <text:p>175</text:p>
          </table:table-cell>
          <table:table-cell office:value-type="float" office:value="0.20300000000000001" table:style-name="ce23">
            <text:p>0,203</text:p>
          </table:table-cell>
          <table:table-cell office:value-type="float" office:value="141" table:style-name="ce26">
            <text:p>141</text:p>
          </table:table-cell>
          <table:table-cell office:value-type="float" office:value="34" table:style-name="ce26">
            <text:p>34</text:p>
          </table:table-cell>
          <table:table-cell office:value-type="float" office:value="0.24110000000000001" table:style-name="ce23">
            <text:p>0,2411</text:p>
          </table:table-cell>
          <table:table-cell office:value-type="float" office:value="1003" table:style-name="ce26">
            <text:p>1003</text:p>
          </table:table-cell>
          <table:table-cell office:value-type="float" office:value="209" table:style-name="ce26">
            <text:p>209</text:p>
          </table:table-cell>
          <table:table-cell office:value-type="float" office:value="0.2084" table:style-name="ce23">
            <text:p>0,2084</text:p>
          </table:table-cell>
          <table:table-cell office:value-type="float" office:value="7541" table:style-name="ce26">
            <text:p>7541</text:p>
          </table:table-cell>
          <table:table-cell office:value-type="float" office:value="3317" table:style-name="ce26">
            <text:p>3317</text:p>
          </table:table-cell>
          <table:table-cell office:value-type="float" office:value="0.43990000000000001" table:style-name="ce23">
            <text:p>0,4399</text:p>
          </table:table-cell>
          <table:table-cell office:value-type="float" office:value="8544" table:style-name="ce26">
            <text:p>8544</text:p>
          </table:table-cell>
          <table:table-cell office:value-type="float" office:value="3526" table:style-name="ce26">
            <text:p>3526</text:p>
          </table:table-cell>
          <table:table-cell office:value-type="float" office:value="0.41270000000000001" table:style-name="ce28">
            <text:p>0,4127</text:p>
          </table:table-cell>
          <table:table-cell office:value-type="float" office:value="339" table:style-name="ce26">
            <text:p>339</text:p>
          </table:table-cell>
          <table:table-cell office:value-type="float" office:value="15" table:style-name="ce26">
            <text:p>15</text:p>
          </table:table-cell>
          <table:table-cell office:value-type="float" office:value="4.4200000000000003E-2" table:style-name="ce26">
            <text:p>0,0442</text:p>
          </table:table-cell>
          <table:table-cell office:value-type="float" office:value="699" table:style-name="ce26">
            <text:p>699</text:p>
          </table:table-cell>
          <table:table-cell office:value-type="float" office:value="353" table:style-name="ce26">
            <text:p>353</text:p>
          </table:table-cell>
          <table:table-cell office:value-type="float" office:value="0.505" table:style-name="ce26">
            <text:p>0,505</text:p>
          </table:table-cell>
          <table:table-cell office:value-type="float" office:value="183" table:style-name="ce26">
            <text:p>183</text:p>
          </table:table-cell>
          <table:table-cell office:value-type="float" office:value="22" table:style-name="ce26">
            <text:p>22</text:p>
          </table:table-cell>
          <table:table-cell office:value-type="float" office:value="0.1202" table:style-name="ce26">
            <text:p>0,1202</text:p>
          </table:table-cell>
          <table:table-cell table:number-columns-repeated="16190"/>
        </table:table-row>
        <table:table-row table:style-name="ro3">
          <table:table-cell office:value-type="float" office:value="95" table:style-name="ce26">
            <text:p>95</text:p>
          </table:table-cell>
          <table:table-cell office:value-type="string" table:style-name="ce27">
            <text:p>REGIONAL GUAVIARE</text:p>
          </table:table-cell>
          <table:table-cell office:value-type="float" office:value="1183" table:style-name="ce26">
            <text:p>1183</text:p>
          </table:table-cell>
          <table:table-cell office:value-type="float" office:value="875" table:style-name="ce26">
            <text:p>875</text:p>
          </table:table-cell>
          <table:table-cell office:value-type="float" office:value="0.73960000000000004" table:style-name="ce20">
            <text:p>0,7396</text:p>
          </table:table-cell>
          <table:table-cell office:value-type="float" office:value="463" table:style-name="ce26">
            <text:p>463</text:p>
          </table:table-cell>
          <table:table-cell office:value-type="float" office:value="720" table:style-name="ce26">
            <text:p>720</text:p>
          </table:table-cell>
          <table:table-cell office:value-type="float" office:value="1.5550999999999999" table:style-name="ce19">
            <text:p>1,5551</text:p>
          </table:table-cell>
          <table:table-cell office:value-type="float" office:value="40" table:style-name="ce26">
            <text:p>40</text:p>
          </table:table-cell>
          <table:table-cell office:value-type="float" office:value="41" table:style-name="ce26">
            <text:p>41</text:p>
          </table:table-cell>
          <table:table-cell office:value-type="float" office:value="1.0249999999999999" table:style-name="ce19">
            <text:p>1,025</text:p>
          </table:table-cell>
          <table:table-cell office:value-type="float" office:value="26" table:style-name="ce26">
            <text:p>26</text:p>
          </table:table-cell>
          <table:table-cell office:value-type="float" office:value="47" table:style-name="ce26">
            <text:p>47</text:p>
          </table:table-cell>
          <table:table-cell office:value-type="float" office:value="1.8077000000000001" table:style-name="ce19">
            <text:p>1,807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712" table:style-name="ce26">
            <text:p>1712</text:p>
          </table:table-cell>
          <table:table-cell office:value-type="float" office:value="1683" table:style-name="ce26">
            <text:p>1683</text:p>
          </table:table-cell>
          <table:table-cell office:value-type="float" office:value="0.98309999999999997" table:style-name="ce18">
            <text:p>0,9831</text:p>
          </table:table-cell>
          <table:table-cell office:value-type="float" office:value="1712" table:style-name="ce26">
            <text:p>1712</text:p>
          </table:table-cell>
          <table:table-cell office:value-type="float" office:value="1683" table:style-name="ce26">
            <text:p>1683</text:p>
          </table:table-cell>
          <table:table-cell office:value-type="float" office:value="0.98309999999999997" table:style-name="ce18">
            <text:p>0,9831</text:p>
          </table:table-cell>
          <table:table-cell office:value-type="float" office:value="119" table:style-name="ce26">
            <text:p>119</text:p>
          </table:table-cell>
          <table:table-cell office:value-type="float" office:value="128" table:style-name="ce26">
            <text:p>128</text:p>
          </table:table-cell>
          <table:table-cell office:value-type="float" office:value="1.0755999999999999" table:style-name="ce19">
            <text:p>1,0756</text:p>
          </table:table-cell>
          <table:table-cell office:value-type="float" office:value="30" table:style-name="ce26">
            <text:p>30</text:p>
          </table:table-cell>
          <table:table-cell office:value-type="float" office:value="18" table:style-name="ce26">
            <text:p>18</text:p>
          </table:table-cell>
          <table:table-cell office:value-type="float" office:value="0.6" table:style-name="ce20">
            <text:p>0,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49" table:style-name="ce26">
            <text:p>149</text:p>
          </table:table-cell>
          <table:table-cell office:value-type="float" office:value="146" table:style-name="ce26">
            <text:p>146</text:p>
          </table:table-cell>
          <table:table-cell office:value-type="float" office:value="0.97989999999999999" table:style-name="ce18">
            <text:p>0,9799</text:p>
          </table:table-cell>
          <table:table-cell office:value-type="float" office:value="41" table:style-name="ce26">
            <text:p>41</text:p>
          </table:table-cell>
          <table:table-cell office:value-type="float" office:value="41" table:style-name="ce26">
            <text:p>41</text:p>
          </table:table-cell>
          <table:table-cell office:value-type="float" office:value="1" table:style-name="ce18">
            <text:p>1</text:p>
          </table:table-cell>
          <table:table-cell office:value-type="float" office:value="20" table:style-name="ce26">
            <text:p>20</text:p>
          </table:table-cell>
          <table:table-cell office:value-type="float" office:value="21" table:style-name="ce26">
            <text:p>21</text:p>
          </table:table-cell>
          <table:table-cell office:value-type="float" office:value="1.05" table:style-name="ce19">
            <text:p>1,0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1" table:style-name="ce26">
            <text:p>61</text:p>
          </table:table-cell>
          <table:table-cell office:value-type="float" office:value="62" table:style-name="ce26">
            <text:p>62</text:p>
          </table:table-cell>
          <table:table-cell office:value-type="float" office:value="1.0164" table:style-name="ce19">
            <text:p>1,0164</text:p>
          </table:table-cell>
          <table:table-cell office:value-type="float" office:value="620" table:style-name="ce26">
            <text:p>620</text:p>
          </table:table-cell>
          <table:table-cell office:value-type="float" office:value="664" table:style-name="ce26">
            <text:p>664</text:p>
          </table:table-cell>
          <table:table-cell office:value-type="float" office:value="1.071" table:style-name="ce19">
            <text:p>1,071</text:p>
          </table:table-cell>
          <table:table-cell office:value-type="float" office:value="145" table:style-name="ce26">
            <text:p>145</text:p>
          </table:table-cell>
          <table:table-cell office:value-type="float" office:value="151" table:style-name="ce26">
            <text:p>151</text:p>
          </table:table-cell>
          <table:table-cell office:value-type="float" office:value="1.0414000000000001" table:style-name="ce19">
            <text:p>1,0414</text:p>
          </table:table-cell>
          <table:table-cell office:value-type="float" office:value="84" table:style-name="ce26">
            <text:p>84</text:p>
          </table:table-cell>
          <table:table-cell office:value-type="float" office:value="97" table:style-name="ce26">
            <text:p>97</text:p>
          </table:table-cell>
          <table:table-cell office:value-type="float" office:value="1.1548" table:style-name="ce19">
            <text:p>1,154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603" table:style-name="ce26">
            <text:p>1603</text:p>
          </table:table-cell>
          <table:table-cell office:value-type="float" office:value="1590" table:style-name="ce26">
            <text:p>1590</text:p>
          </table:table-cell>
          <table:table-cell office:value-type="float" office:value="0.9919" table:style-name="ce18">
            <text:p>0,9919</text:p>
          </table:table-cell>
          <table:table-cell office:value-type="float" office:value="2452" table:style-name="ce26">
            <text:p>2452</text:p>
          </table:table-cell>
          <table:table-cell office:value-type="float" office:value="2502" table:style-name="ce26">
            <text:p>2502</text:p>
          </table:table-cell>
          <table:table-cell office:value-type="float" office:value="1.0204" table:style-name="ce19">
            <text:p>1,020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662" table:style-name="ce26">
            <text:p>2662</text:p>
          </table:table-cell>
          <table:table-cell office:value-type="float" office:value="2710" table:style-name="ce26">
            <text:p>2710</text:p>
          </table:table-cell>
          <table:table-cell office:value-type="float" office:value="1.018" table:style-name="ce19">
            <text:p>1,018</text:p>
          </table:table-cell>
          <table:table-cell office:value-type="float" office:value="4374" table:style-name="ce26">
            <text:p>4374</text:p>
          </table:table-cell>
          <table:table-cell office:value-type="float" office:value="4393" table:style-name="ce26">
            <text:p>4393</text:p>
          </table:table-cell>
          <table:table-cell office:value-type="float" office:value="1.0043" table:style-name="ce18">
            <text:p>1,0043</text:p>
          </table:table-cell>
          <table:table-cell office:value-type="float" office:value="11040" table:style-name="ce26">
            <text:p>11040</text:p>
          </table:table-cell>
          <table:table-cell office:value-type="float" office:value="7920" table:style-name="ce26">
            <text:p>7920</text:p>
          </table:table-cell>
          <table:table-cell office:value-type="float" office:value="0.71740000000000004" table:style-name="ce20">
            <text:p>0,7174</text:p>
          </table:table-cell>
          <table:table-cell office:value-type="float" office:value="14075" table:style-name="ce26">
            <text:p>14075</text:p>
          </table:table-cell>
          <table:table-cell office:value-type="float" office:value="11013" table:style-name="ce16">
            <text:p>11013</text:p>
          </table:table-cell>
          <table:table-cell office:value-type="float" office:value="0.78249999999999997" table:style-name="ce22">
            <text:p>0,78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33">
            <text:p>N/A</text:p>
          </table:table-cell>
          <table:table-cell office:value-type="float" office:value="650" table:style-name="ce26">
            <text:p>650</text:p>
          </table:table-cell>
          <table:table-cell office:value-type="float" office:value="371" table:style-name="ce26">
            <text:p>371</text:p>
          </table:table-cell>
          <table:table-cell office:value-type="float" office:value="0.57079999999999997" table:style-name="ce20">
            <text:p>0,5708</text:p>
          </table:table-cell>
          <table:table-cell office:value-type="float" office:value="650" table:style-name="ce26">
            <text:p>650</text:p>
          </table:table-cell>
          <table:table-cell office:value-type="float" office:value="371" table:style-name="ce26">
            <text:p>371</text:p>
          </table:table-cell>
          <table:table-cell office:value-type="float" office:value="0.57079999999999997" table:style-name="ce20">
            <text:p>0,5708</text:p>
          </table:table-cell>
          <table:table-cell office:value-type="float" office:value="4654" table:style-name="ce16">
            <text:p>4654</text:p>
          </table:table-cell>
          <table:table-cell office:value-type="float" office:value="3858" table:style-name="ce16">
            <text:p>3858</text:p>
          </table:table-cell>
          <table:table-cell office:value-type="float" office:value="0.82899999999999996" table:style-name="ce18">
            <text:p>0,829</text:p>
          </table:table-cell>
          <table:table-cell office:value-type="float" office:value="900" table:style-name="ce26">
            <text:p>900</text:p>
          </table:table-cell>
          <table:table-cell office:value-type="float" office:value="894" table:style-name="ce26">
            <text:p>894</text:p>
          </table:table-cell>
          <table:table-cell office:value-type="float" office:value="0.99329999999999996" table:style-name="ce18">
            <text:p>0,9933</text:p>
          </table:table-cell>
          <table:table-cell office:value-type="float" office:value="31319" table:style-name="ce16">
            <text:p>31319</text:p>
          </table:table-cell>
          <table:table-cell office:value-type="float" office:value="24056" table:style-name="ce16">
            <text:p>24056</text:p>
          </table:table-cell>
          <table:table-cell office:value-type="float" office:value="0.7681" table:style-name="ce22">
            <text:p>0,7681</text:p>
          </table:table-cell>
          <table:table-cell office:value-type="float" office:value="35693" table:style-name="ce16">
            <text:p>35693</text:p>
          </table:table-cell>
          <table:table-cell office:value-type="float" office:value="28449" table:style-name="ce16">
            <text:p>28449</text:p>
          </table:table-cell>
          <table:table-cell office:value-type="float" office:value="0.79700000000000004" table:style-name="ce22">
            <text:p>0,797</text:p>
          </table:table-cell>
          <table:table-cell office:value-type="float" office:value="4814" table:style-name="ce16">
            <text:p>4814</text:p>
          </table:table-cell>
          <table:table-cell office:value-type="float" office:value="4041" table:style-name="ce16">
            <text:p>4041</text:p>
          </table:table-cell>
          <table:table-cell office:value-type="float" office:value="0.83940000000000003" table:style-name="ce18">
            <text:p>0,8394</text:p>
          </table:table-cell>
          <table:table-cell office:value-type="float" office:value="900" table:style-name="ce26">
            <text:p>900</text:p>
          </table:table-cell>
          <table:table-cell office:value-type="float" office:value="894" table:style-name="ce26">
            <text:p>894</text:p>
          </table:table-cell>
          <table:table-cell office:value-type="float" office:value="0.99329999999999996" table:style-name="ce18">
            <text:p>0,9933</text:p>
          </table:table-cell>
          <table:table-cell office:value-type="float" office:value="11648" table:style-name="ce26">
            <text:p>11648</text:p>
          </table:table-cell>
          <table:table-cell office:value-type="float" office:value="8791" table:style-name="ce26">
            <text:p>8791</text:p>
          </table:table-cell>
          <table:table-cell office:value-type="float" office:value="0.75470000000000004" table:style-name="ce20">
            <text:p>0,7547</text:p>
          </table:table-cell>
          <table:table-cell office:value-type="float" office:value="0.82" table:style-name="ce26">
            <text:p>0,82</text:p>
          </table:table-cell>
          <table:table-cell office:value-type="float" office:value="0.95860000000000001" table:style-name="ce26">
            <text:p>0,9586</text:p>
          </table:table-cell>
          <table:table-cell office:value-type="float" office:value="1.169" table:style-name="ce26">
            <text:p>1,169</text:p>
          </table:table-cell>
          <table:table-cell office:value-type="float" office:value="0.6" table:style-name="ce26">
            <text:p>0,6</text:p>
          </table:table-cell>
          <table:table-cell office:value-type="float" office:value="0.68210000000000004" table:style-name="ce26">
            <text:p>0,6821</text:p>
          </table:table-cell>
          <table:table-cell office:value-type="float" office:value="1.1369" table:style-name="ce26">
            <text:p>1,1369</text:p>
          </table:table-cell>
          <table:table-cell office:value-type="float" office:value="0.71" table:style-name="ce26">
            <text:p>0,71</text:p>
          </table:table-cell>
          <table:table-cell office:value-type="float" office:value="0.94320000000000004" table:style-name="ce26">
            <text:p>0,9432</text:p>
          </table:table-cell>
          <table:table-cell office:value-type="float" office:value="1.3284" table:style-name="ce26">
            <text:p>1,3284</text:p>
          </table:table-cell>
          <table:table-cell office:value-type="float" office:value="0.81" table:style-name="ce26">
            <text:p>0,81</text:p>
          </table:table-cell>
          <table:table-cell office:value-type="float" office:value="0.92210000000000003" table:style-name="ce26">
            <text:p>0,9221</text:p>
          </table:table-cell>
          <table:table-cell office:value-type="float" office:value="1.1384000000000001" table:style-name="ce26">
            <text:p>1,1384</text:p>
          </table:table-cell>
          <table:table-cell office:value-type="float" office:value="0.69" table:style-name="ce26">
            <text:p>0,69</text:p>
          </table:table-cell>
          <table:table-cell office:value-type="float" office:value="0.79720000000000002" table:style-name="ce26">
            <text:p>0,7972</text:p>
          </table:table-cell>
          <table:table-cell office:value-type="float" office:value="1.1554" table:style-name="ce26">
            <text:p>1,1554</text:p>
          </table:table-cell>
          <table:table-cell office:value-type="float" office:value="0.75" table:style-name="ce26">
            <text:p>0,75</text:p>
          </table:table-cell>
          <table:table-cell office:value-type="float" office:value="0.86870000000000003" table:style-name="ce26">
            <text:p>0,8687</text:p>
          </table:table-cell>
          <table:table-cell office:value-type="float" office:value="1.1581999999999999" table:style-name="ce26">
            <text:p>1,1582</text:p>
          </table:table-cell>
          <table:table-cell office:value-type="float" office:value="0.81499999999999995" table:style-name="ce26">
            <text:p>0,815</text:p>
          </table:table-cell>
          <table:table-cell office:value-type="float" office:value="0.9486" table:style-name="ce26">
            <text:p>0,9486</text:p>
          </table:table-cell>
          <table:table-cell office:value-type="float" office:value="1.1638999999999999" table:style-name="ce26">
            <text:p>1,1639</text:p>
          </table:table-cell>
          <table:table-cell office:value-type="float" office:value="0.64500000000000002" table:style-name="ce26">
            <text:p>0,645</text:p>
          </table:table-cell>
          <table:table-cell office:value-type="float" office:value="0.77729999999999999" table:style-name="ce26">
            <text:p>0,7773</text:p>
          </table:table-cell>
          <table:table-cell office:value-type="float" office:value="1.2051000000000001" table:style-name="ce26">
            <text:p>1,2051</text:p>
          </table:table-cell>
          <table:table-cell office:value-type="float" office:value="0.73" table:style-name="ce26">
            <text:p>0,73</text:p>
          </table:table-cell>
          <table:table-cell office:value-type="float" office:value="0.91459999999999997" table:style-name="ce26">
            <text:p>0,9146</text:p>
          </table:table-cell>
          <table:table-cell office:value-type="float" office:value="1.2528999999999999" table:style-name="ce26">
            <text:p>1,2529</text:p>
          </table:table-cell>
          <table:table-cell office:value-type="float" office:value="0.77" table:style-name="ce26">
            <text:p>0,77</text:p>
          </table:table-cell>
          <table:table-cell office:value-type="float" office:value="0.83989999999999998" table:style-name="ce26">
            <text:p>0,8399</text:p>
          </table:table-cell>
          <table:table-cell office:value-type="float" office:value="1.0908" table:style-name="ce26">
            <text:p>1,0908</text:p>
          </table:table-cell>
          <table:table-cell office:value-type="float" office:value="0.27" table:style-name="ce26">
            <text:p>0,27</text:p>
          </table:table-cell>
          <table:table-cell office:value-type="float" office:value="0.27410000000000001" table:style-name="ce26">
            <text:p>0,2741</text:p>
          </table:table-cell>
          <table:table-cell office:value-type="float" office:value="1.0152000000000001" table:style-name="ce26">
            <text:p>1,0152</text:p>
          </table:table-cell>
          <table:table-cell office:value-type="float" office:value="0.52" table:style-name="ce26">
            <text:p>0,52</text:p>
          </table:table-cell>
          <table:table-cell office:value-type="float" office:value="0.65110000000000001" table:style-name="ce26">
            <text:p>0,6511</text:p>
          </table:table-cell>
          <table:table-cell office:value-type="float" office:value="1.2522" table:style-name="ce26">
            <text:p>1,2522</text:p>
          </table:table-cell>
          <table:table-cell office:value-type="float" office:value="0.79249999999999998" table:style-name="ce26">
            <text:p>0,7925</text:p>
          </table:table-cell>
          <table:table-cell office:value-type="float" office:value="0.85970000000000002" table:style-name="ce26">
            <text:p>0,8597</text:p>
          </table:table-cell>
          <table:table-cell office:value-type="float" office:value="1.0848" table:style-name="ce26">
            <text:p>1,0848</text:p>
          </table:table-cell>
          <table:table-cell office:value-type="float" office:value="0.45750000000000002" table:style-name="ce26">
            <text:p>0,4575</text:p>
          </table:table-cell>
          <table:table-cell office:value-type="float" office:value="0.32400000000000001" table:style-name="ce26">
            <text:p>0,324</text:p>
          </table:table-cell>
          <table:table-cell office:value-type="float" office:value="0.70809999999999995" table:style-name="ce26">
            <text:p>0,7081</text:p>
          </table:table-cell>
          <table:table-cell office:value-type="float" office:value="0.625" table:style-name="ce26">
            <text:p>0,625</text:p>
          </table:table-cell>
          <table:table-cell office:value-type="float" office:value="0.69230000000000003" table:style-name="ce26">
            <text:p>0,6923</text:p>
          </table:table-cell>
          <table:table-cell office:value-type="float" office:value="1.1076999999999999" table:style-name="ce26">
            <text:p>1,1077</text:p>
          </table:table-cell>
          <table:table-cell office:value-type="float" office:value="0.78" table:style-name="ce26">
            <text:p>0,78</text:p>
          </table:table-cell>
          <table:table-cell office:value-type="float" office:value="0.82750000000000001" table:style-name="ce26">
            <text:p>0,8275</text:p>
          </table:table-cell>
          <table:table-cell office:value-type="float" office:value="1.0609" table:style-name="ce26">
            <text:p>1,0609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78" table:style-name="ce26">
            <text:p>0,78</text:p>
          </table:table-cell>
          <table:table-cell office:value-type="float" office:value="0.82750000000000001" table:style-name="ce26">
            <text:p>0,8275</text:p>
          </table:table-cell>
          <table:table-cell office:value-type="float" office:value="1.0609" table:style-name="ce26">
            <text:p>1,0609</text:p>
          </table:table-cell>
          <table:table-cell office:value-type="float" office:value="0.84" table:style-name="ce26">
            <text:p>0,84</text:p>
          </table:table-cell>
          <table:table-cell office:value-type="float" office:value="0.83599999999999997" table:style-name="ce26">
            <text:p>0,836</text:p>
          </table:table-cell>
          <table:table-cell office:value-type="float" office:value="0.99519999999999997" table:style-name="ce26">
            <text:p>0,9952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2410000000000005" table:style-name="ce26">
            <text:p>0,8241</text:p>
          </table:table-cell>
          <table:table-cell office:value-type="float" office:value="1.3507" table:style-name="ce26">
            <text:p>1,3507</text:p>
          </table:table-cell>
          <table:table-cell office:value-type="float" office:value="1014" table:style-name="ce26">
            <text:p>1014</text:p>
          </table:table-cell>
          <table:table-cell office:value-type="float" office:value="167" table:style-name="ce26">
            <text:p>167</text:p>
          </table:table-cell>
          <table:table-cell office:value-type="float" office:value="0.16470000000000001" table:style-name="ce23">
            <text:p>0,1647</text:p>
          </table:table-cell>
          <table:table-cell office:value-type="float" office:value="234" table:style-name="ce26">
            <text:p>234</text:p>
          </table:table-cell>
          <table:table-cell office:value-type="float" office:value="218" table:style-name="ce26">
            <text:p>218</text:p>
          </table:table-cell>
          <table:table-cell office:value-type="float" office:value="0.93159999999999998" table:style-name="ce24">
            <text:p>0,9316</text:p>
          </table:table-cell>
          <table:table-cell office:value-type="float" office:value="1248" table:style-name="ce26">
            <text:p>1248</text:p>
          </table:table-cell>
          <table:table-cell office:value-type="float" office:value="385" table:style-name="ce26">
            <text:p>385</text:p>
          </table:table-cell>
          <table:table-cell office:value-type="float" office:value="0.3085" table:style-name="ce23">
            <text:p>0,3085</text:p>
          </table:table-cell>
          <table:table-cell office:value-type="float" office:value="14326" table:style-name="ce26">
            <text:p>14326</text:p>
          </table:table-cell>
          <table:table-cell office:value-type="float" office:value="10482" table:style-name="ce26">
            <text:p>10482</text:p>
          </table:table-cell>
          <table:table-cell office:value-type="float" office:value="0.73170000000000002" table:style-name="ce23">
            <text:p>0,7317</text:p>
          </table:table-cell>
          <table:table-cell office:value-type="float" office:value="15574" table:style-name="ce26">
            <text:p>15574</text:p>
          </table:table-cell>
          <table:table-cell office:value-type="float" office:value="10867" table:style-name="ce26">
            <text:p>10867</text:p>
          </table:table-cell>
          <table:table-cell office:value-type="float" office:value="0.69779999999999998" table:style-name="ce29">
            <text:p>0,6978</text:p>
          </table:table-cell>
          <table:table-cell office:value-type="float" office:value="568" table:style-name="ce26">
            <text:p>568</text:p>
          </table:table-cell>
          <table:table-cell office:value-type="float" office:value="1" table:style-name="ce26">
            <text:p>1</text:p>
          </table:table-cell>
          <table:table-cell office:value-type="float" office:value="1.8E-3" table:style-name="ce26">
            <text:p>0,0018</text:p>
          </table:table-cell>
          <table:table-cell office:value-type="float" office:value="3270" table:style-name="ce26">
            <text:p>3270</text:p>
          </table:table-cell>
          <table:table-cell office:value-type="float" office:value="1523" table:style-name="ce26">
            <text:p>1523</text:p>
          </table:table-cell>
          <table:table-cell office:value-type="float" office:value="0.4657" table:style-name="ce26">
            <text:p>0,4657</text:p>
          </table:table-cell>
          <table:table-cell office:value-type="float" office:value="549" table:style-name="ce26">
            <text:p>549</text:p>
          </table:table-cell>
          <table:table-cell office:value-type="float" office:value="536" table:style-name="ce26">
            <text:p>536</text:p>
          </table:table-cell>
          <table:table-cell office:value-type="float" office:value="0.97629999999999995" table:style-name="ce26">
            <text:p>0,9763</text:p>
          </table:table-cell>
          <table:table-cell table:number-columns-repeated="16190"/>
        </table:table-row>
        <table:table-row table:style-name="ro3">
          <table:table-cell office:value-type="float" office:value="97" table:style-name="ce26">
            <text:p>97</text:p>
          </table:table-cell>
          <table:table-cell office:value-type="string" table:style-name="ce27">
            <text:p>REGIONAL VAUPÉS</text:p>
          </table:table-cell>
          <table:table-cell office:value-type="float" office:value="49" table:style-name="ce26">
            <text:p>49</text:p>
          </table:table-cell>
          <table:table-cell office:value-type="float" office:value="54" table:style-name="ce26">
            <text:p>54</text:p>
          </table:table-cell>
          <table:table-cell office:value-type="float" office:value="1.1020000000000001" table:style-name="ce19">
            <text:p>1,10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49" table:style-name="ce26">
            <text:p>49</text:p>
          </table:table-cell>
          <table:table-cell office:value-type="float" office:value="54" table:style-name="ce26">
            <text:p>54</text:p>
          </table:table-cell>
          <table:table-cell office:value-type="float" office:value="1.1020000000000001" table:style-name="ce19">
            <text:p>1,102</text:p>
          </table:table-cell>
          <table:table-cell office:value-type="float" office:value="49" table:style-name="ce26">
            <text:p>49</text:p>
          </table:table-cell>
          <table:table-cell office:value-type="float" office:value="54" table:style-name="ce26">
            <text:p>54</text:p>
          </table:table-cell>
          <table:table-cell office:value-type="float" office:value="1.1020000000000001" table:style-name="ce19">
            <text:p>1,102</text:p>
          </table:table-cell>
          <table:table-cell office:value-type="float" office:value="75" table:style-name="ce26">
            <text:p>75</text:p>
          </table:table-cell>
          <table:table-cell office:value-type="float" office:value="78" table:style-name="ce26">
            <text:p>78</text:p>
          </table:table-cell>
          <table:table-cell office:value-type="float" office:value="1.04" table:style-name="ce19">
            <text:p>1,04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5" table:style-name="ce26">
            <text:p>75</text:p>
          </table:table-cell>
          <table:table-cell office:value-type="float" office:value="78" table:style-name="ce26">
            <text:p>78</text:p>
          </table:table-cell>
          <table:table-cell office:value-type="float" office:value="1.04" table:style-name="ce19">
            <text:p>1,04</text:p>
          </table:table-cell>
          <table:table-cell office:value-type="float" office:value="50" table:style-name="ce26">
            <text:p>50</text:p>
          </table:table-cell>
          <table:table-cell office:value-type="float" office:value="46" table:style-name="ce26">
            <text:p>46</text:p>
          </table:table-cell>
          <table:table-cell office:value-type="float" office:value="0.92" table:style-name="ce18">
            <text:p>0,9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0" table:style-name="ce26">
            <text:p>50</text:p>
          </table:table-cell>
          <table:table-cell office:value-type="float" office:value="46" table:style-name="ce26">
            <text:p>46</text:p>
          </table:table-cell>
          <table:table-cell office:value-type="float" office:value="0.92" table:style-name="ce18">
            <text:p>0,92</text:p>
          </table:table-cell>
          <table:table-cell office:value-type="float" office:value="200" table:style-name="ce26">
            <text:p>200</text:p>
          </table:table-cell>
          <table:table-cell office:value-type="float" office:value="218" table:style-name="ce26">
            <text:p>218</text:p>
          </table:table-cell>
          <table:table-cell office:value-type="float" office:value="1.0900000000000001" table:style-name="ce19">
            <text:p>1,0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235" table:style-name="ce26">
            <text:p>235</text:p>
          </table:table-cell>
          <table:table-cell office:value-type="float" office:value="230" table:style-name="ce26">
            <text:p>230</text:p>
          </table:table-cell>
          <table:table-cell office:value-type="float" office:value="0.97870000000000001" table:style-name="ce22">
            <text:p>0,9787</text:p>
          </table:table-cell>
          <table:table-cell office:value-type="float" office:value="450" table:style-name="ce26">
            <text:p>450</text:p>
          </table:table-cell>
          <table:table-cell office:value-type="float" office:value="463" table:style-name="ce26">
            <text:p>463</text:p>
          </table:table-cell>
          <table:table-cell office:value-type="float" office:value="1.0288999999999999" table:style-name="ce19">
            <text:p>1,028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575" table:style-name="ce26">
            <text:p>575</text:p>
          </table:table-cell>
          <table:table-cell office:value-type="float" office:value="587" table:style-name="ce26">
            <text:p>587</text:p>
          </table:table-cell>
          <table:table-cell office:value-type="float" office:value="1.0208999999999999" table:style-name="ce19">
            <text:p>1,0209</text:p>
          </table:table-cell>
          <table:table-cell office:value-type="float" office:value="624" table:style-name="ce26">
            <text:p>624</text:p>
          </table:table-cell>
          <table:table-cell office:value-type="float" office:value="641" table:style-name="ce26">
            <text:p>641</text:p>
          </table:table-cell>
          <table:table-cell office:value-type="float" office:value="1.0271999999999999" table:style-name="ce19">
            <text:p>1,0272</text:p>
          </table:table-cell>
          <table:table-cell office:value-type="float" office:value="1600" table:style-name="ce26">
            <text:p>1600</text:p>
          </table:table-cell>
          <table:table-cell office:value-type="float" office:value="1280" table:style-name="ce26">
            <text:p>1280</text:p>
          </table:table-cell>
          <table:table-cell office:value-type="float" office:value="0.8" table:style-name="ce18">
            <text:p>0,8</text:p>
          </table:table-cell>
          <table:table-cell office:value-type="float" office:value="1550" table:style-name="ce26">
            <text:p>1550</text:p>
          </table:table-cell>
          <table:table-cell office:value-type="float" office:value="3124" table:style-name="ce16">
            <text:p>3124</text:p>
          </table:table-cell>
          <table:table-cell office:value-type="float" office:value="2.0154999999999998" table:style-name="ce19">
            <text:p>2,0155</text:p>
          </table:table-cell>
          <table:table-cell office:value-type="float" office:value="640" table:style-name="ce26">
            <text:p>64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640" table:style-name="ce26">
            <text:p>64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94" table:style-name="ce16">
            <text:p>594</text:p>
          </table:table-cell>
          <table:table-cell office:value-type="float" office:value="538" table:style-name="ce16">
            <text:p>538</text:p>
          </table:table-cell>
          <table:table-cell office:value-type="float" office:value="0.90569999999999995" table:style-name="ce18">
            <text:p>0,9057</text:p>
          </table:table-cell>
          <table:table-cell office:value-type="float" office:value="0" table:style-name="ce26">
            <text:p>0</text:p>
          </table:table-cell>
          <table:table-cell office:value-type="float" office:value="21" table:style-name="ce26">
            <text:p>21</text:p>
          </table:table-cell>
          <table:table-cell office:value-type="string" table:style-name="ce34">
            <text:p>N/A</text:p>
          </table:table-cell>
          <table:table-cell office:value-type="float" office:value="4384" table:style-name="ce16">
            <text:p>4384</text:p>
          </table:table-cell>
          <table:table-cell office:value-type="float" office:value="4963" table:style-name="ce16">
            <text:p>4963</text:p>
          </table:table-cell>
          <table:table-cell office:value-type="float" office:value="1.1321000000000001" table:style-name="ce19">
            <text:p>1,1321</text:p>
          </table:table-cell>
          <table:table-cell office:value-type="float" office:value="5008" table:style-name="ce16">
            <text:p>5008</text:p>
          </table:table-cell>
          <table:table-cell office:value-type="float" office:value="5604" table:style-name="ce16">
            <text:p>5604</text:p>
          </table:table-cell>
          <table:table-cell office:value-type="float" office:value="1.119" table:style-name="ce19">
            <text:p>1,119</text:p>
          </table:table-cell>
          <table:table-cell office:value-type="float" office:value="594" table:style-name="ce16">
            <text:p>594</text:p>
          </table:table-cell>
          <table:table-cell office:value-type="float" office:value="538" table:style-name="ce16">
            <text:p>538</text:p>
          </table:table-cell>
          <table:table-cell office:value-type="float" office:value="0.90569999999999995" table:style-name="ce18">
            <text:p>0,9057</text:p>
          </table:table-cell>
          <table:table-cell office:value-type="float" office:value="15" table:style-name="ce26">
            <text:p>15</text:p>
          </table:table-cell>
          <table:table-cell office:value-type="float" office:value="36" table:style-name="ce26">
            <text:p>36</text:p>
          </table:table-cell>
          <table:table-cell office:value-type="float" office:value="2.4" table:style-name="ce19">
            <text:p>2,4</text:p>
          </table:table-cell>
          <table:table-cell office:value-type="float" office:value="2240" table:style-name="ce26">
            <text:p>2240</text:p>
          </table:table-cell>
          <table:table-cell office:value-type="float" office:value="1280" table:style-name="ce26">
            <text:p>1280</text:p>
          </table:table-cell>
          <table:table-cell office:value-type="float" office:value="0.57140000000000002" table:style-name="ce20">
            <text:p>0,5714</text:p>
          </table:table-cell>
          <table:table-cell office:value-type="float" office:value="0.97" table:style-name="ce26">
            <text:p>0,97</text:p>
          </table:table-cell>
          <table:table-cell office:value-type="float" office:value="0.96009999999999995" table:style-name="ce26">
            <text:p>0,9601</text:p>
          </table:table-cell>
          <table:table-cell office:value-type="float" office:value="0.98980000000000001" table:style-name="ce26">
            <text:p>0,989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7" table:style-name="ce26">
            <text:p>0,97</text:p>
          </table:table-cell>
          <table:table-cell office:value-type="float" office:value="0.96009999999999995" table:style-name="ce26">
            <text:p>0,9601</text:p>
          </table:table-cell>
          <table:table-cell office:value-type="float" office:value="0.98980000000000001" table:style-name="ce26">
            <text:p>0,9898</text:p>
          </table:table-cell>
          <table:table-cell office:value-type="float" office:value="0.89" table:style-name="ce26">
            <text:p>0,89</text:p>
          </table:table-cell>
          <table:table-cell office:value-type="float" office:value="0.98150000000000004" table:style-name="ce26">
            <text:p>0,9815</text:p>
          </table:table-cell>
          <table:table-cell office:value-type="float" office:value="1.1028" table:style-name="ce26">
            <text:p>1,1028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89" table:style-name="ce26">
            <text:p>0,89</text:p>
          </table:table-cell>
          <table:table-cell office:value-type="float" office:value="0.98150000000000004" table:style-name="ce26">
            <text:p>0,9815</text:p>
          </table:table-cell>
          <table:table-cell office:value-type="float" office:value="1.1028" table:style-name="ce26">
            <text:p>1,1028</text:p>
          </table:table-cell>
          <table:table-cell office:value-type="float" office:value="0.93" table:style-name="ce26">
            <text:p>0,93</text:p>
          </table:table-cell>
          <table:table-cell office:value-type="float" office:value="0.96199999999999997" table:style-name="ce26">
            <text:p>0,962</text:p>
          </table:table-cell>
          <table:table-cell office:value-type="float" office:value="1.0345" table:style-name="ce26">
            <text:p>1,0345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93" table:style-name="ce26">
            <text:p>0,93</text:p>
          </table:table-cell>
          <table:table-cell office:value-type="float" office:value="0.96199999999999997" table:style-name="ce26">
            <text:p>0,962</text:p>
          </table:table-cell>
          <table:table-cell office:value-type="float" office:value="1.0345" table:style-name="ce26">
            <text:p>1,0345</text:p>
          </table:table-cell>
          <table:table-cell office:value-type="float" office:value="0.8" table:style-name="ce26">
            <text:p>0,8</text:p>
          </table:table-cell>
          <table:table-cell office:value-type="float" office:value="0.82509999999999994" table:style-name="ce26">
            <text:p>0,8251</text:p>
          </table:table-cell>
          <table:table-cell office:value-type="float" office:value="1.0314000000000001" table:style-name="ce26">
            <text:p>1,0314</text:p>
          </table:table-cell>
          <table:table-cell office:value-type="float" office:value="0.27" table:style-name="ce26">
            <text:p>0,27</text:p>
          </table:table-cell>
          <table:table-cell office:value-type="float" office:value="0.3695" table:style-name="ce26">
            <text:p>0,3695</text:p>
          </table:table-cell>
          <table:table-cell office:value-type="float" office:value="1.3686" table:style-name="ce26">
            <text:p>1,3686</text:p>
          </table:table-cell>
          <table:table-cell office:value-type="float" office:value="0.53500000000000003" table:style-name="ce26">
            <text:p>0,535</text:p>
          </table:table-cell>
          <table:table-cell office:value-type="float" office:value="0.70760000000000001" table:style-name="ce26">
            <text:p>0,7076</text:p>
          </table:table-cell>
          <table:table-cell office:value-type="float" office:value="1.3227" table:style-name="ce26">
            <text:p>1,3227</text:p>
          </table:table-cell>
          <table:table-cell office:value-type="float" office:value="0.86499999999999999" table:style-name="ce26">
            <text:p>0,865</text:p>
          </table:table-cell>
          <table:table-cell office:value-type="float" office:value="0.84450000000000003" table:style-name="ce26">
            <text:p>0,8445</text:p>
          </table:table-cell>
          <table:table-cell office:value-type="float" office:value="0.97629999999999995" table:style-name="ce26">
            <text:p>0,9763</text:p>
          </table:table-cell>
          <table:table-cell office:value-type="float" office:value="0.27" table:style-name="ce26">
            <text:p>0,27</text:p>
          </table:table-cell>
          <table:table-cell office:value-type="float" office:value="0.3695" table:style-name="ce26">
            <text:p>0,3695</text:p>
          </table:table-cell>
          <table:table-cell office:value-type="float" office:value="1.3686" table:style-name="ce26">
            <text:p>1,3686</text:p>
          </table:table-cell>
          <table:table-cell office:value-type="float" office:value="0.5675" table:style-name="ce26">
            <text:p>0,5675</text:p>
          </table:table-cell>
          <table:table-cell office:value-type="float" office:value="0.73529999999999995" table:style-name="ce26">
            <text:p>0,7353</text:p>
          </table:table-cell>
          <table:table-cell office:value-type="float" office:value="1.2957000000000001" table:style-name="ce26">
            <text:p>1,2957</text:p>
          </table:table-cell>
          <table:table-cell office:value-type="string" table:style-name="ce26">
            <text:p><text:s/>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office:value-type="float" office:value="0.31" table:style-name="ce26">
            <text:p>0,3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31" table:style-name="ce26">
            <text:p>0,3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7" table:style-name="ce26">
            <text:p>0,97</text:p>
          </table:table-cell>
          <table:table-cell office:value-type="float" office:value="0.98699999999999999" table:style-name="ce26">
            <text:p>0,987</text:p>
          </table:table-cell>
          <table:table-cell office:value-type="float" office:value="1.0175000000000001" table:style-name="ce26">
            <text:p>1,0175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75" table:style-name="ce26">
            <text:p>0,75</text:p>
          </table:table-cell>
          <table:table-cell office:value-type="float" office:value="1.2293000000000001" table:style-name="ce26">
            <text:p>1,2293</text:p>
          </table:table-cell>
          <table:table-cell office:value-type="float" office:value="333" table:style-name="ce26">
            <text:p>333</text:p>
          </table:table-cell>
          <table:table-cell office:value-type="float" office:value="82" table:style-name="ce26">
            <text:p>82</text:p>
          </table:table-cell>
          <table:table-cell office:value-type="float" office:value="0.2462" table:style-name="ce23">
            <text:p>0,2462</text:p>
          </table:table-cell>
          <table:table-cell office:value-type="float" office:value="21" table:style-name="ce26">
            <text:p>21</text:p>
          </table:table-cell>
          <table:table-cell office:value-type="float" office:value="1" table:style-name="ce26">
            <text:p>1</text:p>
          </table:table-cell>
          <table:table-cell office:value-type="float" office:value="4.7600000000000003E-2" table:style-name="ce23">
            <text:p>0,0476</text:p>
          </table:table-cell>
          <table:table-cell office:value-type="float" office:value="354" table:style-name="ce26">
            <text:p>354</text:p>
          </table:table-cell>
          <table:table-cell office:value-type="float" office:value="83" table:style-name="ce26">
            <text:p>83</text:p>
          </table:table-cell>
          <table:table-cell office:value-type="float" office:value="0.23449999999999999" table:style-name="ce23">
            <text:p>0,2345</text:p>
          </table:table-cell>
          <table:table-cell office:value-type="float" office:value="1870" table:style-name="ce26">
            <text:p>1870</text:p>
          </table:table-cell>
          <table:table-cell office:value-type="float" office:value="1902" table:style-name="ce26">
            <text:p>1902</text:p>
          </table:table-cell>
          <table:table-cell office:value-type="float" office:value="1.0170999999999999" table:style-name="ce30">
            <text:p>1,0171</text:p>
          </table:table-cell>
          <table:table-cell office:value-type="float" office:value="2224" table:style-name="ce26">
            <text:p>2224</text:p>
          </table:table-cell>
          <table:table-cell office:value-type="float" office:value="1985" table:style-name="ce26">
            <text:p>1985</text:p>
          </table:table-cell>
          <table:table-cell office:value-type="float" office:value="0.89249999999999996" table:style-name="ce25">
            <text:p>0,8925</text:p>
          </table:table-cell>
          <table:table-cell office:value-type="float" office:value="87" table:style-name="ce26">
            <text:p>8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46" table:style-name="ce26">
            <text:p>446</text:p>
          </table:table-cell>
          <table:table-cell office:value-type="float" office:value="160" table:style-name="ce26">
            <text:p>160</text:p>
          </table:table-cell>
          <table:table-cell office:value-type="float" office:value="0.35870000000000002" table:style-name="ce26">
            <text:p>0,358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N/A</text:p>
          </table:table-cell>
          <table:table-cell table:number-columns-repeated="16190"/>
        </table:table-row>
        <table:table-row table:style-name="ro3">
          <table:table-cell office:value-type="float" office:value="99" table:style-name="ce26">
            <text:p>99</text:p>
          </table:table-cell>
          <table:table-cell office:value-type="string" table:style-name="ce27">
            <text:p>REGIONAL VICHADA</text:p>
          </table:table-cell>
          <table:table-cell office:value-type="float" office:value="394" table:style-name="ce26">
            <text:p>394</text:p>
          </table:table-cell>
          <table:table-cell office:value-type="float" office:value="345" table:style-name="ce26">
            <text:p>345</text:p>
          </table:table-cell>
          <table:table-cell office:value-type="float" office:value="0.87560000000000004" table:style-name="ce22">
            <text:p>0,8756</text:p>
          </table:table-cell>
          <table:table-cell office:value-type="float" office:value="369" table:style-name="ce26">
            <text:p>369</text:p>
          </table:table-cell>
          <table:table-cell office:value-type="float" office:value="498" table:style-name="ce26">
            <text:p>498</text:p>
          </table:table-cell>
          <table:table-cell office:value-type="float" office:value="1.3495999999999999" table:style-name="ce19">
            <text:p>1,349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63" table:style-name="ce26">
            <text:p>763</text:p>
          </table:table-cell>
          <table:table-cell office:value-type="float" office:value="843" table:style-name="ce26">
            <text:p>843</text:p>
          </table:table-cell>
          <table:table-cell office:value-type="float" office:value="1.1048" table:style-name="ce19">
            <text:p>1,1048</text:p>
          </table:table-cell>
          <table:table-cell office:value-type="float" office:value="763" table:style-name="ce26">
            <text:p>763</text:p>
          </table:table-cell>
          <table:table-cell office:value-type="float" office:value="843" table:style-name="ce26">
            <text:p>843</text:p>
          </table:table-cell>
          <table:table-cell office:value-type="float" office:value="1.1048" table:style-name="ce19">
            <text:p>1,104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5" table:style-name="ce26">
            <text:p>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25" table:style-name="ce26">
            <text:p>2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516" table:style-name="ce26">
            <text:p>516</text:p>
          </table:table-cell>
          <table:table-cell office:value-type="float" office:value="397" table:style-name="ce26">
            <text:p>397</text:p>
          </table:table-cell>
          <table:table-cell office:value-type="float" office:value="0.76939999999999997" table:style-name="ce20">
            <text:p>0,7694</text:p>
          </table:table-cell>
          <table:table-cell office:value-type="float" office:value="274" table:style-name="ce26">
            <text:p>274</text:p>
          </table:table-cell>
          <table:table-cell office:value-type="float" office:value="165" table:style-name="ce26">
            <text:p>165</text:p>
          </table:table-cell>
          <table:table-cell office:value-type="float" office:value="0.60219999999999996" table:style-name="ce20">
            <text:p>0,6022</text:p>
          </table:table-cell>
          <table:table-cell office:value-type="float" office:value="0" table:style-name="ce26">
            <text:p>0</text:p>
          </table:table-cell>
          <table:table-cell office:value-type="float" office:value="17" table:style-name="ce26">
            <text:p>17</text:p>
          </table:table-cell>
          <table:table-cell office:value-type="string" table:style-name="ce21">
            <text:p>N/A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750" table:style-name="ce26">
            <text:p>750</text:p>
          </table:table-cell>
          <table:table-cell office:value-type="float" office:value="913" table:style-name="ce26">
            <text:p>913</text:p>
          </table:table-cell>
          <table:table-cell office:value-type="float" office:value="1.2173" table:style-name="ce19">
            <text:p>1,2173</text:p>
          </table:table-cell>
          <table:table-cell office:value-type="float" office:value="1540" table:style-name="ce26">
            <text:p>1540</text:p>
          </table:table-cell>
          <table:table-cell office:value-type="float" office:value="1492" table:style-name="ce26">
            <text:p>1492</text:p>
          </table:table-cell>
          <table:table-cell office:value-type="float" office:value="0.96879999999999999" table:style-name="ce18">
            <text:p>0,9688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string" table:style-name="ce21">
            <text:p>N/A</text:p>
          </table:table-cell>
          <table:table-cell office:value-type="float" office:value="1565" table:style-name="ce26">
            <text:p>1565</text:p>
          </table:table-cell>
          <table:table-cell office:value-type="float" office:value="1492" table:style-name="ce26">
            <text:p>1492</text:p>
          </table:table-cell>
          <table:table-cell office:value-type="float" office:value="0.95340000000000003" table:style-name="ce18">
            <text:p>0,9534</text:p>
          </table:table-cell>
          <table:table-cell office:value-type="float" office:value="2328" table:style-name="ce26">
            <text:p>2328</text:p>
          </table:table-cell>
          <table:table-cell office:value-type="float" office:value="2335" table:style-name="ce26">
            <text:p>2335</text:p>
          </table:table-cell>
          <table:table-cell office:value-type="float" office:value="1.0029999999999999" table:style-name="ce18">
            <text:p>1,003</text:p>
          </table:table-cell>
          <table:table-cell office:value-type="float" office:value="5760" table:style-name="ce26">
            <text:p>5760</text:p>
          </table:table-cell>
          <table:table-cell office:value-type="float" office:value="4400" table:style-name="ce26">
            <text:p>4400</text:p>
          </table:table-cell>
          <table:table-cell office:value-type="float" office:value="0.76390000000000002" table:style-name="ce22">
            <text:p>0,7639</text:p>
          </table:table-cell>
          <table:table-cell office:value-type="float" office:value="6200" table:style-name="ce26">
            <text:p>6200</text:p>
          </table:table-cell>
          <table:table-cell office:value-type="float" office:value="6140" table:style-name="ce16">
            <text:p>6140</text:p>
          </table:table-cell>
          <table:table-cell office:value-type="float" office:value="0.99029999999999996" table:style-name="ce18">
            <text:p>0,9903</text:p>
          </table:table-cell>
          <table:table-cell office:value-type="float" office:value="1280" table:style-name="ce26">
            <text:p>1280</text:p>
          </table:table-cell>
          <table:table-cell office:value-type="float" office:value="1040" table:style-name="ce26">
            <text:p>1040</text:p>
          </table:table-cell>
          <table:table-cell office:value-type="float" office:value="0.8125" table:style-name="ce18">
            <text:p>0,8125</text:p>
          </table:table-cell>
          <table:table-cell office:value-type="float" office:value="650" table:style-name="ce26">
            <text:p>650</text:p>
          </table:table-cell>
          <table:table-cell office:value-type="float" office:value="160" table:style-name="ce26">
            <text:p>160</text:p>
          </table:table-cell>
          <table:table-cell office:value-type="float" office:value="0.2462" table:style-name="ce20">
            <text:p>0,2462</text:p>
          </table:table-cell>
          <table:table-cell office:value-type="float" office:value="1930" table:style-name="ce26">
            <text:p>1930</text:p>
          </table:table-cell>
          <table:table-cell office:value-type="float" office:value="1200" table:style-name="ce26">
            <text:p>1200</text:p>
          </table:table-cell>
          <table:table-cell office:value-type="float" office:value="0.62180000000000002" table:style-name="ce20">
            <text:p>0,6218</text:p>
          </table:table-cell>
          <table:table-cell office:value-type="float" office:value="1369" table:style-name="ce16">
            <text:p>1369</text:p>
          </table:table-cell>
          <table:table-cell office:value-type="float" office:value="882" table:style-name="ce16">
            <text:p>882</text:p>
          </table:table-cell>
          <table:table-cell office:value-type="float" office:value="0.64429999999999998" table:style-name="ce20">
            <text:p>0,6443</text:p>
          </table:table-cell>
          <table:table-cell office:value-type="float" office:value="0" table:style-name="ce26">
            <text:p>0</text:p>
          </table:table-cell>
          <table:table-cell office:value-type="float" office:value="194" table:style-name="ce26">
            <text:p>194</text:p>
          </table:table-cell>
          <table:table-cell office:value-type="string" table:style-name="ce34">
            <text:p>N/A</text:p>
          </table:table-cell>
          <table:table-cell office:value-type="float" office:value="15259" table:style-name="ce16">
            <text:p>15259</text:p>
          </table:table-cell>
          <table:table-cell office:value-type="float" office:value="12816" table:style-name="ce16">
            <text:p>12816</text:p>
          </table:table-cell>
          <table:table-cell office:value-type="float" office:value="0.83989999999999998" table:style-name="ce18">
            <text:p>0,8399</text:p>
          </table:table-cell>
          <table:table-cell office:value-type="float" office:value="17587" table:style-name="ce16">
            <text:p>17587</text:p>
          </table:table-cell>
          <table:table-cell office:value-type="float" office:value="15151" table:style-name="ce16">
            <text:p>15151</text:p>
          </table:table-cell>
          <table:table-cell office:value-type="float" office:value="0.86150000000000004" table:style-name="ce18">
            <text:p>0,8615</text:p>
          </table:table-cell>
          <table:table-cell office:value-type="float" office:value="1369" table:style-name="ce16">
            <text:p>1369</text:p>
          </table:table-cell>
          <table:table-cell office:value-type="float" office:value="899" table:style-name="ce16">
            <text:p>899</text:p>
          </table:table-cell>
          <table:table-cell office:value-type="float" office:value="0.65669999999999995" table:style-name="ce20">
            <text:p>0,6567</text:p>
          </table:table-cell>
          <table:table-cell office:value-type="float" office:value="0" table:style-name="ce26">
            <text:p>0</text:p>
          </table:table-cell>
          <table:table-cell office:value-type="float" office:value="194" table:style-name="ce26">
            <text:p>194</text:p>
          </table:table-cell>
          <table:table-cell office:value-type="string" table:style-name="ce26">
            <text:p>N/A</text:p>
          </table:table-cell>
          <table:table-cell office:value-type="float" office:value="7683" table:style-name="ce26">
            <text:p>7683</text:p>
          </table:table-cell>
          <table:table-cell office:value-type="float" office:value="6103" table:style-name="ce26">
            <text:p>6103</text:p>
          </table:table-cell>
          <table:table-cell office:value-type="float" office:value="0.7944" table:style-name="ce22">
            <text:p>0,7944</text:p>
          </table:table-cell>
          <table:table-cell office:value-type="float" office:value="0.93" table:style-name="ce26">
            <text:p>0,93</text:p>
          </table:table-cell>
          <table:table-cell office:value-type="float" office:value="0.9819" table:style-name="ce26">
            <text:p>0,9819</text:p>
          </table:table-cell>
          <table:table-cell office:value-type="float" office:value="1.0558000000000001" table:style-name="ce26">
            <text:p>1,0558</text:p>
          </table:table-cell>
          <table:table-cell office:value-type="float" office:value="0.83" table:style-name="ce26">
            <text:p>0,83</text:p>
          </table:table-cell>
          <table:table-cell office:value-type="float" office:value="0.91520000000000001" table:style-name="ce26">
            <text:p>0,9152</text:p>
          </table:table-cell>
          <table:table-cell office:value-type="float" office:value="1.1026" table:style-name="ce26">
            <text:p>1,1026</text:p>
          </table:table-cell>
          <table:table-cell office:value-type="float" office:value="0.88" table:style-name="ce26">
            <text:p>0,88</text:p>
          </table:table-cell>
          <table:table-cell office:value-type="float" office:value="0.97450000000000003" table:style-name="ce26">
            <text:p>0,9745</text:p>
          </table:table-cell>
          <table:table-cell office:value-type="float" office:value="1.1073999999999999" table:style-name="ce26">
            <text:p>1,1074</text:p>
          </table:table-cell>
          <table:table-cell office:value-type="float" office:value="0.83" table:style-name="ce26">
            <text:p>0,83</text:p>
          </table:table-cell>
          <table:table-cell office:value-type="float" office:value="0.94199999999999995" table:style-name="ce26">
            <text:p>0,942</text:p>
          </table:table-cell>
          <table:table-cell office:value-type="float" office:value="1.135" table:style-name="ce26">
            <text:p>1,135</text:p>
          </table:table-cell>
          <table:table-cell office:value-type="float" office:value="0.93" table:style-name="ce26">
            <text:p>0,93</text:p>
          </table:table-cell>
          <table:table-cell office:value-type="float" office:value="0.9839" table:style-name="ce26">
            <text:p>0,9839</text:p>
          </table:table-cell>
          <table:table-cell office:value-type="float" office:value="1.0580000000000001" table:style-name="ce26">
            <text:p>1,058</text:p>
          </table:table-cell>
          <table:table-cell office:value-type="float" office:value="0.88" table:style-name="ce26">
            <text:p>0,88</text:p>
          </table:table-cell>
          <table:table-cell office:value-type="float" office:value="0.96679999999999999" table:style-name="ce26">
            <text:p>0,9668</text:p>
          </table:table-cell>
          <table:table-cell office:value-type="float" office:value="1.0986" table:style-name="ce26">
            <text:p>1,0986</text:p>
          </table:table-cell>
          <table:table-cell office:value-type="float" office:value="0.88" table:style-name="ce26">
            <text:p>0,88</text:p>
          </table:table-cell>
          <table:table-cell office:value-type="float" office:value="0.97370000000000001" table:style-name="ce26">
            <text:p>0,9737</text:p>
          </table:table-cell>
          <table:table-cell office:value-type="float" office:value="1.1065" table:style-name="ce26">
            <text:p>1,1065</text:p>
          </table:table-cell>
          <table:table-cell office:value-type="float" office:value="0.88" table:style-name="ce26">
            <text:p>0,88</text:p>
          </table:table-cell>
          <table:table-cell office:value-type="float" office:value="0.96679999999999999" table:style-name="ce26">
            <text:p>0,9668</text:p>
          </table:table-cell>
          <table:table-cell office:value-type="float" office:value="1.0987" table:style-name="ce26">
            <text:p>1,0987</text:p>
          </table:table-cell>
          <table:table-cell office:value-type="float" office:value="0.88" table:style-name="ce26">
            <text:p>0,88</text:p>
          </table:table-cell>
          <table:table-cell office:value-type="float" office:value="0.97170000000000001" table:style-name="ce26">
            <text:p>0,9717</text:p>
          </table:table-cell>
          <table:table-cell office:value-type="float" office:value="1.1042000000000001" table:style-name="ce26">
            <text:p>1,1042</text:p>
          </table:table-cell>
          <table:table-cell office:value-type="float" office:value="0.87" table:style-name="ce26">
            <text:p>0,87</text:p>
          </table:table-cell>
          <table:table-cell office:value-type="float" office:value="0.92600000000000005" table:style-name="ce26">
            <text:p>0,926</text:p>
          </table:table-cell>
          <table:table-cell office:value-type="float" office:value="1.0644" table:style-name="ce26">
            <text:p>1,0644</text:p>
          </table:table-cell>
          <table:table-cell office:value-type="float" office:value="0.21" table:style-name="ce26">
            <text:p>0,21</text:p>
          </table:table-cell>
          <table:table-cell office:value-type="float" office:value="0.44359999999999999" table:style-name="ce26">
            <text:p>0,4436</text:p>
          </table:table-cell>
          <table:table-cell office:value-type="float" office:value="2.1122000000000001" table:style-name="ce26">
            <text:p>2,1122</text:p>
          </table:table-cell>
          <table:table-cell office:value-type="float" office:value="0.54" table:style-name="ce26">
            <text:p>0,54</text:p>
          </table:table-cell>
          <table:table-cell office:value-type="float" office:value="0.72729999999999995" table:style-name="ce26">
            <text:p>0,7273</text:p>
          </table:table-cell>
          <table:table-cell office:value-type="float" office:value="1.3469" table:style-name="ce26">
            <text:p>1,3469</text:p>
          </table:table-cell>
          <table:table-cell office:value-type="float" office:value="0.875" table:style-name="ce26">
            <text:p>0,875</text:p>
          </table:table-cell>
          <table:table-cell office:value-type="float" office:value="0.93489999999999995" table:style-name="ce26">
            <text:p>0,9349</text:p>
          </table:table-cell>
          <table:table-cell office:value-type="float" office:value="1.0684" table:style-name="ce26">
            <text:p>1,0684</text:p>
          </table:table-cell>
          <table:table-cell office:value-type="float" office:value="0.54500000000000004" table:style-name="ce26">
            <text:p>0,545</text:p>
          </table:table-cell>
          <table:table-cell office:value-type="float" office:value="0.50349999999999995" table:style-name="ce26">
            <text:p>0,5035</text:p>
          </table:table-cell>
          <table:table-cell office:value-type="float" office:value="0.92390000000000005" table:style-name="ce26">
            <text:p>0,9239</text:p>
          </table:table-cell>
          <table:table-cell office:value-type="float" office:value="0.71" table:style-name="ce26">
            <text:p>0,71</text:p>
          </table:table-cell>
          <table:table-cell office:value-type="float" office:value="0.76600000000000001" table:style-name="ce26">
            <text:p>0,766</text:p>
          </table:table-cell>
          <table:table-cell office:value-type="float" office:value="1.0788" table:style-name="ce26">
            <text:p>1,0788</text:p>
          </table:table-cell>
          <table:table-cell office:value-type="float" office:value="0.81" table:style-name="ce26">
            <text:p>0,81</text:p>
          </table:table-cell>
          <table:table-cell office:value-type="float" office:value="1" table:style-name="ce26">
            <text:p>1</text:p>
          </table:table-cell>
          <table:table-cell office:value-type="float" office:value="1.2345999999999999" table:style-name="ce26">
            <text:p>1,2346</text:p>
          </table:table-cell>
          <table:table-cell office:value-type="float" office:value="0.67" table:style-name="ce26">
            <text:p>0,67</text:p>
          </table:table-cell>
          <table:table-cell office:value-type="float" office:value="0.48559999999999998" table:style-name="ce26">
            <text:p>0,4856</text:p>
          </table:table-cell>
          <table:table-cell office:value-type="float" office:value="0.72470000000000001" table:style-name="ce26">
            <text:p>0,7247</text:p>
          </table:table-cell>
          <table:table-cell office:value-type="float" office:value="0.74" table:style-name="ce26">
            <text:p>0,74</text:p>
          </table:table-cell>
          <table:table-cell office:value-type="float" office:value="0.55420000000000003" table:style-name="ce26">
            <text:p>0,5542</text:p>
          </table:table-cell>
          <table:table-cell office:value-type="float" office:value="0.74890000000000001" table:style-name="ce26">
            <text:p>0,7489</text:p>
          </table:table-cell>
          <table:table-cell office:value-type="float" office:value="0.88" table:style-name="ce26">
            <text:p>0,88</text:p>
          </table:table-cell>
          <table:table-cell office:value-type="float" office:value="0.96660000000000001" table:style-name="ce26">
            <text:p>0,9666</text:p>
          </table:table-cell>
          <table:table-cell office:value-type="float" office:value="1.0984" table:style-name="ce26">
            <text:p>1,0984</text:p>
          </table:table-cell>
          <table:table-cell office:value-type="float" office:value="0.61009999999999998" table:style-name="ce26">
            <text:p>0,6101</text:p>
          </table:table-cell>
          <table:table-cell office:value-type="float" office:value="0.80410000000000004" table:style-name="ce26">
            <text:p>0,8041</text:p>
          </table:table-cell>
          <table:table-cell office:value-type="float" office:value="1.3180000000000001" table:style-name="ce26">
            <text:p>1,318</text:p>
          </table:table-cell>
          <table:table-cell office:value-type="float" office:value="854" table:style-name="ce26">
            <text:p>854</text:p>
          </table:table-cell>
          <table:table-cell office:value-type="float" office:value="117" table:style-name="ce26">
            <text:p>117</text:p>
          </table:table-cell>
          <table:table-cell office:value-type="float" office:value="0.13700000000000001" table:style-name="ce23">
            <text:p>0,137</text:p>
          </table:table-cell>
          <table:table-cell office:value-type="float" office:value="313" table:style-name="ce26">
            <text:p>313</text:p>
          </table:table-cell>
          <table:table-cell office:value-type="float" office:value="62" table:style-name="ce26">
            <text:p>62</text:p>
          </table:table-cell>
          <table:table-cell office:value-type="float" office:value="0.1981" table:style-name="ce23">
            <text:p>0,1981</text:p>
          </table:table-cell>
          <table:table-cell office:value-type="float" office:value="1167" table:style-name="ce26">
            <text:p>1167</text:p>
          </table:table-cell>
          <table:table-cell office:value-type="float" office:value="179" table:style-name="ce26">
            <text:p>179</text:p>
          </table:table-cell>
          <table:table-cell office:value-type="float" office:value="0.15340000000000001" table:style-name="ce23">
            <text:p>0,1534</text:p>
          </table:table-cell>
          <table:table-cell office:value-type="float" office:value="7989" table:style-name="ce26">
            <text:p>7989</text:p>
          </table:table-cell>
          <table:table-cell office:value-type="float" office:value="6348" table:style-name="ce26">
            <text:p>6348</text:p>
          </table:table-cell>
          <table:table-cell office:value-type="float" office:value="0.79459999999999997" table:style-name="ce31">
            <text:p>0,7946</text:p>
          </table:table-cell>
          <table:table-cell office:value-type="float" office:value="9156" table:style-name="ce26">
            <text:p>9156</text:p>
          </table:table-cell>
          <table:table-cell office:value-type="float" office:value="6527" table:style-name="ce26">
            <text:p>6527</text:p>
          </table:table-cell>
          <table:table-cell office:value-type="float" office:value="0.71289999999999998" table:style-name="ce29">
            <text:p>0,7129</text:p>
          </table:table-cell>
          <table:table-cell office:value-type="float" office:value="340" table:style-name="ce26">
            <text:p>34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800" table:style-name="ce26">
            <text:p>800</text:p>
          </table:table-cell>
          <table:table-cell office:value-type="float" office:value="615" table:style-name="ce26">
            <text:p>615</text:p>
          </table:table-cell>
          <table:table-cell office:value-type="float" office:value="0.76880000000000004" table:style-name="ce26">
            <text:p>0,7688</text:p>
          </table:table-cell>
          <table:table-cell office:value-type="float" office:value="0" table:style-name="ce26">
            <text:p>0</text:p>
          </table:table-cell>
          <table:table-cell office:value-type="float" office:value="145" table:style-name="ce26">
            <text:p>145</text:p>
          </table:table-cell>
          <table:table-cell office:value-type="string" table:style-name="ce26">
            <text:p>N/A</text:p>
          </table:table-cell>
          <table:table-cell table:number-columns-repeated="16190"/>
        </table:table-row>
        <table:table-row table:style-name="ro3">
          <table:table-cell office:value-type="string" table:number-columns-spanned="2" table:number-rows-spanned="1" table:style-name="ce63">
            <text:p>TOTAL REGIONALES</text:p>
          </table:table-cell>
          <table:covered-table-cell/>
          <table:table-cell office:value-type="float" office:value="277973" table:style-name="ce35">
            <text:p>277973</text:p>
          </table:table-cell>
          <table:table-cell office:value-type="float" office:value="256875" table:style-name="ce35">
            <text:p>256875</text:p>
          </table:table-cell>
          <table:table-cell office:value-type="float" office:value="0.92410000000000003" table:style-name="ce36">
            <text:p>0,9241</text:p>
          </table:table-cell>
          <table:table-cell office:value-type="float" office:value="165919" table:style-name="ce35">
            <text:p>165919</text:p>
          </table:table-cell>
          <table:table-cell office:value-type="float" office:value="173455" table:style-name="ce35">
            <text:p>173455</text:p>
          </table:table-cell>
          <table:table-cell office:value-type="float" office:value="1.0454000000000001" table:style-name="ce37">
            <text:p>1,0454</text:p>
          </table:table-cell>
          <table:table-cell office:value-type="float" office:value="14650" table:style-name="ce35">
            <text:p>14650</text:p>
          </table:table-cell>
          <table:table-cell office:value-type="float" office:value="8521" table:style-name="ce35">
            <text:p>8521</text:p>
          </table:table-cell>
          <table:table-cell office:value-type="float" office:value="0.58160000000000001" table:style-name="ce38">
            <text:p>0,5816</text:p>
          </table:table-cell>
          <table:table-cell office:value-type="float" office:value="2399" table:style-name="ce35">
            <text:p>2399</text:p>
          </table:table-cell>
          <table:table-cell office:value-type="float" office:value="2686" table:style-name="ce35">
            <text:p>2686</text:p>
          </table:table-cell>
          <table:table-cell office:value-type="float" office:value="1.1195999999999999" table:style-name="ce37">
            <text:p>1,1196</text:p>
          </table:table-cell>
          <table:table-cell office:value-type="float" office:value="678" table:style-name="ce35">
            <text:p>678</text:p>
          </table:table-cell>
          <table:table-cell office:value-type="float" office:value="677" table:style-name="ce35">
            <text:p>677</text:p>
          </table:table-cell>
          <table:table-cell office:value-type="float" office:value="0.99850000000000005" table:style-name="ce36">
            <text:p>0,9985</text:p>
          </table:table-cell>
          <table:table-cell office:value-type="float" office:value="461619" table:style-name="ce35">
            <text:p>461619</text:p>
          </table:table-cell>
          <table:table-cell office:value-type="float" office:value="442214" table:style-name="ce35">
            <text:p>442214</text:p>
          </table:table-cell>
          <table:table-cell office:value-type="float" office:value="0.95799999999999996" table:style-name="ce36">
            <text:p>0,958</text:p>
          </table:table-cell>
          <table:table-cell office:value-type="float" office:value="461619" table:style-name="ce35">
            <text:p>461619</text:p>
          </table:table-cell>
          <table:table-cell office:value-type="float" office:value="442214" table:style-name="ce35">
            <text:p>442214</text:p>
          </table:table-cell>
          <table:table-cell office:value-type="float" office:value="0.95799999999999996" table:style-name="ce36">
            <text:p>0,958</text:p>
          </table:table-cell>
          <table:table-cell office:value-type="float" office:value="18889" table:style-name="ce35">
            <text:p>18889</text:p>
          </table:table-cell>
          <table:table-cell office:value-type="float" office:value="16269" table:style-name="ce35">
            <text:p>16269</text:p>
          </table:table-cell>
          <table:table-cell office:value-type="float" office:value="0.86129999999999995" table:style-name="ce39">
            <text:p>0,8613</text:p>
          </table:table-cell>
          <table:table-cell office:value-type="float" office:value="1920" table:style-name="ce35">
            <text:p>1920</text:p>
          </table:table-cell>
          <table:table-cell office:value-type="float" office:value="2395" table:style-name="ce35">
            <text:p>2395</text:p>
          </table:table-cell>
          <table:table-cell office:value-type="float" office:value="1.2474000000000001" table:style-name="ce37">
            <text:p>1,2474</text:p>
          </table:table-cell>
          <table:table-cell office:value-type="float" office:value="1504" table:style-name="ce35">
            <text:p>1504</text:p>
          </table:table-cell>
          <table:table-cell office:value-type="float" office:value="1886" table:style-name="ce35">
            <text:p>1886</text:p>
          </table:table-cell>
          <table:table-cell office:value-type="float" office:value="1.254" table:style-name="ce37">
            <text:p>1,254</text:p>
          </table:table-cell>
          <table:table-cell office:value-type="float" office:value="22313" table:style-name="ce35">
            <text:p>22313</text:p>
          </table:table-cell>
          <table:table-cell office:value-type="float" office:value="20550" table:style-name="ce35">
            <text:p>20550</text:p>
          </table:table-cell>
          <table:table-cell office:value-type="float" office:value="0.92100000000000004" table:style-name="ce36">
            <text:p>0,921</text:p>
          </table:table-cell>
          <table:table-cell office:value-type="float" office:value="7067" table:style-name="ce35">
            <text:p>7067</text:p>
          </table:table-cell>
          <table:table-cell office:value-type="float" office:value="5049" table:style-name="ce35">
            <text:p>5049</text:p>
          </table:table-cell>
          <table:table-cell office:value-type="float" office:value="0.71440000000000003" table:style-name="ce38">
            <text:p>0,7144</text:p>
          </table:table-cell>
          <table:table-cell office:value-type="float" office:value="945" table:style-name="ce35">
            <text:p>945</text:p>
          </table:table-cell>
          <table:table-cell office:value-type="float" office:value="899" table:style-name="ce35">
            <text:p>899</text:p>
          </table:table-cell>
          <table:table-cell office:value-type="float" office:value="0.95130000000000003" table:style-name="ce36">
            <text:p>0,9513</text:p>
          </table:table-cell>
          <table:table-cell office:value-type="float" office:value="1091" table:style-name="ce35">
            <text:p>1091</text:p>
          </table:table-cell>
          <table:table-cell office:value-type="float" office:value="957" table:style-name="ce35">
            <text:p>957</text:p>
          </table:table-cell>
          <table:table-cell office:value-type="float" office:value="0.87719999999999998" table:style-name="ce39">
            <text:p>0,8772</text:p>
          </table:table-cell>
          <table:table-cell office:value-type="float" office:value="9103" table:style-name="ce35">
            <text:p>9103</text:p>
          </table:table-cell>
          <table:table-cell office:value-type="float" office:value="6905" table:style-name="ce35">
            <text:p>6905</text:p>
          </table:table-cell>
          <table:table-cell office:value-type="float" office:value="0.75849999999999995" table:style-name="ce38">
            <text:p>0,7585</text:p>
          </table:table-cell>
          <table:table-cell office:value-type="float" office:value="260961" table:style-name="ce35">
            <text:p>260961</text:p>
          </table:table-cell>
          <table:table-cell office:value-type="float" office:value="234996" table:style-name="ce35">
            <text:p>234996</text:p>
          </table:table-cell>
          <table:table-cell office:value-type="float" office:value="0.90049999999999997" table:style-name="ce36">
            <text:p>0,9005</text:p>
          </table:table-cell>
          <table:table-cell office:value-type="float" office:value="57855" table:style-name="ce35">
            <text:p>57855</text:p>
          </table:table-cell>
          <table:table-cell office:value-type="float" office:value="55271" table:style-name="ce35">
            <text:p>55271</text:p>
          </table:table-cell>
          <table:table-cell office:value-type="float" office:value="0.95530000000000004" table:style-name="ce36">
            <text:p>0,9553</text:p>
          </table:table-cell>
          <table:table-cell office:value-type="float" office:value="24795" table:style-name="ce35">
            <text:p>24795</text:p>
          </table:table-cell>
          <table:table-cell office:value-type="float" office:value="25229" table:style-name="ce35">
            <text:p>25229</text:p>
          </table:table-cell>
          <table:table-cell office:value-type="float" office:value="1.0175000000000001" table:style-name="ce37">
            <text:p>1,0175</text:p>
          </table:table-cell>
          <table:table-cell office:value-type="float" office:value="3881" table:style-name="ce35">
            <text:p>3881</text:p>
          </table:table-cell>
          <table:table-cell office:value-type="float" office:value="4540" table:style-name="ce35">
            <text:p>4540</text:p>
          </table:table-cell>
          <table:table-cell office:value-type="float" office:value="1.1698" table:style-name="ce37">
            <text:p>1,1698</text:p>
          </table:table-cell>
          <table:table-cell office:value-type="float" office:value="475067" table:style-name="ce35">
            <text:p>475067</text:p>
          </table:table-cell>
          <table:table-cell office:value-type="float" office:value="477926" table:style-name="ce35">
            <text:p>477926</text:p>
          </table:table-cell>
          <table:table-cell office:value-type="float" office:value="1.006" table:style-name="ce37">
            <text:p>1,006</text:p>
          </table:table-cell>
          <table:table-cell office:value-type="float" office:value="822559" table:style-name="ce35">
            <text:p>822559</text:p>
          </table:table-cell>
          <table:table-cell office:value-type="float" office:value="797962" table:style-name="ce35">
            <text:p>797962</text:p>
          </table:table-cell>
          <table:table-cell office:value-type="float" office:value="0.97009999999999996" table:style-name="ce36">
            <text:p>0,9701</text:p>
          </table:table-cell>
          <table:table-cell office:value-type="float" office:value="1320" table:style-name="ce35">
            <text:p>1320</text:p>
          </table:table-cell>
          <table:table-cell office:value-type="float" office:value="952" table:style-name="ce35">
            <text:p>952</text:p>
          </table:table-cell>
          <table:table-cell office:value-type="float" office:value="0.72119999999999995" table:style-name="ce38">
            <text:p>0,7212</text:p>
          </table:table-cell>
          <table:table-cell office:value-type="float" office:value="855295" table:style-name="ce35">
            <text:p>855295</text:p>
          </table:table-cell>
          <table:table-cell office:value-type="float" office:value="826369" table:style-name="ce35">
            <text:p>826369</text:p>
          </table:table-cell>
          <table:table-cell office:value-type="float" office:value="0.96619999999999995" table:style-name="ce36">
            <text:p>0,9662</text:p>
          </table:table-cell>
          <table:table-cell office:value-type="float" office:value="1316914" table:style-name="ce35">
            <text:p>1316914</text:p>
          </table:table-cell>
          <table:table-cell office:value-type="float" office:value="1268583" table:style-name="ce35">
            <text:p>1268583</text:p>
          </table:table-cell>
          <table:table-cell office:value-type="float" office:value="0.96330000000000005" table:style-name="ce36">
            <text:p>0,9633</text:p>
          </table:table-cell>
          <table:table-cell office:value-type="float" office:value="2420160" table:style-name="ce35">
            <text:p>2420160</text:p>
          </table:table-cell>
          <table:table-cell office:value-type="float" office:value="1770082" table:style-name="ce35">
            <text:p>1770082</text:p>
          </table:table-cell>
          <table:table-cell office:value-type="float" office:value="0.73140000000000005" table:style-name="ce38">
            <text:p>0,7314</text:p>
          </table:table-cell>
          <table:table-cell office:value-type="float" office:value="2786954" table:style-name="ce35">
            <text:p>2786954</text:p>
          </table:table-cell>
          <table:table-cell office:value-type="float" office:value="2451723" table:style-name="ce35">
            <text:p>2451723</text:p>
          </table:table-cell>
          <table:table-cell office:value-type="float" office:value="0.87970000000000004" table:style-name="ce36">
            <text:p>0,8797</text:p>
          </table:table-cell>
          <table:table-cell office:value-type="float" office:value="917760" table:style-name="ce35">
            <text:p>917760</text:p>
          </table:table-cell>
          <table:table-cell office:value-type="float" office:value="703421" table:style-name="ce35">
            <text:p>703421</text:p>
          </table:table-cell>
          <table:table-cell office:value-type="float" office:value="0.76649999999999996" table:style-name="ce39">
            <text:p>0,7665</text:p>
          </table:table-cell>
          <table:table-cell office:value-type="float" office:value="111822" table:style-name="ce35">
            <text:p>111822</text:p>
          </table:table-cell>
          <table:table-cell office:value-type="float" office:value="101359" table:style-name="ce35">
            <text:p>101359</text:p>
          </table:table-cell>
          <table:table-cell office:value-type="float" office:value="0.90639999999999998" table:style-name="ce36">
            <text:p>0,9064</text:p>
          </table:table-cell>
          <table:table-cell office:value-type="float" office:value="1029582" table:style-name="ce35">
            <text:p>1029582</text:p>
          </table:table-cell>
          <table:table-cell office:value-type="float" office:value="804780" table:style-name="ce35">
            <text:p>804780</text:p>
          </table:table-cell>
          <table:table-cell office:value-type="float" office:value="0.78169999999999995" table:style-name="ce39">
            <text:p>0,7817</text:p>
          </table:table-cell>
          <table:table-cell office:value-type="float" office:value="619134" table:style-name="ce35">
            <text:p>619134</text:p>
          </table:table-cell>
          <table:table-cell office:value-type="float" office:value="597394" table:style-name="ce35">
            <text:p>597394</text:p>
          </table:table-cell>
          <table:table-cell office:value-type="float" office:value="0.96489999999999998" table:style-name="ce36">
            <text:p>0,9649</text:p>
          </table:table-cell>
          <table:table-cell office:value-type="float" office:value="89200" table:style-name="ce35">
            <text:p>89200</text:p>
          </table:table-cell>
          <table:table-cell office:value-type="float" office:value="127669" table:style-name="ce35">
            <text:p>127669</text:p>
          </table:table-cell>
          <table:table-cell office:value-type="float" office:value="1.4313" table:style-name="ce37">
            <text:p>1,4313</text:p>
          </table:table-cell>
          <table:table-cell office:value-type="float" office:value="6945030" table:style-name="ce35">
            <text:p>6945030</text:p>
          </table:table-cell>
          <table:table-cell office:value-type="float" office:value="5751648" table:style-name="ce35">
            <text:p>5751648</text:p>
          </table:table-cell>
          <table:table-cell office:value-type="float" office:value="0.82820000000000005" table:style-name="ce36">
            <text:p>0,8282</text:p>
          </table:table-cell>
          <table:table-cell office:value-type="float" office:value="8261944" table:style-name="ce40">
            <text:p>8261944</text:p>
          </table:table-cell>
          <table:table-cell office:value-type="float" office:value="7020231" table:style-name="ce35">
            <text:p>7020231</text:p>
          </table:table-cell>
          <table:table-cell office:value-type="float" office:value="0.84970000000000001" table:style-name="ce39">
            <text:p>0,8497</text:p>
          </table:table-cell>
          <table:table-cell office:value-type="float" office:value="649193" table:style-name="ce41">
            <text:p>649193</text:p>
          </table:table-cell>
          <table:table-cell office:value-type="float" office:value="628603" table:style-name="ce35">
            <text:p>628603</text:p>
          </table:table-cell>
          <table:table-cell office:value-type="float" office:value="0.96830000000000005" table:style-name="ce36">
            <text:p>0,9683</text:p>
          </table:table-cell>
          <table:table-cell office:value-type="float" office:value="96354" table:style-name="ce35">
            <text:p>96354</text:p>
          </table:table-cell>
          <table:table-cell office:value-type="float" office:value="135729" table:style-name="ce35">
            <text:p>135729</text:p>
          </table:table-cell>
          <table:table-cell office:value-type="float" office:value="1.4086000000000001" table:style-name="ce37">
            <text:p>1,4086</text:p>
          </table:table-cell>
          <table:table-cell office:value-type="float" office:value="3561344" table:style-name="ce35">
            <text:p>3561344</text:p>
          </table:table-cell>
          <table:table-cell office:value-type="float" office:value="2702229" table:style-name="ce35">
            <text:p>2702229</text:p>
          </table:table-cell>
          <table:table-cell office:value-type="float" office:value="0.75880000000000003" table:style-name="ce38">
            <text:p>0,7588</text:p>
          </table:table-cell>
          <table:table-cell office:value-type="float" office:value="0.89180000000000004" table:style-name="ce35">
            <text:p>0,8918</text:p>
          </table:table-cell>
          <table:table-cell office:value-type="float" office:value="0.92330000000000001" table:style-name="ce35">
            <text:p>0,9233</text:p>
          </table:table-cell>
          <table:table-cell office:value-type="float" office:value="1.0349999999999999" table:style-name="ce35">
            <text:p>1,035</text:p>
          </table:table-cell>
          <table:table-cell office:value-type="float" office:value="0.78959999999999997" table:style-name="ce35">
            <text:p>0,7896</text:p>
          </table:table-cell>
          <table:table-cell office:value-type="float" office:value="0.81569999999999998" table:style-name="ce35">
            <text:p>0,8157</text:p>
          </table:table-cell>
          <table:table-cell office:value-type="float" office:value="1.0329999999999999" table:style-name="ce35">
            <text:p>1,033</text:p>
          </table:table-cell>
          <table:table-cell office:value-type="float" office:value="0.85050000000000003" table:style-name="ce35">
            <text:p>0,8505</text:p>
          </table:table-cell>
          <table:table-cell office:value-type="float" office:value="0.91610000000000003" table:style-name="ce35">
            <text:p>0,9161</text:p>
          </table:table-cell>
          <table:table-cell office:value-type="float" office:value="1.0771999999999999" table:style-name="ce35">
            <text:p>1,0772</text:p>
          </table:table-cell>
          <table:table-cell office:value-type="float" office:value="0.87419999999999998" table:style-name="ce35">
            <text:p>0,8742</text:p>
          </table:table-cell>
          <table:table-cell office:value-type="float" office:value="0.91100000000000003" table:style-name="ce35">
            <text:p>0,911</text:p>
          </table:table-cell>
          <table:table-cell office:value-type="float" office:value="1.0421" table:style-name="ce35">
            <text:p>1,0421</text:p>
          </table:table-cell>
          <table:table-cell office:value-type="float" office:value="0.80640000000000001" table:style-name="ce35">
            <text:p>0,8064</text:p>
          </table:table-cell>
          <table:table-cell office:value-type="float" office:value="0.80459999999999998" table:style-name="ce35">
            <text:p>0,8046</text:p>
          </table:table-cell>
          <table:table-cell office:value-type="float" office:value="0.99780000000000002" table:style-name="ce35">
            <text:p>0,9978</text:p>
          </table:table-cell>
          <table:table-cell office:value-type="float" office:value="0.8458" table:style-name="ce35">
            <text:p>0,8458</text:p>
          </table:table-cell>
          <table:table-cell office:value-type="float" office:value="0.86929999999999996" table:style-name="ce35">
            <text:p>0,8693</text:p>
          </table:table-cell>
          <table:table-cell office:value-type="float" office:value="1.0278" table:style-name="ce35">
            <text:p>1,0278</text:p>
          </table:table-cell>
          <table:table-cell office:value-type="float" office:value="0.88300000000000001" table:style-name="ce35">
            <text:p>0,883</text:p>
          </table:table-cell>
          <table:table-cell office:value-type="float" office:value="0.92010000000000003" table:style-name="ce35">
            <text:p>0,9201</text:p>
          </table:table-cell>
          <table:table-cell office:value-type="float" office:value="1.042" table:style-name="ce35">
            <text:p>1,042</text:p>
          </table:table-cell>
          <table:table-cell office:value-type="float" office:value="0.7853" table:style-name="ce35">
            <text:p>0,7853</text:p>
          </table:table-cell>
          <table:table-cell office:value-type="float" office:value="0.80730000000000002" table:style-name="ce35">
            <text:p>0,8073</text:p>
          </table:table-cell>
          <table:table-cell office:value-type="float" office:value="1.028" table:style-name="ce35">
            <text:p>1,028</text:p>
          </table:table-cell>
          <table:table-cell office:value-type="float" office:value="0.84009999999999996" table:style-name="ce35">
            <text:p>0,8401</text:p>
          </table:table-cell>
          <table:table-cell office:value-type="float" office:value="0.89980000000000004" table:style-name="ce35">
            <text:p>0,8998</text:p>
          </table:table-cell>
          <table:table-cell office:value-type="float" office:value="1.0710999999999999" table:style-name="ce35">
            <text:p>1,0711</text:p>
          </table:table-cell>
          <table:table-cell office:value-type="float" office:value="0.83479999999999999" table:style-name="ce35">
            <text:p>0,8348</text:p>
          </table:table-cell>
          <table:table-cell office:value-type="float" office:value="0.87080000000000002" table:style-name="ce35">
            <text:p>0,8708</text:p>
          </table:table-cell>
          <table:table-cell office:value-type="float" office:value="1.0429999999999999" table:style-name="ce35">
            <text:p>1,043</text:p>
          </table:table-cell>
          <table:table-cell office:value-type="float" office:value="0.26939999999999997" table:style-name="ce35">
            <text:p>0,2694</text:p>
          </table:table-cell>
          <table:table-cell office:value-type="float" office:value="0.3357" table:style-name="ce35">
            <text:p>0,3357</text:p>
          </table:table-cell>
          <table:table-cell office:value-type="float" office:value="1.2463" table:style-name="ce35">
            <text:p>1,2463</text:p>
          </table:table-cell>
          <table:table-cell office:value-type="float" office:value="0.55210000000000004" table:style-name="ce35">
            <text:p>0,5521</text:p>
          </table:table-cell>
          <table:table-cell office:value-type="float" office:value="0.64070000000000005" table:style-name="ce35">
            <text:p>0,6407</text:p>
          </table:table-cell>
          <table:table-cell office:value-type="float" office:value="1.1604000000000001" table:style-name="ce35">
            <text:p>1,1604</text:p>
          </table:table-cell>
          <table:table-cell office:value-type="float" office:value="0.8589" table:style-name="ce35">
            <text:p>0,8589</text:p>
          </table:table-cell>
          <table:table-cell office:value-type="float" office:value="0.88260000000000005" table:style-name="ce35">
            <text:p>0,8826</text:p>
          </table:table-cell>
          <table:table-cell office:value-type="float" office:value="1.0276000000000001" table:style-name="ce35">
            <text:p>1,0276</text:p>
          </table:table-cell>
          <table:table-cell office:value-type="float" office:value="0.4955" table:style-name="ce35">
            <text:p>0,4955</text:p>
          </table:table-cell>
          <table:table-cell office:value-type="float" office:value="0.37569999999999998" table:style-name="ce35">
            <text:p>0,3757</text:p>
          </table:table-cell>
          <table:table-cell office:value-type="float" office:value="0.7581" table:style-name="ce35">
            <text:p>0,7581</text:p>
          </table:table-cell>
          <table:table-cell office:value-type="float" office:value="0.67720000000000002" table:style-name="ce35">
            <text:p>0,6772</text:p>
          </table:table-cell>
          <table:table-cell office:value-type="float" office:value="0.6875" table:style-name="ce35">
            <text:p>0,6875</text:p>
          </table:table-cell>
          <table:table-cell office:value-type="float" office:value="1.0152000000000001" table:style-name="ce35">
            <text:p>1,0152</text:p>
          </table:table-cell>
          <table:table-cell office:value-type="float" office:value="0.81410000000000005" table:style-name="ce35">
            <text:p>0,8141</text:p>
          </table:table-cell>
          <table:table-cell office:value-type="float" office:value="0.76270000000000004" table:style-name="ce35">
            <text:p>0,7627</text:p>
          </table:table-cell>
          <table:table-cell office:value-type="float" office:value="0.93689999999999996" table:style-name="ce35">
            <text:p>0,9369</text:p>
          </table:table-cell>
          <table:table-cell office:value-type="float" office:value="0.31780000000000003" table:style-name="ce35">
            <text:p>0,3178</text:p>
          </table:table-cell>
          <table:table-cell office:value-type="float" office:value="0.39290000000000003" table:style-name="ce35">
            <text:p>0,3929</text:p>
          </table:table-cell>
          <table:table-cell office:value-type="float" office:value="1.2362" table:style-name="ce35">
            <text:p>1,2362</text:p>
          </table:table-cell>
          <table:table-cell office:value-type="float" office:value="0.52669999999999995" table:style-name="ce35">
            <text:p>0,5267</text:p>
          </table:table-cell>
          <table:table-cell office:value-type="float" office:value="0.43940000000000001" table:style-name="ce35">
            <text:p>0,4394</text:p>
          </table:table-cell>
          <table:table-cell office:value-type="float" office:value="0.83440000000000003" table:style-name="ce35">
            <text:p>0,8344</text:p>
          </table:table-cell>
          <table:table-cell office:value-type="float" office:value="0.89359999999999995" table:style-name="ce35">
            <text:p>0,8936</text:p>
          </table:table-cell>
          <table:table-cell office:value-type="float" office:value="0.9083" table:style-name="ce35">
            <text:p>0,9083</text:p>
          </table:table-cell>
          <table:table-cell office:value-type="float" office:value="1.0165" table:style-name="ce35">
            <text:p>1,0165</text:p>
          </table:table-cell>
          <table:table-cell office:value-type="float" office:value="0.61009999999999998" table:style-name="ce35">
            <text:p>0,6101</text:p>
          </table:table-cell>
          <table:table-cell office:value-type="float" office:value="0.85909999999999997" table:style-name="ce35">
            <text:p>0,8591</text:p>
          </table:table-cell>
          <table:table-cell office:value-type="float" office:value="1.4080999999999999" table:style-name="ce35">
            <text:p>1,4081</text:p>
          </table:table-cell>
          <table:table-cell office:value-type="float" office:value="352425" table:style-name="ce35">
            <text:p>352425</text:p>
          </table:table-cell>
          <table:table-cell office:value-type="float" office:value="74272" table:style-name="ce35">
            <text:p>74272</text:p>
          </table:table-cell>
          <table:table-cell office:value-type="float" office:value="0.2107" table:style-name="ce42">
            <text:p>0,2107</text:p>
          </table:table-cell>
          <table:table-cell office:value-type="float" office:value="94127" table:style-name="ce35">
            <text:p>94127</text:p>
          </table:table-cell>
          <table:table-cell office:value-type="float" office:value="48059" table:style-name="ce35">
            <text:p>48059</text:p>
          </table:table-cell>
          <table:table-cell office:value-type="float" office:value="0.51060000000000005" table:style-name="ce42">
            <text:p>0,5106</text:p>
          </table:table-cell>
          <table:table-cell office:value-type="float" office:value="446552" table:style-name="ce35">
            <text:p>446552</text:p>
          </table:table-cell>
          <table:table-cell office:value-type="float" office:value="122331" table:style-name="ce35">
            <text:p>122331</text:p>
          </table:table-cell>
          <table:table-cell office:value-type="float" office:value="0.27389999999999998" table:style-name="ce42">
            <text:p>0,2739</text:p>
          </table:table-cell>
          <table:table-cell office:value-type="float" office:value="3420411" table:style-name="ce35">
            <text:p>3420411</text:p>
          </table:table-cell>
          <table:table-cell office:value-type="float" office:value="2799465" table:style-name="ce35">
            <text:p>2799465</text:p>
          </table:table-cell>
          <table:table-cell office:value-type="float" office:value="0.81850000000000001" table:style-name="ce43">
            <text:p>0,8185</text:p>
          </table:table-cell>
          <table:table-cell office:value-type="float" office:value="3866963" table:style-name="ce35">
            <text:p>3866963</text:p>
          </table:table-cell>
          <table:table-cell office:value-type="float" office:value="2921796" table:style-name="ce35">
            <text:p>2921796</text:p>
          </table:table-cell>
          <table:table-cell office:value-type="float" office:value="0.75560000000000005" table:style-name="ce44">
            <text:p>0,7556</text:p>
          </table:table-cell>
          <table:table-cell office:value-type="float" office:value="184643" table:style-name="ce35">
            <text:p>184643</text:p>
          </table:table-cell>
          <table:table-cell office:value-type="float" office:value="8154" table:style-name="ce35">
            <text:p>8154</text:p>
          </table:table-cell>
          <table:table-cell office:value-type="float" office:value="4.4200000000000003E-2" table:style-name="ce35">
            <text:p>0,0442</text:p>
          </table:table-cell>
          <table:table-cell office:value-type="float" office:value="481818" table:style-name="ce35">
            <text:p>481818</text:p>
          </table:table-cell>
          <table:table-cell office:value-type="float" office:value="353412" table:style-name="ce35">
            <text:p>353412</text:p>
          </table:table-cell>
          <table:table-cell office:value-type="float" office:value="0.73350000000000004" table:style-name="ce35">
            <text:p>0,7335</text:p>
          </table:table-cell>
          <table:table-cell office:value-type="float" office:value="54421" table:style-name="ce35">
            <text:p>54421</text:p>
          </table:table-cell>
          <table:table-cell office:value-type="float" office:value="90972" table:style-name="ce35">
            <text:p>90972</text:p>
          </table:table-cell>
          <table:table-cell office:value-type="float" office:value="1.6716" table:style-name="ce35">
            <text:p>1,6716</text:p>
          </table:table-cell>
          <table:table-cell table:number-columns-repeated="16190"/>
        </table:table-row>
        <table:table-row table:style-name="ro3">
          <table:table-cell table:number-columns-repeated="4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style-name="ce46"/>
          <table:table-cell table:number-columns-repeated="2" table:style-name="ce47"/>
          <table:table-cell table:number-columns-repeated="2" table:style-name="ce46"/>
          <table:table-cell table:style-name="ce47"/>
          <table:table-cell table:number-columns-repeated="2" table:style-name="ce46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16274" table:style-name="ce1"/>
        </table:table-row>
        <table:table-row table:number-rows-repeated="5" table:style-name="ro3">
          <table:table-cell table:number-columns-repeated="4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2" table:style-name="ce1"/>
          <table:table-cell table:style-name="ce45"/>
          <table:table-cell table:number-columns-repeated="16274" table:style-name="ce1"/>
        </table:table-row>
        <table:table-row table:number-rows-repeated="104853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Calibri" svg:font-family="Calibri"/>
    <style:font-face style:name="Arial" svg:font-family="Arial"/>
    <style:font-face style:name="Segoe UI" svg:font-family="&quot;Segoe UI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number:currency-style style:name="N37P0" number:language="es" number:country="CO">
      <number:text>_ </number:text>
      <number:currency-symbol number:language="es" number:country="CO">€</number:currency-symbol>
      <number:text> </number:text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37P1" number:language="es" number:country="CO">
      <number:text>_ </number:text>
      <number:currency-symbol number:language="es" number:country="CO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_ </number:text>
    </number:currency-style>
    <number:currency-style style:name="N37" number:language="es" number:country="CO">
      <number:text>_ </number:text>
      <number:currency-symbol number:language="es" number:country="CO">€</number:currency-symbol>
      <number:text> </number:text>
      <number:fill-character> </number:fill-character>
      <number:text>-</number:text>
      <number:number number:decimal-places="0" number:min-decimal-places="0" number:min-integer-digits="2"/>
      <number:text> _ </number:text>
      <style:map style:condition="value()&gt;0" style:apply-style-name="N37P0"/>
      <style:map style:condition="value()&lt;0" style:apply-style-name="N37P1"/>
    </number:currency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 number:language="es" number:country="CO">
      <number:number number:min-integer-digits="1"/>
    </number:number-style>
    <number:number-style style:name="N4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40P2">
      <number:text> </number:text>
      <number:fill-character> </number:fill-character>
      <number:text>- _-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37__32_-_32__201_nfasis1_32_2" style:display-name="20% - Énfasis1 2" style:family="table-cell" style:data-style-name="N0">
      <style:table-cell-properties fo:background-color="#CCFFFF"/>
    </style:style>
    <style:style style:name="_50_0_37__32_-_32__201_nfasis2_32_2" style:display-name="20% - Énfasis2 2" style:family="table-cell" style:data-style-name="N0">
      <style:table-cell-properties fo:background-color="#FFCC99"/>
    </style:style>
    <style:style style:name="_50_0_37__32_-_32__201_nfasis3_32_2" style:display-name="20% - Énfasis3 2" style:family="table-cell" style:data-style-name="N0">
      <style:table-cell-properties fo:background-color="#CCFFCC"/>
    </style:style>
    <style:style style:name="_50_0_37__32_-_32__201_nfasis4_32_2" style:display-name="20% - Énfasis4 2" style:family="table-cell" style:data-style-name="N0">
      <style:table-cell-properties fo:background-color="#CCFFFF"/>
    </style:style>
    <style:style style:name="_50_0_37__32_-_32__201_nfasis5_32_2" style:display-name="20% - Énfasis5 2" style:family="table-cell" style:data-style-name="N0">
      <style:table-cell-properties fo:background-color="#FF99CC"/>
    </style:style>
    <style:style style:name="_50_0_37__32_-_32__201_nfasis6_32_2" style:display-name="20% - Énfasis6 2" style:family="table-cell" style:data-style-name="N0">
      <style:table-cell-properties fo:background-color="#CCFFCC"/>
    </style:style>
    <style:style style:name="_52_0_37__32_-_32__201_nfasis1_32_2" style:display-name="40% - Énfasis1 2" style:family="table-cell" style:data-style-name="N0">
      <style:table-cell-properties fo:background-color="#99CCFF"/>
    </style:style>
    <style:style style:name="_52_0_37__32_-_32__201_nfasis2_32_2" style:display-name="40% - Énfasis2 2" style:family="table-cell" style:data-style-name="N0">
      <style:table-cell-properties fo:background-color="#FFCC99"/>
    </style:style>
    <style:style style:name="_52_0_37__32_-_32__201_nfasis3_32_2" style:display-name="40% - Énfasis3 2" style:family="table-cell" style:data-style-name="N0">
      <style:table-cell-properties fo:background-color="#33CCCC"/>
    </style:style>
    <style:style style:name="_52_0_37__32_-_32__201_nfasis4_32_2" style:display-name="40% - Énfasis4 2" style:family="table-cell" style:data-style-name="N0">
      <style:table-cell-properties fo:background-color="#99CCFF"/>
    </style:style>
    <style:style style:name="_52_0_37__32_-_32__201_nfasis5_32_2" style:display-name="40% - Énfasis5 2" style:family="table-cell" style:data-style-name="N0">
      <style:table-cell-properties fo:background-color="#FF99CC"/>
    </style:style>
    <style:style style:name="_52_0_37__32_-_32__201_nfasis6_32_2" style:display-name="40% - Énfasis6 2" style:family="table-cell" style:data-style-name="N0">
      <style:table-cell-properties fo:background-color="#CCFFCC"/>
    </style:style>
    <style:style style:name="_54_0_37__32_-_32__201_nfasis1_32_2" style:display-name="60% - Énfasis1 2" style:family="table-cell" style:data-style-name="N0">
      <style:table-cell-properties fo:background-color="#33CCCC"/>
      <style:text-properties fo:color="#FFFFFF"/>
    </style:style>
    <style:style style:name="_54_0_37__32_-_32__201_nfasis2_32_2" style:display-name="60% - Énfasis2 2" style:family="table-cell" style:data-style-name="N0">
      <style:table-cell-properties fo:background-color="#FFCC99"/>
      <style:text-properties fo:color="#FFFFFF"/>
    </style:style>
    <style:style style:name="_54_0_37__32_-_32__201_nfasis3_32_2" style:display-name="60% - Énfasis3 2" style:family="table-cell" style:data-style-name="N0">
      <style:table-cell-properties fo:background-color="#339966"/>
      <style:text-properties fo:color="#FFFFFF"/>
    </style:style>
    <style:style style:name="_54_0_37__32_-_32__201_nfasis4_32_2" style:display-name="60% - Énfasis4 2" style:family="table-cell" style:data-style-name="N0">
      <style:table-cell-properties fo:background-color="#3366FF"/>
      <style:text-properties fo:color="#FFFFFF"/>
    </style:style>
    <style:style style:name="_54_0_37__32_-_32__201_nfasis5_32_2" style:display-name="60% - Énfasis5 2" style:family="table-cell" style:data-style-name="N0">
      <style:table-cell-properties fo:background-color="#993366"/>
      <style:text-properties fo:color="#FFFFFF"/>
    </style:style>
    <style:style style:name="_54_0_37__32_-_32__201_nfasis6_32_2" style:display-name="60% - Énfasis6 2" style:family="table-cell" style:data-style-name="N0">
      <style:table-cell-properties fo:background-color="#00FF00"/>
      <style:text-properties fo:color="#FFFFFF"/>
    </style: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99CC"/>
      <style:text-properties fo:color="#800080"/>
    </style:style>
    <style:style style:name="cf2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7"/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1" style:display-name="Excel Built-in Normal 1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BuiltIn_20_37__32_-_32__201_nfasis1" style:display-name="Excel_BuiltIn_20% - Énfasis1" style:family="table-cell" style:data-style-name="N0">
      <style:table-cell-properties fo:background-color="#CCFFFF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Millares_32__91_0_93__32_2" style:display-name="Millares [0] 2" style:family="table-cell" style:data-style-name="N40"/>
    <style:style style:name="Millares_32__91_0_93__32_2_32_2" style:display-name="Millares [0] 2 2" style:family="table-cell" style:data-style-name="N40"/>
    <style:style style:name="Millares_32__91_0_93__32_2_32_2_32_2" style:display-name="Millares [0] 2 2 2" style:family="table-cell" style:data-style-name="N40"/>
    <style:style style:name="Millares_32__91_0_93__32_2_32_2_32_2_32_2" style:display-name="Millares [0] 2 2 2 2" style:family="table-cell" style:data-style-name="N40"/>
    <style:style style:name="Millares_32__91_0_93__32_2_32_2_32_2_32_2_32_2" style:display-name="Millares [0] 2 2 2 2 2" style:family="table-cell" style:data-style-name="N40"/>
    <style:style style:name="Millares_32__91_0_93__32_2_32_2_32_2_32_3" style:display-name="Millares [0] 2 2 2 3" style:family="table-cell" style:data-style-name="N40"/>
    <style:style style:name="Millares_32__91_0_93__32_2_32_2_32_2_32_4" style:display-name="Millares [0] 2 2 2 4" style:family="table-cell" style:data-style-name="N40"/>
    <style:style style:name="Millares_32__91_0_93__32_2_32_2_32_3" style:display-name="Millares [0] 2 2 3" style:family="table-cell" style:data-style-name="N40"/>
    <style:style style:name="Millares_32__91_0_93__32_2_32_2_32_3_32_2" style:display-name="Millares [0] 2 2 3 2" style:family="table-cell" style:data-style-name="N40"/>
    <style:style style:name="Millares_32__91_0_93__32_2_32_2_32_4" style:display-name="Millares [0] 2 2 4" style:family="table-cell" style:data-style-name="N40"/>
    <style:style style:name="Millares_32__91_0_93__32_2_32_2_32_5" style:display-name="Millares [0] 2 2 5" style:family="table-cell" style:data-style-name="N40"/>
    <style:style style:name="Millares_32__91_0_93__32_2_32_3" style:display-name="Millares [0] 2 3" style:family="table-cell" style:data-style-name="N40"/>
    <style:style style:name="Millares_32__91_0_93__32_2_32_3_32_2" style:display-name="Millares [0] 2 3 2" style:family="table-cell" style:data-style-name="N40"/>
    <style:style style:name="Millares_32__91_0_93__32_2_32_3_32_2_32_2" style:display-name="Millares [0] 2 3 2 2" style:family="table-cell" style:data-style-name="N40"/>
    <style:style style:name="Millares_32__91_0_93__32_2_32_3_32_3" style:display-name="Millares [0] 2 3 3" style:family="table-cell" style:data-style-name="N40"/>
    <style:style style:name="Millares_32__91_0_93__32_2_32_3_32_4" style:display-name="Millares [0] 2 3 4" style:family="table-cell" style:data-style-name="N40"/>
    <style:style style:name="Millares_32__91_0_93__32_2_32_4" style:display-name="Millares [0] 2 4" style:family="table-cell" style:data-style-name="N40"/>
    <style:style style:name="Millares_32__91_0_93__32_2_32_4_32_2" style:display-name="Millares [0] 2 4 2" style:family="table-cell" style:data-style-name="N40"/>
    <style:style style:name="Millares_32__91_0_93__32_2_32_5" style:display-name="Millares [0] 2 5" style:family="table-cell" style:data-style-name="N40"/>
    <style:style style:name="Millares_32__91_0_93__32_2_32_6" style:display-name="Millares [0] 2 6" style:family="table-cell" style:data-style-name="N40"/>
    <style:style style:name="Millares_32__91_0_93__32_3" style:display-name="Millares [0] 3" style:family="table-cell" style:data-style-name="N40"/>
    <style:style style:name="Millares_32__91_0_93__32_3_32_2" style:display-name="Millares [0] 3 2" style:family="table-cell" style:data-style-name="N40"/>
    <style:style style:name="Millares_32__91_0_93__32_3_32_2_32_2" style:display-name="Millares [0] 3 2 2" style:family="table-cell" style:data-style-name="N40"/>
    <style:style style:name="Millares_32__91_0_93__32_3_32_2_32_2_32_2" style:display-name="Millares [0] 3 2 2 2" style:family="table-cell" style:data-style-name="N40"/>
    <style:style style:name="Millares_32__91_0_93__32_3_32_2_32_3" style:display-name="Millares [0] 3 2 3" style:family="table-cell" style:data-style-name="N40"/>
    <style:style style:name="Millares_32__91_0_93__32_3_32_2_32_4" style:display-name="Millares [0] 3 2 4" style:family="table-cell" style:data-style-name="N40"/>
    <style:style style:name="Millares_32__91_0_93__32_3_32_3" style:display-name="Millares [0] 3 3" style:family="table-cell" style:data-style-name="N40"/>
    <style:style style:name="Millares_32__91_0_93__32_3_32_3_32_2" style:display-name="Millares [0] 3 3 2" style:family="table-cell" style:data-style-name="N40"/>
    <style:style style:name="Millares_32__91_0_93__32_3_32_4" style:display-name="Millares [0] 3 4" style:family="table-cell" style:data-style-name="N40"/>
    <style:style style:name="Millares_32__91_0_93__32_3_32_5" style:display-name="Millares [0] 3 5" style:family="table-cell" style:data-style-name="N40"/>
    <style:style style:name="Millares_32__91_0_93__32_4" style:display-name="Millares [0] 4" style:family="table-cell" style:data-style-name="N40"/>
    <style:style style:name="Millares_32__91_0_93__32_4_32_2" style:display-name="Millares [0] 4 2" style:family="table-cell" style:data-style-name="N40"/>
    <style:style style:name="Millares_32__91_0_93__32_4_32_2_32_2" style:display-name="Millares [0] 4 2 2" style:family="table-cell" style:data-style-name="N40"/>
    <style:style style:name="Millares_32__91_0_93__32_4_32_2_32_2_32_2" style:display-name="Millares [0] 4 2 2 2" style:family="table-cell" style:data-style-name="N40"/>
    <style:style style:name="Millares_32__91_0_93__32_4_32_2_32_3" style:display-name="Millares [0] 4 2 3" style:family="table-cell" style:data-style-name="N40"/>
    <style:style style:name="Millares_32__91_0_93__32_4_32_2_32_4" style:display-name="Millares [0] 4 2 4" style:family="table-cell" style:data-style-name="N40"/>
    <style:style style:name="Millares_32__91_0_93__32_4_32_3" style:display-name="Millares [0] 4 3" style:family="table-cell" style:data-style-name="N40"/>
    <style:style style:name="Millares_32__91_0_93__32_4_32_3_32_2" style:display-name="Millares [0] 4 3 2" style:family="table-cell" style:data-style-name="N40"/>
    <style:style style:name="Millares_32__91_0_93__32_4_32_4" style:display-name="Millares [0] 4 4" style:family="table-cell" style:data-style-name="N40"/>
    <style:style style:name="Millares_32__91_0_93__32_4_32_5" style:display-name="Millares [0] 4 5" style:family="table-cell" style:data-style-name="N40"/>
    <style:style style:name="Millares_32__91_0_93__32_5" style:display-name="Millares [0] 5" style:family="table-cell" style:data-style-name="N40"/>
    <style:style style:name="Millares_32__91_0_93__32_5_32_2" style:display-name="Millares [0] 5 2" style:family="table-cell" style:data-style-name="N40"/>
    <style:style style:name="Millares_32__91_0_93__32_5_32_2_32_2" style:display-name="Millares [0] 5 2 2" style:family="table-cell" style:data-style-name="N40"/>
    <style:style style:name="Millares_32__91_0_93__32_5_32_2_32_2_32_2" style:display-name="Millares [0] 5 2 2 2" style:family="table-cell" style:data-style-name="N40"/>
    <style:style style:name="Millares_32__91_0_93__32_5_32_2_32_3" style:display-name="Millares [0] 5 2 3" style:family="table-cell" style:data-style-name="N40"/>
    <style:style style:name="Millares_32__91_0_93__32_5_32_2_32_4" style:display-name="Millares [0] 5 2 4" style:family="table-cell" style:data-style-name="N40"/>
    <style:style style:name="Millares_32__91_0_93__32_5_32_3" style:display-name="Millares [0] 5 3" style:family="table-cell" style:data-style-name="N40"/>
    <style:style style:name="Millares_32__91_0_93__32_5_32_3_32_2" style:display-name="Millares [0] 5 3 2" style:family="table-cell" style:data-style-name="N40"/>
    <style:style style:name="Millares_32__91_0_93__32_5_32_4" style:display-name="Millares [0] 5 4" style:family="table-cell" style:data-style-name="N40"/>
    <style:style style:name="Millares_32__91_0_93__32_5_32_5" style:display-name="Millares [0] 5 5" style:family="table-cell" style:data-style-name="N40"/>
    <style:style style:name="Millares_32__91_0_93__32_6" style:display-name="Millares [0] 6" style:family="table-cell" style:data-style-name="N40"/>
    <style:style style:name="Millares_32__91_0_93__32_6_32_2" style:display-name="Millares [0] 6 2" style:family="table-cell" style:data-style-name="N40"/>
    <style:style style:name="Millares_32__91_0_93__32_6_32_2_32_2" style:display-name="Millares [0] 6 2 2" style:family="table-cell" style:data-style-name="N40"/>
    <style:style style:name="Millares_32__91_0_93__32_6_32_2_32_2_32_2" style:display-name="Millares [0] 6 2 2 2" style:family="table-cell" style:data-style-name="N40"/>
    <style:style style:name="Millares_32__91_0_93__32_6_32_2_32_3" style:display-name="Millares [0] 6 2 3" style:family="table-cell" style:data-style-name="N40"/>
    <style:style style:name="Millares_32__91_0_93__32_6_32_2_32_4" style:display-name="Millares [0] 6 2 4" style:family="table-cell" style:data-style-name="N40"/>
    <style:style style:name="Millares_32__91_0_93__32_6_32_3" style:display-name="Millares [0] 6 3" style:family="table-cell" style:data-style-name="N40"/>
    <style:style style:name="Millares_32__91_0_93__32_6_32_3_32_2" style:display-name="Millares [0] 6 3 2" style:family="table-cell" style:data-style-name="N40"/>
    <style:style style:name="Millares_32__91_0_93__32_6_32_4" style:display-name="Millares [0] 6 4" style:family="table-cell" style:data-style-name="N40"/>
    <style:style style:name="Millares_32__91_0_93__32_6_32_5" style:display-name="Millares [0] 6 5" style:family="table-cell" style:data-style-name="N40"/>
    <style:style style:name="Millares_32_10" style:display-name="Millares 10" style:family="table-cell" style:data-style-name="N41"/>
    <style:style style:name="Millares_32_10_32_2" style:display-name="Millares 10 2" style:family="table-cell" style:data-style-name="N41"/>
    <style:style style:name="Millares_32_11" style:display-name="Millares 11" style:family="table-cell" style:data-style-name="N41"/>
    <style:style style:name="Millares_32_12" style:display-name="Millares 12" style:family="table-cell" style:data-style-name="N41"/>
    <style:style style:name="Millares_32_13" style:display-name="Millares 13" style:family="table-cell" style:data-style-name="N41"/>
    <style:style style:name="Millares_32_13_32_2_32_2" style:display-name="Millares 13 2 2" style:family="table-cell" style:data-style-name="N41"/>
    <style:style style:name="Millares_32_13_32_2_32_2_32_2" style:display-name="Millares 13 2 2 2" style:family="table-cell" style:data-style-name="N41"/>
    <style:style style:name="Millares_32_13_32_2_32_2_32_2_32_2" style:display-name="Millares 13 2 2 2 2" style:family="table-cell" style:data-style-name="N41"/>
    <style:style style:name="Millares_32_13_32_2_32_2_32_2_32_2_32_2" style:display-name="Millares 13 2 2 2 2 2" style:family="table-cell" style:data-style-name="N41"/>
    <style:style style:name="Millares_32_13_32_2_32_2_32_2_32_3" style:display-name="Millares 13 2 2 2 3" style:family="table-cell" style:data-style-name="N41"/>
    <style:style style:name="Millares_32_13_32_2_32_2_32_2_32_4" style:display-name="Millares 13 2 2 2 4" style:family="table-cell" style:data-style-name="N41"/>
    <style:style style:name="Millares_32_13_32_2_32_2_32_3" style:display-name="Millares 13 2 2 3" style:family="table-cell" style:data-style-name="N41"/>
    <style:style style:name="Millares_32_13_32_2_32_2_32_3_32_2" style:display-name="Millares 13 2 2 3 2" style:family="table-cell" style:data-style-name="N41"/>
    <style:style style:name="Millares_32_13_32_2_32_2_32_4" style:display-name="Millares 13 2 2 4" style:family="table-cell" style:data-style-name="N41"/>
    <style:style style:name="Millares_32_13_32_2_32_2_32_5" style:display-name="Millares 13 2 2 5" style:family="table-cell" style:data-style-name="N41"/>
    <style:style style:name="Millares_32_13_32_2_32_3_32_2_32_2_32_2_32_2_32_2_32_2_32_2_32_2_32_2" style:display-name="Millares 13 2 3 2 2 2 2 2 2 2 2 2" style:family="table-cell" style:data-style-name="N41"/>
    <style:style style:name="Millares_32_13_32_2_32_3_32_2_32_2_32_2_32_2_32_2_32_2_32_2_32_2_32_2_32_2" style:display-name="Millares 13 2 3 2 2 2 2 2 2 2 2 2 2" style:family="table-cell" style:data-style-name="N41"/>
    <style:style style:name="Millares_32_13_32_2_32_3_32_2_32_2_32_2_32_2_32_2_32_2_32_2_32_2_32_2_32_2_32_2" style:display-name="Millares 13 2 3 2 2 2 2 2 2 2 2 2 2 2" style:family="table-cell" style:data-style-name="N41"/>
    <style:style style:name="Millares_32_13_32_2_32_3_32_2_32_2_32_2_32_2_32_2_32_2_32_2_32_2_32_2_32_2_32_2_32_2" style:display-name="Millares 13 2 3 2 2 2 2 2 2 2 2 2 2 2 2" style:family="table-cell" style:data-style-name="N41"/>
    <style:style style:name="Millares_32_13_32_2_32_3_32_2_32_2_32_2_32_2_32_2_32_2_32_2_32_2_32_2_32_2_32_3" style:display-name="Millares 13 2 3 2 2 2 2 2 2 2 2 2 2 3" style:family="table-cell" style:data-style-name="N41"/>
    <style:style style:name="Millares_32_13_32_2_32_3_32_2_32_2_32_2_32_2_32_2_32_2_32_2_32_2_32_2_32_2_32_4" style:display-name="Millares 13 2 3 2 2 2 2 2 2 2 2 2 2 4" style:family="table-cell" style:data-style-name="N41"/>
    <style:style style:name="Millares_32_13_32_2_32_3_32_2_32_2_32_2_32_2_32_2_32_2_32_2_32_2_32_2_32_3" style:display-name="Millares 13 2 3 2 2 2 2 2 2 2 2 2 3" style:family="table-cell" style:data-style-name="N41"/>
    <style:style style:name="Millares_32_13_32_2_32_3_32_2_32_2_32_2_32_2_32_2_32_2_32_2_32_2_32_2_32_3_32_2" style:display-name="Millares 13 2 3 2 2 2 2 2 2 2 2 2 3 2" style:family="table-cell" style:data-style-name="N41"/>
    <style:style style:name="Millares_32_13_32_2_32_3_32_2_32_2_32_2_32_2_32_2_32_2_32_2_32_2_32_2_32_4" style:display-name="Millares 13 2 3 2 2 2 2 2 2 2 2 2 4" style:family="table-cell" style:data-style-name="N41"/>
    <style:style style:name="Millares_32_13_32_2_32_3_32_2_32_2_32_2_32_2_32_2_32_2_32_2_32_2_32_2_32_5" style:display-name="Millares 13 2 3 2 2 2 2 2 2 2 2 2 5" style:family="table-cell" style:data-style-name="N41"/>
    <style:style style:name="Millares_32_14" style:display-name="Millares 14" style:family="table-cell" style:data-style-name="N41"/>
    <style:style style:name="Millares_32_15" style:display-name="Millares 15" style:family="table-cell" style:data-style-name="N41"/>
    <style:style style:name="Millares_32_16" style:display-name="Millares 16" style:family="table-cell" style:data-style-name="N41"/>
    <style:style style:name="Millares_32_16_32_3" style:display-name="Millares 16 3" style:family="table-cell" style:data-style-name="N41"/>
    <style:style style:name="Millares_32_16_32_3_32_2" style:display-name="Millares 16 3 2" style:family="table-cell" style:data-style-name="N41"/>
    <style:style style:name="Millares_32_16_32_3_32_2_32_2" style:display-name="Millares 16 3 2 2" style:family="table-cell" style:data-style-name="N41"/>
    <style:style style:name="Millares_32_16_32_3_32_2_32_2_32_2_32_2_32_2_32_2_32_2_32_2_32_2" style:display-name="Millares 16 3 2 2 2 2 2 2 2 2 2" style:family="table-cell" style:data-style-name="N41"/>
    <style:style style:name="Millares_32_16_32_3_32_2_32_2_32_2_32_2_32_2_32_2_32_2_32_2_32_2_32_2" style:display-name="Millares 16 3 2 2 2 2 2 2 2 2 2 2" style:family="table-cell" style:data-style-name="N41"/>
    <style:style style:name="Millares_32_16_32_3_32_2_32_2_32_2_32_2_32_2_32_2_32_2_32_2_32_2_32_2_32_2" style:display-name="Millares 16 3 2 2 2 2 2 2 2 2 2 2 2" style:family="table-cell" style:data-style-name="N41"/>
    <style:style style:name="Millares_32_16_32_3_32_2_32_2_32_2_32_2_32_2_32_2_32_2_32_2_32_2_32_2_32_2_32_2" style:display-name="Millares 16 3 2 2 2 2 2 2 2 2 2 2 2 2" style:family="table-cell" style:data-style-name="N41"/>
    <style:style style:name="Millares_32_16_32_3_32_2_32_2_32_2_32_2_32_2_32_2_32_2_32_2_32_2_32_2_32_3" style:display-name="Millares 16 3 2 2 2 2 2 2 2 2 2 2 3" style:family="table-cell" style:data-style-name="N41"/>
    <style:style style:name="Millares_32_16_32_3_32_2_32_2_32_2_32_2_32_2_32_2_32_2_32_2_32_2_32_2_32_4" style:display-name="Millares 16 3 2 2 2 2 2 2 2 2 2 2 4" style:family="table-cell" style:data-style-name="N41"/>
    <style:style style:name="Millares_32_16_32_3_32_2_32_2_32_2_32_2_32_2_32_2_32_2_32_2_32_2_32_3" style:display-name="Millares 16 3 2 2 2 2 2 2 2 2 2 3" style:family="table-cell" style:data-style-name="N41"/>
    <style:style style:name="Millares_32_16_32_3_32_2_32_2_32_2_32_2_32_2_32_2_32_2_32_2_32_2_32_3_32_2" style:display-name="Millares 16 3 2 2 2 2 2 2 2 2 2 3 2" style:family="table-cell" style:data-style-name="N41"/>
    <style:style style:name="Millares_32_16_32_3_32_2_32_2_32_2_32_2_32_2_32_2_32_2_32_2_32_2_32_4" style:display-name="Millares 16 3 2 2 2 2 2 2 2 2 2 4" style:family="table-cell" style:data-style-name="N41"/>
    <style:style style:name="Millares_32_16_32_3_32_2_32_2_32_2_32_2_32_2_32_2_32_2_32_2_32_2_32_5" style:display-name="Millares 16 3 2 2 2 2 2 2 2 2 2 5" style:family="table-cell" style:data-style-name="N41"/>
    <style:style style:name="Millares_32_16_32_3_32_2_32_3" style:display-name="Millares 16 3 2 3" style:family="table-cell" style:data-style-name="N41"/>
    <style:style style:name="Millares_32_16_32_3_32_2_32_4" style:display-name="Millares 16 3 2 4" style:family="table-cell" style:data-style-name="N41"/>
    <style:style style:name="Millares_32_16_32_3_32_3" style:display-name="Millares 16 3 3" style:family="table-cell" style:data-style-name="N41"/>
    <style:style style:name="Millares_32_16_32_3_32_3_32_2" style:display-name="Millares 16 3 3 2" style:family="table-cell" style:data-style-name="N41"/>
    <style:style style:name="Millares_32_16_32_3_32_4" style:display-name="Millares 16 3 4" style:family="table-cell" style:data-style-name="N41"/>
    <style:style style:name="Millares_32_16_32_3_32_5" style:display-name="Millares 16 3 5" style:family="table-cell" style:data-style-name="N41"/>
    <style:style style:name="Millares_32_18_32_2_32_2_32_8_32_2_32_2_32_2_32_2_32_2_32_2" style:display-name="Millares 18 2 2 8 2 2 2 2 2 2" style:family="table-cell" style:data-style-name="N41"/>
    <style:style style:name="Millares_32_18_32_2_32_2_32_8_32_2_32_2_32_2_32_2_32_2_32_2_32_2" style:display-name="Millares 18 2 2 8 2 2 2 2 2 2 2" style:family="table-cell" style:data-style-name="N41"/>
    <style:style style:name="Millares_32_18_32_2_32_2_32_8_32_2_32_2_32_2_32_2_32_2_32_2_32_2_32_2" style:display-name="Millares 18 2 2 8 2 2 2 2 2 2 2 2" style:family="table-cell" style:data-style-name="N41"/>
    <style:style style:name="Millares_32_18_32_2_32_2_32_8_32_2_32_2_32_2_32_2_32_2_32_2_32_2_32_2_32_2" style:display-name="Millares 18 2 2 8 2 2 2 2 2 2 2 2 2" style:family="table-cell" style:data-style-name="N41"/>
    <style:style style:name="Millares_32_18_32_2_32_2_32_8_32_2_32_2_32_2_32_2_32_2_32_2_32_2_32_3" style:display-name="Millares 18 2 2 8 2 2 2 2 2 2 2 3" style:family="table-cell" style:data-style-name="N41"/>
    <style:style style:name="Millares_32_18_32_2_32_2_32_8_32_2_32_2_32_2_32_2_32_2_32_2_32_2_32_4" style:display-name="Millares 18 2 2 8 2 2 2 2 2 2 2 4" style:family="table-cell" style:data-style-name="N41"/>
    <style:style style:name="Millares_32_18_32_2_32_2_32_8_32_2_32_2_32_2_32_2_32_2_32_2_32_3" style:display-name="Millares 18 2 2 8 2 2 2 2 2 2 3" style:family="table-cell" style:data-style-name="N41"/>
    <style:style style:name="Millares_32_18_32_2_32_2_32_8_32_2_32_2_32_2_32_2_32_2_32_2_32_3_32_2" style:display-name="Millares 18 2 2 8 2 2 2 2 2 2 3 2" style:family="table-cell" style:data-style-name="N41"/>
    <style:style style:name="Millares_32_18_32_2_32_2_32_8_32_2_32_2_32_2_32_2_32_2_32_2_32_4" style:display-name="Millares 18 2 2 8 2 2 2 2 2 2 4" style:family="table-cell" style:data-style-name="N41"/>
    <style:style style:name="Millares_32_18_32_2_32_2_32_8_32_2_32_2_32_2_32_2_32_2_32_2_32_5" style:display-name="Millares 18 2 2 8 2 2 2 2 2 2 5" style:family="table-cell" style:data-style-name="N41"/>
    <style:style style:name="Millares_32_2" style:display-name="Millares 2" style:family="table-cell" style:data-style-name="N41"/>
    <style:style style:name="Millares_32_2_32_10" style:display-name="Millares 2 10" style:family="table-cell" style:data-style-name="N41"/>
    <style:style style:name="Millares_32_2_32_2" style:display-name="Millares 2 2" style:family="table-cell" style:data-style-name="N41"/>
    <style:style style:name="Millares_32_2_32_2_32_2" style:display-name="Millares 2 2 2" style:family="table-cell" style:data-style-name="N41"/>
    <style:style style:name="Millares_32_2_32_2_32_2_32_2" style:display-name="Millares 2 2 2 2" style:family="table-cell" style:data-style-name="N41"/>
    <style:style style:name="Millares_32_2_32_2_32_2_32_2_32_2" style:display-name="Millares 2 2 2 2 2" style:family="table-cell" style:data-style-name="N41"/>
    <style:style style:name="Millares_32_2_32_2_32_2_32_2_32_2_32_2" style:display-name="Millares 2 2 2 2 2 2" style:family="table-cell" style:data-style-name="N41"/>
    <style:style style:name="Millares_32_2_32_2_32_2_32_2_32_3" style:display-name="Millares 2 2 2 2 3" style:family="table-cell" style:data-style-name="N41"/>
    <style:style style:name="Millares_32_2_32_2_32_2_32_2_32_4" style:display-name="Millares 2 2 2 2 4" style:family="table-cell" style:data-style-name="N41"/>
    <style:style style:name="Millares_32_2_32_2_32_2_32_3" style:display-name="Millares 2 2 2 3" style:family="table-cell" style:data-style-name="N41"/>
    <style:style style:name="Millares_32_2_32_2_32_2_32_3_32_2" style:display-name="Millares 2 2 2 3 2" style:family="table-cell" style:data-style-name="N41"/>
    <style:style style:name="Millares_32_2_32_2_32_2_32_4" style:display-name="Millares 2 2 2 4" style:family="table-cell" style:data-style-name="N41"/>
    <style:style style:name="Millares_32_2_32_2_32_2_32_5" style:display-name="Millares 2 2 2 5" style:family="table-cell" style:data-style-name="N41"/>
    <style:style style:name="Millares_32_2_32_2_32_3" style:display-name="Millares 2 2 3" style:family="table-cell" style:data-style-name="N41"/>
    <style:style style:name="Millares_32_2_32_2_32_3_32_2" style:display-name="Millares 2 2 3 2" style:family="table-cell" style:data-style-name="N41"/>
    <style:style style:name="Millares_32_2_32_2_32_3_32_2_32_2" style:display-name="Millares 2 2 3 2 2" style:family="table-cell" style:data-style-name="N41"/>
    <style:style style:name="Millares_32_2_32_2_32_3_32_2_32_2_32_2" style:display-name="Millares 2 2 3 2 2 2" style:family="table-cell" style:data-style-name="N41"/>
    <style:style style:name="Millares_32_2_32_2_32_3_32_2_32_3" style:display-name="Millares 2 2 3 2 3" style:family="table-cell" style:data-style-name="N41"/>
    <style:style style:name="Millares_32_2_32_2_32_3_32_2_32_4" style:display-name="Millares 2 2 3 2 4" style:family="table-cell" style:data-style-name="N41"/>
    <style:style style:name="Millares_32_2_32_2_32_3_32_3" style:display-name="Millares 2 2 3 3" style:family="table-cell" style:data-style-name="N41"/>
    <style:style style:name="Millares_32_2_32_2_32_3_32_3_32_2" style:display-name="Millares 2 2 3 3 2" style:family="table-cell" style:data-style-name="N41"/>
    <style:style style:name="Millares_32_2_32_2_32_3_32_4" style:display-name="Millares 2 2 3 4" style:family="table-cell" style:data-style-name="N41"/>
    <style:style style:name="Millares_32_2_32_2_32_3_32_5" style:display-name="Millares 2 2 3 5" style:family="table-cell" style:data-style-name="N41"/>
    <style:style style:name="Millares_32_2_32_2_32_4" style:display-name="Millares 2 2 4" style:family="table-cell" style:data-style-name="N41"/>
    <style:style style:name="Millares_32_2_32_2_32_4_32_2" style:display-name="Millares 2 2 4 2" style:family="table-cell" style:data-style-name="N41"/>
    <style:style style:name="Millares_32_2_32_2_32_4_32_2_32_2" style:display-name="Millares 2 2 4 2 2" style:family="table-cell" style:data-style-name="N41"/>
    <style:style style:name="Millares_32_2_32_2_32_4_32_3" style:display-name="Millares 2 2 4 3" style:family="table-cell" style:data-style-name="N41"/>
    <style:style style:name="Millares_32_2_32_2_32_4_32_4" style:display-name="Millares 2 2 4 4" style:family="table-cell" style:data-style-name="N41"/>
    <style:style style:name="Millares_32_2_32_2_32_5" style:display-name="Millares 2 2 5" style:family="table-cell" style:data-style-name="N41"/>
    <style:style style:name="Millares_32_2_32_2_32_5_32_2" style:display-name="Millares 2 2 5 2" style:family="table-cell" style:data-style-name="N41"/>
    <style:style style:name="Millares_32_2_32_2_32_6" style:display-name="Millares 2 2 6" style:family="table-cell" style:data-style-name="N41"/>
    <style:style style:name="Millares_32_2_32_2_32_7" style:display-name="Millares 2 2 7" style:family="table-cell" style:data-style-name="N41"/>
    <style:style style:name="Millares_32_2_32_3" style:display-name="Millares 2 3" style:family="table-cell" style:data-style-name="N41"/>
    <style:style style:name="Millares_32_2_32_3_32_2" style:display-name="Millares 2 3 2" style:family="table-cell" style:data-style-name="N41"/>
    <style:style style:name="Millares_32_2_32_3_32_2_32_2" style:display-name="Millares 2 3 2 2" style:family="table-cell" style:data-style-name="N41"/>
    <style:style style:name="Millares_32_2_32_3_32_2_32_2_32_2" style:display-name="Millares 2 3 2 2 2" style:family="table-cell" style:data-style-name="N41"/>
    <style:style style:name="Millares_32_2_32_3_32_2_32_3" style:display-name="Millares 2 3 2 3" style:family="table-cell" style:data-style-name="N41"/>
    <style:style style:name="Millares_32_2_32_3_32_2_32_4" style:display-name="Millares 2 3 2 4" style:family="table-cell" style:data-style-name="N41"/>
    <style:style style:name="Millares_32_2_32_3_32_3" style:display-name="Millares 2 3 3" style:family="table-cell" style:data-style-name="N41"/>
    <style:style style:name="Millares_32_2_32_3_32_3_32_2" style:display-name="Millares 2 3 3 2" style:family="table-cell" style:data-style-name="N41"/>
    <style:style style:name="Millares_32_2_32_3_32_4" style:display-name="Millares 2 3 4" style:family="table-cell" style:data-style-name="N41"/>
    <style:style style:name="Millares_32_2_32_3_32_5" style:display-name="Millares 2 3 5" style:family="table-cell" style:data-style-name="N41"/>
    <style:style style:name="Millares_32_2_32_4" style:display-name="Millares 2 4" style:family="table-cell" style:data-style-name="N41"/>
    <style:style style:name="Millares_32_2_32_4_32_2" style:display-name="Millares 2 4 2" style:family="table-cell" style:data-style-name="N41"/>
    <style:style style:name="Millares_32_2_32_4_32_2_32_2" style:display-name="Millares 2 4 2 2" style:family="table-cell" style:data-style-name="N41"/>
    <style:style style:name="Millares_32_2_32_4_32_2_32_2_32_2" style:display-name="Millares 2 4 2 2 2" style:family="table-cell" style:data-style-name="N41"/>
    <style:style style:name="Millares_32_2_32_4_32_2_32_3" style:display-name="Millares 2 4 2 3" style:family="table-cell" style:data-style-name="N41"/>
    <style:style style:name="Millares_32_2_32_4_32_2_32_4" style:display-name="Millares 2 4 2 4" style:family="table-cell" style:data-style-name="N41"/>
    <style:style style:name="Millares_32_2_32_4_32_3" style:display-name="Millares 2 4 3" style:family="table-cell" style:data-style-name="N41"/>
    <style:style style:name="Millares_32_2_32_4_32_3_32_2" style:display-name="Millares 2 4 3 2" style:family="table-cell" style:data-style-name="N41"/>
    <style:style style:name="Millares_32_2_32_4_32_4" style:display-name="Millares 2 4 4" style:family="table-cell" style:data-style-name="N41"/>
    <style:style style:name="Millares_32_2_32_4_32_5" style:display-name="Millares 2 4 5" style:family="table-cell" style:data-style-name="N41"/>
    <style:style style:name="Millares_32_2_32_5" style:display-name="Millares 2 5" style:family="table-cell" style:data-style-name="N41"/>
    <style:style style:name="Millares_32_2_32_5_32_2" style:display-name="Millares 2 5 2" style:family="table-cell" style:data-style-name="N41"/>
    <style:style style:name="Millares_32_2_32_5_32_2_32_2" style:display-name="Millares 2 5 2 2" style:family="table-cell" style:data-style-name="N41"/>
    <style:style style:name="Millares_32_2_32_5_32_2_32_2_32_2" style:display-name="Millares 2 5 2 2 2" style:family="table-cell" style:data-style-name="N41"/>
    <style:style style:name="Millares_32_2_32_5_32_2_32_3" style:display-name="Millares 2 5 2 3" style:family="table-cell" style:data-style-name="N41"/>
    <style:style style:name="Millares_32_2_32_5_32_2_32_4" style:display-name="Millares 2 5 2 4" style:family="table-cell" style:data-style-name="N41"/>
    <style:style style:name="Millares_32_2_32_5_32_3" style:display-name="Millares 2 5 3" style:family="table-cell" style:data-style-name="N41"/>
    <style:style style:name="Millares_32_2_32_5_32_3_32_2" style:display-name="Millares 2 5 3 2" style:family="table-cell" style:data-style-name="N41"/>
    <style:style style:name="Millares_32_2_32_5_32_4" style:display-name="Millares 2 5 4" style:family="table-cell" style:data-style-name="N41"/>
    <style:style style:name="Millares_32_2_32_5_32_5" style:display-name="Millares 2 5 5" style:family="table-cell" style:data-style-name="N41"/>
    <style:style style:name="Millares_32_2_32_6" style:display-name="Millares 2 6" style:family="table-cell" style:data-style-name="N41"/>
    <style:style style:name="Millares_32_2_32_6_32_2" style:display-name="Millares 2 6 2" style:family="table-cell" style:data-style-name="N41"/>
    <style:style style:name="Millares_32_2_32_6_32_2_32_2" style:display-name="Millares 2 6 2 2" style:family="table-cell" style:data-style-name="N41"/>
    <style:style style:name="Millares_32_2_32_6_32_2_32_2_32_2" style:display-name="Millares 2 6 2 2 2" style:family="table-cell" style:data-style-name="N41"/>
    <style:style style:name="Millares_32_2_32_6_32_2_32_3" style:display-name="Millares 2 6 2 3" style:family="table-cell" style:data-style-name="N41"/>
    <style:style style:name="Millares_32_2_32_6_32_2_32_4" style:display-name="Millares 2 6 2 4" style:family="table-cell" style:data-style-name="N41"/>
    <style:style style:name="Millares_32_2_32_6_32_3" style:display-name="Millares 2 6 3" style:family="table-cell" style:data-style-name="N41"/>
    <style:style style:name="Millares_32_2_32_6_32_3_32_2" style:display-name="Millares 2 6 3 2" style:family="table-cell" style:data-style-name="N41"/>
    <style:style style:name="Millares_32_2_32_6_32_4" style:display-name="Millares 2 6 4" style:family="table-cell" style:data-style-name="N41"/>
    <style:style style:name="Millares_32_2_32_6_32_5" style:display-name="Millares 2 6 5" style:family="table-cell" style:data-style-name="N41"/>
    <style:style style:name="Millares_32_2_32_7" style:display-name="Millares 2 7" style:family="table-cell" style:data-style-name="N41"/>
    <style:style style:name="Millares_32_2_32_7_32_2" style:display-name="Millares 2 7 2" style:family="table-cell" style:data-style-name="N41"/>
    <style:style style:name="Millares_32_2_32_7_32_2_32_2" style:display-name="Millares 2 7 2 2" style:family="table-cell" style:data-style-name="N41"/>
    <style:style style:name="Millares_32_2_32_7_32_3" style:display-name="Millares 2 7 3" style:family="table-cell" style:data-style-name="N41"/>
    <style:style style:name="Millares_32_2_32_7_32_4" style:display-name="Millares 2 7 4" style:family="table-cell" style:data-style-name="N41"/>
    <style:style style:name="Millares_32_2_32_8" style:display-name="Millares 2 8" style:family="table-cell" style:data-style-name="N41"/>
    <style:style style:name="Millares_32_2_32_8_32_2" style:display-name="Millares 2 8 2" style:family="table-cell" style:data-style-name="N41"/>
    <style:style style:name="Millares_32_2_32_9" style:display-name="Millares 2 9" style:family="table-cell" style:data-style-name="N41"/>
    <style:style style:name="Millares_32_20" style:display-name="Millares 20" style:family="table-cell" style:data-style-name="N41"/>
    <style:style style:name="Millares_32_20_32_2" style:display-name="Millares 20 2" style:family="table-cell" style:data-style-name="N41"/>
    <style:style style:name="Millares_32_20_32_2_32_2" style:display-name="Millares 20 2 2" style:family="table-cell" style:data-style-name="N41"/>
    <style:style style:name="Millares_32_20_32_2_32_2_32_2" style:display-name="Millares 20 2 2 2" style:family="table-cell" style:data-style-name="N41"/>
    <style:style style:name="Millares_32_20_32_2_32_3" style:display-name="Millares 20 2 3" style:family="table-cell" style:data-style-name="N41"/>
    <style:style style:name="Millares_32_20_32_2_32_4" style:display-name="Millares 20 2 4" style:family="table-cell" style:data-style-name="N41"/>
    <style:style style:name="Millares_32_20_32_3" style:display-name="Millares 20 3" style:family="table-cell" style:data-style-name="N41"/>
    <style:style style:name="Millares_32_20_32_3_32_2" style:display-name="Millares 20 3 2" style:family="table-cell" style:data-style-name="N41"/>
    <style:style style:name="Millares_32_20_32_4" style:display-name="Millares 20 4" style:family="table-cell" style:data-style-name="N41"/>
    <style:style style:name="Millares_32_20_32_5" style:display-name="Millares 20 5" style:family="table-cell" style:data-style-name="N41"/>
    <style:style style:name="Millares_32_22_32_2" style:display-name="Millares 22 2" style:family="table-cell" style:data-style-name="N41"/>
    <style:style style:name="Millares_32_22_32_2_32_2" style:display-name="Millares 22 2 2" style:family="table-cell" style:data-style-name="N41"/>
    <style:style style:name="Millares_32_22_32_2_32_2_32_2" style:display-name="Millares 22 2 2 2" style:family="table-cell" style:data-style-name="N41"/>
    <style:style style:name="Millares_32_22_32_2_32_2_32_2_32_2" style:display-name="Millares 22 2 2 2 2" style:family="table-cell" style:data-style-name="N41"/>
    <style:style style:name="Millares_32_22_32_2_32_2_32_3" style:display-name="Millares 22 2 2 3" style:family="table-cell" style:data-style-name="N41"/>
    <style:style style:name="Millares_32_22_32_2_32_2_32_4" style:display-name="Millares 22 2 2 4" style:family="table-cell" style:data-style-name="N41"/>
    <style:style style:name="Millares_32_22_32_2_32_3" style:display-name="Millares 22 2 3" style:family="table-cell" style:data-style-name="N41"/>
    <style:style style:name="Millares_32_22_32_2_32_3_32_2" style:display-name="Millares 22 2 3 2" style:family="table-cell" style:data-style-name="N41"/>
    <style:style style:name="Millares_32_22_32_2_32_4" style:display-name="Millares 22 2 4" style:family="table-cell" style:data-style-name="N41"/>
    <style:style style:name="Millares_32_22_32_2_32_5" style:display-name="Millares 22 2 5" style:family="table-cell" style:data-style-name="N41"/>
    <style:style style:name="Millares_32_3" style:display-name="Millares 3" style:family="table-cell" style:data-style-name="N41"/>
    <style:style style:name="Millares_32_3_32_2" style:display-name="Millares 3 2" style:family="table-cell" style:data-style-name="N41"/>
    <style:style style:name="Millares_32_3_32_2_32_2" style:display-name="Millares 3 2 2" style:family="table-cell" style:data-style-name="N41"/>
    <style:style style:name="Millares_32_3_32_2_32_2_32_2" style:display-name="Millares 3 2 2 2" style:family="table-cell" style:data-style-name="N41"/>
    <style:style style:name="Millares_32_3_32_2_32_2_32_2_32_2" style:display-name="Millares 3 2 2 2 2" style:family="table-cell" style:data-style-name="N41"/>
    <style:style style:name="Millares_32_3_32_2_32_2_32_3" style:display-name="Millares 3 2 2 3" style:family="table-cell" style:data-style-name="N41"/>
    <style:style style:name="Millares_32_3_32_2_32_2_32_4" style:display-name="Millares 3 2 2 4" style:family="table-cell" style:data-style-name="N41"/>
    <style:style style:name="Millares_32_3_32_2_32_3" style:display-name="Millares 3 2 3" style:family="table-cell" style:data-style-name="N41"/>
    <style:style style:name="Millares_32_3_32_2_32_3_32_2" style:display-name="Millares 3 2 3 2" style:family="table-cell" style:data-style-name="N41"/>
    <style:style style:name="Millares_32_3_32_2_32_4" style:display-name="Millares 3 2 4" style:family="table-cell" style:data-style-name="N41"/>
    <style:style style:name="Millares_32_3_32_2_32_5" style:display-name="Millares 3 2 5" style:family="table-cell" style:data-style-name="N41"/>
    <style:style style:name="Millares_32_3_32_3" style:display-name="Millares 3 3" style:family="table-cell" style:data-style-name="N41"/>
    <style:style style:name="Millares_32_3_32_3_32_2" style:display-name="Millares 3 3 2" style:family="table-cell" style:data-style-name="N41"/>
    <style:style style:name="Millares_32_3_32_3_32_2_32_2" style:display-name="Millares 3 3 2 2" style:family="table-cell" style:data-style-name="N41"/>
    <style:style style:name="Millares_32_3_32_3_32_2_32_2_32_2" style:display-name="Millares 3 3 2 2 2" style:family="table-cell" style:data-style-name="N41"/>
    <style:style style:name="Millares_32_3_32_3_32_2_32_3" style:display-name="Millares 3 3 2 3" style:family="table-cell" style:data-style-name="N41"/>
    <style:style style:name="Millares_32_3_32_3_32_2_32_4" style:display-name="Millares 3 3 2 4" style:family="table-cell" style:data-style-name="N41"/>
    <style:style style:name="Millares_32_3_32_3_32_3" style:display-name="Millares 3 3 3" style:family="table-cell" style:data-style-name="N41"/>
    <style:style style:name="Millares_32_3_32_3_32_3_32_2" style:display-name="Millares 3 3 3 2" style:family="table-cell" style:data-style-name="N41"/>
    <style:style style:name="Millares_32_3_32_3_32_4" style:display-name="Millares 3 3 4" style:family="table-cell" style:data-style-name="N41"/>
    <style:style style:name="Millares_32_3_32_3_32_5" style:display-name="Millares 3 3 5" style:family="table-cell" style:data-style-name="N41"/>
    <style:style style:name="Millares_32_3_32_4" style:display-name="Millares 3 4" style:family="table-cell" style:data-style-name="N41"/>
    <style:style style:name="Millares_32_3_32_4_32_2" style:display-name="Millares 3 4 2" style:family="table-cell" style:data-style-name="N41"/>
    <style:style style:name="Millares_32_3_32_4_32_2_32_2" style:display-name="Millares 3 4 2 2" style:family="table-cell" style:data-style-name="N41"/>
    <style:style style:name="Millares_32_3_32_4_32_3" style:display-name="Millares 3 4 3" style:family="table-cell" style:data-style-name="N41"/>
    <style:style style:name="Millares_32_3_32_4_32_4" style:display-name="Millares 3 4 4" style:family="table-cell" style:data-style-name="N41"/>
    <style:style style:name="Millares_32_3_32_5" style:display-name="Millares 3 5" style:family="table-cell" style:data-style-name="N41"/>
    <style:style style:name="Millares_32_3_32_5_32_2" style:display-name="Millares 3 5 2" style:family="table-cell" style:data-style-name="N41"/>
    <style:style style:name="Millares_32_3_32_6" style:display-name="Millares 3 6" style:family="table-cell" style:data-style-name="N41"/>
    <style:style style:name="Millares_32_3_32_7" style:display-name="Millares 3 7" style:family="table-cell" style:data-style-name="N41"/>
    <style:style style:name="Millares_32_4" style:display-name="Millares 4" style:family="table-cell" style:data-style-name="N41"/>
    <style:style style:name="Millares_32_4_32_2" style:display-name="Millares 4 2" style:family="table-cell" style:data-style-name="N41"/>
    <style:style style:name="Millares_32_4_32_2_32_2" style:display-name="Millares 4 2 2" style:family="table-cell" style:data-style-name="N41"/>
    <style:style style:name="Millares_32_4_32_2_32_2_32_2" style:display-name="Millares 4 2 2 2" style:family="table-cell" style:data-style-name="N41"/>
    <style:style style:name="Millares_32_4_32_2_32_2_32_2_32_2" style:display-name="Millares 4 2 2 2 2" style:family="table-cell" style:data-style-name="N41"/>
    <style:style style:name="Millares_32_4_32_2_32_2_32_2_32_2_32_2" style:display-name="Millares 4 2 2 2 2 2" style:family="table-cell" style:data-style-name="N41"/>
    <style:style style:name="Millares_32_4_32_2_32_2_32_2_32_3" style:display-name="Millares 4 2 2 2 3" style:family="table-cell" style:data-style-name="N41"/>
    <style:style style:name="Millares_32_4_32_2_32_2_32_2_32_4" style:display-name="Millares 4 2 2 2 4" style:family="table-cell" style:data-style-name="N41"/>
    <style:style style:name="Millares_32_4_32_2_32_2_32_3" style:display-name="Millares 4 2 2 3" style:family="table-cell" style:data-style-name="N41"/>
    <style:style style:name="Millares_32_4_32_2_32_2_32_3_32_2" style:display-name="Millares 4 2 2 3 2" style:family="table-cell" style:data-style-name="N41"/>
    <style:style style:name="Millares_32_4_32_2_32_2_32_4" style:display-name="Millares 4 2 2 4" style:family="table-cell" style:data-style-name="N41"/>
    <style:style style:name="Millares_32_4_32_2_32_2_32_5" style:display-name="Millares 4 2 2 5" style:family="table-cell" style:data-style-name="N41"/>
    <style:style style:name="Millares_32_4_32_2_32_3" style:display-name="Millares 4 2 3" style:family="table-cell" style:data-style-name="N41"/>
    <style:style style:name="Millares_32_4_32_2_32_3_32_2" style:display-name="Millares 4 2 3 2" style:family="table-cell" style:data-style-name="N41"/>
    <style:style style:name="Millares_32_4_32_2_32_3_32_2_32_2" style:display-name="Millares 4 2 3 2 2" style:family="table-cell" style:data-style-name="N41"/>
    <style:style style:name="Millares_32_4_32_2_32_3_32_3" style:display-name="Millares 4 2 3 3" style:family="table-cell" style:data-style-name="N41"/>
    <style:style style:name="Millares_32_4_32_2_32_3_32_4" style:display-name="Millares 4 2 3 4" style:family="table-cell" style:data-style-name="N41"/>
    <style:style style:name="Millares_32_4_32_2_32_4" style:display-name="Millares 4 2 4" style:family="table-cell" style:data-style-name="N41"/>
    <style:style style:name="Millares_32_4_32_2_32_4_32_2" style:display-name="Millares 4 2 4 2" style:family="table-cell" style:data-style-name="N41"/>
    <style:style style:name="Millares_32_4_32_2_32_5" style:display-name="Millares 4 2 5" style:family="table-cell" style:data-style-name="N41"/>
    <style:style style:name="Millares_32_4_32_2_32_6" style:display-name="Millares 4 2 6" style:family="table-cell" style:data-style-name="N41"/>
    <style:style style:name="Millares_32_4_32_3" style:display-name="Millares 4 3" style:family="table-cell" style:data-style-name="N41"/>
    <style:style style:name="Millares_32_4_32_3_32_2" style:display-name="Millares 4 3 2" style:family="table-cell" style:data-style-name="N41"/>
    <style:style style:name="Millares_32_4_32_3_32_2_32_2" style:display-name="Millares 4 3 2 2" style:family="table-cell" style:data-style-name="N41"/>
    <style:style style:name="Millares_32_4_32_3_32_3" style:display-name="Millares 4 3 3" style:family="table-cell" style:data-style-name="N41"/>
    <style:style style:name="Millares_32_4_32_3_32_4" style:display-name="Millares 4 3 4" style:family="table-cell" style:data-style-name="N41"/>
    <style:style style:name="Millares_32_4_32_4" style:display-name="Millares 4 4" style:family="table-cell" style:data-style-name="N41"/>
    <style:style style:name="Millares_32_4_32_4_32_2" style:display-name="Millares 4 4 2" style:family="table-cell" style:data-style-name="N41"/>
    <style:style style:name="Millares_32_4_32_5" style:display-name="Millares 4 5" style:family="table-cell" style:data-style-name="N41"/>
    <style:style style:name="Millares_32_4_32_6" style:display-name="Millares 4 6" style:family="table-cell" style:data-style-name="N41"/>
    <style:style style:name="Millares_32_5" style:display-name="Millares 5" style:family="table-cell" style:data-style-name="N41"/>
    <style:style style:name="Millares_32_5_32_2" style:display-name="Millares 5 2" style:family="table-cell" style:data-style-name="N41"/>
    <style:style style:name="Millares_32_5_32_2_32_2" style:display-name="Millares 5 2 2" style:family="table-cell" style:data-style-name="N41"/>
    <style:style style:name="Millares_32_5_32_2_32_2_32_2" style:display-name="Millares 5 2 2 2" style:family="table-cell" style:data-style-name="N41"/>
    <style:style style:name="Millares_32_5_32_2_32_3" style:display-name="Millares 5 2 3" style:family="table-cell" style:data-style-name="N41"/>
    <style:style style:name="Millares_32_5_32_2_32_4" style:display-name="Millares 5 2 4" style:family="table-cell" style:data-style-name="N41"/>
    <style:style style:name="Millares_32_5_32_3" style:display-name="Millares 5 3" style:family="table-cell" style:data-style-name="N41"/>
    <style:style style:name="Millares_32_5_32_3_32_2" style:display-name="Millares 5 3 2" style:family="table-cell" style:data-style-name="N41"/>
    <style:style style:name="Millares_32_5_32_4" style:display-name="Millares 5 4" style:family="table-cell" style:data-style-name="N41"/>
    <style:style style:name="Millares_32_5_32_5" style:display-name="Millares 5 5" style:family="table-cell" style:data-style-name="N41"/>
    <style:style style:name="Millares_32_6" style:display-name="Millares 6" style:family="table-cell" style:data-style-name="N41"/>
    <style:style style:name="Millares_32_6_32_2" style:display-name="Millares 6 2" style:family="table-cell" style:data-style-name="N41"/>
    <style:style style:name="Millares_32_6_32_2_32_2" style:display-name="Millares 6 2 2" style:family="table-cell" style:data-style-name="N41"/>
    <style:style style:name="Millares_32_6_32_2_32_2_32_2" style:display-name="Millares 6 2 2 2" style:family="table-cell" style:data-style-name="N41"/>
    <style:style style:name="Millares_32_6_32_2_32_3" style:display-name="Millares 6 2 3" style:family="table-cell" style:data-style-name="N41"/>
    <style:style style:name="Millares_32_6_32_2_32_4" style:display-name="Millares 6 2 4" style:family="table-cell" style:data-style-name="N41"/>
    <style:style style:name="Millares_32_6_32_3" style:display-name="Millares 6 3" style:family="table-cell" style:data-style-name="N41"/>
    <style:style style:name="Millares_32_6_32_3_32_2" style:display-name="Millares 6 3 2" style:family="table-cell" style:data-style-name="N41"/>
    <style:style style:name="Millares_32_6_32_4" style:display-name="Millares 6 4" style:family="table-cell" style:data-style-name="N41"/>
    <style:style style:name="Millares_32_6_32_5" style:display-name="Millares 6 5" style:family="table-cell" style:data-style-name="N41"/>
    <style:style style:name="Millares_32_7" style:display-name="Millares 7" style:family="table-cell" style:data-style-name="N41"/>
    <style:style style:name="Millares_32_7_32_2" style:display-name="Millares 7 2" style:family="table-cell" style:data-style-name="N41"/>
    <style:style style:name="Millares_32_7_32_2_32_2" style:display-name="Millares 7 2 2" style:family="table-cell" style:data-style-name="N41"/>
    <style:style style:name="Millares_32_7_32_2_32_2_32_2" style:display-name="Millares 7 2 2 2" style:family="table-cell" style:data-style-name="N41"/>
    <style:style style:name="Millares_32_7_32_2_32_3" style:display-name="Millares 7 2 3" style:family="table-cell" style:data-style-name="N41"/>
    <style:style style:name="Millares_32_7_32_2_32_4" style:display-name="Millares 7 2 4" style:family="table-cell" style:data-style-name="N41"/>
    <style:style style:name="Millares_32_7_32_3" style:display-name="Millares 7 3" style:family="table-cell" style:data-style-name="N41"/>
    <style:style style:name="Millares_32_7_32_3_32_2" style:display-name="Millares 7 3 2" style:family="table-cell" style:data-style-name="N41"/>
    <style:style style:name="Millares_32_7_32_4" style:display-name="Millares 7 4" style:family="table-cell" style:data-style-name="N41"/>
    <style:style style:name="Millares_32_7_32_5" style:display-name="Millares 7 5" style:family="table-cell" style:data-style-name="N41"/>
    <style:style style:name="Millares_32_8" style:display-name="Millares 8" style:family="table-cell" style:data-style-name="N41"/>
    <style:style style:name="Millares_32_8_32_2" style:display-name="Millares 8 2" style:family="table-cell" style:data-style-name="N41"/>
    <style:style style:name="Millares_32_8_32_2_32_2" style:display-name="Millares 8 2 2" style:family="table-cell" style:data-style-name="N41"/>
    <style:style style:name="Millares_32_8_32_2_32_2_32_2" style:display-name="Millares 8 2 2 2" style:family="table-cell" style:data-style-name="N41"/>
    <style:style style:name="Millares_32_8_32_2_32_3" style:display-name="Millares 8 2 3" style:family="table-cell" style:data-style-name="N41"/>
    <style:style style:name="Millares_32_8_32_2_32_4" style:display-name="Millares 8 2 4" style:family="table-cell" style:data-style-name="N41"/>
    <style:style style:name="Millares_32_8_32_3" style:display-name="Millares 8 3" style:family="table-cell" style:data-style-name="N41"/>
    <style:style style:name="Millares_32_8_32_3_32_2_32_2_32_2_32_2" style:display-name="Millares 8 3 2 2 2 2" style:family="table-cell" style:data-style-name="N41"/>
    <style:style style:name="Millares_32_8_32_3_32_2_32_2_32_2_32_2_32_2" style:display-name="Millares 8 3 2 2 2 2 2" style:family="table-cell" style:data-style-name="N41"/>
    <style:style style:name="Millares_32_8_32_3_32_2_32_2_32_2_32_2_32_2_32_2" style:display-name="Millares 8 3 2 2 2 2 2 2" style:family="table-cell" style:data-style-name="N41"/>
    <style:style style:name="Millares_32_8_32_3_32_2_32_2_32_2_32_2_32_2_32_2_32_2" style:display-name="Millares 8 3 2 2 2 2 2 2 2" style:family="table-cell" style:data-style-name="N41"/>
    <style:style style:name="Millares_32_8_32_3_32_2_32_2_32_2_32_2_32_2_32_3" style:display-name="Millares 8 3 2 2 2 2 2 3" style:family="table-cell" style:data-style-name="N41"/>
    <style:style style:name="Millares_32_8_32_3_32_2_32_2_32_2_32_2_32_2_32_4" style:display-name="Millares 8 3 2 2 2 2 2 4" style:family="table-cell" style:data-style-name="N41"/>
    <style:style style:name="Millares_32_8_32_3_32_2_32_2_32_2_32_2_32_3" style:display-name="Millares 8 3 2 2 2 2 3" style:family="table-cell" style:data-style-name="N41"/>
    <style:style style:name="Millares_32_8_32_3_32_2_32_2_32_2_32_2_32_3_32_2" style:display-name="Millares 8 3 2 2 2 2 3 2" style:family="table-cell" style:data-style-name="N41"/>
    <style:style style:name="Millares_32_8_32_3_32_2_32_2_32_2_32_2_32_4" style:display-name="Millares 8 3 2 2 2 2 4" style:family="table-cell" style:data-style-name="N41"/>
    <style:style style:name="Millares_32_8_32_3_32_2_32_2_32_2_32_2_32_5" style:display-name="Millares 8 3 2 2 2 2 5" style:family="table-cell" style:data-style-name="N41"/>
    <style:style style:name="Millares_32_8_32_4" style:display-name="Millares 8 4" style:family="table-cell" style:data-style-name="N41"/>
    <style:style style:name="Millares_32_8_32_4_32_2" style:display-name="Millares 8 4 2" style:family="table-cell" style:data-style-name="N41"/>
    <style:style style:name="Millares_32_8_32_4_32_2_32_2" style:display-name="Millares 8 4 2 2" style:family="table-cell" style:data-style-name="N41"/>
    <style:style style:name="Millares_32_8_32_4_32_2_32_2_32_2" style:display-name="Millares 8 4 2 2 2" style:family="table-cell" style:data-style-name="N41"/>
    <style:style style:name="Millares_32_8_32_4_32_2_32_3" style:display-name="Millares 8 4 2 3" style:family="table-cell" style:data-style-name="N41"/>
    <style:style style:name="Millares_32_8_32_4_32_2_32_4" style:display-name="Millares 8 4 2 4" style:family="table-cell" style:data-style-name="N41"/>
    <style:style style:name="Millares_32_8_32_4_32_3" style:display-name="Millares 8 4 3" style:family="table-cell" style:data-style-name="N41"/>
    <style:style style:name="Millares_32_8_32_4_32_3_32_2" style:display-name="Millares 8 4 3 2" style:family="table-cell" style:data-style-name="N41"/>
    <style:style style:name="Millares_32_8_32_4_32_4" style:display-name="Millares 8 4 4" style:family="table-cell" style:data-style-name="N41"/>
    <style:style style:name="Millares_32_8_32_4_32_5" style:display-name="Millares 8 4 5" style:family="table-cell" style:data-style-name="N41"/>
    <style:style style:name="Millares_32_8_32_5" style:display-name="Millares 8 5" style:family="table-cell" style:data-style-name="N41"/>
    <style:style style:name="Millares_32_8_32_6" style:display-name="Millares 8 6" style:family="table-cell" style:data-style-name="N41"/>
    <style:style style:name="Millares_32_9" style:display-name="Millares 9" style:family="table-cell" style:data-style-name="N41"/>
    <style:style style:name="Millares_32_9_32_2" style:display-name="Millares 9 2" style:family="table-cell" style:data-style-name="N41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6_32_3" style:display-name="Normal 16 3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" style:display-name="Normal 2" style:family="table-cell" style:data-style-name="N0">
      <style:text-properties style:font-name="Arial" style:font-name-asian="Arial" style:font-name-complex="Arial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_32_2_32_2" style:display-name="Normal 2 2 2" style:family="table-cell" style:data-style-name="N0">
      <style:text-properties style:font-name="Arial" style:font-name-asian="Arial" style:font-name-complex="Arial"/>
    </style:style>
    <style:style style:name="Normal_32_2_32_2_32_2_32_2" style:display-name="Normal 2 2 2 2" style:family="table-cell" style:data-style-name="N0">
      <style:text-properties style:font-name="Arial" style:font-name-asian="Arial" style:font-name-complex="Arial"/>
    </style:style>
    <style:style style:name="Normal_32_2_32_2_32_2_32_3" style:display-name="Normal 2 2 2 3" style:family="table-cell" style:data-style-name="N0">
      <style:table-cell-properties style:vertical-align="automatic" fo:background-color="transparent"/>
    </style:style>
    <style:style style:name="Normal_32_2_32_2_32_2_32_4" style:display-name="Normal 2 2 2 4" style:family="table-cell" style:data-style-name="N0">
      <style:text-properties style:font-name="Arial" style:font-name-asian="Arial" style:font-name-complex="Arial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ext-properties style:font-name="Arial" style:font-name-asian="Arial" style:font-name-complex="Arial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2_32_6" style:display-name="Normal 2 6" style:family="table-cell" style:data-style-name="N0">
      <style:table-cell-properties style:vertical-align="automatic" fo:background-color="transparen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Segoe UI" style:font-name-asian="Segoe UI" style:font-name-complex="Segoe UI" fo:font-size="9pt" style:font-size-asian="9pt" style:font-size-complex="9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ext-properties style:font-name="Arial" style:font-name-asian="Arial" style:font-name-complex="Arial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5" style:display-name="Normal 5" style:family="table-cell" style:data-style-name="N0">
      <style:text-properties style:font-name="Arial" style:font-name-asian="Arial" style:font-name-complex="Arial"/>
    </style:style>
    <style:style style:name="Normal_32_5_32_2" style:display-name="Normal 5 2" style:family="table-cell" style:data-style-name="N0">
      <style:text-properties style:font-name="Arial" style:font-name-asian="Arial" style:font-name-complex="Arial"/>
    </style:style>
    <style:style style:name="Normal_32_6" style:display-name="Normal 6" style:family="table-cell" style:data-style-name="N0">
      <style:text-properties style:font-name="Arial" style:font-name-asian="Arial" style:font-name-complex="Arial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ext-properties style:font-name="Arial" style:font-name-asian="Arial" style:font-name-complex="Arial"/>
    </style:style>
    <style:style style:name="Normal_32_6_32_4" style:display-name="Normal 6 4" style:family="table-cell" style:data-style-name="N0">
      <style:text-properties style:font-name="Arial" style:font-name-asian="Arial" style:font-name-complex="Arial"/>
    </style:style>
    <style:style style:name="Normal_32_6_32_5" style:display-name="Normal 6 5" style:family="table-cell" style:data-style-name="N0">
      <style:text-properties style:font-name="Arial" style:font-name-asian="Arial" style:font-name-complex="Arial"/>
    </style:style>
    <style:style style:name="Normal_32_7" style:display-name="Normal 7" style:family="table-cell" style:data-style-name="N0">
      <style:text-properties style:font-name="Arial" style:font-name-asian="Arial" style:font-name-complex="Arial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9_32_2" style:display-name="Normal 9 2" style:family="table-cell" style:data-style-name="N0">
      <style:table-cell-properties style:vertical-align="automatic" fo:background-color="transparent"/>
    </style:style>
    <style:style style:name="Notas_32_2" style:display-name="Notas 2" style:family="table-cell" style:data-style-name="N0">
      <style:table-cell-properties fo:border="thin solid #C0C0C0" fo:background-color="#FFFFCC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_32_2" style:display-name="Porcentaje 2" style:family="table-cell" style:data-style-name="N13"/>
    <style:style style:name="Porcentaje_32_2_32_19" style:display-name="Porcentaje 2 19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aje_32_2_32_2" style:display-name="Porcentaje 2 2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aje_32_2_32_20" style:display-name="Porcentaje 2 20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aje_32_2_32_23" style:display-name="Porcentaje 2 23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aje_32_2_32_4" style:display-name="Porcentaje 2 4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aje_32_2_32_9" style:display-name="Porcentaje 2 9" style:family="table-cell" style:data-style-name="N13">
      <style:table-cell-properties style:vertical-align="automatic" fo:background-color="transparent"/>
      <style:text-properties style:font-name="Calibri" style:font-name-asian="Calibri" style:font-name-complex="Calibri"/>
    </style:style>
    <style:style style:name="Porcentual_32_2" style:display-name="Porcentual 2" style:family="table-cell" style:data-style-name="N13"/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ableStyleLight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/>
    </style:style>
    <style:style style:name="T_237_tulo_32_4" style:display-name="Título 4" style:family="table-cell" style:data-style-name="N0">
      <style:text-properties fo:color="#003366" style:font-name="Aptos Display" style:font-name-asian="Aptos Display" style:font-name-complex="Aptos Display" fo:font-size="18pt" style:font-size-asian="18pt" style:font-size-complex="18pt" fo:font-weight="bold" style:font-weight-asian="bold" style:font-weight-complex="bold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cf3" style:family="table-cell">
      <style:table-cell-properties fo:background-color="#FF99CC"/>
      <style:text-properties fo:color="#80008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ohan Guerra</dc:creator>
    <meta:creation-date>2025-10-20T11:50:12Z</meta:creation-date>
    <dc:date>2025-11-03T12:26:56Z</dc:date>
    <meta:editing-cycles>4</meta:editing-cycles>
    <meta:editing-duration>PT13583S</meta:editing-duration>
  </office:meta>
</office:document-meta>
</file>